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3fc0be9" officeooo:paragraph-rsid="03fc0be9"/>
    </style:style>
    <style:style style:name="P212" style:family="paragraph" style:parent-style-name="Standard">
      <style:text-properties officeooo:rsid="04073b09" officeooo:paragraph-rsid="04073b09"/>
    </style:style>
    <style:style style:name="P213" style:family="paragraph" style:parent-style-name="Standard">
      <style:text-properties officeooo:rsid="04118fe9" officeooo:paragraph-rsid="04118fe9"/>
    </style:style>
    <style:style style:name="P214" style:family="paragraph" style:parent-style-name="Standard">
      <style:text-properties officeooo:rsid="041851f8" officeooo:paragraph-rsid="041851f8"/>
    </style:style>
    <style:style style:name="P215" style:family="paragraph" style:parent-style-name="Standard">
      <style:text-properties officeooo:rsid="041d32fe" officeooo:paragraph-rsid="041d32fe"/>
    </style:style>
    <style:style style:name="P216" style:family="paragraph" style:parent-style-name="Standard">
      <style:text-properties officeooo:rsid="0425174b" officeooo:paragraph-rsid="0425174b"/>
    </style:style>
    <style:style style:name="P217" style:family="paragraph" style:parent-style-name="Standard">
      <style:text-properties officeooo:rsid="042a8f5a" officeooo:paragraph-rsid="042a8f5a"/>
    </style:style>
    <style:style style:name="P218" style:family="paragraph" style:parent-style-name="Standard">
      <style:text-properties officeooo:rsid="043e93fe" officeooo:paragraph-rsid="043e93fe"/>
    </style:style>
    <style:style style:name="P219" style:family="paragraph" style:parent-style-name="Standard">
      <style:text-properties officeooo:rsid="0443f71d" officeooo:paragraph-rsid="0443f71d"/>
    </style:style>
    <style:style style:name="P220" style:family="paragraph" style:parent-style-name="Standard">
      <style:text-properties officeooo:rsid="0445d878" officeooo:paragraph-rsid="0445d878"/>
    </style:style>
    <style:style style:name="P221" style:family="paragraph" style:parent-style-name="Standard">
      <style:text-properties officeooo:rsid="0449d55f" officeooo:paragraph-rsid="0449d55f"/>
    </style:style>
    <style:style style:name="P222" style:family="paragraph" style:parent-style-name="Standard">
      <style:text-properties officeooo:rsid="044cd81a" officeooo:paragraph-rsid="044cd81a"/>
    </style:style>
    <style:style style:name="P223" style:family="paragraph" style:parent-style-name="Standard">
      <style:text-properties officeooo:rsid="045d9246" officeooo:paragraph-rsid="045d9246"/>
    </style:style>
    <style:style style:name="P224" style:family="paragraph" style:parent-style-name="Standard">
      <style:text-properties officeooo:rsid="046e11e5" officeooo:paragraph-rsid="046e11e5"/>
    </style:style>
    <style:style style:name="P225" style:family="paragraph" style:parent-style-name="Standard">
      <style:text-properties officeooo:rsid="04718810" officeooo:paragraph-rsid="04718810"/>
    </style:style>
    <style:style style:name="P226" style:family="paragraph" style:parent-style-name="Standard">
      <style:text-properties officeooo:rsid="0472463b" officeooo:paragraph-rsid="0472463b"/>
    </style:style>
    <style:style style:name="P227" style:family="paragraph" style:parent-style-name="Standard">
      <style:text-properties officeooo:rsid="047e9676" officeooo:paragraph-rsid="047e9676"/>
    </style:style>
    <style:style style:name="P228" style:family="paragraph" style:parent-style-name="Standard">
      <style:text-properties officeooo:rsid="048773d1" officeooo:paragraph-rsid="048773d1"/>
    </style:style>
    <style:style style:name="P229" style:family="paragraph" style:parent-style-name="Standard">
      <style:text-properties officeooo:rsid="048f0984" officeooo:paragraph-rsid="048f0984"/>
    </style:style>
    <style:style style:name="P230" style:family="paragraph" style:parent-style-name="Standard">
      <style:text-properties officeooo:rsid="04907104" officeooo:paragraph-rsid="04907104"/>
    </style:style>
    <style:style style:name="P231" style:family="paragraph" style:parent-style-name="Standard">
      <style:text-properties officeooo:rsid="04934463" officeooo:paragraph-rsid="04934463"/>
    </style:style>
    <style:style style:name="P232" style:family="paragraph" style:parent-style-name="Standard">
      <style:text-properties officeooo:rsid="04976b03" officeooo:paragraph-rsid="04976b03"/>
    </style:style>
    <style:style style:name="P233" style:family="paragraph" style:parent-style-name="Standard">
      <style:text-properties officeooo:rsid="04995396" officeooo:paragraph-rsid="04995396"/>
    </style:style>
    <style:style style:name="P234" style:family="paragraph" style:parent-style-name="Standard">
      <style:text-properties officeooo:rsid="049e0b8f" officeooo:paragraph-rsid="049e0b8f"/>
    </style:style>
    <style:style style:name="P235" style:family="paragraph" style:parent-style-name="Standard">
      <style:text-properties officeooo:rsid="04a1025a" officeooo:paragraph-rsid="04a1025a"/>
    </style:style>
    <style:style style:name="P236" style:family="paragraph" style:parent-style-name="Standard">
      <style:text-properties officeooo:rsid="04b865cd" officeooo:paragraph-rsid="04b865cd"/>
    </style:style>
    <style:style style:name="P237" style:family="paragraph" style:parent-style-name="Standard">
      <style:text-properties officeooo:rsid="04bf37d0" officeooo:paragraph-rsid="04bf37d0"/>
    </style:style>
    <style:style style:name="P238" style:family="paragraph" style:parent-style-name="Standard">
      <style:text-properties officeooo:rsid="04c14273" officeooo:paragraph-rsid="04c14273"/>
    </style:style>
    <style:style style:name="P239" style:family="paragraph" style:parent-style-name="Standard">
      <style:text-properties officeooo:rsid="04c5f0be" officeooo:paragraph-rsid="04c5f0be"/>
    </style:style>
    <style:style style:name="P240" style:family="paragraph" style:parent-style-name="Standard">
      <style:text-properties officeooo:rsid="04d1c8b4" officeooo:paragraph-rsid="04d1c8b4"/>
    </style:style>
    <style:style style:name="P241" style:family="paragraph" style:parent-style-name="Standard">
      <style:text-properties officeooo:rsid="04d78485" officeooo:paragraph-rsid="04d78485"/>
    </style:style>
    <style:style style:name="P242" style:family="paragraph" style:parent-style-name="Standard">
      <style:text-properties officeooo:rsid="04d89ae4" officeooo:paragraph-rsid="04d89ae4"/>
    </style:style>
    <style:style style:name="P243" style:family="paragraph" style:parent-style-name="Standard">
      <style:text-properties officeooo:rsid="04dfe7fc" officeooo:paragraph-rsid="04dfe7fc"/>
    </style:style>
    <style:style style:name="P244" style:family="paragraph" style:parent-style-name="Standard">
      <style:text-properties officeooo:rsid="04e4b670" officeooo:paragraph-rsid="04e4b670"/>
    </style:style>
    <style:style style:name="P245" style:family="paragraph" style:parent-style-name="Standard">
      <style:text-properties officeooo:rsid="04eb5fda" officeooo:paragraph-rsid="04eb5fda"/>
    </style:style>
    <style:style style:name="P246" style:family="paragraph" style:parent-style-name="Standard">
      <style:text-properties officeooo:rsid="04fad0c0" officeooo:paragraph-rsid="04fad0c0"/>
    </style:style>
    <style:style style:name="P247" style:family="paragraph" style:parent-style-name="Standard">
      <style:text-properties officeooo:rsid="0505b53f" officeooo:paragraph-rsid="0505b53f"/>
    </style:style>
    <style:style style:name="P248" style:family="paragraph" style:parent-style-name="Standard">
      <style:text-properties officeooo:rsid="0508c018" officeooo:paragraph-rsid="0508c018"/>
    </style:style>
    <style:style style:name="P249" style:family="paragraph" style:parent-style-name="Standard">
      <style:text-properties officeooo:rsid="050abe08" officeooo:paragraph-rsid="050abe08"/>
    </style:style>
    <style:style style:name="P250" style:family="paragraph" style:parent-style-name="Standard">
      <style:text-properties officeooo:rsid="050e1502" officeooo:paragraph-rsid="050e1502"/>
    </style:style>
    <style:style style:name="P251" style:family="paragraph" style:parent-style-name="Standard">
      <style:text-properties officeooo:rsid="0511ca60" officeooo:paragraph-rsid="0511ca60"/>
    </style:style>
    <style:style style:name="P252" style:family="paragraph" style:parent-style-name="Standard">
      <style:text-properties officeooo:rsid="0513ac18" officeooo:paragraph-rsid="0513ac18"/>
    </style:style>
    <style:style style:name="P253" style:family="paragraph" style:parent-style-name="Standard">
      <style:text-properties officeooo:rsid="051f0d16" officeooo:paragraph-rsid="051f0d16"/>
    </style:style>
    <style:style style:name="P254" style:family="paragraph" style:parent-style-name="Standard">
      <style:text-properties officeooo:rsid="0528e4e4" officeooo:paragraph-rsid="0528e4e4"/>
    </style:style>
    <style:style style:name="P255" style:family="paragraph" style:parent-style-name="Standard">
      <style:text-properties officeooo:rsid="052d7dec" officeooo:paragraph-rsid="052d7dec"/>
    </style:style>
    <style:style style:name="P256" style:family="paragraph" style:parent-style-name="Standard">
      <style:text-properties officeooo:rsid="052e1b20" officeooo:paragraph-rsid="052e1b20"/>
    </style:style>
    <style:style style:name="P257" style:family="paragraph" style:parent-style-name="Standard">
      <style:text-properties officeooo:rsid="052e1b20" officeooo:paragraph-rsid="15b13d84"/>
    </style:style>
    <style:style style:name="P258" style:family="paragraph" style:parent-style-name="Standard">
      <style:text-properties officeooo:rsid="053b4488" officeooo:paragraph-rsid="053b4488"/>
    </style:style>
    <style:style style:name="P259" style:family="paragraph" style:parent-style-name="Standard">
      <style:text-properties officeooo:rsid="054009ad" officeooo:paragraph-rsid="054009ad"/>
    </style:style>
    <style:style style:name="P260" style:family="paragraph" style:parent-style-name="Standard">
      <style:text-properties officeooo:rsid="05480e50" officeooo:paragraph-rsid="05480e50"/>
    </style:style>
    <style:style style:name="P261" style:family="paragraph" style:parent-style-name="Standard">
      <style:text-properties officeooo:rsid="0549c608" officeooo:paragraph-rsid="0549c608"/>
    </style:style>
    <style:style style:name="P262" style:family="paragraph" style:parent-style-name="Standard">
      <style:text-properties officeooo:rsid="05547176" officeooo:paragraph-rsid="05547176"/>
    </style:style>
    <style:style style:name="P263" style:family="paragraph" style:parent-style-name="Standard">
      <style:text-properties officeooo:rsid="056610c2" officeooo:paragraph-rsid="056610c2"/>
    </style:style>
    <style:style style:name="P264" style:family="paragraph" style:parent-style-name="Standard">
      <style:text-properties officeooo:rsid="0568c284" officeooo:paragraph-rsid="0568c284"/>
    </style:style>
    <style:style style:name="P265" style:family="paragraph" style:parent-style-name="Standard">
      <style:text-properties officeooo:rsid="056b3f6a" officeooo:paragraph-rsid="056b3f6a"/>
    </style:style>
    <style:style style:name="P266" style:family="paragraph" style:parent-style-name="Standard">
      <style:text-properties officeooo:rsid="056cbad3" officeooo:paragraph-rsid="056cbad3"/>
    </style:style>
    <style:style style:name="P267" style:family="paragraph" style:parent-style-name="Standard">
      <style:text-properties officeooo:rsid="057093b5" officeooo:paragraph-rsid="057093b5"/>
    </style:style>
    <style:style style:name="P268" style:family="paragraph" style:parent-style-name="Standard">
      <style:text-properties officeooo:rsid="0573e3b7" officeooo:paragraph-rsid="0573e3b7"/>
    </style:style>
    <style:style style:name="P269" style:family="paragraph" style:parent-style-name="Standard">
      <style:text-properties officeooo:rsid="05768575" officeooo:paragraph-rsid="05768575"/>
    </style:style>
    <style:style style:name="P270" style:family="paragraph" style:parent-style-name="Standard">
      <style:text-properties officeooo:rsid="0589329e" officeooo:paragraph-rsid="0589329e"/>
    </style:style>
    <style:style style:name="P271" style:family="paragraph" style:parent-style-name="Standard">
      <style:text-properties officeooo:rsid="05aa6e55" officeooo:paragraph-rsid="05aa6e55"/>
    </style:style>
    <style:style style:name="P272" style:family="paragraph" style:parent-style-name="Standard">
      <style:text-properties officeooo:rsid="05c3162d" officeooo:paragraph-rsid="05c3162d"/>
    </style:style>
    <style:style style:name="P273" style:family="paragraph" style:parent-style-name="Standard">
      <style:text-properties officeooo:rsid="05d76759" officeooo:paragraph-rsid="05d76759"/>
    </style:style>
    <style:style style:name="P274" style:family="paragraph" style:parent-style-name="Standard">
      <style:text-properties officeooo:rsid="05e7b5ac" officeooo:paragraph-rsid="05e7b5ac"/>
    </style:style>
    <style:style style:name="P275" style:family="paragraph" style:parent-style-name="Standard">
      <style:text-properties officeooo:rsid="05f0bd91" officeooo:paragraph-rsid="05f0bd91"/>
    </style:style>
    <style:style style:name="P276" style:family="paragraph" style:parent-style-name="Standard">
      <style:text-properties officeooo:rsid="05f2e0e1" officeooo:paragraph-rsid="05f2e0e1"/>
    </style:style>
    <style:style style:name="P277" style:family="paragraph" style:parent-style-name="Standard">
      <style:text-properties officeooo:rsid="05f3e2f6" officeooo:paragraph-rsid="05f3e2f6"/>
    </style:style>
    <style:style style:name="P278" style:family="paragraph" style:parent-style-name="Standard">
      <style:text-properties officeooo:rsid="05f484c5" officeooo:paragraph-rsid="05f484c5"/>
    </style:style>
    <style:style style:name="P279" style:family="paragraph" style:parent-style-name="Standard">
      <style:text-properties officeooo:rsid="060d342f" officeooo:paragraph-rsid="060d342f"/>
    </style:style>
    <style:style style:name="P280" style:family="paragraph" style:parent-style-name="Standard">
      <style:text-properties officeooo:rsid="061220db" officeooo:paragraph-rsid="061220db"/>
    </style:style>
    <style:style style:name="P281" style:family="paragraph" style:parent-style-name="Standard">
      <style:text-properties officeooo:rsid="061220db" officeooo:paragraph-rsid="0ba42aeb"/>
    </style:style>
    <style:style style:name="P282" style:family="paragraph" style:parent-style-name="Standard">
      <style:text-properties officeooo:rsid="0622d297" officeooo:paragraph-rsid="0622d297"/>
    </style:style>
    <style:style style:name="P283" style:family="paragraph" style:parent-style-name="Standard">
      <style:text-properties officeooo:rsid="0624effa" officeooo:paragraph-rsid="0624effa"/>
    </style:style>
    <style:style style:name="P284" style:family="paragraph" style:parent-style-name="Standard">
      <style:text-properties officeooo:rsid="062e1d96" officeooo:paragraph-rsid="062e1d96"/>
    </style:style>
    <style:style style:name="P285" style:family="paragraph" style:parent-style-name="Standard">
      <style:text-properties officeooo:rsid="064a315d" officeooo:paragraph-rsid="064a315d"/>
    </style:style>
    <style:style style:name="P286" style:family="paragraph" style:parent-style-name="Standard">
      <style:text-properties officeooo:rsid="064fac3a" officeooo:paragraph-rsid="064fac3a"/>
    </style:style>
    <style:style style:name="P287" style:family="paragraph" style:parent-style-name="Standard">
      <style:text-properties officeooo:rsid="064fac3a" officeooo:paragraph-rsid="098b3065"/>
    </style:style>
    <style:style style:name="P288" style:family="paragraph" style:parent-style-name="Standard">
      <style:text-properties officeooo:rsid="066fd4ef" officeooo:paragraph-rsid="066fd4ef"/>
    </style:style>
    <style:style style:name="P289" style:family="paragraph" style:parent-style-name="Standard">
      <style:text-properties officeooo:rsid="06788c10" officeooo:paragraph-rsid="06788c10"/>
    </style:style>
    <style:style style:name="P290" style:family="paragraph" style:parent-style-name="Standard">
      <style:text-properties officeooo:rsid="06853536" officeooo:paragraph-rsid="06853536"/>
    </style:style>
    <style:style style:name="P291" style:family="paragraph" style:parent-style-name="Standard">
      <style:text-properties officeooo:rsid="06a6c169" officeooo:paragraph-rsid="06a6c169"/>
    </style:style>
    <style:style style:name="P292" style:family="paragraph" style:parent-style-name="Standard">
      <style:text-properties officeooo:rsid="06c6fe9e" officeooo:paragraph-rsid="06c6fe9e"/>
    </style:style>
    <style:style style:name="P293" style:family="paragraph" style:parent-style-name="Standard">
      <style:text-properties officeooo:rsid="06c8621b" officeooo:paragraph-rsid="06c8621b"/>
    </style:style>
    <style:style style:name="P294" style:family="paragraph" style:parent-style-name="Standard">
      <style:text-properties officeooo:rsid="06d3856a" officeooo:paragraph-rsid="06d3856a"/>
    </style:style>
    <style:style style:name="P295" style:family="paragraph" style:parent-style-name="Standard">
      <style:text-properties officeooo:rsid="06da28c0" officeooo:paragraph-rsid="06da28c0"/>
    </style:style>
    <style:style style:name="P296" style:family="paragraph" style:parent-style-name="Standard">
      <style:text-properties officeooo:rsid="06e85ea9" officeooo:paragraph-rsid="06e85ea9"/>
    </style:style>
    <style:style style:name="P297" style:family="paragraph" style:parent-style-name="Standard">
      <style:text-properties officeooo:rsid="06ef2880" officeooo:paragraph-rsid="06ef2880"/>
    </style:style>
    <style:style style:name="P298" style:family="paragraph" style:parent-style-name="Standard">
      <style:text-properties officeooo:rsid="06f9aebe" officeooo:paragraph-rsid="06f9aebe"/>
    </style:style>
    <style:style style:name="P299" style:family="paragraph" style:parent-style-name="Standard">
      <style:text-properties officeooo:rsid="07030127" officeooo:paragraph-rsid="070539d2"/>
    </style:style>
    <style:style style:name="P300" style:family="paragraph" style:parent-style-name="Standard">
      <style:text-properties officeooo:rsid="070ec532" officeooo:paragraph-rsid="070ec532"/>
    </style:style>
    <style:style style:name="P301" style:family="paragraph" style:parent-style-name="Standard">
      <style:text-properties officeooo:rsid="0722b3e9" officeooo:paragraph-rsid="0722b3e9"/>
    </style:style>
    <style:style style:name="P302" style:family="paragraph" style:parent-style-name="Standard">
      <style:text-properties officeooo:rsid="072fd26f" officeooo:paragraph-rsid="072fd26f"/>
    </style:style>
    <style:style style:name="P303" style:family="paragraph" style:parent-style-name="Standard">
      <style:text-properties officeooo:rsid="07488f72" officeooo:paragraph-rsid="07488f72"/>
    </style:style>
    <style:style style:name="P304" style:family="paragraph" style:parent-style-name="Standard">
      <style:text-properties officeooo:rsid="074d70cb" officeooo:paragraph-rsid="074d70cb"/>
    </style:style>
    <style:style style:name="P305" style:family="paragraph" style:parent-style-name="Standard">
      <style:text-properties officeooo:rsid="075100d1" officeooo:paragraph-rsid="075100d1"/>
    </style:style>
    <style:style style:name="P306" style:family="paragraph" style:parent-style-name="Standard">
      <style:text-properties officeooo:rsid="078e9949" officeooo:paragraph-rsid="078e9949"/>
    </style:style>
    <style:style style:name="P307" style:family="paragraph" style:parent-style-name="Standard">
      <style:text-properties officeooo:rsid="0790e8f9" officeooo:paragraph-rsid="0790e8f9"/>
    </style:style>
    <style:style style:name="P308" style:family="paragraph" style:parent-style-name="Standard">
      <style:text-properties officeooo:rsid="07970ee8" officeooo:paragraph-rsid="07970ee8"/>
    </style:style>
    <style:style style:name="P309" style:family="paragraph" style:parent-style-name="Standard">
      <style:text-properties officeooo:rsid="07970ee8" officeooo:paragraph-rsid="07d6529d"/>
    </style:style>
    <style:style style:name="P310" style:family="paragraph" style:parent-style-name="Standard">
      <style:text-properties officeooo:rsid="07a53800" officeooo:paragraph-rsid="07a53800"/>
    </style:style>
    <style:style style:name="P311" style:family="paragraph" style:parent-style-name="Standard">
      <style:text-properties officeooo:rsid="07b6abe3" officeooo:paragraph-rsid="07b6abe3"/>
    </style:style>
    <style:style style:name="P312" style:family="paragraph" style:parent-style-name="Standard">
      <style:text-properties officeooo:rsid="07bffc11" officeooo:paragraph-rsid="07bffc11"/>
    </style:style>
    <style:style style:name="P313" style:family="paragraph" style:parent-style-name="Standard">
      <style:text-properties officeooo:rsid="07d0124c" officeooo:paragraph-rsid="07d0124c"/>
    </style:style>
    <style:style style:name="P314" style:family="paragraph" style:parent-style-name="Standard">
      <style:text-properties officeooo:rsid="07d1efc4" officeooo:paragraph-rsid="07d1efc4"/>
    </style:style>
    <style:style style:name="P315" style:family="paragraph" style:parent-style-name="Standard">
      <style:text-properties officeooo:rsid="07e4f7e0" officeooo:paragraph-rsid="07e4f7e0"/>
    </style:style>
    <style:style style:name="P316" style:family="paragraph" style:parent-style-name="Standard">
      <style:text-properties officeooo:rsid="07fc435e" officeooo:paragraph-rsid="07fc435e"/>
    </style:style>
    <style:style style:name="P317" style:family="paragraph" style:parent-style-name="Standard">
      <style:text-properties officeooo:rsid="08236cae" officeooo:paragraph-rsid="08236cae"/>
    </style:style>
    <style:style style:name="P318" style:family="paragraph" style:parent-style-name="Standard">
      <style:text-properties officeooo:rsid="08236cae" officeooo:paragraph-rsid="0826ba3f"/>
    </style:style>
    <style:style style:name="P319" style:family="paragraph" style:parent-style-name="Standard">
      <style:text-properties officeooo:rsid="0827947b" officeooo:paragraph-rsid="0827947b"/>
    </style:style>
    <style:style style:name="P320" style:family="paragraph" style:parent-style-name="Standard">
      <style:text-properties officeooo:rsid="0837c25b" officeooo:paragraph-rsid="0837c25b"/>
    </style:style>
    <style:style style:name="P321" style:family="paragraph" style:parent-style-name="Standard">
      <style:text-properties officeooo:rsid="0839d1cc" officeooo:paragraph-rsid="0839d1cc"/>
    </style:style>
    <style:style style:name="P322" style:family="paragraph" style:parent-style-name="Standard">
      <style:text-properties officeooo:rsid="0826ba3f" officeooo:paragraph-rsid="0826ba3f"/>
    </style:style>
    <style:style style:name="P323" style:family="paragraph" style:parent-style-name="Standard">
      <style:text-properties officeooo:rsid="08401347" officeooo:paragraph-rsid="08401347"/>
    </style:style>
    <style:style style:name="P324" style:family="paragraph" style:parent-style-name="Standard">
      <style:text-properties officeooo:rsid="0864017c" officeooo:paragraph-rsid="0864017c"/>
    </style:style>
    <style:style style:name="P325" style:family="paragraph" style:parent-style-name="Standard">
      <style:text-properties officeooo:rsid="08723c13" officeooo:paragraph-rsid="08723c13"/>
    </style:style>
    <style:style style:name="P326" style:family="paragraph" style:parent-style-name="Standard">
      <style:text-properties officeooo:rsid="087ad351" officeooo:paragraph-rsid="087ad351"/>
    </style:style>
    <style:style style:name="P327" style:family="paragraph" style:parent-style-name="Standard">
      <style:text-properties officeooo:rsid="088dfac1" officeooo:paragraph-rsid="088dfac1"/>
    </style:style>
    <style:style style:name="P328" style:family="paragraph" style:parent-style-name="Standard">
      <style:text-properties officeooo:rsid="089175f0" officeooo:paragraph-rsid="089175f0"/>
    </style:style>
    <style:style style:name="P329" style:family="paragraph" style:parent-style-name="Standard">
      <style:text-properties officeooo:rsid="089efe36" officeooo:paragraph-rsid="089efe36"/>
    </style:style>
    <style:style style:name="P330" style:family="paragraph" style:parent-style-name="Standard">
      <style:text-properties officeooo:rsid="08a61139" officeooo:paragraph-rsid="08a61139"/>
    </style:style>
    <style:style style:name="P331" style:family="paragraph" style:parent-style-name="Standard">
      <style:text-properties officeooo:rsid="08a86127" officeooo:paragraph-rsid="08a86127"/>
    </style:style>
    <style:style style:name="P332" style:family="paragraph" style:parent-style-name="Standard">
      <style:text-properties officeooo:rsid="08b0d582" officeooo:paragraph-rsid="08b0d582"/>
    </style:style>
    <style:style style:name="P333" style:family="paragraph" style:parent-style-name="Standard">
      <style:text-properties officeooo:rsid="08b3f607" officeooo:paragraph-rsid="08b3f607"/>
    </style:style>
    <style:style style:name="P334" style:family="paragraph" style:parent-style-name="Standard">
      <style:text-properties officeooo:rsid="08b97fd8" officeooo:paragraph-rsid="08b97fd8"/>
    </style:style>
    <style:style style:name="P335" style:family="paragraph" style:parent-style-name="Standard">
      <style:text-properties officeooo:rsid="08caf136" officeooo:paragraph-rsid="08caf136"/>
    </style:style>
    <style:style style:name="P336" style:family="paragraph" style:parent-style-name="Standard">
      <style:text-properties officeooo:rsid="08d25ba5" officeooo:paragraph-rsid="08d25ba5"/>
    </style:style>
    <style:style style:name="P337" style:family="paragraph" style:parent-style-name="Standard">
      <style:text-properties officeooo:rsid="08f908e1" officeooo:paragraph-rsid="08f908e1"/>
    </style:style>
    <style:style style:name="P338" style:family="paragraph" style:parent-style-name="Standard">
      <style:text-properties officeooo:rsid="08feff26" officeooo:paragraph-rsid="08feff26"/>
    </style:style>
    <style:style style:name="P339" style:family="paragraph" style:parent-style-name="Standard">
      <style:text-properties officeooo:rsid="091013bd" officeooo:paragraph-rsid="091013bd"/>
    </style:style>
    <style:style style:name="P340" style:family="paragraph" style:parent-style-name="Standard">
      <style:text-properties officeooo:rsid="091952e8" officeooo:paragraph-rsid="091952e8"/>
    </style:style>
    <style:style style:name="P341" style:family="paragraph" style:parent-style-name="Standard">
      <style:text-properties officeooo:rsid="092d10fd" officeooo:paragraph-rsid="092d10fd"/>
    </style:style>
    <style:style style:name="P342" style:family="paragraph" style:parent-style-name="Standard">
      <style:text-properties officeooo:rsid="092fdc9d" officeooo:paragraph-rsid="092fdc9d"/>
    </style:style>
    <style:style style:name="P343" style:family="paragraph" style:parent-style-name="Standard">
      <style:text-properties officeooo:rsid="09375027" officeooo:paragraph-rsid="09375027"/>
    </style:style>
    <style:style style:name="P344" style:family="paragraph" style:parent-style-name="Standard">
      <style:text-properties officeooo:rsid="093c9505" officeooo:paragraph-rsid="093c9505"/>
    </style:style>
    <style:style style:name="P345" style:family="paragraph" style:parent-style-name="Standard">
      <style:text-properties officeooo:rsid="0942f908" officeooo:paragraph-rsid="0942f908"/>
    </style:style>
    <style:style style:name="P346" style:family="paragraph" style:parent-style-name="Standard">
      <style:text-properties officeooo:rsid="094802d8" officeooo:paragraph-rsid="094802d8"/>
    </style:style>
    <style:style style:name="P347" style:family="paragraph" style:parent-style-name="Standard">
      <style:text-properties officeooo:rsid="0968a143" officeooo:paragraph-rsid="0968a143"/>
    </style:style>
    <style:style style:name="P348" style:family="paragraph" style:parent-style-name="Standard">
      <style:text-properties officeooo:rsid="09702cb8" officeooo:paragraph-rsid="09702cb8"/>
    </style:style>
    <style:style style:name="P349" style:family="paragraph" style:parent-style-name="Standard">
      <style:text-properties officeooo:rsid="09a163c5" officeooo:paragraph-rsid="09a163c5"/>
    </style:style>
    <style:style style:name="P350" style:family="paragraph" style:parent-style-name="Standard">
      <style:text-properties officeooo:rsid="09a37488" officeooo:paragraph-rsid="09a37488"/>
    </style:style>
    <style:style style:name="P351" style:family="paragraph" style:parent-style-name="Standard">
      <style:text-properties officeooo:rsid="09ac9160" officeooo:paragraph-rsid="09ac9160"/>
    </style:style>
    <style:style style:name="P352" style:family="paragraph" style:parent-style-name="Standard">
      <style:text-properties officeooo:rsid="09bd2fa6" officeooo:paragraph-rsid="09bd2fa6"/>
    </style:style>
    <style:style style:name="P353" style:family="paragraph" style:parent-style-name="Standard">
      <style:text-properties officeooo:rsid="09be9ac6" officeooo:paragraph-rsid="09be9ac6"/>
    </style:style>
    <style:style style:name="P354" style:family="paragraph" style:parent-style-name="Standard">
      <style:text-properties officeooo:rsid="09dcbafa" officeooo:paragraph-rsid="09de967f"/>
    </style:style>
    <style:style style:name="P355" style:family="paragraph" style:parent-style-name="Standard">
      <style:text-properties officeooo:rsid="09eb9b09" officeooo:paragraph-rsid="09eb9b09"/>
    </style:style>
    <style:style style:name="P356" style:family="paragraph" style:parent-style-name="Standard">
      <style:text-properties officeooo:rsid="09ee17b5" officeooo:paragraph-rsid="09ee17b5"/>
    </style:style>
    <style:style style:name="P357" style:family="paragraph" style:parent-style-name="Standard">
      <style:text-properties officeooo:rsid="09f91f40" officeooo:paragraph-rsid="09f91f40"/>
    </style:style>
    <style:style style:name="P358" style:family="paragraph" style:parent-style-name="Standard">
      <style:text-properties officeooo:rsid="0a02bc2b" officeooo:paragraph-rsid="0a02bc2b"/>
    </style:style>
    <style:style style:name="P359" style:family="paragraph" style:parent-style-name="Standard">
      <style:text-properties officeooo:rsid="0a09d235" officeooo:paragraph-rsid="0a09d235"/>
    </style:style>
    <style:style style:name="P360" style:family="paragraph" style:parent-style-name="Standard">
      <style:text-properties officeooo:rsid="0a0b728b" officeooo:paragraph-rsid="0a0b728b"/>
    </style:style>
    <style:style style:name="P361" style:family="paragraph" style:parent-style-name="Standard">
      <style:text-properties officeooo:rsid="0a0c88ca" officeooo:paragraph-rsid="0a0c88ca"/>
    </style:style>
    <style:style style:name="P362" style:family="paragraph" style:parent-style-name="Standard">
      <style:text-properties officeooo:rsid="0a1bd137" officeooo:paragraph-rsid="0a1bd137"/>
    </style:style>
    <style:style style:name="P363" style:family="paragraph" style:parent-style-name="Standard">
      <style:text-properties officeooo:rsid="0a1fd999" officeooo:paragraph-rsid="0a1fd999"/>
    </style:style>
    <style:style style:name="P364" style:family="paragraph" style:parent-style-name="Standard">
      <style:text-properties officeooo:rsid="0a1feba4" officeooo:paragraph-rsid="0a1feba4"/>
    </style:style>
    <style:style style:name="P365" style:family="paragraph" style:parent-style-name="Standard">
      <style:text-properties officeooo:rsid="0a35a206" officeooo:paragraph-rsid="0a35a206"/>
    </style:style>
    <style:style style:name="P366" style:family="paragraph" style:parent-style-name="Standard">
      <style:text-properties officeooo:rsid="0a3d49ec" officeooo:paragraph-rsid="0a3d49ec"/>
    </style:style>
    <style:style style:name="P367" style:family="paragraph" style:parent-style-name="Standard">
      <style:text-properties officeooo:rsid="0a4a890a" officeooo:paragraph-rsid="0a4a890a"/>
    </style:style>
    <style:style style:name="P368" style:family="paragraph" style:parent-style-name="Standard">
      <style:text-properties officeooo:rsid="0a4d7cfe" officeooo:paragraph-rsid="0a4d7cfe"/>
    </style:style>
    <style:style style:name="P369" style:family="paragraph" style:parent-style-name="Standard">
      <style:text-properties officeooo:rsid="0a52f6eb" officeooo:paragraph-rsid="0ad0d02f"/>
    </style:style>
    <style:style style:name="P370" style:family="paragraph" style:parent-style-name="Standard">
      <style:text-properties officeooo:rsid="0a7160f1" officeooo:paragraph-rsid="0a7160f1"/>
    </style:style>
    <style:style style:name="P371" style:family="paragraph" style:parent-style-name="Standard">
      <style:text-properties officeooo:rsid="0a71a813" officeooo:paragraph-rsid="0a71a813"/>
    </style:style>
    <style:style style:name="P372" style:family="paragraph" style:parent-style-name="Standard">
      <style:text-properties officeooo:rsid="0a74d04c" officeooo:paragraph-rsid="0a74d04c"/>
    </style:style>
    <style:style style:name="P373" style:family="paragraph" style:parent-style-name="Standard">
      <style:text-properties officeooo:rsid="0a7f98e3" officeooo:paragraph-rsid="0a7f98e3"/>
    </style:style>
    <style:style style:name="P374" style:family="paragraph" style:parent-style-name="Standard">
      <style:text-properties officeooo:rsid="0a7fa455" officeooo:paragraph-rsid="0a7fa455"/>
    </style:style>
    <style:style style:name="P375" style:family="paragraph" style:parent-style-name="Standard">
      <style:text-properties officeooo:rsid="0a853f63" officeooo:paragraph-rsid="0a853f63"/>
    </style:style>
    <style:style style:name="P376" style:family="paragraph" style:parent-style-name="Standard">
      <style:text-properties officeooo:rsid="0a92d13c" officeooo:paragraph-rsid="0aa5976e"/>
    </style:style>
    <style:style style:name="P377" style:family="paragraph" style:parent-style-name="Standard">
      <style:text-properties officeooo:rsid="0a92d13c" officeooo:paragraph-rsid="0a92d13c"/>
    </style:style>
    <style:style style:name="P378" style:family="paragraph" style:parent-style-name="Standard">
      <style:text-properties officeooo:rsid="0a9679d7" officeooo:paragraph-rsid="0a9679d7"/>
    </style:style>
    <style:style style:name="P379" style:family="paragraph" style:parent-style-name="Standard">
      <style:text-properties officeooo:rsid="0aa74146" officeooo:paragraph-rsid="0aa74146"/>
    </style:style>
    <style:style style:name="P380" style:family="paragraph" style:parent-style-name="Standard">
      <style:text-properties officeooo:rsid="0aa8f0b4" officeooo:paragraph-rsid="0aa8f0b4"/>
    </style:style>
    <style:style style:name="P381" style:family="paragraph" style:parent-style-name="Standard">
      <style:text-properties officeooo:rsid="0ab60c83" officeooo:paragraph-rsid="0ab60c83"/>
    </style:style>
    <style:style style:name="P382" style:family="paragraph" style:parent-style-name="Standard">
      <style:text-properties officeooo:rsid="0aeba08b" officeooo:paragraph-rsid="0aeba08b"/>
    </style:style>
    <style:style style:name="P383" style:family="paragraph" style:parent-style-name="Standard">
      <style:text-properties officeooo:rsid="09ba1614" officeooo:paragraph-rsid="0af59861"/>
    </style:style>
    <style:style style:name="P384" style:family="paragraph" style:parent-style-name="Standard">
      <style:text-properties officeooo:rsid="0b00bcd7" officeooo:paragraph-rsid="0b00bcd7"/>
    </style:style>
    <style:style style:name="P385" style:family="paragraph" style:parent-style-name="Standard">
      <style:text-properties officeooo:rsid="0b0f98ea" officeooo:paragraph-rsid="0b0f98ea"/>
    </style:style>
    <style:style style:name="P386" style:family="paragraph" style:parent-style-name="Standard">
      <style:text-properties officeooo:rsid="0b117ba9" officeooo:paragraph-rsid="0b53f6ba"/>
    </style:style>
    <style:style style:name="P387" style:family="paragraph" style:parent-style-name="Standard">
      <style:text-properties officeooo:rsid="0b190656" officeooo:paragraph-rsid="0b190656"/>
    </style:style>
    <style:style style:name="P388" style:family="paragraph" style:parent-style-name="Standard">
      <style:text-properties officeooo:rsid="0b40100d" officeooo:paragraph-rsid="0b40100d"/>
    </style:style>
    <style:style style:name="P389" style:family="paragraph" style:parent-style-name="Standard">
      <style:text-properties officeooo:rsid="0b46d4d4" officeooo:paragraph-rsid="0b46d4d4"/>
    </style:style>
    <style:style style:name="P390" style:family="paragraph" style:parent-style-name="Standard">
      <style:text-properties officeooo:rsid="0b788449" officeooo:paragraph-rsid="0b8bb990"/>
    </style:style>
    <style:style style:name="P391" style:family="paragraph" style:parent-style-name="Standard">
      <style:text-properties officeooo:rsid="0b8e31c7" officeooo:paragraph-rsid="0b8e31c7"/>
    </style:style>
    <style:style style:name="P392" style:family="paragraph" style:parent-style-name="Standard">
      <style:text-properties officeooo:rsid="0bc548f9" officeooo:paragraph-rsid="0bc548f9"/>
    </style:style>
    <style:style style:name="P393" style:family="paragraph" style:parent-style-name="Standard">
      <style:text-properties officeooo:rsid="0bc548f9" officeooo:paragraph-rsid="0bd1aae6"/>
    </style:style>
    <style:style style:name="P394" style:family="paragraph" style:parent-style-name="Standard">
      <style:text-properties officeooo:rsid="0bd20edb" officeooo:paragraph-rsid="0bd20edb"/>
    </style:style>
    <style:style style:name="P395" style:family="paragraph" style:parent-style-name="Standard">
      <style:text-properties officeooo:rsid="0bd443ac" officeooo:paragraph-rsid="0bd443ac"/>
    </style:style>
    <style:style style:name="P396" style:family="paragraph" style:parent-style-name="Standard">
      <style:text-properties officeooo:rsid="0beb129b" officeooo:paragraph-rsid="0beb129b"/>
    </style:style>
    <style:style style:name="P397" style:family="paragraph" style:parent-style-name="Standard">
      <style:text-properties officeooo:rsid="0beefa32" officeooo:paragraph-rsid="0beefa32"/>
    </style:style>
    <style:style style:name="P398" style:family="paragraph" style:parent-style-name="Standard">
      <style:text-properties officeooo:rsid="0bfa30f3" officeooo:paragraph-rsid="0bfa30f3"/>
    </style:style>
    <style:style style:name="P399" style:family="paragraph" style:parent-style-name="Standard">
      <style:text-properties officeooo:rsid="0c0335a3" officeooo:paragraph-rsid="0c0335a3"/>
    </style:style>
    <style:style style:name="P400" style:family="paragraph" style:parent-style-name="Standard">
      <style:text-properties officeooo:rsid="0c0ebf0d" officeooo:paragraph-rsid="0c0ebf0d"/>
    </style:style>
    <style:style style:name="P401" style:family="paragraph" style:parent-style-name="Standard">
      <style:text-properties officeooo:rsid="0c1a8565" officeooo:paragraph-rsid="0c1a8565"/>
    </style:style>
    <style:style style:name="P402" style:family="paragraph" style:parent-style-name="Standard">
      <style:text-properties officeooo:rsid="0c239374" officeooo:paragraph-rsid="0c239374"/>
    </style:style>
    <style:style style:name="P403" style:family="paragraph" style:parent-style-name="Standard">
      <style:text-properties officeooo:rsid="0c2ea1f3" officeooo:paragraph-rsid="0c2ea1f3"/>
    </style:style>
    <style:style style:name="P404" style:family="paragraph" style:parent-style-name="Standard">
      <style:text-properties officeooo:rsid="0c31fe44" officeooo:paragraph-rsid="0c31fe44"/>
    </style:style>
    <style:style style:name="P405" style:family="paragraph" style:parent-style-name="Standard">
      <style:text-properties officeooo:rsid="0c351d21" officeooo:paragraph-rsid="0c351d21"/>
    </style:style>
    <style:style style:name="P406" style:family="paragraph" style:parent-style-name="Standard">
      <style:text-properties officeooo:rsid="0c351d21" officeooo:paragraph-rsid="0c5e1457"/>
    </style:style>
    <style:style style:name="P407" style:family="paragraph" style:parent-style-name="Standard">
      <style:text-properties officeooo:rsid="0c5fd964" officeooo:paragraph-rsid="0c5fd964"/>
    </style:style>
    <style:style style:name="P408" style:family="paragraph" style:parent-style-name="Standard">
      <style:text-properties officeooo:rsid="0c707547" officeooo:paragraph-rsid="0c707547"/>
    </style:style>
    <style:style style:name="P409" style:family="paragraph" style:parent-style-name="Standard">
      <style:text-properties officeooo:rsid="0c707547" officeooo:paragraph-rsid="0c8daba0"/>
    </style:style>
    <style:style style:name="P410" style:family="paragraph" style:parent-style-name="Standard">
      <style:text-properties officeooo:rsid="0caa2b12" officeooo:paragraph-rsid="0caa2b12"/>
    </style:style>
    <style:style style:name="P411" style:family="paragraph" style:parent-style-name="Standard">
      <style:text-properties officeooo:rsid="0cb59de1" officeooo:paragraph-rsid="0cb59de1"/>
    </style:style>
    <style:style style:name="P412" style:family="paragraph" style:parent-style-name="Standard">
      <style:text-properties officeooo:rsid="0cccc79d" officeooo:paragraph-rsid="0cccc79d"/>
    </style:style>
    <style:style style:name="P413" style:family="paragraph" style:parent-style-name="Standard">
      <style:text-properties officeooo:rsid="0ce3780f" officeooo:paragraph-rsid="0ce3780f"/>
    </style:style>
    <style:style style:name="P414" style:family="paragraph" style:parent-style-name="Standard">
      <style:text-properties officeooo:rsid="0cefb3de" officeooo:paragraph-rsid="0cefb3de"/>
    </style:style>
    <style:style style:name="P415" style:family="paragraph" style:parent-style-name="Standard">
      <style:text-properties officeooo:rsid="0cf5d947" officeooo:paragraph-rsid="0d00880c"/>
    </style:style>
    <style:style style:name="P416" style:family="paragraph" style:parent-style-name="Standard">
      <style:text-properties officeooo:rsid="0d0d4805" officeooo:paragraph-rsid="0d1829bc"/>
    </style:style>
    <style:style style:name="P417" style:family="paragraph" style:parent-style-name="Standard">
      <style:text-properties officeooo:rsid="0d24051d" officeooo:paragraph-rsid="0d24051d"/>
    </style:style>
    <style:style style:name="P418" style:family="paragraph" style:parent-style-name="Standard">
      <style:text-properties officeooo:rsid="0d3ef988" officeooo:paragraph-rsid="0d3ef988"/>
    </style:style>
    <style:style style:name="P419" style:family="paragraph" style:parent-style-name="Standard">
      <style:text-properties officeooo:rsid="0d464e3a" officeooo:paragraph-rsid="0d464e3a"/>
    </style:style>
    <style:style style:name="P420" style:family="paragraph" style:parent-style-name="Standard">
      <style:text-properties officeooo:rsid="0d4a0bb2" officeooo:paragraph-rsid="0d4a0bb2"/>
    </style:style>
    <style:style style:name="P421" style:family="paragraph" style:parent-style-name="Standard">
      <style:text-properties officeooo:rsid="0d559c33" officeooo:paragraph-rsid="0d559c33"/>
    </style:style>
    <style:style style:name="P422" style:family="paragraph" style:parent-style-name="Standard">
      <style:text-properties officeooo:rsid="0d64d67f" officeooo:paragraph-rsid="0d64d67f"/>
    </style:style>
    <style:style style:name="P423" style:family="paragraph" style:parent-style-name="Standard">
      <style:text-properties officeooo:rsid="0d67377d" officeooo:paragraph-rsid="0d67377d"/>
    </style:style>
    <style:style style:name="P424" style:family="paragraph" style:parent-style-name="Standard">
      <style:text-properties officeooo:rsid="0d840343" officeooo:paragraph-rsid="0d840343"/>
    </style:style>
    <style:style style:name="P425" style:family="paragraph" style:parent-style-name="Standard">
      <style:text-properties officeooo:rsid="0d96c1ea" officeooo:paragraph-rsid="0d96c1ea"/>
    </style:style>
    <style:style style:name="P426" style:family="paragraph" style:parent-style-name="Standard">
      <style:text-properties officeooo:rsid="0da4840f" officeooo:paragraph-rsid="0da4840f"/>
    </style:style>
    <style:style style:name="P427" style:family="paragraph" style:parent-style-name="Standard">
      <style:text-properties officeooo:rsid="0dac1f7a" officeooo:paragraph-rsid="0dac1f7a"/>
    </style:style>
    <style:style style:name="P428" style:family="paragraph" style:parent-style-name="Standard">
      <style:text-properties officeooo:rsid="0db6772a" officeooo:paragraph-rsid="0db6772a"/>
    </style:style>
    <style:style style:name="P429" style:family="paragraph" style:parent-style-name="Standard">
      <style:text-properties officeooo:rsid="0dbd871d" officeooo:paragraph-rsid="0dc91b4a"/>
    </style:style>
    <style:style style:name="P430" style:family="paragraph" style:parent-style-name="Standard">
      <style:text-properties officeooo:rsid="0dbd871d" officeooo:paragraph-rsid="0e133214"/>
    </style:style>
    <style:style style:name="P431" style:family="paragraph" style:parent-style-name="Standard">
      <style:text-properties officeooo:rsid="0dd2fb54" officeooo:paragraph-rsid="0dd2fb54"/>
    </style:style>
    <style:style style:name="P432" style:family="paragraph" style:parent-style-name="Standard">
      <style:text-properties officeooo:rsid="0dd7748d" officeooo:paragraph-rsid="0dd7748d"/>
    </style:style>
    <style:style style:name="P433" style:family="paragraph" style:parent-style-name="Standard">
      <style:text-properties officeooo:rsid="0dd9f9dd" officeooo:paragraph-rsid="0dd9f9dd"/>
    </style:style>
    <style:style style:name="P434" style:family="paragraph" style:parent-style-name="Standard">
      <style:text-properties officeooo:rsid="0ddd4720" officeooo:paragraph-rsid="0ddd4720"/>
    </style:style>
    <style:style style:name="P435" style:family="paragraph" style:parent-style-name="Standard">
      <style:text-properties officeooo:rsid="0df2bf5a" officeooo:paragraph-rsid="0df2bf5a"/>
    </style:style>
    <style:style style:name="P436" style:family="paragraph" style:parent-style-name="Standard">
      <style:text-properties officeooo:rsid="0e012f31" officeooo:paragraph-rsid="0e012f31"/>
    </style:style>
    <style:style style:name="P437" style:family="paragraph" style:parent-style-name="Standard">
      <style:text-properties officeooo:rsid="0e01bdea" officeooo:paragraph-rsid="0e01bdea"/>
    </style:style>
    <style:style style:name="P438" style:family="paragraph" style:parent-style-name="Standard">
      <style:text-properties officeooo:rsid="0e037a26" officeooo:paragraph-rsid="0e037a26"/>
    </style:style>
    <style:style style:name="P439" style:family="paragraph" style:parent-style-name="Standard">
      <style:text-properties officeooo:rsid="0e0c1f39" officeooo:paragraph-rsid="0e0c1f39"/>
    </style:style>
    <style:style style:name="P440" style:family="paragraph" style:parent-style-name="Standard">
      <style:text-properties officeooo:rsid="0e1d52cd" officeooo:paragraph-rsid="0e1d52cd"/>
    </style:style>
    <style:style style:name="P441" style:family="paragraph" style:parent-style-name="Standard">
      <style:text-properties officeooo:rsid="0e2adf83" officeooo:paragraph-rsid="0e2adf83"/>
    </style:style>
    <style:style style:name="P442" style:family="paragraph" style:parent-style-name="Standard">
      <style:text-properties officeooo:rsid="0e3c7687" officeooo:paragraph-rsid="0e3c7687"/>
    </style:style>
    <style:style style:name="P443" style:family="paragraph" style:parent-style-name="Standard">
      <style:text-properties officeooo:rsid="0e413088" officeooo:paragraph-rsid="0e413088"/>
    </style:style>
    <style:style style:name="P444" style:family="paragraph" style:parent-style-name="Standard">
      <style:text-properties officeooo:rsid="0e45360c" officeooo:paragraph-rsid="0e45360c"/>
    </style:style>
    <style:style style:name="P445" style:family="paragraph" style:parent-style-name="Standard">
      <style:text-properties officeooo:rsid="0e75778c" officeooo:paragraph-rsid="0e75778c"/>
    </style:style>
    <style:style style:name="P446" style:family="paragraph" style:parent-style-name="Standard">
      <style:text-properties officeooo:rsid="0e811e1e" officeooo:paragraph-rsid="0e811e1e"/>
    </style:style>
    <style:style style:name="P447" style:family="paragraph" style:parent-style-name="Standard">
      <style:text-properties officeooo:rsid="0e8345f2" officeooo:paragraph-rsid="0e8345f2"/>
    </style:style>
    <style:style style:name="P448" style:family="paragraph" style:parent-style-name="Standard">
      <style:text-properties officeooo:rsid="0e89f3d2" officeooo:paragraph-rsid="0e89f3d2"/>
    </style:style>
    <style:style style:name="P449" style:family="paragraph" style:parent-style-name="Standard">
      <style:text-properties officeooo:rsid="0e8b15f6" officeooo:paragraph-rsid="0e8b15f6"/>
    </style:style>
    <style:style style:name="P450" style:family="paragraph" style:parent-style-name="Standard">
      <style:text-properties officeooo:rsid="0e993dbd" officeooo:paragraph-rsid="0e993dbd"/>
    </style:style>
    <style:style style:name="P451" style:family="paragraph" style:parent-style-name="Standard">
      <style:text-properties officeooo:rsid="0e9ba785" officeooo:paragraph-rsid="0e9ba785"/>
    </style:style>
    <style:style style:name="P452" style:family="paragraph" style:parent-style-name="Standard">
      <style:text-properties officeooo:rsid="0eb501f9" officeooo:paragraph-rsid="0eb501f9"/>
    </style:style>
    <style:style style:name="P453" style:family="paragraph" style:parent-style-name="Standard">
      <style:text-properties officeooo:rsid="0ec38dbb" officeooo:paragraph-rsid="0ec38dbb"/>
    </style:style>
    <style:style style:name="P454" style:family="paragraph" style:parent-style-name="Standard">
      <style:text-properties style:text-underline-style="none" officeooo:rsid="0ef0b640" officeooo:paragraph-rsid="0ef0b640"/>
    </style:style>
    <style:style style:name="P455" style:family="paragraph" style:parent-style-name="Standard">
      <style:text-properties style:text-underline-style="none" officeooo:rsid="0ef9d6e5" officeooo:paragraph-rsid="0ef9d6e5"/>
    </style:style>
    <style:style style:name="P456" style:family="paragraph" style:parent-style-name="Standard">
      <style:text-properties style:text-underline-style="none" officeooo:rsid="0f091699" officeooo:paragraph-rsid="0f091699"/>
    </style:style>
    <style:style style:name="P457" style:family="paragraph" style:parent-style-name="Standard">
      <style:text-properties style:text-underline-style="none" officeooo:rsid="0f091699" officeooo:paragraph-rsid="0f0c35f1"/>
    </style:style>
    <style:style style:name="P458" style:family="paragraph" style:parent-style-name="Standard">
      <style:text-properties style:text-underline-style="none" officeooo:rsid="0f175cf3" officeooo:paragraph-rsid="0f175cf3"/>
    </style:style>
    <style:style style:name="P459" style:family="paragraph" style:parent-style-name="Standard">
      <style:text-properties style:text-underline-style="none" officeooo:rsid="0f1dd131" officeooo:paragraph-rsid="0f1dd131"/>
    </style:style>
    <style:style style:name="P460" style:family="paragraph" style:parent-style-name="Standard">
      <style:text-properties style:text-underline-style="none" officeooo:rsid="0f2f54da" officeooo:paragraph-rsid="0f2f54da"/>
    </style:style>
    <style:style style:name="P461" style:family="paragraph" style:parent-style-name="Standard">
      <style:text-properties style:text-underline-style="none" officeooo:rsid="0f627b96" officeooo:paragraph-rsid="0f627b96"/>
    </style:style>
    <style:style style:name="P462" style:family="paragraph" style:parent-style-name="Standard">
      <style:text-properties style:text-underline-style="none" officeooo:rsid="0f7e8f50" officeooo:paragraph-rsid="0f7e8f50"/>
    </style:style>
    <style:style style:name="P463" style:family="paragraph" style:parent-style-name="Standard">
      <style:text-properties style:text-underline-style="none" officeooo:rsid="0f7e8f50" officeooo:paragraph-rsid="12d991d0"/>
    </style:style>
    <style:style style:name="P464" style:family="paragraph" style:parent-style-name="Standard">
      <style:text-properties style:text-underline-style="none" officeooo:rsid="0f8723f1" officeooo:paragraph-rsid="0f8723f1"/>
    </style:style>
    <style:style style:name="P465" style:family="paragraph" style:parent-style-name="Standard">
      <style:text-properties style:text-underline-style="none" officeooo:rsid="0f88685e" officeooo:paragraph-rsid="0f88685e"/>
    </style:style>
    <style:style style:name="P466" style:family="paragraph" style:parent-style-name="Standard">
      <style:text-properties style:text-underline-style="none" officeooo:rsid="0f8b11e3" officeooo:paragraph-rsid="0f8b11e3"/>
    </style:style>
    <style:style style:name="P467" style:family="paragraph" style:parent-style-name="Standard">
      <style:text-properties style:text-underline-style="none" officeooo:rsid="0f924440" officeooo:paragraph-rsid="0f924440"/>
    </style:style>
    <style:style style:name="P468" style:family="paragraph" style:parent-style-name="Standard">
      <style:text-properties style:text-underline-style="none" officeooo:rsid="0fc12941" officeooo:paragraph-rsid="0fc12941"/>
    </style:style>
    <style:style style:name="P469" style:family="paragraph" style:parent-style-name="Standard">
      <style:text-properties style:text-underline-style="none" officeooo:rsid="0fcafb68" officeooo:paragraph-rsid="0fcafb68"/>
    </style:style>
    <style:style style:name="P470" style:family="paragraph" style:parent-style-name="Standard">
      <style:text-properties style:text-underline-style="none" officeooo:rsid="0fe1c532" officeooo:paragraph-rsid="0fe1c532"/>
    </style:style>
    <style:style style:name="P471" style:family="paragraph" style:parent-style-name="Standard">
      <style:text-properties style:text-underline-style="none" officeooo:rsid="0fe4176d" officeooo:paragraph-rsid="0fe4176d"/>
    </style:style>
    <style:style style:name="P472" style:family="paragraph" style:parent-style-name="Standard">
      <style:text-properties style:text-underline-style="none" officeooo:rsid="0fe903d2" officeooo:paragraph-rsid="0fe903d2"/>
    </style:style>
    <style:style style:name="P473" style:family="paragraph" style:parent-style-name="Standard">
      <style:text-properties style:text-underline-style="none" officeooo:rsid="0ff55ab4" officeooo:paragraph-rsid="0ff55ab4"/>
    </style:style>
    <style:style style:name="P474" style:family="paragraph" style:parent-style-name="Standard">
      <style:text-properties style:text-underline-style="none" officeooo:rsid="10052c88" officeooo:paragraph-rsid="10052c88"/>
    </style:style>
    <style:style style:name="P475" style:family="paragraph" style:parent-style-name="Standard">
      <style:text-properties style:text-underline-style="none" officeooo:rsid="1006c96e" officeooo:paragraph-rsid="1018e4a4"/>
    </style:style>
    <style:style style:name="P476" style:family="paragraph" style:parent-style-name="Standard">
      <style:text-properties style:text-underline-style="none" officeooo:rsid="10197b53" officeooo:paragraph-rsid="10197b53"/>
    </style:style>
    <style:style style:name="P477" style:family="paragraph" style:parent-style-name="Standard">
      <style:text-properties style:text-underline-style="none" officeooo:rsid="10197e5c" officeooo:paragraph-rsid="10197e5c"/>
    </style:style>
    <style:style style:name="P478" style:family="paragraph" style:parent-style-name="Standard">
      <style:text-properties style:text-underline-style="none" officeooo:rsid="101da42c" officeooo:paragraph-rsid="101da42c"/>
    </style:style>
    <style:style style:name="P479" style:family="paragraph" style:parent-style-name="Standard">
      <style:text-properties style:text-underline-style="none" officeooo:rsid="1027924b" officeooo:paragraph-rsid="1027924b"/>
    </style:style>
    <style:style style:name="P480" style:family="paragraph" style:parent-style-name="Standard">
      <style:text-properties style:text-underline-style="none" officeooo:rsid="10283855" officeooo:paragraph-rsid="10283855"/>
    </style:style>
    <style:style style:name="P481" style:family="paragraph" style:parent-style-name="Standard">
      <style:text-properties style:text-underline-style="none" officeooo:rsid="1033db2c" officeooo:paragraph-rsid="1033db2c"/>
    </style:style>
    <style:style style:name="P482" style:family="paragraph" style:parent-style-name="Standard">
      <style:text-properties style:text-underline-style="none" officeooo:rsid="103c7320" officeooo:paragraph-rsid="103c7320"/>
    </style:style>
    <style:style style:name="P483" style:family="paragraph" style:parent-style-name="Standard">
      <style:text-properties style:text-underline-style="none" officeooo:rsid="10490ab2" officeooo:paragraph-rsid="10490ab2"/>
    </style:style>
    <style:style style:name="P484" style:family="paragraph" style:parent-style-name="Standard">
      <style:text-properties style:text-underline-style="none" officeooo:rsid="104cf1d6" officeooo:paragraph-rsid="104cf1d6"/>
    </style:style>
    <style:style style:name="P485" style:family="paragraph" style:parent-style-name="Standard">
      <style:text-properties style:text-underline-style="none" officeooo:rsid="10653579" officeooo:paragraph-rsid="10653579"/>
    </style:style>
    <style:style style:name="P486" style:family="paragraph" style:parent-style-name="Standard">
      <style:text-properties style:text-underline-style="none" officeooo:rsid="1069305c" officeooo:paragraph-rsid="1069305c"/>
    </style:style>
    <style:style style:name="P487" style:family="paragraph" style:parent-style-name="Standard">
      <style:text-properties style:text-underline-style="none" officeooo:rsid="106c8cc3" officeooo:paragraph-rsid="106c8cc3"/>
    </style:style>
    <style:style style:name="P488" style:family="paragraph" style:parent-style-name="Standard">
      <style:text-properties style:text-underline-style="none" officeooo:rsid="1076ca3b" officeooo:paragraph-rsid="1076ca3b"/>
    </style:style>
    <style:style style:name="P489" style:family="paragraph" style:parent-style-name="Standard">
      <style:text-properties style:text-underline-style="none" officeooo:rsid="10825008" officeooo:paragraph-rsid="10825008"/>
    </style:style>
    <style:style style:name="P490" style:family="paragraph" style:parent-style-name="Standard">
      <style:text-properties style:text-underline-style="none" officeooo:rsid="10901bdd" officeooo:paragraph-rsid="10901bdd"/>
    </style:style>
    <style:style style:name="P491" style:family="paragraph" style:parent-style-name="Standard">
      <style:text-properties style:text-underline-style="none" officeooo:rsid="109287c8" officeooo:paragraph-rsid="109287c8"/>
    </style:style>
    <style:style style:name="P492" style:family="paragraph" style:parent-style-name="Standard">
      <style:text-properties style:text-underline-style="none" officeooo:rsid="1096d492" officeooo:paragraph-rsid="1096d492"/>
    </style:style>
    <style:style style:name="P493" style:family="paragraph" style:parent-style-name="Standard">
      <style:text-properties style:text-underline-style="none" officeooo:rsid="1098c03b" officeooo:paragraph-rsid="1098c03b"/>
    </style:style>
    <style:style style:name="P494" style:family="paragraph" style:parent-style-name="Standard">
      <style:text-properties style:text-underline-style="none" officeooo:rsid="109fde85" officeooo:paragraph-rsid="109fde85"/>
    </style:style>
    <style:style style:name="P495" style:family="paragraph" style:parent-style-name="Standard">
      <style:text-properties style:text-underline-style="none" officeooo:rsid="10afe5d7" officeooo:paragraph-rsid="10afe5d7"/>
    </style:style>
    <style:style style:name="P496" style:family="paragraph" style:parent-style-name="Standard">
      <style:text-properties style:text-underline-style="none" officeooo:rsid="110b8bab" officeooo:paragraph-rsid="110b8bab"/>
    </style:style>
    <style:style style:name="P497" style:family="paragraph" style:parent-style-name="Standard">
      <style:text-properties style:text-underline-style="none" officeooo:rsid="11141033" officeooo:paragraph-rsid="11141033"/>
    </style:style>
    <style:style style:name="P498" style:family="paragraph" style:parent-style-name="Standard">
      <style:text-properties style:text-underline-style="none" officeooo:rsid="112aa2ff" officeooo:paragraph-rsid="112aa2ff"/>
    </style:style>
    <style:style style:name="P499" style:family="paragraph" style:parent-style-name="Standard">
      <style:text-properties style:text-underline-style="none" officeooo:rsid="112aef4e" officeooo:paragraph-rsid="112aef4e"/>
    </style:style>
    <style:style style:name="P500" style:family="paragraph" style:parent-style-name="Standard">
      <style:text-properties style:text-underline-style="none" officeooo:rsid="112d4a8c" officeooo:paragraph-rsid="112d4a8c"/>
    </style:style>
    <style:style style:name="P501" style:family="paragraph" style:parent-style-name="Standard">
      <style:text-properties style:text-underline-style="none" officeooo:rsid="11327162" officeooo:paragraph-rsid="11327162"/>
    </style:style>
    <style:style style:name="P502" style:family="paragraph" style:parent-style-name="Standard">
      <style:text-properties style:text-underline-style="none" officeooo:rsid="1134eff9" officeooo:paragraph-rsid="1134eff9"/>
    </style:style>
    <style:style style:name="P503" style:family="paragraph" style:parent-style-name="Standard">
      <style:text-properties style:text-underline-style="none" officeooo:rsid="11380876" officeooo:paragraph-rsid="11380876"/>
    </style:style>
    <style:style style:name="P504" style:family="paragraph" style:parent-style-name="Standard">
      <style:text-properties style:text-underline-style="none" officeooo:rsid="1139901d" officeooo:paragraph-rsid="1139901d"/>
    </style:style>
    <style:style style:name="P505" style:family="paragraph" style:parent-style-name="Standard">
      <style:text-properties style:text-underline-style="none" officeooo:rsid="1143a077" officeooo:paragraph-rsid="1143a077"/>
    </style:style>
    <style:style style:name="P506" style:family="paragraph" style:parent-style-name="Standard">
      <style:text-properties style:text-underline-style="none" officeooo:rsid="114520a0" officeooo:paragraph-rsid="114520a0"/>
    </style:style>
    <style:style style:name="P507" style:family="paragraph" style:parent-style-name="Standard">
      <style:text-properties style:text-underline-style="none" officeooo:rsid="1145e4a9" officeooo:paragraph-rsid="1145e4a9"/>
    </style:style>
    <style:style style:name="P508" style:family="paragraph" style:parent-style-name="Standard">
      <style:text-properties style:text-underline-style="none" officeooo:rsid="116bde7d" officeooo:paragraph-rsid="116bde7d"/>
    </style:style>
    <style:style style:name="P509" style:family="paragraph" style:parent-style-name="Standard">
      <style:text-properties style:text-underline-style="none" officeooo:rsid="11704870" officeooo:paragraph-rsid="11704870"/>
    </style:style>
    <style:style style:name="P510" style:family="paragraph" style:parent-style-name="Standard">
      <style:text-properties style:text-underline-style="none" officeooo:rsid="1171e4d9" officeooo:paragraph-rsid="1171e4d9"/>
    </style:style>
    <style:style style:name="P511" style:family="paragraph" style:parent-style-name="Standard">
      <style:text-properties fo:language="ru" fo:country="RU" officeooo:paragraph-rsid="1171e4d9"/>
    </style:style>
    <style:style style:name="P512" style:family="paragraph" style:parent-style-name="Standard">
      <style:text-properties fo:language="ru" fo:country="RU" officeooo:rsid="11d27bba" officeooo:paragraph-rsid="11f2cd8a"/>
    </style:style>
    <style:style style:name="P513" style:family="paragraph" style:parent-style-name="Standard">
      <style:text-properties fo:language="ru" fo:country="RU" officeooo:rsid="11d27bba" officeooo:paragraph-rsid="120d3aa7"/>
    </style:style>
    <style:style style:name="P514" style:family="paragraph" style:parent-style-name="Standard">
      <style:text-properties fo:language="ru" fo:country="RU" officeooo:rsid="12129af3" officeooo:paragraph-rsid="120d3aa7"/>
    </style:style>
    <style:style style:name="P515" style:family="paragraph" style:parent-style-name="Standard">
      <style:text-properties fo:language="ru" fo:country="RU" officeooo:paragraph-rsid="1220a866"/>
    </style:style>
    <style:style style:name="P516" style:family="paragraph" style:parent-style-name="Standard">
      <style:text-properties fo:language="ru" fo:country="RU" officeooo:paragraph-rsid="1240c9e6"/>
    </style:style>
    <style:style style:name="P517" style:family="paragraph" style:parent-style-name="Standard">
      <style:text-properties fo:language="ru" fo:country="RU" officeooo:rsid="1240c9e6" officeooo:paragraph-rsid="1240c9e6"/>
    </style:style>
    <style:style style:name="P518" style:family="paragraph" style:parent-style-name="Standard">
      <style:text-properties fo:language="ru" fo:country="RU" officeooo:rsid="1240c9e6" officeooo:paragraph-rsid="1259eb65"/>
    </style:style>
    <style:style style:name="P519" style:family="paragraph" style:parent-style-name="Standard">
      <style:text-properties fo:language="ru" fo:country="RU" officeooo:rsid="12607d42" officeooo:paragraph-rsid="12607d42"/>
    </style:style>
    <style:style style:name="P520" style:family="paragraph" style:parent-style-name="Standard">
      <style:text-properties fo:language="ru" fo:country="RU" officeooo:rsid="12695e99" officeooo:paragraph-rsid="12695e99"/>
    </style:style>
    <style:style style:name="P521" style:family="paragraph" style:parent-style-name="Standard">
      <style:text-properties fo:language="ru" fo:country="RU" officeooo:rsid="12754598" officeooo:paragraph-rsid="12754598"/>
    </style:style>
    <style:style style:name="P522" style:family="paragraph" style:parent-style-name="Standard">
      <style:text-properties fo:language="ru" fo:country="RU" officeooo:rsid="127d48a8" officeooo:paragraph-rsid="127d48a8"/>
    </style:style>
    <style:style style:name="P523" style:family="paragraph" style:parent-style-name="Standard">
      <style:text-properties fo:language="ru" fo:country="RU" officeooo:rsid="127d48a8" officeooo:paragraph-rsid="128f4d2c"/>
    </style:style>
    <style:style style:name="P524" style:family="paragraph" style:parent-style-name="Standard">
      <style:text-properties fo:language="ru" fo:country="RU" officeooo:rsid="127d48a8" officeooo:paragraph-rsid="12cd7552"/>
    </style:style>
    <style:style style:name="P525" style:family="paragraph" style:parent-style-name="Standard">
      <style:text-properties fo:language="ru" fo:country="RU" officeooo:rsid="1283b45b" officeooo:paragraph-rsid="1283b45b"/>
    </style:style>
    <style:style style:name="P526" style:family="paragraph" style:parent-style-name="Standard">
      <style:text-properties fo:language="ru" fo:country="RU" officeooo:rsid="12cd7552" officeooo:paragraph-rsid="12cd7552"/>
    </style:style>
    <style:style style:name="P527" style:family="paragraph" style:parent-style-name="Standard">
      <style:text-properties fo:language="ru" fo:country="RU" officeooo:rsid="14d1cf81" officeooo:paragraph-rsid="14d1cf81"/>
    </style:style>
    <style:style style:name="P528" style:family="paragraph" style:parent-style-name="Standard">
      <style:text-properties fo:language="ru" fo:country="RU" officeooo:rsid="14d35287" officeooo:paragraph-rsid="14d35287"/>
    </style:style>
    <style:style style:name="P529" style:family="paragraph" style:parent-style-name="Standard">
      <style:text-properties fo:language="ru" fo:country="RU" officeooo:rsid="14d35287" officeooo:paragraph-rsid="1517d2b5"/>
    </style:style>
    <style:style style:name="P530" style:family="paragraph" style:parent-style-name="Standard">
      <style:text-properties fo:language="ru" fo:country="RU" officeooo:rsid="157067b3" officeooo:paragraph-rsid="157067b3"/>
    </style:style>
    <style:style style:name="P531" style:family="paragraph" style:parent-style-name="Standard">
      <style:text-properties fo:language="ru" fo:country="RU" officeooo:rsid="158081d1" officeooo:paragraph-rsid="158081d1"/>
    </style:style>
    <style:style style:name="P532" style:family="paragraph" style:parent-style-name="Standard">
      <style:text-properties officeooo:paragraph-rsid="1171e4d9"/>
    </style:style>
    <style:style style:name="P533" style:family="paragraph" style:parent-style-name="Standard">
      <style:text-properties officeooo:paragraph-rsid="11f2cd8a"/>
    </style:style>
    <style:style style:name="P534" style:family="paragraph" style:parent-style-name="Standard">
      <style:text-properties officeooo:paragraph-rsid="120d3aa7"/>
    </style:style>
    <style:style style:name="P535" style:family="paragraph" style:parent-style-name="Standard">
      <style:text-properties officeooo:rsid="00a294e4" officeooo:paragraph-rsid="00a294e4"/>
    </style:style>
    <style:style style:name="P536" style:family="paragraph" style:parent-style-name="Standard">
      <style:text-properties officeooo:rsid="1452c6b6" officeooo:paragraph-rsid="1452c6b6"/>
    </style:style>
    <style:style style:name="P537" style:family="paragraph" style:parent-style-name="Standard">
      <style:text-properties officeooo:rsid="0095e740" officeooo:paragraph-rsid="1457ef9d"/>
    </style:style>
    <style:style style:name="P538" style:family="paragraph" style:parent-style-name="Standard">
      <style:text-properties fo:language="ru" fo:country="RU" officeooo:rsid="158081d1" officeooo:paragraph-rsid="158081d1"/>
    </style:style>
    <style:style style:name="P539" style:family="paragraph" style:parent-style-name="Standard">
      <style:text-properties fo:language="ru" fo:country="RU" officeooo:rsid="158081d1" officeooo:paragraph-rsid="1619c1f3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9ba01"/>
    </style:style>
    <style:style style:name="T28" style:family="text">
      <style:text-properties officeooo:rsid="0059ed6b"/>
    </style:style>
    <style:style style:name="T29" style:family="text">
      <style:text-properties officeooo:rsid="005e34fb"/>
    </style:style>
    <style:style style:name="T30" style:family="text">
      <style:text-properties officeooo:rsid="0064cd31"/>
    </style:style>
    <style:style style:name="T31" style:family="text">
      <style:text-properties officeooo:rsid="0069498c"/>
    </style:style>
    <style:style style:name="T32" style:family="text">
      <style:text-properties officeooo:rsid="006b39a8"/>
    </style:style>
    <style:style style:name="T33" style:family="text">
      <style:text-properties officeooo:rsid="006cfa25"/>
    </style:style>
    <style:style style:name="T34" style:family="text">
      <style:text-properties officeooo:rsid="0071e591"/>
    </style:style>
    <style:style style:name="T35" style:family="text">
      <style:text-properties officeooo:rsid="0073e185"/>
    </style:style>
    <style:style style:name="T36" style:family="text">
      <style:text-properties officeooo:rsid="0075ea4f"/>
    </style:style>
    <style:style style:name="T37" style:family="text">
      <style:text-properties officeooo:rsid="0077d90b"/>
    </style:style>
    <style:style style:name="T38" style:family="text">
      <style:text-properties officeooo:rsid="00799dda"/>
    </style:style>
    <style:style style:name="T39" style:family="text">
      <style:text-properties officeooo:rsid="007cfb4b"/>
    </style:style>
    <style:style style:name="T40" style:family="text">
      <style:text-properties officeooo:rsid="007e942c"/>
    </style:style>
    <style:style style:name="T41" style:family="text">
      <style:text-properties officeooo:rsid="007f81d8"/>
    </style:style>
    <style:style style:name="T42" style:family="text">
      <style:text-properties officeooo:rsid="007fdfba"/>
    </style:style>
    <style:style style:name="T43" style:family="text">
      <style:text-properties officeooo:rsid="0080b8dc"/>
    </style:style>
    <style:style style:name="T44" style:family="text">
      <style:text-properties officeooo:rsid="008137d6"/>
    </style:style>
    <style:style style:name="T45" style:family="text">
      <style:text-properties officeooo:rsid="0082932a"/>
    </style:style>
    <style:style style:name="T46" style:family="text">
      <style:text-properties officeooo:rsid="0083a16a"/>
    </style:style>
    <style:style style:name="T47" style:family="text">
      <style:text-properties officeooo:rsid="0086f04f"/>
    </style:style>
    <style:style style:name="T48" style:family="text">
      <style:text-properties officeooo:rsid="00880a25"/>
    </style:style>
    <style:style style:name="T49" style:family="text">
      <style:text-properties officeooo:rsid="008e6f30"/>
    </style:style>
    <style:style style:name="T50" style:family="text">
      <style:text-properties officeooo:rsid="009052a6"/>
    </style:style>
    <style:style style:name="T51" style:family="text">
      <style:text-properties officeooo:rsid="0090f484"/>
    </style:style>
    <style:style style:name="T52" style:family="text">
      <style:text-properties officeooo:rsid="00920659"/>
    </style:style>
    <style:style style:name="T53" style:family="text">
      <style:text-properties officeooo:rsid="00948124"/>
    </style:style>
    <style:style style:name="T54" style:family="text">
      <style:text-properties officeooo:rsid="00975f56"/>
    </style:style>
    <style:style style:name="T55" style:family="text">
      <style:text-properties officeooo:rsid="0098b924"/>
    </style:style>
    <style:style style:name="T56" style:family="text">
      <style:text-properties officeooo:rsid="009b22af"/>
    </style:style>
    <style:style style:name="T57" style:family="text">
      <style:text-properties officeooo:rsid="009e8b4c"/>
    </style:style>
    <style:style style:name="T58" style:family="text">
      <style:text-properties officeooo:rsid="00a00f65"/>
    </style:style>
    <style:style style:name="T59" style:family="text">
      <style:text-properties officeooo:rsid="00a0cbdd"/>
    </style:style>
    <style:style style:name="T60" style:family="text">
      <style:text-properties officeooo:rsid="00a44e60"/>
    </style:style>
    <style:style style:name="T61" style:family="text">
      <style:text-properties officeooo:rsid="00a758aa"/>
    </style:style>
    <style:style style:name="T62" style:family="text">
      <style:text-properties officeooo:rsid="00a7dac6"/>
    </style:style>
    <style:style style:name="T63" style:family="text">
      <style:text-properties officeooo:rsid="00abfaf2"/>
    </style:style>
    <style:style style:name="T64" style:family="text">
      <style:text-properties officeooo:rsid="00ad3172"/>
    </style:style>
    <style:style style:name="T65" style:family="text">
      <style:text-properties officeooo:rsid="00ad72b0"/>
    </style:style>
    <style:style style:name="T66" style:family="text">
      <style:text-properties officeooo:rsid="00afdad6"/>
    </style:style>
    <style:style style:name="T67" style:family="text">
      <style:text-properties officeooo:rsid="00b0c201"/>
    </style:style>
    <style:style style:name="T68" style:family="text">
      <style:text-properties officeooo:rsid="00b3a22b"/>
    </style:style>
    <style:style style:name="T69" style:family="text">
      <style:text-properties officeooo:rsid="00b548b5"/>
    </style:style>
    <style:style style:name="T70" style:family="text">
      <style:text-properties officeooo:rsid="00b5cefe"/>
    </style:style>
    <style:style style:name="T71" style:family="text">
      <style:text-properties officeooo:rsid="00b66eb8"/>
    </style:style>
    <style:style style:name="T72" style:family="text">
      <style:text-properties officeooo:rsid="00b981c2"/>
    </style:style>
    <style:style style:name="T73" style:family="text">
      <style:text-properties officeooo:rsid="00b9c0b9"/>
    </style:style>
    <style:style style:name="T74" style:family="text">
      <style:text-properties officeooo:rsid="00bb3fe3"/>
    </style:style>
    <style:style style:name="T75" style:family="text">
      <style:text-properties officeooo:rsid="00c07ccc"/>
    </style:style>
    <style:style style:name="T76" style:family="text">
      <style:text-properties officeooo:rsid="00c28fc1"/>
    </style:style>
    <style:style style:name="T77" style:family="text">
      <style:text-properties officeooo:rsid="00c518e2"/>
    </style:style>
    <style:style style:name="T78" style:family="text">
      <style:text-properties officeooo:rsid="00c56a86"/>
    </style:style>
    <style:style style:name="T79" style:family="text">
      <style:text-properties officeooo:rsid="00c59506"/>
    </style:style>
    <style:style style:name="T80" style:family="text">
      <style:text-properties officeooo:rsid="00c6ff76"/>
    </style:style>
    <style:style style:name="T81" style:family="text">
      <style:text-properties officeooo:rsid="00c79a5e"/>
    </style:style>
    <style:style style:name="T82" style:family="text">
      <style:text-properties officeooo:rsid="00cc683a"/>
    </style:style>
    <style:style style:name="T83" style:family="text">
      <style:text-properties officeooo:rsid="00ce3cd2"/>
    </style:style>
    <style:style style:name="T84" style:family="text">
      <style:text-properties officeooo:rsid="00cfb2fd"/>
    </style:style>
    <style:style style:name="T85" style:family="text">
      <style:text-properties officeooo:rsid="00d11773"/>
    </style:style>
    <style:style style:name="T86" style:family="text">
      <style:text-properties officeooo:rsid="00d136a2"/>
    </style:style>
    <style:style style:name="T87" style:family="text">
      <style:text-properties officeooo:rsid="00d458ad"/>
    </style:style>
    <style:style style:name="T88" style:family="text">
      <style:text-properties officeooo:rsid="00d96730"/>
    </style:style>
    <style:style style:name="T89" style:family="text">
      <style:text-properties officeooo:rsid="00dbf072"/>
    </style:style>
    <style:style style:name="T90" style:family="text">
      <style:text-properties officeooo:rsid="00dcc54a"/>
    </style:style>
    <style:style style:name="T91" style:family="text">
      <style:text-properties officeooo:rsid="00dd7852"/>
    </style:style>
    <style:style style:name="T92" style:family="text">
      <style:text-properties officeooo:rsid="00e235a4"/>
    </style:style>
    <style:style style:name="T93" style:family="text">
      <style:text-properties officeooo:rsid="00e943d5"/>
    </style:style>
    <style:style style:name="T94" style:family="text">
      <style:text-properties officeooo:rsid="00ef5c98"/>
    </style:style>
    <style:style style:name="T95" style:family="text">
      <style:text-properties officeooo:rsid="00f4b14a"/>
    </style:style>
    <style:style style:name="T96" style:family="text">
      <style:text-properties officeooo:rsid="00f63455"/>
    </style:style>
    <style:style style:name="T97" style:family="text">
      <style:text-properties officeooo:rsid="00f7f97f"/>
    </style:style>
    <style:style style:name="T98" style:family="text">
      <style:text-properties officeooo:rsid="00f81c62"/>
    </style:style>
    <style:style style:name="T99" style:family="text">
      <style:text-properties officeooo:rsid="00f9f397"/>
    </style:style>
    <style:style style:name="T100" style:family="text">
      <style:text-properties officeooo:rsid="00fb6a11"/>
    </style:style>
    <style:style style:name="T101" style:family="text">
      <style:text-properties officeooo:rsid="00fd4999"/>
    </style:style>
    <style:style style:name="T102" style:family="text">
      <style:text-properties officeooo:rsid="00fe3498"/>
    </style:style>
    <style:style style:name="T103" style:family="text">
      <style:text-properties officeooo:rsid="00ff5b69"/>
    </style:style>
    <style:style style:name="T104" style:family="text">
      <style:text-properties officeooo:rsid="010080f4"/>
    </style:style>
    <style:style style:name="T105" style:family="text">
      <style:text-properties officeooo:rsid="010160ea"/>
    </style:style>
    <style:style style:name="T106" style:family="text">
      <style:text-properties officeooo:rsid="0101b6a4"/>
    </style:style>
    <style:style style:name="T107" style:family="text">
      <style:text-properties officeooo:rsid="01033757"/>
    </style:style>
    <style:style style:name="T108" style:family="text">
      <style:text-properties officeooo:rsid="0104b1f3"/>
    </style:style>
    <style:style style:name="T109" style:family="text">
      <style:text-properties officeooo:rsid="0106638a"/>
    </style:style>
    <style:style style:name="T110" style:family="text">
      <style:text-properties officeooo:rsid="0106e649"/>
    </style:style>
    <style:style style:name="T111" style:family="text">
      <style:text-properties officeooo:rsid="0107e1c8"/>
    </style:style>
    <style:style style:name="T112" style:family="text">
      <style:text-properties officeooo:rsid="0108dfd9"/>
    </style:style>
    <style:style style:name="T113" style:family="text">
      <style:text-properties officeooo:rsid="010964e5"/>
    </style:style>
    <style:style style:name="T114" style:family="text">
      <style:text-properties officeooo:rsid="010a56a1"/>
    </style:style>
    <style:style style:name="T115" style:family="text">
      <style:text-properties officeooo:rsid="010aabaf"/>
    </style:style>
    <style:style style:name="T116" style:family="text">
      <style:text-properties officeooo:rsid="010cedf1"/>
    </style:style>
    <style:style style:name="T117" style:family="text">
      <style:text-properties officeooo:rsid="010d8f10"/>
    </style:style>
    <style:style style:name="T118" style:family="text">
      <style:text-properties officeooo:rsid="01103158"/>
    </style:style>
    <style:style style:name="T119" style:family="text">
      <style:text-properties officeooo:rsid="011189a1"/>
    </style:style>
    <style:style style:name="T120" style:family="text">
      <style:text-properties officeooo:rsid="0112f1e5"/>
    </style:style>
    <style:style style:name="T121" style:family="text">
      <style:text-properties officeooo:rsid="01149769"/>
    </style:style>
    <style:style style:name="T122" style:family="text">
      <style:text-properties officeooo:rsid="01179094"/>
    </style:style>
    <style:style style:name="T123" style:family="text">
      <style:text-properties officeooo:rsid="01199ea1"/>
    </style:style>
    <style:style style:name="T124" style:family="text">
      <style:text-properties officeooo:rsid="0119f177"/>
    </style:style>
    <style:style style:name="T125" style:family="text">
      <style:text-properties officeooo:rsid="011a8e4d"/>
    </style:style>
    <style:style style:name="T126" style:family="text">
      <style:text-properties officeooo:rsid="011c4f08"/>
    </style:style>
    <style:style style:name="T127" style:family="text">
      <style:text-properties officeooo:rsid="011cf4a7"/>
    </style:style>
    <style:style style:name="T128" style:family="text">
      <style:text-properties officeooo:rsid="011e5cf6"/>
    </style:style>
    <style:style style:name="T129" style:family="text">
      <style:text-properties officeooo:rsid="011f494f"/>
    </style:style>
    <style:style style:name="T130" style:family="text">
      <style:text-properties officeooo:rsid="012166a5"/>
    </style:style>
    <style:style style:name="T131" style:family="text">
      <style:text-properties officeooo:rsid="01222286"/>
    </style:style>
    <style:style style:name="T132" style:family="text">
      <style:text-properties officeooo:rsid="01222b6b"/>
    </style:style>
    <style:style style:name="T133" style:family="text">
      <style:text-properties officeooo:rsid="0122cc09"/>
    </style:style>
    <style:style style:name="T134" style:family="text">
      <style:text-properties officeooo:rsid="01232791"/>
    </style:style>
    <style:style style:name="T135" style:family="text">
      <style:text-properties officeooo:rsid="01238f20"/>
    </style:style>
    <style:style style:name="T136" style:family="text">
      <style:text-properties officeooo:rsid="01243632"/>
    </style:style>
    <style:style style:name="T137" style:family="text">
      <style:text-properties officeooo:rsid="0127f9aa"/>
    </style:style>
    <style:style style:name="T138" style:family="text">
      <style:text-properties officeooo:rsid="01296310"/>
    </style:style>
    <style:style style:name="T139" style:family="text">
      <style:text-properties officeooo:rsid="012d25f6"/>
    </style:style>
    <style:style style:name="T140" style:family="text">
      <style:text-properties officeooo:rsid="012d27ec"/>
    </style:style>
    <style:style style:name="T141" style:family="text">
      <style:text-properties officeooo:rsid="01301d59"/>
    </style:style>
    <style:style style:name="T142" style:family="text">
      <style:text-properties officeooo:rsid="0130f764"/>
    </style:style>
    <style:style style:name="T143" style:family="text">
      <style:text-properties officeooo:rsid="0132d40d"/>
    </style:style>
    <style:style style:name="T144" style:family="text">
      <style:text-properties officeooo:rsid="0134303e"/>
    </style:style>
    <style:style style:name="T145" style:family="text">
      <style:text-properties officeooo:rsid="013456fa"/>
    </style:style>
    <style:style style:name="T146" style:family="text">
      <style:text-properties officeooo:rsid="013738f2"/>
    </style:style>
    <style:style style:name="T147" style:family="text">
      <style:text-properties officeooo:rsid="01377284"/>
    </style:style>
    <style:style style:name="T148" style:family="text">
      <style:text-properties officeooo:rsid="0138b4d1"/>
    </style:style>
    <style:style style:name="T149" style:family="text">
      <style:text-properties officeooo:rsid="0140f195"/>
    </style:style>
    <style:style style:name="T150" style:family="text">
      <style:text-properties officeooo:rsid="0144da9d"/>
    </style:style>
    <style:style style:name="T151" style:family="text">
      <style:text-properties officeooo:rsid="01465b98"/>
    </style:style>
    <style:style style:name="T152" style:family="text">
      <style:text-properties officeooo:rsid="0147d573"/>
    </style:style>
    <style:style style:name="T153" style:family="text">
      <style:text-properties officeooo:rsid="0149823c"/>
    </style:style>
    <style:style style:name="T154" style:family="text">
      <style:text-properties officeooo:rsid="014a9e57"/>
    </style:style>
    <style:style style:name="T155" style:family="text">
      <style:text-properties officeooo:rsid="014dd36f"/>
    </style:style>
    <style:style style:name="T156" style:family="text">
      <style:text-properties officeooo:rsid="01509ce6"/>
    </style:style>
    <style:style style:name="T157" style:family="text">
      <style:text-properties officeooo:rsid="01547fbb"/>
    </style:style>
    <style:style style:name="T158" style:family="text">
      <style:text-properties officeooo:rsid="01555bff"/>
    </style:style>
    <style:style style:name="T159" style:family="text">
      <style:text-properties officeooo:rsid="015751f2"/>
    </style:style>
    <style:style style:name="T160" style:family="text">
      <style:text-properties officeooo:rsid="0158fe95"/>
    </style:style>
    <style:style style:name="T161" style:family="text">
      <style:text-properties officeooo:rsid="0159faea"/>
    </style:style>
    <style:style style:name="T162" style:family="text">
      <style:text-properties officeooo:rsid="015e9311"/>
    </style:style>
    <style:style style:name="T163" style:family="text">
      <style:text-properties officeooo:rsid="0161d6dc"/>
    </style:style>
    <style:style style:name="T164" style:family="text">
      <style:text-properties officeooo:rsid="01636726"/>
    </style:style>
    <style:style style:name="T165" style:family="text">
      <style:text-properties officeooo:rsid="01640a26"/>
    </style:style>
    <style:style style:name="T166" style:family="text">
      <style:text-properties officeooo:rsid="0164ea42"/>
    </style:style>
    <style:style style:name="T167" style:family="text">
      <style:text-properties officeooo:rsid="016a2be2"/>
    </style:style>
    <style:style style:name="T168" style:family="text">
      <style:text-properties officeooo:rsid="016e187d"/>
    </style:style>
    <style:style style:name="T169" style:family="text">
      <style:text-properties officeooo:rsid="016e2cc5"/>
    </style:style>
    <style:style style:name="T170" style:family="text">
      <style:text-properties officeooo:rsid="016fe0f9"/>
    </style:style>
    <style:style style:name="T171" style:family="text">
      <style:text-properties officeooo:rsid="01719a5a"/>
    </style:style>
    <style:style style:name="T172" style:family="text">
      <style:text-properties officeooo:rsid="0172e7b5"/>
    </style:style>
    <style:style style:name="T173" style:family="text">
      <style:text-properties officeooo:rsid="01737527"/>
    </style:style>
    <style:style style:name="T174" style:family="text">
      <style:text-properties officeooo:rsid="017a918b"/>
    </style:style>
    <style:style style:name="T175" style:family="text">
      <style:text-properties officeooo:rsid="017c1817"/>
    </style:style>
    <style:style style:name="T176" style:family="text">
      <style:text-properties officeooo:rsid="017e5257"/>
    </style:style>
    <style:style style:name="T177" style:family="text">
      <style:text-properties officeooo:rsid="01814508"/>
    </style:style>
    <style:style style:name="T178" style:family="text">
      <style:text-properties officeooo:rsid="01814969"/>
    </style:style>
    <style:style style:name="T179" style:family="text">
      <style:text-properties officeooo:rsid="01825bc2"/>
    </style:style>
    <style:style style:name="T180" style:family="text">
      <style:text-properties officeooo:rsid="0182ca46"/>
    </style:style>
    <style:style style:name="T181" style:family="text">
      <style:text-properties officeooo:rsid="018769a5"/>
    </style:style>
    <style:style style:name="T182" style:family="text">
      <style:text-properties officeooo:rsid="0187db2b"/>
    </style:style>
    <style:style style:name="T183" style:family="text">
      <style:text-properties officeooo:rsid="018984b6"/>
    </style:style>
    <style:style style:name="T184" style:family="text">
      <style:text-properties officeooo:rsid="01900a37"/>
    </style:style>
    <style:style style:name="T185" style:family="text">
      <style:text-properties officeooo:rsid="0190982a"/>
    </style:style>
    <style:style style:name="T186" style:family="text">
      <style:text-properties officeooo:rsid="0192774c"/>
    </style:style>
    <style:style style:name="T187" style:family="text">
      <style:text-properties officeooo:rsid="0193e2ce"/>
    </style:style>
    <style:style style:name="T188" style:family="text">
      <style:text-properties officeooo:rsid="01957ecb"/>
    </style:style>
    <style:style style:name="T189" style:family="text">
      <style:text-properties officeooo:rsid="0195b8ff"/>
    </style:style>
    <style:style style:name="T190" style:family="text">
      <style:text-properties officeooo:rsid="0196b6dc"/>
    </style:style>
    <style:style style:name="T191" style:family="text">
      <style:text-properties officeooo:rsid="01984fc5"/>
    </style:style>
    <style:style style:name="T192" style:family="text">
      <style:text-properties officeooo:rsid="01997001"/>
    </style:style>
    <style:style style:name="T193" style:family="text">
      <style:text-properties officeooo:rsid="019a7b4d"/>
    </style:style>
    <style:style style:name="T194" style:family="text">
      <style:text-properties officeooo:rsid="019afe38"/>
    </style:style>
    <style:style style:name="T195" style:family="text">
      <style:text-properties officeooo:rsid="019cf4e8"/>
    </style:style>
    <style:style style:name="T196" style:family="text">
      <style:text-properties officeooo:rsid="019e2d75"/>
    </style:style>
    <style:style style:name="T197" style:family="text">
      <style:text-properties officeooo:rsid="019ea9b1"/>
    </style:style>
    <style:style style:name="T198" style:family="text">
      <style:text-properties officeooo:rsid="019efa86"/>
    </style:style>
    <style:style style:name="T199" style:family="text">
      <style:text-properties officeooo:rsid="01ad20e3"/>
    </style:style>
    <style:style style:name="T200" style:family="text">
      <style:text-properties officeooo:rsid="01aeca03"/>
    </style:style>
    <style:style style:name="T201" style:family="text">
      <style:text-properties officeooo:rsid="01b0583e"/>
    </style:style>
    <style:style style:name="T202" style:family="text">
      <style:text-properties officeooo:rsid="01b092a4"/>
    </style:style>
    <style:style style:name="T203" style:family="text">
      <style:text-properties officeooo:rsid="01b485cc"/>
    </style:style>
    <style:style style:name="T204" style:family="text">
      <style:text-properties officeooo:rsid="01b67267"/>
    </style:style>
    <style:style style:name="T205" style:family="text">
      <style:text-properties officeooo:rsid="01b85783"/>
    </style:style>
    <style:style style:name="T206" style:family="text">
      <style:text-properties officeooo:rsid="01b98e1c"/>
    </style:style>
    <style:style style:name="T207" style:family="text">
      <style:text-properties officeooo:rsid="01b9e827"/>
    </style:style>
    <style:style style:name="T208" style:family="text">
      <style:text-properties officeooo:rsid="01bafc1c"/>
    </style:style>
    <style:style style:name="T209" style:family="text">
      <style:text-properties officeooo:rsid="01bca817"/>
    </style:style>
    <style:style style:name="T210" style:family="text">
      <style:text-properties officeooo:rsid="01be354a"/>
    </style:style>
    <style:style style:name="T211" style:family="text">
      <style:text-properties officeooo:rsid="01be5489"/>
    </style:style>
    <style:style style:name="T212" style:family="text">
      <style:text-properties officeooo:rsid="01befa7c"/>
    </style:style>
    <style:style style:name="T213" style:family="text">
      <style:text-properties officeooo:rsid="01c0922f"/>
    </style:style>
    <style:style style:name="T214" style:family="text">
      <style:text-properties officeooo:rsid="01c12341"/>
    </style:style>
    <style:style style:name="T215" style:family="text">
      <style:text-properties officeooo:rsid="01c5f236"/>
    </style:style>
    <style:style style:name="T216" style:family="text">
      <style:text-properties officeooo:rsid="01c600a6"/>
    </style:style>
    <style:style style:name="T217" style:family="text">
      <style:text-properties officeooo:rsid="01c60d65"/>
    </style:style>
    <style:style style:name="T218" style:family="text">
      <style:text-properties officeooo:rsid="01c75ec0"/>
    </style:style>
    <style:style style:name="T219" style:family="text">
      <style:text-properties officeooo:rsid="01ca7670"/>
    </style:style>
    <style:style style:name="T220" style:family="text">
      <style:text-properties officeooo:rsid="01cb233c"/>
    </style:style>
    <style:style style:name="T221" style:family="text">
      <style:text-properties officeooo:rsid="01cf7847"/>
    </style:style>
    <style:style style:name="T222" style:family="text">
      <style:text-properties officeooo:rsid="01d3255c"/>
    </style:style>
    <style:style style:name="T223" style:family="text">
      <style:text-properties officeooo:rsid="01dd887d"/>
    </style:style>
    <style:style style:name="T224" style:family="text">
      <style:text-properties officeooo:rsid="01de28d0"/>
    </style:style>
    <style:style style:name="T225" style:family="text">
      <style:text-properties officeooo:rsid="01dfb64f"/>
    </style:style>
    <style:style style:name="T226" style:family="text">
      <style:text-properties officeooo:rsid="01e0c623"/>
    </style:style>
    <style:style style:name="T227" style:family="text">
      <style:text-properties officeooo:rsid="01e1b214"/>
    </style:style>
    <style:style style:name="T228" style:family="text">
      <style:text-properties officeooo:rsid="01e2b776"/>
    </style:style>
    <style:style style:name="T229" style:family="text">
      <style:text-properties officeooo:rsid="01e372e3"/>
    </style:style>
    <style:style style:name="T230" style:family="text">
      <style:text-properties officeooo:rsid="01e52b41"/>
    </style:style>
    <style:style style:name="T231" style:family="text">
      <style:text-properties officeooo:rsid="01e62915"/>
    </style:style>
    <style:style style:name="T232" style:family="text">
      <style:text-properties officeooo:rsid="01e89bd7"/>
    </style:style>
    <style:style style:name="T233" style:family="text">
      <style:text-properties officeooo:rsid="01ea823d"/>
    </style:style>
    <style:style style:name="T234" style:family="text">
      <style:text-properties officeooo:rsid="01ebdb00"/>
    </style:style>
    <style:style style:name="T235" style:family="text">
      <style:text-properties officeooo:rsid="01ed5a63"/>
    </style:style>
    <style:style style:name="T236" style:family="text">
      <style:text-properties officeooo:rsid="01ee429d"/>
    </style:style>
    <style:style style:name="T237" style:family="text">
      <style:text-properties officeooo:rsid="01f07992"/>
    </style:style>
    <style:style style:name="T238" style:family="text">
      <style:text-properties officeooo:rsid="01f09858"/>
    </style:style>
    <style:style style:name="T239" style:family="text">
      <style:text-properties officeooo:rsid="01f29475"/>
    </style:style>
    <style:style style:name="T240" style:family="text">
      <style:text-properties officeooo:rsid="01f53dc7"/>
    </style:style>
    <style:style style:name="T241" style:family="text">
      <style:text-properties officeooo:rsid="01f73ab8"/>
    </style:style>
    <style:style style:name="T242" style:family="text">
      <style:text-properties officeooo:rsid="01fa56e1"/>
    </style:style>
    <style:style style:name="T243" style:family="text">
      <style:text-properties officeooo:rsid="01fac9c6"/>
    </style:style>
    <style:style style:name="T244" style:family="text">
      <style:text-properties officeooo:rsid="020100c4"/>
    </style:style>
    <style:style style:name="T245" style:family="text">
      <style:text-properties officeooo:rsid="02016899"/>
    </style:style>
    <style:style style:name="T246" style:family="text">
      <style:text-properties officeooo:rsid="02035c80"/>
    </style:style>
    <style:style style:name="T247" style:family="text">
      <style:text-properties officeooo:rsid="02074ee2"/>
    </style:style>
    <style:style style:name="T248" style:family="text">
      <style:text-properties officeooo:rsid="0207c49d"/>
    </style:style>
    <style:style style:name="T249" style:family="text">
      <style:text-properties officeooo:rsid="02089577"/>
    </style:style>
    <style:style style:name="T250" style:family="text">
      <style:text-properties officeooo:rsid="020a2d65"/>
    </style:style>
    <style:style style:name="T251" style:family="text">
      <style:text-properties officeooo:rsid="020d72b1"/>
    </style:style>
    <style:style style:name="T252" style:family="text">
      <style:text-properties officeooo:rsid="0210107d"/>
    </style:style>
    <style:style style:name="T253" style:family="text">
      <style:text-properties officeooo:rsid="0212a8b5"/>
    </style:style>
    <style:style style:name="T254" style:family="text">
      <style:text-properties officeooo:rsid="0215946d"/>
    </style:style>
    <style:style style:name="T255" style:family="text">
      <style:text-properties officeooo:rsid="0217325c"/>
    </style:style>
    <style:style style:name="T256" style:family="text">
      <style:text-properties officeooo:rsid="02181f28"/>
    </style:style>
    <style:style style:name="T257" style:family="text">
      <style:text-properties officeooo:rsid="021a9eda"/>
    </style:style>
    <style:style style:name="T258" style:family="text">
      <style:text-properties officeooo:rsid="021d1664"/>
    </style:style>
    <style:style style:name="T259" style:family="text">
      <style:text-properties officeooo:rsid="021f28dc"/>
    </style:style>
    <style:style style:name="T260" style:family="text">
      <style:text-properties officeooo:rsid="021f951c"/>
    </style:style>
    <style:style style:name="T261" style:family="text">
      <style:text-properties officeooo:rsid="02212549"/>
    </style:style>
    <style:style style:name="T262" style:family="text">
      <style:text-properties officeooo:rsid="02217b7c"/>
    </style:style>
    <style:style style:name="T263" style:family="text">
      <style:text-properties officeooo:rsid="0223b339"/>
    </style:style>
    <style:style style:name="T264" style:family="text">
      <style:text-properties officeooo:rsid="02246fab"/>
    </style:style>
    <style:style style:name="T265" style:family="text">
      <style:text-properties officeooo:rsid="0225547d"/>
    </style:style>
    <style:style style:name="T266" style:family="text">
      <style:text-properties officeooo:rsid="0228153b"/>
    </style:style>
    <style:style style:name="T267" style:family="text">
      <style:text-properties officeooo:rsid="02294a66"/>
    </style:style>
    <style:style style:name="T268" style:family="text">
      <style:text-properties officeooo:rsid="0229c14b"/>
    </style:style>
    <style:style style:name="T269" style:family="text">
      <style:text-properties officeooo:rsid="022b6d68"/>
    </style:style>
    <style:style style:name="T270" style:family="text">
      <style:text-properties officeooo:rsid="022cb55e"/>
    </style:style>
    <style:style style:name="T271" style:family="text">
      <style:text-properties officeooo:rsid="022d58e7"/>
    </style:style>
    <style:style style:name="T272" style:family="text">
      <style:text-properties officeooo:rsid="022f0b90"/>
    </style:style>
    <style:style style:name="T273" style:family="text">
      <style:text-properties officeooo:rsid="022fb692"/>
    </style:style>
    <style:style style:name="T274" style:family="text">
      <style:text-properties officeooo:rsid="0230b8e8"/>
    </style:style>
    <style:style style:name="T275" style:family="text">
      <style:text-properties officeooo:rsid="02315817"/>
    </style:style>
    <style:style style:name="T276" style:family="text">
      <style:text-properties officeooo:rsid="023365fa"/>
    </style:style>
    <style:style style:name="T277" style:family="text">
      <style:text-properties officeooo:rsid="0237a049"/>
    </style:style>
    <style:style style:name="T278" style:family="text">
      <style:text-properties officeooo:rsid="0238823d"/>
    </style:style>
    <style:style style:name="T279" style:family="text">
      <style:text-properties officeooo:rsid="023ac42b"/>
    </style:style>
    <style:style style:name="T280" style:family="text">
      <style:text-properties officeooo:rsid="023c8520"/>
    </style:style>
    <style:style style:name="T281" style:family="text">
      <style:text-properties officeooo:rsid="023d07ad"/>
    </style:style>
    <style:style style:name="T282" style:family="text">
      <style:text-properties officeooo:rsid="023e6c89"/>
    </style:style>
    <style:style style:name="T283" style:family="text">
      <style:text-properties officeooo:rsid="0240d928"/>
    </style:style>
    <style:style style:name="T284" style:family="text">
      <style:text-properties officeooo:rsid="0243b785"/>
    </style:style>
    <style:style style:name="T285" style:family="text">
      <style:text-properties officeooo:rsid="02451ecd"/>
    </style:style>
    <style:style style:name="T286" style:family="text">
      <style:text-properties officeooo:rsid="0245af8b"/>
    </style:style>
    <style:style style:name="T287" style:family="text">
      <style:text-properties officeooo:rsid="0245f31d"/>
    </style:style>
    <style:style style:name="T288" style:family="text">
      <style:text-properties officeooo:rsid="02475e23"/>
    </style:style>
    <style:style style:name="T289" style:family="text">
      <style:text-properties officeooo:rsid="02497eb6"/>
    </style:style>
    <style:style style:name="T290" style:family="text">
      <style:text-properties officeooo:rsid="024c12c4"/>
    </style:style>
    <style:style style:name="T291" style:family="text">
      <style:text-properties officeooo:rsid="024d07be"/>
    </style:style>
    <style:style style:name="T292" style:family="text">
      <style:text-properties officeooo:rsid="024ddea6"/>
    </style:style>
    <style:style style:name="T293" style:family="text">
      <style:text-properties officeooo:rsid="024e9869"/>
    </style:style>
    <style:style style:name="T294" style:family="text">
      <style:text-properties officeooo:rsid="024f07f1"/>
    </style:style>
    <style:style style:name="T295" style:family="text">
      <style:text-properties officeooo:rsid="0251a0a8"/>
    </style:style>
    <style:style style:name="T296" style:family="text">
      <style:text-properties officeooo:rsid="0251a28d"/>
    </style:style>
    <style:style style:name="T297" style:family="text">
      <style:text-properties officeooo:rsid="0253181e"/>
    </style:style>
    <style:style style:name="T298" style:family="text">
      <style:text-properties officeooo:rsid="0253a9d9"/>
    </style:style>
    <style:style style:name="T299" style:family="text">
      <style:text-properties officeooo:rsid="025439e8"/>
    </style:style>
    <style:style style:name="T300" style:family="text">
      <style:text-properties officeooo:rsid="0255308a"/>
    </style:style>
    <style:style style:name="T301" style:family="text">
      <style:text-properties officeooo:rsid="0255dd6e"/>
    </style:style>
    <style:style style:name="T302" style:family="text">
      <style:text-properties officeooo:rsid="025a409d"/>
    </style:style>
    <style:style style:name="T303" style:family="text">
      <style:text-properties officeooo:rsid="025cc2dd"/>
    </style:style>
    <style:style style:name="T304" style:family="text">
      <style:text-properties officeooo:rsid="025e3806"/>
    </style:style>
    <style:style style:name="T305" style:family="text">
      <style:text-properties officeooo:rsid="025f8da5"/>
    </style:style>
    <style:style style:name="T306" style:family="text">
      <style:text-properties officeooo:rsid="0263aeb8"/>
    </style:style>
    <style:style style:name="T307" style:family="text">
      <style:text-properties officeooo:rsid="02641866"/>
    </style:style>
    <style:style style:name="T308" style:family="text">
      <style:text-properties officeooo:rsid="02657a3d"/>
    </style:style>
    <style:style style:name="T309" style:family="text">
      <style:text-properties officeooo:rsid="02698562"/>
    </style:style>
    <style:style style:name="T310" style:family="text">
      <style:text-properties officeooo:rsid="026b832b"/>
    </style:style>
    <style:style style:name="T311" style:family="text">
      <style:text-properties officeooo:rsid="026d27bc"/>
    </style:style>
    <style:style style:name="T312" style:family="text">
      <style:text-properties officeooo:rsid="026d8e04"/>
    </style:style>
    <style:style style:name="T313" style:family="text">
      <style:text-properties officeooo:rsid="026e258d"/>
    </style:style>
    <style:style style:name="T314" style:family="text">
      <style:text-properties officeooo:rsid="026e2a75"/>
    </style:style>
    <style:style style:name="T315" style:family="text">
      <style:text-properties officeooo:rsid="02702908"/>
    </style:style>
    <style:style style:name="T316" style:family="text">
      <style:text-properties officeooo:rsid="0270818b"/>
    </style:style>
    <style:style style:name="T317" style:family="text">
      <style:text-properties officeooo:rsid="0270f9cd"/>
    </style:style>
    <style:style style:name="T318" style:family="text">
      <style:text-properties officeooo:rsid="0270fee4"/>
    </style:style>
    <style:style style:name="T319" style:family="text">
      <style:text-properties officeooo:rsid="0272e89b"/>
    </style:style>
    <style:style style:name="T320" style:family="text">
      <style:text-properties officeooo:rsid="02734613"/>
    </style:style>
    <style:style style:name="T321" style:family="text">
      <style:text-properties officeooo:rsid="0273b7c9"/>
    </style:style>
    <style:style style:name="T322" style:family="text">
      <style:text-properties officeooo:rsid="027597f7"/>
    </style:style>
    <style:style style:name="T323" style:family="text">
      <style:text-properties officeooo:rsid="02759a2d"/>
    </style:style>
    <style:style style:name="T324" style:family="text">
      <style:text-properties officeooo:rsid="027615c5"/>
    </style:style>
    <style:style style:name="T325" style:family="text">
      <style:text-properties officeooo:rsid="027c00c5"/>
    </style:style>
    <style:style style:name="T326" style:family="text">
      <style:text-properties officeooo:rsid="027d0da3"/>
    </style:style>
    <style:style style:name="T327" style:family="text">
      <style:text-properties officeooo:rsid="027f2fe1"/>
    </style:style>
    <style:style style:name="T328" style:family="text">
      <style:text-properties officeooo:rsid="027fb193"/>
    </style:style>
    <style:style style:name="T329" style:family="text">
      <style:text-properties officeooo:rsid="02813097"/>
    </style:style>
    <style:style style:name="T330" style:family="text">
      <style:text-properties officeooo:rsid="0283e192"/>
    </style:style>
    <style:style style:name="T331" style:family="text">
      <style:text-properties officeooo:rsid="0285a12f"/>
    </style:style>
    <style:style style:name="T332" style:family="text">
      <style:text-properties officeooo:rsid="028618a6"/>
    </style:style>
    <style:style style:name="T333" style:family="text">
      <style:text-properties officeooo:rsid="0286f80d"/>
    </style:style>
    <style:style style:name="T334" style:family="text">
      <style:text-properties officeooo:rsid="0288a117"/>
    </style:style>
    <style:style style:name="T335" style:family="text">
      <style:text-properties officeooo:rsid="028a6a36"/>
    </style:style>
    <style:style style:name="T336" style:family="text">
      <style:text-properties officeooo:rsid="028b8187"/>
    </style:style>
    <style:style style:name="T337" style:family="text">
      <style:text-properties officeooo:rsid="028cf210"/>
    </style:style>
    <style:style style:name="T338" style:family="text">
      <style:text-properties officeooo:rsid="028e407a"/>
    </style:style>
    <style:style style:name="T339" style:family="text">
      <style:text-properties officeooo:rsid="028f61d1"/>
    </style:style>
    <style:style style:name="T340" style:family="text">
      <style:text-properties officeooo:rsid="02908374"/>
    </style:style>
    <style:style style:name="T341" style:family="text">
      <style:text-properties officeooo:rsid="029357af"/>
    </style:style>
    <style:style style:name="T342" style:family="text">
      <style:text-properties officeooo:rsid="0293bfc4"/>
    </style:style>
    <style:style style:name="T343" style:family="text">
      <style:text-properties officeooo:rsid="029434c4"/>
    </style:style>
    <style:style style:name="T344" style:family="text">
      <style:text-properties officeooo:rsid="0296d290"/>
    </style:style>
    <style:style style:name="T345" style:family="text">
      <style:text-properties officeooo:rsid="029821d3"/>
    </style:style>
    <style:style style:name="T346" style:family="text">
      <style:text-properties officeooo:rsid="0298fef8"/>
    </style:style>
    <style:style style:name="T347" style:family="text">
      <style:text-properties officeooo:rsid="029af38e"/>
    </style:style>
    <style:style style:name="T348" style:family="text">
      <style:text-properties officeooo:rsid="029cd885"/>
    </style:style>
    <style:style style:name="T349" style:family="text">
      <style:text-properties officeooo:rsid="029e7f25"/>
    </style:style>
    <style:style style:name="T350" style:family="text">
      <style:text-properties officeooo:rsid="029f534f"/>
    </style:style>
    <style:style style:name="T351" style:family="text">
      <style:text-properties officeooo:rsid="029fdd2b"/>
    </style:style>
    <style:style style:name="T352" style:family="text">
      <style:text-properties officeooo:rsid="02a1d7ae"/>
    </style:style>
    <style:style style:name="T353" style:family="text">
      <style:text-properties officeooo:rsid="02a41bca"/>
    </style:style>
    <style:style style:name="T354" style:family="text">
      <style:text-properties officeooo:rsid="02a6e92e"/>
    </style:style>
    <style:style style:name="T355" style:family="text">
      <style:text-properties officeooo:rsid="02a772c6"/>
    </style:style>
    <style:style style:name="T356" style:family="text">
      <style:text-properties officeooo:rsid="02a81bf0"/>
    </style:style>
    <style:style style:name="T357" style:family="text">
      <style:text-properties officeooo:rsid="02a869d4"/>
    </style:style>
    <style:style style:name="T358" style:family="text">
      <style:text-properties officeooo:rsid="02a88280"/>
    </style:style>
    <style:style style:name="T359" style:family="text">
      <style:text-properties officeooo:rsid="02a9fd2d"/>
    </style:style>
    <style:style style:name="T360" style:family="text">
      <style:text-properties officeooo:rsid="02ab9a0a"/>
    </style:style>
    <style:style style:name="T361" style:family="text">
      <style:text-properties officeooo:rsid="02af758c"/>
    </style:style>
    <style:style style:name="T362" style:family="text">
      <style:text-properties officeooo:rsid="02b07361"/>
    </style:style>
    <style:style style:name="T363" style:family="text">
      <style:text-properties officeooo:rsid="02b2e421"/>
    </style:style>
    <style:style style:name="T364" style:family="text">
      <style:text-properties officeooo:rsid="02b48b55"/>
    </style:style>
    <style:style style:name="T365" style:family="text">
      <style:text-properties officeooo:rsid="02b5d412"/>
    </style:style>
    <style:style style:name="T366" style:family="text">
      <style:text-properties officeooo:rsid="02b8bb45"/>
    </style:style>
    <style:style style:name="T367" style:family="text">
      <style:text-properties officeooo:rsid="02bb8f94"/>
    </style:style>
    <style:style style:name="T368" style:family="text">
      <style:text-properties officeooo:rsid="02be90b4"/>
    </style:style>
    <style:style style:name="T369" style:family="text">
      <style:text-properties officeooo:rsid="02bf295d"/>
    </style:style>
    <style:style style:name="T370" style:family="text">
      <style:text-properties officeooo:rsid="02c110db"/>
    </style:style>
    <style:style style:name="T371" style:family="text">
      <style:text-properties officeooo:rsid="02c27042"/>
    </style:style>
    <style:style style:name="T372" style:family="text">
      <style:text-properties officeooo:rsid="02c3c489"/>
    </style:style>
    <style:style style:name="T373" style:family="text">
      <style:text-properties officeooo:rsid="02c4b85d"/>
    </style:style>
    <style:style style:name="T374" style:family="text">
      <style:text-properties officeooo:rsid="02c67827"/>
    </style:style>
    <style:style style:name="T375" style:family="text">
      <style:text-properties officeooo:rsid="02c85108"/>
    </style:style>
    <style:style style:name="T376" style:family="text">
      <style:text-properties officeooo:rsid="02c87a30"/>
    </style:style>
    <style:style style:name="T377" style:family="text">
      <style:text-properties officeooo:rsid="02cafa47"/>
    </style:style>
    <style:style style:name="T378" style:family="text">
      <style:text-properties officeooo:rsid="02cc79fb"/>
    </style:style>
    <style:style style:name="T379" style:family="text">
      <style:text-properties officeooo:rsid="02d01b2d"/>
    </style:style>
    <style:style style:name="T380" style:family="text">
      <style:text-properties officeooo:rsid="02d20192"/>
    </style:style>
    <style:style style:name="T381" style:family="text">
      <style:text-properties officeooo:rsid="02d33a0e"/>
    </style:style>
    <style:style style:name="T382" style:family="text">
      <style:text-properties officeooo:rsid="02d4a88e"/>
    </style:style>
    <style:style style:name="T383" style:family="text">
      <style:text-properties officeooo:rsid="02d4cfa2"/>
    </style:style>
    <style:style style:name="T384" style:family="text">
      <style:text-properties officeooo:rsid="02d55d1a"/>
    </style:style>
    <style:style style:name="T385" style:family="text">
      <style:text-properties officeooo:rsid="02d573f9"/>
    </style:style>
    <style:style style:name="T386" style:family="text">
      <style:text-properties officeooo:rsid="02d71fbe"/>
    </style:style>
    <style:style style:name="T387" style:family="text">
      <style:text-properties officeooo:rsid="02d7b53c"/>
    </style:style>
    <style:style style:name="T388" style:family="text">
      <style:text-properties officeooo:rsid="02db4d49"/>
    </style:style>
    <style:style style:name="T389" style:family="text">
      <style:text-properties officeooo:rsid="02dcee45"/>
    </style:style>
    <style:style style:name="T390" style:family="text">
      <style:text-properties officeooo:rsid="02ddb07c"/>
    </style:style>
    <style:style style:name="T391" style:family="text">
      <style:text-properties officeooo:rsid="02df0a3d"/>
    </style:style>
    <style:style style:name="T392" style:family="text">
      <style:text-properties officeooo:rsid="02dfb619"/>
    </style:style>
    <style:style style:name="T393" style:family="text">
      <style:text-properties officeooo:rsid="02dfe3d1"/>
    </style:style>
    <style:style style:name="T394" style:family="text">
      <style:text-properties officeooo:rsid="02e000b0"/>
    </style:style>
    <style:style style:name="T395" style:family="text">
      <style:text-properties officeooo:rsid="02e40062"/>
    </style:style>
    <style:style style:name="T396" style:family="text">
      <style:text-properties officeooo:rsid="02e47b6d"/>
    </style:style>
    <style:style style:name="T397" style:family="text">
      <style:text-properties officeooo:rsid="02e4a475"/>
    </style:style>
    <style:style style:name="T398" style:family="text">
      <style:text-properties officeooo:rsid="02e7270d"/>
    </style:style>
    <style:style style:name="T399" style:family="text">
      <style:text-properties officeooo:rsid="02e84a44"/>
    </style:style>
    <style:style style:name="T400" style:family="text">
      <style:text-properties officeooo:rsid="02e9e74f"/>
    </style:style>
    <style:style style:name="T401" style:family="text">
      <style:text-properties officeooo:rsid="02ea79fe"/>
    </style:style>
    <style:style style:name="T402" style:family="text">
      <style:text-properties officeooo:rsid="02ec4596"/>
    </style:style>
    <style:style style:name="T403" style:family="text">
      <style:text-properties officeooo:rsid="02ecd14d"/>
    </style:style>
    <style:style style:name="T404" style:family="text">
      <style:text-properties officeooo:rsid="02edab24"/>
    </style:style>
    <style:style style:name="T405" style:family="text">
      <style:text-properties officeooo:rsid="02ef8c95"/>
    </style:style>
    <style:style style:name="T406" style:family="text">
      <style:text-properties officeooo:rsid="02f0dd2e"/>
    </style:style>
    <style:style style:name="T407" style:family="text">
      <style:text-properties officeooo:rsid="02f27953"/>
    </style:style>
    <style:style style:name="T408" style:family="text">
      <style:text-properties officeooo:rsid="02f2867d"/>
    </style:style>
    <style:style style:name="T409" style:family="text">
      <style:text-properties officeooo:rsid="02f4403f"/>
    </style:style>
    <style:style style:name="T410" style:family="text">
      <style:text-properties officeooo:rsid="02f5b259"/>
    </style:style>
    <style:style style:name="T411" style:family="text">
      <style:text-properties officeooo:rsid="02f7a16c"/>
    </style:style>
    <style:style style:name="T412" style:family="text">
      <style:text-properties officeooo:rsid="02f8766c"/>
    </style:style>
    <style:style style:name="T413" style:family="text">
      <style:text-properties officeooo:rsid="02f9a6d4"/>
    </style:style>
    <style:style style:name="T414" style:family="text">
      <style:text-properties officeooo:rsid="02fc94e8"/>
    </style:style>
    <style:style style:name="T415" style:family="text">
      <style:text-properties officeooo:rsid="02fda326"/>
    </style:style>
    <style:style style:name="T416" style:family="text">
      <style:text-properties officeooo:rsid="02ff64c7"/>
    </style:style>
    <style:style style:name="T417" style:family="text">
      <style:text-properties officeooo:rsid="02ffdb42"/>
    </style:style>
    <style:style style:name="T418" style:family="text">
      <style:text-properties officeooo:rsid="0301be0a"/>
    </style:style>
    <style:style style:name="T419" style:family="text">
      <style:text-properties officeooo:rsid="0302f029"/>
    </style:style>
    <style:style style:name="T420" style:family="text">
      <style:text-properties officeooo:rsid="0303c262"/>
    </style:style>
    <style:style style:name="T421" style:family="text">
      <style:text-properties officeooo:rsid="0304434d"/>
    </style:style>
    <style:style style:name="T422" style:family="text">
      <style:text-properties officeooo:rsid="0307548b"/>
    </style:style>
    <style:style style:name="T423" style:family="text">
      <style:text-properties officeooo:rsid="030858de"/>
    </style:style>
    <style:style style:name="T424" style:family="text">
      <style:text-properties officeooo:rsid="03094a95"/>
    </style:style>
    <style:style style:name="T425" style:family="text">
      <style:text-properties officeooo:rsid="0309dbb2"/>
    </style:style>
    <style:style style:name="T426" style:family="text">
      <style:text-properties officeooo:rsid="030bb3a1"/>
    </style:style>
    <style:style style:name="T427" style:family="text">
      <style:text-properties officeooo:rsid="030d2c21"/>
    </style:style>
    <style:style style:name="T428" style:family="text">
      <style:text-properties officeooo:rsid="030dc6ad"/>
    </style:style>
    <style:style style:name="T429" style:family="text">
      <style:text-properties officeooo:rsid="03124a61"/>
    </style:style>
    <style:style style:name="T430" style:family="text">
      <style:text-properties officeooo:rsid="03168868"/>
    </style:style>
    <style:style style:name="T431" style:family="text">
      <style:text-properties officeooo:rsid="0318363e"/>
    </style:style>
    <style:style style:name="T432" style:family="text">
      <style:text-properties officeooo:rsid="031cb36d"/>
    </style:style>
    <style:style style:name="T433" style:family="text">
      <style:text-properties officeooo:rsid="031e9b32"/>
    </style:style>
    <style:style style:name="T434" style:family="text">
      <style:text-properties officeooo:rsid="0320e21b"/>
    </style:style>
    <style:style style:name="T435" style:family="text">
      <style:text-properties officeooo:rsid="03214d21"/>
    </style:style>
    <style:style style:name="T436" style:family="text">
      <style:text-properties officeooo:rsid="03233893"/>
    </style:style>
    <style:style style:name="T437" style:family="text">
      <style:text-properties officeooo:rsid="03241946"/>
    </style:style>
    <style:style style:name="T438" style:family="text">
      <style:text-properties officeooo:rsid="0325200c"/>
    </style:style>
    <style:style style:name="T439" style:family="text">
      <style:text-properties officeooo:rsid="03252904"/>
    </style:style>
    <style:style style:name="T440" style:family="text">
      <style:text-properties officeooo:rsid="0325ba83"/>
    </style:style>
    <style:style style:name="T441" style:family="text">
      <style:text-properties officeooo:rsid="0327bbb5"/>
    </style:style>
    <style:style style:name="T442" style:family="text">
      <style:text-properties officeooo:rsid="032a9566"/>
    </style:style>
    <style:style style:name="T443" style:family="text">
      <style:text-properties officeooo:rsid="032c6f78"/>
    </style:style>
    <style:style style:name="T444" style:family="text">
      <style:text-properties officeooo:rsid="032d0f93"/>
    </style:style>
    <style:style style:name="T445" style:family="text">
      <style:text-properties officeooo:rsid="032d0faa"/>
    </style:style>
    <style:style style:name="T446" style:family="text">
      <style:text-properties officeooo:rsid="032e0573"/>
    </style:style>
    <style:style style:name="T447" style:family="text">
      <style:text-properties officeooo:rsid="032e8b75"/>
    </style:style>
    <style:style style:name="T448" style:family="text">
      <style:text-properties officeooo:rsid="0330df7d"/>
    </style:style>
    <style:style style:name="T449" style:family="text">
      <style:text-properties officeooo:rsid="0333a582"/>
    </style:style>
    <style:style style:name="T450" style:family="text">
      <style:text-properties officeooo:rsid="033583e3"/>
    </style:style>
    <style:style style:name="T451" style:family="text">
      <style:text-properties officeooo:rsid="033665e2"/>
    </style:style>
    <style:style style:name="T452" style:family="text">
      <style:text-properties officeooo:rsid="0337d414"/>
    </style:style>
    <style:style style:name="T453" style:family="text">
      <style:text-properties officeooo:rsid="03393c57"/>
    </style:style>
    <style:style style:name="T454" style:family="text">
      <style:text-properties officeooo:rsid="033a5363"/>
    </style:style>
    <style:style style:name="T455" style:family="text">
      <style:text-properties officeooo:rsid="033e108e"/>
    </style:style>
    <style:style style:name="T456" style:family="text">
      <style:text-properties officeooo:rsid="033e78af"/>
    </style:style>
    <style:style style:name="T457" style:family="text">
      <style:text-properties officeooo:rsid="0340301a"/>
    </style:style>
    <style:style style:name="T458" style:family="text">
      <style:text-properties officeooo:rsid="0340ddd0"/>
    </style:style>
    <style:style style:name="T459" style:family="text">
      <style:text-properties officeooo:rsid="034191ff"/>
    </style:style>
    <style:style style:name="T460" style:family="text">
      <style:text-properties officeooo:rsid="034311a5"/>
    </style:style>
    <style:style style:name="T461" style:family="text">
      <style:text-properties officeooo:rsid="034444cd"/>
    </style:style>
    <style:style style:name="T462" style:family="text">
      <style:text-properties officeooo:rsid="0345add1"/>
    </style:style>
    <style:style style:name="T463" style:family="text">
      <style:text-properties officeooo:rsid="0345b3ce"/>
    </style:style>
    <style:style style:name="T464" style:family="text">
      <style:text-properties officeooo:rsid="0349689f"/>
    </style:style>
    <style:style style:name="T465" style:family="text">
      <style:text-properties officeooo:rsid="0349c029"/>
    </style:style>
    <style:style style:name="T466" style:family="text">
      <style:text-properties officeooo:rsid="034c6f43"/>
    </style:style>
    <style:style style:name="T467" style:family="text">
      <style:text-properties officeooo:rsid="034cecfb"/>
    </style:style>
    <style:style style:name="T468" style:family="text">
      <style:text-properties officeooo:rsid="034d3b61"/>
    </style:style>
    <style:style style:name="T469" style:family="text">
      <style:text-properties officeooo:rsid="034e2398"/>
    </style:style>
    <style:style style:name="T470" style:family="text">
      <style:text-properties officeooo:rsid="03508311"/>
    </style:style>
    <style:style style:name="T471" style:family="text">
      <style:text-properties officeooo:rsid="03517203"/>
    </style:style>
    <style:style style:name="T472" style:family="text">
      <style:text-properties officeooo:rsid="03536c60"/>
    </style:style>
    <style:style style:name="T473" style:family="text">
      <style:text-properties officeooo:rsid="0354d251"/>
    </style:style>
    <style:style style:name="T474" style:family="text">
      <style:text-properties officeooo:rsid="03569368"/>
    </style:style>
    <style:style style:name="T475" style:family="text">
      <style:text-properties officeooo:rsid="0358ec11"/>
    </style:style>
    <style:style style:name="T476" style:family="text">
      <style:text-properties officeooo:rsid="035a3e69"/>
    </style:style>
    <style:style style:name="T477" style:family="text">
      <style:text-properties officeooo:rsid="035f5ff5"/>
    </style:style>
    <style:style style:name="T478" style:family="text">
      <style:text-properties officeooo:rsid="0360f439"/>
    </style:style>
    <style:style style:name="T479" style:family="text">
      <style:text-properties officeooo:rsid="0363d047"/>
    </style:style>
    <style:style style:name="T480" style:family="text">
      <style:text-properties officeooo:rsid="036670d2"/>
    </style:style>
    <style:style style:name="T481" style:family="text">
      <style:text-properties officeooo:rsid="0369b20b"/>
    </style:style>
    <style:style style:name="T482" style:family="text">
      <style:text-properties officeooo:rsid="036a4144"/>
    </style:style>
    <style:style style:name="T483" style:family="text">
      <style:text-properties officeooo:rsid="036bfe05"/>
    </style:style>
    <style:style style:name="T484" style:family="text">
      <style:text-properties officeooo:rsid="036d7746"/>
    </style:style>
    <style:style style:name="T485" style:family="text">
      <style:text-properties officeooo:rsid="036f468b"/>
    </style:style>
    <style:style style:name="T486" style:family="text">
      <style:text-properties officeooo:rsid="0370fc04"/>
    </style:style>
    <style:style style:name="T487" style:family="text">
      <style:text-properties officeooo:rsid="0374c65f"/>
    </style:style>
    <style:style style:name="T488" style:family="text">
      <style:text-properties officeooo:rsid="03770f29"/>
    </style:style>
    <style:style style:name="T489" style:family="text">
      <style:text-properties officeooo:rsid="037a64cd"/>
    </style:style>
    <style:style style:name="T490" style:family="text">
      <style:text-properties officeooo:rsid="037bad7a"/>
    </style:style>
    <style:style style:name="T491" style:family="text">
      <style:text-properties officeooo:rsid="037c217b"/>
    </style:style>
    <style:style style:name="T492" style:family="text">
      <style:text-properties officeooo:rsid="037cb3f8"/>
    </style:style>
    <style:style style:name="T493" style:family="text">
      <style:text-properties officeooo:rsid="037de661"/>
    </style:style>
    <style:style style:name="T494" style:family="text">
      <style:text-properties officeooo:rsid="037f751f"/>
    </style:style>
    <style:style style:name="T495" style:family="text">
      <style:text-properties officeooo:rsid="03839ede"/>
    </style:style>
    <style:style style:name="T496" style:family="text">
      <style:text-properties officeooo:rsid="0383e94e"/>
    </style:style>
    <style:style style:name="T497" style:family="text">
      <style:text-properties officeooo:rsid="038701d4"/>
    </style:style>
    <style:style style:name="T498" style:family="text">
      <style:text-properties officeooo:rsid="038933b5"/>
    </style:style>
    <style:style style:name="T499" style:family="text">
      <style:text-properties officeooo:rsid="0389a633"/>
    </style:style>
    <style:style style:name="T500" style:family="text">
      <style:text-properties officeooo:rsid="0389a6d3"/>
    </style:style>
    <style:style style:name="T501" style:family="text">
      <style:text-properties officeooo:rsid="038a6c09"/>
    </style:style>
    <style:style style:name="T502" style:family="text">
      <style:text-properties officeooo:rsid="038b73df"/>
    </style:style>
    <style:style style:name="T503" style:family="text">
      <style:text-properties officeooo:rsid="038dc31d"/>
    </style:style>
    <style:style style:name="T504" style:family="text">
      <style:text-properties officeooo:rsid="038e8e34"/>
    </style:style>
    <style:style style:name="T505" style:family="text">
      <style:text-properties officeooo:rsid="03902ed3"/>
    </style:style>
    <style:style style:name="T506" style:family="text">
      <style:text-properties officeooo:rsid="03928a89"/>
    </style:style>
    <style:style style:name="T507" style:family="text">
      <style:text-properties officeooo:rsid="039342d9"/>
    </style:style>
    <style:style style:name="T508" style:family="text">
      <style:text-properties officeooo:rsid="0394e218"/>
    </style:style>
    <style:style style:name="T509" style:family="text">
      <style:text-properties officeooo:rsid="03950208"/>
    </style:style>
    <style:style style:name="T510" style:family="text">
      <style:text-properties officeooo:rsid="0395de7e"/>
    </style:style>
    <style:style style:name="T511" style:family="text">
      <style:text-properties officeooo:rsid="0398c4e4"/>
    </style:style>
    <style:style style:name="T512" style:family="text">
      <style:text-properties officeooo:rsid="039ae1ee"/>
    </style:style>
    <style:style style:name="T513" style:family="text">
      <style:text-properties officeooo:rsid="039cd610"/>
    </style:style>
    <style:style style:name="T514" style:family="text">
      <style:text-properties officeooo:rsid="039ec81e"/>
    </style:style>
    <style:style style:name="T515" style:family="text">
      <style:text-properties officeooo:rsid="03a0c6f7"/>
    </style:style>
    <style:style style:name="T516" style:family="text">
      <style:text-properties officeooo:rsid="03a209e7"/>
    </style:style>
    <style:style style:name="T517" style:family="text">
      <style:text-properties officeooo:rsid="03a47204"/>
    </style:style>
    <style:style style:name="T518" style:family="text">
      <style:text-properties officeooo:rsid="03a61f78"/>
    </style:style>
    <style:style style:name="T519" style:family="text">
      <style:text-properties officeooo:rsid="03a6eb4e"/>
    </style:style>
    <style:style style:name="T520" style:family="text">
      <style:text-properties officeooo:rsid="03a75561"/>
    </style:style>
    <style:style style:name="T521" style:family="text">
      <style:text-properties officeooo:rsid="03a9179f"/>
    </style:style>
    <style:style style:name="T522" style:family="text">
      <style:text-properties officeooo:rsid="03ac8155"/>
    </style:style>
    <style:style style:name="T523" style:family="text">
      <style:text-properties officeooo:rsid="03ad907d"/>
    </style:style>
    <style:style style:name="T524" style:family="text">
      <style:text-properties officeooo:rsid="03af18db"/>
    </style:style>
    <style:style style:name="T525" style:family="text">
      <style:text-properties officeooo:rsid="03b07b13"/>
    </style:style>
    <style:style style:name="T526" style:family="text">
      <style:text-properties officeooo:rsid="03b141b3"/>
    </style:style>
    <style:style style:name="T527" style:family="text">
      <style:text-properties officeooo:rsid="03b27ebd"/>
    </style:style>
    <style:style style:name="T528" style:family="text">
      <style:text-properties officeooo:rsid="03b53e1b"/>
    </style:style>
    <style:style style:name="T529" style:family="text">
      <style:text-properties officeooo:rsid="03b62fe5"/>
    </style:style>
    <style:style style:name="T530" style:family="text">
      <style:text-properties officeooo:rsid="03b8b85d"/>
    </style:style>
    <style:style style:name="T531" style:family="text">
      <style:text-properties officeooo:rsid="03ba5a7a"/>
    </style:style>
    <style:style style:name="T532" style:family="text">
      <style:text-properties officeooo:rsid="03bef994"/>
    </style:style>
    <style:style style:name="T533" style:family="text">
      <style:text-properties officeooo:rsid="03c174f9"/>
    </style:style>
    <style:style style:name="T534" style:family="text">
      <style:text-properties officeooo:rsid="03c35fe9"/>
    </style:style>
    <style:style style:name="T535" style:family="text">
      <style:text-properties officeooo:rsid="03c4240a"/>
    </style:style>
    <style:style style:name="T536" style:family="text">
      <style:text-properties officeooo:rsid="03c66a47"/>
    </style:style>
    <style:style style:name="T537" style:family="text">
      <style:text-properties officeooo:rsid="03c6bb9f"/>
    </style:style>
    <style:style style:name="T538" style:family="text">
      <style:text-properties officeooo:rsid="03c9de10"/>
    </style:style>
    <style:style style:name="T539" style:family="text">
      <style:text-properties officeooo:rsid="03cc5694"/>
    </style:style>
    <style:style style:name="T540" style:family="text">
      <style:text-properties officeooo:rsid="03cd0e1d"/>
    </style:style>
    <style:style style:name="T541" style:family="text">
      <style:text-properties officeooo:rsid="03d1b293"/>
    </style:style>
    <style:style style:name="T542" style:family="text">
      <style:text-properties officeooo:rsid="03d2beb4"/>
    </style:style>
    <style:style style:name="T543" style:family="text">
      <style:text-properties officeooo:rsid="03d5f14d"/>
    </style:style>
    <style:style style:name="T544" style:family="text">
      <style:text-properties officeooo:rsid="03d681a4"/>
    </style:style>
    <style:style style:name="T545" style:family="text">
      <style:text-properties officeooo:rsid="03d855ca"/>
    </style:style>
    <style:style style:name="T546" style:family="text">
      <style:text-properties officeooo:rsid="03da518b"/>
    </style:style>
    <style:style style:name="T547" style:family="text">
      <style:text-properties officeooo:rsid="03dcb810"/>
    </style:style>
    <style:style style:name="T548" style:family="text">
      <style:text-properties officeooo:rsid="03dd237a"/>
    </style:style>
    <style:style style:name="T549" style:family="text">
      <style:text-properties officeooo:rsid="03e114a8"/>
    </style:style>
    <style:style style:name="T550" style:family="text">
      <style:text-properties officeooo:rsid="03e4edb2"/>
    </style:style>
    <style:style style:name="T551" style:family="text">
      <style:text-properties officeooo:rsid="03e6793d"/>
    </style:style>
    <style:style style:name="T552" style:family="text">
      <style:text-properties officeooo:rsid="03e9d83f"/>
    </style:style>
    <style:style style:name="T553" style:family="text">
      <style:text-properties officeooo:rsid="03ebc20d"/>
    </style:style>
    <style:style style:name="T554" style:family="text">
      <style:text-properties officeooo:rsid="03efc64a"/>
    </style:style>
    <style:style style:name="T555" style:family="text">
      <style:text-properties officeooo:rsid="03f1c65c"/>
    </style:style>
    <style:style style:name="T556" style:family="text">
      <style:text-properties officeooo:rsid="03f344e5"/>
    </style:style>
    <style:style style:name="T557" style:family="text">
      <style:text-properties officeooo:rsid="03f4ece1"/>
    </style:style>
    <style:style style:name="T558" style:family="text">
      <style:text-properties officeooo:rsid="03f500c6"/>
    </style:style>
    <style:style style:name="T559" style:family="text">
      <style:text-properties officeooo:rsid="03f684b5"/>
    </style:style>
    <style:style style:name="T560" style:family="text">
      <style:text-properties officeooo:rsid="03f75ea0"/>
    </style:style>
    <style:style style:name="T561" style:family="text">
      <style:text-properties officeooo:rsid="03f89a59"/>
    </style:style>
    <style:style style:name="T562" style:family="text">
      <style:text-properties officeooo:rsid="03f8dfe2"/>
    </style:style>
    <style:style style:name="T563" style:family="text">
      <style:text-properties officeooo:rsid="03fa1bc5"/>
    </style:style>
    <style:style style:name="T564" style:family="text">
      <style:text-properties officeooo:rsid="03fc2bb3"/>
    </style:style>
    <style:style style:name="T565" style:family="text">
      <style:text-properties officeooo:rsid="03fc2df9"/>
    </style:style>
    <style:style style:name="T566" style:family="text">
      <style:text-properties officeooo:rsid="03fda495"/>
    </style:style>
    <style:style style:name="T567" style:family="text">
      <style:text-properties officeooo:rsid="03fdfc7a"/>
    </style:style>
    <style:style style:name="T568" style:family="text">
      <style:text-properties officeooo:rsid="03fecc5d"/>
    </style:style>
    <style:style style:name="T569" style:family="text">
      <style:text-properties officeooo:rsid="03ff22f9"/>
    </style:style>
    <style:style style:name="T570" style:family="text">
      <style:text-properties officeooo:rsid="0401a194"/>
    </style:style>
    <style:style style:name="T571" style:family="text">
      <style:text-properties officeooo:rsid="04024062"/>
    </style:style>
    <style:style style:name="T572" style:family="text">
      <style:text-properties officeooo:rsid="04033564"/>
    </style:style>
    <style:style style:name="T573" style:family="text">
      <style:text-properties officeooo:rsid="04063923"/>
    </style:style>
    <style:style style:name="T574" style:family="text">
      <style:text-properties officeooo:rsid="0407e666"/>
    </style:style>
    <style:style style:name="T575" style:family="text">
      <style:text-properties officeooo:rsid="0407ff2e"/>
    </style:style>
    <style:style style:name="T576" style:family="text">
      <style:text-properties officeooo:rsid="0409c19d"/>
    </style:style>
    <style:style style:name="T577" style:family="text">
      <style:text-properties officeooo:rsid="040b45e1"/>
    </style:style>
    <style:style style:name="T578" style:family="text">
      <style:text-properties officeooo:rsid="040d7f7b"/>
    </style:style>
    <style:style style:name="T579" style:family="text">
      <style:text-properties officeooo:rsid="040dbd36"/>
    </style:style>
    <style:style style:name="T580" style:family="text">
      <style:text-properties officeooo:rsid="040e828b"/>
    </style:style>
    <style:style style:name="T581" style:family="text">
      <style:text-properties officeooo:rsid="04107f2d"/>
    </style:style>
    <style:style style:name="T582" style:family="text">
      <style:text-properties officeooo:rsid="041142e9"/>
    </style:style>
    <style:style style:name="T583" style:family="text">
      <style:text-properties officeooo:rsid="04117bb0"/>
    </style:style>
    <style:style style:name="T584" style:family="text">
      <style:text-properties officeooo:rsid="0412b3d3"/>
    </style:style>
    <style:style style:name="T585" style:family="text">
      <style:text-properties officeooo:rsid="0413e2eb"/>
    </style:style>
    <style:style style:name="T586" style:family="text">
      <style:text-properties officeooo:rsid="04160f3b"/>
    </style:style>
    <style:style style:name="T587" style:family="text">
      <style:text-properties officeooo:rsid="0417f17d"/>
    </style:style>
    <style:style style:name="T588" style:family="text">
      <style:text-properties officeooo:rsid="041e0a8e"/>
    </style:style>
    <style:style style:name="T589" style:family="text">
      <style:text-properties officeooo:rsid="041fb3ef"/>
    </style:style>
    <style:style style:name="T590" style:family="text">
      <style:text-properties officeooo:rsid="041ff3b5"/>
    </style:style>
    <style:style style:name="T591" style:family="text">
      <style:text-properties officeooo:rsid="04265d75"/>
    </style:style>
    <style:style style:name="T592" style:family="text">
      <style:text-properties officeooo:rsid="0427c9d1"/>
    </style:style>
    <style:style style:name="T593" style:family="text">
      <style:text-properties officeooo:rsid="0428919b"/>
    </style:style>
    <style:style style:name="T594" style:family="text">
      <style:text-properties officeooo:rsid="042ba790"/>
    </style:style>
    <style:style style:name="T595" style:family="text">
      <style:text-properties officeooo:rsid="042d1fc7"/>
    </style:style>
    <style:style style:name="T596" style:family="text">
      <style:text-properties officeooo:rsid="04300556"/>
    </style:style>
    <style:style style:name="T597" style:family="text">
      <style:text-properties officeooo:rsid="0431fcec"/>
    </style:style>
    <style:style style:name="T598" style:family="text">
      <style:text-properties officeooo:rsid="0434685b"/>
    </style:style>
    <style:style style:name="T599" style:family="text">
      <style:text-properties officeooo:rsid="0435e055"/>
    </style:style>
    <style:style style:name="T600" style:family="text">
      <style:text-properties officeooo:rsid="04367e3b"/>
    </style:style>
    <style:style style:name="T601" style:family="text">
      <style:text-properties officeooo:rsid="04383ae8"/>
    </style:style>
    <style:style style:name="T602" style:family="text">
      <style:text-properties officeooo:rsid="043c17e2"/>
    </style:style>
    <style:style style:name="T603" style:family="text">
      <style:text-properties officeooo:rsid="043cf689"/>
    </style:style>
    <style:style style:name="T604" style:family="text">
      <style:text-properties officeooo:rsid="043f8ff4"/>
    </style:style>
    <style:style style:name="T605" style:family="text">
      <style:text-properties officeooo:rsid="0440e533"/>
    </style:style>
    <style:style style:name="T606" style:family="text">
      <style:text-properties officeooo:rsid="04456e87"/>
    </style:style>
    <style:style style:name="T607" style:family="text">
      <style:text-properties officeooo:rsid="04469ddb"/>
    </style:style>
    <style:style style:name="T608" style:family="text">
      <style:text-properties officeooo:rsid="04479974"/>
    </style:style>
    <style:style style:name="T609" style:family="text">
      <style:text-properties officeooo:rsid="0449d55f"/>
    </style:style>
    <style:style style:name="T610" style:family="text">
      <style:text-properties officeooo:rsid="044b834f"/>
    </style:style>
    <style:style style:name="T611" style:family="text">
      <style:text-properties officeooo:rsid="044bff29"/>
    </style:style>
    <style:style style:name="T612" style:family="text">
      <style:text-properties officeooo:rsid="044d8d9c"/>
    </style:style>
    <style:style style:name="T613" style:family="text">
      <style:text-properties officeooo:rsid="044f3076"/>
    </style:style>
    <style:style style:name="T614" style:family="text">
      <style:text-properties officeooo:rsid="0451027a"/>
    </style:style>
    <style:style style:name="T615" style:family="text">
      <style:text-properties officeooo:rsid="04514560"/>
    </style:style>
    <style:style style:name="T616" style:family="text">
      <style:text-properties officeooo:rsid="04529b89"/>
    </style:style>
    <style:style style:name="T617" style:family="text">
      <style:text-properties officeooo:rsid="04545b9f"/>
    </style:style>
    <style:style style:name="T618" style:family="text">
      <style:text-properties officeooo:rsid="04556719"/>
    </style:style>
    <style:style style:name="T619" style:family="text">
      <style:text-properties officeooo:rsid="0455e7a6"/>
    </style:style>
    <style:style style:name="T620" style:family="text">
      <style:text-properties officeooo:rsid="0457db5c"/>
    </style:style>
    <style:style style:name="T621" style:family="text">
      <style:text-properties officeooo:rsid="0458584f"/>
    </style:style>
    <style:style style:name="T622" style:family="text">
      <style:text-properties officeooo:rsid="045909ac"/>
    </style:style>
    <style:style style:name="T623" style:family="text">
      <style:text-properties officeooo:rsid="0459e5b8"/>
    </style:style>
    <style:style style:name="T624" style:family="text">
      <style:text-properties officeooo:rsid="045abac3"/>
    </style:style>
    <style:style style:name="T625" style:family="text">
      <style:text-properties officeooo:rsid="045bff18"/>
    </style:style>
    <style:style style:name="T626" style:family="text">
      <style:text-properties officeooo:rsid="045d62a6"/>
    </style:style>
    <style:style style:name="T627" style:family="text">
      <style:text-properties officeooo:rsid="045e005c"/>
    </style:style>
    <style:style style:name="T628" style:family="text">
      <style:text-properties officeooo:rsid="045f2e5d"/>
    </style:style>
    <style:style style:name="T629" style:family="text">
      <style:text-properties officeooo:rsid="04619d68"/>
    </style:style>
    <style:style style:name="T630" style:family="text">
      <style:text-properties officeooo:rsid="0462736a"/>
    </style:style>
    <style:style style:name="T631" style:family="text">
      <style:text-properties officeooo:rsid="04627a0e"/>
    </style:style>
    <style:style style:name="T632" style:family="text">
      <style:text-properties officeooo:rsid="046474bf"/>
    </style:style>
    <style:style style:name="T633" style:family="text">
      <style:text-properties officeooo:rsid="04659822"/>
    </style:style>
    <style:style style:name="T634" style:family="text">
      <style:text-properties officeooo:rsid="0466f79c"/>
    </style:style>
    <style:style style:name="T635" style:family="text">
      <style:text-properties officeooo:rsid="0468a170"/>
    </style:style>
    <style:style style:name="T636" style:family="text">
      <style:text-properties officeooo:rsid="046a62ad"/>
    </style:style>
    <style:style style:name="T637" style:family="text">
      <style:text-properties officeooo:rsid="046cb429"/>
    </style:style>
    <style:style style:name="T638" style:family="text">
      <style:text-properties officeooo:rsid="046da43a"/>
    </style:style>
    <style:style style:name="T639" style:family="text">
      <style:text-properties officeooo:rsid="04705b27"/>
    </style:style>
    <style:style style:name="T640" style:family="text">
      <style:text-properties officeooo:rsid="0471d698"/>
    </style:style>
    <style:style style:name="T641" style:family="text">
      <style:text-properties officeooo:rsid="04721a0f"/>
    </style:style>
    <style:style style:name="T642" style:family="text">
      <style:text-properties officeooo:rsid="047374f6"/>
    </style:style>
    <style:style style:name="T643" style:family="text">
      <style:text-properties officeooo:rsid="04750157"/>
    </style:style>
    <style:style style:name="T644" style:family="text">
      <style:text-properties officeooo:rsid="047599f9"/>
    </style:style>
    <style:style style:name="T645" style:family="text">
      <style:text-properties officeooo:rsid="0476a49c"/>
    </style:style>
    <style:style style:name="T646" style:family="text">
      <style:text-properties officeooo:rsid="0476ff64"/>
    </style:style>
    <style:style style:name="T647" style:family="text">
      <style:text-properties officeooo:rsid="0478b251"/>
    </style:style>
    <style:style style:name="T648" style:family="text">
      <style:text-properties officeooo:rsid="04794bce"/>
    </style:style>
    <style:style style:name="T649" style:family="text">
      <style:text-properties officeooo:rsid="047a58b2"/>
    </style:style>
    <style:style style:name="T650" style:family="text">
      <style:text-properties officeooo:rsid="047a5f12"/>
    </style:style>
    <style:style style:name="T651" style:family="text">
      <style:text-properties officeooo:rsid="047b40bc"/>
    </style:style>
    <style:style style:name="T652" style:family="text">
      <style:text-properties officeooo:rsid="047c20f6"/>
    </style:style>
    <style:style style:name="T653" style:family="text">
      <style:text-properties officeooo:rsid="04804e24"/>
    </style:style>
    <style:style style:name="T654" style:family="text">
      <style:text-properties officeooo:rsid="04824170"/>
    </style:style>
    <style:style style:name="T655" style:family="text">
      <style:text-properties officeooo:rsid="0484061e"/>
    </style:style>
    <style:style style:name="T656" style:family="text">
      <style:text-properties officeooo:rsid="04858078"/>
    </style:style>
    <style:style style:name="T657" style:family="text">
      <style:text-properties officeooo:rsid="048818ad"/>
    </style:style>
    <style:style style:name="T658" style:family="text">
      <style:text-properties officeooo:rsid="04882e4a"/>
    </style:style>
    <style:style style:name="T659" style:family="text">
      <style:text-properties officeooo:rsid="04899df0"/>
    </style:style>
    <style:style style:name="T660" style:family="text">
      <style:text-properties officeooo:rsid="048ae27d"/>
    </style:style>
    <style:style style:name="T661" style:family="text">
      <style:text-properties officeooo:rsid="048bb3d4"/>
    </style:style>
    <style:style style:name="T662" style:family="text">
      <style:text-properties officeooo:rsid="048cab8a"/>
    </style:style>
    <style:style style:name="T663" style:family="text">
      <style:text-properties officeooo:rsid="048e673b"/>
    </style:style>
    <style:style style:name="T664" style:family="text">
      <style:text-properties officeooo:rsid="04907104"/>
    </style:style>
    <style:style style:name="T665" style:family="text">
      <style:text-properties officeooo:rsid="0491b9e8"/>
    </style:style>
    <style:style style:name="T666" style:family="text">
      <style:text-properties officeooo:rsid="04952705"/>
    </style:style>
    <style:style style:name="T667" style:family="text">
      <style:text-properties officeooo:rsid="049a75cf"/>
    </style:style>
    <style:style style:name="T668" style:family="text">
      <style:text-properties officeooo:rsid="049ac191"/>
    </style:style>
    <style:style style:name="T669" style:family="text">
      <style:text-properties officeooo:rsid="049f35e1"/>
    </style:style>
    <style:style style:name="T670" style:family="text">
      <style:text-properties officeooo:rsid="049fac21"/>
    </style:style>
    <style:style style:name="T671" style:family="text">
      <style:text-properties officeooo:rsid="04a2c7ef"/>
    </style:style>
    <style:style style:name="T672" style:family="text">
      <style:text-properties officeooo:rsid="04aab552"/>
    </style:style>
    <style:style style:name="T673" style:family="text">
      <style:text-properties officeooo:rsid="04ac9140"/>
    </style:style>
    <style:style style:name="T674" style:family="text">
      <style:text-properties officeooo:rsid="04ae916c"/>
    </style:style>
    <style:style style:name="T675" style:family="text">
      <style:text-properties officeooo:rsid="04af9562"/>
    </style:style>
    <style:style style:name="T676" style:family="text">
      <style:text-properties officeooo:rsid="04b040e0"/>
    </style:style>
    <style:style style:name="T677" style:family="text">
      <style:text-properties officeooo:rsid="04b25924"/>
    </style:style>
    <style:style style:name="T678" style:family="text">
      <style:text-properties officeooo:rsid="04b41d0d"/>
    </style:style>
    <style:style style:name="T679" style:family="text">
      <style:text-properties officeooo:rsid="04b4a55d"/>
    </style:style>
    <style:style style:name="T680" style:family="text">
      <style:text-properties officeooo:rsid="04b4f530"/>
    </style:style>
    <style:style style:name="T681" style:family="text">
      <style:text-properties officeooo:rsid="04b5b022"/>
    </style:style>
    <style:style style:name="T682" style:family="text">
      <style:text-properties officeooo:rsid="04b61621"/>
    </style:style>
    <style:style style:name="T683" style:family="text">
      <style:text-properties officeooo:rsid="04b91779"/>
    </style:style>
    <style:style style:name="T684" style:family="text">
      <style:text-properties officeooo:rsid="04b9adf7"/>
    </style:style>
    <style:style style:name="T685" style:family="text">
      <style:text-properties officeooo:rsid="04bd5db3"/>
    </style:style>
    <style:style style:name="T686" style:family="text">
      <style:text-properties officeooo:rsid="04c1308d"/>
    </style:style>
    <style:style style:name="T687" style:family="text">
      <style:text-properties officeooo:rsid="04c70e29"/>
    </style:style>
    <style:style style:name="T688" style:family="text">
      <style:text-properties officeooo:rsid="04c9ee93"/>
    </style:style>
    <style:style style:name="T689" style:family="text">
      <style:text-properties officeooo:rsid="04cb061c"/>
    </style:style>
    <style:style style:name="T690" style:family="text">
      <style:text-properties officeooo:rsid="04cc49e3"/>
    </style:style>
    <style:style style:name="T691" style:family="text">
      <style:text-properties officeooo:rsid="04ccbc2d"/>
    </style:style>
    <style:style style:name="T692" style:family="text">
      <style:text-properties officeooo:rsid="04ce19f3"/>
    </style:style>
    <style:style style:name="T693" style:family="text">
      <style:text-properties officeooo:rsid="04d0f79c"/>
    </style:style>
    <style:style style:name="T694" style:family="text">
      <style:text-properties officeooo:rsid="04d2c408"/>
    </style:style>
    <style:style style:name="T695" style:family="text">
      <style:text-properties officeooo:rsid="04d35df0"/>
    </style:style>
    <style:style style:name="T696" style:family="text">
      <style:text-properties officeooo:rsid="04d49d83"/>
    </style:style>
    <style:style style:name="T697" style:family="text">
      <style:text-properties officeooo:rsid="04d6cff2"/>
    </style:style>
    <style:style style:name="T698" style:family="text">
      <style:text-properties officeooo:rsid="04d9cf04"/>
    </style:style>
    <style:style style:name="T699" style:family="text">
      <style:text-properties officeooo:rsid="04dc633e"/>
    </style:style>
    <style:style style:name="T700" style:family="text">
      <style:text-properties officeooo:rsid="04dd6eac"/>
    </style:style>
    <style:style style:name="T701" style:family="text">
      <style:text-properties officeooo:rsid="04ddb9b2"/>
    </style:style>
    <style:style style:name="T702" style:family="text">
      <style:text-properties officeooo:rsid="04dfb568"/>
    </style:style>
    <style:style style:name="T703" style:family="text">
      <style:text-properties officeooo:rsid="04e1f58c"/>
    </style:style>
    <style:style style:name="T704" style:family="text">
      <style:text-properties officeooo:rsid="04e39ceb"/>
    </style:style>
    <style:style style:name="T705" style:family="text">
      <style:text-properties officeooo:rsid="04e6acc2"/>
    </style:style>
    <style:style style:name="T706" style:family="text">
      <style:text-properties officeooo:rsid="04e76cb7"/>
    </style:style>
    <style:style style:name="T707" style:family="text">
      <style:text-properties officeooo:rsid="04eb9c03"/>
    </style:style>
    <style:style style:name="T708" style:family="text">
      <style:text-properties officeooo:rsid="04ed3de9"/>
    </style:style>
    <style:style style:name="T709" style:family="text">
      <style:text-properties officeooo:rsid="04ee69de"/>
    </style:style>
    <style:style style:name="T710" style:family="text">
      <style:text-properties officeooo:rsid="04ef40fa"/>
    </style:style>
    <style:style style:name="T711" style:family="text">
      <style:text-properties officeooo:rsid="04f15de1"/>
    </style:style>
    <style:style style:name="T712" style:family="text">
      <style:text-properties officeooo:rsid="04f9253d"/>
    </style:style>
    <style:style style:name="T713" style:family="text">
      <style:text-properties officeooo:rsid="04fa3057"/>
    </style:style>
    <style:style style:name="T714" style:family="text">
      <style:text-properties officeooo:rsid="04fb050c"/>
    </style:style>
    <style:style style:name="T715" style:family="text">
      <style:text-properties officeooo:rsid="04fb9501"/>
    </style:style>
    <style:style style:name="T716" style:family="text">
      <style:text-properties officeooo:rsid="04fccb10"/>
    </style:style>
    <style:style style:name="T717" style:family="text">
      <style:text-properties officeooo:rsid="05005469"/>
    </style:style>
    <style:style style:name="T718" style:family="text">
      <style:text-properties officeooo:rsid="0503f8e1"/>
    </style:style>
    <style:style style:name="T719" style:family="text">
      <style:text-properties officeooo:rsid="050c3f29"/>
    </style:style>
    <style:style style:name="T720" style:family="text">
      <style:text-properties officeooo:rsid="050ce9da"/>
    </style:style>
    <style:style style:name="T721" style:family="text">
      <style:text-properties officeooo:rsid="050e9b0d"/>
    </style:style>
    <style:style style:name="T722" style:family="text">
      <style:text-properties officeooo:rsid="05149f5e"/>
    </style:style>
    <style:style style:name="T723" style:family="text">
      <style:text-properties officeooo:rsid="05160d5c"/>
    </style:style>
    <style:style style:name="T724" style:family="text">
      <style:text-properties officeooo:rsid="05168b7f"/>
    </style:style>
    <style:style style:name="T725" style:family="text">
      <style:text-properties officeooo:rsid="0517c869"/>
    </style:style>
    <style:style style:name="T726" style:family="text">
      <style:text-properties officeooo:rsid="051c3d11"/>
    </style:style>
    <style:style style:name="T727" style:family="text">
      <style:text-properties officeooo:rsid="051ff9b1"/>
    </style:style>
    <style:style style:name="T728" style:family="text">
      <style:text-properties officeooo:rsid="0520b0b2"/>
    </style:style>
    <style:style style:name="T729" style:family="text">
      <style:text-properties officeooo:rsid="05248d57"/>
    </style:style>
    <style:style style:name="T730" style:family="text">
      <style:text-properties officeooo:rsid="0525267b"/>
    </style:style>
    <style:style style:name="T731" style:family="text">
      <style:text-properties officeooo:rsid="0526f18c"/>
    </style:style>
    <style:style style:name="T732" style:family="text">
      <style:text-properties officeooo:rsid="052a4b1f"/>
    </style:style>
    <style:style style:name="T733" style:family="text">
      <style:text-properties officeooo:rsid="052ec3fe"/>
    </style:style>
    <style:style style:name="T734" style:family="text">
      <style:text-properties officeooo:rsid="05335fce"/>
    </style:style>
    <style:style style:name="T735" style:family="text">
      <style:text-properties officeooo:rsid="053d7821"/>
    </style:style>
    <style:style style:name="T736" style:family="text">
      <style:text-properties officeooo:rsid="053e114a"/>
    </style:style>
    <style:style style:name="T737" style:family="text">
      <style:text-properties officeooo:rsid="05417bf9"/>
    </style:style>
    <style:style style:name="T738" style:family="text">
      <style:text-properties officeooo:rsid="05429690"/>
    </style:style>
    <style:style style:name="T739" style:family="text">
      <style:text-properties officeooo:rsid="054489b4"/>
    </style:style>
    <style:style style:name="T740" style:family="text">
      <style:text-properties officeooo:rsid="0548f253"/>
    </style:style>
    <style:style style:name="T741" style:family="text">
      <style:text-properties officeooo:rsid="054b46ba"/>
    </style:style>
    <style:style style:name="T742" style:family="text">
      <style:text-properties officeooo:rsid="054cea60"/>
    </style:style>
    <style:style style:name="T743" style:family="text">
      <style:text-properties officeooo:rsid="054dba6f"/>
    </style:style>
    <style:style style:name="T744" style:family="text">
      <style:text-properties officeooo:rsid="054f9264"/>
    </style:style>
    <style:style style:name="T745" style:family="text">
      <style:text-properties officeooo:rsid="05522b28"/>
    </style:style>
    <style:style style:name="T746" style:family="text">
      <style:text-properties officeooo:rsid="0553cb67"/>
    </style:style>
    <style:style style:name="T747" style:family="text">
      <style:text-properties officeooo:rsid="0555ccff"/>
    </style:style>
    <style:style style:name="T748" style:family="text">
      <style:text-properties officeooo:rsid="0556957a"/>
    </style:style>
    <style:style style:name="T749" style:family="text">
      <style:text-properties officeooo:rsid="0556cc60"/>
    </style:style>
    <style:style style:name="T750" style:family="text">
      <style:text-properties officeooo:rsid="055761a1"/>
    </style:style>
    <style:style style:name="T751" style:family="text">
      <style:text-properties officeooo:rsid="0558f0c0"/>
    </style:style>
    <style:style style:name="T752" style:family="text">
      <style:text-properties officeooo:rsid="055a733b"/>
    </style:style>
    <style:style style:name="T753" style:family="text">
      <style:text-properties officeooo:rsid="055dfab3"/>
    </style:style>
    <style:style style:name="T754" style:family="text">
      <style:text-properties officeooo:rsid="055eb36a"/>
    </style:style>
    <style:style style:name="T755" style:family="text">
      <style:text-properties officeooo:rsid="056105ce"/>
    </style:style>
    <style:style style:name="T756" style:family="text">
      <style:text-properties officeooo:rsid="0561e06b"/>
    </style:style>
    <style:style style:name="T757" style:family="text">
      <style:text-properties officeooo:rsid="05621edd"/>
    </style:style>
    <style:style style:name="T758" style:family="text">
      <style:text-properties officeooo:rsid="056330bf"/>
    </style:style>
    <style:style style:name="T759" style:family="text">
      <style:text-properties officeooo:rsid="05638e65"/>
    </style:style>
    <style:style style:name="T760" style:family="text">
      <style:text-properties officeooo:rsid="056489eb"/>
    </style:style>
    <style:style style:name="T761" style:family="text">
      <style:text-properties officeooo:rsid="056a3670"/>
    </style:style>
    <style:style style:name="T762" style:family="text">
      <style:text-properties officeooo:rsid="056a9108"/>
    </style:style>
    <style:style style:name="T763" style:family="text">
      <style:text-properties officeooo:rsid="056a9224"/>
    </style:style>
    <style:style style:name="T764" style:family="text">
      <style:text-properties officeooo:rsid="056af757"/>
    </style:style>
    <style:style style:name="T765" style:family="text">
      <style:text-properties officeooo:rsid="056b3f6a"/>
    </style:style>
    <style:style style:name="T766" style:family="text">
      <style:text-properties officeooo:rsid="056c1403"/>
    </style:style>
    <style:style style:name="T767" style:family="text">
      <style:text-properties officeooo:rsid="056cbad3"/>
    </style:style>
    <style:style style:name="T768" style:family="text">
      <style:text-properties officeooo:rsid="056d85e4"/>
    </style:style>
    <style:style style:name="T769" style:family="text">
      <style:text-properties officeooo:rsid="056fe911"/>
    </style:style>
    <style:style style:name="T770" style:family="text">
      <style:text-properties officeooo:rsid="057060df"/>
    </style:style>
    <style:style style:name="T771" style:family="text">
      <style:text-properties officeooo:rsid="0573b4b6"/>
    </style:style>
    <style:style style:name="T772" style:family="text">
      <style:text-properties officeooo:rsid="05750930"/>
    </style:style>
    <style:style style:name="T773" style:family="text">
      <style:text-properties officeooo:rsid="0575764f"/>
    </style:style>
    <style:style style:name="T774" style:family="text">
      <style:text-properties officeooo:rsid="057710a4"/>
    </style:style>
    <style:style style:name="T775" style:family="text">
      <style:text-properties officeooo:rsid="0577cfc2"/>
    </style:style>
    <style:style style:name="T776" style:family="text">
      <style:text-properties officeooo:rsid="0578c20c"/>
    </style:style>
    <style:style style:name="T777" style:family="text">
      <style:text-properties officeooo:rsid="057a1f98"/>
    </style:style>
    <style:style style:name="T778" style:family="text">
      <style:text-properties officeooo:rsid="057a9a62"/>
    </style:style>
    <style:style style:name="T779" style:family="text">
      <style:text-properties officeooo:rsid="057c44c4"/>
    </style:style>
    <style:style style:name="T780" style:family="text">
      <style:text-properties officeooo:rsid="057e5752"/>
    </style:style>
    <style:style style:name="T781" style:family="text">
      <style:text-properties officeooo:rsid="057f633e"/>
    </style:style>
    <style:style style:name="T782" style:family="text">
      <style:text-properties officeooo:rsid="05825c9a"/>
    </style:style>
    <style:style style:name="T783" style:family="text">
      <style:text-properties officeooo:rsid="0583984f"/>
    </style:style>
    <style:style style:name="T784" style:family="text">
      <style:text-properties officeooo:rsid="0584bbc0"/>
    </style:style>
    <style:style style:name="T785" style:family="text">
      <style:text-properties officeooo:rsid="0587f7f2"/>
    </style:style>
    <style:style style:name="T786" style:family="text">
      <style:text-properties officeooo:rsid="05887683"/>
    </style:style>
    <style:style style:name="T787" style:family="text">
      <style:text-properties officeooo:rsid="058b029b"/>
    </style:style>
    <style:style style:name="T788" style:family="text">
      <style:text-properties officeooo:rsid="058ce6f1"/>
    </style:style>
    <style:style style:name="T789" style:family="text">
      <style:text-properties officeooo:rsid="058d4800"/>
    </style:style>
    <style:style style:name="T790" style:family="text">
      <style:text-properties officeooo:rsid="058eac34"/>
    </style:style>
    <style:style style:name="T791" style:family="text">
      <style:text-properties officeooo:rsid="0591b6aa"/>
    </style:style>
    <style:style style:name="T792" style:family="text">
      <style:text-properties officeooo:rsid="0592dcff"/>
    </style:style>
    <style:style style:name="T793" style:family="text">
      <style:text-properties officeooo:rsid="05938635"/>
    </style:style>
    <style:style style:name="T794" style:family="text">
      <style:text-properties officeooo:rsid="05990d8e"/>
    </style:style>
    <style:style style:name="T795" style:family="text">
      <style:text-properties officeooo:rsid="059ac589"/>
    </style:style>
    <style:style style:name="T796" style:family="text">
      <style:text-properties officeooo:rsid="059b66f1"/>
    </style:style>
    <style:style style:name="T797" style:family="text">
      <style:text-properties officeooo:rsid="059d636a"/>
    </style:style>
    <style:style style:name="T798" style:family="text">
      <style:text-properties officeooo:rsid="059e55d7"/>
    </style:style>
    <style:style style:name="T799" style:family="text">
      <style:text-properties officeooo:rsid="059ffc5b"/>
    </style:style>
    <style:style style:name="T800" style:family="text">
      <style:text-properties officeooo:rsid="05a18bd1"/>
    </style:style>
    <style:style style:name="T801" style:family="text">
      <style:text-properties officeooo:rsid="05a2ff50"/>
    </style:style>
    <style:style style:name="T802" style:family="text">
      <style:text-properties officeooo:rsid="05a5c57b"/>
    </style:style>
    <style:style style:name="T803" style:family="text">
      <style:text-properties officeooo:rsid="05a72175"/>
    </style:style>
    <style:style style:name="T804" style:family="text">
      <style:text-properties officeooo:rsid="05a9144d"/>
    </style:style>
    <style:style style:name="T805" style:family="text">
      <style:text-properties officeooo:rsid="05aa6e55"/>
    </style:style>
    <style:style style:name="T806" style:family="text">
      <style:text-properties officeooo:rsid="05ac2c3f"/>
    </style:style>
    <style:style style:name="T807" style:family="text">
      <style:text-properties officeooo:rsid="05acbb44"/>
    </style:style>
    <style:style style:name="T808" style:family="text">
      <style:text-properties officeooo:rsid="05ad8a7b"/>
    </style:style>
    <style:style style:name="T809" style:family="text">
      <style:text-properties officeooo:rsid="05ae76a8"/>
    </style:style>
    <style:style style:name="T810" style:family="text">
      <style:text-properties officeooo:rsid="05b0ce34"/>
    </style:style>
    <style:style style:name="T811" style:family="text">
      <style:text-properties officeooo:rsid="05b1df7a"/>
    </style:style>
    <style:style style:name="T812" style:family="text">
      <style:text-properties officeooo:rsid="05b2ffc8"/>
    </style:style>
    <style:style style:name="T813" style:family="text">
      <style:text-properties officeooo:rsid="05b6a86f"/>
    </style:style>
    <style:style style:name="T814" style:family="text">
      <style:text-properties officeooo:rsid="05b837ef"/>
    </style:style>
    <style:style style:name="T815" style:family="text">
      <style:text-properties officeooo:rsid="05b9df66"/>
    </style:style>
    <style:style style:name="T816" style:family="text">
      <style:text-properties officeooo:rsid="05bf0657"/>
    </style:style>
    <style:style style:name="T817" style:family="text">
      <style:text-properties officeooo:rsid="05bf3614"/>
    </style:style>
    <style:style style:name="T818" style:family="text">
      <style:text-properties officeooo:rsid="05c12e61"/>
    </style:style>
    <style:style style:name="T819" style:family="text">
      <style:text-properties officeooo:rsid="05c18bc8"/>
    </style:style>
    <style:style style:name="T820" style:family="text">
      <style:text-properties officeooo:rsid="05c3346d"/>
    </style:style>
    <style:style style:name="T821" style:family="text">
      <style:text-properties officeooo:rsid="05c512c0"/>
    </style:style>
    <style:style style:name="T822" style:family="text">
      <style:text-properties officeooo:rsid="05c70b3f"/>
    </style:style>
    <style:style style:name="T823" style:family="text">
      <style:text-properties officeooo:rsid="05c8d1c0"/>
    </style:style>
    <style:style style:name="T824" style:family="text">
      <style:text-properties officeooo:rsid="05caffae"/>
    </style:style>
    <style:style style:name="T825" style:family="text">
      <style:text-properties officeooo:rsid="05cc40c0"/>
    </style:style>
    <style:style style:name="T826" style:family="text">
      <style:text-properties officeooo:rsid="05ccd38e"/>
    </style:style>
    <style:style style:name="T827" style:family="text">
      <style:text-properties officeooo:rsid="05cd746b"/>
    </style:style>
    <style:style style:name="T828" style:family="text">
      <style:text-properties officeooo:rsid="05ce3e55"/>
    </style:style>
    <style:style style:name="T829" style:family="text">
      <style:text-properties officeooo:rsid="05ceb793"/>
    </style:style>
    <style:style style:name="T830" style:family="text">
      <style:text-properties officeooo:rsid="05d037b0"/>
    </style:style>
    <style:style style:name="T831" style:family="text">
      <style:text-properties officeooo:rsid="05d1dc11"/>
    </style:style>
    <style:style style:name="T832" style:family="text">
      <style:text-properties officeooo:rsid="05d2fc56"/>
    </style:style>
    <style:style style:name="T833" style:family="text">
      <style:text-properties officeooo:rsid="05d47c49"/>
    </style:style>
    <style:style style:name="T834" style:family="text">
      <style:text-properties officeooo:rsid="05d64b1b"/>
    </style:style>
    <style:style style:name="T835" style:family="text">
      <style:text-properties officeooo:rsid="05d74bc1"/>
    </style:style>
    <style:style style:name="T836" style:family="text">
      <style:text-properties officeooo:rsid="05d95706"/>
    </style:style>
    <style:style style:name="T837" style:family="text">
      <style:text-properties officeooo:rsid="05da0e25"/>
    </style:style>
    <style:style style:name="T838" style:family="text">
      <style:text-properties officeooo:rsid="05da5b1e"/>
    </style:style>
    <style:style style:name="T839" style:family="text">
      <style:text-properties officeooo:rsid="05db5bb7"/>
    </style:style>
    <style:style style:name="T840" style:family="text">
      <style:text-properties officeooo:rsid="05dd4f1c"/>
    </style:style>
    <style:style style:name="T841" style:family="text">
      <style:text-properties officeooo:rsid="05ded165"/>
    </style:style>
    <style:style style:name="T842" style:family="text">
      <style:text-properties officeooo:rsid="05e091a1"/>
    </style:style>
    <style:style style:name="T843" style:family="text">
      <style:text-properties officeooo:rsid="05e2177c"/>
    </style:style>
    <style:style style:name="T844" style:family="text">
      <style:text-properties officeooo:rsid="05e2973a"/>
    </style:style>
    <style:style style:name="T845" style:family="text">
      <style:text-properties officeooo:rsid="05e2f86b"/>
    </style:style>
    <style:style style:name="T846" style:family="text">
      <style:text-properties officeooo:rsid="05e5cdd4"/>
    </style:style>
    <style:style style:name="T847" style:family="text">
      <style:text-properties officeooo:rsid="05e706c3"/>
    </style:style>
    <style:style style:name="T848" style:family="text">
      <style:text-properties officeooo:rsid="05e96ae6"/>
    </style:style>
    <style:style style:name="T849" style:family="text">
      <style:text-properties officeooo:rsid="05ea1286"/>
    </style:style>
    <style:style style:name="T850" style:family="text">
      <style:text-properties officeooo:rsid="05ebb930"/>
    </style:style>
    <style:style style:name="T851" style:family="text">
      <style:text-properties officeooo:rsid="05ecdf8d"/>
    </style:style>
    <style:style style:name="T852" style:family="text">
      <style:text-properties officeooo:rsid="05ee3553"/>
    </style:style>
    <style:style style:name="T853" style:family="text">
      <style:text-properties officeooo:rsid="05ee9ac6"/>
    </style:style>
    <style:style style:name="T854" style:family="text">
      <style:text-properties officeooo:rsid="05ef88c4"/>
    </style:style>
    <style:style style:name="T855" style:family="text">
      <style:text-properties officeooo:rsid="05efb5fd"/>
    </style:style>
    <style:style style:name="T856" style:family="text">
      <style:text-properties officeooo:rsid="05f18e39"/>
    </style:style>
    <style:style style:name="T857" style:family="text">
      <style:text-properties officeooo:rsid="05f23134"/>
    </style:style>
    <style:style style:name="T858" style:family="text">
      <style:text-properties officeooo:rsid="05f2d590"/>
    </style:style>
    <style:style style:name="T859" style:family="text">
      <style:text-properties officeooo:rsid="05f6e843"/>
    </style:style>
    <style:style style:name="T860" style:family="text">
      <style:text-properties officeooo:rsid="05f7200d"/>
    </style:style>
    <style:style style:name="T861" style:family="text">
      <style:text-properties officeooo:rsid="05f7482e"/>
    </style:style>
    <style:style style:name="T862" style:family="text">
      <style:text-properties officeooo:rsid="05f92e91"/>
    </style:style>
    <style:style style:name="T863" style:family="text">
      <style:text-properties officeooo:rsid="05fa12d3"/>
    </style:style>
    <style:style style:name="T864" style:family="text">
      <style:text-properties officeooo:rsid="05faefb2"/>
    </style:style>
    <style:style style:name="T865" style:family="text">
      <style:text-properties officeooo:rsid="05fb9e67"/>
    </style:style>
    <style:style style:name="T866" style:family="text">
      <style:text-properties officeooo:rsid="05fca94c"/>
    </style:style>
    <style:style style:name="T867" style:family="text">
      <style:text-properties officeooo:rsid="05fe929b"/>
    </style:style>
    <style:style style:name="T868" style:family="text">
      <style:text-properties officeooo:rsid="05ff5c38"/>
    </style:style>
    <style:style style:name="T869" style:family="text">
      <style:text-properties officeooo:rsid="06012ff7"/>
    </style:style>
    <style:style style:name="T870" style:family="text">
      <style:text-properties officeooo:rsid="06013f83"/>
    </style:style>
    <style:style style:name="T871" style:family="text">
      <style:text-properties officeooo:rsid="06029eca"/>
    </style:style>
    <style:style style:name="T872" style:family="text">
      <style:text-properties officeooo:rsid="0603e44d"/>
    </style:style>
    <style:style style:name="T873" style:family="text">
      <style:text-properties officeooo:rsid="060496e3"/>
    </style:style>
    <style:style style:name="T874" style:family="text">
      <style:text-properties officeooo:rsid="0604c275"/>
    </style:style>
    <style:style style:name="T875" style:family="text">
      <style:text-properties officeooo:rsid="0606ac51"/>
    </style:style>
    <style:style style:name="T876" style:family="text">
      <style:text-properties officeooo:rsid="06083b42"/>
    </style:style>
    <style:style style:name="T877" style:family="text">
      <style:text-properties officeooo:rsid="0609d6b9"/>
    </style:style>
    <style:style style:name="T878" style:family="text">
      <style:text-properties officeooo:rsid="060a03bf"/>
    </style:style>
    <style:style style:name="T879" style:family="text">
      <style:text-properties officeooo:rsid="060a1233"/>
    </style:style>
    <style:style style:name="T880" style:family="text">
      <style:text-properties officeooo:rsid="060a2978"/>
    </style:style>
    <style:style style:name="T881" style:family="text">
      <style:text-properties officeooo:rsid="060a36e4"/>
    </style:style>
    <style:style style:name="T882" style:family="text">
      <style:text-properties officeooo:rsid="060bab95"/>
    </style:style>
    <style:style style:name="T883" style:family="text">
      <style:text-properties officeooo:rsid="060d342f"/>
    </style:style>
    <style:style style:name="T884" style:family="text">
      <style:text-properties officeooo:rsid="060f30e4"/>
    </style:style>
    <style:style style:name="T885" style:family="text">
      <style:text-properties officeooo:rsid="060f6817"/>
    </style:style>
    <style:style style:name="T886" style:family="text">
      <style:text-properties officeooo:rsid="061080af"/>
    </style:style>
    <style:style style:name="T887" style:family="text">
      <style:text-properties officeooo:rsid="06127bd7"/>
    </style:style>
    <style:style style:name="T888" style:family="text">
      <style:text-properties officeooo:rsid="0613bfeb"/>
    </style:style>
    <style:style style:name="T889" style:family="text">
      <style:text-properties officeooo:rsid="061733f4"/>
    </style:style>
    <style:style style:name="T890" style:family="text">
      <style:text-properties officeooo:rsid="0617e862"/>
    </style:style>
    <style:style style:name="T891" style:family="text">
      <style:text-properties officeooo:rsid="0619d398"/>
    </style:style>
    <style:style style:name="T892" style:family="text">
      <style:text-properties officeooo:rsid="061af0c3"/>
    </style:style>
    <style:style style:name="T893" style:family="text">
      <style:text-properties officeooo:rsid="061c29b4"/>
    </style:style>
    <style:style style:name="T894" style:family="text">
      <style:text-properties officeooo:rsid="061e1dd7"/>
    </style:style>
    <style:style style:name="T895" style:family="text">
      <style:text-properties officeooo:rsid="06209838"/>
    </style:style>
    <style:style style:name="T896" style:family="text">
      <style:text-properties officeooo:rsid="062473b7"/>
    </style:style>
    <style:style style:name="T897" style:family="text">
      <style:text-properties officeooo:rsid="0624effa"/>
    </style:style>
    <style:style style:name="T898" style:family="text">
      <style:text-properties officeooo:rsid="0626cf80"/>
    </style:style>
    <style:style style:name="T899" style:family="text">
      <style:text-properties officeooo:rsid="0628c136"/>
    </style:style>
    <style:style style:name="T900" style:family="text">
      <style:text-properties officeooo:rsid="0629fd4e"/>
    </style:style>
    <style:style style:name="T901" style:family="text">
      <style:text-properties officeooo:rsid="062a3ed5"/>
    </style:style>
    <style:style style:name="T902" style:family="text">
      <style:text-properties officeooo:rsid="062a77a2"/>
    </style:style>
    <style:style style:name="T903" style:family="text">
      <style:text-properties officeooo:rsid="062bcd09"/>
    </style:style>
    <style:style style:name="T904" style:family="text">
      <style:text-properties officeooo:rsid="062e1d96"/>
    </style:style>
    <style:style style:name="T905" style:family="text">
      <style:text-properties officeooo:rsid="062efbca"/>
    </style:style>
    <style:style style:name="T906" style:family="text">
      <style:text-properties officeooo:rsid="0630aa97"/>
    </style:style>
    <style:style style:name="T907" style:family="text">
      <style:text-properties officeooo:rsid="0631cc87"/>
    </style:style>
    <style:style style:name="T908" style:family="text">
      <style:text-properties officeooo:rsid="06322c14"/>
    </style:style>
    <style:style style:name="T909" style:family="text">
      <style:text-properties officeooo:rsid="06348670"/>
    </style:style>
    <style:style style:name="T910" style:family="text">
      <style:text-properties officeooo:rsid="0635fa9c"/>
    </style:style>
    <style:style style:name="T911" style:family="text">
      <style:text-properties officeooo:rsid="0637badf"/>
    </style:style>
    <style:style style:name="T912" style:family="text">
      <style:text-properties officeooo:rsid="0639b2f3"/>
    </style:style>
    <style:style style:name="T913" style:family="text">
      <style:text-properties officeooo:rsid="063adfb6"/>
    </style:style>
    <style:style style:name="T914" style:family="text">
      <style:text-properties officeooo:rsid="063c222a"/>
    </style:style>
    <style:style style:name="T915" style:family="text">
      <style:text-properties officeooo:rsid="063cf6b5"/>
    </style:style>
    <style:style style:name="T916" style:family="text">
      <style:text-properties officeooo:rsid="063dda77"/>
    </style:style>
    <style:style style:name="T917" style:family="text">
      <style:text-properties officeooo:rsid="063f79bd"/>
    </style:style>
    <style:style style:name="T918" style:family="text">
      <style:text-properties officeooo:rsid="0640bb2f"/>
    </style:style>
    <style:style style:name="T919" style:family="text">
      <style:text-properties officeooo:rsid="0641341a"/>
    </style:style>
    <style:style style:name="T920" style:family="text">
      <style:text-properties officeooo:rsid="0643dcae"/>
    </style:style>
    <style:style style:name="T921" style:family="text">
      <style:text-properties officeooo:rsid="06448c54"/>
    </style:style>
    <style:style style:name="T922" style:family="text">
      <style:text-properties officeooo:rsid="06467eb8"/>
    </style:style>
    <style:style style:name="T923" style:family="text">
      <style:text-properties officeooo:rsid="0647be2c"/>
    </style:style>
    <style:style style:name="T924" style:family="text">
      <style:text-properties officeooo:rsid="0647fe69"/>
    </style:style>
    <style:style style:name="T925" style:family="text">
      <style:text-properties officeooo:rsid="064b211e"/>
    </style:style>
    <style:style style:name="T926" style:family="text">
      <style:text-properties officeooo:rsid="064c9012"/>
    </style:style>
    <style:style style:name="T927" style:family="text">
      <style:text-properties officeooo:rsid="064d173d"/>
    </style:style>
    <style:style style:name="T928" style:family="text">
      <style:text-properties officeooo:rsid="064e993f"/>
    </style:style>
    <style:style style:name="T929" style:family="text">
      <style:text-properties officeooo:rsid="064ece55"/>
    </style:style>
    <style:style style:name="T930" style:family="text">
      <style:text-properties officeooo:rsid="065067be"/>
    </style:style>
    <style:style style:name="T931" style:family="text">
      <style:text-properties officeooo:rsid="06506a5f"/>
    </style:style>
    <style:style style:name="T932" style:family="text">
      <style:text-properties officeooo:rsid="0651f0e3"/>
    </style:style>
    <style:style style:name="T933" style:family="text">
      <style:text-properties officeooo:rsid="06543b72"/>
    </style:style>
    <style:style style:name="T934" style:family="text">
      <style:text-properties officeooo:rsid="0656367c"/>
    </style:style>
    <style:style style:name="T935" style:family="text">
      <style:text-properties officeooo:rsid="0656d8c3"/>
    </style:style>
    <style:style style:name="T936" style:family="text">
      <style:text-properties officeooo:rsid="065764ca"/>
    </style:style>
    <style:style style:name="T937" style:family="text">
      <style:text-properties officeooo:rsid="0658e442"/>
    </style:style>
    <style:style style:name="T938" style:family="text">
      <style:text-properties officeooo:rsid="065ac12f"/>
    </style:style>
    <style:style style:name="T939" style:family="text">
      <style:text-properties officeooo:rsid="065adb77"/>
    </style:style>
    <style:style style:name="T940" style:family="text">
      <style:text-properties officeooo:rsid="065c3534"/>
    </style:style>
    <style:style style:name="T941" style:family="text">
      <style:text-properties officeooo:rsid="065d3846"/>
    </style:style>
    <style:style style:name="T942" style:family="text">
      <style:text-properties officeooo:rsid="065e25d9"/>
    </style:style>
    <style:style style:name="T943" style:family="text">
      <style:text-properties officeooo:rsid="065e894b"/>
    </style:style>
    <style:style style:name="T944" style:family="text">
      <style:text-properties officeooo:rsid="065faea4"/>
    </style:style>
    <style:style style:name="T945" style:family="text">
      <style:text-properties officeooo:rsid="0661abc6"/>
    </style:style>
    <style:style style:name="T946" style:family="text">
      <style:text-properties officeooo:rsid="0661d122"/>
    </style:style>
    <style:style style:name="T947" style:family="text">
      <style:text-properties officeooo:rsid="0662c38c"/>
    </style:style>
    <style:style style:name="T948" style:family="text">
      <style:text-properties officeooo:rsid="066518e1"/>
    </style:style>
    <style:style style:name="T949" style:family="text">
      <style:text-properties officeooo:rsid="066560c8"/>
    </style:style>
    <style:style style:name="T950" style:family="text">
      <style:text-properties officeooo:rsid="0666c7b2"/>
    </style:style>
    <style:style style:name="T951" style:family="text">
      <style:text-properties officeooo:rsid="06688a82"/>
    </style:style>
    <style:style style:name="T952" style:family="text">
      <style:text-properties officeooo:rsid="06696246"/>
    </style:style>
    <style:style style:name="T953" style:family="text">
      <style:text-properties officeooo:rsid="066ad816"/>
    </style:style>
    <style:style style:name="T954" style:family="text">
      <style:text-properties officeooo:rsid="066d7c42"/>
    </style:style>
    <style:style style:name="T955" style:family="text">
      <style:text-properties officeooo:rsid="066f07c5"/>
    </style:style>
    <style:style style:name="T956" style:family="text">
      <style:text-properties officeooo:rsid="0670766a"/>
    </style:style>
    <style:style style:name="T957" style:family="text">
      <style:text-properties officeooo:rsid="0672a8da"/>
    </style:style>
    <style:style style:name="T958" style:family="text">
      <style:text-properties officeooo:rsid="06745fb0"/>
    </style:style>
    <style:style style:name="T959" style:family="text">
      <style:text-properties officeooo:rsid="06751832"/>
    </style:style>
    <style:style style:name="T960" style:family="text">
      <style:text-properties officeooo:rsid="0675af0a"/>
    </style:style>
    <style:style style:name="T961" style:family="text">
      <style:text-properties officeooo:rsid="067978f8"/>
    </style:style>
    <style:style style:name="T962" style:family="text">
      <style:text-properties officeooo:rsid="067ae93d"/>
    </style:style>
    <style:style style:name="T963" style:family="text">
      <style:text-properties officeooo:rsid="067be51f"/>
    </style:style>
    <style:style style:name="T964" style:family="text">
      <style:text-properties officeooo:rsid="067c33ee"/>
    </style:style>
    <style:style style:name="T965" style:family="text">
      <style:text-properties officeooo:rsid="067ce757"/>
    </style:style>
    <style:style style:name="T966" style:family="text">
      <style:text-properties officeooo:rsid="067da6cf"/>
    </style:style>
    <style:style style:name="T967" style:family="text">
      <style:text-properties officeooo:rsid="067e6899"/>
    </style:style>
    <style:style style:name="T968" style:family="text">
      <style:text-properties officeooo:rsid="0682cb64"/>
    </style:style>
    <style:style style:name="T969" style:family="text">
      <style:text-properties officeooo:rsid="0683d04a"/>
    </style:style>
    <style:style style:name="T970" style:family="text">
      <style:text-properties officeooo:rsid="0686a38d"/>
    </style:style>
    <style:style style:name="T971" style:family="text">
      <style:text-properties officeooo:rsid="0688e53d"/>
    </style:style>
    <style:style style:name="T972" style:family="text">
      <style:text-properties officeooo:rsid="068a0e5f"/>
    </style:style>
    <style:style style:name="T973" style:family="text">
      <style:text-properties officeooo:rsid="068ae406"/>
    </style:style>
    <style:style style:name="T974" style:family="text">
      <style:text-properties officeooo:rsid="068b5e1d"/>
    </style:style>
    <style:style style:name="T975" style:family="text">
      <style:text-properties officeooo:rsid="068cdc30"/>
    </style:style>
    <style:style style:name="T976" style:family="text">
      <style:text-properties officeooo:rsid="068ec9bf"/>
    </style:style>
    <style:style style:name="T977" style:family="text">
      <style:text-properties officeooo:rsid="06911f0e"/>
    </style:style>
    <style:style style:name="T978" style:family="text">
      <style:text-properties officeooo:rsid="0692bc31"/>
    </style:style>
    <style:style style:name="T979" style:family="text">
      <style:text-properties officeooo:rsid="0694fab9"/>
    </style:style>
    <style:style style:name="T980" style:family="text">
      <style:text-properties officeooo:rsid="069863e1"/>
    </style:style>
    <style:style style:name="T981" style:family="text">
      <style:text-properties officeooo:rsid="0698fb64"/>
    </style:style>
    <style:style style:name="T982" style:family="text">
      <style:text-properties officeooo:rsid="0699d025"/>
    </style:style>
    <style:style style:name="T983" style:family="text">
      <style:text-properties officeooo:rsid="069ada7c"/>
    </style:style>
    <style:style style:name="T984" style:family="text">
      <style:text-properties officeooo:rsid="069b9c66"/>
    </style:style>
    <style:style style:name="T985" style:family="text">
      <style:text-properties officeooo:rsid="069d74fd"/>
    </style:style>
    <style:style style:name="T986" style:family="text">
      <style:text-properties officeooo:rsid="069e5eb9"/>
    </style:style>
    <style:style style:name="T987" style:family="text">
      <style:text-properties officeooo:rsid="069eca53"/>
    </style:style>
    <style:style style:name="T988" style:family="text">
      <style:text-properties officeooo:rsid="06a01858"/>
    </style:style>
    <style:style style:name="T989" style:family="text">
      <style:text-properties officeooo:rsid="06a0fc20"/>
    </style:style>
    <style:style style:name="T990" style:family="text">
      <style:text-properties officeooo:rsid="06a198c9"/>
    </style:style>
    <style:style style:name="T991" style:family="text">
      <style:text-properties officeooo:rsid="06a367f3"/>
    </style:style>
    <style:style style:name="T992" style:family="text">
      <style:text-properties officeooo:rsid="06a49cb7"/>
    </style:style>
    <style:style style:name="T993" style:family="text">
      <style:text-properties officeooo:rsid="06a87eba"/>
    </style:style>
    <style:style style:name="T994" style:family="text">
      <style:text-properties officeooo:rsid="06a90273"/>
    </style:style>
    <style:style style:name="T995" style:family="text">
      <style:text-properties officeooo:rsid="06a96e0d"/>
    </style:style>
    <style:style style:name="T996" style:family="text">
      <style:text-properties officeooo:rsid="06ab6151"/>
    </style:style>
    <style:style style:name="T997" style:family="text">
      <style:text-properties officeooo:rsid="06ad6009"/>
    </style:style>
    <style:style style:name="T998" style:family="text">
      <style:text-properties officeooo:rsid="06ae8b60"/>
    </style:style>
    <style:style style:name="T999" style:family="text">
      <style:text-properties officeooo:rsid="06afa387"/>
    </style:style>
    <style:style style:name="T1000" style:family="text">
      <style:text-properties officeooo:rsid="06b185df"/>
    </style:style>
    <style:style style:name="T1001" style:family="text">
      <style:text-properties officeooo:rsid="06b37b23"/>
    </style:style>
    <style:style style:name="T1002" style:family="text">
      <style:text-properties officeooo:rsid="06b4a72e"/>
    </style:style>
    <style:style style:name="T1003" style:family="text">
      <style:text-properties officeooo:rsid="06b80bf4"/>
    </style:style>
    <style:style style:name="T1004" style:family="text">
      <style:text-properties officeooo:rsid="06b8d6df"/>
    </style:style>
    <style:style style:name="T1005" style:family="text">
      <style:text-properties officeooo:rsid="06b8f820"/>
    </style:style>
    <style:style style:name="T1006" style:family="text">
      <style:text-properties officeooo:rsid="06b9687d"/>
    </style:style>
    <style:style style:name="T1007" style:family="text">
      <style:text-properties officeooo:rsid="06baabb6"/>
    </style:style>
    <style:style style:name="T1008" style:family="text">
      <style:text-properties officeooo:rsid="06bba438"/>
    </style:style>
    <style:style style:name="T1009" style:family="text">
      <style:text-properties officeooo:rsid="06bc2bb1"/>
    </style:style>
    <style:style style:name="T1010" style:family="text">
      <style:text-properties officeooo:rsid="06bc8af9"/>
    </style:style>
    <style:style style:name="T1011" style:family="text">
      <style:text-properties officeooo:rsid="06bfb3a0"/>
    </style:style>
    <style:style style:name="T1012" style:family="text">
      <style:text-properties officeooo:rsid="06c18acd"/>
    </style:style>
    <style:style style:name="T1013" style:family="text">
      <style:text-properties officeooo:rsid="06c3d082"/>
    </style:style>
    <style:style style:name="T1014" style:family="text">
      <style:text-properties officeooo:rsid="06c3ea39"/>
    </style:style>
    <style:style style:name="T1015" style:family="text">
      <style:text-properties officeooo:rsid="06c5a3b2"/>
    </style:style>
    <style:style style:name="T1016" style:family="text">
      <style:text-properties officeooo:rsid="06c8621b"/>
    </style:style>
    <style:style style:name="T1017" style:family="text">
      <style:text-properties officeooo:rsid="06ca3a3f"/>
    </style:style>
    <style:style style:name="T1018" style:family="text">
      <style:text-properties officeooo:rsid="06cb8d87"/>
    </style:style>
    <style:style style:name="T1019" style:family="text">
      <style:text-properties officeooo:rsid="06cda589"/>
    </style:style>
    <style:style style:name="T1020" style:family="text">
      <style:text-properties officeooo:rsid="06cf526f"/>
    </style:style>
    <style:style style:name="T1021" style:family="text">
      <style:text-properties officeooo:rsid="06d282e5"/>
    </style:style>
    <style:style style:name="T1022" style:family="text">
      <style:text-properties officeooo:rsid="06d28509"/>
    </style:style>
    <style:style style:name="T1023" style:family="text">
      <style:text-properties officeooo:rsid="06d3856a"/>
    </style:style>
    <style:style style:name="T1024" style:family="text">
      <style:text-properties officeooo:rsid="06d4c1cf"/>
    </style:style>
    <style:style style:name="T1025" style:family="text">
      <style:text-properties officeooo:rsid="06d60060"/>
    </style:style>
    <style:style style:name="T1026" style:family="text">
      <style:text-properties officeooo:rsid="06d86bec"/>
    </style:style>
    <style:style style:name="T1027" style:family="text">
      <style:text-properties officeooo:rsid="06db9c2c"/>
    </style:style>
    <style:style style:name="T1028" style:family="text">
      <style:text-properties officeooo:rsid="06dc5451"/>
    </style:style>
    <style:style style:name="T1029" style:family="text">
      <style:text-properties officeooo:rsid="06ddc344"/>
    </style:style>
    <style:style style:name="T1030" style:family="text">
      <style:text-properties officeooo:rsid="06dfee7e"/>
    </style:style>
    <style:style style:name="T1031" style:family="text">
      <style:text-properties officeooo:rsid="06e1e10b"/>
    </style:style>
    <style:style style:name="T1032" style:family="text">
      <style:text-properties officeooo:rsid="06e28037"/>
    </style:style>
    <style:style style:name="T1033" style:family="text">
      <style:text-properties officeooo:rsid="06e3db5b"/>
    </style:style>
    <style:style style:name="T1034" style:family="text">
      <style:text-properties officeooo:rsid="06e6f516"/>
    </style:style>
    <style:style style:name="T1035" style:family="text">
      <style:text-properties officeooo:rsid="06e92bd7"/>
    </style:style>
    <style:style style:name="T1036" style:family="text">
      <style:text-properties officeooo:rsid="06eab410"/>
    </style:style>
    <style:style style:name="T1037" style:family="text">
      <style:text-properties officeooo:rsid="06eb88a9"/>
    </style:style>
    <style:style style:name="T1038" style:family="text">
      <style:text-properties officeooo:rsid="06edbde2"/>
    </style:style>
    <style:style style:name="T1039" style:family="text">
      <style:text-properties officeooo:rsid="06f06711"/>
    </style:style>
    <style:style style:name="T1040" style:family="text">
      <style:text-properties officeooo:rsid="06f12248"/>
    </style:style>
    <style:style style:name="T1041" style:family="text">
      <style:text-properties officeooo:rsid="06f2fa06"/>
    </style:style>
    <style:style style:name="T1042" style:family="text">
      <style:text-properties officeooo:rsid="06f48a8b"/>
    </style:style>
    <style:style style:name="T1043" style:family="text">
      <style:text-properties officeooo:rsid="06f58ba9"/>
    </style:style>
    <style:style style:name="T1044" style:family="text">
      <style:text-properties officeooo:rsid="06f5fae9"/>
    </style:style>
    <style:style style:name="T1045" style:family="text">
      <style:text-properties officeooo:rsid="06f72bb9"/>
    </style:style>
    <style:style style:name="T1046" style:family="text">
      <style:text-properties officeooo:rsid="06f763f3"/>
    </style:style>
    <style:style style:name="T1047" style:family="text">
      <style:text-properties officeooo:rsid="06f7798e"/>
    </style:style>
    <style:style style:name="T1048" style:family="text">
      <style:text-properties officeooo:rsid="06f9e9fd"/>
    </style:style>
    <style:style style:name="T1049" style:family="text">
      <style:text-properties officeooo:rsid="06faa6fa"/>
    </style:style>
    <style:style style:name="T1050" style:family="text">
      <style:text-properties officeooo:rsid="06fc1bd2"/>
    </style:style>
    <style:style style:name="T1051" style:family="text">
      <style:text-properties officeooo:rsid="06fc5637"/>
    </style:style>
    <style:style style:name="T1052" style:family="text">
      <style:text-properties officeooo:rsid="06fc7c40"/>
    </style:style>
    <style:style style:name="T1053" style:family="text">
      <style:text-properties officeooo:rsid="06fcd94e"/>
    </style:style>
    <style:style style:name="T1054" style:family="text">
      <style:text-properties officeooo:rsid="06fe47fd"/>
    </style:style>
    <style:style style:name="T1055" style:family="text">
      <style:text-properties officeooo:rsid="06feec36"/>
    </style:style>
    <style:style style:name="T1056" style:family="text">
      <style:text-properties officeooo:rsid="07004f92"/>
    </style:style>
    <style:style style:name="T1057" style:family="text">
      <style:text-properties officeooo:rsid="0701e01a"/>
    </style:style>
    <style:style style:name="T1058" style:family="text">
      <style:text-properties officeooo:rsid="0701e421"/>
    </style:style>
    <style:style style:name="T1059" style:family="text">
      <style:text-properties officeooo:rsid="0702a5ce"/>
    </style:style>
    <style:style style:name="T1060" style:family="text">
      <style:text-properties officeooo:rsid="070539d2"/>
    </style:style>
    <style:style style:name="T1061" style:family="text">
      <style:text-properties officeooo:rsid="0706f7a0"/>
    </style:style>
    <style:style style:name="T1062" style:family="text">
      <style:text-properties officeooo:rsid="070957e7"/>
    </style:style>
    <style:style style:name="T1063" style:family="text">
      <style:text-properties officeooo:rsid="070b370a"/>
    </style:style>
    <style:style style:name="T1064" style:family="text">
      <style:text-properties officeooo:rsid="070d2a56"/>
    </style:style>
    <style:style style:name="T1065" style:family="text">
      <style:text-properties officeooo:rsid="070f3a33"/>
    </style:style>
    <style:style style:name="T1066" style:family="text">
      <style:text-properties officeooo:rsid="0710b522"/>
    </style:style>
    <style:style style:name="T1067" style:family="text">
      <style:text-properties officeooo:rsid="07119828"/>
    </style:style>
    <style:style style:name="T1068" style:family="text">
      <style:text-properties officeooo:rsid="0711dfcf"/>
    </style:style>
    <style:style style:name="T1069" style:family="text">
      <style:text-properties officeooo:rsid="0711e36f"/>
    </style:style>
    <style:style style:name="T1070" style:family="text">
      <style:text-properties officeooo:rsid="0714eb63"/>
    </style:style>
    <style:style style:name="T1071" style:family="text">
      <style:text-properties officeooo:rsid="07159a73"/>
    </style:style>
    <style:style style:name="T1072" style:family="text">
      <style:text-properties officeooo:rsid="0715cc64"/>
    </style:style>
    <style:style style:name="T1073" style:family="text">
      <style:text-properties officeooo:rsid="07182904"/>
    </style:style>
    <style:style style:name="T1074" style:family="text">
      <style:text-properties officeooo:rsid="0719db14"/>
    </style:style>
    <style:style style:name="T1075" style:family="text">
      <style:text-properties officeooo:rsid="071b2c14"/>
    </style:style>
    <style:style style:name="T1076" style:family="text">
      <style:text-properties officeooo:rsid="071c142b"/>
    </style:style>
    <style:style style:name="T1077" style:family="text">
      <style:text-properties officeooo:rsid="071e7551"/>
    </style:style>
    <style:style style:name="T1078" style:family="text">
      <style:text-properties officeooo:rsid="071f0ec5"/>
    </style:style>
    <style:style style:name="T1079" style:family="text">
      <style:text-properties officeooo:rsid="072025e8"/>
    </style:style>
    <style:style style:name="T1080" style:family="text">
      <style:text-properties officeooo:rsid="07236efb"/>
    </style:style>
    <style:style style:name="T1081" style:family="text">
      <style:text-properties officeooo:rsid="07254adc"/>
    </style:style>
    <style:style style:name="T1082" style:family="text">
      <style:text-properties officeooo:rsid="07258203"/>
    </style:style>
    <style:style style:name="T1083" style:family="text">
      <style:text-properties officeooo:rsid="0726eb0b"/>
    </style:style>
    <style:style style:name="T1084" style:family="text">
      <style:text-properties officeooo:rsid="07295d5e"/>
    </style:style>
    <style:style style:name="T1085" style:family="text">
      <style:text-properties officeooo:rsid="072aab83"/>
    </style:style>
    <style:style style:name="T1086" style:family="text">
      <style:text-properties officeooo:rsid="072b68fe"/>
    </style:style>
    <style:style style:name="T1087" style:family="text">
      <style:text-properties officeooo:rsid="072cafa5"/>
    </style:style>
    <style:style style:name="T1088" style:family="text">
      <style:text-properties officeooo:rsid="072d95c5"/>
    </style:style>
    <style:style style:name="T1089" style:family="text">
      <style:text-properties officeooo:rsid="072dcefd"/>
    </style:style>
    <style:style style:name="T1090" style:family="text">
      <style:text-properties officeooo:rsid="072fd26f"/>
    </style:style>
    <style:style style:name="T1091" style:family="text">
      <style:text-properties officeooo:rsid="0731cfdf"/>
    </style:style>
    <style:style style:name="T1092" style:family="text">
      <style:text-properties officeooo:rsid="0733a5e0"/>
    </style:style>
    <style:style style:name="T1093" style:family="text">
      <style:text-properties officeooo:rsid="07340ad9"/>
    </style:style>
    <style:style style:name="T1094" style:family="text">
      <style:text-properties officeooo:rsid="0734aaad"/>
    </style:style>
    <style:style style:name="T1095" style:family="text">
      <style:text-properties officeooo:rsid="073506dd"/>
    </style:style>
    <style:style style:name="T1096" style:family="text">
      <style:text-properties officeooo:rsid="07355ed0"/>
    </style:style>
    <style:style style:name="T1097" style:family="text">
      <style:text-properties officeooo:rsid="0735fdd0"/>
    </style:style>
    <style:style style:name="T1098" style:family="text">
      <style:text-properties officeooo:rsid="0736c252"/>
    </style:style>
    <style:style style:name="T1099" style:family="text">
      <style:text-properties officeooo:rsid="0736d1ae"/>
    </style:style>
    <style:style style:name="T1100" style:family="text">
      <style:text-properties officeooo:rsid="0737e283"/>
    </style:style>
    <style:style style:name="T1101" style:family="text">
      <style:text-properties officeooo:rsid="0737e4fd"/>
    </style:style>
    <style:style style:name="T1102" style:family="text">
      <style:text-properties officeooo:rsid="073acbd4"/>
    </style:style>
    <style:style style:name="T1103" style:family="text">
      <style:text-properties officeooo:rsid="073c533e"/>
    </style:style>
    <style:style style:name="T1104" style:family="text">
      <style:text-properties officeooo:rsid="073d473a"/>
    </style:style>
    <style:style style:name="T1105" style:family="text">
      <style:text-properties officeooo:rsid="073f2b30"/>
    </style:style>
    <style:style style:name="T1106" style:family="text">
      <style:text-properties officeooo:rsid="07406f07"/>
    </style:style>
    <style:style style:name="T1107" style:family="text">
      <style:text-properties officeooo:rsid="07413f69"/>
    </style:style>
    <style:style style:name="T1108" style:family="text">
      <style:text-properties officeooo:rsid="0742e610"/>
    </style:style>
    <style:style style:name="T1109" style:family="text">
      <style:text-properties officeooo:rsid="0743faea"/>
    </style:style>
    <style:style style:name="T1110" style:family="text">
      <style:text-properties officeooo:rsid="0744f882"/>
    </style:style>
    <style:style style:name="T1111" style:family="text">
      <style:text-properties officeooo:rsid="0745d020"/>
    </style:style>
    <style:style style:name="T1112" style:family="text">
      <style:text-properties officeooo:rsid="0745e875"/>
    </style:style>
    <style:style style:name="T1113" style:family="text">
      <style:text-properties officeooo:rsid="0746680a"/>
    </style:style>
    <style:style style:name="T1114" style:family="text">
      <style:text-properties officeooo:rsid="0747d2eb"/>
    </style:style>
    <style:style style:name="T1115" style:family="text">
      <style:text-properties officeooo:rsid="0749cf8c"/>
    </style:style>
    <style:style style:name="T1116" style:family="text">
      <style:text-properties officeooo:rsid="074c02fb"/>
    </style:style>
    <style:style style:name="T1117" style:family="text">
      <style:text-properties officeooo:rsid="074e7ec8"/>
    </style:style>
    <style:style style:name="T1118" style:family="text">
      <style:text-properties officeooo:rsid="07503bd9"/>
    </style:style>
    <style:style style:name="T1119" style:family="text">
      <style:text-properties officeooo:rsid="0751597c"/>
    </style:style>
    <style:style style:name="T1120" style:family="text">
      <style:text-properties officeooo:rsid="075210dd"/>
    </style:style>
    <style:style style:name="T1121" style:family="text">
      <style:text-properties officeooo:rsid="0753efe7"/>
    </style:style>
    <style:style style:name="T1122" style:family="text">
      <style:text-properties officeooo:rsid="0755a892"/>
    </style:style>
    <style:style style:name="T1123" style:family="text">
      <style:text-properties officeooo:rsid="0755c921"/>
    </style:style>
    <style:style style:name="T1124" style:family="text">
      <style:text-properties officeooo:rsid="07569a0d"/>
    </style:style>
    <style:style style:name="T1125" style:family="text">
      <style:text-properties officeooo:rsid="0758715a"/>
    </style:style>
    <style:style style:name="T1126" style:family="text">
      <style:text-properties officeooo:rsid="075a3fb1"/>
    </style:style>
    <style:style style:name="T1127" style:family="text">
      <style:text-properties officeooo:rsid="075c0ff5"/>
    </style:style>
    <style:style style:name="T1128" style:family="text">
      <style:text-properties officeooo:rsid="075c8178"/>
    </style:style>
    <style:style style:name="T1129" style:family="text">
      <style:text-properties officeooo:rsid="075f0ac1"/>
    </style:style>
    <style:style style:name="T1130" style:family="text">
      <style:text-properties officeooo:rsid="0760f0f7"/>
    </style:style>
    <style:style style:name="T1131" style:family="text">
      <style:text-properties officeooo:rsid="0761d801"/>
    </style:style>
    <style:style style:name="T1132" style:family="text">
      <style:text-properties officeooo:rsid="076415f1"/>
    </style:style>
    <style:style style:name="T1133" style:family="text">
      <style:text-properties officeooo:rsid="0765ae82"/>
    </style:style>
    <style:style style:name="T1134" style:family="text">
      <style:text-properties officeooo:rsid="07670773"/>
    </style:style>
    <style:style style:name="T1135" style:family="text">
      <style:text-properties officeooo:rsid="07677af2"/>
    </style:style>
    <style:style style:name="T1136" style:family="text">
      <style:text-properties officeooo:rsid="0768f803"/>
    </style:style>
    <style:style style:name="T1137" style:family="text">
      <style:text-properties officeooo:rsid="076a4e60"/>
    </style:style>
    <style:style style:name="T1138" style:family="text">
      <style:text-properties officeooo:rsid="076b77e3"/>
    </style:style>
    <style:style style:name="T1139" style:family="text">
      <style:text-properties officeooo:rsid="076d01f2"/>
    </style:style>
    <style:style style:name="T1140" style:family="text">
      <style:text-properties officeooo:rsid="076edce1"/>
    </style:style>
    <style:style style:name="T1141" style:family="text">
      <style:text-properties officeooo:rsid="07707742"/>
    </style:style>
    <style:style style:name="T1142" style:family="text">
      <style:text-properties officeooo:rsid="0771fc0b"/>
    </style:style>
    <style:style style:name="T1143" style:family="text">
      <style:text-properties officeooo:rsid="07735298"/>
    </style:style>
    <style:style style:name="T1144" style:family="text">
      <style:text-properties officeooo:rsid="07742af1"/>
    </style:style>
    <style:style style:name="T1145" style:family="text">
      <style:text-properties officeooo:rsid="0774ab88"/>
    </style:style>
    <style:style style:name="T1146" style:family="text">
      <style:text-properties officeooo:rsid="0775cd5a"/>
    </style:style>
    <style:style style:name="T1147" style:family="text">
      <style:text-properties officeooo:rsid="077798ca"/>
    </style:style>
    <style:style style:name="T1148" style:family="text">
      <style:text-properties officeooo:rsid="077812fc"/>
    </style:style>
    <style:style style:name="T1149" style:family="text">
      <style:text-properties officeooo:rsid="0778531a"/>
    </style:style>
    <style:style style:name="T1150" style:family="text">
      <style:text-properties officeooo:rsid="07785471"/>
    </style:style>
    <style:style style:name="T1151" style:family="text">
      <style:text-properties officeooo:rsid="0778e5ed"/>
    </style:style>
    <style:style style:name="T1152" style:family="text">
      <style:text-properties officeooo:rsid="077b6410"/>
    </style:style>
    <style:style style:name="T1153" style:family="text">
      <style:text-properties officeooo:rsid="077b656f"/>
    </style:style>
    <style:style style:name="T1154" style:family="text">
      <style:text-properties officeooo:rsid="077be8f4"/>
    </style:style>
    <style:style style:name="T1155" style:family="text">
      <style:text-properties officeooo:rsid="077cbd49"/>
    </style:style>
    <style:style style:name="T1156" style:family="text">
      <style:text-properties officeooo:rsid="077cebba"/>
    </style:style>
    <style:style style:name="T1157" style:family="text">
      <style:text-properties officeooo:rsid="077ee3aa"/>
    </style:style>
    <style:style style:name="T1158" style:family="text">
      <style:text-properties officeooo:rsid="077f8678"/>
    </style:style>
    <style:style style:name="T1159" style:family="text">
      <style:text-properties officeooo:rsid="0782740c"/>
    </style:style>
    <style:style style:name="T1160" style:family="text">
      <style:text-properties officeooo:rsid="07844cb7"/>
    </style:style>
    <style:style style:name="T1161" style:family="text">
      <style:text-properties officeooo:rsid="0785847b"/>
    </style:style>
    <style:style style:name="T1162" style:family="text">
      <style:text-properties officeooo:rsid="07870651"/>
    </style:style>
    <style:style style:name="T1163" style:family="text">
      <style:text-properties officeooo:rsid="0787d198"/>
    </style:style>
    <style:style style:name="T1164" style:family="text">
      <style:text-properties officeooo:rsid="07896d84"/>
    </style:style>
    <style:style style:name="T1165" style:family="text">
      <style:text-properties officeooo:rsid="078a98a1"/>
    </style:style>
    <style:style style:name="T1166" style:family="text">
      <style:text-properties officeooo:rsid="078bd536"/>
    </style:style>
    <style:style style:name="T1167" style:family="text">
      <style:text-properties officeooo:rsid="078d4293"/>
    </style:style>
    <style:style style:name="T1168" style:family="text">
      <style:text-properties officeooo:rsid="078eec06"/>
    </style:style>
    <style:style style:name="T1169" style:family="text">
      <style:text-properties officeooo:rsid="0792f145"/>
    </style:style>
    <style:style style:name="T1170" style:family="text">
      <style:text-properties officeooo:rsid="0794cde9"/>
    </style:style>
    <style:style style:name="T1171" style:family="text">
      <style:text-properties officeooo:rsid="0795d4e8"/>
    </style:style>
    <style:style style:name="T1172" style:family="text">
      <style:text-properties officeooo:rsid="07962571"/>
    </style:style>
    <style:style style:name="T1173" style:family="text">
      <style:text-properties officeooo:rsid="0796f58c"/>
    </style:style>
    <style:style style:name="T1174" style:family="text">
      <style:text-properties officeooo:rsid="07979d44"/>
    </style:style>
    <style:style style:name="T1175" style:family="text">
      <style:text-properties officeooo:rsid="07990724"/>
    </style:style>
    <style:style style:name="T1176" style:family="text">
      <style:text-properties officeooo:rsid="079a3d1b"/>
    </style:style>
    <style:style style:name="T1177" style:family="text">
      <style:text-properties officeooo:rsid="079bf76e"/>
    </style:style>
    <style:style style:name="T1178" style:family="text">
      <style:text-properties officeooo:rsid="079d4ed5"/>
    </style:style>
    <style:style style:name="T1179" style:family="text">
      <style:text-properties officeooo:rsid="079e8d33"/>
    </style:style>
    <style:style style:name="T1180" style:family="text">
      <style:text-properties officeooo:rsid="07a0f589"/>
    </style:style>
    <style:style style:name="T1181" style:family="text">
      <style:text-properties officeooo:rsid="07a251d4"/>
    </style:style>
    <style:style style:name="T1182" style:family="text">
      <style:text-properties officeooo:rsid="07a2ea7b"/>
    </style:style>
    <style:style style:name="T1183" style:family="text">
      <style:text-properties officeooo:rsid="07a53800"/>
    </style:style>
    <style:style style:name="T1184" style:family="text">
      <style:text-properties officeooo:rsid="07a6c687"/>
    </style:style>
    <style:style style:name="T1185" style:family="text">
      <style:text-properties officeooo:rsid="07a852de"/>
    </style:style>
    <style:style style:name="T1186" style:family="text">
      <style:text-properties officeooo:rsid="07a93866"/>
    </style:style>
    <style:style style:name="T1187" style:family="text">
      <style:text-properties officeooo:rsid="07aae29c"/>
    </style:style>
    <style:style style:name="T1188" style:family="text">
      <style:text-properties officeooo:rsid="07ad32d8"/>
    </style:style>
    <style:style style:name="T1189" style:family="text">
      <style:text-properties officeooo:rsid="07b35c69"/>
    </style:style>
    <style:style style:name="T1190" style:family="text">
      <style:text-properties officeooo:rsid="07b84213"/>
    </style:style>
    <style:style style:name="T1191" style:family="text">
      <style:text-properties officeooo:rsid="07b98d16"/>
    </style:style>
    <style:style style:name="T1192" style:family="text">
      <style:text-properties officeooo:rsid="07bb4dbf"/>
    </style:style>
    <style:style style:name="T1193" style:family="text">
      <style:text-properties officeooo:rsid="07bd0605"/>
    </style:style>
    <style:style style:name="T1194" style:family="text">
      <style:text-properties officeooo:rsid="07bed0c2"/>
    </style:style>
    <style:style style:name="T1195" style:family="text">
      <style:text-properties officeooo:rsid="07c1e3c1"/>
    </style:style>
    <style:style style:name="T1196" style:family="text">
      <style:text-properties officeooo:rsid="07c36259"/>
    </style:style>
    <style:style style:name="T1197" style:family="text">
      <style:text-properties officeooo:rsid="07c438e5"/>
    </style:style>
    <style:style style:name="T1198" style:family="text">
      <style:text-properties officeooo:rsid="07c4cf64"/>
    </style:style>
    <style:style style:name="T1199" style:family="text">
      <style:text-properties officeooo:rsid="07c64641"/>
    </style:style>
    <style:style style:name="T1200" style:family="text">
      <style:text-properties officeooo:rsid="07c7df1d"/>
    </style:style>
    <style:style style:name="T1201" style:family="text">
      <style:text-properties officeooo:rsid="07c90dd8"/>
    </style:style>
    <style:style style:name="T1202" style:family="text">
      <style:text-properties officeooo:rsid="07cc1ce7"/>
    </style:style>
    <style:style style:name="T1203" style:family="text">
      <style:text-properties officeooo:rsid="07ce1794"/>
    </style:style>
    <style:style style:name="T1204" style:family="text">
      <style:text-properties officeooo:rsid="07d0124c"/>
    </style:style>
    <style:style style:name="T1205" style:family="text">
      <style:text-properties officeooo:rsid="07d17b91"/>
    </style:style>
    <style:style style:name="T1206" style:family="text">
      <style:text-properties officeooo:rsid="07d390d3"/>
    </style:style>
    <style:style style:name="T1207" style:family="text">
      <style:text-properties officeooo:rsid="07d49d61"/>
    </style:style>
    <style:style style:name="T1208" style:family="text">
      <style:text-properties officeooo:rsid="07d56e5e"/>
    </style:style>
    <style:style style:name="T1209" style:family="text">
      <style:text-properties officeooo:rsid="07d59658"/>
    </style:style>
    <style:style style:name="T1210" style:family="text">
      <style:text-properties officeooo:rsid="07d6529d"/>
    </style:style>
    <style:style style:name="T1211" style:family="text">
      <style:text-properties officeooo:rsid="07d7eabf"/>
    </style:style>
    <style:style style:name="T1212" style:family="text">
      <style:text-properties officeooo:rsid="07d805c8"/>
    </style:style>
    <style:style style:name="T1213" style:family="text">
      <style:text-properties officeooo:rsid="07d8e5fc"/>
    </style:style>
    <style:style style:name="T1214" style:family="text">
      <style:text-properties officeooo:rsid="07dd5240"/>
    </style:style>
    <style:style style:name="T1215" style:family="text">
      <style:text-properties officeooo:rsid="07dec91e"/>
    </style:style>
    <style:style style:name="T1216" style:family="text">
      <style:text-properties officeooo:rsid="07e070b4"/>
    </style:style>
    <style:style style:name="T1217" style:family="text">
      <style:text-properties officeooo:rsid="07e18132"/>
    </style:style>
    <style:style style:name="T1218" style:family="text">
      <style:text-properties officeooo:rsid="07e1b214"/>
    </style:style>
    <style:style style:name="T1219" style:family="text">
      <style:text-properties officeooo:rsid="07e20716"/>
    </style:style>
    <style:style style:name="T1220" style:family="text">
      <style:text-properties officeooo:rsid="07e35644"/>
    </style:style>
    <style:style style:name="T1221" style:family="text">
      <style:text-properties officeooo:rsid="07e423c7"/>
    </style:style>
    <style:style style:name="T1222" style:family="text">
      <style:text-properties officeooo:rsid="07e4599b"/>
    </style:style>
    <style:style style:name="T1223" style:family="text">
      <style:text-properties officeooo:rsid="07e69b92"/>
    </style:style>
    <style:style style:name="T1224" style:family="text">
      <style:text-properties officeooo:rsid="07e87e5c"/>
    </style:style>
    <style:style style:name="T1225" style:family="text">
      <style:text-properties officeooo:rsid="07e90d8b"/>
    </style:style>
    <style:style style:name="T1226" style:family="text">
      <style:text-properties officeooo:rsid="07ea970e"/>
    </style:style>
    <style:style style:name="T1227" style:family="text">
      <style:text-properties officeooo:rsid="07eb8c42"/>
    </style:style>
    <style:style style:name="T1228" style:family="text">
      <style:text-properties officeooo:rsid="07ecd021"/>
    </style:style>
    <style:style style:name="T1229" style:family="text">
      <style:text-properties officeooo:rsid="07ecee69"/>
    </style:style>
    <style:style style:name="T1230" style:family="text">
      <style:text-properties officeooo:rsid="07ed9f91"/>
    </style:style>
    <style:style style:name="T1231" style:family="text">
      <style:text-properties officeooo:rsid="07efaaf0"/>
    </style:style>
    <style:style style:name="T1232" style:family="text">
      <style:text-properties officeooo:rsid="07efcdf7"/>
    </style:style>
    <style:style style:name="T1233" style:family="text">
      <style:text-properties officeooo:rsid="07eff150"/>
    </style:style>
    <style:style style:name="T1234" style:family="text">
      <style:text-properties officeooo:rsid="07f1ca39"/>
    </style:style>
    <style:style style:name="T1235" style:family="text">
      <style:text-properties officeooo:rsid="07f38032"/>
    </style:style>
    <style:style style:name="T1236" style:family="text">
      <style:text-properties officeooo:rsid="07f525ea"/>
    </style:style>
    <style:style style:name="T1237" style:family="text">
      <style:text-properties officeooo:rsid="07f5c954"/>
    </style:style>
    <style:style style:name="T1238" style:family="text">
      <style:text-properties officeooo:rsid="07f9ad21"/>
    </style:style>
    <style:style style:name="T1239" style:family="text">
      <style:text-properties officeooo:rsid="07fd0ed6"/>
    </style:style>
    <style:style style:name="T1240" style:family="text">
      <style:text-properties officeooo:rsid="07fd5853"/>
    </style:style>
    <style:style style:name="T1241" style:family="text">
      <style:text-properties officeooo:rsid="07ff9c8d"/>
    </style:style>
    <style:style style:name="T1242" style:family="text">
      <style:text-properties officeooo:rsid="0800e73a"/>
    </style:style>
    <style:style style:name="T1243" style:family="text">
      <style:text-properties officeooo:rsid="0802750d"/>
    </style:style>
    <style:style style:name="T1244" style:family="text">
      <style:text-properties officeooo:rsid="08043bf4"/>
    </style:style>
    <style:style style:name="T1245" style:family="text">
      <style:text-properties officeooo:rsid="080478ef"/>
    </style:style>
    <style:style style:name="T1246" style:family="text">
      <style:text-properties officeooo:rsid="0805ad4b"/>
    </style:style>
    <style:style style:name="T1247" style:family="text">
      <style:text-properties officeooo:rsid="0805e99c"/>
    </style:style>
    <style:style style:name="T1248" style:family="text">
      <style:text-properties officeooo:rsid="0806586f"/>
    </style:style>
    <style:style style:name="T1249" style:family="text">
      <style:text-properties officeooo:rsid="08095a79"/>
    </style:style>
    <style:style style:name="T1250" style:family="text">
      <style:text-properties officeooo:rsid="080a1824"/>
    </style:style>
    <style:style style:name="T1251" style:family="text">
      <style:text-properties officeooo:rsid="080bd64a"/>
    </style:style>
    <style:style style:name="T1252" style:family="text">
      <style:text-properties officeooo:rsid="080c5619"/>
    </style:style>
    <style:style style:name="T1253" style:family="text">
      <style:text-properties officeooo:rsid="080cb595"/>
    </style:style>
    <style:style style:name="T1254" style:family="text">
      <style:text-properties officeooo:rsid="080e4789"/>
    </style:style>
    <style:style style:name="T1255" style:family="text">
      <style:text-properties officeooo:rsid="080f02dd"/>
    </style:style>
    <style:style style:name="T1256" style:family="text">
      <style:text-properties officeooo:rsid="0812c8bc"/>
    </style:style>
    <style:style style:name="T1257" style:family="text">
      <style:text-properties officeooo:rsid="08143b70"/>
    </style:style>
    <style:style style:name="T1258" style:family="text">
      <style:text-properties officeooo:rsid="0817e212"/>
    </style:style>
    <style:style style:name="T1259" style:family="text">
      <style:text-properties officeooo:rsid="0818036e"/>
    </style:style>
    <style:style style:name="T1260" style:family="text">
      <style:text-properties officeooo:rsid="0818c295"/>
    </style:style>
    <style:style style:name="T1261" style:family="text">
      <style:text-properties officeooo:rsid="081919f1"/>
    </style:style>
    <style:style style:name="T1262" style:family="text">
      <style:text-properties officeooo:rsid="08199cea"/>
    </style:style>
    <style:style style:name="T1263" style:family="text">
      <style:text-properties officeooo:rsid="0819b1c5"/>
    </style:style>
    <style:style style:name="T1264" style:family="text">
      <style:text-properties officeooo:rsid="081aee3d"/>
    </style:style>
    <style:style style:name="T1265" style:family="text">
      <style:text-properties officeooo:rsid="081d4598"/>
    </style:style>
    <style:style style:name="T1266" style:family="text">
      <style:text-properties officeooo:rsid="081dca78"/>
    </style:style>
    <style:style style:name="T1267" style:family="text">
      <style:text-properties officeooo:rsid="08201051"/>
    </style:style>
    <style:style style:name="T1268" style:family="text">
      <style:text-properties officeooo:rsid="0824311e"/>
    </style:style>
    <style:style style:name="T1269" style:family="text">
      <style:text-properties officeooo:rsid="0824b04e"/>
    </style:style>
    <style:style style:name="T1270" style:family="text">
      <style:text-properties officeooo:rsid="08261ebd"/>
    </style:style>
    <style:style style:name="T1271" style:family="text">
      <style:text-properties officeooo:rsid="082808e0"/>
    </style:style>
    <style:style style:name="T1272" style:family="text">
      <style:text-properties officeooo:rsid="0828ff15"/>
    </style:style>
    <style:style style:name="T1273" style:family="text">
      <style:text-properties officeooo:rsid="082a551c"/>
    </style:style>
    <style:style style:name="T1274" style:family="text">
      <style:text-properties officeooo:rsid="082a8aad"/>
    </style:style>
    <style:style style:name="T1275" style:family="text">
      <style:text-properties officeooo:rsid="082a9448"/>
    </style:style>
    <style:style style:name="T1276" style:family="text">
      <style:text-properties officeooo:rsid="082c170c"/>
    </style:style>
    <style:style style:name="T1277" style:family="text">
      <style:text-properties officeooo:rsid="082d21ac"/>
    </style:style>
    <style:style style:name="T1278" style:family="text">
      <style:text-properties officeooo:rsid="0830992a"/>
    </style:style>
    <style:style style:name="T1279" style:family="text">
      <style:text-properties officeooo:rsid="083193fd"/>
    </style:style>
    <style:style style:name="T1280" style:family="text">
      <style:text-properties officeooo:rsid="0832dc0c"/>
    </style:style>
    <style:style style:name="T1281" style:family="text">
      <style:text-properties officeooo:rsid="0833ec30"/>
    </style:style>
    <style:style style:name="T1282" style:family="text">
      <style:text-properties officeooo:rsid="08349935"/>
    </style:style>
    <style:style style:name="T1283" style:family="text">
      <style:text-properties officeooo:rsid="0837c95e"/>
    </style:style>
    <style:style style:name="T1284" style:family="text">
      <style:text-properties officeooo:rsid="0839a3f6"/>
    </style:style>
    <style:style style:name="T1285" style:family="text">
      <style:text-properties officeooo:rsid="083a862d"/>
    </style:style>
    <style:style style:name="T1286" style:family="text">
      <style:text-properties officeooo:rsid="083abfb2"/>
    </style:style>
    <style:style style:name="T1287" style:family="text">
      <style:text-properties officeooo:rsid="083c5ff7"/>
    </style:style>
    <style:style style:name="T1288" style:family="text">
      <style:text-properties officeooo:rsid="083d8a97"/>
    </style:style>
    <style:style style:name="T1289" style:family="text">
      <style:text-properties officeooo:rsid="083f1179"/>
    </style:style>
    <style:style style:name="T1290" style:family="text">
      <style:text-properties officeooo:rsid="083f3518"/>
    </style:style>
    <style:style style:name="T1291" style:family="text">
      <style:text-properties officeooo:rsid="083fc908"/>
    </style:style>
    <style:style style:name="T1292" style:family="text">
      <style:text-properties officeooo:rsid="08410343"/>
    </style:style>
    <style:style style:name="T1293" style:family="text">
      <style:text-properties officeooo:rsid="08425cac"/>
    </style:style>
    <style:style style:name="T1294" style:family="text">
      <style:text-properties officeooo:rsid="08428df3"/>
    </style:style>
    <style:style style:name="T1295" style:family="text">
      <style:text-properties officeooo:rsid="084453a2"/>
    </style:style>
    <style:style style:name="T1296" style:family="text">
      <style:text-properties officeooo:rsid="0845d77f"/>
    </style:style>
    <style:style style:name="T1297" style:family="text">
      <style:text-properties officeooo:rsid="0846fbed"/>
    </style:style>
    <style:style style:name="T1298" style:family="text">
      <style:text-properties officeooo:rsid="084c14ec"/>
    </style:style>
    <style:style style:name="T1299" style:family="text">
      <style:text-properties officeooo:rsid="084edd44"/>
    </style:style>
    <style:style style:name="T1300" style:family="text">
      <style:text-properties officeooo:rsid="084fbf4d"/>
    </style:style>
    <style:style style:name="T1301" style:family="text">
      <style:text-properties officeooo:rsid="0851b494"/>
    </style:style>
    <style:style style:name="T1302" style:family="text">
      <style:text-properties officeooo:rsid="08564966"/>
    </style:style>
    <style:style style:name="T1303" style:family="text">
      <style:text-properties officeooo:rsid="08592577"/>
    </style:style>
    <style:style style:name="T1304" style:family="text">
      <style:text-properties officeooo:rsid="085a0246"/>
    </style:style>
    <style:style style:name="T1305" style:family="text">
      <style:text-properties officeooo:rsid="085cd6c8"/>
    </style:style>
    <style:style style:name="T1306" style:family="text">
      <style:text-properties officeooo:rsid="085d10d0"/>
    </style:style>
    <style:style style:name="T1307" style:family="text">
      <style:text-properties officeooo:rsid="085e3733"/>
    </style:style>
    <style:style style:name="T1308" style:family="text">
      <style:text-properties officeooo:rsid="0861ae16"/>
    </style:style>
    <style:style style:name="T1309" style:family="text">
      <style:text-properties officeooo:rsid="08659ce8"/>
    </style:style>
    <style:style style:name="T1310" style:family="text">
      <style:text-properties officeooo:rsid="08664eda"/>
    </style:style>
    <style:style style:name="T1311" style:family="text">
      <style:text-properties officeooo:rsid="0866f9d2"/>
    </style:style>
    <style:style style:name="T1312" style:family="text">
      <style:text-properties officeooo:rsid="08689317"/>
    </style:style>
    <style:style style:name="T1313" style:family="text">
      <style:text-properties officeooo:rsid="086a8491"/>
    </style:style>
    <style:style style:name="T1314" style:family="text">
      <style:text-properties officeooo:rsid="086c1c65"/>
    </style:style>
    <style:style style:name="T1315" style:family="text">
      <style:text-properties officeooo:rsid="086d9beb"/>
    </style:style>
    <style:style style:name="T1316" style:family="text">
      <style:text-properties officeooo:rsid="086f246d"/>
    </style:style>
    <style:style style:name="T1317" style:family="text">
      <style:text-properties officeooo:rsid="0870c52d"/>
    </style:style>
    <style:style style:name="T1318" style:family="text">
      <style:text-properties officeooo:rsid="0871f4ea"/>
    </style:style>
    <style:style style:name="T1319" style:family="text">
      <style:text-properties officeooo:rsid="0872420f"/>
    </style:style>
    <style:style style:name="T1320" style:family="text">
      <style:text-properties officeooo:rsid="0873fcd4"/>
    </style:style>
    <style:style style:name="T1321" style:family="text">
      <style:text-properties officeooo:rsid="0874f627"/>
    </style:style>
    <style:style style:name="T1322" style:family="text">
      <style:text-properties officeooo:rsid="0876b282"/>
    </style:style>
    <style:style style:name="T1323" style:family="text">
      <style:text-properties officeooo:rsid="087ad351"/>
    </style:style>
    <style:style style:name="T1324" style:family="text">
      <style:text-properties officeooo:rsid="087c8022"/>
    </style:style>
    <style:style style:name="T1325" style:family="text">
      <style:text-properties officeooo:rsid="087d8546"/>
    </style:style>
    <style:style style:name="T1326" style:family="text">
      <style:text-properties officeooo:rsid="087e2dd2"/>
    </style:style>
    <style:style style:name="T1327" style:family="text">
      <style:text-properties officeooo:rsid="087e83b2"/>
    </style:style>
    <style:style style:name="T1328" style:family="text">
      <style:text-properties officeooo:rsid="087eb538"/>
    </style:style>
    <style:style style:name="T1329" style:family="text">
      <style:text-properties officeooo:rsid="087fcdc6"/>
    </style:style>
    <style:style style:name="T1330" style:family="text">
      <style:text-properties officeooo:rsid="0882fa4c"/>
    </style:style>
    <style:style style:name="T1331" style:family="text">
      <style:text-properties officeooo:rsid="0884d285"/>
    </style:style>
    <style:style style:name="T1332" style:family="text">
      <style:text-properties officeooo:rsid="08861067"/>
    </style:style>
    <style:style style:name="T1333" style:family="text">
      <style:text-properties officeooo:rsid="08871d3b"/>
    </style:style>
    <style:style style:name="T1334" style:family="text">
      <style:text-properties officeooo:rsid="08898703"/>
    </style:style>
    <style:style style:name="T1335" style:family="text">
      <style:text-properties officeooo:rsid="088bd1c1"/>
    </style:style>
    <style:style style:name="T1336" style:family="text">
      <style:text-properties officeooo:rsid="088e141d"/>
    </style:style>
    <style:style style:name="T1337" style:family="text">
      <style:text-properties officeooo:rsid="088f0f89"/>
    </style:style>
    <style:style style:name="T1338" style:family="text">
      <style:text-properties officeooo:rsid="088fed07"/>
    </style:style>
    <style:style style:name="T1339" style:family="text">
      <style:text-properties officeooo:rsid="0893c0f9"/>
    </style:style>
    <style:style style:name="T1340" style:family="text">
      <style:text-properties officeooo:rsid="089480f8"/>
    </style:style>
    <style:style style:name="T1341" style:family="text">
      <style:text-properties officeooo:rsid="089529f6"/>
    </style:style>
    <style:style style:name="T1342" style:family="text">
      <style:text-properties officeooo:rsid="0896eb0d"/>
    </style:style>
    <style:style style:name="T1343" style:family="text">
      <style:text-properties officeooo:rsid="08974373"/>
    </style:style>
    <style:style style:name="T1344" style:family="text">
      <style:text-properties officeooo:rsid="08990b4d"/>
    </style:style>
    <style:style style:name="T1345" style:family="text">
      <style:text-properties officeooo:rsid="089af3ca"/>
    </style:style>
    <style:style style:name="T1346" style:family="text">
      <style:text-properties officeooo:rsid="089bb130"/>
    </style:style>
    <style:style style:name="T1347" style:family="text">
      <style:text-properties officeooo:rsid="089d7c13"/>
    </style:style>
    <style:style style:name="T1348" style:family="text">
      <style:text-properties officeooo:rsid="08a090f1"/>
    </style:style>
    <style:style style:name="T1349" style:family="text">
      <style:text-properties officeooo:rsid="08a174c0"/>
    </style:style>
    <style:style style:name="T1350" style:family="text">
      <style:text-properties officeooo:rsid="08a3a1b7"/>
    </style:style>
    <style:style style:name="T1351" style:family="text">
      <style:text-properties officeooo:rsid="08a511e7"/>
    </style:style>
    <style:style style:name="T1352" style:family="text">
      <style:text-properties officeooo:rsid="08a64e2e"/>
    </style:style>
    <style:style style:name="T1353" style:family="text">
      <style:text-properties officeooo:rsid="08a71f96"/>
    </style:style>
    <style:style style:name="T1354" style:family="text">
      <style:text-properties officeooo:rsid="08a9f03b"/>
    </style:style>
    <style:style style:name="T1355" style:family="text">
      <style:text-properties officeooo:rsid="08ab8f1e"/>
    </style:style>
    <style:style style:name="T1356" style:family="text">
      <style:text-properties officeooo:rsid="08abeb9f"/>
    </style:style>
    <style:style style:name="T1357" style:family="text">
      <style:text-properties officeooo:rsid="08adb58e"/>
    </style:style>
    <style:style style:name="T1358" style:family="text">
      <style:text-properties officeooo:rsid="08adda61"/>
    </style:style>
    <style:style style:name="T1359" style:family="text">
      <style:text-properties officeooo:rsid="08afd24a"/>
    </style:style>
    <style:style style:name="T1360" style:family="text">
      <style:text-properties officeooo:rsid="08b0f380"/>
    </style:style>
    <style:style style:name="T1361" style:family="text">
      <style:text-properties officeooo:rsid="08b1853a"/>
    </style:style>
    <style:style style:name="T1362" style:family="text">
      <style:text-properties officeooo:rsid="08b19678"/>
    </style:style>
    <style:style style:name="T1363" style:family="text">
      <style:text-properties officeooo:rsid="08b33575"/>
    </style:style>
    <style:style style:name="T1364" style:family="text">
      <style:text-properties officeooo:rsid="08b40041"/>
    </style:style>
    <style:style style:name="T1365" style:family="text">
      <style:text-properties officeooo:rsid="08b51035"/>
    </style:style>
    <style:style style:name="T1366" style:family="text">
      <style:text-properties officeooo:rsid="08b7092a"/>
    </style:style>
    <style:style style:name="T1367" style:family="text">
      <style:text-properties officeooo:rsid="08b843fb"/>
    </style:style>
    <style:style style:name="T1368" style:family="text">
      <style:text-properties officeooo:rsid="08ba28a1"/>
    </style:style>
    <style:style style:name="T1369" style:family="text">
      <style:text-properties officeooo:rsid="08baa8a8"/>
    </style:style>
    <style:style style:name="T1370" style:family="text">
      <style:text-properties officeooo:rsid="08bc2ac0"/>
    </style:style>
    <style:style style:name="T1371" style:family="text">
      <style:text-properties officeooo:rsid="08bdd9e2"/>
    </style:style>
    <style:style style:name="T1372" style:family="text">
      <style:text-properties officeooo:rsid="08c42478"/>
    </style:style>
    <style:style style:name="T1373" style:family="text">
      <style:text-properties officeooo:rsid="08c6035e"/>
    </style:style>
    <style:style style:name="T1374" style:family="text">
      <style:text-properties officeooo:rsid="08c9c119"/>
    </style:style>
    <style:style style:name="T1375" style:family="text">
      <style:text-properties officeooo:rsid="08ccc966"/>
    </style:style>
    <style:style style:name="T1376" style:family="text">
      <style:text-properties officeooo:rsid="08ceb165"/>
    </style:style>
    <style:style style:name="T1377" style:family="text">
      <style:text-properties officeooo:rsid="08d4f003"/>
    </style:style>
    <style:style style:name="T1378" style:family="text">
      <style:text-properties officeooo:rsid="08d5cf5a"/>
    </style:style>
    <style:style style:name="T1379" style:family="text">
      <style:text-properties officeooo:rsid="08d691d6"/>
    </style:style>
    <style:style style:name="T1380" style:family="text">
      <style:text-properties officeooo:rsid="08d96ace"/>
    </style:style>
    <style:style style:name="T1381" style:family="text">
      <style:text-properties officeooo:rsid="08d9d9fb"/>
    </style:style>
    <style:style style:name="T1382" style:family="text">
      <style:text-properties officeooo:rsid="08dbccda"/>
    </style:style>
    <style:style style:name="T1383" style:family="text">
      <style:text-properties officeooo:rsid="08dc0f3b"/>
    </style:style>
    <style:style style:name="T1384" style:family="text">
      <style:text-properties officeooo:rsid="08dc8185"/>
    </style:style>
    <style:style style:name="T1385" style:family="text">
      <style:text-properties officeooo:rsid="08ddb7e0"/>
    </style:style>
    <style:style style:name="T1386" style:family="text">
      <style:text-properties officeooo:rsid="08df620a"/>
    </style:style>
    <style:style style:name="T1387" style:family="text">
      <style:text-properties officeooo:rsid="08dfd90b"/>
    </style:style>
    <style:style style:name="T1388" style:family="text">
      <style:text-properties officeooo:rsid="08e1d1a5"/>
    </style:style>
    <style:style style:name="T1389" style:family="text">
      <style:text-properties officeooo:rsid="08e30b5e"/>
    </style:style>
    <style:style style:name="T1390" style:family="text">
      <style:text-properties officeooo:rsid="08e6028c"/>
    </style:style>
    <style:style style:name="T1391" style:family="text">
      <style:text-properties officeooo:rsid="08e6397d"/>
    </style:style>
    <style:style style:name="T1392" style:family="text">
      <style:text-properties officeooo:rsid="08e7e562"/>
    </style:style>
    <style:style style:name="T1393" style:family="text">
      <style:text-properties officeooo:rsid="08e93a5d"/>
    </style:style>
    <style:style style:name="T1394" style:family="text">
      <style:text-properties officeooo:rsid="08ea2241"/>
    </style:style>
    <style:style style:name="T1395" style:family="text">
      <style:text-properties officeooo:rsid="08eabece"/>
    </style:style>
    <style:style style:name="T1396" style:family="text">
      <style:text-properties officeooo:rsid="08ececd3"/>
    </style:style>
    <style:style style:name="T1397" style:family="text">
      <style:text-properties officeooo:rsid="08ef7a67"/>
    </style:style>
    <style:style style:name="T1398" style:family="text">
      <style:text-properties officeooo:rsid="08f4697b"/>
    </style:style>
    <style:style style:name="T1399" style:family="text">
      <style:text-properties officeooo:rsid="08f6e4b9"/>
    </style:style>
    <style:style style:name="T1400" style:family="text">
      <style:text-properties officeooo:rsid="08f8d98f"/>
    </style:style>
    <style:style style:name="T1401" style:family="text">
      <style:text-properties officeooo:rsid="08fb4cd4"/>
    </style:style>
    <style:style style:name="T1402" style:family="text">
      <style:text-properties officeooo:rsid="08fc2f0d"/>
    </style:style>
    <style:style style:name="T1403" style:family="text">
      <style:text-properties officeooo:rsid="08fddf90"/>
    </style:style>
    <style:style style:name="T1404" style:family="text">
      <style:text-properties officeooo:rsid="0900ef19"/>
    </style:style>
    <style:style style:name="T1405" style:family="text">
      <style:text-properties officeooo:rsid="090121d7"/>
    </style:style>
    <style:style style:name="T1406" style:family="text">
      <style:text-properties officeooo:rsid="0902e906"/>
    </style:style>
    <style:style style:name="T1407" style:family="text">
      <style:text-properties officeooo:rsid="09047cd0"/>
    </style:style>
    <style:style style:name="T1408" style:family="text">
      <style:text-properties officeooo:rsid="0905f3ef"/>
    </style:style>
    <style:style style:name="T1409" style:family="text">
      <style:text-properties officeooo:rsid="0907c096"/>
    </style:style>
    <style:style style:name="T1410" style:family="text">
      <style:text-properties officeooo:rsid="09084e35"/>
    </style:style>
    <style:style style:name="T1411" style:family="text">
      <style:text-properties officeooo:rsid="0908cb5e"/>
    </style:style>
    <style:style style:name="T1412" style:family="text">
      <style:text-properties officeooo:rsid="0909a0c8"/>
    </style:style>
    <style:style style:name="T1413" style:family="text">
      <style:text-properties officeooo:rsid="090aff12"/>
    </style:style>
    <style:style style:name="T1414" style:family="text">
      <style:text-properties officeooo:rsid="090e4144"/>
    </style:style>
    <style:style style:name="T1415" style:family="text">
      <style:text-properties officeooo:rsid="090e48fe"/>
    </style:style>
    <style:style style:name="T1416" style:family="text">
      <style:text-properties officeooo:rsid="091013bd"/>
    </style:style>
    <style:style style:name="T1417" style:family="text">
      <style:text-properties officeooo:rsid="09111d50"/>
    </style:style>
    <style:style style:name="T1418" style:family="text">
      <style:text-properties officeooo:rsid="09126577"/>
    </style:style>
    <style:style style:name="T1419" style:family="text">
      <style:text-properties officeooo:rsid="091424a8"/>
    </style:style>
    <style:style style:name="T1420" style:family="text">
      <style:text-properties officeooo:rsid="0916ab22"/>
    </style:style>
    <style:style style:name="T1421" style:family="text">
      <style:text-properties officeooo:rsid="0917abf5"/>
    </style:style>
    <style:style style:name="T1422" style:family="text">
      <style:text-properties officeooo:rsid="091b06d2"/>
    </style:style>
    <style:style style:name="T1423" style:family="text">
      <style:text-properties officeooo:rsid="091f2bce"/>
    </style:style>
    <style:style style:name="T1424" style:family="text">
      <style:text-properties officeooo:rsid="09220856"/>
    </style:style>
    <style:style style:name="T1425" style:family="text">
      <style:text-properties officeooo:rsid="09234fe0"/>
    </style:style>
    <style:style style:name="T1426" style:family="text">
      <style:text-properties officeooo:rsid="092441c6"/>
    </style:style>
    <style:style style:name="T1427" style:family="text">
      <style:text-properties officeooo:rsid="09255b2f"/>
    </style:style>
    <style:style style:name="T1428" style:family="text">
      <style:text-properties officeooo:rsid="09286d1a"/>
    </style:style>
    <style:style style:name="T1429" style:family="text">
      <style:text-properties officeooo:rsid="0928b725"/>
    </style:style>
    <style:style style:name="T1430" style:family="text">
      <style:text-properties officeooo:rsid="0929e68c"/>
    </style:style>
    <style:style style:name="T1431" style:family="text">
      <style:text-properties officeooo:rsid="092aa719"/>
    </style:style>
    <style:style style:name="T1432" style:family="text">
      <style:text-properties officeooo:rsid="092b5fb0"/>
    </style:style>
    <style:style style:name="T1433" style:family="text">
      <style:text-properties officeooo:rsid="092d10fd"/>
    </style:style>
    <style:style style:name="T1434" style:family="text">
      <style:text-properties officeooo:rsid="092d8bae"/>
    </style:style>
    <style:style style:name="T1435" style:family="text">
      <style:text-properties officeooo:rsid="092fb1ff"/>
    </style:style>
    <style:style style:name="T1436" style:family="text">
      <style:text-properties officeooo:rsid="0931b5c8"/>
    </style:style>
    <style:style style:name="T1437" style:family="text">
      <style:text-properties officeooo:rsid="0932d086"/>
    </style:style>
    <style:style style:name="T1438" style:family="text">
      <style:text-properties officeooo:rsid="09355d46"/>
    </style:style>
    <style:style style:name="T1439" style:family="text">
      <style:text-properties officeooo:rsid="0935c3d1"/>
    </style:style>
    <style:style style:name="T1440" style:family="text">
      <style:text-properties officeooo:rsid="09364442"/>
    </style:style>
    <style:style style:name="T1441" style:family="text">
      <style:text-properties officeooo:rsid="0938be55"/>
    </style:style>
    <style:style style:name="T1442" style:family="text">
      <style:text-properties officeooo:rsid="09394185"/>
    </style:style>
    <style:style style:name="T1443" style:family="text">
      <style:text-properties officeooo:rsid="093ad462"/>
    </style:style>
    <style:style style:name="T1444" style:family="text">
      <style:text-properties officeooo:rsid="093b1a11"/>
    </style:style>
    <style:style style:name="T1445" style:family="text">
      <style:text-properties officeooo:rsid="093d2aee"/>
    </style:style>
    <style:style style:name="T1446" style:family="text">
      <style:text-properties officeooo:rsid="093e9045"/>
    </style:style>
    <style:style style:name="T1447" style:family="text">
      <style:text-properties officeooo:rsid="09400ab0"/>
    </style:style>
    <style:style style:name="T1448" style:family="text">
      <style:text-properties officeooo:rsid="09411724"/>
    </style:style>
    <style:style style:name="T1449" style:family="text">
      <style:text-properties officeooo:rsid="0941f984"/>
    </style:style>
    <style:style style:name="T1450" style:family="text">
      <style:text-properties officeooo:rsid="094240cc"/>
    </style:style>
    <style:style style:name="T1451" style:family="text">
      <style:text-properties officeooo:rsid="09442a63"/>
    </style:style>
    <style:style style:name="T1452" style:family="text">
      <style:text-properties officeooo:rsid="0945aa6a"/>
    </style:style>
    <style:style style:name="T1453" style:family="text">
      <style:text-properties officeooo:rsid="0949bfc9"/>
    </style:style>
    <style:style style:name="T1454" style:family="text">
      <style:text-properties officeooo:rsid="094a714e"/>
    </style:style>
    <style:style style:name="T1455" style:family="text">
      <style:text-properties officeooo:rsid="094dc44e"/>
    </style:style>
    <style:style style:name="T1456" style:family="text">
      <style:text-properties officeooo:rsid="0951c809"/>
    </style:style>
    <style:style style:name="T1457" style:family="text">
      <style:text-properties officeooo:rsid="0952a954"/>
    </style:style>
    <style:style style:name="T1458" style:family="text">
      <style:text-properties officeooo:rsid="0954603b"/>
    </style:style>
    <style:style style:name="T1459" style:family="text">
      <style:text-properties officeooo:rsid="095591a7"/>
    </style:style>
    <style:style style:name="T1460" style:family="text">
      <style:text-properties officeooo:rsid="095612b8"/>
    </style:style>
    <style:style style:name="T1461" style:family="text">
      <style:text-properties officeooo:rsid="095781b0"/>
    </style:style>
    <style:style style:name="T1462" style:family="text">
      <style:text-properties officeooo:rsid="0959dd5e"/>
    </style:style>
    <style:style style:name="T1463" style:family="text">
      <style:text-properties officeooo:rsid="095ac5ce"/>
    </style:style>
    <style:style style:name="T1464" style:family="text">
      <style:text-properties officeooo:rsid="095eb730"/>
    </style:style>
    <style:style style:name="T1465" style:family="text">
      <style:text-properties officeooo:rsid="09605429"/>
    </style:style>
    <style:style style:name="T1466" style:family="text">
      <style:text-properties officeooo:rsid="0961486b"/>
    </style:style>
    <style:style style:name="T1467" style:family="text">
      <style:text-properties officeooo:rsid="09655864"/>
    </style:style>
    <style:style style:name="T1468" style:family="text">
      <style:text-properties officeooo:rsid="096705f2"/>
    </style:style>
    <style:style style:name="T1469" style:family="text">
      <style:text-properties officeooo:rsid="0969410c"/>
    </style:style>
    <style:style style:name="T1470" style:family="text">
      <style:text-properties officeooo:rsid="096b0ff5"/>
    </style:style>
    <style:style style:name="T1471" style:family="text">
      <style:text-properties officeooo:rsid="096c98b2"/>
    </style:style>
    <style:style style:name="T1472" style:family="text">
      <style:text-properties officeooo:rsid="0971944a"/>
    </style:style>
    <style:style style:name="T1473" style:family="text">
      <style:text-properties officeooo:rsid="097304ec"/>
    </style:style>
    <style:style style:name="T1474" style:family="text">
      <style:text-properties officeooo:rsid="0974f78f"/>
    </style:style>
    <style:style style:name="T1475" style:family="text">
      <style:text-properties officeooo:rsid="09758a97"/>
    </style:style>
    <style:style style:name="T1476" style:family="text">
      <style:text-properties officeooo:rsid="09776b43"/>
    </style:style>
    <style:style style:name="T1477" style:family="text">
      <style:text-properties officeooo:rsid="097908e2"/>
    </style:style>
    <style:style style:name="T1478" style:family="text">
      <style:text-properties officeooo:rsid="09799478"/>
    </style:style>
    <style:style style:name="T1479" style:family="text">
      <style:text-properties officeooo:rsid="097af9de"/>
    </style:style>
    <style:style style:name="T1480" style:family="text">
      <style:text-properties officeooo:rsid="097d735b"/>
    </style:style>
    <style:style style:name="T1481" style:family="text">
      <style:text-properties officeooo:rsid="097ed9d0"/>
    </style:style>
    <style:style style:name="T1482" style:family="text">
      <style:text-properties officeooo:rsid="097fb73f"/>
    </style:style>
    <style:style style:name="T1483" style:family="text">
      <style:text-properties officeooo:rsid="0980787c"/>
    </style:style>
    <style:style style:name="T1484" style:family="text">
      <style:text-properties officeooo:rsid="098085e5"/>
    </style:style>
    <style:style style:name="T1485" style:family="text">
      <style:text-properties officeooo:rsid="0981dbb7"/>
    </style:style>
    <style:style style:name="T1486" style:family="text">
      <style:text-properties officeooo:rsid="0982457b"/>
    </style:style>
    <style:style style:name="T1487" style:family="text">
      <style:text-properties officeooo:rsid="09852b76"/>
    </style:style>
    <style:style style:name="T1488" style:family="text">
      <style:text-properties officeooo:rsid="0988ac71"/>
    </style:style>
    <style:style style:name="T1489" style:family="text">
      <style:text-properties officeooo:rsid="098bd7f8"/>
    </style:style>
    <style:style style:name="T1490" style:family="text">
      <style:text-properties officeooo:rsid="098c533f"/>
    </style:style>
    <style:style style:name="T1491" style:family="text">
      <style:text-properties officeooo:rsid="098d9943"/>
    </style:style>
    <style:style style:name="T1492" style:family="text">
      <style:text-properties officeooo:rsid="09905cc2"/>
    </style:style>
    <style:style style:name="T1493" style:family="text">
      <style:text-properties officeooo:rsid="0991926e"/>
    </style:style>
    <style:style style:name="T1494" style:family="text">
      <style:text-properties officeooo:rsid="09936e29"/>
    </style:style>
    <style:style style:name="T1495" style:family="text">
      <style:text-properties officeooo:rsid="0993fa2b"/>
    </style:style>
    <style:style style:name="T1496" style:family="text">
      <style:text-properties officeooo:rsid="0997b43a"/>
    </style:style>
    <style:style style:name="T1497" style:family="text">
      <style:text-properties officeooo:rsid="0998048e"/>
    </style:style>
    <style:style style:name="T1498" style:family="text">
      <style:text-properties officeooo:rsid="099903c7"/>
    </style:style>
    <style:style style:name="T1499" style:family="text">
      <style:text-properties officeooo:rsid="099bff6a"/>
    </style:style>
    <style:style style:name="T1500" style:family="text">
      <style:text-properties officeooo:rsid="099fc35f"/>
    </style:style>
    <style:style style:name="T1501" style:family="text">
      <style:text-properties officeooo:rsid="09a1e817"/>
    </style:style>
    <style:style style:name="T1502" style:family="text">
      <style:text-properties officeooo:rsid="09a7200c"/>
    </style:style>
    <style:style style:name="T1503" style:family="text">
      <style:text-properties officeooo:rsid="09a7f1ca"/>
    </style:style>
    <style:style style:name="T1504" style:family="text">
      <style:text-properties officeooo:rsid="09a9ee0e"/>
    </style:style>
    <style:style style:name="T1505" style:family="text">
      <style:text-properties officeooo:rsid="09aabd15"/>
    </style:style>
    <style:style style:name="T1506" style:family="text">
      <style:text-properties officeooo:rsid="09ad35ca"/>
    </style:style>
    <style:style style:name="T1507" style:family="text">
      <style:text-properties officeooo:rsid="09ae34ce"/>
    </style:style>
    <style:style style:name="T1508" style:family="text">
      <style:text-properties officeooo:rsid="09aebf0a"/>
    </style:style>
    <style:style style:name="T1509" style:family="text">
      <style:text-properties officeooo:rsid="09b1d628"/>
    </style:style>
    <style:style style:name="T1510" style:family="text">
      <style:text-properties officeooo:rsid="09b25d8d"/>
    </style:style>
    <style:style style:name="T1511" style:family="text">
      <style:text-properties officeooo:rsid="09b2f3fe"/>
    </style:style>
    <style:style style:name="T1512" style:family="text">
      <style:text-properties officeooo:rsid="09b42272"/>
    </style:style>
    <style:style style:name="T1513" style:family="text">
      <style:text-properties officeooo:rsid="09b590f8"/>
    </style:style>
    <style:style style:name="T1514" style:family="text">
      <style:text-properties officeooo:rsid="09b6deeb"/>
    </style:style>
    <style:style style:name="T1515" style:family="text">
      <style:text-properties officeooo:rsid="09bb3b87"/>
    </style:style>
    <style:style style:name="T1516" style:family="text">
      <style:text-properties officeooo:rsid="09bb652b"/>
    </style:style>
    <style:style style:name="T1517" style:family="text">
      <style:text-properties officeooo:rsid="09bb7f9a"/>
    </style:style>
    <style:style style:name="T1518" style:family="text">
      <style:text-properties officeooo:rsid="09bdd3db"/>
    </style:style>
    <style:style style:name="T1519" style:family="text">
      <style:text-properties officeooo:rsid="09c09663"/>
    </style:style>
    <style:style style:name="T1520" style:family="text">
      <style:text-properties officeooo:rsid="09c36d79"/>
    </style:style>
    <style:style style:name="T1521" style:family="text">
      <style:text-properties officeooo:rsid="09c439c8"/>
    </style:style>
    <style:style style:name="T1522" style:family="text">
      <style:text-properties officeooo:rsid="09c55a91"/>
    </style:style>
    <style:style style:name="T1523" style:family="text">
      <style:text-properties officeooo:rsid="09c6678b"/>
    </style:style>
    <style:style style:name="T1524" style:family="text">
      <style:text-properties officeooo:rsid="09c679d8"/>
    </style:style>
    <style:style style:name="T1525" style:family="text">
      <style:text-properties officeooo:rsid="09c71de6"/>
    </style:style>
    <style:style style:name="T1526" style:family="text">
      <style:text-properties officeooo:rsid="09c87ba3"/>
    </style:style>
    <style:style style:name="T1527" style:family="text">
      <style:text-properties officeooo:rsid="09c9a5b7"/>
    </style:style>
    <style:style style:name="T1528" style:family="text">
      <style:text-properties officeooo:rsid="09cbea69"/>
    </style:style>
    <style:style style:name="T1529" style:family="text">
      <style:text-properties officeooo:rsid="09cd6ec2"/>
    </style:style>
    <style:style style:name="T1530" style:family="text">
      <style:text-properties officeooo:rsid="09cf3677"/>
    </style:style>
    <style:style style:name="T1531" style:family="text">
      <style:text-properties officeooo:rsid="09d159a5"/>
    </style:style>
    <style:style style:name="T1532" style:family="text">
      <style:text-properties officeooo:rsid="09d23af0"/>
    </style:style>
    <style:style style:name="T1533" style:family="text">
      <style:text-properties officeooo:rsid="09d2d1de"/>
    </style:style>
    <style:style style:name="T1534" style:family="text">
      <style:text-properties officeooo:rsid="09d68b50"/>
    </style:style>
    <style:style style:name="T1535" style:family="text">
      <style:text-properties officeooo:rsid="09d71508"/>
    </style:style>
    <style:style style:name="T1536" style:family="text">
      <style:text-properties officeooo:rsid="09d8736c"/>
    </style:style>
    <style:style style:name="T1537" style:family="text">
      <style:text-properties officeooo:rsid="09d99a9a"/>
    </style:style>
    <style:style style:name="T1538" style:family="text">
      <style:text-properties officeooo:rsid="09dc1981"/>
    </style:style>
    <style:style style:name="T1539" style:family="text">
      <style:text-properties officeooo:rsid="09dcbafa"/>
    </style:style>
    <style:style style:name="T1540" style:family="text">
      <style:text-properties officeooo:rsid="09de967f"/>
    </style:style>
    <style:style style:name="T1541" style:family="text">
      <style:text-properties officeooo:rsid="09e04a90"/>
    </style:style>
    <style:style style:name="T1542" style:family="text">
      <style:text-properties officeooo:rsid="09e20e28"/>
    </style:style>
    <style:style style:name="T1543" style:family="text">
      <style:text-properties officeooo:rsid="09e24794"/>
    </style:style>
    <style:style style:name="T1544" style:family="text">
      <style:text-properties officeooo:rsid="09e2eac1"/>
    </style:style>
    <style:style style:name="T1545" style:family="text">
      <style:text-properties officeooo:rsid="09e3e6cc"/>
    </style:style>
    <style:style style:name="T1546" style:family="text">
      <style:text-properties officeooo:rsid="09e5e641"/>
    </style:style>
    <style:style style:name="T1547" style:family="text">
      <style:text-properties officeooo:rsid="09e6b765"/>
    </style:style>
    <style:style style:name="T1548" style:family="text">
      <style:text-properties officeooo:rsid="09e86572"/>
    </style:style>
    <style:style style:name="T1549" style:family="text">
      <style:text-properties officeooo:rsid="09e9b779"/>
    </style:style>
    <style:style style:name="T1550" style:family="text">
      <style:text-properties officeooo:rsid="09eb9b09"/>
    </style:style>
    <style:style style:name="T1551" style:family="text">
      <style:text-properties officeooo:rsid="09ed2bfe"/>
    </style:style>
    <style:style style:name="T1552" style:family="text">
      <style:text-properties officeooo:rsid="09edcdd7"/>
    </style:style>
    <style:style style:name="T1553" style:family="text">
      <style:text-properties officeooo:rsid="09eed630"/>
    </style:style>
    <style:style style:name="T1554" style:family="text">
      <style:text-properties officeooo:rsid="09f19f39"/>
    </style:style>
    <style:style style:name="T1555" style:family="text">
      <style:text-properties officeooo:rsid="09f32569"/>
    </style:style>
    <style:style style:name="T1556" style:family="text">
      <style:text-properties officeooo:rsid="09f605a7"/>
    </style:style>
    <style:style style:name="T1557" style:family="text">
      <style:text-properties officeooo:rsid="09f6a66d"/>
    </style:style>
    <style:style style:name="T1558" style:family="text">
      <style:text-properties officeooo:rsid="09f813ef"/>
    </style:style>
    <style:style style:name="T1559" style:family="text">
      <style:text-properties officeooo:rsid="09f9f38e"/>
    </style:style>
    <style:style style:name="T1560" style:family="text">
      <style:text-properties officeooo:rsid="09fb3ab7"/>
    </style:style>
    <style:style style:name="T1561" style:family="text">
      <style:text-properties officeooo:rsid="09ff7041"/>
    </style:style>
    <style:style style:name="T1562" style:family="text">
      <style:text-properties officeooo:rsid="0a0046b7"/>
    </style:style>
    <style:style style:name="T1563" style:family="text">
      <style:text-properties officeooo:rsid="0a00f517"/>
    </style:style>
    <style:style style:name="T1564" style:family="text">
      <style:text-properties officeooo:rsid="0a0386ad"/>
    </style:style>
    <style:style style:name="T1565" style:family="text">
      <style:text-properties officeooo:rsid="0a0513d4"/>
    </style:style>
    <style:style style:name="T1566" style:family="text">
      <style:text-properties officeooo:rsid="0a0623d2"/>
    </style:style>
    <style:style style:name="T1567" style:family="text">
      <style:text-properties officeooo:rsid="0a0c2b95"/>
    </style:style>
    <style:style style:name="T1568" style:family="text">
      <style:text-properties officeooo:rsid="0a0d3e98"/>
    </style:style>
    <style:style style:name="T1569" style:family="text">
      <style:text-properties officeooo:rsid="0a0ea612"/>
    </style:style>
    <style:style style:name="T1570" style:family="text">
      <style:text-properties officeooo:rsid="0a1074ae"/>
    </style:style>
    <style:style style:name="T1571" style:family="text">
      <style:text-properties officeooo:rsid="0a1217d1"/>
    </style:style>
    <style:style style:name="T1572" style:family="text">
      <style:text-properties officeooo:rsid="0a122e43"/>
    </style:style>
    <style:style style:name="T1573" style:family="text">
      <style:text-properties officeooo:rsid="0a12a746"/>
    </style:style>
    <style:style style:name="T1574" style:family="text">
      <style:text-properties officeooo:rsid="0a141832"/>
    </style:style>
    <style:style style:name="T1575" style:family="text">
      <style:text-properties officeooo:rsid="0a161685"/>
    </style:style>
    <style:style style:name="T1576" style:family="text">
      <style:text-properties officeooo:rsid="0a16d314"/>
    </style:style>
    <style:style style:name="T1577" style:family="text">
      <style:text-properties officeooo:rsid="0a175711"/>
    </style:style>
    <style:style style:name="T1578" style:family="text">
      <style:text-properties officeooo:rsid="0a178f93"/>
    </style:style>
    <style:style style:name="T1579" style:family="text">
      <style:text-properties officeooo:rsid="0a188127"/>
    </style:style>
    <style:style style:name="T1580" style:family="text">
      <style:text-properties officeooo:rsid="0a19f9f8"/>
    </style:style>
    <style:style style:name="T1581" style:family="text">
      <style:text-properties officeooo:rsid="0a1b1e94"/>
    </style:style>
    <style:style style:name="T1582" style:family="text">
      <style:text-properties officeooo:rsid="0a1b88c0"/>
    </style:style>
    <style:style style:name="T1583" style:family="text">
      <style:text-properties officeooo:rsid="0a1c9dce"/>
    </style:style>
    <style:style style:name="T1584" style:family="text">
      <style:text-properties officeooo:rsid="0a1d257e"/>
    </style:style>
    <style:style style:name="T1585" style:family="text">
      <style:text-properties officeooo:rsid="0a1d8009"/>
    </style:style>
    <style:style style:name="T1586" style:family="text">
      <style:text-properties officeooo:rsid="0a213f43"/>
    </style:style>
    <style:style style:name="T1587" style:family="text">
      <style:text-properties officeooo:rsid="0a218242"/>
    </style:style>
    <style:style style:name="T1588" style:family="text">
      <style:text-properties officeooo:rsid="0a223638"/>
    </style:style>
    <style:style style:name="T1589" style:family="text">
      <style:text-properties officeooo:rsid="0a2254d1"/>
    </style:style>
    <style:style style:name="T1590" style:family="text">
      <style:text-properties officeooo:rsid="0a22c4d0"/>
    </style:style>
    <style:style style:name="T1591" style:family="text">
      <style:text-properties officeooo:rsid="0a23e15e"/>
    </style:style>
    <style:style style:name="T1592" style:family="text">
      <style:text-properties officeooo:rsid="0a254b3a"/>
    </style:style>
    <style:style style:name="T1593" style:family="text">
      <style:text-properties officeooo:rsid="0a2627cb"/>
    </style:style>
    <style:style style:name="T1594" style:family="text">
      <style:text-properties officeooo:rsid="0a27fba4"/>
    </style:style>
    <style:style style:name="T1595" style:family="text">
      <style:text-properties officeooo:rsid="0a28b10e"/>
    </style:style>
    <style:style style:name="T1596" style:family="text">
      <style:text-properties officeooo:rsid="0a29b763"/>
    </style:style>
    <style:style style:name="T1597" style:family="text">
      <style:text-properties officeooo:rsid="0a2b69ff"/>
    </style:style>
    <style:style style:name="T1598" style:family="text">
      <style:text-properties officeooo:rsid="0a2cca5f"/>
    </style:style>
    <style:style style:name="T1599" style:family="text">
      <style:text-properties officeooo:rsid="0a2eb963"/>
    </style:style>
    <style:style style:name="T1600" style:family="text">
      <style:text-properties officeooo:rsid="0a2fc877"/>
    </style:style>
    <style:style style:name="T1601" style:family="text">
      <style:text-properties officeooo:rsid="0a32db27"/>
    </style:style>
    <style:style style:name="T1602" style:family="text">
      <style:text-properties officeooo:rsid="0a36c81c"/>
    </style:style>
    <style:style style:name="T1603" style:family="text">
      <style:text-properties officeooo:rsid="0a390324"/>
    </style:style>
    <style:style style:name="T1604" style:family="text">
      <style:text-properties officeooo:rsid="0a3a8a72"/>
    </style:style>
    <style:style style:name="T1605" style:family="text">
      <style:text-properties officeooo:rsid="0a3b6b99"/>
    </style:style>
    <style:style style:name="T1606" style:family="text">
      <style:text-properties officeooo:rsid="0a3e67b4"/>
    </style:style>
    <style:style style:name="T1607" style:family="text">
      <style:text-properties officeooo:rsid="0a4030d5"/>
    </style:style>
    <style:style style:name="T1608" style:family="text">
      <style:text-properties officeooo:rsid="0a40da4a"/>
    </style:style>
    <style:style style:name="T1609" style:family="text">
      <style:text-properties officeooo:rsid="0a41839f"/>
    </style:style>
    <style:style style:name="T1610" style:family="text">
      <style:text-properties officeooo:rsid="0a42cd9a"/>
    </style:style>
    <style:style style:name="T1611" style:family="text">
      <style:text-properties officeooo:rsid="0a45d41a"/>
    </style:style>
    <style:style style:name="T1612" style:family="text">
      <style:text-properties officeooo:rsid="0a475575"/>
    </style:style>
    <style:style style:name="T1613" style:family="text">
      <style:text-properties officeooo:rsid="0a47850f"/>
    </style:style>
    <style:style style:name="T1614" style:family="text">
      <style:text-properties officeooo:rsid="0a491f9f"/>
    </style:style>
    <style:style style:name="T1615" style:family="text">
      <style:text-properties officeooo:rsid="0a4c070b"/>
    </style:style>
    <style:style style:name="T1616" style:family="text">
      <style:text-properties officeooo:rsid="0a4e4a20"/>
    </style:style>
    <style:style style:name="T1617" style:family="text">
      <style:text-properties officeooo:rsid="0a50445e"/>
    </style:style>
    <style:style style:name="T1618" style:family="text">
      <style:text-properties officeooo:rsid="0a5103da"/>
    </style:style>
    <style:style style:name="T1619" style:family="text">
      <style:text-properties officeooo:rsid="0a52f6eb"/>
    </style:style>
    <style:style style:name="T1620" style:family="text">
      <style:text-properties officeooo:rsid="0a54d2f8"/>
    </style:style>
    <style:style style:name="T1621" style:family="text">
      <style:text-properties officeooo:rsid="0a581437"/>
    </style:style>
    <style:style style:name="T1622" style:family="text">
      <style:text-properties officeooo:rsid="0a58f38e"/>
    </style:style>
    <style:style style:name="T1623" style:family="text">
      <style:text-properties officeooo:rsid="0a599ebf"/>
    </style:style>
    <style:style style:name="T1624" style:family="text">
      <style:text-properties officeooo:rsid="0a5b6455"/>
    </style:style>
    <style:style style:name="T1625" style:family="text">
      <style:text-properties officeooo:rsid="0a5bf465"/>
    </style:style>
    <style:style style:name="T1626" style:family="text">
      <style:text-properties officeooo:rsid="0a5daefa"/>
    </style:style>
    <style:style style:name="T1627" style:family="text">
      <style:text-properties officeooo:rsid="0a5e670e"/>
    </style:style>
    <style:style style:name="T1628" style:family="text">
      <style:text-properties officeooo:rsid="0a5f1e33"/>
    </style:style>
    <style:style style:name="T1629" style:family="text">
      <style:text-properties officeooo:rsid="0a61d0ac"/>
    </style:style>
    <style:style style:name="T1630" style:family="text">
      <style:text-properties officeooo:rsid="0a63850d"/>
    </style:style>
    <style:style style:name="T1631" style:family="text">
      <style:text-properties officeooo:rsid="0a6506a9"/>
    </style:style>
    <style:style style:name="T1632" style:family="text">
      <style:text-properties officeooo:rsid="0a66e93c"/>
    </style:style>
    <style:style style:name="T1633" style:family="text">
      <style:text-properties officeooo:rsid="0a671975"/>
    </style:style>
    <style:style style:name="T1634" style:family="text">
      <style:text-properties officeooo:rsid="0a69457b"/>
    </style:style>
    <style:style style:name="T1635" style:family="text">
      <style:text-properties officeooo:rsid="0a69f5bc"/>
    </style:style>
    <style:style style:name="T1636" style:family="text">
      <style:text-properties officeooo:rsid="0a6b999f"/>
    </style:style>
    <style:style style:name="T1637" style:family="text">
      <style:text-properties officeooo:rsid="0a6c6d7b"/>
    </style:style>
    <style:style style:name="T1638" style:family="text">
      <style:text-properties officeooo:rsid="0a6daed2"/>
    </style:style>
    <style:style style:name="T1639" style:family="text">
      <style:text-properties officeooo:rsid="0a6e31fa"/>
    </style:style>
    <style:style style:name="T1640" style:family="text">
      <style:text-properties officeooo:rsid="0a731efa"/>
    </style:style>
    <style:style style:name="T1641" style:family="text">
      <style:text-properties officeooo:rsid="0a73d412"/>
    </style:style>
    <style:style style:name="T1642" style:family="text">
      <style:text-properties officeooo:rsid="0a76820b"/>
    </style:style>
    <style:style style:name="T1643" style:family="text">
      <style:text-properties officeooo:rsid="0a783deb"/>
    </style:style>
    <style:style style:name="T1644" style:family="text">
      <style:text-properties officeooo:rsid="0a7b970d"/>
    </style:style>
    <style:style style:name="T1645" style:family="text">
      <style:text-properties officeooo:rsid="0a7da1a0"/>
    </style:style>
    <style:style style:name="T1646" style:family="text">
      <style:text-properties officeooo:rsid="0a7f3c0e"/>
    </style:style>
    <style:style style:name="T1647" style:family="text">
      <style:text-properties officeooo:rsid="0a80b7a3"/>
    </style:style>
    <style:style style:name="T1648" style:family="text">
      <style:text-properties officeooo:rsid="0a82afa5"/>
    </style:style>
    <style:style style:name="T1649" style:family="text">
      <style:text-properties officeooo:rsid="0a82b50f"/>
    </style:style>
    <style:style style:name="T1650" style:family="text">
      <style:text-properties officeooo:rsid="0a84c7ec"/>
    </style:style>
    <style:style style:name="T1651" style:family="text">
      <style:text-properties officeooo:rsid="0a86d739"/>
    </style:style>
    <style:style style:name="T1652" style:family="text">
      <style:text-properties officeooo:rsid="0a87919b"/>
    </style:style>
    <style:style style:name="T1653" style:family="text">
      <style:text-properties officeooo:rsid="0a8916a8"/>
    </style:style>
    <style:style style:name="T1654" style:family="text">
      <style:text-properties officeooo:rsid="0a8937ea"/>
    </style:style>
    <style:style style:name="T1655" style:family="text">
      <style:text-properties officeooo:rsid="0a8bdf39"/>
    </style:style>
    <style:style style:name="T1656" style:family="text">
      <style:text-properties officeooo:rsid="0a8d74c7"/>
    </style:style>
    <style:style style:name="T1657" style:family="text">
      <style:text-properties officeooo:rsid="0a8f1172"/>
    </style:style>
    <style:style style:name="T1658" style:family="text">
      <style:text-properties officeooo:rsid="0a8fb744"/>
    </style:style>
    <style:style style:name="T1659" style:family="text">
      <style:text-properties officeooo:rsid="0a8fe450"/>
    </style:style>
    <style:style style:name="T1660" style:family="text">
      <style:text-properties officeooo:rsid="0a90d49e"/>
    </style:style>
    <style:style style:name="T1661" style:family="text">
      <style:text-properties officeooo:rsid="0a93ab4e"/>
    </style:style>
    <style:style style:name="T1662" style:family="text">
      <style:text-properties officeooo:rsid="0a93d228"/>
    </style:style>
    <style:style style:name="T1663" style:family="text">
      <style:text-properties officeooo:rsid="0a95b70a"/>
    </style:style>
    <style:style style:name="T1664" style:family="text">
      <style:text-properties officeooo:rsid="0a9759b0"/>
    </style:style>
    <style:style style:name="T1665" style:family="text">
      <style:text-properties officeooo:rsid="0a9777c1"/>
    </style:style>
    <style:style style:name="T1666" style:family="text">
      <style:text-properties officeooo:rsid="0a9a5989"/>
    </style:style>
    <style:style style:name="T1667" style:family="text">
      <style:text-properties officeooo:rsid="0a9b6e65"/>
    </style:style>
    <style:style style:name="T1668" style:family="text">
      <style:text-properties officeooo:rsid="0a9d135f"/>
    </style:style>
    <style:style style:name="T1669" style:family="text">
      <style:text-properties officeooo:rsid="0a9f7c2e"/>
    </style:style>
    <style:style style:name="T1670" style:family="text">
      <style:text-properties officeooo:rsid="0aa11abf"/>
    </style:style>
    <style:style style:name="T1671" style:family="text">
      <style:text-properties officeooo:rsid="0aa271c9"/>
    </style:style>
    <style:style style:name="T1672" style:family="text">
      <style:text-properties officeooo:rsid="0aa5976e"/>
    </style:style>
    <style:style style:name="T1673" style:family="text">
      <style:text-properties officeooo:rsid="0aa5ff45"/>
    </style:style>
    <style:style style:name="T1674" style:family="text">
      <style:text-properties officeooo:rsid="0aa74d9f"/>
    </style:style>
    <style:style style:name="T1675" style:family="text">
      <style:text-properties officeooo:rsid="0aa8e6cf"/>
    </style:style>
    <style:style style:name="T1676" style:family="text">
      <style:text-properties officeooo:rsid="0aa9b9e0"/>
    </style:style>
    <style:style style:name="T1677" style:family="text">
      <style:text-properties officeooo:rsid="0aaa0acd"/>
    </style:style>
    <style:style style:name="T1678" style:family="text">
      <style:text-properties officeooo:rsid="0aacd0c2"/>
    </style:style>
    <style:style style:name="T1679" style:family="text">
      <style:text-properties officeooo:rsid="0aacdb1c"/>
    </style:style>
    <style:style style:name="T1680" style:family="text">
      <style:text-properties officeooo:rsid="0aae09c5"/>
    </style:style>
    <style:style style:name="T1681" style:family="text">
      <style:text-properties officeooo:rsid="0aaf9508"/>
    </style:style>
    <style:style style:name="T1682" style:family="text">
      <style:text-properties officeooo:rsid="0aafe770"/>
    </style:style>
    <style:style style:name="T1683" style:family="text">
      <style:text-properties officeooo:rsid="0ab1e5ac"/>
    </style:style>
    <style:style style:name="T1684" style:family="text">
      <style:text-properties officeooo:rsid="0ab211e0"/>
    </style:style>
    <style:style style:name="T1685" style:family="text">
      <style:text-properties officeooo:rsid="0ab2f330"/>
    </style:style>
    <style:style style:name="T1686" style:family="text">
      <style:text-properties officeooo:rsid="0ab4189a"/>
    </style:style>
    <style:style style:name="T1687" style:family="text">
      <style:text-properties officeooo:rsid="0ab7e86b"/>
    </style:style>
    <style:style style:name="T1688" style:family="text">
      <style:text-properties officeooo:rsid="0ab9ba44"/>
    </style:style>
    <style:style style:name="T1689" style:family="text">
      <style:text-properties officeooo:rsid="0abb4e22"/>
    </style:style>
    <style:style style:name="T1690" style:family="text">
      <style:text-properties officeooo:rsid="0abbddc7"/>
    </style:style>
    <style:style style:name="T1691" style:family="text">
      <style:text-properties officeooo:rsid="0abc5814"/>
    </style:style>
    <style:style style:name="T1692" style:family="text">
      <style:text-properties officeooo:rsid="0abe39ce"/>
    </style:style>
    <style:style style:name="T1693" style:family="text">
      <style:text-properties officeooo:rsid="0abe679b"/>
    </style:style>
    <style:style style:name="T1694" style:family="text">
      <style:text-properties officeooo:rsid="0ac028fb"/>
    </style:style>
    <style:style style:name="T1695" style:family="text">
      <style:text-properties officeooo:rsid="0ac1101f"/>
    </style:style>
    <style:style style:name="T1696" style:family="text">
      <style:text-properties officeooo:rsid="0ac2af8f"/>
    </style:style>
    <style:style style:name="T1697" style:family="text">
      <style:text-properties officeooo:rsid="0ac539c8"/>
    </style:style>
    <style:style style:name="T1698" style:family="text">
      <style:text-properties officeooo:rsid="0ac72c9d"/>
    </style:style>
    <style:style style:name="T1699" style:family="text">
      <style:text-properties officeooo:rsid="0ac7b2ae"/>
    </style:style>
    <style:style style:name="T1700" style:family="text">
      <style:text-properties officeooo:rsid="0ac84bfb"/>
    </style:style>
    <style:style style:name="T1701" style:family="text">
      <style:text-properties officeooo:rsid="0acafa94"/>
    </style:style>
    <style:style style:name="T1702" style:family="text">
      <style:text-properties officeooo:rsid="0acbcf3d"/>
    </style:style>
    <style:style style:name="T1703" style:family="text">
      <style:text-properties officeooo:rsid="0acdff5f"/>
    </style:style>
    <style:style style:name="T1704" style:family="text">
      <style:text-properties officeooo:rsid="0acef86c"/>
    </style:style>
    <style:style style:name="T1705" style:family="text">
      <style:text-properties officeooo:rsid="0ad50f74"/>
    </style:style>
    <style:style style:name="T1706" style:family="text">
      <style:text-properties officeooo:rsid="0ad6c31e"/>
    </style:style>
    <style:style style:name="T1707" style:family="text">
      <style:text-properties officeooo:rsid="0ad88e48"/>
    </style:style>
    <style:style style:name="T1708" style:family="text">
      <style:text-properties officeooo:rsid="0ad9bf37"/>
    </style:style>
    <style:style style:name="T1709" style:family="text">
      <style:text-properties officeooo:rsid="0ada36ef"/>
    </style:style>
    <style:style style:name="T1710" style:family="text">
      <style:text-properties officeooo:rsid="0adb07e5"/>
    </style:style>
    <style:style style:name="T1711" style:family="text">
      <style:text-properties officeooo:rsid="0adcd87a"/>
    </style:style>
    <style:style style:name="T1712" style:family="text">
      <style:text-properties officeooo:rsid="0adfa00e"/>
    </style:style>
    <style:style style:name="T1713" style:family="text">
      <style:text-properties officeooo:rsid="0ae2e8c8"/>
    </style:style>
    <style:style style:name="T1714" style:family="text">
      <style:text-properties officeooo:rsid="0ae4c9ef"/>
    </style:style>
    <style:style style:name="T1715" style:family="text">
      <style:text-properties officeooo:rsid="0ae5b360"/>
    </style:style>
    <style:style style:name="T1716" style:family="text">
      <style:text-properties officeooo:rsid="0ae71377"/>
    </style:style>
    <style:style style:name="T1717" style:family="text">
      <style:text-properties officeooo:rsid="0aeaf807"/>
    </style:style>
    <style:style style:name="T1718" style:family="text">
      <style:text-properties officeooo:rsid="0aed9673"/>
    </style:style>
    <style:style style:name="T1719" style:family="text">
      <style:text-properties officeooo:rsid="0aef2d04"/>
    </style:style>
    <style:style style:name="T1720" style:family="text">
      <style:text-properties officeooo:rsid="0af0a5eb"/>
    </style:style>
    <style:style style:name="T1721" style:family="text">
      <style:text-properties officeooo:rsid="0af25929"/>
    </style:style>
    <style:style style:name="T1722" style:family="text">
      <style:text-properties officeooo:rsid="0af3df5c"/>
    </style:style>
    <style:style style:name="T1723" style:family="text">
      <style:text-properties officeooo:rsid="0af40964"/>
    </style:style>
    <style:style style:name="T1724" style:family="text">
      <style:text-properties officeooo:rsid="0af4b818"/>
    </style:style>
    <style:style style:name="T1725" style:family="text">
      <style:text-properties officeooo:rsid="0af73abe"/>
    </style:style>
    <style:style style:name="T1726" style:family="text">
      <style:text-properties officeooo:rsid="0af80e63"/>
    </style:style>
    <style:style style:name="T1727" style:family="text">
      <style:text-properties officeooo:rsid="0afb53cb"/>
    </style:style>
    <style:style style:name="T1728" style:family="text">
      <style:text-properties officeooo:rsid="0afb9615"/>
    </style:style>
    <style:style style:name="T1729" style:family="text">
      <style:text-properties officeooo:rsid="0afdde4e"/>
    </style:style>
    <style:style style:name="T1730" style:family="text">
      <style:text-properties officeooo:rsid="0affc640"/>
    </style:style>
    <style:style style:name="T1731" style:family="text">
      <style:text-properties officeooo:rsid="0b00a950"/>
    </style:style>
    <style:style style:name="T1732" style:family="text">
      <style:text-properties officeooo:rsid="0b042a3f"/>
    </style:style>
    <style:style style:name="T1733" style:family="text">
      <style:text-properties officeooo:rsid="0b065337"/>
    </style:style>
    <style:style style:name="T1734" style:family="text">
      <style:text-properties officeooo:rsid="0b081af1"/>
    </style:style>
    <style:style style:name="T1735" style:family="text">
      <style:text-properties officeooo:rsid="0b08ae42"/>
    </style:style>
    <style:style style:name="T1736" style:family="text">
      <style:text-properties officeooo:rsid="0b090aa0"/>
    </style:style>
    <style:style style:name="T1737" style:family="text">
      <style:text-properties officeooo:rsid="0b0986cb"/>
    </style:style>
    <style:style style:name="T1738" style:family="text">
      <style:text-properties officeooo:rsid="0b0d1440"/>
    </style:style>
    <style:style style:name="T1739" style:family="text">
      <style:text-properties officeooo:rsid="0b0ed9c0"/>
    </style:style>
    <style:style style:name="T1740" style:family="text">
      <style:text-properties officeooo:rsid="0b10f7b0"/>
    </style:style>
    <style:style style:name="T1741" style:family="text">
      <style:text-properties officeooo:rsid="0b11c4ec"/>
    </style:style>
    <style:style style:name="T1742" style:family="text">
      <style:text-properties officeooo:rsid="0b13e07d"/>
    </style:style>
    <style:style style:name="T1743" style:family="text">
      <style:text-properties officeooo:rsid="0b14ea64"/>
    </style:style>
    <style:style style:name="T1744" style:family="text">
      <style:text-properties officeooo:rsid="0b15031a"/>
    </style:style>
    <style:style style:name="T1745" style:family="text">
      <style:text-properties officeooo:rsid="0b158b79"/>
    </style:style>
    <style:style style:name="T1746" style:family="text">
      <style:text-properties officeooo:rsid="0b16040a"/>
    </style:style>
    <style:style style:name="T1747" style:family="text">
      <style:text-properties officeooo:rsid="0b1794b5"/>
    </style:style>
    <style:style style:name="T1748" style:family="text">
      <style:text-properties officeooo:rsid="0b19eb2a"/>
    </style:style>
    <style:style style:name="T1749" style:family="text">
      <style:text-properties officeooo:rsid="0b1b63e7"/>
    </style:style>
    <style:style style:name="T1750" style:family="text">
      <style:text-properties officeooo:rsid="0b1da36a"/>
    </style:style>
    <style:style style:name="T1751" style:family="text">
      <style:text-properties officeooo:rsid="0b1e1896"/>
    </style:style>
    <style:style style:name="T1752" style:family="text">
      <style:text-properties officeooo:rsid="0b1f29d2"/>
    </style:style>
    <style:style style:name="T1753" style:family="text">
      <style:text-properties officeooo:rsid="0b206818"/>
    </style:style>
    <style:style style:name="T1754" style:family="text">
      <style:text-properties officeooo:rsid="0b217410"/>
    </style:style>
    <style:style style:name="T1755" style:family="text">
      <style:text-properties officeooo:rsid="0b21efb9"/>
    </style:style>
    <style:style style:name="T1756" style:family="text">
      <style:text-properties officeooo:rsid="0b222c03"/>
    </style:style>
    <style:style style:name="T1757" style:family="text">
      <style:text-properties officeooo:rsid="0b258acb"/>
    </style:style>
    <style:style style:name="T1758" style:family="text">
      <style:text-properties officeooo:rsid="0b272a90"/>
    </style:style>
    <style:style style:name="T1759" style:family="text">
      <style:text-properties officeooo:rsid="0b28e703"/>
    </style:style>
    <style:style style:name="T1760" style:family="text">
      <style:text-properties officeooo:rsid="0b29ba1d"/>
    </style:style>
    <style:style style:name="T1761" style:family="text">
      <style:text-properties officeooo:rsid="0b2a3e7e"/>
    </style:style>
    <style:style style:name="T1762" style:family="text">
      <style:text-properties officeooo:rsid="0b2aa55f"/>
    </style:style>
    <style:style style:name="T1763" style:family="text">
      <style:text-properties officeooo:rsid="0b2ee502"/>
    </style:style>
    <style:style style:name="T1764" style:family="text">
      <style:text-properties officeooo:rsid="0b2f8677"/>
    </style:style>
    <style:style style:name="T1765" style:family="text">
      <style:text-properties officeooo:rsid="0b30cfe0"/>
    </style:style>
    <style:style style:name="T1766" style:family="text">
      <style:text-properties officeooo:rsid="0b315a2b"/>
    </style:style>
    <style:style style:name="T1767" style:family="text">
      <style:text-properties officeooo:rsid="0b3317ce"/>
    </style:style>
    <style:style style:name="T1768" style:family="text">
      <style:text-properties officeooo:rsid="0b346a9e"/>
    </style:style>
    <style:style style:name="T1769" style:family="text">
      <style:text-properties officeooo:rsid="0b35077d"/>
    </style:style>
    <style:style style:name="T1770" style:family="text">
      <style:text-properties officeooo:rsid="0b36cb69"/>
    </style:style>
    <style:style style:name="T1771" style:family="text">
      <style:text-properties officeooo:rsid="0b394f60"/>
    </style:style>
    <style:style style:name="T1772" style:family="text">
      <style:text-properties officeooo:rsid="0b3aad96"/>
    </style:style>
    <style:style style:name="T1773" style:family="text">
      <style:text-properties officeooo:rsid="0b3d0654"/>
    </style:style>
    <style:style style:name="T1774" style:family="text">
      <style:text-properties officeooo:rsid="0b3e3379"/>
    </style:style>
    <style:style style:name="T1775" style:family="text">
      <style:text-properties officeooo:rsid="0b437455"/>
    </style:style>
    <style:style style:name="T1776" style:family="text">
      <style:text-properties officeooo:rsid="0b476f19"/>
    </style:style>
    <style:style style:name="T1777" style:family="text">
      <style:text-properties officeooo:rsid="0b4867d1"/>
    </style:style>
    <style:style style:name="T1778" style:family="text">
      <style:text-properties officeooo:rsid="0b4b546b"/>
    </style:style>
    <style:style style:name="T1779" style:family="text">
      <style:text-properties officeooo:rsid="0b4bd6f5"/>
    </style:style>
    <style:style style:name="T1780" style:family="text">
      <style:text-properties officeooo:rsid="0b520e7b"/>
    </style:style>
    <style:style style:name="T1781" style:family="text">
      <style:text-properties officeooo:rsid="0b53f6ba"/>
    </style:style>
    <style:style style:name="T1782" style:family="text">
      <style:text-properties officeooo:rsid="0b55005f"/>
    </style:style>
    <style:style style:name="T1783" style:family="text">
      <style:text-properties officeooo:rsid="0b56a670"/>
    </style:style>
    <style:style style:name="T1784" style:family="text">
      <style:text-properties officeooo:rsid="0b5a392a"/>
    </style:style>
    <style:style style:name="T1785" style:family="text">
      <style:text-properties officeooo:rsid="0b5b771f"/>
    </style:style>
    <style:style style:name="T1786" style:family="text">
      <style:text-properties officeooo:rsid="0b5c5c23"/>
    </style:style>
    <style:style style:name="T1787" style:family="text">
      <style:text-properties officeooo:rsid="0b5daff4"/>
    </style:style>
    <style:style style:name="T1788" style:family="text">
      <style:text-properties officeooo:rsid="0b5f58e1"/>
    </style:style>
    <style:style style:name="T1789" style:family="text">
      <style:text-properties officeooo:rsid="0b5fbfcb"/>
    </style:style>
    <style:style style:name="T1790" style:family="text">
      <style:text-properties officeooo:rsid="0b66ced6"/>
    </style:style>
    <style:style style:name="T1791" style:family="text">
      <style:text-properties officeooo:rsid="0b6a4597"/>
    </style:style>
    <style:style style:name="T1792" style:family="text">
      <style:text-properties officeooo:rsid="0b6c1700"/>
    </style:style>
    <style:style style:name="T1793" style:family="text">
      <style:text-properties officeooo:rsid="0b6d1e3e"/>
    </style:style>
    <style:style style:name="T1794" style:family="text">
      <style:text-properties officeooo:rsid="0b6dd1fd"/>
    </style:style>
    <style:style style:name="T1795" style:family="text">
      <style:text-properties officeooo:rsid="0b6dde0c"/>
    </style:style>
    <style:style style:name="T1796" style:family="text">
      <style:text-properties officeooo:rsid="0b6f7593"/>
    </style:style>
    <style:style style:name="T1797" style:family="text">
      <style:text-properties officeooo:rsid="0b726072"/>
    </style:style>
    <style:style style:name="T1798" style:family="text">
      <style:text-properties officeooo:rsid="0b745749"/>
    </style:style>
    <style:style style:name="T1799" style:family="text">
      <style:text-properties officeooo:rsid="0b76100d"/>
    </style:style>
    <style:style style:name="T1800" style:family="text">
      <style:text-properties officeooo:rsid="0b784bdb"/>
    </style:style>
    <style:style style:name="T1801" style:family="text">
      <style:text-properties officeooo:rsid="0b7a77ea"/>
    </style:style>
    <style:style style:name="T1802" style:family="text">
      <style:text-properties officeooo:rsid="0b7b26ec"/>
    </style:style>
    <style:style style:name="T1803" style:family="text">
      <style:text-properties officeooo:rsid="0b7c7de3"/>
    </style:style>
    <style:style style:name="T1804" style:family="text">
      <style:text-properties officeooo:rsid="0b7f556c"/>
    </style:style>
    <style:style style:name="T1805" style:family="text">
      <style:text-properties officeooo:rsid="0b807fe8"/>
    </style:style>
    <style:style style:name="T1806" style:family="text">
      <style:text-properties officeooo:rsid="0b8107ef"/>
    </style:style>
    <style:style style:name="T1807" style:family="text">
      <style:text-properties officeooo:rsid="0b826d77"/>
    </style:style>
    <style:style style:name="T1808" style:family="text">
      <style:text-properties officeooo:rsid="0b83be64"/>
    </style:style>
    <style:style style:name="T1809" style:family="text">
      <style:text-properties officeooo:rsid="0b8512b9"/>
    </style:style>
    <style:style style:name="T1810" style:family="text">
      <style:text-properties officeooo:rsid="0b860873"/>
    </style:style>
    <style:style style:name="T1811" style:family="text">
      <style:text-properties officeooo:rsid="0b8624e0"/>
    </style:style>
    <style:style style:name="T1812" style:family="text">
      <style:text-properties officeooo:rsid="0b86a171"/>
    </style:style>
    <style:style style:name="T1813" style:family="text">
      <style:text-properties officeooo:rsid="0b88826b"/>
    </style:style>
    <style:style style:name="T1814" style:family="text">
      <style:text-properties officeooo:rsid="0b89eee6"/>
    </style:style>
    <style:style style:name="T1815" style:family="text">
      <style:text-properties officeooo:rsid="0b89ff93"/>
    </style:style>
    <style:style style:name="T1816" style:family="text">
      <style:text-properties officeooo:rsid="0b8aeb2a"/>
    </style:style>
    <style:style style:name="T1817" style:family="text">
      <style:text-properties officeooo:rsid="0b8bb990"/>
    </style:style>
    <style:style style:name="T1818" style:family="text">
      <style:text-properties officeooo:rsid="0b8c882f"/>
    </style:style>
    <style:style style:name="T1819" style:family="text">
      <style:text-properties officeooo:rsid="0b8fd978"/>
    </style:style>
    <style:style style:name="T1820" style:family="text">
      <style:text-properties officeooo:rsid="0b914cd3"/>
    </style:style>
    <style:style style:name="T1821" style:family="text">
      <style:text-properties officeooo:rsid="0b92aca8"/>
    </style:style>
    <style:style style:name="T1822" style:family="text">
      <style:text-properties officeooo:rsid="0b9430a1"/>
    </style:style>
    <style:style style:name="T1823" style:family="text">
      <style:text-properties officeooo:rsid="0b96300b"/>
    </style:style>
    <style:style style:name="T1824" style:family="text">
      <style:text-properties officeooo:rsid="0b9818eb"/>
    </style:style>
    <style:style style:name="T1825" style:family="text">
      <style:text-properties officeooo:rsid="0b98d25b"/>
    </style:style>
    <style:style style:name="T1826" style:family="text">
      <style:text-properties officeooo:rsid="0b995fb0"/>
    </style:style>
    <style:style style:name="T1827" style:family="text">
      <style:text-properties officeooo:rsid="0b99e690"/>
    </style:style>
    <style:style style:name="T1828" style:family="text">
      <style:text-properties officeooo:rsid="0b9b1a46"/>
    </style:style>
    <style:style style:name="T1829" style:family="text">
      <style:text-properties officeooo:rsid="0b9c8256"/>
    </style:style>
    <style:style style:name="T1830" style:family="text">
      <style:text-properties officeooo:rsid="0b9e5735"/>
    </style:style>
    <style:style style:name="T1831" style:family="text">
      <style:text-properties officeooo:rsid="0b9f917d"/>
    </style:style>
    <style:style style:name="T1832" style:family="text">
      <style:text-properties officeooo:rsid="0ba05763"/>
    </style:style>
    <style:style style:name="T1833" style:family="text">
      <style:text-properties officeooo:rsid="0ba1b98f"/>
    </style:style>
    <style:style style:name="T1834" style:family="text">
      <style:text-properties officeooo:rsid="0ba58da8"/>
    </style:style>
    <style:style style:name="T1835" style:family="text">
      <style:text-properties officeooo:rsid="0ba7b820"/>
    </style:style>
    <style:style style:name="T1836" style:family="text">
      <style:text-properties officeooo:rsid="0ba89591"/>
    </style:style>
    <style:style style:name="T1837" style:family="text">
      <style:text-properties officeooo:rsid="0ba89613"/>
    </style:style>
    <style:style style:name="T1838" style:family="text">
      <style:text-properties officeooo:rsid="0badb6ce"/>
    </style:style>
    <style:style style:name="T1839" style:family="text">
      <style:text-properties officeooo:rsid="0baea339"/>
    </style:style>
    <style:style style:name="T1840" style:family="text">
      <style:text-properties officeooo:rsid="0bb225eb"/>
    </style:style>
    <style:style style:name="T1841" style:family="text">
      <style:text-properties officeooo:rsid="0bb3b291"/>
    </style:style>
    <style:style style:name="T1842" style:family="text">
      <style:text-properties officeooo:rsid="0bb3b814"/>
    </style:style>
    <style:style style:name="T1843" style:family="text">
      <style:text-properties officeooo:rsid="0bb551de"/>
    </style:style>
    <style:style style:name="T1844" style:family="text">
      <style:text-properties officeooo:rsid="0bb90056"/>
    </style:style>
    <style:style style:name="T1845" style:family="text">
      <style:text-properties officeooo:rsid="0bba9d35"/>
    </style:style>
    <style:style style:name="T1846" style:family="text">
      <style:text-properties officeooo:rsid="0bbb4c07"/>
    </style:style>
    <style:style style:name="T1847" style:family="text">
      <style:text-properties officeooo:rsid="0bbf47bc"/>
    </style:style>
    <style:style style:name="T1848" style:family="text">
      <style:text-properties officeooo:rsid="0bc026c6"/>
    </style:style>
    <style:style style:name="T1849" style:family="text">
      <style:text-properties officeooo:rsid="0bc1c5a3"/>
    </style:style>
    <style:style style:name="T1850" style:family="text">
      <style:text-properties officeooo:rsid="0bc378e2"/>
    </style:style>
    <style:style style:name="T1851" style:family="text">
      <style:text-properties officeooo:rsid="0bc4962a"/>
    </style:style>
    <style:style style:name="T1852" style:family="text">
      <style:text-properties officeooo:rsid="0bc5eeec"/>
    </style:style>
    <style:style style:name="T1853" style:family="text">
      <style:text-properties officeooo:rsid="0bc6186b"/>
    </style:style>
    <style:style style:name="T1854" style:family="text">
      <style:text-properties officeooo:rsid="0bc7a4a9"/>
    </style:style>
    <style:style style:name="T1855" style:family="text">
      <style:text-properties officeooo:rsid="0bc89bdc"/>
    </style:style>
    <style:style style:name="T1856" style:family="text">
      <style:text-properties officeooo:rsid="0bc962b1"/>
    </style:style>
    <style:style style:name="T1857" style:family="text">
      <style:text-properties officeooo:rsid="0bca8c78"/>
    </style:style>
    <style:style style:name="T1858" style:family="text">
      <style:text-properties officeooo:rsid="0bcb5e77"/>
    </style:style>
    <style:style style:name="T1859" style:family="text">
      <style:text-properties officeooo:rsid="0bcc871a"/>
    </style:style>
    <style:style style:name="T1860" style:family="text">
      <style:text-properties officeooo:rsid="0bccb995"/>
    </style:style>
    <style:style style:name="T1861" style:family="text">
      <style:text-properties officeooo:rsid="0bcde788"/>
    </style:style>
    <style:style style:name="T1862" style:family="text">
      <style:text-properties officeooo:rsid="0bcfd590"/>
    </style:style>
    <style:style style:name="T1863" style:family="text">
      <style:text-properties officeooo:rsid="0bd1aae6"/>
    </style:style>
    <style:style style:name="T1864" style:family="text">
      <style:text-properties officeooo:rsid="0bd21a52"/>
    </style:style>
    <style:style style:name="T1865" style:family="text">
      <style:text-properties officeooo:rsid="0bd251db"/>
    </style:style>
    <style:style style:name="T1866" style:family="text">
      <style:text-properties officeooo:rsid="0bd35100"/>
    </style:style>
    <style:style style:name="T1867" style:family="text">
      <style:text-properties officeooo:rsid="0bd511a5"/>
    </style:style>
    <style:style style:name="T1868" style:family="text">
      <style:text-properties officeooo:rsid="0bd67734"/>
    </style:style>
    <style:style style:name="T1869" style:family="text">
      <style:text-properties officeooo:rsid="0bd75294"/>
    </style:style>
    <style:style style:name="T1870" style:family="text">
      <style:text-properties officeooo:rsid="0bdb9a15"/>
    </style:style>
    <style:style style:name="T1871" style:family="text">
      <style:text-properties officeooo:rsid="0bdcfea9"/>
    </style:style>
    <style:style style:name="T1872" style:family="text">
      <style:text-properties officeooo:rsid="0bdd8ea7"/>
    </style:style>
    <style:style style:name="T1873" style:family="text">
      <style:text-properties officeooo:rsid="0bdecd4f"/>
    </style:style>
    <style:style style:name="T1874" style:family="text">
      <style:text-properties officeooo:rsid="0be067e2"/>
    </style:style>
    <style:style style:name="T1875" style:family="text">
      <style:text-properties officeooo:rsid="0be1a148"/>
    </style:style>
    <style:style style:name="T1876" style:family="text">
      <style:text-properties officeooo:rsid="0be3715d"/>
    </style:style>
    <style:style style:name="T1877" style:family="text">
      <style:text-properties officeooo:rsid="0be55c7d"/>
    </style:style>
    <style:style style:name="T1878" style:family="text">
      <style:text-properties officeooo:rsid="0be66ebb"/>
    </style:style>
    <style:style style:name="T1879" style:family="text">
      <style:text-properties officeooo:rsid="0be778a3"/>
    </style:style>
    <style:style style:name="T1880" style:family="text">
      <style:text-properties officeooo:rsid="0be8d60c"/>
    </style:style>
    <style:style style:name="T1881" style:family="text">
      <style:text-properties officeooo:rsid="0be8e57e"/>
    </style:style>
    <style:style style:name="T1882" style:family="text">
      <style:text-properties officeooo:rsid="0be9a42d"/>
    </style:style>
    <style:style style:name="T1883" style:family="text">
      <style:text-properties officeooo:rsid="0bec5931"/>
    </style:style>
    <style:style style:name="T1884" style:family="text">
      <style:text-properties officeooo:rsid="0bed6791"/>
    </style:style>
    <style:style style:name="T1885" style:family="text">
      <style:text-properties officeooo:rsid="0bf0883b"/>
    </style:style>
    <style:style style:name="T1886" style:family="text">
      <style:text-properties officeooo:rsid="0bf2603a"/>
    </style:style>
    <style:style style:name="T1887" style:family="text">
      <style:text-properties officeooo:rsid="0bf42d8c"/>
    </style:style>
    <style:style style:name="T1888" style:family="text">
      <style:text-properties officeooo:rsid="0bf4c930"/>
    </style:style>
    <style:style style:name="T1889" style:family="text">
      <style:text-properties officeooo:rsid="0bf65aa7"/>
    </style:style>
    <style:style style:name="T1890" style:family="text">
      <style:text-properties officeooo:rsid="0bf78dba"/>
    </style:style>
    <style:style style:name="T1891" style:family="text">
      <style:text-properties officeooo:rsid="0bf8aeab"/>
    </style:style>
    <style:style style:name="T1892" style:family="text">
      <style:text-properties officeooo:rsid="0bf92fcf"/>
    </style:style>
    <style:style style:name="T1893" style:family="text">
      <style:text-properties officeooo:rsid="0bfbce51"/>
    </style:style>
    <style:style style:name="T1894" style:family="text">
      <style:text-properties officeooo:rsid="0bfecf4a"/>
    </style:style>
    <style:style style:name="T1895" style:family="text">
      <style:text-properties officeooo:rsid="0c00da0a"/>
    </style:style>
    <style:style style:name="T1896" style:family="text">
      <style:text-properties officeooo:rsid="0c028be8"/>
    </style:style>
    <style:style style:name="T1897" style:family="text">
      <style:text-properties officeooo:rsid="0c053516"/>
    </style:style>
    <style:style style:name="T1898" style:family="text">
      <style:text-properties officeooo:rsid="0c06d708"/>
    </style:style>
    <style:style style:name="T1899" style:family="text">
      <style:text-properties officeooo:rsid="0c07153d"/>
    </style:style>
    <style:style style:name="T1900" style:family="text">
      <style:text-properties officeooo:rsid="0c090a3b"/>
    </style:style>
    <style:style style:name="T1901" style:family="text">
      <style:text-properties officeooo:rsid="0c0a2512"/>
    </style:style>
    <style:style style:name="T1902" style:family="text">
      <style:text-properties officeooo:rsid="0c0b4dd5"/>
    </style:style>
    <style:style style:name="T1903" style:family="text">
      <style:text-properties officeooo:rsid="0c0b5834"/>
    </style:style>
    <style:style style:name="T1904" style:family="text">
      <style:text-properties officeooo:rsid="0c0cbac7"/>
    </style:style>
    <style:style style:name="T1905" style:family="text">
      <style:text-properties officeooo:rsid="0c0dc21e"/>
    </style:style>
    <style:style style:name="T1906" style:family="text">
      <style:text-properties officeooo:rsid="0c11caca"/>
    </style:style>
    <style:style style:name="T1907" style:family="text">
      <style:text-properties officeooo:rsid="0c11d6ab"/>
    </style:style>
    <style:style style:name="T1908" style:family="text">
      <style:text-properties officeooo:rsid="0c1245f8"/>
    </style:style>
    <style:style style:name="T1909" style:family="text">
      <style:text-properties officeooo:rsid="0c160415"/>
    </style:style>
    <style:style style:name="T1910" style:family="text">
      <style:text-properties officeooo:rsid="0c173ec3"/>
    </style:style>
    <style:style style:name="T1911" style:family="text">
      <style:text-properties officeooo:rsid="0c17cf8c"/>
    </style:style>
    <style:style style:name="T1912" style:family="text">
      <style:text-properties officeooo:rsid="0c196e3f"/>
    </style:style>
    <style:style style:name="T1913" style:family="text">
      <style:text-properties officeooo:rsid="0c1a8565"/>
    </style:style>
    <style:style style:name="T1914" style:family="text">
      <style:text-properties officeooo:rsid="0c1ac10e"/>
    </style:style>
    <style:style style:name="T1915" style:family="text">
      <style:text-properties officeooo:rsid="0c1c92b2"/>
    </style:style>
    <style:style style:name="T1916" style:family="text">
      <style:text-properties officeooo:rsid="0c1e6597"/>
    </style:style>
    <style:style style:name="T1917" style:family="text">
      <style:text-properties officeooo:rsid="0c2039f8"/>
    </style:style>
    <style:style style:name="T1918" style:family="text">
      <style:text-properties officeooo:rsid="0c20c3dd"/>
    </style:style>
    <style:style style:name="T1919" style:family="text">
      <style:text-properties officeooo:rsid="0c237094"/>
    </style:style>
    <style:style style:name="T1920" style:family="text">
      <style:text-properties officeooo:rsid="0c23a6f7"/>
    </style:style>
    <style:style style:name="T1921" style:family="text">
      <style:text-properties officeooo:rsid="0c259f64"/>
    </style:style>
    <style:style style:name="T1922" style:family="text">
      <style:text-properties officeooo:rsid="0c25d0af"/>
    </style:style>
    <style:style style:name="T1923" style:family="text">
      <style:text-properties officeooo:rsid="0c28c1aa"/>
    </style:style>
    <style:style style:name="T1924" style:family="text">
      <style:text-properties officeooo:rsid="0c2a5b7a"/>
    </style:style>
    <style:style style:name="T1925" style:family="text">
      <style:text-properties officeooo:rsid="0c2b0ec0"/>
    </style:style>
    <style:style style:name="T1926" style:family="text">
      <style:text-properties officeooo:rsid="0c2bf422"/>
    </style:style>
    <style:style style:name="T1927" style:family="text">
      <style:text-properties officeooo:rsid="0c2c1563"/>
    </style:style>
    <style:style style:name="T1928" style:family="text">
      <style:text-properties officeooo:rsid="0c2d3c5b"/>
    </style:style>
    <style:style style:name="T1929" style:family="text">
      <style:text-properties officeooo:rsid="0c2e45b4"/>
    </style:style>
    <style:style style:name="T1930" style:family="text">
      <style:text-properties officeooo:rsid="0c30798e"/>
    </style:style>
    <style:style style:name="T1931" style:family="text">
      <style:text-properties officeooo:rsid="0c33e600"/>
    </style:style>
    <style:style style:name="T1932" style:family="text">
      <style:text-properties officeooo:rsid="0c341902"/>
    </style:style>
    <style:style style:name="T1933" style:family="text">
      <style:text-properties officeooo:rsid="0c35f12a"/>
    </style:style>
    <style:style style:name="T1934" style:family="text">
      <style:text-properties officeooo:rsid="0c37ff45"/>
    </style:style>
    <style:style style:name="T1935" style:family="text">
      <style:text-properties officeooo:rsid="0c39f288"/>
    </style:style>
    <style:style style:name="T1936" style:family="text">
      <style:text-properties officeooo:rsid="0c3bdcfd"/>
    </style:style>
    <style:style style:name="T1937" style:family="text">
      <style:text-properties officeooo:rsid="0c402080"/>
    </style:style>
    <style:style style:name="T1938" style:family="text">
      <style:text-properties officeooo:rsid="0c411391"/>
    </style:style>
    <style:style style:name="T1939" style:family="text">
      <style:text-properties officeooo:rsid="0c41f0e9"/>
    </style:style>
    <style:style style:name="T1940" style:family="text">
      <style:text-properties officeooo:rsid="0c48cd20"/>
    </style:style>
    <style:style style:name="T1941" style:family="text">
      <style:text-properties officeooo:rsid="0c48e1a4"/>
    </style:style>
    <style:style style:name="T1942" style:family="text">
      <style:text-properties officeooo:rsid="0c49590a"/>
    </style:style>
    <style:style style:name="T1943" style:family="text">
      <style:text-properties officeooo:rsid="0c4b0d55"/>
    </style:style>
    <style:style style:name="T1944" style:family="text">
      <style:text-properties officeooo:rsid="0c4b3a57"/>
    </style:style>
    <style:style style:name="T1945" style:family="text">
      <style:text-properties officeooo:rsid="0c4cec11"/>
    </style:style>
    <style:style style:name="T1946" style:family="text">
      <style:text-properties officeooo:rsid="0c4ee431"/>
    </style:style>
    <style:style style:name="T1947" style:family="text">
      <style:text-properties officeooo:rsid="0c517a80"/>
    </style:style>
    <style:style style:name="T1948" style:family="text">
      <style:text-properties officeooo:rsid="0c52a2e8"/>
    </style:style>
    <style:style style:name="T1949" style:family="text">
      <style:text-properties officeooo:rsid="0c53bf3d"/>
    </style:style>
    <style:style style:name="T1950" style:family="text">
      <style:text-properties officeooo:rsid="0c56ddf6"/>
    </style:style>
    <style:style style:name="T1951" style:family="text">
      <style:text-properties officeooo:rsid="0c582a1f"/>
    </style:style>
    <style:style style:name="T1952" style:family="text">
      <style:text-properties officeooo:rsid="0c5936b2"/>
    </style:style>
    <style:style style:name="T1953" style:family="text">
      <style:text-properties officeooo:rsid="0c59c9da"/>
    </style:style>
    <style:style style:name="T1954" style:family="text">
      <style:text-properties officeooo:rsid="0c5a9149"/>
    </style:style>
    <style:style style:name="T1955" style:family="text">
      <style:text-properties officeooo:rsid="0c5b2cfa"/>
    </style:style>
    <style:style style:name="T1956" style:family="text">
      <style:text-properties officeooo:rsid="0c5de741"/>
    </style:style>
    <style:style style:name="T1957" style:family="text">
      <style:text-properties officeooo:rsid="0c61d1f4"/>
    </style:style>
    <style:style style:name="T1958" style:family="text">
      <style:text-properties officeooo:rsid="0c6394ed"/>
    </style:style>
    <style:style style:name="T1959" style:family="text">
      <style:text-properties officeooo:rsid="0c641acc"/>
    </style:style>
    <style:style style:name="T1960" style:family="text">
      <style:text-properties officeooo:rsid="0c65c732"/>
    </style:style>
    <style:style style:name="T1961" style:family="text">
      <style:text-properties officeooo:rsid="0c67bb6b"/>
    </style:style>
    <style:style style:name="T1962" style:family="text">
      <style:text-properties officeooo:rsid="0c67ce8d"/>
    </style:style>
    <style:style style:name="T1963" style:family="text">
      <style:text-properties officeooo:rsid="0c683a29"/>
    </style:style>
    <style:style style:name="T1964" style:family="text">
      <style:text-properties officeooo:rsid="0c692c97"/>
    </style:style>
    <style:style style:name="T1965" style:family="text">
      <style:text-properties officeooo:rsid="0c6a3838"/>
    </style:style>
    <style:style style:name="T1966" style:family="text">
      <style:text-properties officeooo:rsid="0c6c1a79"/>
    </style:style>
    <style:style style:name="T1967" style:family="text">
      <style:text-properties officeooo:rsid="0c6e484d"/>
    </style:style>
    <style:style style:name="T1968" style:family="text">
      <style:text-properties officeooo:rsid="0c712059"/>
    </style:style>
    <style:style style:name="T1969" style:family="text">
      <style:text-properties officeooo:rsid="0c718b57"/>
    </style:style>
    <style:style style:name="T1970" style:family="text">
      <style:text-properties officeooo:rsid="0c72bec2"/>
    </style:style>
    <style:style style:name="T1971" style:family="text">
      <style:text-properties officeooo:rsid="0c735704"/>
    </style:style>
    <style:style style:name="T1972" style:family="text">
      <style:text-properties officeooo:rsid="0c75385c"/>
    </style:style>
    <style:style style:name="T1973" style:family="text">
      <style:text-properties officeooo:rsid="0c76dadb"/>
    </style:style>
    <style:style style:name="T1974" style:family="text">
      <style:text-properties officeooo:rsid="0c77006a"/>
    </style:style>
    <style:style style:name="T1975" style:family="text">
      <style:text-properties officeooo:rsid="0c7847cb"/>
    </style:style>
    <style:style style:name="T1976" style:family="text">
      <style:text-properties officeooo:rsid="0c7983f5"/>
    </style:style>
    <style:style style:name="T1977" style:family="text">
      <style:text-properties officeooo:rsid="0c7a2b5b"/>
    </style:style>
    <style:style style:name="T1978" style:family="text">
      <style:text-properties officeooo:rsid="0c7cf348"/>
    </style:style>
    <style:style style:name="T1979" style:family="text">
      <style:text-properties officeooo:rsid="0c7d0d53"/>
    </style:style>
    <style:style style:name="T1980" style:family="text">
      <style:text-properties officeooo:rsid="0c7de67f"/>
    </style:style>
    <style:style style:name="T1981" style:family="text">
      <style:text-properties officeooo:rsid="0c7e4823"/>
    </style:style>
    <style:style style:name="T1982" style:family="text">
      <style:text-properties officeooo:rsid="0c7ece47"/>
    </style:style>
    <style:style style:name="T1983" style:family="text">
      <style:text-properties officeooo:rsid="0c7f32c6"/>
    </style:style>
    <style:style style:name="T1984" style:family="text">
      <style:text-properties officeooo:rsid="0c8047ce"/>
    </style:style>
    <style:style style:name="T1985" style:family="text">
      <style:text-properties officeooo:rsid="0c856c58"/>
    </style:style>
    <style:style style:name="T1986" style:family="text">
      <style:text-properties officeooo:rsid="0c8742d1"/>
    </style:style>
    <style:style style:name="T1987" style:family="text">
      <style:text-properties officeooo:rsid="0c88e316"/>
    </style:style>
    <style:style style:name="T1988" style:family="text">
      <style:text-properties officeooo:rsid="0c8aa3ba"/>
    </style:style>
    <style:style style:name="T1989" style:family="text">
      <style:text-properties officeooo:rsid="0c8c13fa"/>
    </style:style>
    <style:style style:name="T1990" style:family="text">
      <style:text-properties officeooo:rsid="0c8e2e07"/>
    </style:style>
    <style:style style:name="T1991" style:family="text">
      <style:text-properties officeooo:rsid="0c8f0613"/>
    </style:style>
    <style:style style:name="T1992" style:family="text">
      <style:text-properties officeooo:rsid="0c8f4f6b"/>
    </style:style>
    <style:style style:name="T1993" style:family="text">
      <style:text-properties officeooo:rsid="0c912b88"/>
    </style:style>
    <style:style style:name="T1994" style:family="text">
      <style:text-properties officeooo:rsid="0c91c67c"/>
    </style:style>
    <style:style style:name="T1995" style:family="text">
      <style:text-properties officeooo:rsid="0c953a17"/>
    </style:style>
    <style:style style:name="T1996" style:family="text">
      <style:text-properties officeooo:rsid="0c966405"/>
    </style:style>
    <style:style style:name="T1997" style:family="text">
      <style:text-properties officeooo:rsid="0c985b6e"/>
    </style:style>
    <style:style style:name="T1998" style:family="text">
      <style:text-properties officeooo:rsid="0c99cfa9"/>
    </style:style>
    <style:style style:name="T1999" style:family="text">
      <style:text-properties officeooo:rsid="0c99fb33"/>
    </style:style>
    <style:style style:name="T2000" style:family="text">
      <style:text-properties officeooo:rsid="0c9add6b"/>
    </style:style>
    <style:style style:name="T2001" style:family="text">
      <style:text-properties officeooo:rsid="0c9c3d90"/>
    </style:style>
    <style:style style:name="T2002" style:family="text">
      <style:text-properties officeooo:rsid="0c9db75f"/>
    </style:style>
    <style:style style:name="T2003" style:family="text">
      <style:text-properties officeooo:rsid="0c9ef4b8"/>
    </style:style>
    <style:style style:name="T2004" style:family="text">
      <style:text-properties officeooo:rsid="0ca1ca36"/>
    </style:style>
    <style:style style:name="T2005" style:family="text">
      <style:text-properties officeooo:rsid="0ca3fbc6"/>
    </style:style>
    <style:style style:name="T2006" style:family="text">
      <style:text-properties officeooo:rsid="0ca64938"/>
    </style:style>
    <style:style style:name="T2007" style:family="text">
      <style:text-properties officeooo:rsid="0ca8703b"/>
    </style:style>
    <style:style style:name="T2008" style:family="text">
      <style:text-properties officeooo:rsid="0ca913a5"/>
    </style:style>
    <style:style style:name="T2009" style:family="text">
      <style:text-properties officeooo:rsid="0caaeeb9"/>
    </style:style>
    <style:style style:name="T2010" style:family="text">
      <style:text-properties officeooo:rsid="0caba0dd"/>
    </style:style>
    <style:style style:name="T2011" style:family="text">
      <style:text-properties officeooo:rsid="0cac1355"/>
    </style:style>
    <style:style style:name="T2012" style:family="text">
      <style:text-properties officeooo:rsid="0cad3393"/>
    </style:style>
    <style:style style:name="T2013" style:family="text">
      <style:text-properties officeooo:rsid="0cad923e"/>
    </style:style>
    <style:style style:name="T2014" style:family="text">
      <style:text-properties officeooo:rsid="0caf7800"/>
    </style:style>
    <style:style style:name="T2015" style:family="text">
      <style:text-properties officeooo:rsid="0cb06555"/>
    </style:style>
    <style:style style:name="T2016" style:family="text">
      <style:text-properties officeooo:rsid="0cb24aff"/>
    </style:style>
    <style:style style:name="T2017" style:family="text">
      <style:text-properties officeooo:rsid="0cb37a28"/>
    </style:style>
    <style:style style:name="T2018" style:family="text">
      <style:text-properties officeooo:rsid="0cb58051"/>
    </style:style>
    <style:style style:name="T2019" style:family="text">
      <style:text-properties officeooo:rsid="0cb704e4"/>
    </style:style>
    <style:style style:name="T2020" style:family="text">
      <style:text-properties officeooo:rsid="0cb75058"/>
    </style:style>
    <style:style style:name="T2021" style:family="text">
      <style:text-properties officeooo:rsid="0cb87af2"/>
    </style:style>
    <style:style style:name="T2022" style:family="text">
      <style:text-properties officeooo:rsid="0cb97785"/>
    </style:style>
    <style:style style:name="T2023" style:family="text">
      <style:text-properties officeooo:rsid="0cba6a75"/>
    </style:style>
    <style:style style:name="T2024" style:family="text">
      <style:text-properties officeooo:rsid="0cba9e3e"/>
    </style:style>
    <style:style style:name="T2025" style:family="text">
      <style:text-properties officeooo:rsid="0cbce4ae"/>
    </style:style>
    <style:style style:name="T2026" style:family="text">
      <style:text-properties officeooo:rsid="0cbe2793"/>
    </style:style>
    <style:style style:name="T2027" style:family="text">
      <style:text-properties officeooo:rsid="0cbf55dd"/>
    </style:style>
    <style:style style:name="T2028" style:family="text">
      <style:text-properties officeooo:rsid="0cc11408"/>
    </style:style>
    <style:style style:name="T2029" style:family="text">
      <style:text-properties officeooo:rsid="0cc134bf"/>
    </style:style>
    <style:style style:name="T2030" style:family="text">
      <style:text-properties officeooo:rsid="0cc2a9b0"/>
    </style:style>
    <style:style style:name="T2031" style:family="text">
      <style:text-properties officeooo:rsid="0cc4ccfa"/>
    </style:style>
    <style:style style:name="T2032" style:family="text">
      <style:text-properties officeooo:rsid="0cc596e6"/>
    </style:style>
    <style:style style:name="T2033" style:family="text">
      <style:text-properties officeooo:rsid="0cc636e5"/>
    </style:style>
    <style:style style:name="T2034" style:family="text">
      <style:text-properties officeooo:rsid="0cc8e8d7"/>
    </style:style>
    <style:style style:name="T2035" style:family="text">
      <style:text-properties officeooo:rsid="0cc95860"/>
    </style:style>
    <style:style style:name="T2036" style:family="text">
      <style:text-properties officeooo:rsid="0ccbe40f"/>
    </style:style>
    <style:style style:name="T2037" style:family="text">
      <style:text-properties officeooo:rsid="0ccfc901"/>
    </style:style>
    <style:style style:name="T2038" style:family="text">
      <style:text-properties officeooo:rsid="0cd0e00f"/>
    </style:style>
    <style:style style:name="T2039" style:family="text">
      <style:text-properties officeooo:rsid="0cd262c1"/>
    </style:style>
    <style:style style:name="T2040" style:family="text">
      <style:text-properties officeooo:rsid="0cd5199b"/>
    </style:style>
    <style:style style:name="T2041" style:family="text">
      <style:text-properties officeooo:rsid="0cd6e63b"/>
    </style:style>
    <style:style style:name="T2042" style:family="text">
      <style:text-properties officeooo:rsid="0cd86057"/>
    </style:style>
    <style:style style:name="T2043" style:family="text">
      <style:text-properties officeooo:rsid="0cda6dff"/>
    </style:style>
    <style:style style:name="T2044" style:family="text">
      <style:text-properties officeooo:rsid="0cdacf6e"/>
    </style:style>
    <style:style style:name="T2045" style:family="text">
      <style:text-properties officeooo:rsid="0cdadad0"/>
    </style:style>
    <style:style style:name="T2046" style:family="text">
      <style:text-properties officeooo:rsid="0cdbbf32"/>
    </style:style>
    <style:style style:name="T2047" style:family="text">
      <style:text-properties officeooo:rsid="0cdcdc94"/>
    </style:style>
    <style:style style:name="T2048" style:family="text">
      <style:text-properties officeooo:rsid="0cdea8f3"/>
    </style:style>
    <style:style style:name="T2049" style:family="text">
      <style:text-properties officeooo:rsid="0ce071aa"/>
    </style:style>
    <style:style style:name="T2050" style:family="text">
      <style:text-properties officeooo:rsid="0ce1f8ef"/>
    </style:style>
    <style:style style:name="T2051" style:family="text">
      <style:text-properties officeooo:rsid="0ce20ede"/>
    </style:style>
    <style:style style:name="T2052" style:family="text">
      <style:text-properties officeooo:rsid="0ce3d138"/>
    </style:style>
    <style:style style:name="T2053" style:family="text">
      <style:text-properties officeooo:rsid="0ce48ba9"/>
    </style:style>
    <style:style style:name="T2054" style:family="text">
      <style:text-properties officeooo:rsid="0ce61041"/>
    </style:style>
    <style:style style:name="T2055" style:family="text">
      <style:text-properties officeooo:rsid="0ce70a63"/>
    </style:style>
    <style:style style:name="T2056" style:family="text">
      <style:text-properties officeooo:rsid="0ce73aea"/>
    </style:style>
    <style:style style:name="T2057" style:family="text">
      <style:text-properties officeooo:rsid="0ce89a7c"/>
    </style:style>
    <style:style style:name="T2058" style:family="text">
      <style:text-properties officeooo:rsid="0cea04a1"/>
    </style:style>
    <style:style style:name="T2059" style:family="text">
      <style:text-properties officeooo:rsid="0cea3a3d"/>
    </style:style>
    <style:style style:name="T2060" style:family="text">
      <style:text-properties officeooo:rsid="0cead7a9"/>
    </style:style>
    <style:style style:name="T2061" style:family="text">
      <style:text-properties officeooo:rsid="0cebf51c"/>
    </style:style>
    <style:style style:name="T2062" style:family="text">
      <style:text-properties officeooo:rsid="0cf17178"/>
    </style:style>
    <style:style style:name="T2063" style:family="text">
      <style:text-properties officeooo:rsid="0cf2760d"/>
    </style:style>
    <style:style style:name="T2064" style:family="text">
      <style:text-properties officeooo:rsid="0cf34945"/>
    </style:style>
    <style:style style:name="T2065" style:family="text">
      <style:text-properties officeooo:rsid="0cf5749f"/>
    </style:style>
    <style:style style:name="T2066" style:family="text">
      <style:text-properties officeooo:rsid="0cf71b24"/>
    </style:style>
    <style:style style:name="T2067" style:family="text">
      <style:text-properties officeooo:rsid="0cf76011"/>
    </style:style>
    <style:style style:name="T2068" style:family="text">
      <style:text-properties officeooo:rsid="0cf8bb78"/>
    </style:style>
    <style:style style:name="T2069" style:family="text">
      <style:text-properties officeooo:rsid="0cfa5e14"/>
    </style:style>
    <style:style style:name="T2070" style:family="text">
      <style:text-properties officeooo:rsid="0cfa754e"/>
    </style:style>
    <style:style style:name="T2071" style:family="text">
      <style:text-properties officeooo:rsid="0cfb9537"/>
    </style:style>
    <style:style style:name="T2072" style:family="text">
      <style:text-properties officeooo:rsid="0cff1d6c"/>
    </style:style>
    <style:style style:name="T2073" style:family="text">
      <style:text-properties officeooo:rsid="0cff61d6"/>
    </style:style>
    <style:style style:name="T2074" style:family="text">
      <style:text-properties officeooo:rsid="0d00880c"/>
    </style:style>
    <style:style style:name="T2075" style:family="text">
      <style:text-properties officeooo:rsid="0d01a914"/>
    </style:style>
    <style:style style:name="T2076" style:family="text">
      <style:text-properties officeooo:rsid="0d01ff19"/>
    </style:style>
    <style:style style:name="T2077" style:family="text">
      <style:text-properties officeooo:rsid="0d02c634"/>
    </style:style>
    <style:style style:name="T2078" style:family="text">
      <style:text-properties officeooo:rsid="0d030a08"/>
    </style:style>
    <style:style style:name="T2079" style:family="text">
      <style:text-properties officeooo:rsid="0d04bda3"/>
    </style:style>
    <style:style style:name="T2080" style:family="text">
      <style:text-properties officeooo:rsid="0d056ab9"/>
    </style:style>
    <style:style style:name="T2081" style:family="text">
      <style:text-properties officeooo:rsid="0d074acb"/>
    </style:style>
    <style:style style:name="T2082" style:family="text">
      <style:text-properties officeooo:rsid="0d079352"/>
    </style:style>
    <style:style style:name="T2083" style:family="text">
      <style:text-properties officeooo:rsid="0d0b594d"/>
    </style:style>
    <style:style style:name="T2084" style:family="text">
      <style:text-properties officeooo:rsid="0d0e9c20"/>
    </style:style>
    <style:style style:name="T2085" style:family="text">
      <style:text-properties officeooo:rsid="0d1027e9"/>
    </style:style>
    <style:style style:name="T2086" style:family="text">
      <style:text-properties officeooo:rsid="0d115b0d"/>
    </style:style>
    <style:style style:name="T2087" style:family="text">
      <style:text-properties officeooo:rsid="0d13535a"/>
    </style:style>
    <style:style style:name="T2088" style:family="text">
      <style:text-properties officeooo:rsid="0d149dbe"/>
    </style:style>
    <style:style style:name="T2089" style:family="text">
      <style:text-properties officeooo:rsid="0d15b7c6"/>
    </style:style>
    <style:style style:name="T2090" style:family="text">
      <style:text-properties officeooo:rsid="0d1766f3"/>
    </style:style>
    <style:style style:name="T2091" style:family="text">
      <style:text-properties officeooo:rsid="0d18c95a"/>
    </style:style>
    <style:style style:name="T2092" style:family="text">
      <style:text-properties officeooo:rsid="0d1a2bb3"/>
    </style:style>
    <style:style style:name="T2093" style:family="text">
      <style:text-properties officeooo:rsid="0d1a52f0"/>
    </style:style>
    <style:style style:name="T2094" style:family="text">
      <style:text-properties officeooo:rsid="0d1c17c8"/>
    </style:style>
    <style:style style:name="T2095" style:family="text">
      <style:text-properties officeooo:rsid="0d1e50b3"/>
    </style:style>
    <style:style style:name="T2096" style:family="text">
      <style:text-properties officeooo:rsid="0d1f7d8d"/>
    </style:style>
    <style:style style:name="T2097" style:family="text">
      <style:text-properties officeooo:rsid="0d2044ce"/>
    </style:style>
    <style:style style:name="T2098" style:family="text">
      <style:text-properties officeooo:rsid="0d204a68"/>
    </style:style>
    <style:style style:name="T2099" style:family="text">
      <style:text-properties officeooo:rsid="0d206403"/>
    </style:style>
    <style:style style:name="T2100" style:family="text">
      <style:text-properties officeooo:rsid="0d20f6bf"/>
    </style:style>
    <style:style style:name="T2101" style:family="text">
      <style:text-properties officeooo:rsid="0d212c98"/>
    </style:style>
    <style:style style:name="T2102" style:family="text">
      <style:text-properties officeooo:rsid="0d224b61"/>
    </style:style>
    <style:style style:name="T2103" style:family="text">
      <style:text-properties officeooo:rsid="0d241450"/>
    </style:style>
    <style:style style:name="T2104" style:family="text">
      <style:text-properties officeooo:rsid="0d24ed81"/>
    </style:style>
    <style:style style:name="T2105" style:family="text">
      <style:text-properties officeooo:rsid="0d26ba6e"/>
    </style:style>
    <style:style style:name="T2106" style:family="text">
      <style:text-properties officeooo:rsid="0d27af78"/>
    </style:style>
    <style:style style:name="T2107" style:family="text">
      <style:text-properties officeooo:rsid="0d2922e3"/>
    </style:style>
    <style:style style:name="T2108" style:family="text">
      <style:text-properties officeooo:rsid="0d2b2134"/>
    </style:style>
    <style:style style:name="T2109" style:family="text">
      <style:text-properties officeooo:rsid="0d3c26ce"/>
    </style:style>
    <style:style style:name="T2110" style:family="text">
      <style:text-properties officeooo:rsid="0d3f54d4"/>
    </style:style>
    <style:style style:name="T2111" style:family="text">
      <style:text-properties officeooo:rsid="0d3fc833"/>
    </style:style>
    <style:style style:name="T2112" style:family="text">
      <style:text-properties officeooo:rsid="0d403b2b"/>
    </style:style>
    <style:style style:name="T2113" style:family="text">
      <style:text-properties officeooo:rsid="0d421838"/>
    </style:style>
    <style:style style:name="T2114" style:family="text">
      <style:text-properties officeooo:rsid="0d441399"/>
    </style:style>
    <style:style style:name="T2115" style:family="text">
      <style:text-properties officeooo:rsid="0d46609e"/>
    </style:style>
    <style:style style:name="T2116" style:family="text">
      <style:text-properties officeooo:rsid="0d47cc63"/>
    </style:style>
    <style:style style:name="T2117" style:family="text">
      <style:text-properties officeooo:rsid="0d49f01c"/>
    </style:style>
    <style:style style:name="T2118" style:family="text">
      <style:text-properties officeooo:rsid="0d4acf8a"/>
    </style:style>
    <style:style style:name="T2119" style:family="text">
      <style:text-properties officeooo:rsid="0d4cd987"/>
    </style:style>
    <style:style style:name="T2120" style:family="text">
      <style:text-properties officeooo:rsid="0d4df383"/>
    </style:style>
    <style:style style:name="T2121" style:family="text">
      <style:text-properties officeooo:rsid="0d4ee2f6"/>
    </style:style>
    <style:style style:name="T2122" style:family="text">
      <style:text-properties officeooo:rsid="0d4faae3"/>
    </style:style>
    <style:style style:name="T2123" style:family="text">
      <style:text-properties officeooo:rsid="0d50d104"/>
    </style:style>
    <style:style style:name="T2124" style:family="text">
      <style:text-properties officeooo:rsid="0d529151"/>
    </style:style>
    <style:style style:name="T2125" style:family="text">
      <style:text-properties officeooo:rsid="0d52fbd6"/>
    </style:style>
    <style:style style:name="T2126" style:family="text">
      <style:text-properties officeooo:rsid="0d5367af"/>
    </style:style>
    <style:style style:name="T2127" style:family="text">
      <style:text-properties officeooo:rsid="0d554526"/>
    </style:style>
    <style:style style:name="T2128" style:family="text">
      <style:text-properties officeooo:rsid="0d56cf87"/>
    </style:style>
    <style:style style:name="T2129" style:family="text">
      <style:text-properties officeooo:rsid="0d570e73"/>
    </style:style>
    <style:style style:name="T2130" style:family="text">
      <style:text-properties officeooo:rsid="0d58c25a"/>
    </style:style>
    <style:style style:name="T2131" style:family="text">
      <style:text-properties officeooo:rsid="0d5959b8"/>
    </style:style>
    <style:style style:name="T2132" style:family="text">
      <style:text-properties officeooo:rsid="0d59c19f"/>
    </style:style>
    <style:style style:name="T2133" style:family="text">
      <style:text-properties officeooo:rsid="0d5b428b"/>
    </style:style>
    <style:style style:name="T2134" style:family="text">
      <style:text-properties officeooo:rsid="0d5c1f39"/>
    </style:style>
    <style:style style:name="T2135" style:family="text">
      <style:text-properties officeooo:rsid="0d5e489c"/>
    </style:style>
    <style:style style:name="T2136" style:family="text">
      <style:text-properties officeooo:rsid="0d600d39"/>
    </style:style>
    <style:style style:name="T2137" style:family="text">
      <style:text-properties officeooo:rsid="0d61b804"/>
    </style:style>
    <style:style style:name="T2138" style:family="text">
      <style:text-properties officeooo:rsid="0d632c1f"/>
    </style:style>
    <style:style style:name="T2139" style:family="text">
      <style:text-properties officeooo:rsid="0d67fc5d"/>
    </style:style>
    <style:style style:name="T2140" style:family="text">
      <style:text-properties officeooo:rsid="0d68e321"/>
    </style:style>
    <style:style style:name="T2141" style:family="text">
      <style:text-properties officeooo:rsid="0d6919ca"/>
    </style:style>
    <style:style style:name="T2142" style:family="text">
      <style:text-properties officeooo:rsid="0d6a035d"/>
    </style:style>
    <style:style style:name="T2143" style:family="text">
      <style:text-properties officeooo:rsid="0d6c44a9"/>
    </style:style>
    <style:style style:name="T2144" style:family="text">
      <style:text-properties officeooo:rsid="0d6db92f"/>
    </style:style>
    <style:style style:name="T2145" style:family="text">
      <style:text-properties officeooo:rsid="0d70322e"/>
    </style:style>
    <style:style style:name="T2146" style:family="text">
      <style:text-properties officeooo:rsid="0d715789"/>
    </style:style>
    <style:style style:name="T2147" style:family="text">
      <style:text-properties officeooo:rsid="0d729933"/>
    </style:style>
    <style:style style:name="T2148" style:family="text">
      <style:text-properties officeooo:rsid="0d729eca"/>
    </style:style>
    <style:style style:name="T2149" style:family="text">
      <style:text-properties officeooo:rsid="0d770f77"/>
    </style:style>
    <style:style style:name="T2150" style:family="text">
      <style:text-properties officeooo:rsid="0d784d01"/>
    </style:style>
    <style:style style:name="T2151" style:family="text">
      <style:text-properties officeooo:rsid="0d797562"/>
    </style:style>
    <style:style style:name="T2152" style:family="text">
      <style:text-properties officeooo:rsid="0d7b8b68"/>
    </style:style>
    <style:style style:name="T2153" style:family="text">
      <style:text-properties officeooo:rsid="0d7c1736"/>
    </style:style>
    <style:style style:name="T2154" style:family="text">
      <style:text-properties officeooo:rsid="0d7c9f5a"/>
    </style:style>
    <style:style style:name="T2155" style:family="text">
      <style:text-properties officeooo:rsid="0d7e769c"/>
    </style:style>
    <style:style style:name="T2156" style:family="text">
      <style:text-properties officeooo:rsid="0d7ebb98"/>
    </style:style>
    <style:style style:name="T2157" style:family="text">
      <style:text-properties officeooo:rsid="0d805f33"/>
    </style:style>
    <style:style style:name="T2158" style:family="text">
      <style:text-properties officeooo:rsid="0d81eb18"/>
    </style:style>
    <style:style style:name="T2159" style:family="text">
      <style:text-properties officeooo:rsid="0d85db34"/>
    </style:style>
    <style:style style:name="T2160" style:family="text">
      <style:text-properties officeooo:rsid="0d86de29"/>
    </style:style>
    <style:style style:name="T2161" style:family="text">
      <style:text-properties officeooo:rsid="0d870677"/>
    </style:style>
    <style:style style:name="T2162" style:family="text">
      <style:text-properties officeooo:rsid="0d8a11d9"/>
    </style:style>
    <style:style style:name="T2163" style:family="text">
      <style:text-properties officeooo:rsid="0d8ca6b7"/>
    </style:style>
    <style:style style:name="T2164" style:family="text">
      <style:text-properties officeooo:rsid="0d8e4b89"/>
    </style:style>
    <style:style style:name="T2165" style:family="text">
      <style:text-properties officeooo:rsid="0d901a97"/>
    </style:style>
    <style:style style:name="T2166" style:family="text">
      <style:text-properties officeooo:rsid="0d90f89d"/>
    </style:style>
    <style:style style:name="T2167" style:family="text">
      <style:text-properties officeooo:rsid="0d92f5a4"/>
    </style:style>
    <style:style style:name="T2168" style:family="text">
      <style:text-properties officeooo:rsid="0d930962"/>
    </style:style>
    <style:style style:name="T2169" style:family="text">
      <style:text-properties officeooo:rsid="0d968608"/>
    </style:style>
    <style:style style:name="T2170" style:family="text">
      <style:text-properties officeooo:rsid="0d96c1ea"/>
    </style:style>
    <style:style style:name="T2171" style:family="text">
      <style:text-properties officeooo:rsid="0d988e67"/>
    </style:style>
    <style:style style:name="T2172" style:family="text">
      <style:text-properties officeooo:rsid="0d9932d6"/>
    </style:style>
    <style:style style:name="T2173" style:family="text">
      <style:text-properties officeooo:rsid="0d99ea54"/>
    </style:style>
    <style:style style:name="T2174" style:family="text">
      <style:text-properties officeooo:rsid="0d9af3cb"/>
    </style:style>
    <style:style style:name="T2175" style:family="text">
      <style:text-properties officeooo:rsid="0d9c260b"/>
    </style:style>
    <style:style style:name="T2176" style:family="text">
      <style:text-properties officeooo:rsid="0d9d9532"/>
    </style:style>
    <style:style style:name="T2177" style:family="text">
      <style:text-properties officeooo:rsid="0d9f448c"/>
    </style:style>
    <style:style style:name="T2178" style:family="text">
      <style:text-properties officeooo:rsid="0da04222"/>
    </style:style>
    <style:style style:name="T2179" style:family="text">
      <style:text-properties officeooo:rsid="0da18a56"/>
    </style:style>
    <style:style style:name="T2180" style:family="text">
      <style:text-properties officeooo:rsid="0da20b75"/>
    </style:style>
    <style:style style:name="T2181" style:family="text">
      <style:text-properties officeooo:rsid="0da35cde"/>
    </style:style>
    <style:style style:name="T2182" style:family="text">
      <style:text-properties officeooo:rsid="0da50257"/>
    </style:style>
    <style:style style:name="T2183" style:family="text">
      <style:text-properties officeooo:rsid="0da60b1e"/>
    </style:style>
    <style:style style:name="T2184" style:family="text">
      <style:text-properties officeooo:rsid="0da6f8aa"/>
    </style:style>
    <style:style style:name="T2185" style:family="text">
      <style:text-properties officeooo:rsid="0da826cd"/>
    </style:style>
    <style:style style:name="T2186" style:family="text">
      <style:text-properties officeooo:rsid="0da83eb6"/>
    </style:style>
    <style:style style:name="T2187" style:family="text">
      <style:text-properties officeooo:rsid="0da865e0"/>
    </style:style>
    <style:style style:name="T2188" style:family="text">
      <style:text-properties officeooo:rsid="0daa18d3"/>
    </style:style>
    <style:style style:name="T2189" style:family="text">
      <style:text-properties officeooo:rsid="0daa88fc"/>
    </style:style>
    <style:style style:name="T2190" style:family="text">
      <style:text-properties officeooo:rsid="0dac0db3"/>
    </style:style>
    <style:style style:name="T2191" style:family="text">
      <style:text-properties officeooo:rsid="0dacc927"/>
    </style:style>
    <style:style style:name="T2192" style:family="text">
      <style:text-properties officeooo:rsid="0daff3e3"/>
    </style:style>
    <style:style style:name="T2193" style:family="text">
      <style:text-properties officeooo:rsid="0db1cde4"/>
    </style:style>
    <style:style style:name="T2194" style:family="text">
      <style:text-properties officeooo:rsid="0db370ec"/>
    </style:style>
    <style:style style:name="T2195" style:family="text">
      <style:text-properties officeooo:rsid="0db44079"/>
    </style:style>
    <style:style style:name="T2196" style:family="text">
      <style:text-properties officeooo:rsid="0db61bf3"/>
    </style:style>
    <style:style style:name="T2197" style:family="text">
      <style:text-properties officeooo:rsid="0db7c81b"/>
    </style:style>
    <style:style style:name="T2198" style:family="text">
      <style:text-properties officeooo:rsid="0db97649"/>
    </style:style>
    <style:style style:name="T2199" style:family="text">
      <style:text-properties officeooo:rsid="0dba0161"/>
    </style:style>
    <style:style style:name="T2200" style:family="text">
      <style:text-properties officeooo:rsid="0dba5ecb"/>
    </style:style>
    <style:style style:name="T2201" style:family="text">
      <style:text-properties officeooo:rsid="0dbab662"/>
    </style:style>
    <style:style style:name="T2202" style:family="text">
      <style:text-properties officeooo:rsid="0dbbc46d"/>
    </style:style>
    <style:style style:name="T2203" style:family="text">
      <style:text-properties officeooo:rsid="0dbc6d36"/>
    </style:style>
    <style:style style:name="T2204" style:family="text">
      <style:text-properties officeooo:rsid="0dbd681b"/>
    </style:style>
    <style:style style:name="T2205" style:family="text">
      <style:text-properties officeooo:rsid="0dbf27cb"/>
    </style:style>
    <style:style style:name="T2206" style:family="text">
      <style:text-properties officeooo:rsid="0dc0eff1"/>
    </style:style>
    <style:style style:name="T2207" style:family="text">
      <style:text-properties officeooo:rsid="0dc2d520"/>
    </style:style>
    <style:style style:name="T2208" style:family="text">
      <style:text-properties officeooo:rsid="0dc6c3bc"/>
    </style:style>
    <style:style style:name="T2209" style:family="text">
      <style:text-properties officeooo:rsid="0dc8be92"/>
    </style:style>
    <style:style style:name="T2210" style:family="text">
      <style:text-properties officeooo:rsid="0dca6f54"/>
    </style:style>
    <style:style style:name="T2211" style:family="text">
      <style:text-properties officeooo:rsid="0dcce78f"/>
    </style:style>
    <style:style style:name="T2212" style:family="text">
      <style:text-properties officeooo:rsid="0dccfa51"/>
    </style:style>
    <style:style style:name="T2213" style:family="text">
      <style:text-properties officeooo:rsid="0dce003e"/>
    </style:style>
    <style:style style:name="T2214" style:family="text">
      <style:text-properties officeooo:rsid="0dcfe216"/>
    </style:style>
    <style:style style:name="T2215" style:family="text">
      <style:text-properties officeooo:rsid="0dcff6a7"/>
    </style:style>
    <style:style style:name="T2216" style:family="text">
      <style:text-properties officeooo:rsid="0dd3d8aa"/>
    </style:style>
    <style:style style:name="T2217" style:family="text">
      <style:text-properties officeooo:rsid="0dd597a0"/>
    </style:style>
    <style:style style:name="T2218" style:family="text">
      <style:text-properties officeooo:rsid="0dd66a2d"/>
    </style:style>
    <style:style style:name="T2219" style:family="text">
      <style:text-properties officeooo:rsid="0dd8fe1b"/>
    </style:style>
    <style:style style:name="T2220" style:family="text">
      <style:text-properties officeooo:rsid="0ddb2045"/>
    </style:style>
    <style:style style:name="T2221" style:family="text">
      <style:text-properties officeooo:rsid="0ddbba03"/>
    </style:style>
    <style:style style:name="T2222" style:family="text">
      <style:text-properties officeooo:rsid="0ddeba75"/>
    </style:style>
    <style:style style:name="T2223" style:family="text">
      <style:text-properties officeooo:rsid="0de05915"/>
    </style:style>
    <style:style style:name="T2224" style:family="text">
      <style:text-properties officeooo:rsid="0de20747"/>
    </style:style>
    <style:style style:name="T2225" style:family="text">
      <style:text-properties officeooo:rsid="0de37f1a"/>
    </style:style>
    <style:style style:name="T2226" style:family="text">
      <style:text-properties officeooo:rsid="0de533a2"/>
    </style:style>
    <style:style style:name="T2227" style:family="text">
      <style:text-properties officeooo:rsid="0de69a97"/>
    </style:style>
    <style:style style:name="T2228" style:family="text">
      <style:text-properties officeooo:rsid="0dea8b8e"/>
    </style:style>
    <style:style style:name="T2229" style:family="text">
      <style:text-properties officeooo:rsid="0dec23aa"/>
    </style:style>
    <style:style style:name="T2230" style:family="text">
      <style:text-properties officeooo:rsid="0dee7dd7"/>
    </style:style>
    <style:style style:name="T2231" style:family="text">
      <style:text-properties officeooo:rsid="0df0163c"/>
    </style:style>
    <style:style style:name="T2232" style:family="text">
      <style:text-properties officeooo:rsid="0df02644"/>
    </style:style>
    <style:style style:name="T2233" style:family="text">
      <style:text-properties officeooo:rsid="0df21087"/>
    </style:style>
    <style:style style:name="T2234" style:family="text">
      <style:text-properties officeooo:rsid="0df49e6b"/>
    </style:style>
    <style:style style:name="T2235" style:family="text">
      <style:text-properties officeooo:rsid="0df525fe"/>
    </style:style>
    <style:style style:name="T2236" style:family="text">
      <style:text-properties officeooo:rsid="0df6fce1"/>
    </style:style>
    <style:style style:name="T2237" style:family="text">
      <style:text-properties officeooo:rsid="0dfa41e6"/>
    </style:style>
    <style:style style:name="T2238" style:family="text">
      <style:text-properties officeooo:rsid="0dfbbe95"/>
    </style:style>
    <style:style style:name="T2239" style:family="text">
      <style:text-properties officeooo:rsid="0dfc75f9"/>
    </style:style>
    <style:style style:name="T2240" style:family="text">
      <style:text-properties officeooo:rsid="0dfc97b3"/>
    </style:style>
    <style:style style:name="T2241" style:family="text">
      <style:text-properties officeooo:rsid="0dfe14e1"/>
    </style:style>
    <style:style style:name="T2242" style:family="text">
      <style:text-properties officeooo:rsid="0dfedc34"/>
    </style:style>
    <style:style style:name="T2243" style:family="text">
      <style:text-properties officeooo:rsid="0e007a5d"/>
    </style:style>
    <style:style style:name="T2244" style:family="text">
      <style:text-properties officeooo:rsid="0e017f1c"/>
    </style:style>
    <style:style style:name="T2245" style:family="text">
      <style:text-properties officeooo:rsid="0e03ca29"/>
    </style:style>
    <style:style style:name="T2246" style:family="text">
      <style:text-properties officeooo:rsid="0e04082d"/>
    </style:style>
    <style:style style:name="T2247" style:family="text">
      <style:text-properties officeooo:rsid="0e04a68d"/>
    </style:style>
    <style:style style:name="T2248" style:family="text">
      <style:text-properties officeooo:rsid="0e0629f1"/>
    </style:style>
    <style:style style:name="T2249" style:family="text">
      <style:text-properties officeooo:rsid="0e06a0a9"/>
    </style:style>
    <style:style style:name="T2250" style:family="text">
      <style:text-properties officeooo:rsid="0e088ef9"/>
    </style:style>
    <style:style style:name="T2251" style:family="text">
      <style:text-properties officeooo:rsid="0e0cb140"/>
    </style:style>
    <style:style style:name="T2252" style:family="text">
      <style:text-properties officeooo:rsid="0e0e07e6"/>
    </style:style>
    <style:style style:name="T2253" style:family="text">
      <style:text-properties officeooo:rsid="0e0eb64c"/>
    </style:style>
    <style:style style:name="T2254" style:family="text">
      <style:text-properties officeooo:rsid="0e0fb97f"/>
    </style:style>
    <style:style style:name="T2255" style:family="text">
      <style:text-properties officeooo:rsid="0e10c035"/>
    </style:style>
    <style:style style:name="T2256" style:family="text">
      <style:text-properties officeooo:rsid="0e14d68f"/>
    </style:style>
    <style:style style:name="T2257" style:family="text">
      <style:text-properties officeooo:rsid="0e158740"/>
    </style:style>
    <style:style style:name="T2258" style:family="text">
      <style:text-properties officeooo:rsid="0e17bca5"/>
    </style:style>
    <style:style style:name="T2259" style:family="text">
      <style:text-properties officeooo:rsid="0e1942fe"/>
    </style:style>
    <style:style style:name="T2260" style:family="text">
      <style:text-properties officeooo:rsid="0e1bb834"/>
    </style:style>
    <style:style style:name="T2261" style:family="text">
      <style:text-properties officeooo:rsid="0e1e30b8"/>
    </style:style>
    <style:style style:name="T2262" style:family="text">
      <style:text-properties officeooo:rsid="0e2000c7"/>
    </style:style>
    <style:style style:name="T2263" style:family="text">
      <style:text-properties officeooo:rsid="0e21a55b"/>
    </style:style>
    <style:style style:name="T2264" style:family="text">
      <style:text-properties officeooo:rsid="0e21ec5c"/>
    </style:style>
    <style:style style:name="T2265" style:family="text">
      <style:text-properties officeooo:rsid="0e2259dc"/>
    </style:style>
    <style:style style:name="T2266" style:family="text">
      <style:text-properties officeooo:rsid="0e243c15"/>
    </style:style>
    <style:style style:name="T2267" style:family="text">
      <style:text-properties officeooo:rsid="0e25b79c"/>
    </style:style>
    <style:style style:name="T2268" style:family="text">
      <style:text-properties officeooo:rsid="0e266a42"/>
    </style:style>
    <style:style style:name="T2269" style:family="text">
      <style:text-properties officeooo:rsid="0e26e935"/>
    </style:style>
    <style:style style:name="T2270" style:family="text">
      <style:text-properties officeooo:rsid="0e2755b6"/>
    </style:style>
    <style:style style:name="T2271" style:family="text">
      <style:text-properties officeooo:rsid="0e28d8ca"/>
    </style:style>
    <style:style style:name="T2272" style:family="text">
      <style:text-properties officeooo:rsid="0e296486"/>
    </style:style>
    <style:style style:name="T2273" style:family="text">
      <style:text-properties officeooo:rsid="0e2c8593"/>
    </style:style>
    <style:style style:name="T2274" style:family="text">
      <style:text-properties officeooo:rsid="0e2c8e9f"/>
    </style:style>
    <style:style style:name="T2275" style:family="text">
      <style:text-properties officeooo:rsid="0e2d848d"/>
    </style:style>
    <style:style style:name="T2276" style:family="text">
      <style:text-properties officeooo:rsid="0e2db948"/>
    </style:style>
    <style:style style:name="T2277" style:family="text">
      <style:text-properties officeooo:rsid="0e2f9d65"/>
    </style:style>
    <style:style style:name="T2278" style:family="text">
      <style:text-properties officeooo:rsid="0e3146c9"/>
    </style:style>
    <style:style style:name="T2279" style:family="text">
      <style:text-properties officeooo:rsid="0e330482"/>
    </style:style>
    <style:style style:name="T2280" style:family="text">
      <style:text-properties officeooo:rsid="0e3480be"/>
    </style:style>
    <style:style style:name="T2281" style:family="text">
      <style:text-properties officeooo:rsid="0e36622f"/>
    </style:style>
    <style:style style:name="T2282" style:family="text">
      <style:text-properties officeooo:rsid="0e36d50f"/>
    </style:style>
    <style:style style:name="T2283" style:family="text">
      <style:text-properties officeooo:rsid="0e3aa42a"/>
    </style:style>
    <style:style style:name="T2284" style:family="text">
      <style:text-properties officeooo:rsid="0e3af3dc"/>
    </style:style>
    <style:style style:name="T2285" style:family="text">
      <style:text-properties officeooo:rsid="0e3d4ed6"/>
    </style:style>
    <style:style style:name="T2286" style:family="text">
      <style:text-properties officeooo:rsid="0e3f4559"/>
    </style:style>
    <style:style style:name="T2287" style:family="text">
      <style:text-properties officeooo:rsid="0e4130f5"/>
    </style:style>
    <style:style style:name="T2288" style:family="text">
      <style:text-properties officeooo:rsid="0e442f71"/>
    </style:style>
    <style:style style:name="T2289" style:family="text">
      <style:text-properties officeooo:rsid="0e448f11"/>
    </style:style>
    <style:style style:name="T2290" style:family="text">
      <style:text-properties officeooo:rsid="0e44daa4"/>
    </style:style>
    <style:style style:name="T2291" style:family="text">
      <style:text-properties officeooo:rsid="0e470530"/>
    </style:style>
    <style:style style:name="T2292" style:family="text">
      <style:text-properties officeooo:rsid="0e48de61"/>
    </style:style>
    <style:style style:name="T2293" style:family="text">
      <style:text-properties officeooo:rsid="0e4a5c02"/>
    </style:style>
    <style:style style:name="T2294" style:family="text">
      <style:text-properties officeooo:rsid="0e4abf13"/>
    </style:style>
    <style:style style:name="T2295" style:family="text">
      <style:text-properties officeooo:rsid="0e4c8a6d"/>
    </style:style>
    <style:style style:name="T2296" style:family="text">
      <style:text-properties officeooo:rsid="0e4e325a"/>
    </style:style>
    <style:style style:name="T2297" style:family="text">
      <style:text-properties officeooo:rsid="0e501004"/>
    </style:style>
    <style:style style:name="T2298" style:family="text">
      <style:text-properties officeooo:rsid="0e51baf9"/>
    </style:style>
    <style:style style:name="T2299" style:family="text">
      <style:text-properties officeooo:rsid="0e520e3e"/>
    </style:style>
    <style:style style:name="T2300" style:family="text">
      <style:text-properties officeooo:rsid="0e52a273"/>
    </style:style>
    <style:style style:name="T2301" style:family="text">
      <style:text-properties officeooo:rsid="0e55863a"/>
    </style:style>
    <style:style style:name="T2302" style:family="text">
      <style:text-properties officeooo:rsid="0e55e057"/>
    </style:style>
    <style:style style:name="T2303" style:family="text">
      <style:text-properties officeooo:rsid="0e570d35"/>
    </style:style>
    <style:style style:name="T2304" style:family="text">
      <style:text-properties officeooo:rsid="0e5a11df"/>
    </style:style>
    <style:style style:name="T2305" style:family="text">
      <style:text-properties officeooo:rsid="0e5c96b2"/>
    </style:style>
    <style:style style:name="T2306" style:family="text">
      <style:text-properties officeooo:rsid="0e5ce119"/>
    </style:style>
    <style:style style:name="T2307" style:family="text">
      <style:text-properties officeooo:rsid="0e5d5773"/>
    </style:style>
    <style:style style:name="T2308" style:family="text">
      <style:text-properties officeooo:rsid="0e5f08a2"/>
    </style:style>
    <style:style style:name="T2309" style:family="text">
      <style:text-properties officeooo:rsid="0e5ffc6b"/>
    </style:style>
    <style:style style:name="T2310" style:family="text">
      <style:text-properties officeooo:rsid="0e624be4"/>
    </style:style>
    <style:style style:name="T2311" style:family="text">
      <style:text-properties officeooo:rsid="0e64840c"/>
    </style:style>
    <style:style style:name="T2312" style:family="text">
      <style:text-properties officeooo:rsid="0e668f20"/>
    </style:style>
    <style:style style:name="T2313" style:family="text">
      <style:text-properties officeooo:rsid="0e685d60"/>
    </style:style>
    <style:style style:name="T2314" style:family="text">
      <style:text-properties officeooo:rsid="0e68c0c0"/>
    </style:style>
    <style:style style:name="T2315" style:family="text">
      <style:text-properties officeooo:rsid="0e6a50d8"/>
    </style:style>
    <style:style style:name="T2316" style:family="text">
      <style:text-properties officeooo:rsid="0e6aa266"/>
    </style:style>
    <style:style style:name="T2317" style:family="text">
      <style:text-properties officeooo:rsid="0e6bf904"/>
    </style:style>
    <style:style style:name="T2318" style:family="text">
      <style:text-properties officeooo:rsid="0e6ebc81"/>
    </style:style>
    <style:style style:name="T2319" style:family="text">
      <style:text-properties officeooo:rsid="0e71a9ff"/>
    </style:style>
    <style:style style:name="T2320" style:family="text">
      <style:text-properties officeooo:rsid="0e740c4b"/>
    </style:style>
    <style:style style:name="T2321" style:family="text">
      <style:text-properties officeooo:rsid="0e74cb3c"/>
    </style:style>
    <style:style style:name="T2322" style:family="text">
      <style:text-properties officeooo:rsid="0e771fbf"/>
    </style:style>
    <style:style style:name="T2323" style:family="text">
      <style:text-properties officeooo:rsid="0e77ef2d"/>
    </style:style>
    <style:style style:name="T2324" style:family="text">
      <style:text-properties officeooo:rsid="0e79476f"/>
    </style:style>
    <style:style style:name="T2325" style:family="text">
      <style:text-properties officeooo:rsid="0e7947f7"/>
    </style:style>
    <style:style style:name="T2326" style:family="text">
      <style:text-properties officeooo:rsid="0e7ae936"/>
    </style:style>
    <style:style style:name="T2327" style:family="text">
      <style:text-properties officeooo:rsid="0e7b8e95"/>
    </style:style>
    <style:style style:name="T2328" style:family="text">
      <style:text-properties officeooo:rsid="0e7c3368"/>
    </style:style>
    <style:style style:name="T2329" style:family="text">
      <style:text-properties officeooo:rsid="0e7db78d"/>
    </style:style>
    <style:style style:name="T2330" style:family="text">
      <style:text-properties officeooo:rsid="0e7f72e4"/>
    </style:style>
    <style:style style:name="T2331" style:family="text">
      <style:text-properties officeooo:rsid="0e826a2d"/>
    </style:style>
    <style:style style:name="T2332" style:family="text">
      <style:text-properties officeooo:rsid="0e84b77b"/>
    </style:style>
    <style:style style:name="T2333" style:family="text">
      <style:text-properties officeooo:rsid="0e850f08"/>
    </style:style>
    <style:style style:name="T2334" style:family="text">
      <style:text-properties officeooo:rsid="0e86fdf8"/>
    </style:style>
    <style:style style:name="T2335" style:family="text">
      <style:text-properties officeooo:rsid="0e87fa55"/>
    </style:style>
    <style:style style:name="T2336" style:family="text">
      <style:text-properties officeooo:rsid="0e8a5187"/>
    </style:style>
    <style:style style:name="T2337" style:family="text">
      <style:text-properties officeooo:rsid="0e8b0b66"/>
    </style:style>
    <style:style style:name="T2338" style:family="text">
      <style:text-properties officeooo:rsid="0e8ccc5c"/>
    </style:style>
    <style:style style:name="T2339" style:family="text">
      <style:text-properties officeooo:rsid="0e8e4a09"/>
    </style:style>
    <style:style style:name="T2340" style:family="text">
      <style:text-properties officeooo:rsid="0e8eece3"/>
    </style:style>
    <style:style style:name="T2341" style:family="text">
      <style:text-properties officeooo:rsid="0e90c60c"/>
    </style:style>
    <style:style style:name="T2342" style:family="text">
      <style:text-properties officeooo:rsid="0e935a0f"/>
    </style:style>
    <style:style style:name="T2343" style:family="text">
      <style:text-properties officeooo:rsid="0e93684f"/>
    </style:style>
    <style:style style:name="T2344" style:family="text">
      <style:text-properties officeooo:rsid="0e94ffe0"/>
    </style:style>
    <style:style style:name="T2345" style:family="text">
      <style:text-properties officeooo:rsid="0e961992"/>
    </style:style>
    <style:style style:name="T2346" style:family="text">
      <style:text-properties officeooo:rsid="0e97e342"/>
    </style:style>
    <style:style style:name="T2347" style:family="text">
      <style:text-properties officeooo:rsid="0e989855"/>
    </style:style>
    <style:style style:name="T2348" style:family="text">
      <style:text-properties officeooo:rsid="0e9a5716"/>
    </style:style>
    <style:style style:name="T2349" style:family="text">
      <style:text-properties officeooo:rsid="0e9bbcd7"/>
    </style:style>
    <style:style style:name="T2350" style:family="text">
      <style:text-properties officeooo:rsid="0e9cfce7"/>
    </style:style>
    <style:style style:name="T2351" style:family="text">
      <style:text-properties officeooo:rsid="0e9e8a16"/>
    </style:style>
    <style:style style:name="T2352" style:family="text">
      <style:text-properties officeooo:rsid="0e9fd518"/>
    </style:style>
    <style:style style:name="T2353" style:family="text">
      <style:text-properties officeooo:rsid="0ea118cf"/>
    </style:style>
    <style:style style:name="T2354" style:family="text">
      <style:text-properties officeooo:rsid="0ea41cc4"/>
    </style:style>
    <style:style style:name="T2355" style:family="text">
      <style:text-properties officeooo:rsid="0ea42bf9"/>
    </style:style>
    <style:style style:name="T2356" style:family="text">
      <style:text-properties officeooo:rsid="0ea4cb98"/>
    </style:style>
    <style:style style:name="T2357" style:family="text">
      <style:text-properties officeooo:rsid="0ea64216"/>
    </style:style>
    <style:style style:name="T2358" style:family="text">
      <style:text-properties officeooo:rsid="0ea7a671"/>
    </style:style>
    <style:style style:name="T2359" style:family="text">
      <style:text-properties officeooo:rsid="0eadece6"/>
    </style:style>
    <style:style style:name="T2360" style:family="text">
      <style:text-properties officeooo:rsid="0eaef76d"/>
    </style:style>
    <style:style style:name="T2361" style:family="text">
      <style:text-properties officeooo:rsid="0eb00c38"/>
    </style:style>
    <style:style style:name="T2362" style:family="text">
      <style:text-properties officeooo:rsid="0eb0ccd1"/>
    </style:style>
    <style:style style:name="T2363" style:family="text">
      <style:text-properties officeooo:rsid="0eb20bb2"/>
    </style:style>
    <style:style style:name="T2364" style:family="text">
      <style:text-properties officeooo:rsid="0eb667ba"/>
    </style:style>
    <style:style style:name="T2365" style:family="text">
      <style:text-properties officeooo:rsid="0eb68110"/>
    </style:style>
    <style:style style:name="T2366" style:family="text">
      <style:text-properties officeooo:rsid="0eb6c238"/>
    </style:style>
    <style:style style:name="T2367" style:family="text">
      <style:text-properties officeooo:rsid="0eb8472e"/>
    </style:style>
    <style:style style:name="T2368" style:family="text">
      <style:text-properties officeooo:rsid="0eb9a0d2"/>
    </style:style>
    <style:style style:name="T2369" style:family="text">
      <style:text-properties officeooo:rsid="0ebcd41d"/>
    </style:style>
    <style:style style:name="T2370" style:family="text">
      <style:text-properties officeooo:rsid="0ebeb4e4"/>
    </style:style>
    <style:style style:name="T2371" style:family="text">
      <style:text-properties officeooo:rsid="0ec0108d"/>
    </style:style>
    <style:style style:name="T2372" style:family="text">
      <style:text-properties officeooo:rsid="0ec0de2f"/>
    </style:style>
    <style:style style:name="T2373" style:family="text">
      <style:text-properties officeooo:rsid="0ec23d23"/>
    </style:style>
    <style:style style:name="T2374" style:family="text">
      <style:text-properties officeooo:rsid="0ec44a39"/>
    </style:style>
    <style:style style:name="T2375" style:family="text">
      <style:text-properties officeooo:rsid="0ec8cbdb"/>
    </style:style>
    <style:style style:name="T2376" style:family="text">
      <style:text-properties officeooo:rsid="0ec8f8cc"/>
    </style:style>
    <style:style style:name="T2377" style:family="text">
      <style:text-properties officeooo:rsid="0eca23fd"/>
    </style:style>
    <style:style style:name="T2378" style:family="text">
      <style:text-properties officeooo:rsid="0ecd3a65"/>
    </style:style>
    <style:style style:name="T2379" style:family="text">
      <style:text-properties officeooo:rsid="0ece999d"/>
    </style:style>
    <style:style style:name="T2380" style:family="text">
      <style:text-properties officeooo:rsid="0ecf2e73"/>
    </style:style>
    <style:style style:name="T2381" style:family="text">
      <style:text-properties officeooo:rsid="0ed0ab8f"/>
    </style:style>
    <style:style style:name="T2382" style:family="text">
      <style:text-properties officeooo:rsid="0ed163a6"/>
    </style:style>
    <style:style style:name="T2383" style:family="text">
      <style:text-properties officeooo:rsid="0ed23a01"/>
    </style:style>
    <style:style style:name="T2384" style:family="text">
      <style:text-properties officeooo:rsid="0ed33dd0"/>
    </style:style>
    <style:style style:name="T2385" style:family="text">
      <style:text-properties officeooo:rsid="0ed513cd"/>
    </style:style>
    <style:style style:name="T2386" style:family="text">
      <style:text-properties officeooo:rsid="0ed63d89"/>
    </style:style>
    <style:style style:name="T2387" style:family="text">
      <style:text-properties officeooo:rsid="0ed90cbf"/>
    </style:style>
    <style:style style:name="T2388" style:family="text">
      <style:text-properties officeooo:rsid="0ed941f2"/>
    </style:style>
    <style:style style:name="T2389" style:family="text">
      <style:text-properties officeooo:rsid="0edabadb"/>
    </style:style>
    <style:style style:name="T2390" style:family="text">
      <style:text-properties officeooo:rsid="0edaf5d5"/>
    </style:style>
    <style:style style:name="T2391" style:family="text">
      <style:text-properties officeooo:rsid="0edcfbe3"/>
    </style:style>
    <style:style style:name="T2392" style:family="text">
      <style:text-properties officeooo:rsid="0ede755f"/>
    </style:style>
    <style:style style:name="T2393" style:family="text">
      <style:text-properties officeooo:rsid="0edfa7a0"/>
    </style:style>
    <style:style style:name="T2394" style:family="text">
      <style:text-properties officeooo:rsid="0edfab72"/>
    </style:style>
    <style:style style:name="T2395" style:family="text">
      <style:text-properties officeooo:rsid="0ee147a6"/>
    </style:style>
    <style:style style:name="T2396" style:family="text">
      <style:text-properties officeooo:rsid="0ee31369"/>
    </style:style>
    <style:style style:name="T2397" style:family="text">
      <style:text-properties officeooo:rsid="0ee70ff1"/>
    </style:style>
    <style:style style:name="T2398" style:family="text">
      <style:text-properties officeooo:rsid="0ef0b640"/>
    </style:style>
    <style:style style:name="T2399" style:family="text">
      <style:text-properties officeooo:rsid="0ef2276e"/>
    </style:style>
    <style:style style:name="T2400" style:family="text">
      <style:text-properties officeooo:rsid="0ef2d8e4"/>
    </style:style>
    <style:style style:name="T2401" style:family="text">
      <style:text-properties officeooo:rsid="0ef4c24e"/>
    </style:style>
    <style:style style:name="T2402" style:family="text">
      <style:text-properties officeooo:rsid="0ef6942f"/>
    </style:style>
    <style:style style:name="T2403" style:family="text">
      <style:text-properties officeooo:rsid="0ef70b0c"/>
    </style:style>
    <style:style style:name="T2404" style:family="text">
      <style:text-properties officeooo:rsid="0efab057"/>
    </style:style>
    <style:style style:name="T2405" style:family="text">
      <style:text-properties officeooo:rsid="0efb19be"/>
    </style:style>
    <style:style style:name="T2406" style:family="text">
      <style:text-properties officeooo:rsid="0efb8be3"/>
    </style:style>
    <style:style style:name="T2407" style:family="text">
      <style:text-properties officeooo:rsid="0efc08dc"/>
    </style:style>
    <style:style style:name="T2408" style:family="text">
      <style:text-properties officeooo:rsid="0efcabf1"/>
    </style:style>
    <style:style style:name="T2409" style:family="text">
      <style:text-properties officeooo:rsid="0efffe8b"/>
    </style:style>
    <style:style style:name="T2410" style:family="text">
      <style:text-properties officeooo:rsid="0f011c63"/>
    </style:style>
    <style:style style:name="T2411" style:family="text">
      <style:text-properties officeooo:rsid="0f035484"/>
    </style:style>
    <style:style style:name="T2412" style:family="text">
      <style:text-properties officeooo:rsid="0f091699"/>
    </style:style>
    <style:style style:name="T2413" style:family="text">
      <style:text-properties officeooo:rsid="0f0985e8"/>
    </style:style>
    <style:style style:name="T2414" style:family="text">
      <style:text-properties officeooo:rsid="0f09b75f"/>
    </style:style>
    <style:style style:name="T2415" style:family="text">
      <style:text-properties officeooo:rsid="0f0aa3c1"/>
    </style:style>
    <style:style style:name="T2416" style:family="text">
      <style:text-properties officeooo:rsid="0f0ad57c"/>
    </style:style>
    <style:style style:name="T2417" style:family="text">
      <style:text-properties officeooo:rsid="0f0b0fd1"/>
    </style:style>
    <style:style style:name="T2418" style:family="text">
      <style:text-properties officeooo:rsid="0f0babe8"/>
    </style:style>
    <style:style style:name="T2419" style:family="text">
      <style:text-properties officeooo:rsid="0f0bd691"/>
    </style:style>
    <style:style style:name="T2420" style:family="text">
      <style:text-properties officeooo:rsid="0f0c35f3"/>
    </style:style>
    <style:style style:name="T2421" style:family="text">
      <style:text-properties officeooo:rsid="0f0d2842"/>
    </style:style>
    <style:style style:name="T2422" style:family="text">
      <style:text-properties officeooo:rsid="0f0e60af"/>
    </style:style>
    <style:style style:name="T2423" style:family="text">
      <style:text-properties officeooo:rsid="0f103bf2"/>
    </style:style>
    <style:style style:name="T2424" style:family="text">
      <style:text-properties officeooo:rsid="0f1510d7"/>
    </style:style>
    <style:style style:name="T2425" style:family="text">
      <style:text-properties officeooo:rsid="0f195d5b"/>
    </style:style>
    <style:style style:name="T2426" style:family="text">
      <style:text-properties officeooo:rsid="0f1afe3e"/>
    </style:style>
    <style:style style:name="T2427" style:family="text">
      <style:text-properties officeooo:rsid="0f1b2576"/>
    </style:style>
    <style:style style:name="T2428" style:family="text">
      <style:text-properties officeooo:rsid="0f1cd219"/>
    </style:style>
    <style:style style:name="T2429" style:family="text">
      <style:text-properties officeooo:rsid="0f1daf40"/>
    </style:style>
    <style:style style:name="T2430" style:family="text">
      <style:text-properties officeooo:rsid="0f1eede3"/>
    </style:style>
    <style:style style:name="T2431" style:family="text">
      <style:text-properties officeooo:rsid="0f200bba"/>
    </style:style>
    <style:style style:name="T2432" style:family="text">
      <style:text-properties officeooo:rsid="0f207e08"/>
    </style:style>
    <style:style style:name="T2433" style:family="text">
      <style:text-properties officeooo:rsid="0f218a2c"/>
    </style:style>
    <style:style style:name="T2434" style:family="text">
      <style:text-properties officeooo:rsid="0f230c49"/>
    </style:style>
    <style:style style:name="T2435" style:family="text">
      <style:text-properties officeooo:rsid="0f26ee42"/>
    </style:style>
    <style:style style:name="T2436" style:family="text">
      <style:text-properties officeooo:rsid="0f275d28"/>
    </style:style>
    <style:style style:name="T2437" style:family="text">
      <style:text-properties officeooo:rsid="0f275f94"/>
    </style:style>
    <style:style style:name="T2438" style:family="text">
      <style:text-properties officeooo:rsid="0f2b1332"/>
    </style:style>
    <style:style style:name="T2439" style:family="text">
      <style:text-properties officeooo:rsid="0f2d6143"/>
    </style:style>
    <style:style style:name="T2440" style:family="text">
      <style:text-properties officeooo:rsid="0f311d73"/>
    </style:style>
    <style:style style:name="T2441" style:family="text">
      <style:text-properties officeooo:rsid="0f31603b"/>
    </style:style>
    <style:style style:name="T2442" style:family="text">
      <style:text-properties officeooo:rsid="0f3303c2"/>
    </style:style>
    <style:style style:name="T2443" style:family="text">
      <style:text-properties officeooo:rsid="0f343fe9"/>
    </style:style>
    <style:style style:name="T2444" style:family="text">
      <style:text-properties officeooo:rsid="0f38df3a"/>
    </style:style>
    <style:style style:name="T2445" style:family="text">
      <style:text-properties officeooo:rsid="0f3a5583"/>
    </style:style>
    <style:style style:name="T2446" style:family="text">
      <style:text-properties officeooo:rsid="0f3b2fba"/>
    </style:style>
    <style:style style:name="T2447" style:family="text">
      <style:text-properties officeooo:rsid="0f3c721a"/>
    </style:style>
    <style:style style:name="T2448" style:family="text">
      <style:text-properties officeooo:rsid="0f3f9544"/>
    </style:style>
    <style:style style:name="T2449" style:family="text">
      <style:text-properties officeooo:rsid="0f409332"/>
    </style:style>
    <style:style style:name="T2450" style:family="text">
      <style:text-properties officeooo:rsid="0f42891d"/>
    </style:style>
    <style:style style:name="T2451" style:family="text">
      <style:text-properties officeooo:rsid="0f43aa8d"/>
    </style:style>
    <style:style style:name="T2452" style:family="text">
      <style:text-properties officeooo:rsid="0f44fbbe"/>
    </style:style>
    <style:style style:name="T2453" style:family="text">
      <style:text-properties officeooo:rsid="0f460aab"/>
    </style:style>
    <style:style style:name="T2454" style:family="text">
      <style:text-properties officeooo:rsid="0f48475b"/>
    </style:style>
    <style:style style:name="T2455" style:family="text">
      <style:text-properties officeooo:rsid="0f490ef7"/>
    </style:style>
    <style:style style:name="T2456" style:family="text">
      <style:text-properties officeooo:rsid="0f49c5f5"/>
    </style:style>
    <style:style style:name="T2457" style:family="text">
      <style:text-properties officeooo:rsid="0f4ac296"/>
    </style:style>
    <style:style style:name="T2458" style:family="text">
      <style:text-properties officeooo:rsid="0f4c0c6a"/>
    </style:style>
    <style:style style:name="T2459" style:family="text">
      <style:text-properties officeooo:rsid="0f4d3148"/>
    </style:style>
    <style:style style:name="T2460" style:family="text">
      <style:text-properties officeooo:rsid="0f4ee2aa"/>
    </style:style>
    <style:style style:name="T2461" style:family="text">
      <style:text-properties officeooo:rsid="0f4f7df6"/>
    </style:style>
    <style:style style:name="T2462" style:family="text">
      <style:text-properties officeooo:rsid="0f4fbb23"/>
    </style:style>
    <style:style style:name="T2463" style:family="text">
      <style:text-properties officeooo:rsid="0f50878c"/>
    </style:style>
    <style:style style:name="T2464" style:family="text">
      <style:text-properties officeooo:rsid="0f50982d"/>
    </style:style>
    <style:style style:name="T2465" style:family="text">
      <style:text-properties officeooo:rsid="0f51fb19"/>
    </style:style>
    <style:style style:name="T2466" style:family="text">
      <style:text-properties officeooo:rsid="0f5287d8"/>
    </style:style>
    <style:style style:name="T2467" style:family="text">
      <style:text-properties officeooo:rsid="0f542799"/>
    </style:style>
    <style:style style:name="T2468" style:family="text">
      <style:text-properties officeooo:rsid="0f558c00"/>
    </style:style>
    <style:style style:name="T2469" style:family="text">
      <style:text-properties officeooo:rsid="0f56aee3"/>
    </style:style>
    <style:style style:name="T2470" style:family="text">
      <style:text-properties officeooo:rsid="0f595bb5"/>
    </style:style>
    <style:style style:name="T2471" style:family="text">
      <style:text-properties officeooo:rsid="0f59cd04"/>
    </style:style>
    <style:style style:name="T2472" style:family="text">
      <style:text-properties officeooo:rsid="0f5a3280"/>
    </style:style>
    <style:style style:name="T2473" style:family="text">
      <style:text-properties officeooo:rsid="0f5a5e57"/>
    </style:style>
    <style:style style:name="T2474" style:family="text">
      <style:text-properties officeooo:rsid="0f5b9aad"/>
    </style:style>
    <style:style style:name="T2475" style:family="text">
      <style:text-properties officeooo:rsid="0f5bcfa1"/>
    </style:style>
    <style:style style:name="T2476" style:family="text">
      <style:text-properties officeooo:rsid="0f5cd447"/>
    </style:style>
    <style:style style:name="T2477" style:family="text">
      <style:text-properties officeooo:rsid="0f5d685f"/>
    </style:style>
    <style:style style:name="T2478" style:family="text">
      <style:text-properties officeooo:rsid="0f5f2101"/>
    </style:style>
    <style:style style:name="T2479" style:family="text">
      <style:text-properties officeooo:rsid="0f60d82e"/>
    </style:style>
    <style:style style:name="T2480" style:family="text">
      <style:text-properties officeooo:rsid="0f618867"/>
    </style:style>
    <style:style style:name="T2481" style:family="text">
      <style:text-properties officeooo:rsid="0f623629"/>
    </style:style>
    <style:style style:name="T2482" style:family="text">
      <style:text-properties officeooo:rsid="0f634cb7"/>
    </style:style>
    <style:style style:name="T2483" style:family="text">
      <style:text-properties officeooo:rsid="0f6559fd"/>
    </style:style>
    <style:style style:name="T2484" style:family="text">
      <style:text-properties officeooo:rsid="0f65c7dd"/>
    </style:style>
    <style:style style:name="T2485" style:family="text">
      <style:text-properties officeooo:rsid="0f677090"/>
    </style:style>
    <style:style style:name="T2486" style:family="text">
      <style:text-properties officeooo:rsid="0f6975ce"/>
    </style:style>
    <style:style style:name="T2487" style:family="text">
      <style:text-properties officeooo:rsid="0f69a70f"/>
    </style:style>
    <style:style style:name="T2488" style:family="text">
      <style:text-properties officeooo:rsid="0f6a6a06"/>
    </style:style>
    <style:style style:name="T2489" style:family="text">
      <style:text-properties officeooo:rsid="0f6c471d"/>
    </style:style>
    <style:style style:name="T2490" style:family="text">
      <style:text-properties officeooo:rsid="0f6dd8aa"/>
    </style:style>
    <style:style style:name="T2491" style:family="text">
      <style:text-properties officeooo:rsid="0f6f83f3"/>
    </style:style>
    <style:style style:name="T2492" style:family="text">
      <style:text-properties officeooo:rsid="0f70c5c5"/>
    </style:style>
    <style:style style:name="T2493" style:family="text">
      <style:text-properties officeooo:rsid="0f71635b"/>
    </style:style>
    <style:style style:name="T2494" style:family="text">
      <style:text-properties officeooo:rsid="0f736406"/>
    </style:style>
    <style:style style:name="T2495" style:family="text">
      <style:text-properties officeooo:rsid="0f743da9"/>
    </style:style>
    <style:style style:name="T2496" style:family="text">
      <style:text-properties officeooo:rsid="0f75d466"/>
    </style:style>
    <style:style style:name="T2497" style:family="text">
      <style:text-properties officeooo:rsid="0f770c9d"/>
    </style:style>
    <style:style style:name="T2498" style:family="text">
      <style:text-properties officeooo:rsid="0f7845f2"/>
    </style:style>
    <style:style style:name="T2499" style:family="text">
      <style:text-properties officeooo:rsid="0f784d44"/>
    </style:style>
    <style:style style:name="T2500" style:family="text">
      <style:text-properties officeooo:rsid="0f79c00b"/>
    </style:style>
    <style:style style:name="T2501" style:family="text">
      <style:text-properties officeooo:rsid="0f7df021"/>
    </style:style>
    <style:style style:name="T2502" style:family="text">
      <style:text-properties officeooo:rsid="0f7ed141"/>
    </style:style>
    <style:style style:name="T2503" style:family="text">
      <style:text-properties officeooo:rsid="0f804f46"/>
    </style:style>
    <style:style style:name="T2504" style:family="text">
      <style:text-properties officeooo:rsid="0f81d004"/>
    </style:style>
    <style:style style:name="T2505" style:family="text">
      <style:text-properties officeooo:rsid="0f8253e3"/>
    </style:style>
    <style:style style:name="T2506" style:family="text">
      <style:text-properties officeooo:rsid="0f8304b3"/>
    </style:style>
    <style:style style:name="T2507" style:family="text">
      <style:text-properties officeooo:rsid="0f845837"/>
    </style:style>
    <style:style style:name="T2508" style:family="text">
      <style:text-properties officeooo:rsid="0f8468aa"/>
    </style:style>
    <style:style style:name="T2509" style:family="text">
      <style:text-properties officeooo:rsid="0f85b21e"/>
    </style:style>
    <style:style style:name="T2510" style:family="text">
      <style:text-properties officeooo:rsid="0f85e282"/>
    </style:style>
    <style:style style:name="T2511" style:family="text">
      <style:text-properties officeooo:rsid="0f8cc6f2"/>
    </style:style>
    <style:style style:name="T2512" style:family="text">
      <style:text-properties officeooo:rsid="0f8cf070"/>
    </style:style>
    <style:style style:name="T2513" style:family="text">
      <style:text-properties officeooo:rsid="0f8e5312"/>
    </style:style>
    <style:style style:name="T2514" style:family="text">
      <style:text-properties officeooo:rsid="0f91e83c"/>
    </style:style>
    <style:style style:name="T2515" style:family="text">
      <style:text-properties officeooo:rsid="0f942ffd"/>
    </style:style>
    <style:style style:name="T2516" style:family="text">
      <style:text-properties officeooo:rsid="0f972a1e"/>
    </style:style>
    <style:style style:name="T2517" style:family="text">
      <style:text-properties officeooo:rsid="0f97cbc8"/>
    </style:style>
    <style:style style:name="T2518" style:family="text">
      <style:text-properties officeooo:rsid="0f992610"/>
    </style:style>
    <style:style style:name="T2519" style:family="text">
      <style:text-properties officeooo:rsid="0f999f63"/>
    </style:style>
    <style:style style:name="T2520" style:family="text">
      <style:text-properties officeooo:rsid="0f9b79c8"/>
    </style:style>
    <style:style style:name="T2521" style:family="text">
      <style:text-properties officeooo:rsid="0f9babca"/>
    </style:style>
    <style:style style:name="T2522" style:family="text">
      <style:text-properties officeooo:rsid="0f9d8c6a"/>
    </style:style>
    <style:style style:name="T2523" style:family="text">
      <style:text-properties officeooo:rsid="0f9dc253"/>
    </style:style>
    <style:style style:name="T2524" style:family="text">
      <style:text-properties officeooo:rsid="0f9e6d2d"/>
    </style:style>
    <style:style style:name="T2525" style:family="text">
      <style:text-properties officeooo:rsid="0f9febb8"/>
    </style:style>
    <style:style style:name="T2526" style:family="text">
      <style:text-properties officeooo:rsid="0fa03ba0"/>
    </style:style>
    <style:style style:name="T2527" style:family="text">
      <style:text-properties officeooo:rsid="0fa2ca5b"/>
    </style:style>
    <style:style style:name="T2528" style:family="text">
      <style:text-properties officeooo:rsid="0fa3b704"/>
    </style:style>
    <style:style style:name="T2529" style:family="text">
      <style:text-properties officeooo:rsid="0fa58e7e"/>
    </style:style>
    <style:style style:name="T2530" style:family="text">
      <style:text-properties officeooo:rsid="0fa64d31"/>
    </style:style>
    <style:style style:name="T2531" style:family="text">
      <style:text-properties officeooo:rsid="0fa683a9"/>
    </style:style>
    <style:style style:name="T2532" style:family="text">
      <style:text-properties officeooo:rsid="0fa6e171"/>
    </style:style>
    <style:style style:name="T2533" style:family="text">
      <style:text-properties officeooo:rsid="0fa7bf30"/>
    </style:style>
    <style:style style:name="T2534" style:family="text">
      <style:text-properties officeooo:rsid="0fa7c4d2"/>
    </style:style>
    <style:style style:name="T2535" style:family="text">
      <style:text-properties officeooo:rsid="0fa91e86"/>
    </style:style>
    <style:style style:name="T2536" style:family="text">
      <style:text-properties officeooo:rsid="0faa1a7f"/>
    </style:style>
    <style:style style:name="T2537" style:family="text">
      <style:text-properties officeooo:rsid="0fab0bfc"/>
    </style:style>
    <style:style style:name="T2538" style:family="text">
      <style:text-properties officeooo:rsid="0fac3edd"/>
    </style:style>
    <style:style style:name="T2539" style:family="text">
      <style:text-properties officeooo:rsid="0fae782f"/>
    </style:style>
    <style:style style:name="T2540" style:family="text">
      <style:text-properties officeooo:rsid="0faf7d2f"/>
    </style:style>
    <style:style style:name="T2541" style:family="text">
      <style:text-properties officeooo:rsid="0fb17298"/>
    </style:style>
    <style:style style:name="T2542" style:family="text">
      <style:text-properties officeooo:rsid="0fb29298"/>
    </style:style>
    <style:style style:name="T2543" style:family="text">
      <style:text-properties officeooo:rsid="0fb46c41"/>
    </style:style>
    <style:style style:name="T2544" style:family="text">
      <style:text-properties officeooo:rsid="0fb5a60f"/>
    </style:style>
    <style:style style:name="T2545" style:family="text">
      <style:text-properties officeooo:rsid="0fb669db"/>
    </style:style>
    <style:style style:name="T2546" style:family="text">
      <style:text-properties officeooo:rsid="0fb76059"/>
    </style:style>
    <style:style style:name="T2547" style:family="text">
      <style:text-properties officeooo:rsid="0fb94bc5"/>
    </style:style>
    <style:style style:name="T2548" style:family="text">
      <style:text-properties officeooo:rsid="0fbb81cf"/>
    </style:style>
    <style:style style:name="T2549" style:family="text">
      <style:text-properties officeooo:rsid="0fbd38c2"/>
    </style:style>
    <style:style style:name="T2550" style:family="text">
      <style:text-properties officeooo:rsid="0fbea50d"/>
    </style:style>
    <style:style style:name="T2551" style:family="text">
      <style:text-properties officeooo:rsid="0fc2c496"/>
    </style:style>
    <style:style style:name="T2552" style:family="text">
      <style:text-properties officeooo:rsid="0fc4673d"/>
    </style:style>
    <style:style style:name="T2553" style:family="text">
      <style:text-properties officeooo:rsid="0fc64812"/>
    </style:style>
    <style:style style:name="T2554" style:family="text">
      <style:text-properties officeooo:rsid="0fc73dca"/>
    </style:style>
    <style:style style:name="T2555" style:family="text">
      <style:text-properties officeooo:rsid="0fc80418"/>
    </style:style>
    <style:style style:name="T2556" style:family="text">
      <style:text-properties officeooo:rsid="0fc84749"/>
    </style:style>
    <style:style style:name="T2557" style:family="text">
      <style:text-properties officeooo:rsid="0fc9b448"/>
    </style:style>
    <style:style style:name="T2558" style:family="text">
      <style:text-properties officeooo:rsid="0fc9f962"/>
    </style:style>
    <style:style style:name="T2559" style:family="text">
      <style:text-properties officeooo:rsid="0fcc0f34"/>
    </style:style>
    <style:style style:name="T2560" style:family="text">
      <style:text-properties officeooo:rsid="0fcdc698"/>
    </style:style>
    <style:style style:name="T2561" style:family="text">
      <style:text-properties officeooo:rsid="0fcefe36"/>
    </style:style>
    <style:style style:name="T2562" style:family="text">
      <style:text-properties officeooo:rsid="0fcfcc87"/>
    </style:style>
    <style:style style:name="T2563" style:family="text">
      <style:text-properties officeooo:rsid="0fd12e06"/>
    </style:style>
    <style:style style:name="T2564" style:family="text">
      <style:text-properties officeooo:rsid="0fd1e30a"/>
    </style:style>
    <style:style style:name="T2565" style:family="text">
      <style:text-properties officeooo:rsid="0fd34498"/>
    </style:style>
    <style:style style:name="T2566" style:family="text">
      <style:text-properties officeooo:rsid="0fd52cb0"/>
    </style:style>
    <style:style style:name="T2567" style:family="text">
      <style:text-properties officeooo:rsid="0fd60eb4"/>
    </style:style>
    <style:style style:name="T2568" style:family="text">
      <style:text-properties officeooo:rsid="0fd8df21"/>
    </style:style>
    <style:style style:name="T2569" style:family="text">
      <style:text-properties officeooo:rsid="0fd93c57"/>
    </style:style>
    <style:style style:name="T2570" style:family="text">
      <style:text-properties officeooo:rsid="0fda246f"/>
    </style:style>
    <style:style style:name="T2571" style:family="text">
      <style:text-properties officeooo:rsid="0fdb0de1"/>
    </style:style>
    <style:style style:name="T2572" style:family="text">
      <style:text-properties officeooo:rsid="0fdc6ee6"/>
    </style:style>
    <style:style style:name="T2573" style:family="text">
      <style:text-properties officeooo:rsid="0fdff5be"/>
    </style:style>
    <style:style style:name="T2574" style:family="text">
      <style:text-properties officeooo:rsid="0fe24203"/>
    </style:style>
    <style:style style:name="T2575" style:family="text">
      <style:text-properties officeooo:rsid="0fe2a977"/>
    </style:style>
    <style:style style:name="T2576" style:family="text">
      <style:text-properties officeooo:rsid="0fe6fcf2"/>
    </style:style>
    <style:style style:name="T2577" style:family="text">
      <style:text-properties officeooo:rsid="0fe7cecf"/>
    </style:style>
    <style:style style:name="T2578" style:family="text">
      <style:text-properties officeooo:rsid="0fe8f36a"/>
    </style:style>
    <style:style style:name="T2579" style:family="text">
      <style:text-properties officeooo:rsid="0fea938e"/>
    </style:style>
    <style:style style:name="T2580" style:family="text">
      <style:text-properties officeooo:rsid="0feb2069"/>
    </style:style>
    <style:style style:name="T2581" style:family="text">
      <style:text-properties officeooo:rsid="0fec5601"/>
    </style:style>
    <style:style style:name="T2582" style:family="text">
      <style:text-properties officeooo:rsid="0feda593"/>
    </style:style>
    <style:style style:name="T2583" style:family="text">
      <style:text-properties officeooo:rsid="0fedae9d"/>
    </style:style>
    <style:style style:name="T2584" style:family="text">
      <style:text-properties officeooo:rsid="0fee445a"/>
    </style:style>
    <style:style style:name="T2585" style:family="text">
      <style:text-properties officeooo:rsid="0ff16596"/>
    </style:style>
    <style:style style:name="T2586" style:family="text">
      <style:text-properties officeooo:rsid="0ff2d289"/>
    </style:style>
    <style:style style:name="T2587" style:family="text">
      <style:text-properties officeooo:rsid="0ff47723"/>
    </style:style>
    <style:style style:name="T2588" style:family="text">
      <style:text-properties officeooo:rsid="0ff4cdca"/>
    </style:style>
    <style:style style:name="T2589" style:family="text">
      <style:text-properties officeooo:rsid="0ff5c87c"/>
    </style:style>
    <style:style style:name="T2590" style:family="text">
      <style:text-properties officeooo:rsid="0ff75582"/>
    </style:style>
    <style:style style:name="T2591" style:family="text">
      <style:text-properties officeooo:rsid="0ff816e2"/>
    </style:style>
    <style:style style:name="T2592" style:family="text">
      <style:text-properties officeooo:rsid="0ff9865f"/>
    </style:style>
    <style:style style:name="T2593" style:family="text">
      <style:text-properties officeooo:rsid="0ffb8037"/>
    </style:style>
    <style:style style:name="T2594" style:family="text">
      <style:text-properties officeooo:rsid="0ffd6f84"/>
    </style:style>
    <style:style style:name="T2595" style:family="text">
      <style:text-properties officeooo:rsid="0fff1133"/>
    </style:style>
    <style:style style:name="T2596" style:family="text">
      <style:text-properties officeooo:rsid="100044f1"/>
    </style:style>
    <style:style style:name="T2597" style:family="text">
      <style:text-properties officeooo:rsid="10027836"/>
    </style:style>
    <style:style style:name="T2598" style:family="text">
      <style:text-properties officeooo:rsid="1003aa30"/>
    </style:style>
    <style:style style:name="T2599" style:family="text">
      <style:text-properties officeooo:rsid="10049145"/>
    </style:style>
    <style:style style:name="T2600" style:family="text">
      <style:text-properties officeooo:rsid="100587a3"/>
    </style:style>
    <style:style style:name="T2601" style:family="text">
      <style:text-properties officeooo:rsid="10087d80"/>
    </style:style>
    <style:style style:name="T2602" style:family="text">
      <style:text-properties officeooo:rsid="100bff04"/>
    </style:style>
    <style:style style:name="T2603" style:family="text">
      <style:text-properties officeooo:rsid="100dab77"/>
    </style:style>
    <style:style style:name="T2604" style:family="text">
      <style:text-properties officeooo:rsid="100f02a2"/>
    </style:style>
    <style:style style:name="T2605" style:family="text">
      <style:text-properties officeooo:rsid="100f5d57"/>
    </style:style>
    <style:style style:name="T2606" style:family="text">
      <style:text-properties officeooo:rsid="10113631"/>
    </style:style>
    <style:style style:name="T2607" style:family="text">
      <style:text-properties officeooo:rsid="1012cf02"/>
    </style:style>
    <style:style style:name="T2608" style:family="text">
      <style:text-properties officeooo:rsid="1018e4a4"/>
    </style:style>
    <style:style style:name="T2609" style:family="text">
      <style:text-properties officeooo:rsid="1018e949"/>
    </style:style>
    <style:style style:name="T2610" style:family="text">
      <style:text-properties officeooo:rsid="101ad802"/>
    </style:style>
    <style:style style:name="T2611" style:family="text">
      <style:text-properties officeooo:rsid="101c0ff5"/>
    </style:style>
    <style:style style:name="T2612" style:family="text">
      <style:text-properties officeooo:rsid="101cb330"/>
    </style:style>
    <style:style style:name="T2613" style:family="text">
      <style:text-properties officeooo:rsid="101ed43c"/>
    </style:style>
    <style:style style:name="T2614" style:family="text">
      <style:text-properties officeooo:rsid="101f101a"/>
    </style:style>
    <style:style style:name="T2615" style:family="text">
      <style:text-properties officeooo:rsid="101f8875"/>
    </style:style>
    <style:style style:name="T2616" style:family="text">
      <style:text-properties officeooo:rsid="101fe875"/>
    </style:style>
    <style:style style:name="T2617" style:family="text">
      <style:text-properties officeooo:rsid="10223b41"/>
    </style:style>
    <style:style style:name="T2618" style:family="text">
      <style:text-properties officeooo:rsid="10226083"/>
    </style:style>
    <style:style style:name="T2619" style:family="text">
      <style:text-properties officeooo:rsid="1022d25b"/>
    </style:style>
    <style:style style:name="T2620" style:family="text">
      <style:text-properties officeooo:rsid="102656b3"/>
    </style:style>
    <style:style style:name="T2621" style:family="text">
      <style:text-properties officeooo:rsid="10267fe6"/>
    </style:style>
    <style:style style:name="T2622" style:family="text">
      <style:text-properties officeooo:rsid="10283855"/>
    </style:style>
    <style:style style:name="T2623" style:family="text">
      <style:text-properties officeooo:rsid="102a2bca"/>
    </style:style>
    <style:style style:name="T2624" style:family="text">
      <style:text-properties officeooo:rsid="102d404b"/>
    </style:style>
    <style:style style:name="T2625" style:family="text">
      <style:text-properties officeooo:rsid="102f2ad7"/>
    </style:style>
    <style:style style:name="T2626" style:family="text">
      <style:text-properties officeooo:rsid="102fa45c"/>
    </style:style>
    <style:style style:name="T2627" style:family="text">
      <style:text-properties officeooo:rsid="10304199"/>
    </style:style>
    <style:style style:name="T2628" style:family="text">
      <style:text-properties officeooo:rsid="10310037"/>
    </style:style>
    <style:style style:name="T2629" style:family="text">
      <style:text-properties officeooo:rsid="103146b5"/>
    </style:style>
    <style:style style:name="T2630" style:family="text">
      <style:text-properties officeooo:rsid="10326d7d"/>
    </style:style>
    <style:style style:name="T2631" style:family="text">
      <style:text-properties officeooo:rsid="103366e2"/>
    </style:style>
    <style:style style:name="T2632" style:family="text">
      <style:text-properties officeooo:rsid="1034536b"/>
    </style:style>
    <style:style style:name="T2633" style:family="text">
      <style:text-properties officeooo:rsid="1035ffd1"/>
    </style:style>
    <style:style style:name="T2634" style:family="text">
      <style:text-properties officeooo:rsid="1036e73f"/>
    </style:style>
    <style:style style:name="T2635" style:family="text">
      <style:text-properties officeooo:rsid="103a2f30"/>
    </style:style>
    <style:style style:name="T2636" style:family="text">
      <style:text-properties officeooo:rsid="103bd11c"/>
    </style:style>
    <style:style style:name="T2637" style:family="text">
      <style:text-properties officeooo:rsid="103d8b69"/>
    </style:style>
    <style:style style:name="T2638" style:family="text">
      <style:text-properties officeooo:rsid="103f8990"/>
    </style:style>
    <style:style style:name="T2639" style:family="text">
      <style:text-properties officeooo:rsid="10417151"/>
    </style:style>
    <style:style style:name="T2640" style:family="text">
      <style:text-properties officeooo:rsid="104178ef"/>
    </style:style>
    <style:style style:name="T2641" style:family="text">
      <style:text-properties officeooo:rsid="1042e51f"/>
    </style:style>
    <style:style style:name="T2642" style:family="text">
      <style:text-properties officeooo:rsid="1044a699"/>
    </style:style>
    <style:style style:name="T2643" style:family="text">
      <style:text-properties officeooo:rsid="1045f924"/>
    </style:style>
    <style:style style:name="T2644" style:family="text">
      <style:text-properties officeooo:rsid="1047bad1"/>
    </style:style>
    <style:style style:name="T2645" style:family="text">
      <style:text-properties officeooo:rsid="104a986b"/>
    </style:style>
    <style:style style:name="T2646" style:family="text">
      <style:text-properties officeooo:rsid="104b8571"/>
    </style:style>
    <style:style style:name="T2647" style:family="text">
      <style:text-properties officeooo:rsid="104d3461"/>
    </style:style>
    <style:style style:name="T2648" style:family="text">
      <style:text-properties officeooo:rsid="10516494"/>
    </style:style>
    <style:style style:name="T2649" style:family="text">
      <style:text-properties officeooo:rsid="10542643"/>
    </style:style>
    <style:style style:name="T2650" style:family="text">
      <style:text-properties officeooo:rsid="1055a932"/>
    </style:style>
    <style:style style:name="T2651" style:family="text">
      <style:text-properties officeooo:rsid="1055b0fc"/>
    </style:style>
    <style:style style:name="T2652" style:family="text">
      <style:text-properties officeooo:rsid="1055da2a"/>
    </style:style>
    <style:style style:name="T2653" style:family="text">
      <style:text-properties officeooo:rsid="10565cc0"/>
    </style:style>
    <style:style style:name="T2654" style:family="text">
      <style:text-properties officeooo:rsid="10571fb4"/>
    </style:style>
    <style:style style:name="T2655" style:family="text">
      <style:text-properties officeooo:rsid="1057b0ed"/>
    </style:style>
    <style:style style:name="T2656" style:family="text">
      <style:text-properties officeooo:rsid="1057c6b5"/>
    </style:style>
    <style:style style:name="T2657" style:family="text">
      <style:text-properties officeooo:rsid="10582fc4"/>
    </style:style>
    <style:style style:name="T2658" style:family="text">
      <style:text-properties officeooo:rsid="105b23e5"/>
    </style:style>
    <style:style style:name="T2659" style:family="text">
      <style:text-properties officeooo:rsid="105d1ff4"/>
    </style:style>
    <style:style style:name="T2660" style:family="text">
      <style:text-properties officeooo:rsid="105e8a8d"/>
    </style:style>
    <style:style style:name="T2661" style:family="text">
      <style:text-properties officeooo:rsid="105fc6e1"/>
    </style:style>
    <style:style style:name="T2662" style:family="text">
      <style:text-properties officeooo:rsid="105ffc6c"/>
    </style:style>
    <style:style style:name="T2663" style:family="text">
      <style:text-properties officeooo:rsid="106340d8"/>
    </style:style>
    <style:style style:name="T2664" style:family="text">
      <style:text-properties officeooo:rsid="10671661"/>
    </style:style>
    <style:style style:name="T2665" style:family="text">
      <style:text-properties officeooo:rsid="1067a189"/>
    </style:style>
    <style:style style:name="T2666" style:family="text">
      <style:text-properties officeooo:rsid="106a1c8a"/>
    </style:style>
    <style:style style:name="T2667" style:family="text">
      <style:text-properties officeooo:rsid="106aed96"/>
    </style:style>
    <style:style style:name="T2668" style:family="text">
      <style:text-properties officeooo:rsid="106dce17"/>
    </style:style>
    <style:style style:name="T2669" style:family="text">
      <style:text-properties officeooo:rsid="1070252f"/>
    </style:style>
    <style:style style:name="T2670" style:family="text">
      <style:text-properties officeooo:rsid="10712edb"/>
    </style:style>
    <style:style style:name="T2671" style:family="text">
      <style:text-properties officeooo:rsid="1071e7f1"/>
    </style:style>
    <style:style style:name="T2672" style:family="text">
      <style:text-properties officeooo:rsid="107408ba"/>
    </style:style>
    <style:style style:name="T2673" style:family="text">
      <style:text-properties officeooo:rsid="1074f234"/>
    </style:style>
    <style:style style:name="T2674" style:family="text">
      <style:text-properties officeooo:rsid="1076ca3b"/>
    </style:style>
    <style:style style:name="T2675" style:family="text">
      <style:text-properties officeooo:rsid="107807e6"/>
    </style:style>
    <style:style style:name="T2676" style:family="text">
      <style:text-properties officeooo:rsid="10796561"/>
    </style:style>
    <style:style style:name="T2677" style:family="text">
      <style:text-properties officeooo:rsid="107ae7c7"/>
    </style:style>
    <style:style style:name="T2678" style:family="text">
      <style:text-properties officeooo:rsid="107c1683"/>
    </style:style>
    <style:style style:name="T2679" style:family="text">
      <style:text-properties officeooo:rsid="107dda0e"/>
    </style:style>
    <style:style style:name="T2680" style:family="text">
      <style:text-properties officeooo:rsid="107eb39b"/>
    </style:style>
    <style:style style:name="T2681" style:family="text">
      <style:text-properties officeooo:rsid="1081f88e"/>
    </style:style>
    <style:style style:name="T2682" style:family="text">
      <style:text-properties officeooo:rsid="1083572f"/>
    </style:style>
    <style:style style:name="T2683" style:family="text">
      <style:text-properties officeooo:rsid="10847eac"/>
    </style:style>
    <style:style style:name="T2684" style:family="text">
      <style:text-properties officeooo:rsid="10861605"/>
    </style:style>
    <style:style style:name="T2685" style:family="text">
      <style:text-properties officeooo:rsid="1086436d"/>
    </style:style>
    <style:style style:name="T2686" style:family="text">
      <style:text-properties officeooo:rsid="10873a9f"/>
    </style:style>
    <style:style style:name="T2687" style:family="text">
      <style:text-properties officeooo:rsid="1087acb7"/>
    </style:style>
    <style:style style:name="T2688" style:family="text">
      <style:text-properties officeooo:rsid="108809c9"/>
    </style:style>
    <style:style style:name="T2689" style:family="text">
      <style:text-properties officeooo:rsid="108c1e70"/>
    </style:style>
    <style:style style:name="T2690" style:family="text">
      <style:text-properties officeooo:rsid="108e1595"/>
    </style:style>
    <style:style style:name="T2691" style:family="text">
      <style:text-properties officeooo:rsid="10909172"/>
    </style:style>
    <style:style style:name="T2692" style:family="text">
      <style:text-properties officeooo:rsid="1090b038"/>
    </style:style>
    <style:style style:name="T2693" style:family="text">
      <style:text-properties officeooo:rsid="1093dd4f"/>
    </style:style>
    <style:style style:name="T2694" style:family="text">
      <style:text-properties officeooo:rsid="10989eb7"/>
    </style:style>
    <style:style style:name="T2695" style:family="text">
      <style:text-properties officeooo:rsid="1099339c"/>
    </style:style>
    <style:style style:name="T2696" style:family="text">
      <style:text-properties officeooo:rsid="109a5ff6"/>
    </style:style>
    <style:style style:name="T2697" style:family="text">
      <style:text-properties officeooo:rsid="109c54ce"/>
    </style:style>
    <style:style style:name="T2698" style:family="text">
      <style:text-properties officeooo:rsid="109dfbf8"/>
    </style:style>
    <style:style style:name="T2699" style:family="text">
      <style:text-properties officeooo:rsid="10a1b6ce"/>
    </style:style>
    <style:style style:name="T2700" style:family="text">
      <style:text-properties officeooo:rsid="10a378f7"/>
    </style:style>
    <style:style style:name="T2701" style:family="text">
      <style:text-properties officeooo:rsid="10a4797a"/>
    </style:style>
    <style:style style:name="T2702" style:family="text">
      <style:text-properties officeooo:rsid="10a640b9"/>
    </style:style>
    <style:style style:name="T2703" style:family="text">
      <style:text-properties officeooo:rsid="10a75e49"/>
    </style:style>
    <style:style style:name="T2704" style:family="text">
      <style:text-properties officeooo:rsid="10a85ade"/>
    </style:style>
    <style:style style:name="T2705" style:family="text">
      <style:text-properties officeooo:rsid="10a8f466"/>
    </style:style>
    <style:style style:name="T2706" style:family="text">
      <style:text-properties officeooo:rsid="10adefa0"/>
    </style:style>
    <style:style style:name="T2707" style:family="text">
      <style:text-properties officeooo:rsid="10b1333c"/>
    </style:style>
    <style:style style:name="T2708" style:family="text">
      <style:text-properties officeooo:rsid="10b1a1b9"/>
    </style:style>
    <style:style style:name="T2709" style:family="text">
      <style:text-properties officeooo:rsid="10b399b7"/>
    </style:style>
    <style:style style:name="T2710" style:family="text">
      <style:text-properties officeooo:rsid="10b4c127"/>
    </style:style>
    <style:style style:name="T2711" style:family="text">
      <style:text-properties officeooo:rsid="10b52e41"/>
    </style:style>
    <style:style style:name="T2712" style:family="text">
      <style:text-properties officeooo:rsid="10b5c89a"/>
    </style:style>
    <style:style style:name="T2713" style:family="text">
      <style:text-properties officeooo:rsid="10b60ed7"/>
    </style:style>
    <style:style style:name="T2714" style:family="text">
      <style:text-properties officeooo:rsid="10b657bd"/>
    </style:style>
    <style:style style:name="T2715" style:family="text">
      <style:text-properties officeooo:rsid="10b67087"/>
    </style:style>
    <style:style style:name="T2716" style:family="text">
      <style:text-properties officeooo:rsid="10b69a21"/>
    </style:style>
    <style:style style:name="T2717" style:family="text">
      <style:text-properties officeooo:rsid="10b83930"/>
    </style:style>
    <style:style style:name="T2718" style:family="text">
      <style:text-properties officeooo:rsid="10b84644"/>
    </style:style>
    <style:style style:name="T2719" style:family="text">
      <style:text-properties officeooo:rsid="10b91a74"/>
    </style:style>
    <style:style style:name="T2720" style:family="text">
      <style:text-properties officeooo:rsid="10b971d6"/>
    </style:style>
    <style:style style:name="T2721" style:family="text">
      <style:text-properties officeooo:rsid="10b98275"/>
    </style:style>
    <style:style style:name="T2722" style:family="text">
      <style:text-properties officeooo:rsid="10baba18"/>
    </style:style>
    <style:style style:name="T2723" style:family="text">
      <style:text-properties officeooo:rsid="10bb5fa1"/>
    </style:style>
    <style:style style:name="T2724" style:family="text">
      <style:text-properties officeooo:rsid="10bbaef6"/>
    </style:style>
    <style:style style:name="T2725" style:family="text">
      <style:text-properties officeooo:rsid="10bcb32a"/>
    </style:style>
    <style:style style:name="T2726" style:family="text">
      <style:text-properties officeooo:rsid="10bcd2bb"/>
    </style:style>
    <style:style style:name="T2727" style:family="text">
      <style:text-properties officeooo:rsid="10be661b"/>
    </style:style>
    <style:style style:name="T2728" style:family="text">
      <style:text-properties officeooo:rsid="10bf74e8"/>
    </style:style>
    <style:style style:name="T2729" style:family="text">
      <style:text-properties officeooo:rsid="10bfbec3"/>
    </style:style>
    <style:style style:name="T2730" style:family="text">
      <style:text-properties officeooo:rsid="10c28550"/>
    </style:style>
    <style:style style:name="T2731" style:family="text">
      <style:text-properties officeooo:rsid="10c36400"/>
    </style:style>
    <style:style style:name="T2732" style:family="text">
      <style:text-properties officeooo:rsid="10c5d819"/>
    </style:style>
    <style:style style:name="T2733" style:family="text">
      <style:text-properties officeooo:rsid="10c6fc4a"/>
    </style:style>
    <style:style style:name="T2734" style:family="text">
      <style:text-properties officeooo:rsid="10c7e621"/>
    </style:style>
    <style:style style:name="T2735" style:family="text">
      <style:text-properties officeooo:rsid="10c80e4a"/>
    </style:style>
    <style:style style:name="T2736" style:family="text">
      <style:text-properties officeooo:rsid="10c983dc"/>
    </style:style>
    <style:style style:name="T2737" style:family="text">
      <style:text-properties officeooo:rsid="10c9f0e1"/>
    </style:style>
    <style:style style:name="T2738" style:family="text">
      <style:text-properties officeooo:rsid="10cc20a6"/>
    </style:style>
    <style:style style:name="T2739" style:family="text">
      <style:text-properties officeooo:rsid="10cd92dc"/>
    </style:style>
    <style:style style:name="T2740" style:family="text">
      <style:text-properties officeooo:rsid="10d1a036"/>
    </style:style>
    <style:style style:name="T2741" style:family="text">
      <style:text-properties officeooo:rsid="10d28b28"/>
    </style:style>
    <style:style style:name="T2742" style:family="text">
      <style:text-properties officeooo:rsid="10d2c53f"/>
    </style:style>
    <style:style style:name="T2743" style:family="text">
      <style:text-properties officeooo:rsid="10d2fea1"/>
    </style:style>
    <style:style style:name="T2744" style:family="text">
      <style:text-properties officeooo:rsid="10d32e27"/>
    </style:style>
    <style:style style:name="T2745" style:family="text">
      <style:text-properties officeooo:rsid="10d461a1"/>
    </style:style>
    <style:style style:name="T2746" style:family="text">
      <style:text-properties officeooo:rsid="10d502f2"/>
    </style:style>
    <style:style style:name="T2747" style:family="text">
      <style:text-properties officeooo:rsid="10d6d400"/>
    </style:style>
    <style:style style:name="T2748" style:family="text">
      <style:text-properties officeooo:rsid="10d8b111"/>
    </style:style>
    <style:style style:name="T2749" style:family="text">
      <style:text-properties officeooo:rsid="10da5ebb"/>
    </style:style>
    <style:style style:name="T2750" style:family="text">
      <style:text-properties officeooo:rsid="10dc28f3"/>
    </style:style>
    <style:style style:name="T2751" style:family="text">
      <style:text-properties officeooo:rsid="10df50bb"/>
    </style:style>
    <style:style style:name="T2752" style:family="text">
      <style:text-properties officeooo:rsid="10e148e6"/>
    </style:style>
    <style:style style:name="T2753" style:family="text">
      <style:text-properties officeooo:rsid="10e1f8f3"/>
    </style:style>
    <style:style style:name="T2754" style:family="text">
      <style:text-properties officeooo:rsid="10e38fdf"/>
    </style:style>
    <style:style style:name="T2755" style:family="text">
      <style:text-properties officeooo:rsid="10e3c204"/>
    </style:style>
    <style:style style:name="T2756" style:family="text">
      <style:text-properties officeooo:rsid="10e5bdc0"/>
    </style:style>
    <style:style style:name="T2757" style:family="text">
      <style:text-properties officeooo:rsid="10e63d25"/>
    </style:style>
    <style:style style:name="T2758" style:family="text">
      <style:text-properties officeooo:rsid="10e7418d"/>
    </style:style>
    <style:style style:name="T2759" style:family="text">
      <style:text-properties officeooo:rsid="10e812f8"/>
    </style:style>
    <style:style style:name="T2760" style:family="text">
      <style:text-properties officeooo:rsid="10e9c182"/>
    </style:style>
    <style:style style:name="T2761" style:family="text">
      <style:text-properties officeooo:rsid="10eb6089"/>
    </style:style>
    <style:style style:name="T2762" style:family="text">
      <style:text-properties officeooo:rsid="10ec2f82"/>
    </style:style>
    <style:style style:name="T2763" style:family="text">
      <style:text-properties officeooo:rsid="10ed538b"/>
    </style:style>
    <style:style style:name="T2764" style:family="text">
      <style:text-properties officeooo:rsid="10f39b8d"/>
    </style:style>
    <style:style style:name="T2765" style:family="text">
      <style:text-properties officeooo:rsid="10f5144c"/>
    </style:style>
    <style:style style:name="T2766" style:family="text">
      <style:text-properties officeooo:rsid="10fa875d"/>
    </style:style>
    <style:style style:name="T2767" style:family="text">
      <style:text-properties officeooo:rsid="10fb4c09"/>
    </style:style>
    <style:style style:name="T2768" style:family="text">
      <style:text-properties officeooo:rsid="10fcc97a"/>
    </style:style>
    <style:style style:name="T2769" style:family="text">
      <style:text-properties officeooo:rsid="10fe367c"/>
    </style:style>
    <style:style style:name="T2770" style:family="text">
      <style:text-properties officeooo:rsid="10fe8b69"/>
    </style:style>
    <style:style style:name="T2771" style:family="text">
      <style:text-properties officeooo:rsid="11007a02"/>
    </style:style>
    <style:style style:name="T2772" style:family="text">
      <style:text-properties officeooo:rsid="1102452e"/>
    </style:style>
    <style:style style:name="T2773" style:family="text">
      <style:text-properties officeooo:rsid="11029488"/>
    </style:style>
    <style:style style:name="T2774" style:family="text">
      <style:text-properties officeooo:rsid="1103475d"/>
    </style:style>
    <style:style style:name="T2775" style:family="text">
      <style:text-properties officeooo:rsid="1104f0a0"/>
    </style:style>
    <style:style style:name="T2776" style:family="text">
      <style:text-properties officeooo:rsid="11054b55"/>
    </style:style>
    <style:style style:name="T2777" style:family="text">
      <style:text-properties officeooo:rsid="11058fb8"/>
    </style:style>
    <style:style style:name="T2778" style:family="text">
      <style:text-properties officeooo:rsid="11072c51"/>
    </style:style>
    <style:style style:name="T2779" style:family="text">
      <style:text-properties officeooo:rsid="11074378"/>
    </style:style>
    <style:style style:name="T2780" style:family="text">
      <style:text-properties officeooo:rsid="11075b07"/>
    </style:style>
    <style:style style:name="T2781" style:family="text">
      <style:text-properties officeooo:rsid="110cb764"/>
    </style:style>
    <style:style style:name="T2782" style:family="text">
      <style:text-properties officeooo:rsid="110e470b"/>
    </style:style>
    <style:style style:name="T2783" style:family="text">
      <style:text-properties officeooo:rsid="110f9f25"/>
    </style:style>
    <style:style style:name="T2784" style:family="text">
      <style:text-properties officeooo:rsid="111184a8"/>
    </style:style>
    <style:style style:name="T2785" style:family="text">
      <style:text-properties officeooo:rsid="11126fb7"/>
    </style:style>
    <style:style style:name="T2786" style:family="text">
      <style:text-properties officeooo:rsid="11138afd"/>
    </style:style>
    <style:style style:name="T2787" style:family="text">
      <style:text-properties officeooo:rsid="111590ce"/>
    </style:style>
    <style:style style:name="T2788" style:family="text">
      <style:text-properties officeooo:rsid="11170e73"/>
    </style:style>
    <style:style style:name="T2789" style:family="text">
      <style:text-properties officeooo:rsid="1118417e"/>
    </style:style>
    <style:style style:name="T2790" style:family="text">
      <style:text-properties officeooo:rsid="1118b0b7"/>
    </style:style>
    <style:style style:name="T2791" style:family="text">
      <style:text-properties officeooo:rsid="111b40ae"/>
    </style:style>
    <style:style style:name="T2792" style:family="text">
      <style:text-properties officeooo:rsid="111c91a6"/>
    </style:style>
    <style:style style:name="T2793" style:family="text">
      <style:text-properties officeooo:rsid="111df513"/>
    </style:style>
    <style:style style:name="T2794" style:family="text">
      <style:text-properties officeooo:rsid="111fee36"/>
    </style:style>
    <style:style style:name="T2795" style:family="text">
      <style:text-properties officeooo:rsid="1120c4d2"/>
    </style:style>
    <style:style style:name="T2796" style:family="text">
      <style:text-properties officeooo:rsid="11222754"/>
    </style:style>
    <style:style style:name="T2797" style:family="text">
      <style:text-properties officeooo:rsid="1122ac6c"/>
    </style:style>
    <style:style style:name="T2798" style:family="text">
      <style:text-properties officeooo:rsid="1125bcae"/>
    </style:style>
    <style:style style:name="T2799" style:family="text">
      <style:text-properties officeooo:rsid="1129a270"/>
    </style:style>
    <style:style style:name="T2800" style:family="text">
      <style:text-properties officeooo:rsid="112ab591"/>
    </style:style>
    <style:style style:name="T2801" style:family="text">
      <style:text-properties officeooo:rsid="112c7e38"/>
    </style:style>
    <style:style style:name="T2802" style:family="text">
      <style:text-properties officeooo:rsid="112c8c25"/>
    </style:style>
    <style:style style:name="T2803" style:family="text">
      <style:text-properties officeooo:rsid="112ee389"/>
    </style:style>
    <style:style style:name="T2804" style:family="text">
      <style:text-properties officeooo:rsid="1130db40"/>
    </style:style>
    <style:style style:name="T2805" style:family="text">
      <style:text-properties officeooo:rsid="11316a50"/>
    </style:style>
    <style:style style:name="T2806" style:family="text">
      <style:text-properties officeooo:rsid="113377a3"/>
    </style:style>
    <style:style style:name="T2807" style:family="text">
      <style:text-properties officeooo:rsid="1135f5f1"/>
    </style:style>
    <style:style style:name="T2808" style:family="text">
      <style:text-properties officeooo:rsid="11372329"/>
    </style:style>
    <style:style style:name="T2809" style:family="text">
      <style:text-properties officeooo:rsid="1138f94b"/>
    </style:style>
    <style:style style:name="T2810" style:family="text">
      <style:text-properties officeooo:rsid="113a663b"/>
    </style:style>
    <style:style style:name="T2811" style:family="text">
      <style:text-properties officeooo:rsid="113cb394"/>
    </style:style>
    <style:style style:name="T2812" style:family="text">
      <style:text-properties officeooo:rsid="113d0632"/>
    </style:style>
    <style:style style:name="T2813" style:family="text">
      <style:text-properties officeooo:rsid="113d5421"/>
    </style:style>
    <style:style style:name="T2814" style:family="text">
      <style:text-properties officeooo:rsid="113ee7c3"/>
    </style:style>
    <style:style style:name="T2815" style:family="text">
      <style:text-properties officeooo:rsid="113f77db"/>
    </style:style>
    <style:style style:name="T2816" style:family="text">
      <style:text-properties officeooo:rsid="114679aa"/>
    </style:style>
    <style:style style:name="T2817" style:family="text">
      <style:text-properties officeooo:rsid="1147772c"/>
    </style:style>
    <style:style style:name="T2818" style:family="text">
      <style:text-properties officeooo:rsid="1148077f"/>
    </style:style>
    <style:style style:name="T2819" style:family="text">
      <style:text-properties officeooo:rsid="1148ebd6"/>
    </style:style>
    <style:style style:name="T2820" style:family="text">
      <style:text-properties officeooo:rsid="114adc01"/>
    </style:style>
    <style:style style:name="T2821" style:family="text">
      <style:text-properties officeooo:rsid="114d4dcd"/>
    </style:style>
    <style:style style:name="T2822" style:family="text">
      <style:text-properties officeooo:rsid="114f972c"/>
    </style:style>
    <style:style style:name="T2823" style:family="text">
      <style:text-properties officeooo:rsid="1150a79a"/>
    </style:style>
    <style:style style:name="T2824" style:family="text">
      <style:text-properties officeooo:rsid="1151e145"/>
    </style:style>
    <style:style style:name="T2825" style:family="text">
      <style:text-properties officeooo:rsid="11520a44"/>
    </style:style>
    <style:style style:name="T2826" style:family="text">
      <style:text-properties officeooo:rsid="11539957"/>
    </style:style>
    <style:style style:name="T2827" style:family="text">
      <style:text-properties officeooo:rsid="11558ad5"/>
    </style:style>
    <style:style style:name="T2828" style:family="text">
      <style:text-properties officeooo:rsid="11580fe1"/>
    </style:style>
    <style:style style:name="T2829" style:family="text">
      <style:text-properties officeooo:rsid="11599a32"/>
    </style:style>
    <style:style style:name="T2830" style:family="text">
      <style:text-properties officeooo:rsid="1159e22b"/>
    </style:style>
    <style:style style:name="T2831" style:family="text">
      <style:text-properties officeooo:rsid="115a6d66"/>
    </style:style>
    <style:style style:name="T2832" style:family="text">
      <style:text-properties officeooo:rsid="115be661"/>
    </style:style>
    <style:style style:name="T2833" style:family="text">
      <style:text-properties officeooo:rsid="115c1fe3"/>
    </style:style>
    <style:style style:name="T2834" style:family="text">
      <style:text-properties officeooo:rsid="115d6273"/>
    </style:style>
    <style:style style:name="T2835" style:family="text">
      <style:text-properties officeooo:rsid="115ef9da"/>
    </style:style>
    <style:style style:name="T2836" style:family="text">
      <style:text-properties officeooo:rsid="116045ca"/>
    </style:style>
    <style:style style:name="T2837" style:family="text">
      <style:text-properties officeooo:rsid="1160befa"/>
    </style:style>
    <style:style style:name="T2838" style:family="text">
      <style:text-properties officeooo:rsid="11613bce"/>
    </style:style>
    <style:style style:name="T2839" style:family="text">
      <style:text-properties officeooo:rsid="1163d34a"/>
    </style:style>
    <style:style style:name="T2840" style:family="text">
      <style:text-properties officeooo:rsid="11648f6f"/>
    </style:style>
    <style:style style:name="T2841" style:family="text">
      <style:text-properties officeooo:rsid="11671a92"/>
    </style:style>
    <style:style style:name="T2842" style:family="text">
      <style:text-properties officeooo:rsid="11671c3e"/>
    </style:style>
    <style:style style:name="T2843" style:family="text">
      <style:text-properties officeooo:rsid="11689ef0"/>
    </style:style>
    <style:style style:name="T2844" style:family="text">
      <style:text-properties officeooo:rsid="1169a908"/>
    </style:style>
    <style:style style:name="T2845" style:family="text">
      <style:text-properties officeooo:rsid="116afaf0"/>
    </style:style>
    <style:style style:name="T2846" style:family="text">
      <style:text-properties officeooo:rsid="116be2e1"/>
    </style:style>
    <style:style style:name="T2847" style:family="text">
      <style:text-properties officeooo:rsid="116daacb"/>
    </style:style>
    <style:style style:name="T2848" style:family="text">
      <style:text-properties officeooo:rsid="116f4d3d"/>
    </style:style>
    <style:style style:name="T2849" style:family="text">
      <style:text-properties officeooo:rsid="11704870"/>
    </style:style>
    <style:style style:name="T2850" style:family="text">
      <style:text-properties officeooo:rsid="1170dfbe"/>
    </style:style>
    <style:style style:name="T2851" style:family="text">
      <style:text-properties officeooo:rsid="1171e4d9"/>
    </style:style>
    <style:style style:name="T2852" style:family="text">
      <style:text-properties officeooo:rsid="117381d2"/>
    </style:style>
    <style:style style:name="T2853" style:family="text">
      <style:text-properties officeooo:rsid="1173b815"/>
    </style:style>
    <style:style style:name="T2854" style:family="text">
      <style:text-properties officeooo:rsid="1175ac36"/>
    </style:style>
    <style:style style:name="T2855" style:family="text">
      <style:text-properties officeooo:rsid="11772e13"/>
    </style:style>
    <style:style style:name="T2856" style:family="text">
      <style:text-properties officeooo:rsid="11783391"/>
    </style:style>
    <style:style style:name="T2857" style:family="text">
      <style:text-properties officeooo:rsid="1179a275"/>
    </style:style>
    <style:style style:name="T2858" style:family="text">
      <style:text-properties officeooo:rsid="117abe8e"/>
    </style:style>
    <style:style style:name="T2859" style:family="text">
      <style:text-properties officeooo:rsid="117b886a"/>
    </style:style>
    <style:style style:name="T2860" style:family="text">
      <style:text-properties officeooo:rsid="117bdc34"/>
    </style:style>
    <style:style style:name="T2861" style:family="text">
      <style:text-properties officeooo:rsid="117d62ac"/>
    </style:style>
    <style:style style:name="T2862" style:family="text">
      <style:text-properties officeooo:rsid="117df651"/>
    </style:style>
    <style:style style:name="T2863" style:family="text">
      <style:text-properties officeooo:rsid="117fa2cc"/>
    </style:style>
    <style:style style:name="T2864" style:family="text">
      <style:text-properties officeooo:rsid="11816e4f"/>
    </style:style>
    <style:style style:name="T2865" style:family="text">
      <style:text-properties officeooo:rsid="11827360"/>
    </style:style>
    <style:style style:name="T2866" style:family="text">
      <style:text-properties officeooo:rsid="11845e3b"/>
    </style:style>
    <style:style style:name="T2867" style:family="text">
      <style:text-properties officeooo:rsid="118461db"/>
    </style:style>
    <style:style style:name="T2868" style:family="text">
      <style:text-properties officeooo:rsid="11855f0a"/>
    </style:style>
    <style:style style:name="T2869" style:family="text">
      <style:text-properties officeooo:rsid="1186585e"/>
    </style:style>
    <style:style style:name="T2870" style:family="text">
      <style:text-properties officeooo:rsid="118687cf"/>
    </style:style>
    <style:style style:name="T2871" style:family="text">
      <style:text-properties officeooo:rsid="11883468"/>
    </style:style>
    <style:style style:name="T2872" style:family="text">
      <style:text-properties officeooo:rsid="11898d7d"/>
    </style:style>
    <style:style style:name="T2873" style:family="text">
      <style:text-properties officeooo:rsid="118a5453"/>
    </style:style>
    <style:style style:name="T2874" style:family="text">
      <style:text-properties fo:language="ru" fo:country="RU"/>
    </style:style>
    <style:style style:name="T2875" style:family="text">
      <style:text-properties fo:language="ru" fo:country="RU" officeooo:rsid="118b33a0"/>
    </style:style>
    <style:style style:name="T2876" style:family="text">
      <style:text-properties fo:language="ru" fo:country="RU" officeooo:rsid="118b533c"/>
    </style:style>
    <style:style style:name="T2877" style:family="text">
      <style:text-properties fo:language="ru" fo:country="RU" officeooo:rsid="118bb06b"/>
    </style:style>
    <style:style style:name="T2878" style:family="text">
      <style:text-properties fo:language="ru" fo:country="RU" officeooo:rsid="118ce011"/>
    </style:style>
    <style:style style:name="T2879" style:family="text">
      <style:text-properties fo:language="ru" fo:country="RU" officeooo:rsid="118edcfb"/>
    </style:style>
    <style:style style:name="T2880" style:family="text">
      <style:text-properties fo:language="ru" fo:country="RU" officeooo:rsid="11906b56"/>
    </style:style>
    <style:style style:name="T2881" style:family="text">
      <style:text-properties fo:language="ru" fo:country="RU" officeooo:rsid="11914104"/>
    </style:style>
    <style:style style:name="T2882" style:family="text">
      <style:text-properties fo:language="ru" fo:country="RU" officeooo:rsid="119227a7"/>
    </style:style>
    <style:style style:name="T2883" style:family="text">
      <style:text-properties fo:language="ru" fo:country="RU" officeooo:rsid="11923144"/>
    </style:style>
    <style:style style:name="T2884" style:family="text">
      <style:text-properties fo:language="ru" fo:country="RU" officeooo:rsid="11935218"/>
    </style:style>
    <style:style style:name="T2885" style:family="text">
      <style:text-properties fo:language="ru" fo:country="RU" officeooo:rsid="11936f3c"/>
    </style:style>
    <style:style style:name="T2886" style:family="text">
      <style:text-properties fo:language="ru" fo:country="RU" officeooo:rsid="119525dc"/>
    </style:style>
    <style:style style:name="T2887" style:family="text">
      <style:text-properties fo:language="ru" fo:country="RU" officeooo:rsid="11989089"/>
    </style:style>
    <style:style style:name="T2888" style:family="text">
      <style:text-properties fo:language="ru" fo:country="RU" officeooo:rsid="1198f998"/>
    </style:style>
    <style:style style:name="T2889" style:family="text">
      <style:text-properties fo:language="ru" fo:country="RU" officeooo:rsid="1199cfc4"/>
    </style:style>
    <style:style style:name="T2890" style:family="text">
      <style:text-properties fo:language="ru" fo:country="RU" officeooo:rsid="119a11c2"/>
    </style:style>
    <style:style style:name="T2891" style:family="text">
      <style:text-properties fo:language="ru" fo:country="RU" officeooo:rsid="119c8e02"/>
    </style:style>
    <style:style style:name="T2892" style:family="text">
      <style:text-properties fo:language="ru" fo:country="RU" officeooo:rsid="119cd665"/>
    </style:style>
    <style:style style:name="T2893" style:family="text">
      <style:text-properties fo:language="ru" fo:country="RU" officeooo:rsid="119eb177"/>
    </style:style>
    <style:style style:name="T2894" style:family="text">
      <style:text-properties fo:language="ru" fo:country="RU" officeooo:rsid="119ee730"/>
    </style:style>
    <style:style style:name="T2895" style:family="text">
      <style:text-properties fo:language="ru" fo:country="RU" officeooo:rsid="119f13e4"/>
    </style:style>
    <style:style style:name="T2896" style:family="text">
      <style:text-properties fo:language="ru" fo:country="RU" officeooo:rsid="11a01ddd"/>
    </style:style>
    <style:style style:name="T2897" style:family="text">
      <style:text-properties fo:language="ru" fo:country="RU" officeooo:rsid="11a11191"/>
    </style:style>
    <style:style style:name="T2898" style:family="text">
      <style:text-properties fo:language="ru" fo:country="RU" officeooo:rsid="11a40849"/>
    </style:style>
    <style:style style:name="T2899" style:family="text">
      <style:text-properties fo:language="ru" fo:country="RU" officeooo:rsid="11a48ec4"/>
    </style:style>
    <style:style style:name="T2900" style:family="text">
      <style:text-properties fo:language="ru" fo:country="RU" officeooo:rsid="11a64ccd"/>
    </style:style>
    <style:style style:name="T2901" style:family="text">
      <style:text-properties fo:language="ru" fo:country="RU" officeooo:rsid="11a79ab6"/>
    </style:style>
    <style:style style:name="T2902" style:family="text">
      <style:text-properties fo:language="ru" fo:country="RU" officeooo:rsid="11a7bd28"/>
    </style:style>
    <style:style style:name="T2903" style:family="text">
      <style:text-properties fo:language="ru" fo:country="RU" officeooo:rsid="11aabeef"/>
    </style:style>
    <style:style style:name="T2904" style:family="text">
      <style:text-properties fo:language="ru" fo:country="RU" officeooo:rsid="11abcfc9"/>
    </style:style>
    <style:style style:name="T2905" style:family="text">
      <style:text-properties fo:language="ru" fo:country="RU" officeooo:rsid="11af2abc"/>
    </style:style>
    <style:style style:name="T2906" style:family="text">
      <style:text-properties fo:language="ru" fo:country="RU" officeooo:rsid="11aff85d"/>
    </style:style>
    <style:style style:name="T2907" style:family="text">
      <style:text-properties fo:language="ru" fo:country="RU" officeooo:rsid="11b18718"/>
    </style:style>
    <style:style style:name="T2908" style:family="text">
      <style:text-properties fo:language="ru" fo:country="RU" officeooo:rsid="11b4d7af"/>
    </style:style>
    <style:style style:name="T2909" style:family="text">
      <style:text-properties fo:language="ru" fo:country="RU" officeooo:rsid="11b6a4cd"/>
    </style:style>
    <style:style style:name="T2910" style:family="text">
      <style:text-properties fo:language="ru" fo:country="RU" officeooo:rsid="11b72905"/>
    </style:style>
    <style:style style:name="T2911" style:family="text">
      <style:text-properties fo:language="ru" fo:country="RU" officeooo:rsid="11b863ac"/>
    </style:style>
    <style:style style:name="T2912" style:family="text">
      <style:text-properties fo:language="ru" fo:country="RU" officeooo:rsid="11b8ae44"/>
    </style:style>
    <style:style style:name="T2913" style:family="text">
      <style:text-properties fo:language="ru" fo:country="RU" officeooo:rsid="11ba7acf"/>
    </style:style>
    <style:style style:name="T2914" style:family="text">
      <style:text-properties fo:language="ru" fo:country="RU" officeooo:rsid="11bd7b0c"/>
    </style:style>
    <style:style style:name="T2915" style:family="text">
      <style:text-properties fo:language="ru" fo:country="RU" officeooo:rsid="11bf6499"/>
    </style:style>
    <style:style style:name="T2916" style:family="text">
      <style:text-properties fo:language="ru" fo:country="RU" officeooo:rsid="11c0c7ba"/>
    </style:style>
    <style:style style:name="T2917" style:family="text">
      <style:text-properties fo:language="ru" fo:country="RU" officeooo:rsid="11c1b12d"/>
    </style:style>
    <style:style style:name="T2918" style:family="text">
      <style:text-properties fo:language="ru" fo:country="RU" officeooo:rsid="11c2fdeb"/>
    </style:style>
    <style:style style:name="T2919" style:family="text">
      <style:text-properties fo:language="ru" fo:country="RU" officeooo:rsid="11c6fb49"/>
    </style:style>
    <style:style style:name="T2920" style:family="text">
      <style:text-properties fo:language="ru" fo:country="RU" officeooo:rsid="11c94a14"/>
    </style:style>
    <style:style style:name="T2921" style:family="text">
      <style:text-properties fo:language="ru" fo:country="RU" officeooo:rsid="11ca4d0f"/>
    </style:style>
    <style:style style:name="T2922" style:family="text">
      <style:text-properties fo:language="ru" fo:country="RU" officeooo:rsid="11cad88c"/>
    </style:style>
    <style:style style:name="T2923" style:family="text">
      <style:text-properties fo:language="ru" fo:country="RU" officeooo:rsid="11cba5a8"/>
    </style:style>
    <style:style style:name="T2924" style:family="text">
      <style:text-properties fo:language="ru" fo:country="RU" officeooo:rsid="11cd5ae6"/>
    </style:style>
    <style:style style:name="T2925" style:family="text">
      <style:text-properties fo:language="ru" fo:country="RU" officeooo:rsid="11ce2f4b"/>
    </style:style>
    <style:style style:name="T2926" style:family="text">
      <style:text-properties fo:language="ru" fo:country="RU" officeooo:rsid="11ce966e"/>
    </style:style>
    <style:style style:name="T2927" style:family="text">
      <style:text-properties fo:language="ru" fo:country="RU" officeooo:rsid="11d029af"/>
    </style:style>
    <style:style style:name="T2928" style:family="text">
      <style:text-properties fo:language="ru" fo:country="RU" officeooo:rsid="11d0338a"/>
    </style:style>
    <style:style style:name="T2929" style:family="text">
      <style:text-properties fo:language="ru" fo:country="RU" officeooo:rsid="11d27bba"/>
    </style:style>
    <style:style style:name="T2930" style:family="text">
      <style:text-properties fo:language="ru" fo:country="RU" officeooo:rsid="11d6064f"/>
    </style:style>
    <style:style style:name="T2931" style:family="text">
      <style:text-properties fo:language="ru" fo:country="RU" officeooo:rsid="11d671b5"/>
    </style:style>
    <style:style style:name="T2932" style:family="text">
      <style:text-properties fo:language="ru" fo:country="RU" officeooo:rsid="11d8629c"/>
    </style:style>
    <style:style style:name="T2933" style:family="text">
      <style:text-properties fo:language="ru" fo:country="RU" officeooo:rsid="11d9f2c2"/>
    </style:style>
    <style:style style:name="T2934" style:family="text">
      <style:text-properties fo:language="ru" fo:country="RU" officeooo:rsid="11db7b27"/>
    </style:style>
    <style:style style:name="T2935" style:family="text">
      <style:text-properties fo:language="ru" fo:country="RU" officeooo:rsid="11dfc3c0"/>
    </style:style>
    <style:style style:name="T2936" style:family="text">
      <style:text-properties fo:language="ru" fo:country="RU" officeooo:rsid="11e12d7f"/>
    </style:style>
    <style:style style:name="T2937" style:family="text">
      <style:text-properties fo:language="ru" fo:country="RU" officeooo:rsid="11e22d9f"/>
    </style:style>
    <style:style style:name="T2938" style:family="text">
      <style:text-properties fo:language="ru" fo:country="RU" officeooo:rsid="11e301af"/>
    </style:style>
    <style:style style:name="T2939" style:family="text">
      <style:text-properties fo:language="ru" fo:country="RU" officeooo:rsid="11e67666"/>
    </style:style>
    <style:style style:name="T2940" style:family="text">
      <style:text-properties fo:language="ru" fo:country="RU" officeooo:rsid="11e86257"/>
    </style:style>
    <style:style style:name="T2941" style:family="text">
      <style:text-properties fo:language="ru" fo:country="RU" officeooo:rsid="11e9c6bb"/>
    </style:style>
    <style:style style:name="T2942" style:family="text">
      <style:text-properties fo:language="ru" fo:country="RU" officeooo:rsid="11ea2bc8"/>
    </style:style>
    <style:style style:name="T2943" style:family="text">
      <style:text-properties fo:language="ru" fo:country="RU" officeooo:rsid="11ec8853"/>
    </style:style>
    <style:style style:name="T2944" style:family="text">
      <style:text-properties fo:language="ru" fo:country="RU" officeooo:rsid="11edc4dd"/>
    </style:style>
    <style:style style:name="T2945" style:family="text">
      <style:text-properties fo:language="ru" fo:country="RU" officeooo:rsid="11ef3815"/>
    </style:style>
    <style:style style:name="T2946" style:family="text">
      <style:text-properties fo:language="ru" fo:country="RU" officeooo:rsid="11f03ed5"/>
    </style:style>
    <style:style style:name="T2947" style:family="text">
      <style:text-properties fo:language="ru" fo:country="RU" officeooo:rsid="11f2cd8a"/>
    </style:style>
    <style:style style:name="T2948" style:family="text">
      <style:text-properties fo:language="ru" fo:country="RU" officeooo:rsid="11f2fe30"/>
    </style:style>
    <style:style style:name="T2949" style:family="text">
      <style:text-properties fo:language="ru" fo:country="RU" officeooo:rsid="11f4278a"/>
    </style:style>
    <style:style style:name="T2950" style:family="text">
      <style:text-properties fo:language="ru" fo:country="RU" officeooo:rsid="11f4aeec"/>
    </style:style>
    <style:style style:name="T2951" style:family="text">
      <style:text-properties fo:language="ru" fo:country="RU" officeooo:rsid="11f6de7f"/>
    </style:style>
    <style:style style:name="T2952" style:family="text">
      <style:text-properties fo:language="ru" fo:country="RU" officeooo:rsid="11f903f3"/>
    </style:style>
    <style:style style:name="T2953" style:family="text">
      <style:text-properties fo:language="ru" fo:country="RU" officeooo:rsid="11fc727f"/>
    </style:style>
    <style:style style:name="T2954" style:family="text">
      <style:text-properties fo:language="ru" fo:country="RU" officeooo:rsid="11fd5441"/>
    </style:style>
    <style:style style:name="T2955" style:family="text">
      <style:text-properties fo:language="ru" fo:country="RU" officeooo:rsid="11fe7862"/>
    </style:style>
    <style:style style:name="T2956" style:family="text">
      <style:text-properties fo:language="ru" fo:country="RU" officeooo:rsid="11feef5d"/>
    </style:style>
    <style:style style:name="T2957" style:family="text">
      <style:text-properties fo:language="ru" fo:country="RU" officeooo:rsid="12002d5f"/>
    </style:style>
    <style:style style:name="T2958" style:family="text">
      <style:text-properties fo:language="ru" fo:country="RU" officeooo:rsid="1201f4a6"/>
    </style:style>
    <style:style style:name="T2959" style:family="text">
      <style:text-properties fo:language="ru" fo:country="RU" officeooo:rsid="12060b12"/>
    </style:style>
    <style:style style:name="T2960" style:family="text">
      <style:text-properties fo:language="ru" fo:country="RU" officeooo:rsid="1208ddef"/>
    </style:style>
    <style:style style:name="T2961" style:family="text">
      <style:text-properties fo:language="ru" fo:country="RU" officeooo:rsid="120a870e"/>
    </style:style>
    <style:style style:name="T2962" style:family="text">
      <style:text-properties fo:language="ru" fo:country="RU" officeooo:rsid="120bee7a"/>
    </style:style>
    <style:style style:name="T2963" style:family="text">
      <style:text-properties fo:language="ru" fo:country="RU" officeooo:rsid="120d3aa7"/>
    </style:style>
    <style:style style:name="T2964" style:family="text">
      <style:text-properties fo:language="ru" fo:country="RU" officeooo:rsid="120dbc6a"/>
    </style:style>
    <style:style style:name="T2965" style:family="text">
      <style:text-properties fo:language="ru" fo:country="RU" officeooo:rsid="120fb430"/>
    </style:style>
    <style:style style:name="T2966" style:family="text">
      <style:text-properties fo:language="ru" fo:country="RU" officeooo:rsid="1210e971"/>
    </style:style>
    <style:style style:name="T2967" style:family="text">
      <style:text-properties fo:language="ru" fo:country="RU" officeooo:rsid="12129af3"/>
    </style:style>
    <style:style style:name="T2968" style:family="text">
      <style:text-properties fo:language="ru" fo:country="RU" officeooo:rsid="1217cc5d"/>
    </style:style>
    <style:style style:name="T2969" style:family="text">
      <style:text-properties fo:language="ru" fo:country="RU" officeooo:rsid="121928c7"/>
    </style:style>
    <style:style style:name="T2970" style:family="text">
      <style:text-properties fo:language="ru" fo:country="RU" officeooo:rsid="121ad3a1"/>
    </style:style>
    <style:style style:name="T2971" style:family="text">
      <style:text-properties fo:language="ru" fo:country="RU" officeooo:rsid="121ca28c"/>
    </style:style>
    <style:style style:name="T2972" style:family="text">
      <style:text-properties fo:language="ru" fo:country="RU" officeooo:rsid="121e0d70"/>
    </style:style>
    <style:style style:name="T2973" style:family="text">
      <style:text-properties fo:language="ru" fo:country="RU" officeooo:rsid="121fa926"/>
    </style:style>
    <style:style style:name="T2974" style:family="text">
      <style:text-properties fo:language="ru" fo:country="RU" officeooo:rsid="1371297c"/>
    </style:style>
    <style:style style:name="T2975" style:family="text">
      <style:text-properties fo:language="ru" fo:country="RU" officeooo:rsid="1371ae4f"/>
    </style:style>
    <style:style style:name="T2976" style:family="text">
      <style:text-properties fo:language="ru" fo:country="RU" officeooo:rsid="13e7e460"/>
    </style:style>
    <style:style style:name="T2977" style:family="text">
      <style:text-properties fo:language="ru" fo:country="RU" officeooo:rsid="13e8b1cc"/>
    </style:style>
    <style:style style:name="T2978" style:family="text">
      <style:text-properties fo:language="ru" fo:country="RU" officeooo:rsid="13e96d86"/>
    </style:style>
    <style:style style:name="T2979" style:family="text">
      <style:text-properties fo:language="ru" fo:country="RU" officeooo:rsid="13ea2ab0"/>
    </style:style>
    <style:style style:name="T2980" style:family="text">
      <style:text-properties fo:language="ru" fo:country="RU" officeooo:rsid="13ea6811"/>
    </style:style>
    <style:style style:name="T2981" style:family="text">
      <style:text-properties fo:language="ru" fo:country="RU" officeooo:rsid="13eb6e6b"/>
    </style:style>
    <style:style style:name="T2982" style:family="text">
      <style:text-properties style:text-underline-style="none" officeooo:rsid="1171e4d9"/>
    </style:style>
    <style:style style:name="T2983" style:family="text">
      <style:text-properties officeooo:rsid="11906b56"/>
    </style:style>
    <style:style style:name="T2984" style:family="text">
      <style:text-properties officeooo:rsid="119668ac"/>
    </style:style>
    <style:style style:name="T2985" style:family="text">
      <style:text-properties officeooo:rsid="1197faaf"/>
    </style:style>
    <style:style style:name="T2986" style:family="text">
      <style:text-properties officeooo:rsid="11987e97"/>
    </style:style>
    <style:style style:name="T2987" style:family="text">
      <style:text-properties officeooo:rsid="11989089"/>
    </style:style>
    <style:style style:name="T2988" style:family="text">
      <style:text-properties officeooo:rsid="119bfd10"/>
    </style:style>
    <style:style style:name="T2989" style:family="text">
      <style:text-properties officeooo:rsid="11c3ef68"/>
    </style:style>
    <style:style style:name="T2990" style:family="text">
      <style:text-properties officeooo:rsid="11c4a0e5"/>
    </style:style>
    <style:style style:name="T2991" style:family="text">
      <style:text-properties officeooo:rsid="1220a866"/>
    </style:style>
    <style:style style:name="T2992" style:family="text">
      <style:text-properties officeooo:rsid="12129af3"/>
    </style:style>
    <style:style style:name="T2993" style:family="text">
      <style:text-properties officeooo:rsid="12210542"/>
    </style:style>
    <style:style style:name="T2994" style:family="text">
      <style:text-properties officeooo:rsid="12228bde"/>
    </style:style>
    <style:style style:name="T2995" style:family="text">
      <style:text-properties officeooo:rsid="12236054"/>
    </style:style>
    <style:style style:name="T2996" style:family="text">
      <style:text-properties officeooo:rsid="122520ad"/>
    </style:style>
    <style:style style:name="T2997" style:family="text">
      <style:text-properties officeooo:rsid="1225a826"/>
    </style:style>
    <style:style style:name="T2998" style:family="text">
      <style:text-properties officeooo:rsid="12270d9d"/>
    </style:style>
    <style:style style:name="T2999" style:family="text">
      <style:text-properties officeooo:rsid="1228b9d0"/>
    </style:style>
    <style:style style:name="T3000" style:family="text">
      <style:text-properties officeooo:rsid="1228bf64"/>
    </style:style>
    <style:style style:name="T3001" style:family="text">
      <style:text-properties officeooo:rsid="122a94b9"/>
    </style:style>
    <style:style style:name="T3002" style:family="text">
      <style:text-properties officeooo:rsid="122afb58"/>
    </style:style>
    <style:style style:name="T3003" style:family="text">
      <style:text-properties officeooo:rsid="122c63b6"/>
    </style:style>
    <style:style style:name="T3004" style:family="text">
      <style:text-properties officeooo:rsid="122f47cc"/>
    </style:style>
    <style:style style:name="T3005" style:family="text">
      <style:text-properties officeooo:rsid="1230033a"/>
    </style:style>
    <style:style style:name="T3006" style:family="text">
      <style:text-properties officeooo:rsid="1230fea2"/>
    </style:style>
    <style:style style:name="T3007" style:family="text">
      <style:text-properties officeooo:rsid="12313fe9"/>
    </style:style>
    <style:style style:name="T3008" style:family="text">
      <style:text-properties officeooo:rsid="1232d874"/>
    </style:style>
    <style:style style:name="T3009" style:family="text">
      <style:text-properties officeooo:rsid="12341068"/>
    </style:style>
    <style:style style:name="T3010" style:family="text">
      <style:text-properties officeooo:rsid="12368b43"/>
    </style:style>
    <style:style style:name="T3011" style:family="text">
      <style:text-properties officeooo:rsid="12381600"/>
    </style:style>
    <style:style style:name="T3012" style:family="text">
      <style:text-properties officeooo:rsid="12393212"/>
    </style:style>
    <style:style style:name="T3013" style:family="text">
      <style:text-properties officeooo:rsid="123a3af9"/>
    </style:style>
    <style:style style:name="T3014" style:family="text">
      <style:text-properties officeooo:rsid="123b6b42"/>
    </style:style>
    <style:style style:name="T3015" style:family="text">
      <style:text-properties officeooo:rsid="123bcc6b"/>
    </style:style>
    <style:style style:name="T3016" style:family="text">
      <style:text-properties officeooo:rsid="123c8d09"/>
    </style:style>
    <style:style style:name="T3017" style:family="text">
      <style:text-properties officeooo:rsid="123df596"/>
    </style:style>
    <style:style style:name="T3018" style:family="text">
      <style:text-properties officeooo:rsid="123eeaaf"/>
    </style:style>
    <style:style style:name="T3019" style:family="text">
      <style:text-properties officeooo:rsid="12428de5"/>
    </style:style>
    <style:style style:name="T3020" style:family="text">
      <style:text-properties officeooo:rsid="12450b2d"/>
    </style:style>
    <style:style style:name="T3021" style:family="text">
      <style:text-properties officeooo:rsid="1245ade2"/>
    </style:style>
    <style:style style:name="T3022" style:family="text">
      <style:text-properties officeooo:rsid="12477502"/>
    </style:style>
    <style:style style:name="T3023" style:family="text">
      <style:text-properties officeooo:rsid="124bca8f"/>
    </style:style>
    <style:style style:name="T3024" style:family="text">
      <style:text-properties officeooo:rsid="124c56e2"/>
    </style:style>
    <style:style style:name="T3025" style:family="text">
      <style:text-properties officeooo:rsid="124dd7b2"/>
    </style:style>
    <style:style style:name="T3026" style:family="text">
      <style:text-properties officeooo:rsid="124e9a26"/>
    </style:style>
    <style:style style:name="T3027" style:family="text">
      <style:text-properties officeooo:rsid="12505681"/>
    </style:style>
    <style:style style:name="T3028" style:family="text">
      <style:text-properties officeooo:rsid="12508360"/>
    </style:style>
    <style:style style:name="T3029" style:family="text">
      <style:text-properties officeooo:rsid="12513309"/>
    </style:style>
    <style:style style:name="T3030" style:family="text">
      <style:text-properties officeooo:rsid="125226a9"/>
    </style:style>
    <style:style style:name="T3031" style:family="text">
      <style:text-properties officeooo:rsid="12534fbd"/>
    </style:style>
    <style:style style:name="T3032" style:family="text">
      <style:text-properties officeooo:rsid="1253af94"/>
    </style:style>
    <style:style style:name="T3033" style:family="text">
      <style:text-properties officeooo:rsid="1255d218"/>
    </style:style>
    <style:style style:name="T3034" style:family="text">
      <style:text-properties officeooo:rsid="125780ff"/>
    </style:style>
    <style:style style:name="T3035" style:family="text">
      <style:text-properties officeooo:rsid="1258178c"/>
    </style:style>
    <style:style style:name="T3036" style:family="text">
      <style:text-properties officeooo:rsid="125aa737"/>
    </style:style>
    <style:style style:name="T3037" style:family="text">
      <style:text-properties officeooo:rsid="125b7842"/>
    </style:style>
    <style:style style:name="T3038" style:family="text">
      <style:text-properties officeooo:rsid="125d1c16"/>
    </style:style>
    <style:style style:name="T3039" style:family="text">
      <style:text-properties officeooo:rsid="125dae90"/>
    </style:style>
    <style:style style:name="T3040" style:family="text">
      <style:text-properties officeooo:rsid="125f8b86"/>
    </style:style>
    <style:style style:name="T3041" style:family="text">
      <style:text-properties officeooo:rsid="12615911"/>
    </style:style>
    <style:style style:name="T3042" style:family="text">
      <style:text-properties officeooo:rsid="12627700"/>
    </style:style>
    <style:style style:name="T3043" style:family="text">
      <style:text-properties officeooo:rsid="126354ed"/>
    </style:style>
    <style:style style:name="T3044" style:family="text">
      <style:text-properties officeooo:rsid="1264d6ad"/>
    </style:style>
    <style:style style:name="T3045" style:family="text">
      <style:text-properties officeooo:rsid="1265b51d"/>
    </style:style>
    <style:style style:name="T3046" style:family="text">
      <style:text-properties officeooo:rsid="1266fe2e"/>
    </style:style>
    <style:style style:name="T3047" style:family="text">
      <style:text-properties officeooo:rsid="1268e239"/>
    </style:style>
    <style:style style:name="T3048" style:family="text">
      <style:text-properties officeooo:rsid="126d993d"/>
    </style:style>
    <style:style style:name="T3049" style:family="text">
      <style:text-properties officeooo:rsid="126dcce3"/>
    </style:style>
    <style:style style:name="T3050" style:family="text">
      <style:text-properties officeooo:rsid="126f8993"/>
    </style:style>
    <style:style style:name="T3051" style:family="text">
      <style:text-properties officeooo:rsid="1270c1ee"/>
    </style:style>
    <style:style style:name="T3052" style:family="text">
      <style:text-properties officeooo:rsid="1270fb38"/>
    </style:style>
    <style:style style:name="T3053" style:family="text">
      <style:text-properties officeooo:rsid="12739dce"/>
    </style:style>
    <style:style style:name="T3054" style:family="text">
      <style:text-properties officeooo:rsid="1273f568"/>
    </style:style>
    <style:style style:name="T3055" style:family="text">
      <style:text-properties officeooo:rsid="1275f618"/>
    </style:style>
    <style:style style:name="T3056" style:family="text">
      <style:text-properties officeooo:rsid="12762adc"/>
    </style:style>
    <style:style style:name="T3057" style:family="text">
      <style:text-properties officeooo:rsid="1278edd6"/>
    </style:style>
    <style:style style:name="T3058" style:family="text">
      <style:text-properties officeooo:rsid="12791c02"/>
    </style:style>
    <style:style style:name="T3059" style:family="text">
      <style:text-properties officeooo:rsid="127b0e93"/>
    </style:style>
    <style:style style:name="T3060" style:family="text">
      <style:text-properties officeooo:rsid="127b9b51"/>
    </style:style>
    <style:style style:name="T3061" style:family="text">
      <style:text-properties officeooo:rsid="127f4373"/>
    </style:style>
    <style:style style:name="T3062" style:family="text">
      <style:text-properties officeooo:rsid="12810b3e"/>
    </style:style>
    <style:style style:name="T3063" style:family="text">
      <style:text-properties officeooo:rsid="128309ad"/>
    </style:style>
    <style:style style:name="T3064" style:family="text">
      <style:text-properties officeooo:rsid="1283b45b"/>
    </style:style>
    <style:style style:name="T3065" style:family="text">
      <style:text-properties officeooo:rsid="128408d2"/>
    </style:style>
    <style:style style:name="T3066" style:family="text">
      <style:text-properties officeooo:rsid="1285b473"/>
    </style:style>
    <style:style style:name="T3067" style:family="text">
      <style:text-properties officeooo:rsid="128639ce"/>
    </style:style>
    <style:style style:name="T3068" style:family="text">
      <style:text-properties officeooo:rsid="12875ff4"/>
    </style:style>
    <style:style style:name="T3069" style:family="text">
      <style:text-properties officeooo:rsid="128961b4"/>
    </style:style>
    <style:style style:name="T3070" style:family="text">
      <style:text-properties officeooo:rsid="1289637c"/>
    </style:style>
    <style:style style:name="T3071" style:family="text">
      <style:text-properties officeooo:rsid="128ad344"/>
    </style:style>
    <style:style style:name="T3072" style:family="text">
      <style:text-properties officeooo:rsid="128c522b"/>
    </style:style>
    <style:style style:name="T3073" style:family="text">
      <style:text-properties officeooo:rsid="128dbe9e"/>
    </style:style>
    <style:style style:name="T3074" style:family="text">
      <style:text-properties officeooo:rsid="128ed23f"/>
    </style:style>
    <style:style style:name="T3075" style:family="text">
      <style:text-properties officeooo:rsid="128ef578"/>
    </style:style>
    <style:style style:name="T3076" style:family="text">
      <style:text-properties officeooo:rsid="128f4d2c"/>
    </style:style>
    <style:style style:name="T3077" style:family="text">
      <style:text-properties officeooo:rsid="128feaec"/>
    </style:style>
    <style:style style:name="T3078" style:family="text">
      <style:text-properties officeooo:rsid="12915e15"/>
    </style:style>
    <style:style style:name="T3079" style:family="text">
      <style:text-properties officeooo:rsid="1292bbc1"/>
    </style:style>
    <style:style style:name="T3080" style:family="text">
      <style:text-properties officeooo:rsid="12935445"/>
    </style:style>
    <style:style style:name="T3081" style:family="text">
      <style:text-properties officeooo:rsid="1297c31d"/>
    </style:style>
    <style:style style:name="T3082" style:family="text">
      <style:text-properties officeooo:rsid="1297d319"/>
    </style:style>
    <style:style style:name="T3083" style:family="text">
      <style:text-properties officeooo:rsid="129908e1"/>
    </style:style>
    <style:style style:name="T3084" style:family="text">
      <style:text-properties officeooo:rsid="129c2ee1"/>
    </style:style>
    <style:style style:name="T3085" style:family="text">
      <style:text-properties officeooo:rsid="129cc89b"/>
    </style:style>
    <style:style style:name="T3086" style:family="text">
      <style:text-properties officeooo:rsid="129ee4e9"/>
    </style:style>
    <style:style style:name="T3087" style:family="text">
      <style:text-properties officeooo:rsid="12a09211"/>
    </style:style>
    <style:style style:name="T3088" style:family="text">
      <style:text-properties officeooo:rsid="12a1cc02"/>
    </style:style>
    <style:style style:name="T3089" style:family="text">
      <style:text-properties officeooo:rsid="12a1fee7"/>
    </style:style>
    <style:style style:name="T3090" style:family="text">
      <style:text-properties officeooo:rsid="12a349fe"/>
    </style:style>
    <style:style style:name="T3091" style:family="text">
      <style:text-properties officeooo:rsid="12a469ff"/>
    </style:style>
    <style:style style:name="T3092" style:family="text">
      <style:text-properties officeooo:rsid="12a5405c"/>
    </style:style>
    <style:style style:name="T3093" style:family="text">
      <style:text-properties officeooo:rsid="12a57ee0"/>
    </style:style>
    <style:style style:name="T3094" style:family="text">
      <style:text-properties officeooo:rsid="12a7068e"/>
    </style:style>
    <style:style style:name="T3095" style:family="text">
      <style:text-properties officeooo:rsid="12a882df"/>
    </style:style>
    <style:style style:name="T3096" style:family="text">
      <style:text-properties officeooo:rsid="12a96fd0"/>
    </style:style>
    <style:style style:name="T3097" style:family="text">
      <style:text-properties officeooo:rsid="12aa992d"/>
    </style:style>
    <style:style style:name="T3098" style:family="text">
      <style:text-properties officeooo:rsid="12ab0317"/>
    </style:style>
    <style:style style:name="T3099" style:family="text">
      <style:text-properties officeooo:rsid="12abce81"/>
    </style:style>
    <style:style style:name="T3100" style:family="text">
      <style:text-properties officeooo:rsid="12ac5a0e"/>
    </style:style>
    <style:style style:name="T3101" style:family="text">
      <style:text-properties officeooo:rsid="12ae8a78"/>
    </style:style>
    <style:style style:name="T3102" style:family="text">
      <style:text-properties officeooo:rsid="12af9faa"/>
    </style:style>
    <style:style style:name="T3103" style:family="text">
      <style:text-properties officeooo:rsid="12b0abca"/>
    </style:style>
    <style:style style:name="T3104" style:family="text">
      <style:text-properties officeooo:rsid="12b1ada0"/>
    </style:style>
    <style:style style:name="T3105" style:family="text">
      <style:text-properties officeooo:rsid="12b31df8"/>
    </style:style>
    <style:style style:name="T3106" style:family="text">
      <style:text-properties officeooo:rsid="12b364c6"/>
    </style:style>
    <style:style style:name="T3107" style:family="text">
      <style:text-properties officeooo:rsid="12b55b82"/>
    </style:style>
    <style:style style:name="T3108" style:family="text">
      <style:text-properties officeooo:rsid="12b6af8b"/>
    </style:style>
    <style:style style:name="T3109" style:family="text">
      <style:text-properties officeooo:rsid="12b8a218"/>
    </style:style>
    <style:style style:name="T3110" style:family="text">
      <style:text-properties officeooo:rsid="12b97b5e"/>
    </style:style>
    <style:style style:name="T3111" style:family="text">
      <style:text-properties officeooo:rsid="12ba203f"/>
    </style:style>
    <style:style style:name="T3112" style:family="text">
      <style:text-properties officeooo:rsid="12bdaaa4"/>
    </style:style>
    <style:style style:name="T3113" style:family="text">
      <style:text-properties officeooo:rsid="12be6f95"/>
    </style:style>
    <style:style style:name="T3114" style:family="text">
      <style:text-properties officeooo:rsid="12c030a5"/>
    </style:style>
    <style:style style:name="T3115" style:family="text">
      <style:text-properties officeooo:rsid="12c04db9"/>
    </style:style>
    <style:style style:name="T3116" style:family="text">
      <style:text-properties officeooo:rsid="12c0ff76"/>
    </style:style>
    <style:style style:name="T3117" style:family="text">
      <style:text-properties officeooo:rsid="12c2c41b"/>
    </style:style>
    <style:style style:name="T3118" style:family="text">
      <style:text-properties officeooo:rsid="12c2c4db"/>
    </style:style>
    <style:style style:name="T3119" style:family="text">
      <style:text-properties officeooo:rsid="12c3ed09"/>
    </style:style>
    <style:style style:name="T3120" style:family="text">
      <style:text-properties officeooo:rsid="12c58ca6"/>
    </style:style>
    <style:style style:name="T3121" style:family="text">
      <style:text-properties officeooo:rsid="12c6ea8a"/>
    </style:style>
    <style:style style:name="T3122" style:family="text">
      <style:text-properties officeooo:rsid="12c7d261"/>
    </style:style>
    <style:style style:name="T3123" style:family="text">
      <style:text-properties officeooo:rsid="12c97c39"/>
    </style:style>
    <style:style style:name="T3124" style:family="text">
      <style:text-properties officeooo:rsid="12c9e531"/>
    </style:style>
    <style:style style:name="T3125" style:family="text">
      <style:text-properties officeooo:rsid="12ca6f4b"/>
    </style:style>
    <style:style style:name="T3126" style:family="text">
      <style:text-properties officeooo:rsid="12cc16ba"/>
    </style:style>
    <style:style style:name="T3127" style:family="text">
      <style:text-properties officeooo:rsid="12cd7552"/>
    </style:style>
    <style:style style:name="T3128" style:family="text">
      <style:text-properties officeooo:rsid="12ced184"/>
    </style:style>
    <style:style style:name="T3129" style:family="text">
      <style:text-properties officeooo:rsid="12d01065"/>
    </style:style>
    <style:style style:name="T3130" style:family="text">
      <style:text-properties officeooo:rsid="12d097a7"/>
    </style:style>
    <style:style style:name="T3131" style:family="text">
      <style:text-properties officeooo:rsid="12d28648"/>
    </style:style>
    <style:style style:name="T3132" style:family="text">
      <style:text-properties officeooo:rsid="12d2db41"/>
    </style:style>
    <style:style style:name="T3133" style:family="text">
      <style:text-properties officeooo:rsid="12d7e558"/>
    </style:style>
    <style:style style:name="T3134" style:family="text">
      <style:text-properties officeooo:rsid="12d7ef87"/>
    </style:style>
    <style:style style:name="T3135" style:family="text">
      <style:text-properties officeooo:rsid="12d80d72"/>
    </style:style>
    <style:style style:name="T3136" style:family="text">
      <style:text-properties officeooo:rsid="12d84ef9"/>
    </style:style>
    <style:style style:name="T3137" style:family="text">
      <style:text-properties officeooo:rsid="12d943f4"/>
    </style:style>
    <style:style style:name="T3138" style:family="text">
      <style:text-properties officeooo:rsid="12d94c05"/>
    </style:style>
    <style:style style:name="T3139" style:family="text">
      <style:text-properties officeooo:rsid="12d991d0"/>
    </style:style>
    <style:style style:name="T3140" style:family="text">
      <style:text-properties officeooo:rsid="12daf5a1"/>
    </style:style>
    <style:style style:name="T3141" style:family="text">
      <style:text-properties officeooo:rsid="12db7c6a"/>
    </style:style>
    <style:style style:name="T3142" style:family="text">
      <style:text-properties officeooo:rsid="12dbcb29"/>
    </style:style>
    <style:style style:name="T3143" style:family="text">
      <style:text-properties officeooo:rsid="12dd3de7"/>
    </style:style>
    <style:style style:name="T3144" style:family="text">
      <style:text-properties officeooo:rsid="12dec0e3"/>
    </style:style>
    <style:style style:name="T3145" style:family="text">
      <style:text-properties officeooo:rsid="12e123b0"/>
    </style:style>
    <style:style style:name="T3146" style:family="text">
      <style:text-properties officeooo:rsid="12e24d41"/>
    </style:style>
    <style:style style:name="T3147" style:family="text">
      <style:text-properties officeooo:rsid="12e39727"/>
    </style:style>
    <style:style style:name="T3148" style:family="text">
      <style:text-properties officeooo:rsid="12e52203"/>
    </style:style>
    <style:style style:name="T3149" style:family="text">
      <style:text-properties officeooo:rsid="12e61bc9"/>
    </style:style>
    <style:style style:name="T3150" style:family="text">
      <style:text-properties officeooo:rsid="12e6c1a9"/>
    </style:style>
    <style:style style:name="T3151" style:family="text">
      <style:text-properties officeooo:rsid="12e7db4c"/>
    </style:style>
    <style:style style:name="T3152" style:family="text">
      <style:text-properties officeooo:rsid="12e8c6dd"/>
    </style:style>
    <style:style style:name="T3153" style:family="text">
      <style:text-properties officeooo:rsid="12ea267d"/>
    </style:style>
    <style:style style:name="T3154" style:family="text">
      <style:text-properties officeooo:rsid="12ec24be"/>
    </style:style>
    <style:style style:name="T3155" style:family="text">
      <style:text-properties officeooo:rsid="12eca8a7"/>
    </style:style>
    <style:style style:name="T3156" style:family="text">
      <style:text-properties officeooo:rsid="12ed6d4c"/>
    </style:style>
    <style:style style:name="T3157" style:family="text">
      <style:text-properties officeooo:rsid="12eed043"/>
    </style:style>
    <style:style style:name="T3158" style:family="text">
      <style:text-properties officeooo:rsid="12efec33"/>
    </style:style>
    <style:style style:name="T3159" style:family="text">
      <style:text-properties officeooo:rsid="12f10a10"/>
    </style:style>
    <style:style style:name="T3160" style:family="text">
      <style:text-properties officeooo:rsid="12f3ac10"/>
    </style:style>
    <style:style style:name="T3161" style:family="text">
      <style:text-properties officeooo:rsid="12f59572"/>
    </style:style>
    <style:style style:name="T3162" style:family="text">
      <style:text-properties officeooo:rsid="12f5a223"/>
    </style:style>
    <style:style style:name="T3163" style:family="text">
      <style:text-properties officeooo:rsid="12f8cac6"/>
    </style:style>
    <style:style style:name="T3164" style:family="text">
      <style:text-properties officeooo:rsid="12fa5d95"/>
    </style:style>
    <style:style style:name="T3165" style:family="text">
      <style:text-properties officeooo:rsid="12fa6cfa"/>
    </style:style>
    <style:style style:name="T3166" style:family="text">
      <style:text-properties officeooo:rsid="12fb74a4"/>
    </style:style>
    <style:style style:name="T3167" style:family="text">
      <style:text-properties officeooo:rsid="12fd09a0"/>
    </style:style>
    <style:style style:name="T3168" style:family="text">
      <style:text-properties officeooo:rsid="12ff4f13"/>
    </style:style>
    <style:style style:name="T3169" style:family="text">
      <style:text-properties officeooo:rsid="1301056d"/>
    </style:style>
    <style:style style:name="T3170" style:family="text">
      <style:text-properties officeooo:rsid="1302040e"/>
    </style:style>
    <style:style style:name="T3171" style:family="text">
      <style:text-properties officeooo:rsid="1303c193"/>
    </style:style>
    <style:style style:name="T3172" style:family="text">
      <style:text-properties officeooo:rsid="1304403f"/>
    </style:style>
    <style:style style:name="T3173" style:family="text">
      <style:text-properties officeooo:rsid="13056c2a"/>
    </style:style>
    <style:style style:name="T3174" style:family="text">
      <style:text-properties officeooo:rsid="1305b04e"/>
    </style:style>
    <style:style style:name="T3175" style:family="text">
      <style:text-properties officeooo:rsid="1305d782"/>
    </style:style>
    <style:style style:name="T3176" style:family="text">
      <style:text-properties officeooo:rsid="1307b207"/>
    </style:style>
    <style:style style:name="T3177" style:family="text">
      <style:text-properties officeooo:rsid="1308489c"/>
    </style:style>
    <style:style style:name="T3178" style:family="text">
      <style:text-properties officeooo:rsid="1308b414"/>
    </style:style>
    <style:style style:name="T3179" style:family="text">
      <style:text-properties officeooo:rsid="13098d2b"/>
    </style:style>
    <style:style style:name="T3180" style:family="text">
      <style:text-properties officeooo:rsid="130a599d"/>
    </style:style>
    <style:style style:name="T3181" style:family="text">
      <style:text-properties officeooo:rsid="130b8de9"/>
    </style:style>
    <style:style style:name="T3182" style:family="text">
      <style:text-properties officeooo:rsid="130c97cc"/>
    </style:style>
    <style:style style:name="T3183" style:family="text">
      <style:text-properties officeooo:rsid="130e3aba"/>
    </style:style>
    <style:style style:name="T3184" style:family="text">
      <style:text-properties officeooo:rsid="130e7d15"/>
    </style:style>
    <style:style style:name="T3185" style:family="text">
      <style:text-properties officeooo:rsid="130fb3e8"/>
    </style:style>
    <style:style style:name="T3186" style:family="text">
      <style:text-properties officeooo:rsid="130fcb07"/>
    </style:style>
    <style:style style:name="T3187" style:family="text">
      <style:text-properties officeooo:rsid="131147e3"/>
    </style:style>
    <style:style style:name="T3188" style:family="text">
      <style:text-properties officeooo:rsid="131330ea"/>
    </style:style>
    <style:style style:name="T3189" style:family="text">
      <style:text-properties officeooo:rsid="1313c201"/>
    </style:style>
    <style:style style:name="T3190" style:family="text">
      <style:text-properties officeooo:rsid="1313f869"/>
    </style:style>
    <style:style style:name="T3191" style:family="text">
      <style:text-properties officeooo:rsid="1314c90d"/>
    </style:style>
    <style:style style:name="T3192" style:family="text">
      <style:text-properties officeooo:rsid="1314cdb7"/>
    </style:style>
    <style:style style:name="T3193" style:family="text">
      <style:text-properties officeooo:rsid="13156d61"/>
    </style:style>
    <style:style style:name="T3194" style:family="text">
      <style:text-properties officeooo:rsid="1315806c"/>
    </style:style>
    <style:style style:name="T3195" style:family="text">
      <style:text-properties officeooo:rsid="131674cb"/>
    </style:style>
    <style:style style:name="T3196" style:family="text">
      <style:text-properties officeooo:rsid="13180b9a"/>
    </style:style>
    <style:style style:name="T3197" style:family="text">
      <style:text-properties officeooo:rsid="13197f86"/>
    </style:style>
    <style:style style:name="T3198" style:family="text">
      <style:text-properties officeooo:rsid="131b6df1"/>
    </style:style>
    <style:style style:name="T3199" style:family="text">
      <style:text-properties officeooo:rsid="131bfd02"/>
    </style:style>
    <style:style style:name="T3200" style:family="text">
      <style:text-properties officeooo:rsid="131c21ee"/>
    </style:style>
    <style:style style:name="T3201" style:family="text">
      <style:text-properties officeooo:rsid="131c3237"/>
    </style:style>
    <style:style style:name="T3202" style:family="text">
      <style:text-properties officeooo:rsid="131dcad1"/>
    </style:style>
    <style:style style:name="T3203" style:family="text">
      <style:text-properties officeooo:rsid="131fa546"/>
    </style:style>
    <style:style style:name="T3204" style:family="text">
      <style:text-properties officeooo:rsid="13204e6f"/>
    </style:style>
    <style:style style:name="T3205" style:family="text">
      <style:text-properties officeooo:rsid="13207931"/>
    </style:style>
    <style:style style:name="T3206" style:family="text">
      <style:text-properties officeooo:rsid="132099d8"/>
    </style:style>
    <style:style style:name="T3207" style:family="text">
      <style:text-properties officeooo:rsid="13213b61"/>
    </style:style>
    <style:style style:name="T3208" style:family="text">
      <style:text-properties officeooo:rsid="13228126"/>
    </style:style>
    <style:style style:name="T3209" style:family="text">
      <style:text-properties officeooo:rsid="13233ab6"/>
    </style:style>
    <style:style style:name="T3210" style:family="text">
      <style:text-properties officeooo:rsid="13241ede"/>
    </style:style>
    <style:style style:name="T3211" style:family="text">
      <style:text-properties officeooo:rsid="1325704f"/>
    </style:style>
    <style:style style:name="T3212" style:family="text">
      <style:text-properties officeooo:rsid="13266204"/>
    </style:style>
    <style:style style:name="T3213" style:family="text">
      <style:text-properties officeooo:rsid="1326ed68"/>
    </style:style>
    <style:style style:name="T3214" style:family="text">
      <style:text-properties officeooo:rsid="13285473"/>
    </style:style>
    <style:style style:name="T3215" style:family="text">
      <style:text-properties officeooo:rsid="13297448"/>
    </style:style>
    <style:style style:name="T3216" style:family="text">
      <style:text-properties officeooo:rsid="132bf34a"/>
    </style:style>
    <style:style style:name="T3217" style:family="text">
      <style:text-properties officeooo:rsid="132c8082"/>
    </style:style>
    <style:style style:name="T3218" style:family="text">
      <style:text-properties officeooo:rsid="132d81a0"/>
    </style:style>
    <style:style style:name="T3219" style:family="text">
      <style:text-properties officeooo:rsid="132f7167"/>
    </style:style>
    <style:style style:name="T3220" style:family="text">
      <style:text-properties officeooo:rsid="1330cea9"/>
    </style:style>
    <style:style style:name="T3221" style:family="text">
      <style:text-properties officeooo:rsid="13315cde"/>
    </style:style>
    <style:style style:name="T3222" style:family="text">
      <style:text-properties officeooo:rsid="13324da0"/>
    </style:style>
    <style:style style:name="T3223" style:family="text">
      <style:text-properties officeooo:rsid="1333db4c"/>
    </style:style>
    <style:style style:name="T3224" style:family="text">
      <style:text-properties officeooo:rsid="13348069"/>
    </style:style>
    <style:style style:name="T3225" style:family="text">
      <style:text-properties officeooo:rsid="1334f9b3"/>
    </style:style>
    <style:style style:name="T3226" style:family="text">
      <style:text-properties officeooo:rsid="13358a1a"/>
    </style:style>
    <style:style style:name="T3227" style:family="text">
      <style:text-properties officeooo:rsid="133703ac"/>
    </style:style>
    <style:style style:name="T3228" style:family="text">
      <style:text-properties officeooo:rsid="1338bb66"/>
    </style:style>
    <style:style style:name="T3229" style:family="text">
      <style:text-properties officeooo:rsid="133a5f9c"/>
    </style:style>
    <style:style style:name="T3230" style:family="text">
      <style:text-properties officeooo:rsid="133b96fb"/>
    </style:style>
    <style:style style:name="T3231" style:family="text">
      <style:text-properties officeooo:rsid="133ce696"/>
    </style:style>
    <style:style style:name="T3232" style:family="text">
      <style:text-properties officeooo:rsid="133d001c"/>
    </style:style>
    <style:style style:name="T3233" style:family="text">
      <style:text-properties officeooo:rsid="133ea076"/>
    </style:style>
    <style:style style:name="T3234" style:family="text">
      <style:text-properties officeooo:rsid="133ff10e"/>
    </style:style>
    <style:style style:name="T3235" style:family="text">
      <style:text-properties officeooo:rsid="1341c8a1"/>
    </style:style>
    <style:style style:name="T3236" style:family="text">
      <style:text-properties officeooo:rsid="134277b3"/>
    </style:style>
    <style:style style:name="T3237" style:family="text">
      <style:text-properties officeooo:rsid="1342a849"/>
    </style:style>
    <style:style style:name="T3238" style:family="text">
      <style:text-properties officeooo:rsid="13437eb4"/>
    </style:style>
    <style:style style:name="T3239" style:family="text">
      <style:text-properties officeooo:rsid="1345474e"/>
    </style:style>
    <style:style style:name="T3240" style:family="text">
      <style:text-properties officeooo:rsid="134691dc"/>
    </style:style>
    <style:style style:name="T3241" style:family="text">
      <style:text-properties officeooo:rsid="1346a814"/>
    </style:style>
    <style:style style:name="T3242" style:family="text">
      <style:text-properties officeooo:rsid="1346aaa4"/>
    </style:style>
    <style:style style:name="T3243" style:family="text">
      <style:text-properties officeooo:rsid="134835ca"/>
    </style:style>
    <style:style style:name="T3244" style:family="text">
      <style:text-properties officeooo:rsid="134a080f"/>
    </style:style>
    <style:style style:name="T3245" style:family="text">
      <style:text-properties officeooo:rsid="134af7e9"/>
    </style:style>
    <style:style style:name="T3246" style:family="text">
      <style:text-properties officeooo:rsid="134ccf60"/>
    </style:style>
    <style:style style:name="T3247" style:family="text">
      <style:text-properties officeooo:rsid="134e87f4"/>
    </style:style>
    <style:style style:name="T3248" style:family="text">
      <style:text-properties officeooo:rsid="1351c2dd"/>
    </style:style>
    <style:style style:name="T3249" style:family="text">
      <style:text-properties officeooo:rsid="13521876"/>
    </style:style>
    <style:style style:name="T3250" style:family="text">
      <style:text-properties officeooo:rsid="135270b2"/>
    </style:style>
    <style:style style:name="T3251" style:family="text">
      <style:text-properties officeooo:rsid="13539569"/>
    </style:style>
    <style:style style:name="T3252" style:family="text">
      <style:text-properties officeooo:rsid="1354543f"/>
    </style:style>
    <style:style style:name="T3253" style:family="text">
      <style:text-properties officeooo:rsid="135587db"/>
    </style:style>
    <style:style style:name="T3254" style:family="text">
      <style:text-properties officeooo:rsid="13564ca0"/>
    </style:style>
    <style:style style:name="T3255" style:family="text">
      <style:text-properties officeooo:rsid="13570e50"/>
    </style:style>
    <style:style style:name="T3256" style:family="text">
      <style:text-properties officeooo:rsid="135851b5"/>
    </style:style>
    <style:style style:name="T3257" style:family="text">
      <style:text-properties officeooo:rsid="13586d85"/>
    </style:style>
    <style:style style:name="T3258" style:family="text">
      <style:text-properties officeooo:rsid="1358e8e9"/>
    </style:style>
    <style:style style:name="T3259" style:family="text">
      <style:text-properties officeooo:rsid="1359d683"/>
    </style:style>
    <style:style style:name="T3260" style:family="text">
      <style:text-properties officeooo:rsid="135abf08"/>
    </style:style>
    <style:style style:name="T3261" style:family="text">
      <style:text-properties officeooo:rsid="135acd29"/>
    </style:style>
    <style:style style:name="T3262" style:family="text">
      <style:text-properties officeooo:rsid="135b8cda"/>
    </style:style>
    <style:style style:name="T3263" style:family="text">
      <style:text-properties officeooo:rsid="135ea893"/>
    </style:style>
    <style:style style:name="T3264" style:family="text">
      <style:text-properties officeooo:rsid="13618c49"/>
    </style:style>
    <style:style style:name="T3265" style:family="text">
      <style:text-properties officeooo:rsid="1361d05d"/>
    </style:style>
    <style:style style:name="T3266" style:family="text">
      <style:text-properties officeooo:rsid="1362648f"/>
    </style:style>
    <style:style style:name="T3267" style:family="text">
      <style:text-properties officeooo:rsid="13641abc"/>
    </style:style>
    <style:style style:name="T3268" style:family="text">
      <style:text-properties officeooo:rsid="1365a09e"/>
    </style:style>
    <style:style style:name="T3269" style:family="text">
      <style:text-properties officeooo:rsid="136760e9"/>
    </style:style>
    <style:style style:name="T3270" style:family="text">
      <style:text-properties officeooo:rsid="1368f396"/>
    </style:style>
    <style:style style:name="T3271" style:family="text">
      <style:text-properties officeooo:rsid="1369dd9b"/>
    </style:style>
    <style:style style:name="T3272" style:family="text">
      <style:text-properties officeooo:rsid="136b2f81"/>
    </style:style>
    <style:style style:name="T3273" style:family="text">
      <style:text-properties officeooo:rsid="136d224c"/>
    </style:style>
    <style:style style:name="T3274" style:family="text">
      <style:text-properties officeooo:rsid="136d8762"/>
    </style:style>
    <style:style style:name="T3275" style:family="text">
      <style:text-properties officeooo:rsid="136ec9e1"/>
    </style:style>
    <style:style style:name="T3276" style:family="text">
      <style:text-properties officeooo:rsid="136f5858"/>
    </style:style>
    <style:style style:name="T3277" style:family="text">
      <style:text-properties officeooo:rsid="136fce4d"/>
    </style:style>
    <style:style style:name="T3278" style:family="text">
      <style:text-properties officeooo:rsid="1371ae4f"/>
    </style:style>
    <style:style style:name="T3279" style:family="text">
      <style:text-properties officeooo:rsid="137268d9"/>
    </style:style>
    <style:style style:name="T3280" style:family="text">
      <style:text-properties officeooo:rsid="1372f57b"/>
    </style:style>
    <style:style style:name="T3281" style:family="text">
      <style:text-properties officeooo:rsid="1374cc92"/>
    </style:style>
    <style:style style:name="T3282" style:family="text">
      <style:text-properties officeooo:rsid="13751bf9"/>
    </style:style>
    <style:style style:name="T3283" style:family="text">
      <style:text-properties officeooo:rsid="137538c1"/>
    </style:style>
    <style:style style:name="T3284" style:family="text">
      <style:text-properties officeooo:rsid="137554dd"/>
    </style:style>
    <style:style style:name="T3285" style:family="text">
      <style:text-properties officeooo:rsid="1375b9ac"/>
    </style:style>
    <style:style style:name="T3286" style:family="text">
      <style:text-properties officeooo:rsid="13772d50"/>
    </style:style>
    <style:style style:name="T3287" style:family="text">
      <style:text-properties officeooo:rsid="13781d37"/>
    </style:style>
    <style:style style:name="T3288" style:family="text">
      <style:text-properties officeooo:rsid="1379c5d0"/>
    </style:style>
    <style:style style:name="T3289" style:family="text">
      <style:text-properties officeooo:rsid="1379f29c"/>
    </style:style>
    <style:style style:name="T3290" style:family="text">
      <style:text-properties officeooo:rsid="137a90ef"/>
    </style:style>
    <style:style style:name="T3291" style:family="text">
      <style:text-properties officeooo:rsid="137ad2ec"/>
    </style:style>
    <style:style style:name="T3292" style:family="text">
      <style:text-properties officeooo:rsid="137b539a"/>
    </style:style>
    <style:style style:name="T3293" style:family="text">
      <style:text-properties officeooo:rsid="137c2897"/>
    </style:style>
    <style:style style:name="T3294" style:family="text">
      <style:text-properties officeooo:rsid="137e0011"/>
    </style:style>
    <style:style style:name="T3295" style:family="text">
      <style:text-properties officeooo:rsid="137efc0d"/>
    </style:style>
    <style:style style:name="T3296" style:family="text">
      <style:text-properties officeooo:rsid="137fd9f7"/>
    </style:style>
    <style:style style:name="T3297" style:family="text">
      <style:text-properties officeooo:rsid="13814cee"/>
    </style:style>
    <style:style style:name="T3298" style:family="text">
      <style:text-properties officeooo:rsid="13833e08"/>
    </style:style>
    <style:style style:name="T3299" style:family="text">
      <style:text-properties officeooo:rsid="13851945"/>
    </style:style>
    <style:style style:name="T3300" style:family="text">
      <style:text-properties officeooo:rsid="1385e2bc"/>
    </style:style>
    <style:style style:name="T3301" style:family="text">
      <style:text-properties officeooo:rsid="13862d16"/>
    </style:style>
    <style:style style:name="T3302" style:family="text">
      <style:text-properties officeooo:rsid="13864a4e"/>
    </style:style>
    <style:style style:name="T3303" style:family="text">
      <style:text-properties officeooo:rsid="1388479e"/>
    </style:style>
    <style:style style:name="T3304" style:family="text">
      <style:text-properties officeooo:rsid="138a3df3"/>
    </style:style>
    <style:style style:name="T3305" style:family="text">
      <style:text-properties officeooo:rsid="138c140a"/>
    </style:style>
    <style:style style:name="T3306" style:family="text">
      <style:text-properties officeooo:rsid="138df7df"/>
    </style:style>
    <style:style style:name="T3307" style:family="text">
      <style:text-properties officeooo:rsid="138f4f46"/>
    </style:style>
    <style:style style:name="T3308" style:family="text">
      <style:text-properties officeooo:rsid="138fd7ca"/>
    </style:style>
    <style:style style:name="T3309" style:family="text">
      <style:text-properties officeooo:rsid="139301b0"/>
    </style:style>
    <style:style style:name="T3310" style:family="text">
      <style:text-properties officeooo:rsid="13933a04"/>
    </style:style>
    <style:style style:name="T3311" style:family="text">
      <style:text-properties officeooo:rsid="13939ce0"/>
    </style:style>
    <style:style style:name="T3312" style:family="text">
      <style:text-properties officeooo:rsid="139496ac"/>
    </style:style>
    <style:style style:name="T3313" style:family="text">
      <style:text-properties officeooo:rsid="1395f4ae"/>
    </style:style>
    <style:style style:name="T3314" style:family="text">
      <style:text-properties officeooo:rsid="13988f17"/>
    </style:style>
    <style:style style:name="T3315" style:family="text">
      <style:text-properties officeooo:rsid="139a8b3c"/>
    </style:style>
    <style:style style:name="T3316" style:family="text">
      <style:text-properties officeooo:rsid="139bc742"/>
    </style:style>
    <style:style style:name="T3317" style:family="text">
      <style:text-properties officeooo:rsid="139d080f"/>
    </style:style>
    <style:style style:name="T3318" style:family="text">
      <style:text-properties officeooo:rsid="139eb86d"/>
    </style:style>
    <style:style style:name="T3319" style:family="text">
      <style:text-properties officeooo:rsid="139f56da"/>
    </style:style>
    <style:style style:name="T3320" style:family="text">
      <style:text-properties officeooo:rsid="13a17525"/>
    </style:style>
    <style:style style:name="T3321" style:family="text">
      <style:text-properties officeooo:rsid="13a1efe5"/>
    </style:style>
    <style:style style:name="T3322" style:family="text">
      <style:text-properties officeooo:rsid="13a2e18a"/>
    </style:style>
    <style:style style:name="T3323" style:family="text">
      <style:text-properties officeooo:rsid="13a54352"/>
    </style:style>
    <style:style style:name="T3324" style:family="text">
      <style:text-properties officeooo:rsid="13a6f10f"/>
    </style:style>
    <style:style style:name="T3325" style:family="text">
      <style:text-properties officeooo:rsid="13aad470"/>
    </style:style>
    <style:style style:name="T3326" style:family="text">
      <style:text-properties officeooo:rsid="13ac3dc4"/>
    </style:style>
    <style:style style:name="T3327" style:family="text">
      <style:text-properties officeooo:rsid="13acc3d7"/>
    </style:style>
    <style:style style:name="T3328" style:family="text">
      <style:text-properties officeooo:rsid="13ad46f6"/>
    </style:style>
    <style:style style:name="T3329" style:family="text">
      <style:text-properties officeooo:rsid="13ae8118"/>
    </style:style>
    <style:style style:name="T3330" style:family="text">
      <style:text-properties officeooo:rsid="13b07111"/>
    </style:style>
    <style:style style:name="T3331" style:family="text">
      <style:text-properties officeooo:rsid="13b1f398"/>
    </style:style>
    <style:style style:name="T3332" style:family="text">
      <style:text-properties officeooo:rsid="13b22127"/>
    </style:style>
    <style:style style:name="T3333" style:family="text">
      <style:text-properties officeooo:rsid="13b339e0"/>
    </style:style>
    <style:style style:name="T3334" style:family="text">
      <style:text-properties officeooo:rsid="13b53896"/>
    </style:style>
    <style:style style:name="T3335" style:family="text">
      <style:text-properties officeooo:rsid="13b5d5c8"/>
    </style:style>
    <style:style style:name="T3336" style:family="text">
      <style:text-properties officeooo:rsid="13b6d660"/>
    </style:style>
    <style:style style:name="T3337" style:family="text">
      <style:text-properties officeooo:rsid="13b7de58"/>
    </style:style>
    <style:style style:name="T3338" style:family="text">
      <style:text-properties officeooo:rsid="13b9c050"/>
    </style:style>
    <style:style style:name="T3339" style:family="text">
      <style:text-properties officeooo:rsid="13bbb8b5"/>
    </style:style>
    <style:style style:name="T3340" style:family="text">
      <style:text-properties officeooo:rsid="13bd7f52"/>
    </style:style>
    <style:style style:name="T3341" style:family="text">
      <style:text-properties officeooo:rsid="13be46b7"/>
    </style:style>
    <style:style style:name="T3342" style:family="text">
      <style:text-properties officeooo:rsid="13c120c6"/>
    </style:style>
    <style:style style:name="T3343" style:family="text">
      <style:text-properties officeooo:rsid="13c43181"/>
    </style:style>
    <style:style style:name="T3344" style:family="text">
      <style:text-properties officeooo:rsid="13c5d466"/>
    </style:style>
    <style:style style:name="T3345" style:family="text">
      <style:text-properties officeooo:rsid="13c7790d"/>
    </style:style>
    <style:style style:name="T3346" style:family="text">
      <style:text-properties officeooo:rsid="13c8db11"/>
    </style:style>
    <style:style style:name="T3347" style:family="text">
      <style:text-properties officeooo:rsid="13ca0bed"/>
    </style:style>
    <style:style style:name="T3348" style:family="text">
      <style:text-properties officeooo:rsid="13cc1b0b"/>
    </style:style>
    <style:style style:name="T3349" style:family="text">
      <style:text-properties officeooo:rsid="13cd369a"/>
    </style:style>
    <style:style style:name="T3350" style:family="text">
      <style:text-properties officeooo:rsid="13ce3e1d"/>
    </style:style>
    <style:style style:name="T3351" style:family="text">
      <style:text-properties officeooo:rsid="13cece31"/>
    </style:style>
    <style:style style:name="T3352" style:family="text">
      <style:text-properties officeooo:rsid="13d06bcb"/>
    </style:style>
    <style:style style:name="T3353" style:family="text">
      <style:text-properties officeooo:rsid="13d20e7f"/>
    </style:style>
    <style:style style:name="T3354" style:family="text">
      <style:text-properties officeooo:rsid="13d2141b"/>
    </style:style>
    <style:style style:name="T3355" style:family="text">
      <style:text-properties officeooo:rsid="13d35ea8"/>
    </style:style>
    <style:style style:name="T3356" style:family="text">
      <style:text-properties officeooo:rsid="13d40e15"/>
    </style:style>
    <style:style style:name="T3357" style:family="text">
      <style:text-properties officeooo:rsid="13d5906d"/>
    </style:style>
    <style:style style:name="T3358" style:family="text">
      <style:text-properties officeooo:rsid="13d648da"/>
    </style:style>
    <style:style style:name="T3359" style:family="text">
      <style:text-properties officeooo:rsid="13d7a3d0"/>
    </style:style>
    <style:style style:name="T3360" style:family="text">
      <style:text-properties officeooo:rsid="13d863ed"/>
    </style:style>
    <style:style style:name="T3361" style:family="text">
      <style:text-properties officeooo:rsid="13d8d67d"/>
    </style:style>
    <style:style style:name="T3362" style:family="text">
      <style:text-properties officeooo:rsid="13d8e53c"/>
    </style:style>
    <style:style style:name="T3363" style:family="text">
      <style:text-properties officeooo:rsid="13da52c7"/>
    </style:style>
    <style:style style:name="T3364" style:family="text">
      <style:text-properties officeooo:rsid="13dbd9f2"/>
    </style:style>
    <style:style style:name="T3365" style:family="text">
      <style:text-properties officeooo:rsid="13deca80"/>
    </style:style>
    <style:style style:name="T3366" style:family="text">
      <style:text-properties officeooo:rsid="13decbd9"/>
    </style:style>
    <style:style style:name="T3367" style:family="text">
      <style:text-properties officeooo:rsid="13e02f64"/>
    </style:style>
    <style:style style:name="T3368" style:family="text">
      <style:text-properties officeooo:rsid="13e09827"/>
    </style:style>
    <style:style style:name="T3369" style:family="text">
      <style:text-properties officeooo:rsid="13e176ba"/>
    </style:style>
    <style:style style:name="T3370" style:family="text">
      <style:text-properties officeooo:rsid="13e2b0c5"/>
    </style:style>
    <style:style style:name="T3371" style:family="text">
      <style:text-properties officeooo:rsid="13e44187"/>
    </style:style>
    <style:style style:name="T3372" style:family="text">
      <style:text-properties officeooo:rsid="13e47913"/>
    </style:style>
    <style:style style:name="T3373" style:family="text">
      <style:text-properties officeooo:rsid="13e69d59"/>
    </style:style>
    <style:style style:name="T3374" style:family="text">
      <style:text-properties officeooo:rsid="13e877f9"/>
    </style:style>
    <style:style style:name="T3375" style:family="text">
      <style:text-properties officeooo:rsid="13eb9269"/>
    </style:style>
    <style:style style:name="T3376" style:family="text">
      <style:text-properties officeooo:rsid="13ed836c"/>
    </style:style>
    <style:style style:name="T3377" style:family="text">
      <style:text-properties officeooo:rsid="13ee6d37"/>
    </style:style>
    <style:style style:name="T3378" style:family="text">
      <style:text-properties officeooo:rsid="13efe487"/>
    </style:style>
    <style:style style:name="T3379" style:family="text">
      <style:text-properties officeooo:rsid="13f02c60"/>
    </style:style>
    <style:style style:name="T3380" style:family="text">
      <style:text-properties officeooo:rsid="13f103e3"/>
    </style:style>
    <style:style style:name="T3381" style:family="text">
      <style:text-properties officeooo:rsid="13f2bcb7"/>
    </style:style>
    <style:style style:name="T3382" style:family="text">
      <style:text-properties officeooo:rsid="13f6504e"/>
    </style:style>
    <style:style style:name="T3383" style:family="text">
      <style:text-properties officeooo:rsid="13f78f90"/>
    </style:style>
    <style:style style:name="T3384" style:family="text">
      <style:text-properties officeooo:rsid="13f7f198"/>
    </style:style>
    <style:style style:name="T3385" style:family="text">
      <style:text-properties officeooo:rsid="13f980d9"/>
    </style:style>
    <style:style style:name="T3386" style:family="text">
      <style:text-properties officeooo:rsid="13fb136a"/>
    </style:style>
    <style:style style:name="T3387" style:family="text">
      <style:text-properties officeooo:rsid="13fb6c9f"/>
    </style:style>
    <style:style style:name="T3388" style:family="text">
      <style:text-properties officeooo:rsid="13fccd5f"/>
    </style:style>
    <style:style style:name="T3389" style:family="text">
      <style:text-properties officeooo:rsid="13fd8ca3"/>
    </style:style>
    <style:style style:name="T3390" style:family="text">
      <style:text-properties officeooo:rsid="13fe7e34"/>
    </style:style>
    <style:style style:name="T3391" style:family="text">
      <style:text-properties officeooo:rsid="140035a6"/>
    </style:style>
    <style:style style:name="T3392" style:family="text">
      <style:text-properties officeooo:rsid="14015bae"/>
    </style:style>
    <style:style style:name="T3393" style:family="text">
      <style:text-properties officeooo:rsid="140199b6"/>
    </style:style>
    <style:style style:name="T3394" style:family="text">
      <style:text-properties officeooo:rsid="1401dcf1"/>
    </style:style>
    <style:style style:name="T3395" style:family="text">
      <style:text-properties officeooo:rsid="1403d043"/>
    </style:style>
    <style:style style:name="T3396" style:family="text">
      <style:text-properties officeooo:rsid="1406258b"/>
    </style:style>
    <style:style style:name="T3397" style:family="text">
      <style:text-properties officeooo:rsid="14067f67"/>
    </style:style>
    <style:style style:name="T3398" style:family="text">
      <style:text-properties officeooo:rsid="1407de11"/>
    </style:style>
    <style:style style:name="T3399" style:family="text">
      <style:text-properties officeooo:rsid="14091408"/>
    </style:style>
    <style:style style:name="T3400" style:family="text">
      <style:text-properties officeooo:rsid="1409a397"/>
    </style:style>
    <style:style style:name="T3401" style:family="text">
      <style:text-properties officeooo:rsid="140a59ea"/>
    </style:style>
    <style:style style:name="T3402" style:family="text">
      <style:text-properties officeooo:rsid="140bc4af"/>
    </style:style>
    <style:style style:name="T3403" style:family="text">
      <style:text-properties officeooo:rsid="140d71cf"/>
    </style:style>
    <style:style style:name="T3404" style:family="text">
      <style:text-properties officeooo:rsid="140e0148"/>
    </style:style>
    <style:style style:name="T3405" style:family="text">
      <style:text-properties officeooo:rsid="140fe4c1"/>
    </style:style>
    <style:style style:name="T3406" style:family="text">
      <style:text-properties officeooo:rsid="14114c62"/>
    </style:style>
    <style:style style:name="T3407" style:family="text">
      <style:text-properties officeooo:rsid="141265d7"/>
    </style:style>
    <style:style style:name="T3408" style:family="text">
      <style:text-properties officeooo:rsid="1412d28f"/>
    </style:style>
    <style:style style:name="T3409" style:family="text">
      <style:text-properties officeooo:rsid="14146e28"/>
    </style:style>
    <style:style style:name="T3410" style:family="text">
      <style:text-properties officeooo:rsid="1416b275"/>
    </style:style>
    <style:style style:name="T3411" style:family="text">
      <style:text-properties officeooo:rsid="1416fc23"/>
    </style:style>
    <style:style style:name="T3412" style:family="text">
      <style:text-properties officeooo:rsid="1417df07"/>
    </style:style>
    <style:style style:name="T3413" style:family="text">
      <style:text-properties officeooo:rsid="141889f5"/>
    </style:style>
    <style:style style:name="T3414" style:family="text">
      <style:text-properties officeooo:rsid="141a6c3c"/>
    </style:style>
    <style:style style:name="T3415" style:family="text">
      <style:text-properties officeooo:rsid="141b1678"/>
    </style:style>
    <style:style style:name="T3416" style:family="text">
      <style:text-properties officeooo:rsid="141b2ce6"/>
    </style:style>
    <style:style style:name="T3417" style:family="text">
      <style:text-properties officeooo:rsid="141c0ddd"/>
    </style:style>
    <style:style style:name="T3418" style:family="text">
      <style:text-properties officeooo:rsid="141c1b19"/>
    </style:style>
    <style:style style:name="T3419" style:family="text">
      <style:text-properties officeooo:rsid="141d2e90"/>
    </style:style>
    <style:style style:name="T3420" style:family="text">
      <style:text-properties officeooo:rsid="141ecdc1"/>
    </style:style>
    <style:style style:name="T3421" style:family="text">
      <style:text-properties officeooo:rsid="141f648e"/>
    </style:style>
    <style:style style:name="T3422" style:family="text">
      <style:text-properties officeooo:rsid="14200517"/>
    </style:style>
    <style:style style:name="T3423" style:family="text">
      <style:text-properties officeooo:rsid="14203c28"/>
    </style:style>
    <style:style style:name="T3424" style:family="text">
      <style:text-properties officeooo:rsid="142040ae"/>
    </style:style>
    <style:style style:name="T3425" style:family="text">
      <style:text-properties officeooo:rsid="1423ca2e"/>
    </style:style>
    <style:style style:name="T3426" style:family="text">
      <style:text-properties officeooo:rsid="142647b2"/>
    </style:style>
    <style:style style:name="T3427" style:family="text">
      <style:text-properties officeooo:rsid="1427be04"/>
    </style:style>
    <style:style style:name="T3428" style:family="text">
      <style:text-properties officeooo:rsid="1428337c"/>
    </style:style>
    <style:style style:name="T3429" style:family="text">
      <style:text-properties officeooo:rsid="1428b921"/>
    </style:style>
    <style:style style:name="T3430" style:family="text">
      <style:text-properties officeooo:rsid="142a621f"/>
    </style:style>
    <style:style style:name="T3431" style:family="text">
      <style:text-properties officeooo:rsid="142c28b9"/>
    </style:style>
    <style:style style:name="T3432" style:family="text">
      <style:text-properties officeooo:rsid="142c2929"/>
    </style:style>
    <style:style style:name="T3433" style:family="text">
      <style:text-properties officeooo:rsid="142c9aa1"/>
    </style:style>
    <style:style style:name="T3434" style:family="text">
      <style:text-properties officeooo:rsid="142e12a3"/>
    </style:style>
    <style:style style:name="T3435" style:family="text">
      <style:text-properties officeooo:rsid="143170e1"/>
    </style:style>
    <style:style style:name="T3436" style:family="text">
      <style:text-properties officeooo:rsid="14334a63"/>
    </style:style>
    <style:style style:name="T3437" style:family="text">
      <style:text-properties officeooo:rsid="14340db8"/>
    </style:style>
    <style:style style:name="T3438" style:family="text">
      <style:text-properties officeooo:rsid="1434612f"/>
    </style:style>
    <style:style style:name="T3439" style:family="text">
      <style:text-properties officeooo:rsid="1435e38b"/>
    </style:style>
    <style:style style:name="T3440" style:family="text">
      <style:text-properties officeooo:rsid="14360713"/>
    </style:style>
    <style:style style:name="T3441" style:family="text">
      <style:text-properties officeooo:rsid="143731cb"/>
    </style:style>
    <style:style style:name="T3442" style:family="text">
      <style:text-properties officeooo:rsid="14374a0c"/>
    </style:style>
    <style:style style:name="T3443" style:family="text">
      <style:text-properties officeooo:rsid="14392004"/>
    </style:style>
    <style:style style:name="T3444" style:family="text">
      <style:text-properties officeooo:rsid="143a215c"/>
    </style:style>
    <style:style style:name="T3445" style:family="text">
      <style:text-properties officeooo:rsid="143a3702"/>
    </style:style>
    <style:style style:name="T3446" style:family="text">
      <style:text-properties officeooo:rsid="143ad75d"/>
    </style:style>
    <style:style style:name="T3447" style:family="text">
      <style:text-properties officeooo:rsid="143adbea"/>
    </style:style>
    <style:style style:name="T3448" style:family="text">
      <style:text-properties officeooo:rsid="143cbf89"/>
    </style:style>
    <style:style style:name="T3449" style:family="text">
      <style:text-properties officeooo:rsid="143e9aac"/>
    </style:style>
    <style:style style:name="T3450" style:family="text">
      <style:text-properties officeooo:rsid="143f5dde"/>
    </style:style>
    <style:style style:name="T3451" style:family="text">
      <style:text-properties officeooo:rsid="14407ef8"/>
    </style:style>
    <style:style style:name="T3452" style:family="text">
      <style:text-properties officeooo:rsid="1440aa88"/>
    </style:style>
    <style:style style:name="T3453" style:family="text">
      <style:text-properties officeooo:rsid="14422f5f"/>
    </style:style>
    <style:style style:name="T3454" style:family="text">
      <style:text-properties officeooo:rsid="1443739e"/>
    </style:style>
    <style:style style:name="T3455" style:family="text">
      <style:text-properties officeooo:rsid="1444548d"/>
    </style:style>
    <style:style style:name="T3456" style:family="text">
      <style:text-properties officeooo:rsid="1445b227"/>
    </style:style>
    <style:style style:name="T3457" style:family="text">
      <style:text-properties officeooo:rsid="14467609"/>
    </style:style>
    <style:style style:name="T3458" style:family="text">
      <style:text-properties officeooo:rsid="14468b4c"/>
    </style:style>
    <style:style style:name="T3459" style:family="text">
      <style:text-properties officeooo:rsid="14470d11"/>
    </style:style>
    <style:style style:name="T3460" style:family="text">
      <style:text-properties officeooo:rsid="14479f6a"/>
    </style:style>
    <style:style style:name="T3461" style:family="text">
      <style:text-properties officeooo:rsid="14495765"/>
    </style:style>
    <style:style style:name="T3462" style:family="text">
      <style:text-properties officeooo:rsid="144abf17"/>
    </style:style>
    <style:style style:name="T3463" style:family="text">
      <style:text-properties officeooo:rsid="144c6f10"/>
    </style:style>
    <style:style style:name="T3464" style:family="text">
      <style:text-properties officeooo:rsid="144cfb1a"/>
    </style:style>
    <style:style style:name="T3465" style:family="text">
      <style:text-properties officeooo:rsid="144e973c"/>
    </style:style>
    <style:style style:name="T3466" style:family="text">
      <style:text-properties officeooo:rsid="144fb30a"/>
    </style:style>
    <style:style style:name="T3467" style:family="text">
      <style:text-properties officeooo:rsid="14510007"/>
    </style:style>
    <style:style style:name="T3468" style:family="text">
      <style:text-properties officeooo:rsid="145115fa"/>
    </style:style>
    <style:style style:name="T3469" style:family="text">
      <style:text-properties officeooo:rsid="00ab986d"/>
    </style:style>
    <style:style style:name="T3470" style:family="text">
      <style:text-properties officeooo:rsid="14539c31"/>
    </style:style>
    <style:style style:name="T3471" style:family="text">
      <style:text-properties officeooo:rsid="1453cd00"/>
    </style:style>
    <style:style style:name="T3472" style:family="text">
      <style:text-properties officeooo:rsid="1454b330"/>
    </style:style>
    <style:style style:name="T3473" style:family="text">
      <style:text-properties officeooo:rsid="009989c0"/>
    </style:style>
    <style:style style:name="T3474" style:family="text">
      <style:text-properties officeooo:rsid="1457ef9d"/>
    </style:style>
    <style:style style:name="T3475" style:family="text">
      <style:text-properties officeooo:rsid="1458d43c"/>
    </style:style>
    <style:style style:name="T3476" style:family="text">
      <style:text-properties officeooo:rsid="1459e20f"/>
    </style:style>
    <style:style style:name="T3477" style:family="text">
      <style:text-properties officeooo:rsid="145afb22"/>
    </style:style>
    <style:style style:name="T3478" style:family="text">
      <style:text-properties officeooo:rsid="145d0440"/>
    </style:style>
    <style:style style:name="T3479" style:family="text">
      <style:text-properties officeooo:rsid="145d6e42"/>
    </style:style>
    <style:style style:name="T3480" style:family="text">
      <style:text-properties officeooo:rsid="145e5984"/>
    </style:style>
    <style:style style:name="T3481" style:family="text">
      <style:text-properties officeooo:rsid="145ea8c6"/>
    </style:style>
    <style:style style:name="T3482" style:family="text">
      <style:text-properties officeooo:rsid="14606628"/>
    </style:style>
    <style:style style:name="T3483" style:family="text">
      <style:text-properties officeooo:rsid="1460f22c"/>
    </style:style>
    <style:style style:name="T3484" style:family="text">
      <style:text-properties officeooo:rsid="1461de10"/>
    </style:style>
    <style:style style:name="T3485" style:family="text">
      <style:text-properties officeooo:rsid="146354db"/>
    </style:style>
    <style:style style:name="T3486" style:family="text">
      <style:text-properties officeooo:rsid="1463ace3"/>
    </style:style>
    <style:style style:name="T3487" style:family="text">
      <style:text-properties officeooo:rsid="146481ac"/>
    </style:style>
    <style:style style:name="T3488" style:family="text">
      <style:text-properties officeooo:rsid="1464d020"/>
    </style:style>
    <style:style style:name="T3489" style:family="text">
      <style:text-properties officeooo:rsid="1465045c"/>
    </style:style>
    <style:style style:name="T3490" style:family="text">
      <style:text-properties officeooo:rsid="1465c238"/>
    </style:style>
    <style:style style:name="T3491" style:family="text">
      <style:text-properties officeooo:rsid="146992a6"/>
    </style:style>
    <style:style style:name="T3492" style:family="text">
      <style:text-properties officeooo:rsid="146b0406"/>
    </style:style>
    <style:style style:name="T3493" style:family="text">
      <style:text-properties officeooo:rsid="146b17d2"/>
    </style:style>
    <style:style style:name="T3494" style:family="text">
      <style:text-properties officeooo:rsid="146fa2f7"/>
    </style:style>
    <style:style style:name="T3495" style:family="text">
      <style:text-properties officeooo:rsid="14712d55"/>
    </style:style>
    <style:style style:name="T3496" style:family="text">
      <style:text-properties officeooo:rsid="14726329"/>
    </style:style>
    <style:style style:name="T3497" style:family="text">
      <style:text-properties officeooo:rsid="1475dfb0"/>
    </style:style>
    <style:style style:name="T3498" style:family="text">
      <style:text-properties officeooo:rsid="14771b3e"/>
    </style:style>
    <style:style style:name="T3499" style:family="text">
      <style:text-properties officeooo:rsid="14774a07"/>
    </style:style>
    <style:style style:name="T3500" style:family="text">
      <style:text-properties officeooo:rsid="14779cdb"/>
    </style:style>
    <style:style style:name="T3501" style:family="text">
      <style:text-properties officeooo:rsid="1478df7e"/>
    </style:style>
    <style:style style:name="T3502" style:family="text">
      <style:text-properties officeooo:rsid="147a3880"/>
    </style:style>
    <style:style style:name="T3503" style:family="text">
      <style:text-properties officeooo:rsid="147a4883"/>
    </style:style>
    <style:style style:name="T3504" style:family="text">
      <style:text-properties officeooo:rsid="147a5c80"/>
    </style:style>
    <style:style style:name="T3505" style:family="text">
      <style:text-properties officeooo:rsid="147ad6f2"/>
    </style:style>
    <style:style style:name="T3506" style:family="text">
      <style:text-properties officeooo:rsid="147cafee"/>
    </style:style>
    <style:style style:name="T3507" style:family="text">
      <style:text-properties officeooo:rsid="147d58ea"/>
    </style:style>
    <style:style style:name="T3508" style:family="text">
      <style:text-properties officeooo:rsid="147d831f"/>
    </style:style>
    <style:style style:name="T3509" style:family="text">
      <style:text-properties officeooo:rsid="147ff88e"/>
    </style:style>
    <style:style style:name="T3510" style:family="text">
      <style:text-properties officeooo:rsid="14803526"/>
    </style:style>
    <style:style style:name="T3511" style:family="text">
      <style:text-properties officeooo:rsid="14816f50"/>
    </style:style>
    <style:style style:name="T3512" style:family="text">
      <style:text-properties officeooo:rsid="14835b1e"/>
    </style:style>
    <style:style style:name="T3513" style:family="text">
      <style:text-properties officeooo:rsid="14845ef2"/>
    </style:style>
    <style:style style:name="T3514" style:family="text">
      <style:text-properties officeooo:rsid="148579c6"/>
    </style:style>
    <style:style style:name="T3515" style:family="text">
      <style:text-properties officeooo:rsid="14896939"/>
    </style:style>
    <style:style style:name="T3516" style:family="text">
      <style:text-properties officeooo:rsid="148a6198"/>
    </style:style>
    <style:style style:name="T3517" style:family="text">
      <style:text-properties officeooo:rsid="148bbab7"/>
    </style:style>
    <style:style style:name="T3518" style:family="text">
      <style:text-properties officeooo:rsid="148c3ede"/>
    </style:style>
    <style:style style:name="T3519" style:family="text">
      <style:text-properties officeooo:rsid="148e17ed"/>
    </style:style>
    <style:style style:name="T3520" style:family="text">
      <style:text-properties officeooo:rsid="148fff4f"/>
    </style:style>
    <style:style style:name="T3521" style:family="text">
      <style:text-properties officeooo:rsid="14913d1d"/>
    </style:style>
    <style:style style:name="T3522" style:family="text">
      <style:text-properties officeooo:rsid="1492f72b"/>
    </style:style>
    <style:style style:name="T3523" style:family="text">
      <style:text-properties officeooo:rsid="14964af1"/>
    </style:style>
    <style:style style:name="T3524" style:family="text">
      <style:text-properties officeooo:rsid="14978703"/>
    </style:style>
    <style:style style:name="T3525" style:family="text">
      <style:text-properties officeooo:rsid="1498731b"/>
    </style:style>
    <style:style style:name="T3526" style:family="text">
      <style:text-properties officeooo:rsid="149adf66"/>
    </style:style>
    <style:style style:name="T3527" style:family="text">
      <style:text-properties officeooo:rsid="149bd3f0"/>
    </style:style>
    <style:style style:name="T3528" style:family="text">
      <style:text-properties officeooo:rsid="149d54f9"/>
    </style:style>
    <style:style style:name="T3529" style:family="text">
      <style:text-properties officeooo:rsid="149da4a2"/>
    </style:style>
    <style:style style:name="T3530" style:family="text">
      <style:text-properties officeooo:rsid="149ed562"/>
    </style:style>
    <style:style style:name="T3531" style:family="text">
      <style:text-properties officeooo:rsid="14a02dff"/>
    </style:style>
    <style:style style:name="T3532" style:family="text">
      <style:text-properties officeooo:rsid="14a2030e"/>
    </style:style>
    <style:style style:name="T3533" style:family="text">
      <style:text-properties officeooo:rsid="14a2bd9b"/>
    </style:style>
    <style:style style:name="T3534" style:family="text">
      <style:text-properties officeooo:rsid="14a47e06"/>
    </style:style>
    <style:style style:name="T3535" style:family="text">
      <style:text-properties officeooo:rsid="14a70766"/>
    </style:style>
    <style:style style:name="T3536" style:family="text">
      <style:text-properties officeooo:rsid="14a7dffa"/>
    </style:style>
    <style:style style:name="T3537" style:family="text">
      <style:text-properties officeooo:rsid="14a8d9bd"/>
    </style:style>
    <style:style style:name="T3538" style:family="text">
      <style:text-properties officeooo:rsid="14aad0ed"/>
    </style:style>
    <style:style style:name="T3539" style:family="text">
      <style:text-properties officeooo:rsid="14ab1862"/>
    </style:style>
    <style:style style:name="T3540" style:family="text">
      <style:text-properties officeooo:rsid="14ac9ebc"/>
    </style:style>
    <style:style style:name="T3541" style:family="text">
      <style:text-properties officeooo:rsid="14adc01f"/>
    </style:style>
    <style:style style:name="T3542" style:family="text">
      <style:text-properties officeooo:rsid="14af9e0c"/>
    </style:style>
    <style:style style:name="T3543" style:family="text">
      <style:text-properties officeooo:rsid="14afc28e"/>
    </style:style>
    <style:style style:name="T3544" style:family="text">
      <style:text-properties officeooo:rsid="14afe174"/>
    </style:style>
    <style:style style:name="T3545" style:family="text">
      <style:text-properties officeooo:rsid="14affbcb"/>
    </style:style>
    <style:style style:name="T3546" style:family="text">
      <style:text-properties officeooo:rsid="14b15cdf"/>
    </style:style>
    <style:style style:name="T3547" style:family="text">
      <style:text-properties officeooo:rsid="14b1e6c6"/>
    </style:style>
    <style:style style:name="T3548" style:family="text">
      <style:text-properties officeooo:rsid="14b1ff23"/>
    </style:style>
    <style:style style:name="T3549" style:family="text">
      <style:text-properties officeooo:rsid="14b5a417"/>
    </style:style>
    <style:style style:name="T3550" style:family="text">
      <style:text-properties officeooo:rsid="14b62fd0"/>
    </style:style>
    <style:style style:name="T3551" style:family="text">
      <style:text-properties officeooo:rsid="14b7e7f2"/>
    </style:style>
    <style:style style:name="T3552" style:family="text">
      <style:text-properties officeooo:rsid="14b8f1b3"/>
    </style:style>
    <style:style style:name="T3553" style:family="text">
      <style:text-properties officeooo:rsid="14ba0c9d"/>
    </style:style>
    <style:style style:name="T3554" style:family="text">
      <style:text-properties officeooo:rsid="14bb09d7"/>
    </style:style>
    <style:style style:name="T3555" style:family="text">
      <style:text-properties officeooo:rsid="14be92fb"/>
    </style:style>
    <style:style style:name="T3556" style:family="text">
      <style:text-properties officeooo:rsid="14bf6a9b"/>
    </style:style>
    <style:style style:name="T3557" style:family="text">
      <style:text-properties officeooo:rsid="14c0544c"/>
    </style:style>
    <style:style style:name="T3558" style:family="text">
      <style:text-properties officeooo:rsid="14c2351b"/>
    </style:style>
    <style:style style:name="T3559" style:family="text">
      <style:text-properties officeooo:rsid="14c49a23"/>
    </style:style>
    <style:style style:name="T3560" style:family="text">
      <style:text-properties officeooo:rsid="14c5d319"/>
    </style:style>
    <style:style style:name="T3561" style:family="text">
      <style:text-properties officeooo:rsid="14c5d7dd"/>
    </style:style>
    <style:style style:name="T3562" style:family="text">
      <style:text-properties officeooo:rsid="14c77919"/>
    </style:style>
    <style:style style:name="T3563" style:family="text">
      <style:text-properties officeooo:rsid="14c8258a"/>
    </style:style>
    <style:style style:name="T3564" style:family="text">
      <style:text-properties officeooo:rsid="14c94564"/>
    </style:style>
    <style:style style:name="T3565" style:family="text">
      <style:text-properties officeooo:rsid="14ca724d"/>
    </style:style>
    <style:style style:name="T3566" style:family="text">
      <style:text-properties officeooo:rsid="14cb0a33"/>
    </style:style>
    <style:style style:name="T3567" style:family="text">
      <style:text-properties officeooo:rsid="14cb14f1"/>
    </style:style>
    <style:style style:name="T3568" style:family="text">
      <style:text-properties officeooo:rsid="14cc0726"/>
    </style:style>
    <style:style style:name="T3569" style:family="text">
      <style:text-properties officeooo:rsid="14cc14ea"/>
    </style:style>
    <style:style style:name="T3570" style:family="text">
      <style:text-properties officeooo:rsid="14cd9731"/>
    </style:style>
    <style:style style:name="T3571" style:family="text">
      <style:text-properties officeooo:rsid="14cef7ca"/>
    </style:style>
    <style:style style:name="T3572" style:family="text">
      <style:text-properties officeooo:rsid="14cf1101"/>
    </style:style>
    <style:style style:name="T3573" style:family="text">
      <style:text-properties officeooo:rsid="14d07e66"/>
    </style:style>
    <style:style style:name="T3574" style:family="text">
      <style:text-properties officeooo:rsid="14d0e347"/>
    </style:style>
    <style:style style:name="T3575" style:family="text">
      <style:text-properties officeooo:rsid="14d1c750"/>
    </style:style>
    <style:style style:name="T3576" style:family="text">
      <style:text-properties officeooo:rsid="14d2464d"/>
    </style:style>
    <style:style style:name="T3577" style:family="text">
      <style:text-properties officeooo:rsid="14d3d4f2"/>
    </style:style>
    <style:style style:name="T3578" style:family="text">
      <style:text-properties officeooo:rsid="14d53b6c"/>
    </style:style>
    <style:style style:name="T3579" style:family="text">
      <style:text-properties officeooo:rsid="14d729af"/>
    </style:style>
    <style:style style:name="T3580" style:family="text">
      <style:text-properties officeooo:rsid="14d91376"/>
    </style:style>
    <style:style style:name="T3581" style:family="text">
      <style:text-properties officeooo:rsid="14db5180"/>
    </style:style>
    <style:style style:name="T3582" style:family="text">
      <style:text-properties officeooo:rsid="14dc0379"/>
    </style:style>
    <style:style style:name="T3583" style:family="text">
      <style:text-properties officeooo:rsid="14ddbc2b"/>
    </style:style>
    <style:style style:name="T3584" style:family="text">
      <style:text-properties officeooo:rsid="14df8474"/>
    </style:style>
    <style:style style:name="T3585" style:family="text">
      <style:text-properties officeooo:rsid="14e1f362"/>
    </style:style>
    <style:style style:name="T3586" style:family="text">
      <style:text-properties officeooo:rsid="14e2f1f7"/>
    </style:style>
    <style:style style:name="T3587" style:family="text">
      <style:text-properties officeooo:rsid="14e34aeb"/>
    </style:style>
    <style:style style:name="T3588" style:family="text">
      <style:text-properties officeooo:rsid="14e52401"/>
    </style:style>
    <style:style style:name="T3589" style:family="text">
      <style:text-properties officeooo:rsid="14e5810b"/>
    </style:style>
    <style:style style:name="T3590" style:family="text">
      <style:text-properties officeooo:rsid="14e6c168"/>
    </style:style>
    <style:style style:name="T3591" style:family="text">
      <style:text-properties officeooo:rsid="14e86178"/>
    </style:style>
    <style:style style:name="T3592" style:family="text">
      <style:text-properties officeooo:rsid="14e9a11e"/>
    </style:style>
    <style:style style:name="T3593" style:family="text">
      <style:text-properties officeooo:rsid="14eacc55"/>
    </style:style>
    <style:style style:name="T3594" style:family="text">
      <style:text-properties officeooo:rsid="14ebbbba"/>
    </style:style>
    <style:style style:name="T3595" style:family="text">
      <style:text-properties officeooo:rsid="14ec33a5"/>
    </style:style>
    <style:style style:name="T3596" style:family="text">
      <style:text-properties officeooo:rsid="14ed172c"/>
    </style:style>
    <style:style style:name="T3597" style:family="text">
      <style:text-properties officeooo:rsid="14ed396e"/>
    </style:style>
    <style:style style:name="T3598" style:family="text">
      <style:text-properties officeooo:rsid="14ee1a2b"/>
    </style:style>
    <style:style style:name="T3599" style:family="text">
      <style:text-properties officeooo:rsid="14efbb2d"/>
    </style:style>
    <style:style style:name="T3600" style:family="text">
      <style:text-properties officeooo:rsid="14f16d57"/>
    </style:style>
    <style:style style:name="T3601" style:family="text">
      <style:text-properties officeooo:rsid="14f2d0c2"/>
    </style:style>
    <style:style style:name="T3602" style:family="text">
      <style:text-properties officeooo:rsid="14f45e63"/>
    </style:style>
    <style:style style:name="T3603" style:family="text">
      <style:text-properties officeooo:rsid="14f48ff7"/>
    </style:style>
    <style:style style:name="T3604" style:family="text">
      <style:text-properties officeooo:rsid="14f581eb"/>
    </style:style>
    <style:style style:name="T3605" style:family="text">
      <style:text-properties officeooo:rsid="14f700bf"/>
    </style:style>
    <style:style style:name="T3606" style:family="text">
      <style:text-properties officeooo:rsid="14f83e79"/>
    </style:style>
    <style:style style:name="T3607" style:family="text">
      <style:text-properties officeooo:rsid="14f9c38e"/>
    </style:style>
    <style:style style:name="T3608" style:family="text">
      <style:text-properties officeooo:rsid="14fa355d"/>
    </style:style>
    <style:style style:name="T3609" style:family="text">
      <style:text-properties officeooo:rsid="14fa4173"/>
    </style:style>
    <style:style style:name="T3610" style:family="text">
      <style:text-properties officeooo:rsid="14fbab1f"/>
    </style:style>
    <style:style style:name="T3611" style:family="text">
      <style:text-properties officeooo:rsid="14fca8f0"/>
    </style:style>
    <style:style style:name="T3612" style:family="text">
      <style:text-properties officeooo:rsid="14fd30a3"/>
    </style:style>
    <style:style style:name="T3613" style:family="text">
      <style:text-properties officeooo:rsid="14fe5e3a"/>
    </style:style>
    <style:style style:name="T3614" style:family="text">
      <style:text-properties officeooo:rsid="150009f7"/>
    </style:style>
    <style:style style:name="T3615" style:family="text">
      <style:text-properties officeooo:rsid="1501a213"/>
    </style:style>
    <style:style style:name="T3616" style:family="text">
      <style:text-properties officeooo:rsid="1501d9b8"/>
    </style:style>
    <style:style style:name="T3617" style:family="text">
      <style:text-properties officeooo:rsid="1503327c"/>
    </style:style>
    <style:style style:name="T3618" style:family="text">
      <style:text-properties officeooo:rsid="150461cd"/>
    </style:style>
    <style:style style:name="T3619" style:family="text">
      <style:text-properties officeooo:rsid="1504a113"/>
    </style:style>
    <style:style style:name="T3620" style:family="text">
      <style:text-properties officeooo:rsid="1505a189"/>
    </style:style>
    <style:style style:name="T3621" style:family="text">
      <style:text-properties officeooo:rsid="1507238b"/>
    </style:style>
    <style:style style:name="T3622" style:family="text">
      <style:text-properties officeooo:rsid="15080124"/>
    </style:style>
    <style:style style:name="T3623" style:family="text">
      <style:text-properties officeooo:rsid="1508dbc0"/>
    </style:style>
    <style:style style:name="T3624" style:family="text">
      <style:text-properties officeooo:rsid="1508f364"/>
    </style:style>
    <style:style style:name="T3625" style:family="text">
      <style:text-properties officeooo:rsid="15091c05"/>
    </style:style>
    <style:style style:name="T3626" style:family="text">
      <style:text-properties officeooo:rsid="1509316b"/>
    </style:style>
    <style:style style:name="T3627" style:family="text">
      <style:text-properties officeooo:rsid="150b0397"/>
    </style:style>
    <style:style style:name="T3628" style:family="text">
      <style:text-properties officeooo:rsid="150db38a"/>
    </style:style>
    <style:style style:name="T3629" style:family="text">
      <style:text-properties officeooo:rsid="150de719"/>
    </style:style>
    <style:style style:name="T3630" style:family="text">
      <style:text-properties officeooo:rsid="150f0949"/>
    </style:style>
    <style:style style:name="T3631" style:family="text">
      <style:text-properties officeooo:rsid="15103a65"/>
    </style:style>
    <style:style style:name="T3632" style:family="text">
      <style:text-properties officeooo:rsid="1510dd7e"/>
    </style:style>
    <style:style style:name="T3633" style:family="text">
      <style:text-properties officeooo:rsid="1511ce20"/>
    </style:style>
    <style:style style:name="T3634" style:family="text">
      <style:text-properties officeooo:rsid="1513a339"/>
    </style:style>
    <style:style style:name="T3635" style:family="text">
      <style:text-properties officeooo:rsid="15140bee"/>
    </style:style>
    <style:style style:name="T3636" style:family="text">
      <style:text-properties officeooo:rsid="151436be"/>
    </style:style>
    <style:style style:name="T3637" style:family="text">
      <style:text-properties officeooo:rsid="1514f6c8"/>
    </style:style>
    <style:style style:name="T3638" style:family="text">
      <style:text-properties officeooo:rsid="151620b0"/>
    </style:style>
    <style:style style:name="T3639" style:family="text">
      <style:text-properties officeooo:rsid="1517d2b5"/>
    </style:style>
    <style:style style:name="T3640" style:family="text">
      <style:text-properties officeooo:rsid="151a055b"/>
    </style:style>
    <style:style style:name="T3641" style:family="text">
      <style:text-properties officeooo:rsid="151dbace"/>
    </style:style>
    <style:style style:name="T3642" style:family="text">
      <style:text-properties officeooo:rsid="151f9e27"/>
    </style:style>
    <style:style style:name="T3643" style:family="text">
      <style:text-properties officeooo:rsid="1520db81"/>
    </style:style>
    <style:style style:name="T3644" style:family="text">
      <style:text-properties officeooo:rsid="1521b0ab"/>
    </style:style>
    <style:style style:name="T3645" style:family="text">
      <style:text-properties officeooo:rsid="15221c13"/>
    </style:style>
    <style:style style:name="T3646" style:family="text">
      <style:text-properties officeooo:rsid="1522ebe1"/>
    </style:style>
    <style:style style:name="T3647" style:family="text">
      <style:text-properties officeooo:rsid="1524404d"/>
    </style:style>
    <style:style style:name="T3648" style:family="text">
      <style:text-properties officeooo:rsid="1525e0cf"/>
    </style:style>
    <style:style style:name="T3649" style:family="text">
      <style:text-properties officeooo:rsid="152663d2"/>
    </style:style>
    <style:style style:name="T3650" style:family="text">
      <style:text-properties officeooo:rsid="1527ca6d"/>
    </style:style>
    <style:style style:name="T3651" style:family="text">
      <style:text-properties officeooo:rsid="1529aefb"/>
    </style:style>
    <style:style style:name="T3652" style:family="text">
      <style:text-properties officeooo:rsid="1529d586"/>
    </style:style>
    <style:style style:name="T3653" style:family="text">
      <style:text-properties officeooo:rsid="152b0e8c"/>
    </style:style>
    <style:style style:name="T3654" style:family="text">
      <style:text-properties officeooo:rsid="152dafd2"/>
    </style:style>
    <style:style style:name="T3655" style:family="text">
      <style:text-properties officeooo:rsid="152f576d"/>
    </style:style>
    <style:style style:name="T3656" style:family="text">
      <style:text-properties officeooo:rsid="1530d60e"/>
    </style:style>
    <style:style style:name="T3657" style:family="text">
      <style:text-properties officeooo:rsid="15315b6f"/>
    </style:style>
    <style:style style:name="T3658" style:family="text">
      <style:text-properties officeooo:rsid="1532bed3"/>
    </style:style>
    <style:style style:name="T3659" style:family="text">
      <style:text-properties officeooo:rsid="1534bb7b"/>
    </style:style>
    <style:style style:name="T3660" style:family="text">
      <style:text-properties officeooo:rsid="15358be9"/>
    </style:style>
    <style:style style:name="T3661" style:family="text">
      <style:text-properties officeooo:rsid="15370a20"/>
    </style:style>
    <style:style style:name="T3662" style:family="text">
      <style:text-properties officeooo:rsid="1538ca56"/>
    </style:style>
    <style:style style:name="T3663" style:family="text">
      <style:text-properties officeooo:rsid="153b1cd8"/>
    </style:style>
    <style:style style:name="T3664" style:family="text">
      <style:text-properties officeooo:rsid="153b235b"/>
    </style:style>
    <style:style style:name="T3665" style:family="text">
      <style:text-properties officeooo:rsid="153cc138"/>
    </style:style>
    <style:style style:name="T3666" style:family="text">
      <style:text-properties officeooo:rsid="153d18ed"/>
    </style:style>
    <style:style style:name="T3667" style:family="text">
      <style:text-properties officeooo:rsid="153df71b"/>
    </style:style>
    <style:style style:name="T3668" style:family="text">
      <style:text-properties officeooo:rsid="153fa625"/>
    </style:style>
    <style:style style:name="T3669" style:family="text">
      <style:text-properties officeooo:rsid="154055de"/>
    </style:style>
    <style:style style:name="T3670" style:family="text">
      <style:text-properties officeooo:rsid="1542e526"/>
    </style:style>
    <style:style style:name="T3671" style:family="text">
      <style:text-properties officeooo:rsid="15451ca5"/>
    </style:style>
    <style:style style:name="T3672" style:family="text">
      <style:text-properties officeooo:rsid="154530df"/>
    </style:style>
    <style:style style:name="T3673" style:family="text">
      <style:text-properties officeooo:rsid="1545472a"/>
    </style:style>
    <style:style style:name="T3674" style:family="text">
      <style:text-properties officeooo:rsid="15468c3f"/>
    </style:style>
    <style:style style:name="T3675" style:family="text">
      <style:text-properties officeooo:rsid="1547dffa"/>
    </style:style>
    <style:style style:name="T3676" style:family="text">
      <style:text-properties officeooo:rsid="1549da65"/>
    </style:style>
    <style:style style:name="T3677" style:family="text">
      <style:text-properties officeooo:rsid="154b7891"/>
    </style:style>
    <style:style style:name="T3678" style:family="text">
      <style:text-properties officeooo:rsid="154f0cc0"/>
    </style:style>
    <style:style style:name="T3679" style:family="text">
      <style:text-properties officeooo:rsid="1550f868"/>
    </style:style>
    <style:style style:name="T3680" style:family="text">
      <style:text-properties officeooo:rsid="1552f37b"/>
    </style:style>
    <style:style style:name="T3681" style:family="text">
      <style:text-properties officeooo:rsid="15533209"/>
    </style:style>
    <style:style style:name="T3682" style:family="text">
      <style:text-properties officeooo:rsid="1554ab1a"/>
    </style:style>
    <style:style style:name="T3683" style:family="text">
      <style:text-properties officeooo:rsid="15561bef"/>
    </style:style>
    <style:style style:name="T3684" style:family="text">
      <style:text-properties officeooo:rsid="15572bdf"/>
    </style:style>
    <style:style style:name="T3685" style:family="text">
      <style:text-properties officeooo:rsid="155b75f5"/>
    </style:style>
    <style:style style:name="T3686" style:family="text">
      <style:text-properties officeooo:rsid="155c4425"/>
    </style:style>
    <style:style style:name="T3687" style:family="text">
      <style:text-properties officeooo:rsid="155cc3c5"/>
    </style:style>
    <style:style style:name="T3688" style:family="text">
      <style:text-properties officeooo:rsid="155eb892"/>
    </style:style>
    <style:style style:name="T3689" style:family="text">
      <style:text-properties officeooo:rsid="155f2a15"/>
    </style:style>
    <style:style style:name="T3690" style:family="text">
      <style:text-properties officeooo:rsid="155f4f8d"/>
    </style:style>
    <style:style style:name="T3691" style:family="text">
      <style:text-properties officeooo:rsid="15608bab"/>
    </style:style>
    <style:style style:name="T3692" style:family="text">
      <style:text-properties officeooo:rsid="15616f39"/>
    </style:style>
    <style:style style:name="T3693" style:family="text">
      <style:text-properties officeooo:rsid="1561f9ff"/>
    </style:style>
    <style:style style:name="T3694" style:family="text">
      <style:text-properties officeooo:rsid="15621ab5"/>
    </style:style>
    <style:style style:name="T3695" style:family="text">
      <style:text-properties officeooo:rsid="15629c83"/>
    </style:style>
    <style:style style:name="T3696" style:family="text">
      <style:text-properties officeooo:rsid="1565d2d3"/>
    </style:style>
    <style:style style:name="T3697" style:family="text">
      <style:text-properties officeooo:rsid="1566a99f"/>
    </style:style>
    <style:style style:name="T3698" style:family="text">
      <style:text-properties officeooo:rsid="1566acf9"/>
    </style:style>
    <style:style style:name="T3699" style:family="text">
      <style:text-properties officeooo:rsid="1568b5a9"/>
    </style:style>
    <style:style style:name="T3700" style:family="text">
      <style:text-properties officeooo:rsid="156a4d96"/>
    </style:style>
    <style:style style:name="T3701" style:family="text">
      <style:text-properties officeooo:rsid="156b3388"/>
    </style:style>
    <style:style style:name="T3702" style:family="text">
      <style:text-properties officeooo:rsid="156b9f7c"/>
    </style:style>
    <style:style style:name="T3703" style:family="text">
      <style:text-properties officeooo:rsid="156c96e3"/>
    </style:style>
    <style:style style:name="T3704" style:family="text">
      <style:text-properties officeooo:rsid="1571c11f"/>
    </style:style>
    <style:style style:name="T3705" style:family="text">
      <style:text-properties officeooo:rsid="1572a0ab"/>
    </style:style>
    <style:style style:name="T3706" style:family="text">
      <style:text-properties officeooo:rsid="1573dc67"/>
    </style:style>
    <style:style style:name="T3707" style:family="text">
      <style:text-properties officeooo:rsid="15751890"/>
    </style:style>
    <style:style style:name="T3708" style:family="text">
      <style:text-properties officeooo:rsid="15775fce"/>
    </style:style>
    <style:style style:name="T3709" style:family="text">
      <style:text-properties officeooo:rsid="15778e58"/>
    </style:style>
    <style:style style:name="T3710" style:family="text">
      <style:text-properties officeooo:rsid="1578c6c4"/>
    </style:style>
    <style:style style:name="T3711" style:family="text">
      <style:text-properties officeooo:rsid="1579f738"/>
    </style:style>
    <style:style style:name="T3712" style:family="text">
      <style:text-properties officeooo:rsid="1579f762"/>
    </style:style>
    <style:style style:name="T3713" style:family="text">
      <style:text-properties officeooo:rsid="157ac144"/>
    </style:style>
    <style:style style:name="T3714" style:family="text">
      <style:text-properties officeooo:rsid="157b4303"/>
    </style:style>
    <style:style style:name="T3715" style:family="text">
      <style:text-properties officeooo:rsid="157edf5e"/>
    </style:style>
    <style:style style:name="T3716" style:family="text">
      <style:text-properties officeooo:rsid="157f3902"/>
    </style:style>
    <style:style style:name="T3717" style:family="text">
      <style:text-properties officeooo:rsid="1581bfd1"/>
    </style:style>
    <style:style style:name="T3718" style:family="text">
      <style:text-properties officeooo:rsid="15856c67"/>
    </style:style>
    <style:style style:name="T3719" style:family="text">
      <style:text-properties officeooo:rsid="15860ced"/>
    </style:style>
    <style:style style:name="T3720" style:family="text">
      <style:text-properties officeooo:rsid="1586619c"/>
    </style:style>
    <style:style style:name="T3721" style:family="text">
      <style:text-properties officeooo:rsid="1589d209"/>
    </style:style>
    <style:style style:name="T3722" style:family="text">
      <style:text-properties officeooo:rsid="158ccbea"/>
    </style:style>
    <style:style style:name="T3723" style:family="text">
      <style:text-properties officeooo:rsid="158d5d65"/>
    </style:style>
    <style:style style:name="T3724" style:family="text">
      <style:text-properties officeooo:rsid="158d852f"/>
    </style:style>
    <style:style style:name="T3725" style:family="text">
      <style:text-properties officeooo:rsid="158e5867"/>
    </style:style>
    <style:style style:name="T3726" style:family="text">
      <style:text-properties officeooo:rsid="159164f1"/>
    </style:style>
    <style:style style:name="T3727" style:family="text">
      <style:text-properties officeooo:rsid="159247f3"/>
    </style:style>
    <style:style style:name="T3728" style:family="text">
      <style:text-properties officeooo:rsid="1595820c"/>
    </style:style>
    <style:style style:name="T3729" style:family="text">
      <style:text-properties officeooo:rsid="15969f70"/>
    </style:style>
    <style:style style:name="T3730" style:family="text">
      <style:text-properties officeooo:rsid="15975617"/>
    </style:style>
    <style:style style:name="T3731" style:family="text">
      <style:text-properties officeooo:rsid="1598370e"/>
    </style:style>
    <style:style style:name="T3732" style:family="text">
      <style:text-properties officeooo:rsid="15998f4a"/>
    </style:style>
    <style:style style:name="T3733" style:family="text">
      <style:text-properties officeooo:rsid="1599b7b9"/>
    </style:style>
    <style:style style:name="T3734" style:family="text">
      <style:text-properties officeooo:rsid="159a7093"/>
    </style:style>
    <style:style style:name="T3735" style:family="text">
      <style:text-properties officeooo:rsid="159c6e8b"/>
    </style:style>
    <style:style style:name="T3736" style:family="text">
      <style:text-properties officeooo:rsid="159d8a7a"/>
    </style:style>
    <style:style style:name="T3737" style:family="text">
      <style:text-properties officeooo:rsid="159f8898"/>
    </style:style>
    <style:style style:name="T3738" style:family="text">
      <style:text-properties officeooo:rsid="15a1181e"/>
    </style:style>
    <style:style style:name="T3739" style:family="text">
      <style:text-properties officeooo:rsid="15a16b6d"/>
    </style:style>
    <style:style style:name="T3740" style:family="text">
      <style:text-properties officeooo:rsid="15a3b57a"/>
    </style:style>
    <style:style style:name="T3741" style:family="text">
      <style:text-properties officeooo:rsid="15a41a2a"/>
    </style:style>
    <style:style style:name="T3742" style:family="text">
      <style:text-properties officeooo:rsid="15a48344"/>
    </style:style>
    <style:style style:name="T3743" style:family="text">
      <style:text-properties officeooo:rsid="15a62b2d"/>
    </style:style>
    <style:style style:name="T3744" style:family="text">
      <style:text-properties officeooo:rsid="15a6af1a"/>
    </style:style>
    <style:style style:name="T3745" style:family="text">
      <style:text-properties officeooo:rsid="15a6c73e"/>
    </style:style>
    <style:style style:name="T3746" style:family="text">
      <style:text-properties officeooo:rsid="15a7b130"/>
    </style:style>
    <style:style style:name="T3747" style:family="text">
      <style:text-properties officeooo:rsid="15a91f74"/>
    </style:style>
    <style:style style:name="T3748" style:family="text">
      <style:text-properties officeooo:rsid="15a9d8d0"/>
    </style:style>
    <style:style style:name="T3749" style:family="text">
      <style:text-properties officeooo:rsid="15aa9f36"/>
    </style:style>
    <style:style style:name="T3750" style:family="text">
      <style:text-properties officeooo:rsid="15abf535"/>
    </style:style>
    <style:style style:name="T3751" style:family="text">
      <style:text-properties officeooo:rsid="15acfc1b"/>
    </style:style>
    <style:style style:name="T3752" style:family="text">
      <style:text-properties officeooo:rsid="15ad0965"/>
    </style:style>
    <style:style style:name="T3753" style:family="text">
      <style:text-properties officeooo:rsid="15b03cfd"/>
    </style:style>
    <style:style style:name="T3754" style:family="text">
      <style:text-properties officeooo:rsid="15b13d84"/>
    </style:style>
    <style:style style:name="T3755" style:family="text">
      <style:text-properties officeooo:rsid="15b46f0a"/>
    </style:style>
    <style:style style:name="T3756" style:family="text">
      <style:text-properties officeooo:rsid="15b7d655"/>
    </style:style>
    <style:style style:name="T3757" style:family="text">
      <style:text-properties officeooo:rsid="15b86b7b"/>
    </style:style>
    <style:style style:name="T3758" style:family="text">
      <style:text-properties officeooo:rsid="15bbb6b0"/>
    </style:style>
    <style:style style:name="T3759" style:family="text">
      <style:text-properties officeooo:rsid="15bd3519"/>
    </style:style>
    <style:style style:name="T3760" style:family="text">
      <style:text-properties officeooo:rsid="15bd9216"/>
    </style:style>
    <style:style style:name="T3761" style:family="text">
      <style:text-properties officeooo:rsid="15be6648"/>
    </style:style>
    <style:style style:name="T3762" style:family="text">
      <style:text-properties officeooo:rsid="15bf3458"/>
    </style:style>
    <style:style style:name="T3763" style:family="text">
      <style:text-properties officeooo:rsid="15c08a99"/>
    </style:style>
    <style:style style:name="T3764" style:family="text">
      <style:text-properties officeooo:rsid="15c1464a"/>
    </style:style>
    <style:style style:name="T3765" style:family="text">
      <style:text-properties officeooo:rsid="15c32823"/>
    </style:style>
    <style:style style:name="T3766" style:family="text">
      <style:text-properties officeooo:rsid="15c4730e"/>
    </style:style>
    <style:style style:name="T3767" style:family="text">
      <style:text-properties officeooo:rsid="15c58454"/>
    </style:style>
    <style:style style:name="T3768" style:family="text">
      <style:text-properties officeooo:rsid="15c76de7"/>
    </style:style>
    <style:style style:name="T3769" style:family="text">
      <style:text-properties officeooo:rsid="15c83123"/>
    </style:style>
    <style:style style:name="T3770" style:family="text">
      <style:text-properties officeooo:rsid="15c9f26e"/>
    </style:style>
    <style:style style:name="T3771" style:family="text">
      <style:text-properties officeooo:rsid="15ca20d5"/>
    </style:style>
    <style:style style:name="T3772" style:family="text">
      <style:text-properties officeooo:rsid="15cc8408"/>
    </style:style>
    <style:style style:name="T3773" style:family="text">
      <style:text-properties officeooo:rsid="15cceb0e"/>
    </style:style>
    <style:style style:name="T3774" style:family="text">
      <style:text-properties officeooo:rsid="15cd54ee"/>
    </style:style>
    <style:style style:name="T3775" style:family="text">
      <style:text-properties officeooo:rsid="15cdba73"/>
    </style:style>
    <style:style style:name="T3776" style:family="text">
      <style:text-properties officeooo:rsid="15cf85bb"/>
    </style:style>
    <style:style style:name="T3777" style:family="text">
      <style:text-properties officeooo:rsid="15cf8ac6"/>
    </style:style>
    <style:style style:name="T3778" style:family="text">
      <style:text-properties officeooo:rsid="15d013d8"/>
    </style:style>
    <style:style style:name="T3779" style:family="text">
      <style:text-properties officeooo:rsid="15d17371"/>
    </style:style>
    <style:style style:name="T3780" style:family="text">
      <style:text-properties officeooo:rsid="15d1ca89"/>
    </style:style>
    <style:style style:name="T3781" style:family="text">
      <style:text-properties officeooo:rsid="15d39a3a"/>
    </style:style>
    <style:style style:name="T3782" style:family="text">
      <style:text-properties officeooo:rsid="15d468da"/>
    </style:style>
    <style:style style:name="T3783" style:family="text">
      <style:text-properties officeooo:rsid="15d4d203"/>
    </style:style>
    <style:style style:name="T3784" style:family="text">
      <style:text-properties officeooo:rsid="15d509d8"/>
    </style:style>
    <style:style style:name="T3785" style:family="text">
      <style:text-properties officeooo:rsid="15d612f8"/>
    </style:style>
    <style:style style:name="T3786" style:family="text">
      <style:text-properties officeooo:rsid="15d82f51"/>
    </style:style>
    <style:style style:name="T3787" style:family="text">
      <style:text-properties officeooo:rsid="15d90717"/>
    </style:style>
    <style:style style:name="T3788" style:family="text">
      <style:text-properties officeooo:rsid="15dac076"/>
    </style:style>
    <style:style style:name="T3789" style:family="text">
      <style:text-properties officeooo:rsid="15db6780"/>
    </style:style>
    <style:style style:name="T3790" style:family="text">
      <style:text-properties officeooo:rsid="15db7b73"/>
    </style:style>
    <style:style style:name="T3791" style:family="text">
      <style:text-properties officeooo:rsid="15dd4b7e"/>
    </style:style>
    <style:style style:name="T3792" style:family="text">
      <style:text-properties officeooo:rsid="15de55c6"/>
    </style:style>
    <style:style style:name="T3793" style:family="text">
      <style:text-properties officeooo:rsid="15e03b1b"/>
    </style:style>
    <style:style style:name="T3794" style:family="text">
      <style:text-properties officeooo:rsid="15e100c7"/>
    </style:style>
    <style:style style:name="T3795" style:family="text">
      <style:text-properties officeooo:rsid="15e113f8"/>
    </style:style>
    <style:style style:name="T3796" style:family="text">
      <style:text-properties officeooo:rsid="15e28a58"/>
    </style:style>
    <style:style style:name="T3797" style:family="text">
      <style:text-properties officeooo:rsid="15e45f30"/>
    </style:style>
    <style:style style:name="T3798" style:family="text">
      <style:text-properties officeooo:rsid="15e6b43c"/>
    </style:style>
    <style:style style:name="T3799" style:family="text">
      <style:text-properties officeooo:rsid="15e8781a"/>
    </style:style>
    <style:style style:name="T3800" style:family="text">
      <style:text-properties officeooo:rsid="15e931f8"/>
    </style:style>
    <style:style style:name="T3801" style:family="text">
      <style:text-properties officeooo:rsid="15e969be"/>
    </style:style>
    <style:style style:name="T3802" style:family="text">
      <style:text-properties officeooo:rsid="15eb1828"/>
    </style:style>
    <style:style style:name="T3803" style:family="text">
      <style:text-properties officeooo:rsid="15ecfb04"/>
    </style:style>
    <style:style style:name="T3804" style:family="text">
      <style:text-properties officeooo:rsid="15ed09e6"/>
    </style:style>
    <style:style style:name="T3805" style:family="text">
      <style:text-properties officeooo:rsid="15ed965f"/>
    </style:style>
    <style:style style:name="T3806" style:family="text">
      <style:text-properties officeooo:rsid="15ef081f"/>
    </style:style>
    <style:style style:name="T3807" style:family="text">
      <style:text-properties officeooo:rsid="15f0ec90"/>
    </style:style>
    <style:style style:name="T3808" style:family="text">
      <style:text-properties officeooo:rsid="15f1bd28"/>
    </style:style>
    <style:style style:name="T3809" style:family="text">
      <style:text-properties officeooo:rsid="15f23075"/>
    </style:style>
    <style:style style:name="T3810" style:family="text">
      <style:text-properties officeooo:rsid="15f23d2f"/>
    </style:style>
    <style:style style:name="T3811" style:family="text">
      <style:text-properties officeooo:rsid="15f4aee9"/>
    </style:style>
    <style:style style:name="T3812" style:family="text">
      <style:text-properties officeooo:rsid="15f4d184"/>
    </style:style>
    <style:style style:name="T3813" style:family="text">
      <style:text-properties officeooo:rsid="15f564ca"/>
    </style:style>
    <style:style style:name="T3814" style:family="text">
      <style:text-properties officeooo:rsid="15f6c972"/>
    </style:style>
    <style:style style:name="T3815" style:family="text">
      <style:text-properties officeooo:rsid="15f7ed0c"/>
    </style:style>
    <style:style style:name="T3816" style:family="text">
      <style:text-properties officeooo:rsid="15f832dd"/>
    </style:style>
    <style:style style:name="T3817" style:family="text">
      <style:text-properties officeooo:rsid="15fe27f3"/>
    </style:style>
    <style:style style:name="T3818" style:family="text">
      <style:text-properties officeooo:rsid="15ffa3b0"/>
    </style:style>
    <style:style style:name="T3819" style:family="text">
      <style:text-properties officeooo:rsid="1601fca6"/>
    </style:style>
    <style:style style:name="T3820" style:family="text">
      <style:text-properties officeooo:rsid="160201e2"/>
    </style:style>
    <style:style style:name="T3821" style:family="text">
      <style:text-properties officeooo:rsid="160304d1"/>
    </style:style>
    <style:style style:name="T3822" style:family="text">
      <style:text-properties officeooo:rsid="16047fc8"/>
    </style:style>
    <style:style style:name="T3823" style:family="text">
      <style:text-properties officeooo:rsid="160567c4"/>
    </style:style>
    <style:style style:name="T3824" style:family="text">
      <style:text-properties officeooo:rsid="160663f5"/>
    </style:style>
    <style:style style:name="T3825" style:family="text">
      <style:text-properties officeooo:rsid="16075f6e"/>
    </style:style>
    <style:style style:name="T3826" style:family="text">
      <style:text-properties officeooo:rsid="16087fd8"/>
    </style:style>
    <style:style style:name="T3827" style:family="text">
      <style:text-properties officeooo:rsid="16099f1d"/>
    </style:style>
    <style:style style:name="T3828" style:family="text">
      <style:text-properties officeooo:rsid="1609df84"/>
    </style:style>
    <style:style style:name="T3829" style:family="text">
      <style:text-properties officeooo:rsid="160aff55"/>
    </style:style>
    <style:style style:name="T3830" style:family="text">
      <style:text-properties officeooo:rsid="160e14c2"/>
    </style:style>
    <style:style style:name="T3831" style:family="text">
      <style:text-properties officeooo:rsid="160f070b"/>
    </style:style>
    <style:style style:name="T3832" style:family="text">
      <style:text-properties officeooo:rsid="16108ae8"/>
    </style:style>
    <style:style style:name="T3833" style:family="text">
      <style:text-properties officeooo:rsid="1612083b"/>
    </style:style>
    <style:style style:name="T3834" style:family="text">
      <style:text-properties officeooo:rsid="161349e3"/>
    </style:style>
    <style:style style:name="T3835" style:family="text">
      <style:text-properties officeooo:rsid="1613f8af"/>
    </style:style>
    <style:style style:name="T3836" style:family="text">
      <style:text-properties officeooo:rsid="16143119"/>
    </style:style>
    <style:style style:name="T3837" style:family="text">
      <style:text-properties officeooo:rsid="161479e1"/>
    </style:style>
    <style:style style:name="T3838" style:family="text">
      <style:text-properties officeooo:rsid="1616776a"/>
    </style:style>
    <style:style style:name="T3839" style:family="text">
      <style:text-properties officeooo:rsid="161a33c6"/>
    </style:style>
    <style:style style:name="T3840" style:family="text">
      <style:text-properties officeooo:rsid="161ab4ec"/>
    </style:style>
    <style:style style:name="T3841" style:family="text">
      <style:text-properties officeooo:rsid="161ae497"/>
    </style:style>
    <style:style style:name="T3842" style:family="text">
      <style:text-properties officeooo:rsid="161b5521"/>
    </style:style>
    <style:style style:name="T3843" style:family="text">
      <style:text-properties officeooo:rsid="161d2cd8"/>
    </style:style>
    <style:style style:name="T3844" style:family="text">
      <style:text-properties officeooo:rsid="161ea697"/>
    </style:style>
    <style:style style:name="T3845" style:family="text">
      <style:text-properties officeooo:rsid="161ec115"/>
    </style:style>
    <style:style style:name="T3846" style:family="text">
      <style:text-properties officeooo:rsid="161febdd"/>
    </style:style>
    <style:style style:name="T3847" style:family="text">
      <style:text-properties officeooo:rsid="16209377"/>
    </style:style>
    <style:style style:name="T3848" style:family="text">
      <style:text-properties officeooo:rsid="16212d62"/>
    </style:style>
    <style:style style:name="T3849" style:family="text">
      <style:text-properties officeooo:rsid="1621ac6e"/>
    </style:style>
    <style:style style:name="T3850" style:family="text">
      <style:text-properties officeooo:rsid="1623949d"/>
    </style:style>
    <style:style style:name="T3851" style:family="text">
      <style:text-properties officeooo:rsid="1625408a"/>
    </style:style>
    <style:style style:name="T3852" style:family="text">
      <style:text-properties officeooo:rsid="16286171"/>
    </style:style>
    <style:style style:name="T3853" style:family="text">
      <style:text-properties officeooo:rsid="162b2f13"/>
    </style:style>
    <style:style style:name="T3854" style:family="text">
      <style:text-properties officeooo:rsid="162bd18f"/>
    </style:style>
    <style:style style:name="T3855" style:family="text">
      <style:text-properties officeooo:rsid="162d7de3"/>
    </style:style>
    <style:style style:name="T3856" style:family="text">
      <style:text-properties officeooo:rsid="162dcf0a"/>
    </style:style>
    <style:style style:name="T3857" style:family="text">
      <style:text-properties officeooo:rsid="162e29aa"/>
    </style:style>
    <style:style style:name="T3858" style:family="text">
      <style:text-properties officeooo:rsid="162f0ed9"/>
    </style:style>
    <style:style style:name="T3859" style:family="text">
      <style:text-properties officeooo:rsid="162f7e83"/>
    </style:style>
    <style:style style:name="T3860" style:family="text">
      <style:text-properties officeooo:rsid="16312573"/>
    </style:style>
    <style:style style:name="T3861" style:family="text">
      <style:text-properties officeooo:rsid="1632a11a"/>
    </style:style>
    <style:style style:name="T3862" style:family="text">
      <style:text-properties officeooo:rsid="16344f4d"/>
    </style:style>
    <style:style style:name="T3863" style:family="text">
      <style:text-properties officeooo:rsid="16353f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46">Э</text:span><text:span text:style-name="T466">ТО</text:span><text:span text:style-name="T545">Т</text:span><text:span text:style-name="T464"> ГОД </text:span><text:span text:style-name="T466">МОГ БЫ </text:span><text:span text:style-name="T544">СТАТЬ ГОДОМ</text:span><text:span text:style-name="T464"> </text:span><text:span text:style-name="T467">НОВ</text:span><text:span text:style-name="T544">ОГО</text:span><text:span text:style-name="T467"> </text:span><text:span text:style-name="T464">БОЛЬШО</text:span><text:span text:style-name="T544">ГО</text:span><text:span text:style-name="T464"> ВЗРЫВ</text:span><text:span text:style-name="T544">А</text:span>)</text:p>
      <text:p text:style-name="P2"/>
      <text:p text:style-name="P3">В прошлом, словосочетание «Большой взрыв» использовалось как название теории <text:span text:style-name="T448">о </text:span><text:span text:style-name="T447">зарождени</text:span><text:span text:style-name="T448">и</text:span> Вселенной <text:s/><text:span text:style-name="T449">а также</text:span><text:span text:style-name="T1">, </text:span><text:span text:style-name="T449">что вполне логично</text:span><text:span text:style-name="T1">,</text:span> <text:span text:style-name="T1">и </text:span>нашей планеты - Земли. <text:span text:style-name="T446">Имея это в виду, мы не станем возражать и против </text:span><text:span text:style-name="T465">его </text:span><text:span text:style-name="T446">использования в противоположном смысле, говоря о </text:span><text:span text:style-name="T2210">её </text:span><text:span text:style-name="T446">разрушении.</text:span></text:p>
      <text:p text:style-name="P2"/>
      <text:p text:style-name="P4">О парапсихологии мало кому известно в подробностях и <text:span text:style-name="T450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45">они </text:span>не понима<text:span text:style-name="T445">ю</text:span>т <text:span text:style-name="T3">или не хо</text:span><text:span text:style-name="T445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51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44">все эти люди</text:span><text:span text:style-name="T7">. «Если сон сбылся, </text:span><text:span text:style-name="T8">то это ровным счётом ничего не </text:span><text:span text:style-name="T452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53">В с</text:span>ледующи<text:span text:style-name="T453">х</text:span> <text:span text:style-name="T453">строках</text:span> рассматривает<text:span text:style-name="T454">с</text:span><text:span text:style-name="T453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462">з</text:span>лу, то есть полное разрушение Мира и неизбежная смерть <text:span text:style-name="T66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7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55">ого</text:span><text:span text:style-name="T15"> сомнени</text:span><text:span text:style-name="T455">я</text:span><text:span text:style-name="T15"> навлекут на себя, если </text:span><text:span text:style-name="T67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</text:span><text:span text:style-name="T3527">CЛИШКОМ СКОВАН И ТЕБЕ НУЖНО РАССЛАБИТЬСЯ.</text:span><text:span text:style-name="T17"> НЕ ТОРОПИСЬ. ТЫ ТОЧНО ЗНАЕШЬ, ЧТО </text:span><text:span text:style-name="T3528">нужно</text:span><text:span text:style-name="T17"> </text:span><text:span text:style-name="T3530">с</text:span><text:span text:style-name="T17">делать? <text:s/></text:span><text:span text:style-name="T2215">П</text:span><text:span text:style-name="T18">омни, если </text:span><text:span text:style-name="T3527">в</text:span><text:span text:style-name="T18"> этот раз у тебя ничего не </text:span><text:soft-page-break/><text:span text:style-name="T18">получится, то в конечном </text:span><text:span text:style-name="T3513">счёте</text:span><text:span text:style-name="T18"> это не имеет </text:span><text:span text:style-name="T3514">большого </text:span><text:span text:style-name="T18">значения. Профессор Шо</text:span><text:span text:style-name="T3515">уэ</text:span><text:span text:style-name="T18">н из Страсбургского университета </text:span><text:span text:style-name="T3514">уже пред</text:span><text:span text:style-name="T3527">о</text:span><text:span text:style-name="T3514">ставил</text:span><text:span text:style-name="T18"> доказ</text:span><text:span text:style-name="T3514">ательства того</text:span><text:span text:style-name="T18">, что </text:span><text:span text:style-name="T3514">результаты вполне достижимы</text:span>».</text:p>
      <text:p text:style-name="P11">Профессор Фержер, как <text:span text:style-name="T21">и </text:span>всегда, <text:span text:style-name="T21">поддерживал </text:span><text:span text:style-name="T3333">таким образом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концентрируя внимание на пламени свечи, он начал <text:span text:style-name="T1372">рас</text:span>слаблять своё чувствительное тело. <text:span text:style-name="T22">Вскоре оно отяжелело, будто бы налившись свинцом, и Робин стал очень-очень медленно закрывать глаза.</text:span></text:p>
      <text:p text:style-name="P13"><text:span text:style-name="T3342">Сейчас</text:span>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7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465">подавил</text:span> все свои мысли.</text:p>
      <text:p text:style-name="P19">Один раз в минуту автоматически <text:span text:style-name="T3465">вык</text:span>лючался счётчик Гейгера, с помощью <text:span text:style-name="T3465">которого </text:span>измерялась и регистрировалась скорость распада <text:span text:style-name="T3464">химического</text:span><text:span text:style-name="T3463"> элемента</text:span>.</text:p>
      <text:p text:style-name="P19"/>
      <text:p text:style-name="P20">Робин вышел из транса <text:span text:style-name="T3332">и приступил</text:span> <text:span text:style-name="T3332">к снятию навалившейся на него тяжести</text:span> точно таким же способом, как и перед началом эксперимента. <text:span text:style-name="T27">Закончил с открытием глаз, позволив им полностью от</text:span><text:span text:style-name="T28">к</text:span><text:span text:style-name="T27">рыться на счёт семь, </text:span><text:span text:style-name="T3331">и</text:span><text:span text:style-name="T27">, наконец, повторил дыхательную процедуру.</text:span></text:p>
      <text:p text:style-name="P21"><text:span text:style-name="T29">Он</text:span> сидел молча, его лицо было бледным <text:span text:style-name="T3343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330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0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1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2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1">Вот у</text:span>же два года <text:span text:style-name="T34">с </text:span>Робином обр<text:span text:style-name="T485">ащались</text:span> как с морской свинкой. <text:span text:style-name="T33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345">поистине </text:span><text:span text:style-name="T3344">безграничны</text:span><text:span text:style-name="T33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2">а</text:span>рри.</text:p>
      <text:p text:style-name="P30">«<text:span text:style-name="T35">Хочешь куда-нибудь пойти, </text:span><text:span text:style-name="T486">развлечься</text:span><text:span text:style-name="T35">?</text:span>»</text:p>
      <text:p text:style-name="P30">«<text:span text:style-name="T36">Хочу домой, мне н</text:span><text:span text:style-name="T37">еобходимо</text:span><text:span text:style-name="T36"> выспаться. Может быть сходим сегодня вечером или завтра?</text:span>» - <text:span text:style-name="T37">ответил Робин.</text:span></text:p>
      <text:p text:style-name="P31">Его большие зелёные глаза безразлично смотрели снизу вверх, лицо <text:span text:style-name="T290">не </text:span>выдавало <text:span text:style-name="T290">никаких</text:span><text:span text:style-name="T38"> признак</text:span><text:span text:style-name="T290">ов</text:span> эмо<text:span text:style-name="T38">ций</text:span>. <text:span text:style-name="T39">Цвет лица был белым, сравнимым с цветом мраморных статуй.</text:span></text:p>
      <text:p text:style-name="P31">«<text:span text:style-name="T40">Конечно, я всё понимаю. </text:span><text:span text:style-name="T41">Поезжай домой и </text:span><text:span text:style-name="T291">как следует </text:span><text:span text:style-name="T49">отдохни</text:span><text:span text:style-name="T41">. </text:span><text:span text:style-name="T40">Мэтью </text:span><text:span text:style-name="T3346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3">олагаю</text:span>, что вместе с Г<text:span text:style-name="T42">а</text:span>рри и Элисон <text:span text:style-name="T43">займ</text:span><text:span text:style-name="T45">усь</text:span><text:span text:style-name="T43"> </text:span><text:span text:style-name="T45">своими</text:span><text:span text:style-name="T43"> обычными экспериментами. </text:span><text:span text:style-name="T44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6">ответом</text:span> Мэтью и даже не оглянулся назад, чтобы помахать <text:span text:style-name="T3334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7">Ему было восемнадцать лет, <text:s/>когда профессор предложил работу. Это было шесть лет назад, </text:span><text:span text:style-name="T3531">и</text:span><text:span text:style-name="T47"> </text:span><text:span text:style-name="T3531">с</text:span><text:span text:style-name="T48">ейчас он </text:span><text:span text:style-name="T2320">частенько</text:span><text:span text:style-name="T48"> скуча</text:span><text:span text:style-name="T2320">л</text:span><text:span text:style-name="T48"> от тех заданий, которые ему приходилось выполнять.</text:span></text:p>
      <text:p text:style-name="P35"><text:span text:style-name="T62">К</text:span>азалось, что всё внимание уделялось одному лишь Робину. Большинство тестов и необычных экспериментов устраивал<text:span text:style-name="T118">о</text:span>сь для Робина. Всё, о чём говорил профессор Фержер, было о Робине: «Робин сделал это. Робин сделал то. Разве это не чудо? Вы <text:span text:style-name="T3529">когда-нибудь </text:span>видели <text:span text:style-name="T3529">нечто</text:span> подобное?»</text:p>
      <text:p text:style-name="P36">Но это было правдой — ни один человек, живший в этом столетии, не обладал таким<text:span text:style-name="T119">и</text:span> талантами, как у Робина.</text:p>
      <text:p text:style-name="P36"/>
      <text:p text:style-name="P37">Мэтью был <text:span text:style-name="T3472">длинным</text:span> и худощавым. <text:span text:style-name="T50">На его лице резко выделялись скулы, а холодные голубые глаза были глубоко посажены в глазницах. </text:span><text:span text:style-name="T3471">К</text:span><text:span text:style-name="T51">ороткие прямые волосы каштанового цвета, небрежно откинутые назад, о</text:span><text:span text:style-name="T52">бнаж</text:span><text:span text:style-name="T3471">али</text:span><text:span text:style-name="T51"> </text:span><text:span text:style-name="T3471">высокий, открытый</text:span><text:span text:style-name="T51"> лоб.</text:span></text:p>
      <text:p text:style-name="P38"><text:span text:style-name="T53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37">Профессор Фержер был пожилым мужчиной при<text:span text:style-name="T3475">близительно</text:span> шестидесяти лет. Он являлся заведующим кафедрой парапсихологии <text:span text:style-name="T54">в университете. </text:span><text:span text:style-name="T55">Верхняя часть его шевелюры </text:span><text:span text:style-name="T3476">заметно</text:span><text:span text:style-name="T55"> поредела, но большая часть побелевшей копны волос всё ещё </text:span><text:span text:style-name="T3476">находилась</text:span><text:span text:style-name="T55"> на своём месте, </text:span><text:span text:style-name="T3474">а из-под металлической оправы круглых очков торчали</text:span><text:span text:style-name="T55"> </text:span><text:span text:style-name="T3474">г</text:span><text:span text:style-name="T56">устые, </text:span><text:span text:style-name="T3474">кустистые</text:span><text:span text:style-name="T56"> брови. </text:span><text:span text:style-name="T3473">Своей внешностью он напоминал типичного «Безумного профессора» из </text:span><text:span text:style-name="T3466">чёрно-белых</text:span><text:span text:style-name="T3473"> </text:span><text:span text:style-name="T3467">ужастиков</text:span><text:span text:style-name="T3473"> тридцатых годов.</text:span></text:p>
      <text:p text:style-name="P40">Он что-то бормотал, затем вздохнул, заикнулся и снова пробормотал, но уже более членораздельно:</text:p>
      <text:p text:style-name="P40"><text:soft-page-break/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Не закончив фразы, он снова погрузился в <text:span text:style-name="T57">свои </text:span>глубокие размышления. <text:span text:style-name="T58">Было похоже, что они приводят его в </text:span><text:span text:style-name="T59">состояние экстаза</text:span><text:span text:style-name="T58">.</text:span></text:p>
      <text:p text:style-name="P535">Но что дальше? <text:span text:style-name="T60">Как </text:span><text:span text:style-name="T3468">полученные в ходе эксперимента</text:span><text:span text:style-name="T60"> данные могли бы помочь ему? Каким образом он мог бы контролировать распад радиоактивных изотопов не прибегая к </text:span><text:span text:style-name="T3335">уникальным</text:span><text:span text:style-name="T60"> способностям Робина?</text:span></text:p>
      <text:p text:style-name="P536">Пытаясь контролировать распад, профессор проводил физические и химические опыты. <text:span text:style-name="T3469">Его главная цель состояла в том, чтобы в конечном </text:span><text:span text:style-name="T3477">счёте</text:span><text:span text:style-name="T3469"> спасти Человечество от ядерного самоуничтожения, поскольку Третья мировая война </text:span><text:span text:style-name="T3532">многим </text:span><text:span text:style-name="T3469">казалась неизбежной.</text:span></text:p>
      <text:p text:style-name="P42"/>
      <text:p text:style-name="P42">«<text:span text:style-name="T63">Нет, нет, всё в порядке! У меня много работы. Иди! Иди! Сегодня ты мне больше не нужен!</text:span>» - <text:span text:style-name="T64">воскликнул он со своим сильным немецким акцентом.</text:span></text:p>
      <text:p text:style-name="P42">«<text:span text:style-name="T65">Увидимся завтра. Присмотри за Робином, теперь он самый ценный человек на Земле. Крайне важно, чтобы то, что произошло </text:span><text:span text:style-name="T3470">сегодня</text:span><text:span text:style-name="T65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8">покинули лабораторию, </text:span>остави<text:span text:style-name="T68">в</text:span> профессора бормотать наедине с самим собой.</text:p>
      <text:p text:style-name="P43"/>
      <text:p text:style-name="P43">«<text:span text:style-name="T69">Ну, и что мы теперь будем делать?</text:span>» - <text:span text:style-name="T70">спросил Гарри.</text:span></text:p>
      <text:p text:style-name="P44">Он посмотрел на Элисон, для которой <text:span text:style-name="T71">на самом деле </text:span>и предназначался <text:span text:style-name="T75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2">Перед Гарри и Мэтью предстала робкая восемнадцатилетняя девушка. </text:span><text:span text:style-name="T73">Был безоблачный день. Ярко светило солнце, его лучи казались мерцающими языками пламени, протянувшимися </text:span><text:span text:style-name="T3373">поперёк небосвода</text:span><text:span text:style-name="T73"> </text:span><text:span text:style-name="T3337">словно</text:span><text:span text:style-name="T73"> золотые ленты, </text:span><text:span text:style-name="T3478">тянущие</text:span><text:span text:style-name="T73"> </text:span><text:span text:style-name="T3338">за собой </text:span><text:span text:style-name="T73">колесницу, на которой </text:span><text:span text:style-name="T3336">разъезжают</text:span><text:span text:style-name="T73"> </text:span><text:span text:style-name="T74">б</text:span><text:span text:style-name="T73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479">как </text:span>будто <text:span text:style-name="T3479">сама </text:span>была одним <text:span text:style-name="T3339">из тех </text:span>ангел<text:span text:style-name="T3339">ьских созданий</text:span>, что <text:span text:style-name="T77">вечно </text:span>тянут <text:span text:style-name="T82">за собой </text:span>колесницу-<text:span text:style-name="T3337">с</text:span>олнце.</text:p>
      <text:p text:style-name="P49">С <text:span text:style-name="T3480">э</text:span>того самого дня она нравилась ему. Он <text:span text:style-name="T76">старался </text:span>дела<text:span text:style-name="T76">ть</text:span> вид, что его чувства к ней были не более, чем братскими, однако в глубине <text:span text:style-name="T76">его сердца </text:span><text:span text:style-name="T3481">расцве</text:span><text:span text:style-name="T3533">ла</text:span><text:span text:style-name="T3340"> совсем другая любовь</text:span><text:span text:style-name="T76">.</text:span></text:p>
      <text:p text:style-name="P49"/>
      <text:p text:style-name="P50">Хотя Элисон и <text:span text:style-name="T3482">исполнился</text:span> двадцать один год, <text:span text:style-name="T78">но фактически она была </text:span><text:span text:style-name="T3483">словно</text:span><text:span text:style-name="T78"> ребёнок — </text:span><text:span text:style-name="T79">слишком ранимой и уязвимой для окружавшего её </text:span><text:span text:style-name="T1430">б</text:span><text:span text:style-name="T79">ольшого </text:span><text:span text:style-name="T1430">м</text:span><text:span text:style-name="T79">ира. </text:span><text:span text:style-name="T80">Она слишком легко доверяла людям </text:span><text:span text:style-name="T3341">и</text:span><text:span text:style-name="T80"> нуждалась в их заботе </text:span><text:span text:style-name="T81">и ласке</text:span><text:span text:style-name="T80">.</text:span></text:p>
      <text:p text:style-name="P51">До <text:span text:style-name="T3484">сих</text:span> пор у неё не было никаких отношений с противоположным полом, и это <text:span text:style-name="T3484">её </text:span><text:span text:style-name="T3341">немного </text:span><text:s/>беспокоило. <text:span text:style-name="T83">Детские психиатры уверили монахинь монастыря, что Элисон больше не подвержена </text:span><text:span text:style-name="T3484">паническому </text:span><text:span text:style-name="T83">страху. Но в глубине души она </text:span><text:span text:style-name="T84">боялась</text:span><text:span text:style-name="T83"> точно так же, как и тогда, шестнадцать лет назад.</text:span></text:p>
      <text:p text:style-name="P51"/>
      <text:p text:style-name="P52">… той <text:span text:style-name="T3347">страшной</text:span>, ужасной ночью жутко завывал ветер. В оконные стёкла стучал дождь вперемешку с градом. <text:span text:style-name="T85">Оглушительно гремел гром, разнося </text:span><text:span text:style-name="T86">на много миль </text:span><text:span text:style-name="T85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<text:soft-page-break/>Она била его! Её сердце бешено колотилось, когда она умоляла его оставить маму в покое. Но он не хотел. Он <text:span text:style-name="T1013">делал ей больно</text:span>. Она умоляла его <text:span text:style-name="T88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/>
      <text:p text:style-name="P55">«<text:span text:style-name="T89">Он</text:span>» - <text:span text:style-name="T89">именно так стала называть </text:span><text:span text:style-name="T3485">Элисон </text:span><text:span text:style-name="T89">своего отца после </text:span><text:span text:style-name="T3486">той </text:span><text:span text:style-name="T3485">прокля</text:span><text:span text:style-name="T89">той ночи. </text:span><text:span text:style-name="T90">У него был дурной характер, а под </text:span><text:span text:style-name="T3486">воз</text:span><text:span text:style-name="T90">действием </text:span><text:span text:style-name="T94">алкоголя</text:span><text:span text:style-name="T90"> отец и вовсе становился жестоким. </text:span><text:span text:style-name="T3486">В</text:span><text:span text:style-name="T3348">ечер</text:span><text:span text:style-name="T3486">ом</text:span><text:span text:style-name="T91"> он выпил гораздо больше обычного, проиграв </text:span><text:span text:style-name="T1014">все наличные</text:span><text:span text:style-name="T91"> деньги в казино «Силуэт». </text:span><text:span text:style-name="T92">И во всём он обвинил </text:span><text:span text:style-name="T1015">свою </text:span><text:span text:style-name="T92">жену.</text:span></text:p>
      <text:p text:style-name="P56">Она была необычайно красивой и хрупкой женщиной.</text:p>
      <text:p text:style-name="P57"><text:span text:style-name="T3349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1">та</text:span> покончила с собой.</text:p>
      <text:p text:style-name="P59">Элисон запомнила, как сидела рядом с <text:span text:style-name="T3351">её безжизненным, </text:span><text:span text:style-name="T3487">покрытым синяками и ссадинами</text:span> телом, и как <text:span text:style-name="T3352">затем</text:span> побежала к дому сосед<text:span text:style-name="T3350">ки</text:span>. <text:span text:style-name="T93">Слёзы текли по её щекам, когда она дёргала </text:span><text:span text:style-name="T3397">эту женщину</text:span><text:span text:style-name="T93"> за платье и умоляла:</text:span></text:p>
      <text:p text:style-name="P59">«Пожалуйста…<text:span text:style-name="T93"> Ну пожалуйста, помогите! Там моя мама...</text:span>»</text:p>
      <text:p text:style-name="P60">Это было всё, что она успела произнести, прежде чем снова захлебнулась в рыданиях.</text:p>
      <text:p text:style-name="P61">С тех пор она больше не видела своего отца. Именно тогда её отвезли и <text:span text:style-name="T3490">устроили</text:span> в <text:span text:style-name="T3398">женский </text:span>монастырь, в котором она <text:span text:style-name="T3489">жила и </text:span><text:span text:style-name="T3488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534">экстрасенсорными и </text:span><text:span text:style-name="T3490">психокинетическими </text:span>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6">лицом к</text:span> Гарри, а Мэтью остался стоять, опершись одной ногой на скамью. <text:span text:style-name="T95">Он выбил пригоревший табак из кал</text:span><text:span text:style-name="T3491">е</text:span><text:span text:style-name="T95">баса, </text:span><text:span text:style-name="T3491">сво</text:span><text:span text:style-name="T3353">его </text:span><text:span text:style-name="T95">главного сокровища, — </text:span><text:span text:style-name="T3491">курительной</text:span><text:span text:style-name="T95"> трубки </text:span><text:span text:style-name="T3354">сыщика</text:span><text:span text:style-name="T95"> Холмса, </text:span><text:span text:style-name="T97">снова наполнил его, и </text:span><text:span text:style-name="T3492">стал</text:span><text:span text:style-name="T97"> </text:span><text:span text:style-name="T3354">раскуривать</text:span><text:span text:style-name="T97">.</text:span></text:p>
      <text:p text:style-name="P63"/>
      <text:p text:style-name="P63">«<text:span text:style-name="T99">Вчера я</text:span><text:span text:style-name="T98"> на</text:span><text:span text:style-name="T3493">шла</text:span><text:span text:style-name="T98"> интересную статью...</text:span>» - <text:span text:style-name="T100">начала</text:span><text:span text:style-name="T98"> Элисон, и затем продолжила:</text:span></text:p>
      <text:p text:style-name="P63">«<text:span text:style-name="T101">В ней автор пытается выяснить, является ли существование волков-оборотней всего лишь мифом </text:span><text:span text:style-name="T1536">времён Средневековья</text:span><text:span text:style-name="T101">, передаваемым из поколения в поколение как </text:span><text:span text:style-name="T3494">один из </text:span><text:span text:style-name="T102">элемент</text:span><text:span text:style-name="T3494">ов</text:span><text:span text:style-name="T102"> </text:span><text:span text:style-name="T101">фольклор</text:span><text:span text:style-name="T102">а</text:span>».</text:p>
      <text:p text:style-name="P63"/>
      <text:p text:style-name="P63">«<text:span text:style-name="T103">С чего это вдруг такой интерес к оборотням?</text:span>» - <text:span text:style-name="T104">спросил Гарри, и его глаза заблестели от любопытства. </text:span><text:span text:style-name="T105">Мэтью, </text:span><text:span text:style-name="T106">не двигаясь,</text:span><text:span text:style-name="T105"> стоял рядом. Наклонившись вперёд и подперев локт</text:span><text:span text:style-name="T106">е</text:span><text:span text:style-name="T105">м колено, он курил свою трубку, глубоко задумавшись.</text:span></text:p>
      <text:p text:style-name="P63">«<text:span text:style-name="T107">Считается, что оборотни были тесно связаны с людьми с особой формой психического </text:span><text:span text:style-name="T3355">расстройства</text:span><text:span text:style-name="T107">, </text:span><text:span text:style-name="T3355">именуемого</text:span><text:span text:style-name="T107"> ликантропией. </text:span><text:span text:style-name="T108">Человек, подвергшийся нападению волка, начинал </text:span><text:span text:style-name="T109">сам</text:span><text:span text:style-name="T108"> </text:span><text:span text:style-name="T110">себя </text:span><text:span text:style-name="T108">считать волком</text:span>».</text:p>
      <text:p text:style-name="P63">«<text:span text:style-name="T1231">У</text:span><text:span text:style-name="T111">-</text:span><text:span text:style-name="T1231">у</text:span><text:span text:style-name="T111">-</text:span><text:span text:style-name="T1231">у</text:span><text:span text:style-name="T111">-у! И что с того? Мы и раньше знали </text:span><text:span text:style-name="T3356">об этом</text:span>» - <text:span text:style-name="T3534">подвывая, </text:span><text:span text:style-name="T111">ответил </text:span><text:span text:style-name="T2767">ей </text:span><text:span text:style-name="T111">Гарри, </text:span><text:span text:style-name="T3534">стараясь </text:span><text:span text:style-name="T1232">подраж</text:span><text:span text:style-name="T3534">ать</text:span><text:span text:style-name="T1232"> во</text:span><text:span text:style-name="T3550">лку</text:span><text:span text:style-name="T1232"> и </text:span><text:span text:style-name="T1233">широко улыбаясь</text:span><text:span text:style-name="T111">.</text:span></text:p>
      <text:p text:style-name="P63">«<text:span text:style-name="T112">Не смей</text:span><text:span text:style-name="T1297">ся</text:span><text:span text:style-name="T112">, я ещё не закончила. То, что </text:span><text:span text:style-name="T2768">сделал </text:span><text:span text:style-name="T3495">сегодня </text:span><text:span text:style-name="T112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3">следовательно… О, разве вы не видите, к </text:span><text:span text:style-name="T2398">чему</text:span><text:span text:style-name="T113"> я клоню? </text:span><text:span text:style-name="T114">Что насчёт нас? </text:span><text:span text:style-name="T115">Нам не нужно впадать в безумие, чтобы заставить наш разум делать </text:span><text:span text:style-name="T3358">именно </text:span><text:span text:style-name="T115">то, </text:span><text:span text:style-name="T3359">что</text:span><text:span text:style-name="T115"> мы </text:span><text:span text:style-name="T3357">по</text:span><text:span text:style-name="T115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6">улавливаете</text:span>, <text:span text:style-name="T117">да</text:span>?»</text:p>
      <text:p text:style-name="P65">Элисон разволновалась и её дыхание начало немного сбиваться, но она продолжила.</text:p>
      <text:p text:style-name="P65"><text:soft-page-break/>«А что, если и нам попробовать? Представь<text:span text:style-name="T123">т</text:span>е, что каждый из нас может превратиться в любое живо<text:span text:style-name="T672">е существо</text:span> по собственному желанию, не теряя <text:span text:style-name="T121">при этом </text:span>рассудка <text:span text:style-name="T120">и</text:span> полностью контролируя себя?»</text:p>
      <text:p text:style-name="P65"/>
      <text:p text:style-name="P66"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2">осознать</text:span>, <text:span text:style-name="T123">о чём она им говорит</text:span>. Оба находились в состоянии замешательства.</text:p>
      <text:p text:style-name="P68">Она что, серьёзно? <text:span text:style-name="T125">Но р</text:span>азве <text:span text:style-name="T127">это </text:span>возможно? - примерно такие вопросы <text:s/><text:span text:style-name="T124">одолевали </text:span><text:span text:style-name="T126">их </text:span><text:span text:style-name="T124">в данный момент.</text:span></text:p>
      <text:p text:style-name="P68">«<text:span text:style-name="T138">И</text:span><text:span text:style-name="T128"> что вы думаете?</text:span>» - <text:span text:style-name="T128">спросила она, тревожно вглядываясь в их удивлённые лица.</text:span></text:p>
      <text:p text:style-name="P68">«Да…<text:span text:style-name="T129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30">Это фантастическая идея, Элисон, и мы обязательно должны проверить её. В любом случае, мне уже на</text:span><text:span text:style-name="T132">скучили</text:span><text:span text:style-name="T130"> наши обычные эксперименты. Итак, чего же мы медлим?</text:span>» - <text:span text:style-name="T131">с воодушевлением </text:span><text:span text:style-name="T140">воскликнул</text:span><text:span text:style-name="T131"> Мэтью. </text:span><text:span text:style-name="T133">Точно так же, как Элисон, он был взволнован и полон реши</text:span><text:span text:style-name="T673">мости</text:span><text:span text:style-name="T133">. </text:span><text:span text:style-name="T135">У</text:span><text:span text:style-name="T134">бра</text:span><text:span text:style-name="T135">в</text:span><text:span text:style-name="T134"> ногу со скамейки, </text:span><text:span text:style-name="T135">он</text:span><text:span text:style-name="T134"> </text:span><text:span text:style-name="T136">распрямился и </text:span><text:span text:style-name="T134">повторил:</text:span></text:p>
      <text:p text:style-name="P71">«<text:span text:style-name="T137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496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9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4">ледует</text:span><text:span text:style-name="T139"> забыть о ней.</text:span>»</text:p>
      <text:p text:style-name="P74">Он сделал небольшую паузу и затем <text:span text:style-name="T141">окончательно </text:span>сдал свои позиции:</text:p>
      <text:p text:style-name="P74">«<text:span text:style-name="T142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3">и сейчас</text:span><text:span text:style-name="T142">. </text:span><text:span text:style-name="T145">Как уже дважды сказал Мэтью, чего же мы ждём? Вперед! Должно быть, я окончательно свихнулся, раз </text:span><text:span text:style-name="T148">стал участвовать</text:span><text:span text:style-name="T145"> </text:span><text:span text:style-name="T148">в </text:span><text:span text:style-name="T146">эт</text:span><text:span text:style-name="T148">ой</text:span><text:span text:style-name="T146"> безумн</text:span><text:span text:style-name="T148">ой</text:span><text:span text:style-name="T146"> </text:span><text:span text:style-name="T147">зат</text:span><text:span text:style-name="T148">ее</text:span><text:span text:style-name="T145">!</text:span>»</text:p>
      <text:p text:style-name="P75">Вздохнув, Гарри поднялся на ноги, отряхнул куртку и пошёл к красной Сиерре, принадлежавшей Мэтью — <text:span text:style-name="T3497">легковой </text:span>автомобиль был припаркован приблизительно в десяти минутах ходьбы от <text:span text:style-name="T3497">главного </text:span>входа в университет.</text:p>
      <text:p text:style-name="P76">Мэтью и Элисон побежали вслед за Гарри. <text:span text:style-name="T149">Элисон была </text:span><text:span text:style-name="T3498">вне себя от счастья</text:span><text:span text:style-name="T149">.</text:span></text:p>
      <text:p text:style-name="P77">Наконец-то её идея может «выстрелить» и <text:span text:style-name="T150">у неё появится возможность доказать </text:span><text:span text:style-name="T3499">всем</text:span><text:span text:style-name="T150">, что она на что-то способна. </text:span><text:span text:style-name="T151">До сих пор все только баловали её, не </text:span><text:span text:style-name="T152">рассчитывая на</text:span><text:span text:style-name="T151"> каки</text:span><text:span text:style-name="T152">е</text:span><text:span text:style-name="T151">-либо конструктивны</text:span><text:span text:style-name="T152">е</text:span><text:span text:style-name="T151"> или творчески</text:span><text:span text:style-name="T152">е</text:span><text:span text:style-name="T151"> решени</text:span><text:span text:style-name="T152">я с её стороны</text:span><text:span text:style-name="T151">. </text:span><text:span text:style-name="T153">Для окружавших её людей она была </text:span><text:span text:style-name="T3500">приятным в общении</text:span><text:span text:style-name="T153"> человеком, у которого в </text:span><text:span text:style-name="T154">любое время</text:span><text:span text:style-name="T153"> можно получить </text:span><text:span text:style-name="T154">хороший </text:span><text:span text:style-name="T153">дружеский совет, но </text:span><text:span text:style-name="T3502">абсолютно </text:span><text:span text:style-name="T3500">ничего </text:span><text:span text:style-name="T3501">сверх </text:span><text:span text:style-name="T3535">э</text:span><text:span text:style-name="T3501">того</text:span><text:span text:style-name="T153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6">вслух </text:span>свой конспект об оборотнях:</text:p>
      <text:p text:style-name="P79">«<text:span text:style-name="T155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7">ещё </text:span>кое-ч<text:span text:style-name="T157">то, что может нам пригодиться. </text:span><text:span text:style-name="T160">К примеру</text:span><text:span text:style-name="T158">, если из тела ведьмы уда</text:span><text:span text:style-name="T3536">ё</text:span><text:span text:style-name="T3504">тся</text:span><text:span text:style-name="T158"> добыть хот</text:span><text:span text:style-name="T3536">я бы</text:span><text:span text:style-name="T3503"> </text:span><text:span text:style-name="T158">каплю крови, то она </text:span><text:span text:style-name="T3503">мгновенно</text:span><text:span text:style-name="T159"> </text:span><text:span text:style-name="T596">лиш</text:span><text:span text:style-name="T3536">ае</text:span><text:span text:style-name="T3504">тся</text:span><text:span text:style-name="T596"> </text:span><text:span text:style-name="T597">всех </text:span><text:span text:style-name="T596">своих </text:span><text:span text:style-name="T3504">колдовских </text:span><text:span text:style-name="T596">сил</text:span><text:span text:style-name="T158">.</text:span></text:p>
      <text:p text:style-name="P84"><text:soft-page-break/>Превращённому человеку, или <text:span text:style-name="T3505">же </text:span>оборотню, <text:span text:style-name="T3505">воз</text:span>можно вернуть его прежний <text:span text:style-name="T161">облик </text:span><text:span text:style-name="T3537">точно </text:span>таким <text:span text:style-name="T674">же </text:span>радикальным <text:span text:style-name="T3505">способом</text:span>.</text:p>
      <text:p text:style-name="P85"><text:span text:style-name="T162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/>
      <text:p text:style-name="P86">Мэтью снова <text:span text:style-name="T3506">начал </text:span>раскури<text:span text:style-name="T3506">вать </text:span>трубку. Он откинул волосы назад и <text:span text:style-name="T3507">сдвинул брови</text:span>, обдумывая пред<text:span text:style-name="T3539">о</text:span>ставленные им <text:span text:style-name="T3506">только что </text:span><text:span text:style-name="T174">сведения</text:span>.</text:p>
      <text:p text:style-name="P86"/>
      <text:p text:style-name="P87">Гарри <text:span text:style-name="T3508">внезапно поднялся со своего места</text:span> и воскликнул:</text:p>
      <text:p text:style-name="P87">«<text:span text:style-name="T523">Отлично</text:span>! Пр<text:span text:style-name="T164">евосходно</text:span>! Элисон, ты гений! Если <text:span text:style-name="T163">всё </text:span>получится <text:span text:style-name="T165">так, как задумано</text:span>, то <text:span text:style-name="T163">нас </text:span><text:span text:style-name="T165">уже никто </text:span><text:span text:style-name="T163">не </text:span><text:span text:style-name="T3538">сможет </text:span><text:span text:style-name="T163">остановит</text:span><text:span text:style-name="T3538">ь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6">Когда </text:span><text:span text:style-name="T407">начнём</text:span><text:span text:style-name="T166">? Мы </text:span><text:span text:style-name="T407">станем </text:span><text:span text:style-name="T166">изве</text:span><text:span text:style-name="T407">щать</text:span><text:span text:style-name="T166"> профессора Ферж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7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8">Нет, я считаю что он ещё слишком молод и неопытен. Ты ведь </text:span><text:span text:style-name="T171">сам </text:span><text:span text:style-name="T168">говорил, что мы не можем полагаться даже на собственные способности</text:span>» - <text:span text:style-name="T168">уверенно </text:span><text:span text:style-name="T169">заявила</text:span><text:span text:style-name="T168"> Элисон.</text:span></text:p>
      <text:p text:style-name="P90">«<text:span text:style-name="T170">Ладно, согласен. Но вообще-то я обещал Робину, что мы заглянем к нему сегодня вечером, ненадолго</text:span>» - <text:span text:style-name="T170">добавил Мэтью.</text:span></text:p>
      <text:p text:style-name="P90">«<text:span text:style-name="T172">Ну и отлично, </text:span><text:span text:style-name="T3509">мы </text:span><text:span text:style-name="T1537">сдержим обещание!</text:span>» - <text:span text:style-name="T173">ответила </text:span><text:span text:style-name="T3510">ему </text:span><text:span text:style-name="T172">Элисон.</text:span></text:p>
      <text:p text:style-name="P91">Прежде чем они собрались уходить, она убрала все свои записки, а Гарри отнёс <text:span text:style-name="T3512">на кухню </text:span><text:span text:style-name="T3511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3">Ь</text:span>. СВЕТИЛО СОЛНЦЕ. НА НЕБЕ НЕ БЫЛО НИ ЕДИНОГО обла<text:span text:style-name="T2764">ч</text:span>ка. Нарциссы в парке слегка покачивались на ветру, напоминая собой волны в океане жёлтого цвета. <text:span text:style-name="T176">Их яркие, жёлто-охристые цветки склонялись перед Солнцем, </text:span><text:span text:style-name="T598">словно</text:span><text:span text:style-name="T176"> на богослужении. Ветер доносил запах свежескошенной травы.</text:span></text:p>
      <text:p text:style-name="P93"/>
      <text:p text:style-name="P94">Гарри проснулся от пульсирующей боли в голове. Накануне, покинув остальных, он случайно встретил в кино своего старого <text:span text:style-name="T3541">друга</text:span>. <text:span text:style-name="T177">До раннего утра они выпивали и веселились, вспоминая студенческие годы. </text:span><text:span text:style-name="T178">На двоих они выпили бутылку вина, бренди и виски, оставшийся с Рождества.</text:span></text:p>
      <text:p text:style-name="P95">Он стоял у окна, глубоко вдыхая свежий воздух <text:span text:style-name="T179">и прикрывал глаза рукой, оберегая их от, </text:span><text:span text:style-name="T180">как ему тогда казалось,</text:span><text:span text:style-name="T179"> 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2">Несмотря на на то, что большую часть вечеринки он держался молодцом, падение наступило </text:span><text:span text:style-name="T183">сразу же, как только</text:span><text:span text:style-name="T182"> </text:span><text:span text:style-name="T183">он </text:span><text:span text:style-name="T182">начал смешивать напитки.</text:span></text:p>
      <text:p text:style-name="P98"><text:span text:style-name="T214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5">разных частях </text:span>одно<text:span text:style-name="T185">го</text:span> дом<text:span text:style-name="T185">а</text:span>, располагавш<text:span text:style-name="T185">егося</text:span> на Девоншир-роуд, в поместье Бедфорд-плейс. Элисон <text:span text:style-name="T184">жила вместе с Гарри</text:span> на Оксфорд-стрит, на другом конце города.</text:p>
      <text:p text:style-name="P100"><text:soft-page-break/></text:p>
      <text:p text:style-name="P100">«<text:span text:style-name="T186">Гарри, ты уже собрался? Помнишь, ты обещал сегодня утром отвезти Робина в университет. </text:span><text:span text:style-name="T187">Гарри, ты в порядке? Скажи что-нибудь!</text:span>» - <text:span text:style-name="T3540">про</text:span><text:span text:style-name="T187">кричала Элисон, стуча в дверь его спальни.</text:span></text:p>
      <text:p text:style-name="P100">«<text:span text:style-name="T189">Ты м</text:span><text:span text:style-name="T188">ожешь войти, Эли.</text:span>»</text:p>
      <text:p text:style-name="P101">Войдя, она сразу увидела неубранную комнату и разбитый внешний вид молодого человека.</text:p>
      <text:p text:style-name="P101">«<text:span text:style-name="T190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517">огне</text:span><text:span text:style-name="T191">.</text:span>»</text:p>
      <text:p text:style-name="P101">«<text:span text:style-name="T192">Знаю, знаю… Можешь не продолжать. </text:span><text:span text:style-name="T193">Я встретил </text:span><text:span text:style-name="T194">одного</text:span><text:span text:style-name="T193"> старого </text:span><text:span text:style-name="T3516">приятеля</text:span><text:span text:style-name="T193">, мы вместе учились в колледже. </text:span><text:span text:style-name="T196">Ну, т</text:span><text:span text:style-name="T195">ы </text:span><text:span text:style-name="T196">должна </text:span><text:span text:style-name="T3518">понимать</text:span><text:span text:style-name="T195">, как </text:span><text:span text:style-name="T196">обычно </text:span><text:span text:style-name="T195">проходят такие встречи. </text:span><text:span text:style-name="T3519">Вчера мы </text:span><text:span text:style-name="T195">слегка перебрали, вот и всё...</text:span>»</text:p>
      <text:p text:style-name="P101">«<text:span text:style-name="T198">Послушай, </text:span><text:span text:style-name="T197">Элисон! </text:span><text:span text:style-name="T198">Б</text:span><text:span text:style-name="T197">удь добра, забери Робина вместо меня. Я даже не в силах представить, </text:span><text:span text:style-name="T2769">как</text:span><text:span text:style-name="T197"> </text:span><text:span text:style-name="T3520">буду встречаться с профессором этим утром</text:span><text:span text:style-name="T197">.</text:span>»</text:p>
      <text:p text:style-name="P102">Он смотрел на неё глазами <text:span text:style-name="T3521">совершившего проступок </text:span>ребёнка, <text:span text:style-name="T3521">в страхе </text:span>ожидающего н<text:span text:style-name="T3521">еотвратимо</text:span><text:span text:style-name="T3522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7">уже была</text:span> <text:span text:style-name="T217">во</text:span><text:span text:style-name="T218">з</text:span><text:span text:style-name="T217">ле</text:span> дом<text:span text:style-name="T217">а</text:span> Робина, она увидела, как он смотрит <text:span text:style-name="T2770">на неё из</text:span> <text:span text:style-name="T2771">открытого </text:span>окн<text:span text:style-name="T2770">а</text:span> на верх<text:span text:style-name="T2770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599">вглубь</text:span> <text:span text:style-name="T600">своей </text:span>спальн<text:span text:style-name="T599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56">прерванное </text:span>чтение. <text:span text:style-name="T3523">На горизонте маячили экзамены, к которым было </text:span><text:span text:style-name="T3524">необходимо </text:span><text:span text:style-name="T3523">готовиться</text:span><text:span text:style-name="T199">.</text:span></text:p>
      <text:p text:style-name="P107">«<text:span text:style-name="T200">Тебе чем-нибудь помочь? Что ты ищешь?</text:span>» - <text:span text:style-name="T200">спросила она, заглядывая Робину через плечо.</text:span></text:p>
      <text:p text:style-name="P107">«<text:span text:style-name="T201">Всё </text:span><text:span text:style-name="T3525">нормально</text:span><text:span text:style-name="T201">. </text:span><text:span text:style-name="T3525">Сейчас я</text:span><text:span text:style-name="T201"> положу эти книги в сумку и мы сразу </text:span><text:span text:style-name="T3543">же</text:span><text:span text:style-name="T201"> </text:span><text:span text:style-name="T3542">отправимся </text:span><text:span text:style-name="T3543">в путь</text:span><text:span text:style-name="T201">.</text:span>»</text:p>
      <text:p text:style-name="P107">«<text:span text:style-name="T202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4">Прош</text:span><text:span text:style-name="T3525">лым</text:span><text:span text:style-name="T204"> </text:span><text:span text:style-name="T3525">вечером</text:span><text:span text:style-name="T204"> ты не произнёс ни </text:span><text:span text:style-name="T3525">единого </text:span><text:span text:style-name="T204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<text:span text:style-name="T3543">поблескивал</text:span> <text:span text:style-name="T3543">недобрый</text:span><text:span text:style-name="T208"> огонёк</text:span>.</text:p>
      <text:p text:style-name="P109">«<text:span text:style-name="T206">Всё нормально</text:span><text:span text:style-name="T205">. Просто я… Я… Слишком остро чувствую всё… </text:span><text:span text:style-name="T207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36">Без вашей слежки я</text:span><text:span text:style-name="T207"> </text:span><text:span text:style-name="T2772">даже </text:span><text:span text:style-name="T207">не могу чихнуть или сходить в туалет!</text:span>»</text:p>
      <text:p text:style-name="P109">«<text:span text:style-name="T209">Я не хотела...</text:span>»</text:p>
      <text:p text:style-name="P110">«Да! Вот оно! Именно это я и имею в виду. <text:span text:style-name="T210">Все просто хотят быть добренькими и заботиться обо мне. Ах, бедный Робин! Он же остался без родителей, ну разве он не лап</text:span><text:span text:style-name="T211">уля</text:span><text:span text:style-name="T210">? </text:span><text:span text:style-name="T211">Погладьте его по голов</text:span><text:span text:style-name="T212">ке</text:span><text:span text:style-name="T211">. Никто из вас никогда не воспринимал меня всерьёз! Ради </text:span><text:span text:style-name="T213">всего святого</text:span><text:span text:style-name="T211">, я учусь на последнем курсе!</text:span>»</text:p>
      <text:p text:style-name="P111">Он уже почти <text:span text:style-name="T222">срывался на крик</text:span>. В его глазах блестели слёзы.</text:p>
      <text:p text:style-name="P111"/>
      <text:p text:style-name="P111">«<text:span text:style-name="T215">Ладно, я подожду тебя внизу, пока ты будешь собирать вещи</text:span>» - <text:span text:style-name="T216">спокойно ответила Элисон и вышла из комнаты, пребывая в состоянии </text:span><text:span text:style-name="T3360">нервного </text:span><text:span text:style-name="T216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57">срыв</text:span><text:span text:style-name="T216">.</text:span></text:p>
      <text:p text:style-name="P111"/>
      <text:p text:style-name="P112">Всю дорогу, пока они ехали в университет, Робин и Элисон не обменялись ни словом. <text:span text:style-name="T219">В конце пути, Элисон </text:span><text:span text:style-name="T458">первой </text:span><text:span text:style-name="T219">нарушила </text:span><text:span text:style-name="T3526">ледяное</text:span><text:span text:style-name="T220"> </text:span><text:span text:style-name="T3526">молчание</text:span><text:span text:style-name="T219">:</text:span></text:p>
      <text:p text:style-name="P113"><text:soft-page-break/>«Пообедаешь с нами? Если не против, <text:span text:style-name="T3544">то </text:span>мы встретим тебя в столовой около часа дня.»</text:p>
      <text:p text:style-name="P114">Она снова завела машину.</text:p>
      <text:p text:style-name="P114">«<text:span text:style-name="T221">Да. Благодарю.</text:span>»</text:p>
      <text:p text:style-name="P115">В <text:span text:style-name="T459">его интонации присутствовала </text:span>некоторая резкость.</text:p>
      <text:p text:style-name="P115"/>
      <text:p text:style-name="P116">Элисон вела машину и слушала по радио классическую музыку, Вагнера. Внезапно она <text:s/>вздрогнула - <text:span text:style-name="T223">е</text:span>й стало так холодно, что она <text:span text:style-name="T228">не </text:span><text:span text:style-name="T460">с</text:span>могла <text:span text:style-name="T3361">даже </text:span>подвигать плечами. <text:span text:style-name="T225">Какое</text:span><text:span text:style-name="T224"> с</text:span>транное ощущение - до сих пор она <text:span text:style-name="T3544">никогда </text:span>не испытывала ничего подобного. Её начал обволакивать страх, она как будто предчувствовала, что с ней обязательно <text:span text:style-name="T229">случится </text:span>что-то <text:span text:style-name="T224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27">без оглядки</text:span>…</text:p>
      <text:p text:style-name="P117">Бежать куда? От <text:span text:style-name="T226">чего</text:span>?</text:p>
      <text:p text:style-name="P117"/>
      <text:p text:style-name="P118">Когда она вернулась домой, <text:span text:style-name="T233">всю </text:span><text:span text:style-name="T3544">её </text:span>трясло от страха. <text:span text:style-name="T230">Дверь открыл Гарри.</text:span></text:p>
      <text:p text:style-name="P118">«<text:span text:style-name="T231">Эли, что случилось? Проходи, присядь.</text:span>»</text:p>
      <text:p text:style-name="P119">Он взял её за руку и по<text:span text:style-name="T232">д</text:span>вёл к <text:span text:style-name="T236">дивану</text:span>.</text:p>
      <text:p text:style-name="P119">«<text:span text:style-name="T232">Почему ты дрожишь? Эли, посмотри на меня и расскажи, что случилось. Ты что, попала в аварию? Успокойся, дыши </text:span><text:span text:style-name="T3362">глубоко</text:span><text:span text:style-name="T232">.</text:span>»</text:p>
      <text:p text:style-name="P120">Гарри разволновался, не зная что <text:span text:style-name="T601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4">же </text:span>могло случиться с милым <text:span text:style-name="T234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5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39">и </text:span>он крепко обнял <text:span text:style-name="T238">её</text:span>. Элисон была на грани истерики, <text:span text:style-name="T245">вся </text:span><text:span text:style-name="T244">бледная</text:span>, словно <text:span text:style-name="T244">белое </text:span>полотно.</text:p>
      <text:p text:style-name="P121">«<text:span text:style-name="T237">Не волнуйся, я не оставлю тебя одну. Пожалуйста, перестань плакать и успокойся. </text:span><text:span text:style-name="T3363">Т</text:span><text:span text:style-name="T237">еперь </text:span><text:span text:style-name="T3363">ты </text:span><text:span text:style-name="T237">в полной безопасности.</text:span>»</text:p>
      <text:p text:style-name="P122">Он легонько поцеловал макушку <text:span text:style-name="T241">девушки</text:span>, пытаясь утешить <text:span text:style-name="T246">её </text:span><text:span text:style-name="T240">и уверить </text:span><text:span text:style-name="T246">в том</text:span><text:span text:style-name="T240">, что в их доме ей не грозит никакая </text:span><text:span text:style-name="T3364">беда</text:span><text:span text:style-name="T240">.</text:span></text:p>
      <text:p text:style-name="P122">«<text:span text:style-name="T242">Всё </text:span><text:span text:style-name="T243">в порядке</text:span><text:span text:style-name="T242">. </text:span><text:span text:style-name="T243">А теперь расскажи мне, что случилось. Кто тебя так расстроил? Я хочу знать, Элисон!</text:span>» - <text:span text:style-name="T243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49">неясные </text:span>чёрные тени, из-за них я несколько раз чуть было не угодила в аварию… Гарри, это было ужасно! <text:span text:style-name="T247">На меня, </text:span><text:span text:style-name="T3545">словно мрачная чёрная туча,</text:span><text:span text:style-name="T247"> навалилось ощущение невыносимого горя. </text:span><text:span text:style-name="T248">Я будто </text:span><text:span text:style-name="T252">бы </text:span><text:span text:style-name="T248">воочию наблюдала, как </text:span><text:span text:style-name="T3545">она</text:span><text:span text:style-name="T248"> сгущается надо мной, клубится… </text:span><text:span text:style-name="T250">И о</text:span><text:span text:style-name="T248">на не принесёт ничего, кроме страданий… </text:span><text:span text:style-name="T251">Гарри, это дурной знак, что-то плохое обязательно должно произойти, </text:span><text:span text:style-name="T253">и очень скоро!</text:span>»</text:p>
      <text:p text:style-name="P124">«<text:span text:style-name="T254">Эли, всё будет хорошо. </text:span><text:span text:style-name="T255">Ни</text:span><text:span text:style-name="T316">к</text:span><text:span text:style-name="T255">то и ничто не причинит тебе вреда. </text:span><text:span text:style-name="T256">Ты в полной безопасности. </text:span><text:span text:style-name="T461">Я</text:span><text:span text:style-name="T256"> про</text:span><text:span text:style-name="T1240">веду</text:span><text:span text:style-name="T256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57">Но в одном </text:span><text:span text:style-name="T258">Гарри</text:span><text:span text:style-name="T257"> был абсолютно уверен - не стоит оставлять её одну, пока она находится в таком разбитом состоянии. </text:span><text:span text:style-name="T258">В одиночку она бы не смогла пережить навалившегося на неё несчастья.</text:span></text:p>
      <text:p text:style-name="P125">«<text:span text:style-name="T259">Спасибо, Гарри. Теперь я чувствую себя намного лучше. </text:span><text:span text:style-name="T260">Ты наверное думаешь, что я сошла с ума. </text:span><text:span text:style-name="T261">Я </text:span><text:span text:style-name="T263">понимаю</text:span><text:span text:style-name="T261">, </text:span><text:span text:style-name="T262">что всё сказанное з</text:span><text:span text:style-name="T261">вучит нелепо, но...</text:span>»</text:p>
      <text:p text:style-name="P126">Гарри прервал её:</text:p>
      <text:p text:style-name="P126"><text:soft-page-break/>«<text:span text:style-name="T264">Я верю тебе. Мне ещё </text:span><text:span text:style-name="T265">никогда </text:span><text:span text:style-name="T264">не доводилось видеть такого испуганного выражения лица как у тебя двадцать минут назад.</text:span>»</text:p>
      <text:p text:style-name="P126">«<text:span text:style-name="T266">Ещё раз спасибо!</text:span>»</text:p>
      <text:p text:style-name="P127">Прижавшись поближе к Гарри, она положила голову на его руки и уснула. Он крепко <text:span text:style-name="T3365">обнял </text:span><text:s/>её и не двигался до тех пор, пока не позвонили в дверь. Элисон проснулась.</text:p>
      <text:p text:style-name="P127">«<text:span text:style-name="T267">Прости, Гарри. Я не думала, что усну. </text:span><text:span text:style-name="T268">Сколько </text:span><text:span text:style-name="T270">я проспала</text:span><text:span text:style-name="T269">?</text:span>» - <text:span text:style-name="T271">спросила она протерев глаза и вытянув руки.</text:span></text:p>
      <text:p text:style-name="P127">«<text:span text:style-name="T271">Не волнуйся, всего час.</text:span>»</text:p>
      <text:p text:style-name="P127">«<text:span text:style-name="T271">Я открою</text:span>» - <text:span text:style-name="T271">ответила она, вставая.</text:span></text:p>
      <text:p text:style-name="P127">«<text:span text:style-name="T272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4">именно</text:span><text:span text:style-name="T272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5">Происходит что-то очень </text:span><text:span text:style-name="T273">серьёзное. </text:span><text:span text:style-name="T275">Думаю, н</text:span><text:span text:style-name="T273">ам стоит повнимательнее следить за ним.</text:span>»</text:p>
      <text:p text:style-name="P128">Она замолчала и <text:span text:style-name="T3366">пошла</text:span> открывать дверь.</text:p>
      <text:p text:style-name="P128">«<text:span text:style-name="T317">Здравствуйте</text:span><text:span text:style-name="T276">, чем могу помочь?</text:span>»</text:p>
      <text:p text:style-name="P129">На пороге неподвижно стоял мужчина приблизительно <text:span text:style-name="T318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367">замёрзший </text:span>кусок масла.</text:p>
      <text:p text:style-name="P129">«<text:span text:style-name="T277">Вы - друг Гарри?</text:span>» - <text:span text:style-name="T278">спросила Элисон.</text:span></text:p>
      <text:p text:style-name="P129">«<text:span text:style-name="T279">Элисон, это ты?</text:span>» - <text:span text:style-name="T279">спросил неизвестный. Он вынул руки из карманов и поманил её к себе.</text:span></text:p>
      <text:p text:style-name="P127">«<text:span text:style-name="T280">Элисон Уитли, не так ли? </text:span><text:span text:style-name="T281">Ты меня не помнишь? </text:span><text:span text:style-name="T282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3">Элисон была в смятении. Кем был этот человек, который буквально ворвался внутрь даже не представившись? </text:span><text:span text:style-name="T284">Она быстро последовала за ним. </text:span><text:span text:style-name="T285">Гарри посмотрел на Элисон, будто бы спрашивая, </text:span><text:span text:style-name="T319">кто это</text:span><text:span text:style-name="T285">. </text:span><text:span text:style-name="T286">О</text:span><text:span text:style-name="T285">на </text:span><text:span text:style-name="T288">лишь</text:span><text:span text:style-name="T285"> пожала плечами </text:span><text:span text:style-name="T286">ему в ответ</text:span><text:span text:style-name="T285">. </text:span><text:span text:style-name="T287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89">Кто вы? Что вам от меня </text:span><text:span text:style-name="T297">нужно</text:span><text:span text:style-name="T289">?</text:span>»</text:p>
      <text:p text:style-name="P132">На мгновение она <text:span text:style-name="T320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369">а </text:span>слова лились <text:span text:style-name="T3368">словно</text:span> вода, лениво скользящая по округлым валунам в ручье.</text:p>
      <text:p text:style-name="P133">«<text:span text:style-name="T290">Разве ты не помнишь меня? </text:span><text:span text:style-name="T292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3">Мне понадобилось много времени, чтобы разыскать тебя. </text:span><text:span text:style-name="T294">Разве ты не хочешь меня </text:span><text:span text:style-name="T321">обнять</text:span><text:span text:style-name="T294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5">Ты! Ты мой отец? </text:span><text:span text:style-name="T296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298">Уходи и больше никогда не возвращайся, </text:span><text:span text:style-name="T300">я</text:span><text:span text:style-name="T298"> не хочу тебя видеть!</text:span>» - <text:span text:style-name="T301">зло</text:span><text:span text:style-name="T299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2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3">по истечении </text:span>шестнадцати лет? Зачем? <text:span text:style-name="T304">Что он хотел ей доказать, появившись вот так, ни с того ни с сего? </text:span><text:span text:style-name="T305">За всё это время он ни разу не проявил интереса к её судьбе.</text:span></text:p>
      <text:p text:style-name="P138"><text:soft-page-break/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6">Но я только хотел...</text:span>»</text:p>
      <text:p text:style-name="P139">«<text:span text:style-name="T306">Уходите! На сегодня вы </text:span><text:span text:style-name="T308">уже </text:span><text:span text:style-name="T306">причинили достаточно непри</text:span><text:span text:style-name="T307">я</text:span><text:span text:style-name="T306">тностей!</text:span>»</text:p>
      <text:p text:style-name="P140">Нежеланный гость удалился совершенно спокойно, не сожалея ни минуты о том несчастье, которое принёс <text:span text:style-name="T322">вместе </text:span>с собой.</text:p>
      <text:p text:style-name="P141">Гарри побежал в спальню Элисон.</text:p>
      <text:p text:style-name="P141">«<text:span text:style-name="T309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10">Эли, пожалуйста! Я не могу ничем тебе помочь, пока ты за</text:span><text:span text:style-name="T323">пер</text:span><text:span text:style-name="T310">та в </text:span><text:span text:style-name="T313">своей </text:span><text:span text:style-name="T312">спальне</text:span><text:span text:style-name="T310">! Ты могла бы мне всё объяснить, ведь я ничего не знаю о твоём прошлом! </text:span><text:span text:style-name="T311">Пребывание </text:span><text:span text:style-name="T314">там</text:span><text:span text:style-name="T311"> </text:span><text:span text:style-name="T324">совершенно точно </text:span><text:span text:style-name="T311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5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ее от радости и облегчения, чем от страха. Гарри <text:span text:style-name="T325">нежно гладил рукой её шею</text:span>, пытаясь успокоить.</text:p>
      <text:p text:style-name="P146">«<text:span text:style-name="T326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29">ни </text:span>малейшего п<text:span text:style-name="T327">онятия</text:span> о том, через какие пытки он заставил пройти мою мать и меня! Тебя не было с нами! <text:span text:style-name="T328">Так что не говори мне о том, чего он не сможет! </text:span><text:span text:style-name="T329">Я думала, что все кошмарные воспоминания наконец-то похоронены, но, как только он вошёл сюда </text:span><text:span text:style-name="T330">и я его узнала</text:span><text:span text:style-name="T329">, они снова накрыли меня </text:span><text:span text:style-name="T330">в одно мгновение</text:span><text:span text:style-name="T329">!</text:span>»</text:p>
      <text:p text:style-name="P147">«<text:span text:style-name="T331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3">даже </text:span><text:span text:style-name="T331">не смогу что-</text:span><text:span text:style-name="T332">нибудь</text:span><text:span text:style-name="T331"> посоветовать </text:span><text:span text:style-name="T333">тебе</text:span><text:span text:style-name="T331">!</text:span>»</text:p>
      <text:p text:style-name="P147">«<text:span text:style-name="T334">Да, наверное ты прав. Возможно, мне следовало рассказать вам… </text:span><text:span text:style-name="T335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38">В</text:span><text:span text:style-name="T336">ыдавая желаемое за действительное, </text:span><text:span text:style-name="T338">я</text:span><text:span text:style-name="T337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39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40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1">Это было ужасно, отвратительно. Потом он ушёл, а мама убила себя. Я нашла её тело, полуголое, </text:span><text:span text:style-name="T343">в синяках и </text:span><text:span text:style-name="T3549">царапинах</text:span><text:span text:style-name="T341">, лежащим на полу </text:span><text:span text:style-name="T342">в кухне</text:span><text:span text:style-name="T341">.</text:span></text:p>
      <text:p text:style-name="P149"><text:span text:style-name="T344">Боже мой! От этих воспоминаний у меня </text:span><text:span text:style-name="T345">кружится </text:span><text:span text:style-name="T344">голова, мне очень плохо. </text:span><text:span text:style-name="T345">Обними меня крепче! Умоляю, не </text:span><text:span text:style-name="T348">покидай</text:span><text:span text:style-name="T345"> меня, пока я не буду уверена, что он ушёл навсегда! </text:span><text:span text:style-name="T347">В те дни</text:span><text:span text:style-name="T346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49">Она взгляну</text:span><text:span text:style-name="T350">ла на него и затем положила голову на </text:span><text:span text:style-name="T351">его </text:span><text:span text:style-name="T350">плечо, </text:span><text:span text:style-name="T352">а он легонько целовал её мягкие пушистые </text:span><text:span text:style-name="T353">локоны</text:span><text:span text:style-name="T352">.</text:span></text:p>
      <text:p text:style-name="P151"><text:soft-page-break/><text:span text:style-name="T354">Немного п</text:span>озже он отвёл её на кухню внизу, усадил за стол и приготовил им обоим по чашке горячего кофе.</text:p>
      <text:p text:style-name="P151">«<text:span text:style-name="T355">Элисон, мы расскажем Мэтью и Робину о том, что сегодня произошло? </text:span><text:span text:style-name="T356">Мне кажется, будет лучше, если они узнают всю правду.</text:span>»</text:p>
      <text:p text:style-name="P151">«<text:span text:style-name="T357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2">но</text:span><text:span text:style-name="T357"> тут внезапно в ней появляется мой отец. Что ему нужно от меня после стольких лет? … </text:span><text:span text:style-name="T358">Ладно, если ты думаешь, что это к лучшему, то</text:span><text:span text:style-name="T359">гда</text:span><text:span text:style-name="T358"> </text:span><text:span text:style-name="T360">рас</text:span><text:span text:style-name="T358">скажи им. </text:span><text:span text:style-name="T360">Только, пожалуйста, без подробностей.</text:span>»</text:p>
      <text:p text:style-name="P151">«<text:span text:style-name="T361">Эли, если мой следующий вопрос покажется тебе </text:span><text:span text:style-name="T366">неуместным</text:span><text:span text:style-name="T361">, можешь на него не отвечат</text:span><text:span text:style-name="T362">ь. </text:span><text:span text:style-name="T363">Т</text:span><text:span text:style-name="T362">вой отец, </text:span><text:span text:style-name="T363">он...</text:span><text:span text:style-name="T361"> </text:span>»</text:p>
      <text:p text:style-name="P152">Гарри прокашлялся, прежде чем продолжить.</text:p>
      <text:p text:style-name="P152">«М-м-м…<text:span text:style-name="T363"> Как бы это сказать… Он прикасался к тебе? </text:span><text:span text:style-name="T364">Ну, ты понимаешь...</text:span>»</text:p>
      <text:p text:style-name="P153">Её лицо снова побледнело. Она кивнула, но не произнесла ни слова <text:span text:style-name="T365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67">У тебя был приятель?</text:span>»</text:p>
      <text:p text:style-name="P152">«<text:span text:style-name="T370">Я</text:span><text:span text:style-name="T367"> никогда ни с кем не встречалась</text:span>» - <text:span text:style-name="T367">неохотно ответила она.</text:span></text:p>
      <text:p text:style-name="P152">«<text:span text:style-name="T368">Это из-за т</text:span><text:span text:style-name="T369">воего прошлого? Если не хочешь, </text:span><text:span text:style-name="T436">то можешь не</text:span><text:span text:style-name="T369"> говорить </text:span><text:span text:style-name="T373">об этом</text:span><text:span text:style-name="T369">. </text:span><text:span text:style-name="T371">Я не стану возражать, но мне не нравится видеть тебя </text:span><text:span text:style-name="T372">такой </text:span><text:span text:style-name="T437">несчастной</text:span><text:span text:style-name="T371">. </text:span><text:span text:style-name="T372">Элисон, ты ведь знаешь, что я люблю </text:span><text:span text:style-name="T375">тебя </text:span><text:span text:style-name="T372">и готов ждать </text:span><text:span text:style-name="T375">столько, сколько нужно.</text:span>»</text:p>
      <text:p text:style-name="P155">Элисон была поражена. Она покраснела и стала разглядывать свои руки, нервно <text:span text:style-name="T462">вык</text:span>ручивая их над столом <text:span text:style-name="T374">Её сердце бешено колотилось, </text:span><text:span text:style-name="T376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77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78">Я никогда не думала, что ты </text:span><text:span text:style-name="T1241">заинтересуешься</text:span><text:span text:style-name="T378"> </text:span><text:span text:style-name="T1241">кем</text:span><text:span text:style-name="T378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79">Можно мне поцеловать тебя?</text:span>» - <text:span text:style-name="T380">спросил он, внимательно вглядываясь в её глаза. Ему вовсе не хотелось торопить её.</text:span></text:p>
      <text:p text:style-name="P158">Она <text:span text:style-name="T439">выглядела</text:span> неуверенной и <text:span text:style-name="T438">тревожной</text:span>.</text:p>
      <text:p text:style-name="P158">«<text:span text:style-name="T381">Всё в порядке, Элисон. Я не должен был задавать этот вопрос, с моей стороны это было очень </text:span><text:span text:style-name="T399">бе</text:span><text:span text:style-name="T400">с</text:span><text:span text:style-name="T399">тактно</text:span><text:span text:style-name="T381">. Пожалуйста, не обращай на него внимания, а </text:span><text:span text:style-name="T382">ещё</text:span><text:span text:style-name="T381"> лучше — забудь о нём. </text:span><text:span text:style-name="T383">Я знаю, что выбрал неподходящее время, </text:span><text:span text:style-name="T384">ведь у тебя и так хватает забот.</text:span>»</text:p>
      <text:p text:style-name="P158">«<text:span text:style-name="T385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6">Боже! Я только что вспомнила, что мы должны были встретиться с Робином и Мэтью за обедом в университете! Который час? </text:span><text:span text:style-name="T387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с обедом и нетерпеливо смотрели на часы.</text:p>
      <text:p text:style-name="P159">«<text:span text:style-name="T388">Где вы так задержались? Мы ждали вас целую вечность.</text:span>» - <text:span text:style-name="T389">спросил Мэтью, глядя на Гарри.</text:span> <text:span text:style-name="T390">Робин молча сидел, исподлобья поглядывая на остальных. </text:span><text:span text:style-name="T391">Гарри обернулся и тихо спросил Элисон:</text:span></text:p>
      <text:p text:style-name="P159">«<text:span text:style-name="T392">Мы расскажем им о твоём </text:span><text:span text:style-name="T440">видении</text:span><text:span text:style-name="T392"> и о нашем посетителе?</text:span>»</text:p>
      <text:p text:style-name="P159">«<text:span text:style-name="T393">Рано или поздно они всё равно узнают. </text:span><text:span text:style-name="T394">Расскажи.</text:span>»</text:p>
      <text:p text:style-name="P160">Гарри <text:span text:style-name="T441">стал </text:span>рассказ<text:span text:style-name="T441">ывать</text:span> им о той странной последовательности событий, произошедших с ними этим утром и о печальных эпизодах из прошлого Элисон.</text:p>
      <text:p text:style-name="P161"><text:soft-page-break/>Робин и Мэтью сочувственно выслушали каждое слово Гарри - молча, не пытаясь его прер<text:span text:style-name="T408">ывать</text:span>. <text:span text:style-name="T395">Время от времени Элисон вытирала с глаз накат</text:span><text:span text:style-name="T396">ывавши</text:span><text:span text:style-name="T397">е</text:span><text:span text:style-name="T395"> слёзы.</text:span></text:p>
      <text:p text:style-name="P162">Робин пытался казаться равнодушным по отношению к Элисон <text:span text:style-name="T398">и </text:span><text:span text:style-name="T409">к </text:span><text:span text:style-name="T398">её горю</text:span>, но на самом деле желал крепко обнять её и извиниться за то, что так резко говорил с ней <text:span text:style-name="T410">сегодня</text:span> утром.</text:p>
      <text:p text:style-name="P162">«<text:span text:style-name="T401">Между прочим, профессор не хочет, чтобы мы возвращались в лабораторию после обеда</text:span>» - <text:span text:style-name="T401">сказал Мэтью, пытаясь сменить тему разговора, </text:span><text:span text:style-name="T402">потому что он чувствовал себя ужасно неловко. Он хотел посочувствовать Элисон </text:span><text:span text:style-name="T404">и пожалеть её</text:span><text:span text:style-name="T402">, но знал, что она не любит, когда </text:span><text:span text:style-name="T404">это </text:span><text:span text:style-name="T402">делают </text:span><text:span text:style-name="T3052">напоказ</text:span><text:span text:style-name="T402">.</text:span></text:p>
      <text:p text:style-name="P162">«<text:span text:style-name="T403">До свидания. Увидимся позже. Мэтью, если сможешь, то забери меня возле главного входа примерно в пять часов. Пока!</text:span>» - <text:span text:style-name="T403">собрав свои книги, Робин ушёл.</text:span></text:p>
      <text:p text:style-name="P162"/>
      <text:p text:style-name="P163">Вскоре после ухода Робина остальные решили переместиться в дом к Мэтью, где стали обсуждать свой нов<text:span text:style-name="T406">ый</text:span> п<text:span text:style-name="T405">роект</text:span>.</text:p>
      <text:p text:style-name="P164">Работа не клеилась. <text:span text:style-name="T411">Гарри и Мэтью никак не могли договориться о том, каким образом им следует приступать к превращению в ин</text:span><text:span text:style-name="T413">ых</text:span><text:span text:style-name="T411"> существ. </text:span><text:span text:style-name="T412">Выслушав их, Элисон предложила, чтобы каждый из них </text:span><text:span text:style-name="T417">в свободное время </text:span><text:span text:style-name="T412">составил список, в котором были бы изложены их идеи о том, что </text:span><text:span text:style-name="T416">именно </text:span><text:span text:style-name="T412">следует </text:span><text:span text:style-name="T416">предпринять</text:span><text:span text:style-name="T412">.</text:span></text:p>
      <text:p text:style-name="P165">Забежав <text:span text:style-name="T463">по пути </text:span>в магазин, Элисон и Гарри вернулись к себе домой, <text:span text:style-name="T414">а Мэтью, как и обещал, забрал Робина </text:span><text:span text:style-name="T415">из университета</text:span><text:span text:style-name="T414">.</text:span></text:p>
      <text:p text:style-name="P166">Вечер прошёл достаточно приятно и уже подходил к концу, но внезапно <text:span text:style-name="T418">к Элисон снова вернулись дурные предчувствия, которые она испытала утром.</text:span></text:p>
      <text:p text:style-name="P167">В доме вдруг стало очень холодно, он <text:span text:style-name="T420">словно бы </text:span>превратился в ящик со льдом, но на очень короткое время. <text:span text:style-name="T419">Ужасное зловоние распространилось по всей комнате, </text:span><text:span text:style-name="T421">как будто</text:span><text:span text:style-name="T419"> в ней несколько недель лежали полусгнившие трупы.</text:span></text:p>
      <text:p text:style-name="P168">Держась руками за голову и дрожа всем телом, Элисон закричала. <text:span text:style-name="T422">Она наблюдала, как по комнате бешено пляшут чёрные тени - </text:span><text:span text:style-name="T423">они издевались </text:span><text:span text:style-name="T442">и дразнили её</text:span><text:span text:style-name="T423">. Потом раздался детский смех, эхом </text:span><text:span text:style-name="T443">про</text:span><text:span text:style-name="T423">нёсшийся по углам комнаты. Элисон всматривалась в эти тени и всё явственнее </text:span><text:span text:style-name="T428">из тьмы </text:span><text:span text:style-name="T423">перед ней предст</text:span><text:span text:style-name="T426">а</text:span><text:span text:style-name="T427">вала</text:span><text:span text:style-name="T423"> пара чёрных рук, манящих присоединиться к </text:span><text:span text:style-name="T426">всеобщей </text:span><text:span text:style-name="T423">безумной пляске.</text:span></text:p>
      <text:p text:style-name="P169">Нет! Они не манили - <text:span text:style-name="T424">они </text:span>приказывали, не оставляя для не<text:span text:style-name="T424">ё </text:span>никакого выбора! <text:span text:style-name="T425">Они угрожали ей! Они будто бы говорили, что если она не подчинится им, то станет ещё более несчастной и будет горько <text:s/></text:span><text:span text:style-name="T3425">со</text:span><text:span text:style-name="T425">жалеть об этом всю оставшуюся 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29">о</text:span>никшим в <text:span text:style-name="T470">её</text:span> <text:span text:style-name="T470">разум</text:span>!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31">Слушаю.</text:span>»</text:p>
      <text:p text:style-name="P171"/>
      <text:p text:style-name="P172">Нет ответа - вместо <text:span text:style-name="T675">него</text:span> мертвящая тишина. <text:span text:style-name="T430">Это было «зло» - она чувствовала его через трубку. Её уши заполнило неописуемое жужжание, зовущее её, умоляющее выйти навстречу злу.</text:span></text:p>
      <text:p text:style-name="P173">Она отбросила от себя телефон, указывая пальцем на трубку. Вот оно, монотонное, сбивчивое жужжание. Оно всё ещё там, внутри.</text:p>
      <text:p text:style-name="P173">«<text:span text:style-name="T432">Это он! Это может быть только он! Гарри, это зло - чистое зло, как будто сам Дьявол добрался до телефонной сети и звонит сюда. </text:span><text:span text:style-name="T433">Этот звук пугает меня, мне кажется, что он исходит из моей головы. Гарри, быстрее положи трубку на рычаг. </text:span><text:span text:style-name="T434">П</text:span><text:span text:style-name="T433">ожалуйста.</text:span>» - <text:span text:style-name="T435">проговорила Элисон. Голос её стал хриплым, а лицо — белее мела. </text:span><text:span text:style-name="T468">Она стала походить на ледяную статую - </text:span><text:span text:style-name="T469">холодную</text:span><text:span text:style-name="T468"> и безжизненн</text:span><text:span text:style-name="T469">ую</text:span><text:span text:style-name="T468">. </text:span><text:span text:style-name="T469">Силы покидали её, их вытягивало из неё зло, словно вампир, высасывающий кровь из своей жертвы.</text:span></text:p>
      <text:p text:style-name="P174">Не задавая лишних вопросов, Гарри сделал то, что она просила. Затем, взяв её руки в свои, он крепко сжал их, пристально глядя в её глаза. <text:span text:style-name="T470">Они просидели так целую минуту, </text:span><text:span text:style-name="T471">в своём тесном мирке, не обращая внимания </text:span><text:span text:style-name="T494">ни на что,</text:span><text:span text:style-name="T471"> и осознавая только силу связывавшую их </text:span><text:soft-page-break/><text:span text:style-name="T471">воеди</text:span><text:span text:style-name="T472">н</text:span><text:span text:style-name="T471">о. </text:span><text:span text:style-name="T473">Затем безумие начало медленно отступать и, глядя в глаза Гарри, Элисон почувствовала, как её затягивает внутрь их, в то место, где </text:span><text:span text:style-name="T474">больше </text:span><text:span text:style-name="T473">ничто не сможет </text:span><text:span text:style-name="T496">заставить </text:span><text:span text:style-name="T495">е</text:span><text:span text:style-name="T496">ё</text:span><text:span text:style-name="T495"> </text:span><text:span text:style-name="T473">страд</text:span><text:span text:style-name="T496">ать.</text:span><text:span text:style-name="T473">.</text:span></text:p>
      <text:p text:style-name="P175">Медленно шло время. Наконец, Гарри отвёл глаза и спросил:</text:p>
      <text:p text:style-name="P175">«<text:span text:style-name="T475">Думаешь, это был твой отец на другом конце провода? Он что-нибудь сказал? </text:span><text:span text:style-name="T476">П</text:span><text:span text:style-name="T477">рисядь</text:span><text:span text:style-name="T476">, я принесу тебе бренди - оно согреет.</text:span>»</text:p>
      <text:p text:style-name="P176">Она сделала так, как он ей сказал.</text:p>
      <text:p text:style-name="P176">Гарри налил ей немного бренди. Она сидела молча, раскачиваясь взад и вперёд, и бессмысленно <text:span text:style-name="T478">глядела</text:span> на телефон.</text:p>
      <text:p text:style-name="P177">Внезапно он зазвонил <text:span text:style-name="T3426">снова</text:span>. От неожиданности Элисон вздрогнула и 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79">Кто бы это мог быть? Они никого не ждали.</text:span></text:p>
      <text:p text:style-name="P178">Гарри поднял телефонную трубку.</text:p>
      <text:p text:style-name="P178">«<text:span text:style-name="T480">Это я, Мэтт. Вы не против, если мы зайдём к вам? Или, если хотите, можете сами прийти ко мне.</text:span>»</text:p>
      <text:p text:style-name="P179">Мэтью чуточку подождал, затем спросил:</text:p>
      <text:p text:style-name="P179">«<text:span text:style-name="T481">Гарри, ты слушаешь? Ты какой-то подозрительно </text:span><text:span text:style-name="T482">молчаливый</text:span><text:span text:style-name="T481">, это на тебя совсем не похоже… Ребята, что у вас случилось? С вами всё в порядке?</text:span>»</text:p>
      <text:p text:style-name="P179">«<text:span text:style-name="T483">Всё нормально. Извини, мы не сможем сегодня увидеться. </text:span><text:span text:style-name="T484">Элисон сильно устала и ей нужно лечь спать пораньше. </text:span><text:span text:style-name="T487">Что касается нашего эксперимента… Вы были правы - для начала мы испробуем метод самовнушения. </text:span><text:span text:style-name="T488">Приходи, как только отвезёшь Робина в университет и мы начнём пораньше. Хорошо? Ну, тогда до завтра!</text:span>»</text:p>
      <text:p text:style-name="P180">И прежде, чем Мэтью успел ему ответить, Гарри положил трубку.</text:p>
      <text:p text:style-name="P181">В дверь продолжали настойчиво звонить. <text:span text:style-name="T489">Элисон осторожно пересела на краешек дивана и прошептала, указав на дверь:</text:span></text:p>
      <text:p text:style-name="P181">«<text:span text:style-name="T489">Это он, я уверена. Силы зла навсегда вошли в его чёрную душу, тесно объединившись с самим Дьяволом!</text:span>»</text:p>
      <text:p text:style-name="P181">«<text:span text:style-name="T490">Элисон, ты не можешь прятаться от него вечно. Он знает, что ты </text:span><text:span text:style-name="T491">здесь. </text:span><text:span text:style-name="T492">Если он поймёт, что ты боишься его, то уже никогда не отвяжется. </text:span><text:span text:style-name="T493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376">наружу</text:span>, увидев перед входом неподвижно стоящего мистера Уитли, спокойного и хладнокровного.</text:p>
      <text:p text:style-name="P183">«<text:span text:style-name="T497">Проходите.</text:span>»</text:p>
      <text:p text:style-name="P184"><text:span text:style-name="T498">Он</text:span> широко открыл дверь, и указал не<text:span text:style-name="T502">званому</text:span> гостю путь в гостиную. <text:span text:style-name="T500">Последовав за ним, Гарри б</text:span><text:span text:style-name="T499">ыстро очути</text:span><text:span text:style-name="T500">лся</text:span><text:span text:style-name="T499"> возле Элисон </text:span><text:span text:style-name="T500">и, приобняв, </text:span><text:span text:style-name="T499">сел рядом с ней на подлокотник </text:span><text:span text:style-name="T501">дивана</text:span><text:span text:style-name="T499">.</text:span></text:p>
      <text:p text:style-name="P185"><text:span text:style-name="T504">Её отец, Ник, </text:span>так и остался стоять в своей властной позе, <text:span text:style-name="T505">его</text:span> лицо как и прежде не выражало никаких эмоций. <text:span text:style-name="T503">Казалось, что он смотрит внутрь каждого, вскрывая их </text:span><text:span text:style-name="T506">оболочки </text:span><text:span text:style-name="T503">своим пронзающим взглядом. </text:span><text:span text:style-name="T507">По спине Элисон забегали мурашки и </text:span><text:span text:style-name="T510">она </text:span><text:span text:style-name="T507">мысленно вознесла молитву к Богу с просьбой дать ей силы </text:span><text:span text:style-name="T509">чтобы </text:span><text:span text:style-name="T507">достойно выдержать </text:span><text:span text:style-name="T508">выпавшее ей</text:span><text:span text:style-name="T507"> испытание. </text:span><text:span text:style-name="T511">К ней снова начало возвращаться ужасное ощущение, будто её разум истощается. Жужжание возобновилось.</text:span></text:p>
      <text:p text:style-name="P185">«<text:span text:style-name="T512">Прекрати это! Хватит! Что тебе нужно от меня после стольких лет? </text:span><text:span text:style-name="T513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14">Нет, ты вовсе не пугаешь меня. Ты меня раздражаешь! И мне надоели твои появления!</text:span>»</text:p>
      <text:p text:style-name="P187">Он собрался подойти к ней, но Элисон <text:span text:style-name="T515">мгновенно </text:span>его остановила:</text:p>
      <text:p text:style-name="P187">«<text:span text:style-name="T516">Не подходи! Сядь во</text:span><text:span text:style-name="T3377">т</text:span><text:span text:style-name="T516"> на тот стул и держи руки на виду. Я тебе не доверяю!</text:span>»</text:p>
      <text:p text:style-name="P188">Элисон начала злиться.</text:p>
      <text:p text:style-name="P188"><text:soft-page-break/>«<text:span text:style-name="T517">Как ты можешь разговаривать так</text:span><text:span text:style-name="T518">им тоном</text:span><text:span text:style-name="T517"> с</text:span><text:span text:style-name="T518">о своим</text:span><text:span text:style-name="T517"> отцом? Ты обращаешься со мной </text:span><text:span text:style-name="T519">так</text:span><text:span text:style-name="T517">, </text:span><text:span text:style-name="T519">как </text:span><text:span text:style-name="T517">будто </text:span><text:span text:style-name="T520">перед тобой</text:span><text:span text:style-name="T517"> какой-то грязный бродяга. Я пришёл сюда, чтобы помириться с тобой. Сейчас я заканчиваю оформление покупки дома на Милтон-роуд, </text:span><text:span text:style-name="T521">и</text:span><text:span text:style-name="T517"> </text:span><text:span text:style-name="T521">я</text:span><text:span text:style-name="T517"> надеялся, что ты будешь жить вместе со мной. </text:span><text:span text:style-name="T521">Я хотел бы</text:span><text:span text:style-name="T517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22">м</text:span>ой?»</text:p>
      <text:p text:style-name="P190">На мгновение она прервалась и затем продолжила, но уже более спокойно:</text:p>
      <text:p text:style-name="P190">«<text:span text:style-name="T524">Прежде, чем ты уйдёшь, я хотела бы </text:span><text:span text:style-name="T525">выяснить</text:span><text:span text:style-name="T524">, </text:span><text:span text:style-name="T527">что за</text:span><text:span text:style-name="T525"> </text:span><text:span text:style-name="T524">причина кроется за этим внезапным проявлением родительской заботы? </text:span><text:span text:style-name="T526">Почему ты не появлялся раньше? С тех </text:span><text:span text:style-name="T3378">пор </text:span><text:span text:style-name="T526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28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29">таким </text:span><text:span text:style-name="T528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30">Предположим, </text:span><text:span text:style-name="T543">что </text:span><text:span text:style-name="T530">Гарри мог бы побыть в соседней комнате, но только полчаса и не больше.</text:span>»</text:p>
      <text:p text:style-name="P192">«<text:span text:style-name="T531">Элисон, Ты уверена?</text:span>» - <text:span text:style-name="T531">спросил Гарри, </text:span><text:span text:style-name="T3758">тревожно </text:span><text:span text:style-name="T531">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<text:span text:style-name="T3758">направился</text:span> <text:span text:style-name="T3758">в её сторону.</text:span></text:p>
      <text:p text:style-name="P195">«<text:span text:style-name="T532">Не подходи ко мне! Сядь вон там!</text:span>» - <text:span text:style-name="T532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33">Глупая сучка! Ты такая же доверчивая, как твоя мать. Она решила, что сможет убежать от меня, покончив с собой, </text:span><text:span text:style-name="T3427">но</text:span><text:span text:style-name="T533"> теперь тебе придётся занять её место.</text:span>»</text:p>
      <text:p text:style-name="P197">Он <text:span text:style-name="T676">у</text:span><text:span text:style-name="T553">сел</text:span><text:span text:style-name="T676">ся</text:span> рядом с ней, <text:span text:style-name="T534">крепко сжимая её запястья и выкручивая руки за её спиной</text:span>.</text:p>
      <text:p text:style-name="P197">«<text:span text:style-name="T535">Убирайся вон, ты… Больной… Сумасшедший… Отойди от меня...</text:span>» - <text:span text:style-name="T535">шипела Элисон.</text:span></text:p>
      <text:p text:style-name="P198">Выражение его лица было <text:span text:style-name="T537">очень </text:span>странным. Он не слышал её жалоб, будто бы находясь в другом, собственном мире. <text:span text:style-name="T536">Словно какая-то потусторонняя сущность владела </text:span><text:span text:style-name="T1373">им </text:span><text:span text:style-name="T536">сейчас.</text:span></text:p>
      <text:p text:style-name="P199">Она откинула голову назад и завизжала.</text:p>
      <text:p text:style-name="P199">«<text:span text:style-name="T538">Я буду кричать! Пошёл вон, мразь!</text:span>»</text:p>
      <text:p text:style-name="P200">Не обращая внимания на её <text:span text:style-name="T540">вопли</text:span>, он толкнул её и она упала на пол.</text:p>
      <text:p text:style-name="P199">«<text:span text:style-name="T539">Слезь с меня! Ты - мерзкий! Меня тошнит от тебя!</text:span>»</text:p>
      <text:p text:style-name="P201">Слёзы <text:span text:style-name="T541">потекли по её щекам.</text:span></text:p>
      <text:p text:style-name="P202">Он <text:span text:style-name="T3760">ударил её наотмашь</text:span> и затем закрыл <text:span text:style-name="T542">рот </text:span>своим <text:span text:style-name="T542">предплечьем</text:span>, чтобы она не <text:span text:style-name="T3760">с</text:span>могла <text:span text:style-name="T3759">позвать на помощь</text:span>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/>
      <text:p text:style-name="P205"><text:soft-page-break/>Внезапно открылась дверь и в комнате появился Гарри. Он тут же увидел Элисон, залитую слезами боли. <text:span text:style-name="T1374">О</text:span>тец в ярости вскочил и, оттолкнув его в сторону, бросился бежать, пытаясь скрыться в темноте.</text:p>
      <text:p text:style-name="P205">«Элисон, какого чёрта тут…?»</text:p>
      <text:p text:style-name="P205">Он не договорил, <text:span text:style-name="T547">мгновенно</text:span> бро<text:span text:style-name="T547">сившись</text:span> к ней <text:span text:style-name="T547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48">Я услышал, как что-то разбилось и сразу </text:span><text:span text:style-name="T3428">же </text:span><text:span text:style-name="T548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49">Как только ты вышел из комнаты, он сразу изменился. Как будто кто-то чужой завладел его телом. Его глаза… </text:span><text:span text:style-name="T550">Они стали совсем другими, то есть не его глазами</text:span><text:span text:style-name="T549">! Он постоянно ухмылялся - это было так ужасно!</text:span>»</text:p>
      <text:p text:style-name="P206">«<text:span text:style-name="T551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429">поблизости</text:span><text:span text:style-name="T551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52">Да, конечно!</text:span>» - <text:span text:style-name="T552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54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55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56">и Гарри успокоил её, сказав, что это был всего лишь сон:</text:span></text:p>
      <text:p text:style-name="P210">«<text:span text:style-name="T556">Всё в порядке, моя девочка. Здесь нет никого, кроме нас. Он не знает, что мы здесь. Спи спокойно</text:span>» - <text:span text:style-name="T556">прошептал он, гладя </text:span><text:span text:style-name="T630">рукой </text:span><text:span text:style-name="T556">её шелковистые волосы. </text:span><text:span text:style-name="T557">Она была словно младенец, которому внезапно приснился кошмар и </text:span><text:span text:style-name="T558">в этот момент </text:span><text:span text:style-name="T557">остро нуждалась в </text:span><text:span text:style-name="T631">родительской</text:span><text:span text:style-name="T557"> любви и заботе. </text:span><text:span text:style-name="T559">Гарри считал себя винов</text:span><text:span text:style-name="T574">ным</text:span><text:span text:style-name="T559"> в том, что произошло предыдущим вечером - если бы он не стал слушать Элисон, уверовавшую в раскаяние своего отца, то всё могло бы сложиться по-другому. </text:span><text:span text:style-name="T560">Нет, он должен был прислушаться к </text:span><text:span text:style-name="T561">своему внутреннему голосу, твердившему ему об обратном, </text:span><text:span text:style-name="T562">и теперь всё выглядело так, будто он предал её веру в него.</text:span></text:p>
      <text:p text:style-name="P210">«<text:span text:style-name="T563">Не волнуйся, Эли. Он заплатит за всё. Бог мне свидетель, он дорого заплатит</text:span>» - <text:span text:style-name="T563">поклялся Гарри прежде, чем задремать. Время приближалось к четырём часам утра.</text:span></text:p>
      <text:p text:style-name="P210"/>
      <text:p text:style-name="P211">Мистеру Уитли было около сорока лет, в<text:span text:style-name="T564">о</text:span>зможно <text:span text:style-name="T671">немного </text:span><text:span text:style-name="T564">меньше или больше. </text:span><text:span text:style-name="T565">Ростом он был примерно шести футов и физически хорошо развит. </text:span><text:span text:style-name="T566">Его имя было - Теренс, но он предпочитал, чтобы его </text:span><text:span text:style-name="T632">назы</text:span><text:span text:style-name="T573">вали</text:span><text:span text:style-name="T566"> Ником - таково было его второе имя. </text:span><text:span text:style-name="T567">Он был хорош собой - смуглая кожа, светлые волосы и голубые глаза-жемчужины, глубокие, словно море. Своей внешностью он напоминал мужчину-</text:span><text:span text:style-name="T586">фото</text:span><text:span text:style-name="T567">модель и, когда он был моложе, за ним бегало много </text:span><text:span text:style-name="T569">девиц</text:span><text:span text:style-name="T567">. </text:span><text:span text:style-name="T568">Но </text:span><text:span text:style-name="T570">при этом</text:span><text:span text:style-name="T568"> он никогда не довольствовался тем, что имел - ему всегда было нужно что-то ещё, и ему нравилось заполучать то, что казалось невозможным, а именно замужних женщин. </text:span><text:span text:style-name="T571">И ещё ему нравилось запугивать людей - угрожая </text:span><text:span text:style-name="T575">им</text:span><text:span text:style-name="T571"> </text:span><text:span text:style-name="T572">и пугая, </text:span><text:span text:style-name="T571">он испытывал особенное удовольствие.</text:span></text:p>
      <text:p text:style-name="P212">Ему действительно удавалась очаровывать множество женщин, независимо от того, были они замужем или нет. Если <text:span text:style-name="T633">и </text:span>были, то данное обстоятельство вовсе не являлось для него пр<text:span text:style-name="T634">епятствием</text:span>, а скорее даже наоборот, ведь лёгкая добыча не приносила никакой радости. <text:span text:style-name="T574">Что ему нравилось </text:span><text:span text:style-name="T706">по-настоящему</text:span><text:span text:style-name="T574">, так это острые ощущени</text:span><text:span text:style-name="T579">я -</text:span><text:span text:style-name="T574"> </text:span><text:span text:style-name="T577">каждый раз </text:span><text:span text:style-name="T576">он чувствовал приятное волнение, когда выслеживал свою новую жертву </text:span><text:span text:style-name="T635">и</text:span><text:span text:style-name="T576"> когда приближался к ней. Но настоящее удовлетворение - </text:span><text:span text:style-name="T578">вызывая </text:span><text:span text:style-name="T581">ужас</text:span><text:span text:style-name="T578"> и </text:span><text:span text:style-name="T581">отвращение</text:span><text:span text:style-name="T578"> </text:span><text:span text:style-name="T580">к своей персоне</text:span><text:span text:style-name="T576">. </text:span><text:span text:style-name="T582">Случалось и так, </text:span><text:soft-page-break/><text:span text:style-name="T582">что он попадал в руки разгневанных мужей, но ему чертовски везло - всегда находился повод своевременно скрыться, оставив </text:span><text:span text:style-name="T583">далеко </text:span><text:span text:style-name="T582">позади надвигавшуюся </text:span><text:span text:style-name="T583">беду</text:span><text:span text:style-name="T582">.</text:span></text:p>
      <text:p text:style-name="P213">У него не было постоянной работы - вся его жизнь проходила в разъездах. <text:span text:style-name="T584">Он путешествовал по стране, устраиваясь на временную работу то здесь, то там, </text:span><text:span text:style-name="T585">начиная от бармена в придорожной закусочной и заканчивая водителем большегрузного авто. </text:span><text:span text:style-name="T587">В тех случаях, когда события принимали дурной оборот и на горизонте маячили неприятности от выяснения отношений с мужем замужней женщины, он просто </text:span><text:span text:style-name="T629">исчезал</text:span><text:span text:style-name="T587"> и больше </text:span><text:span text:style-name="T636">уже </text:span><text:span text:style-name="T587">не появлялся.</text:span></text:p>
      <text:p text:style-name="P214">До этого Ник никогда не бывал в Саутгемптоне, но ему потребовалась всего одна неделя, чтобы узнать, где живёт его дочь.</text:p>
      <text:p text:style-name="P214"/>
      <text:p text:style-name="P215">Прошла неделя, и за это время Элисон ничего не слышала о своём отце. <text:span text:style-name="T588">Вместе с Гарри они всё ещё оставались в доме Мэтью. </text:span><text:span text:style-name="T589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95">ж</text:span><text:span text:style-name="T602">н</text:span><text:span text:style-name="T595">ие</text:span><text:span text:style-name="T589">, Мэтью, недолго думая, ответил:</text:span></text:p>
      <text:p text:style-name="P215">«<text:span text:style-name="T590">О! Та парочка, что жила здесь </text:span><text:span text:style-name="T595">до нас, </text:span><text:span text:style-name="T590">переехала куда-то в Лондон. Извините, но они не оставили своего адреса.</text:span>»</text:p>
      <text:p text:style-name="P216">После этого мистер Уитли больше не беспокоил ни Мэтью, ни Робина. <text:span text:style-name="T591">Но </text:span><text:span text:style-name="T592">при этом </text:span><text:span text:style-name="T591">он </text:span><text:span text:style-name="T593">не стал съезжать</text:span><text:span text:style-name="T591"> </text:span><text:span text:style-name="T593">из дома на</text:span><text:span text:style-name="T591"> Милтон-роуд.</text:span></text:p>
      <text:p text:style-name="P216"/>
      <text:p text:style-name="P217">Робин усердно готовился к будущим экзаменам. Остальные <text:span text:style-name="T594">же </text:span>продолжали заниматься своим новым проектом и даже смогли добиться <text:span text:style-name="T603">в нём </text:span>некоторых успехов.</text:p>
      <text:p text:style-name="P218">Профессор <text:span text:style-name="T605">Фержер </text:span>предоставил каждому по месяцу отпуска. Разработанный ими метод самовнушения оказался очень эффективным - все трое успели побывать в шкуре различных жив<text:span text:style-name="T609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604">Этот новый навык Элисон восприняла как дар свыше, обладая им, она могла больше не чувствовать угрозы, исходящей со стороны её отца.</text:span></text:p>
      <text:p text:style-name="P219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37">и </text:span>поэтому они даже не пытались взмыть в воздух, находясь в образах различных птиц. С<text:span text:style-name="T606">транное ощущение, испытываемое ими в ходе превращения, было схоже с помешательством, но без негативных последствий.</text:span></text:p>
      <text:p text:style-name="P220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607">и</text:span><text:span text:style-name="T608">ли </text:span><text:span text:style-name="T607">в </text:span><text:span text:style-name="T608">неправильные</text:span><text:span text:style-name="T607"> обстоятельства</text:span>.</text:p>
      <text:p text:style-name="P221"><text:span text:style-name="T610">Свобода над управлением своей внешностью порождала в них чрезвычайно захватывающие ощущения, и они тратили почти всё свободное время на это новое увлечение. </text:span><text:span text:style-name="T611">Однако никто из них не сказал </text:span><text:span text:style-name="T638">о нём </text:span><text:span text:style-name="T611">ни слова Робину.</text:span></text:p>
      <text:p text:style-name="P221"/>
      <text:p text:style-name="P222"><text:span text:style-name="T617">Этой</text:span> ночь<text:span text:style-name="T617">ю</text:span> много лет назад Ник совершил насилие над матерью Элисон. <text:span text:style-name="T624">Ночь</text:span><text:span text:style-name="T617"> была такой же чёрной</text:span> и на улице <text:span text:style-name="T625">точно </text:span><text:span text:style-name="T618">так же </text:span>бушевала буря. Над крышами домов разносились раскаты грома, как будто где-то там, наверху, <text:span text:style-name="T1599">б</text:span>оги разгневались на простых смертных и осыпа<text:span text:style-name="T612">ют</text:span> их своими <text:span text:style-name="T612">страшными </text:span>проклятиями. <text:span text:style-name="T613">Вскоре за </text:span><text:span text:style-name="T619">раскатами</text:span><text:span text:style-name="T613"> последовали смертоносные молни</text:span><text:span text:style-name="T641">и</text:span><text:span text:style-name="T613">, безжалостно разбрасываемые небесами. </text:span><text:span text:style-name="T614">Дождь хлестал по </text:span><text:span text:style-name="T615">стёклам окон</text:span><text:span text:style-name="T614">. </text:span><text:span text:style-name="T615">В тот вечер было слишком сыро, чтобы выходить из дом</text:span><text:span text:style-name="T616">ов</text:span><text:span text:style-name="T615">, и улицы </text:span><text:span text:style-name="T616">были </text:span><text:span text:style-name="T620">пусты и </text:span><text:span text:style-name="T616">безлюдны, </text:span><text:span text:style-name="T622">словно </text:span><text:span text:style-name="T623">кадры</text:span><text:span text:style-name="T621"> </text:span><text:span text:style-name="T623">из </text:span><text:span text:style-name="T1600">старых </text:span><text:span text:style-name="T626">фильмов</text:span><text:span text:style-name="T621"> о городах-призраках</text:span><text:span text:style-name="T616">.</text:span></text:p>
      <text:p text:style-name="P223">Ник ехал домой из Линдхерста в Саутгемптон. <text:span text:style-name="T627">Шум дождя, </text:span><text:span text:style-name="T2765">хлеставший</text:span><text:span text:style-name="T627"> по лобовому стеклу, </text:span><text:span text:style-name="T628">периодически </text:span><text:span text:style-name="T627">заглушал льющуюся из автомагнитолы музыку. «Дворники» его авто, казалось, двигаются в такт со вспышками молний, освещающих пасмурное небо.</text:span></text:p>
      <text:p text:style-name="P224">Смотреть вдаль было невозможно — огни встречных автомобилей не были видны до тех пор, пока они не подъезжали вплотную, после чего слепили его своим ярким светом. Из-за плохой <text:soft-page-break/>погоды Нику пришлось вернуться домой, в своё логово, около полуночи. <text:span text:style-name="T639">Ему не нравилось, что в ту ночь так и не удалось отыскать для себя новой жертвы.</text:span></text:p>
      <text:p text:style-name="P225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40">на тысячу мельчайших осколков.</text:span></text:p>
      <text:p text:style-name="P225"/>
      <text:p text:style-name="P226">Мистер Уитли был не единственным человеком, на которого подействовал шторм. <text:span text:style-name="T642">Это было пугающим зрелищем — </text:span><text:span text:style-name="T643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46">проклятиями</text:span><text:span text:style-name="T643">, о том, что «Он» умрёт и что «Он» </text:span><text:span text:style-name="T644">пожил достаточно долго</text:span><text:span text:style-name="T643">.</text:span><text:span text:style-name="T645"> </text:span><text:span text:style-name="T646">Н</text:span><text:span text:style-name="T645">а несколько секунд наступила тишина. То, что произошло дальше, трудно описать словами. </text:span><text:span text:style-name="T646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49">пугающая</text:span><text:span text:style-name="T648"> фигура</text:span><text:span text:style-name="T646"> вознесл</text:span><text:span text:style-name="T648">ась</text:span><text:span text:style-name="T646"> над постелью, за</text:span><text:span text:style-name="T647">мерев</text:span><text:span text:style-name="T646"> в воздухе. </text:span><text:span text:style-name="T650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52">в ту ночь </text:span><text:span text:style-name="T651">б</text:span><text:span text:style-name="T650">еспощадный бой с</text:span><text:span text:style-name="T652">о всем</text:span><text:span text:style-name="T650"> </text:span><text:span text:style-name="T652">Миром…</text:span></text:p>
      <text:p text:style-name="P226"/>
      <text:p text:style-name="P227">К <text:span text:style-name="T653">следующему </text:span>утр<text:span text:style-name="T653">у</text:span> <text:span text:style-name="T655">шторм</text:span> уж<text:span text:style-name="T655">е</text:span> утих <text:span text:style-name="T653">и повсюду в воздухе витала свежесть, будто бы свидетельствуя о том, что всё напряжение и тревоги ночи канули в Лету. </text:span><text:span text:style-name="T654">Гарри поднялся рано и приготовил завтрак для Элисон.</text:span></text:p>
      <text:p text:style-name="P227"/>
      <text:p text:style-name="P227">«<text:span text:style-name="T656">Эли? Эли! Просыпайся, уже десять утра.</text:span>»</text:p>
      <text:p text:style-name="P228">Она не просыпалась и ему пришлось несколько <text:span text:style-name="T661">раз </text:span>осторожно встряхнуть её. <text:span text:style-name="T657">Элисон медленно пошевелилась, протирая </text:span><text:span text:style-name="T663">ладонями </text:span><text:span text:style-name="T657">глаз</text:span><text:span text:style-name="T662">а</text:span><text:span text:style-name="T657">.</text:span></text:p>
      <text:p text:style-name="P227">«<text:span text:style-name="T658">Господи, какая усталость! </text:span><text:span text:style-name="T659">Я ужасно спала этой ночью и мои руки… Они словно одеревенели</text:span>» - <text:span text:style-name="T660">вяло ответила она.</text:span></text:p>
      <text:p text:style-name="P229">Поев и одевшись, Элисон стала читать местную <text:span text:style-name="T664">утреннюю </text:span>газету.</text:p>
      <text:p text:style-name="P230">Внезапно она уронила её и, побледнев, закричала:</text:p>
      <text:p text:style-name="P230">«<text:span text:style-name="T665">Гарри! Гарри! Ты читал это? Ты что-нибудь знаешь об этом?</text:span>»</text:p>
      <text:p text:style-name="P231">Гарри в<text:span text:style-name="T666">бежал в гостиную</text:span>.</text:p>
      <text:p text:style-name="P231">«<text:span text:style-name="T666">Что? Что ты имеешь в виду? Нет, я ещё не читал. Не так быстро... Объясни, что я должен был прочитать?</text:span>»</text:p>
      <text:p text:style-name="P232">Она указала на статью.</text:p>
      <text:p text:style-name="P232">«Вот и всё» - <text:span text:style-name="T2604">произнесла</text:span> она, дрожа.</text:p>
      <text:p text:style-name="P233">Он пр<text:span text:style-name="T2766">обежал глазами</text:span> статью, в ней говорилось, что…</text:p>
      <text:p text:style-name="P233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67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68">Взлома жилища не зафиксировано равно как и фактов кражи имущества.</text:span>»</text:p>
      <text:p text:style-name="P233"/>
      <text:p text:style-name="P234">Гарри, в замешательстве, сел.</text:p>
      <text:p text:style-name="P234">«Собираешься что-нибудь делать? Пойдёшь в полицейский участок <text:span text:style-name="T669">за подробностями </text:span><text:span text:style-name="T670">или </text:span><text:span text:style-name="T2605">нет</text:span>?»</text:p>
      <text:p text:style-name="P235">Такие вопросы были типичными для него. Гарри всегда рассуждал здраво и логично.</text:p>
      <text:p text:style-name="P235">«<text:span text:style-name="T678">Полагаю</text:span><text:span text:style-name="T677">, мне придётся объяснить им, что он был моим отцом. Да, я его ненавидела, но не желала е</text:span><text:span text:style-name="T679">му</text:span><text:span text:style-name="T677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80">Вряд ли</text:span><text:span text:style-name="T678">, </text:span><text:span text:style-name="T681">на него </text:span><text:span text:style-name="T678">это не </text:span><text:soft-page-break/><text:span text:style-name="T678">похоже. </text:span><text:span text:style-name="T680">Судя по описанию </text:span><text:span text:style-name="T682">в газете, он умер </text:span><text:span text:style-name="T3452">мучительной</text:span><text:span text:style-name="T682"> смертью. Интересно, кто это сделал?</text:span>»</text:p>
      <text:p text:style-name="P236">Гарри подошел к Элисон и обнял её.</text:p>
      <text:p text:style-name="P236">«<text:span text:style-name="T683">Эли, я знаю, что это прозвучит ужасно, но… Это к лучшему, </text:span><text:span text:style-name="T3455">поскольку</text:span><text:span text:style-name="T683"> он не </text:span><text:span text:style-name="T3453">побеспокоит нас </text:span><text:span text:style-name="T3454">больше</text:span><text:span text:style-name="T683">. Наконец-то он </text:span><text:span text:style-name="T684">сполна </text:span><text:span text:style-name="T683">получил то, что заслуживал. Вероятно, его убил кто-то из </text:span><text:span text:style-name="T3455">тех отбросов </text:span><text:span text:style-name="T3456">общества</text:span><text:span text:style-name="T3455">, среди которых он </text:span><text:span text:style-name="T3457">постоянно вращался</text:span><text:span text:style-name="T683">, не получив вовремя свой должок. Нужно признать, что твой отец не был святым.</text:span>»</text:p>
      <text:p text:style-name="P236">«<text:span text:style-name="T685">Да, ты прав. Я не понимаю, что со мной, и почему я </text:span><text:span text:style-name="T686">испытываю чувство печали</text:span><text:span text:style-name="T685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7">В полицейском участке они пробыли несколько часов.</text:p>
      <text:p text:style-name="P237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8">Элисон засыпали вопросами о прошлом её отца и о том, почему они не жили вместе <text:span text:style-name="T688">все эти годы</text:span>. В какой-то момент <text:span text:style-name="T783">она</text:span> даже почувствовала, что находится на скамье подсудимых, <text:span text:style-name="T782">будучи</text:span><text:span text:style-name="T687"> </text:span>идеальн<text:span text:style-name="T784">о</text:span>й <text:span text:style-name="T692">подозреваем</text:span><text:span text:style-name="T784">о</text:span><text:span text:style-name="T692">й</text:span> с идеальным мотивом для убийства.</text:p>
      <text:p text:style-name="P239">Из участка она <text:span text:style-name="T693">вышла</text:span> взволнованной <text:span text:style-name="T3458">и сильно побледневшей</text:span>, <text:span text:style-name="T687">и большую часть обратного пути домой хранила молчание. Гарри </text:span><text:span text:style-name="T689">тихонько </text:span><text:span text:style-name="T3459">мурлыкал себе под нос, </text:span><text:span text:style-name="T689">подпева</text:span><text:span text:style-name="T3459">я</text:span><text:span text:style-name="T689"> </text:span><text:span text:style-name="T3460">играющим по радио </text:span><text:span text:style-name="T689">песням. </text:span><text:span text:style-name="T690">Элисон нарушила тишину первой:</text:span></text:p>
      <text:p text:style-name="P239">«<text:span text:style-name="T691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40">Она немного помолчала и продолжила:</text:p>
      <text:p text:style-name="P240">«Гарри! Если это сделала я, то где гарантии, что в будущем такого <text:span text:style-name="T694">больше </text:span>не повторится? Вдруг я снова убью, даже не подозревая об этом? <text:span text:style-name="T695">Господи, как бы я хотела не знать </text:span><text:span text:style-name="T3461">абсолютно ничего </text:span><text:span text:style-name="T695">ни о метаморфозах, ни об оборотнях. </text:span><text:span text:style-name="T696">Как же хорошо, что мы не посвятили Робина в </text:span><text:span text:style-name="T779">наш</text:span><text:span text:style-name="T696"> чёртов </text:span><text:span text:style-name="T779">план</text:span><text:span text:style-name="T696">!</text:span>»</text:p>
      <text:p text:style-name="P240">«<text:span text:style-name="T697">Не вини себя, Эли! Ты ни за что бы не сделала </text:span><text:span text:style-name="T3756">этого</text:span><text:span text:style-name="T697">. Уж я то знаю - </text:span><text:span text:style-name="T703">для </text:span><text:span text:style-name="T704">такого</text:span><text:span text:style-name="T703"> </text:span><text:span text:style-name="T697">ты слишком мягкосердечна. Если хорошенько подумать, то это мог бы сделать, например, Мэтью или даже я.</text:span>»</text:p>
      <text:p text:style-name="P241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41"/>
      <text:p text:style-name="P242">ТРЕТЬЯ ГЛАВА</text:p>
      <text:p text:style-name="P242"/>
      <text:p text:style-name="P348">СВЕРШИЛОСЬ!</text:p>
      <text:p text:style-name="P242"/>
      <text:p text:style-name="P242">«<text:span text:style-name="T698">РОБИН! РОБИН!</text:span>» - <text:span text:style-name="T699">ЗВАЛ</text:span><text:span text:style-name="T698"> МЭТЬЮ ИЗ-ЗА ДВЕРИ СПАЛЬНИ, НО ОТВЕТА не </text:span><text:span text:style-name="T717">последовало</text:span><text:span text:style-name="T698">. </text:span><text:span text:style-name="T700">Он снова постучал, после чего попытался открыть дверь самостоятельно, но, к его удивлению, она была заперта.</text:span></text:p>
      <text:p text:style-name="P242">«<text:span text:style-name="T701">Робин, п</text:span><text:span text:style-name="T1294">росыпайся</text:span><text:span text:style-name="T701">! </text:span><text:span text:style-name="T3725">Мы</text:span><text:span text:style-name="T701"> опаздывае</text:span><text:span text:style-name="T3725">м</text:span><text:span text:style-name="T701">! </text:span><text:span text:style-name="T702">Я жду тебя целую вечность!</text:span>»</text:p>
      <text:p text:style-name="P243">Мэтью приложил ухо к двери и <text:span text:style-name="T3726">стал вслушиваться </text:span><text:span text:style-name="T3727">в тишину</text:span>, пытаясь уловить хотя бы малейший шорох.</text:p>
      <text:p text:style-name="P244">Мгновением позже он услышал низкий, приглушённый голос Робина:</text:p>
      <text:p text:style-name="P244">«Уходи! Ты, наверное, шутишь. Ещё слишком рано.»</text:p>
      <text:p text:style-name="P244">«<text:span text:style-name="T705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5"><text:span text:style-name="T725">Он</text:span> прождал несколько минут, прежде чем безжизненн<text:span text:style-name="T709">ая</text:span> сущ<text:span text:style-name="T709">ность</text:span> <text:span text:style-name="T708">Робина </text:span>медленно выползл<text:span text:style-name="T709">а</text:span> из свое<text:span text:style-name="T713">го</text:span><text:span text:style-name="T712"> </text:span><text:span text:style-name="T713">логова</text:span> <text:span text:style-name="T707">и</text:span>, протирая заспанные глаза, <text:span text:style-name="T710">наконец-то </text:span><text:span text:style-name="T722">появилась в дверном проёме</text:span>. <text:span text:style-name="T711">Робин</text:span> взял чашку и тут же <text:span text:style-name="T707">снова закрыл </text:span><text:span text:style-name="T723">дверь </text:span><text:span text:style-name="T724">перед самым носом Мэтью</text:span><text:span text:style-name="T707">.</text:span></text:p>
      <text:p text:style-name="P245"><text:soft-page-break/></text:p>
      <text:p text:style-name="P246">Необычная вялость Робина продолжалась несколько недель, <text:span text:style-name="T714">и с каждой неделей она </text:span><text:span text:style-name="T715">становилась всё более заметной. </text:span><text:span text:style-name="T716">В его работе отчётливо наблюдался заметный </text:span><text:span text:style-name="T1295">спад — </text:span><text:span text:style-name="T3755">профессор Фержер не отмечал для себя никаких, хотя бы в малейшей</text:span><text:span text:style-name="T716"> </text:span><text:span text:style-name="T3755">степени интересных результатов, и</text:span><text:span text:style-name="T716"> </text:span><text:span text:style-name="T3755">п</text:span><text:span text:style-name="T718">о </text:span><text:span text:style-name="T3730">этой причине он</text:span><text:span text:style-name="T718"> предоставил Робину и его коллегам недельный отпуск. Усталость Робина </text:span><text:span text:style-name="T3728">списывалась на</text:span><text:span text:style-name="T718"> </text:span><text:span text:style-name="T3728">постоянно возрастающее напряжение от</text:span><text:span text:style-name="T718"> </text:span><text:span text:style-name="T3728">подготовки к </text:span><text:span text:style-name="T718">предстоящи</text:span><text:span text:style-name="T3728">м</text:span><text:span text:style-name="T718"> экзамен</text:span><text:span text:style-name="T3728">ам</text:span><text:span text:style-name="T718">.</text:span></text:p>
      <text:p text:style-name="P247">В<text:span text:style-name="T3731">сю</text:span> недел<text:span text:style-name="T3731">ю</text:span> никто из них не беспокоил <text:span text:style-name="T3731">мальчика</text:span>, давая <text:span text:style-name="T3731">ему</text:span> возможность <text:span text:style-name="T3729">посвятить учёбе всё свободное время</text:span>.</text:p>
      <text:p text:style-name="P247"/>
      <text:p text:style-name="P248">Они вспомнили о Робине лишь в воскресенье, ближе к вечеру, и тогда всем показалось, что его одиночество выглядит слишком <text:span text:style-name="T3732">затянуто и </text:span>необычно. Поэтому все трое <text:span text:style-name="T3734">без промедления</text:span> отправились <text:span text:style-name="T3733">в дом к Мэтью, чтобы </text:span><text:span text:style-name="T734">проведать </text:span><text:span text:style-name="T3729">и </text:span><text:span text:style-name="T3733">заодно </text:span><text:span text:style-name="T3729">поинтересоваться </text:span><text:span text:style-name="T3733">здоровьем </text:span><text:span text:style-name="T3734">своего подопечного</text:span>.</text:p>
      <text:p text:style-name="P249"><text:span text:style-name="T3735">Не менее</text:span><text:span text:style-name="T719"> получаса </text:span><text:span text:style-name="T3739">молодые люди</text:span><text:span text:style-name="T720"> стояли возле </text:span><text:span text:style-name="T3729">з</text:span><text:span text:style-name="T3735">акрытой комнаты</text:span><text:span text:style-name="T720"> и звали его</text:span>, <text:span text:style-name="T3737">однако</text:span> <text:span text:style-name="T3737">отклика не последовало</text:span>, <text:span text:style-name="T3736">после чего было принято решение ломать дверь.</text:span></text:p>
      <text:p text:style-name="P250">Робин обнаружился в углу своей комнаты — в скрюченной позе, перепуганный и завёрнутый в грязное одеяло, он лежал и дико смотрел на них пустыми, ничего не выражающими глазами. <text:span text:style-name="T3739">Сознание не покинуло его</text:span>, <text:span text:style-name="T721">но </text:span>было похоже, что <text:span text:style-name="T3739">он не замечал ни их присутствия, ни того факта, что кто-то вломился на его территорию.</text:span></text:p>
      <text:p text:style-name="P251">Зрелище было ужасным - повсюду валялись <text:span text:style-name="T3738">подгнившие</text:span> и заплесневелые остатки пищи, а по комнате <text:span text:style-name="T726">расползлась</text:span> <text:span text:style-name="T3741">едкая и </text:span>отвратительная, <text:span text:style-name="T3741">вызывающая тошноту </text:span>вонь. <text:span text:style-name="T3740">В ту же</text:span> <text:span text:style-name="T3740">минуту до всех присутствующих дошло</text:span>, что <text:span text:style-name="T3740">по какой-то причине </text:span>Робин не выходил из <text:span text:style-name="T3740">своей </text:span>комнаты как минимум несколько <text:span text:style-name="T3740">последних дней</text:span>.</text:p>
      <text:p text:style-name="P252">Гарри <text:span text:style-name="T3740">срочно </text:span>вызвал врача.</text:p>
      <text:p text:style-name="P252"/>
      <text:p text:style-name="P253">После тщательного осмотра выяснилось, что Робину требу<text:span text:style-name="T3742">е</text:span>тся всего лишь хороший отдых и тщательный уход. <text:span text:style-name="T3742">Было о</text:span>чевидно что, <text:span text:style-name="T728">готовясь к своим экзаменам,</text:span> он слишком <text:span text:style-name="T728">сильно </text:span>переутомился, и не уделял должного внимания <text:span text:style-name="T727">своевременному</text:span> <text:span text:style-name="T3742">и правильному </text:span>питанию.</text:p>
      <text:p text:style-name="P253"/>
      <text:p text:style-name="P253">«<text:span text:style-name="T729">Я был слишком глуп, полагая что Робин в состоянии сам позаботиться о себе, и что с ним всё будет в порядке.</text:span>» - <text:span text:style-name="T730">сокрушался Мэтью. Он чувствовал себя виноватым </text:span><text:span text:style-name="T731">и не находил себе места.</text:span></text:p>
      <text:p text:style-name="P253"/>
      <text:p text:style-name="P254">Прошло несколько дней, но, несмотря на <text:span text:style-name="T3743">всеобщее </text:span>внимание и заботу, <text:span text:style-name="T3743">самочу</text:span><text:span text:style-name="T3746">в</text:span><text:span text:style-name="T3743">ствие</text:span> Робина <text:span text:style-name="T3743">становилось всё хуже</text:span>. <text:span text:style-name="T732">С каждым днём </text:span><text:span text:style-name="T3744">его </text:span><text:span text:style-name="T753">слабость всё больше брала </text:span><text:span text:style-name="T3754">верх </text:span><text:span text:style-name="T753">над ним, </text:span><text:span text:style-name="T732">и теперь </text:span><text:span text:style-name="T754">он </text:span><text:span text:style-name="T732">не мог осмысленно </text:span><text:span text:style-name="T3743">выговорить </text:span><text:span text:style-name="T3745">даже </text:span><text:span text:style-name="T3743">пар</text:span><text:span text:style-name="T3747">ы</text:span><text:span text:style-name="T3743"> слов</text:span><text:span text:style-name="T732">. Он словно окаменел, и никто </text:span><text:span text:style-name="T3744">из докторов не </text:span><text:span text:style-name="T732">мог понять причин </text:span><text:span text:style-name="T3749">этого недуга</text:span><text:span text:style-name="T732">.</text:span></text:p>
      <text:p text:style-name="P255"><text:span text:style-name="T755">По ночам </text:span><text:span text:style-name="T3748">его мучила бессонница</text:span>. В <text:span text:style-name="T3750">те счастливые минуты</text:span>, <text:span text:style-name="T3750">когда сон принимал </text:span><text:span text:style-name="T3751">Робина</text:span><text:span text:style-name="T3750"> в свои объятья</text:span>, <text:span text:style-name="T3750">его сотрясала дрожь, он пронзительно вскрикивал</text:span> и <text:span text:style-name="T3750">сразу же </text:span>просыпался.</text:p>
      <text:p text:style-name="P257"><text:span text:style-name="T3752">К</text:span><text:span text:style-name="T3750">аждую ночь </text:span><text:span text:style-name="T3753">Мэтью</text:span><text:span text:style-name="T3752"> будили</text:span><text:span text:style-name="T3750"> душераздирающи</text:span><text:span text:style-name="T3752">е</text:span><text:span text:style-name="T3750"> вопл</text:span><text:span text:style-name="T3752">и</text:span>, раздававши<text:span text:style-name="T3752">еся</text:span> из комнаты <text:span text:style-name="T3751">мальчика,</text:span> и каждый раз <text:span text:style-name="T3753">он</text:span><text:span text:style-name="T733"> </text:span>мчался к нему на помощь, <text:span text:style-name="T3752">не жалея ног</text:span>. И каждый раз ему от<text:span text:style-name="T780">к</text:span>рывалась одна и та же картина — безучастный взгляд в пустоту, дрожь и капли холодного пота, стекающие по лицу Робина. <text:span text:style-name="T3754">Дошло до употребления успокоительных препаратов, без которых Робин уже не мог сомкнуть глаз, но даже они не смогли оказать благоприятного эффекта на здоровье подростка.</text:span></text:p>
      <text:p text:style-name="P256"/>
      <text:p text:style-name="P258">О <text:span text:style-name="T737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35">И </text:span><text:span text:style-name="T738">вот </text:span><text:span text:style-name="T735">тогда </text:span><text:span text:style-name="T736">им открылась </text:span><text:span text:style-name="T738">истина</text:span><text:span text:style-name="T736">.</text:span></text:p>
      <text:p text:style-name="P259"><text:soft-page-break/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41">лишь </text:span>Робине. Никому из них не приходило в голову расспрашивать <text:span text:style-name="T739">его </text:span>об этом.</text:p>
      <text:p text:style-name="P260">Профессору удалось ввести Робина в транс не сосредотачивая его внимания на чём-то конкретном, <text:span text:style-name="T742">в</text:span>место этого он заманил его <text:span text:style-name="T2137">мощный</text:span> разум в ловушку, используя <text:span text:style-name="T740">силу </text:span>сво<text:span text:style-name="T740">его</text:span> ровн<text:span text:style-name="T740">ого</text:span> и монотонн<text:span text:style-name="T740">ого</text:span> голос<text:span text:style-name="T740">а</text:span>.</text:p>
      <text:p text:style-name="P261">Однако это было задачей не из лёгких - на протяжении <text:span text:style-name="T743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61">«<text:span text:style-name="T744">Это был я! Это я убил их! Не знаю, зачем, но это сделал я!</text:span>» - <text:span text:style-name="T744">внезапно воскликнул </text:span><text:span text:style-name="T745">он</text:span><text:span text:style-name="T744">.</text:span></text:p>
      <text:p text:style-name="P261">«<text:span text:style-name="T746">Робин, кого ты убил?</text:span>» - <text:span text:style-name="T746">спросил профессор, зап</text:span><text:span text:style-name="T1050">исывая</text:span><text:span text:style-name="T746"> каждое его слово.</text:span></text:p>
      <text:p text:style-name="P262">Пожилого профессора совсем не <text:span text:style-name="T747">беспокоило,</text:span> что один из его студентов, <text:span text:style-name="T748">в особенности Робин,</text:span> <text:span text:style-name="T747">мо</text:span><text:span text:style-name="T748">г оказаться</text:span><text:span text:style-name="T747"> убийцей. </text:span><text:span text:style-name="T749">Нет, о</text:span><text:span text:style-name="T748">н рассматривал всё сказанное как </text:span><text:span text:style-name="T756">новый этап</text:span><text:span text:style-name="T748"> очередного эксперимента. Робин рассказ</text:span><text:span text:style-name="T750">ал</text:span><text:span text:style-name="T748"> ему </text:span><text:span text:style-name="T757">о </text:span><text:span text:style-name="T748">своей жизни </text:span><text:span text:style-name="T750">и, что гораздо важнее, о своих странных видениях, которые были причиной его нынеш</text:span><text:span text:style-name="T3173">н</text:span><text:span text:style-name="T750">его расстройства. </text:span><text:span text:style-name="T751">При этом о</text:span><text:span text:style-name="T750">н </text:span><text:span text:style-name="T752">нервно </text:span><text:span text:style-name="T750">вздрагивал от каждого внезапного движения и от посторонних звуков.</text:span></text:p>
      <text:p text:style-name="P262">«<text:span text:style-name="T758">Они! Они называли меня своими родителями... Они не любили меня… Не могли любить… Так не любят! Она мучила меня, прижиг</text:span><text:span text:style-name="T759">ала</text:span><text:span text:style-name="T758"> дымящимися сигаретами… </text:span><text:span text:style-name="T760">Они должны </text:span><text:span text:style-name="T2138">были </text:span><text:span text:style-name="T760">испытать ту же боль, что и я... Это я устроил пожар и </text:span><text:span text:style-name="T762">с</text:span><text:span text:style-name="T760">жёг их... Они познали все мои страхи... Они заслужили это!</text:span>»</text:p>
      <text:p text:style-name="P263">Затем что-то отвлекло Робина и он стал невнятно <text:span text:style-name="T3430">бубнить</text:span> себе под нос.</text:p>
      <text:p text:style-name="P264">И снова профессору пришлось проявить настойчивость. <text:span text:style-name="T761">Это было похоже на общение с затравленным ребёнком, который слишком напуган, чтобы сообщить кому-либо о своих обидчиках. </text:span><text:span text:style-name="T763">Словно на суде, профессор загонял его </text:span><text:span text:style-name="T764">разум </text:span><text:span text:style-name="T763">в угол, вынуждая к чистосердечному признанию. </text:span><text:span text:style-name="T765">Он доверительно сообщил, что глядя на проблему со стороны ему, как другу, будет проще отыскать </text:span><text:span text:style-name="T3431">её </text:span><text:span text:style-name="T765">верное решение.</text:span></text:p>
      <text:p text:style-name="P265">«Мы на твоей стороне, Робин. Ничего не бойся. Мы обязательно поможем тебе, если ты расскажешь нам всю правду. Что <text:span text:style-name="T766">с тобой </text:span>случилось? Почему ты не можешь спать?» - <text:span text:style-name="T767">повторял уставший профессор. </text:span></text:p>
      <text:p text:style-name="P266">Робин улыбнулся и затем зашептал:</text:p>
      <text:p text:style-name="P266">«Это мой секрет. Бедняжка Элисон не <text:span text:style-name="T770">понимает</text:span>, что я проник в её разум, пока она спала, и узнал о метаморфозах. <text:span text:style-name="T769">Мне известно</text:span>, <text:span text:style-name="T768">что после смерти отца, </text:span>она испытывает чувство вин<text:span text:style-name="T768">ы</text:span>, но зр<text:span text:style-name="T768">я — она не должна</text:span>...»</text:p>
      <text:p text:style-name="P267">Он сделал паузу и затем рассмеялся, почти истерически:</text:p>
      <text:p text:style-name="P267">«Прости меня, Элисон. Это я убил его - твоего отца! Я думал, что так будет лучше. Мне казалось, что ты сама хотела <text:span text:style-name="T771">избавиться от него</text:span>… Разве нет?»</text:p>
      <text:p text:style-name="P268">Его настроение резко изменилось, и от смеха он в<text:span text:style-name="T3432">незапно</text:span> перешёл к рыданиям.</text:p>
      <text:p text:style-name="P268">Он сглотнул подкативший к горлу ком, затем попытался откашляться и его голос задрожал.</text:p>
      <text:p text:style-name="P268">«<text:span text:style-name="T772">Робин, все убийства теперь в прошлом и </text:span><text:span text:style-name="T1051">прежде</text:span><text:span text:style-name="T772"> они тебя не тревожили. Но ты чего-то отчаянно боишься. Значит есть что-то </text:span><text:span text:style-name="T777">другое</text:span><text:span text:style-name="T772">, и оно должно произойти в будущем. Расскажи нам </text:span><text:span text:style-name="T773">об этом</text:span><text:span text:style-name="T772">, Робин.</text:span>».</text:p>
      <text:p text:style-name="P269">Профессор говори<text:span text:style-name="T774">л</text:span> с нажимом, для него было <text:span text:style-name="T775">крайне </text:span>важным добиться от Робина <text:span text:style-name="T776">каких-либо </text:span>значимых результатов.</text:p>
      <text:p text:style-name="P269">«<text:span text:style-name="T778">Рассказать? Но я не могу. Это означает, что мне придётся заново всё вспом</text:span><text:span text:style-name="T781">нить</text:span><text:span text:style-name="T778">, а я не хочу… Это гораздо страшнее, чем вы можете представить!</text:span>»</text:p>
      <text:p text:style-name="P269">«<text:span text:style-name="T785">Нет, Робин. Ты ошибаешься. Я не смогу помочь тебе бороться с</text:span><text:span text:style-name="T786">о</text:span><text:span text:style-name="T785"> страхом, пока ты не расскажешь </text:span><text:span text:style-name="T786">мне </text:span><text:span text:style-name="T785">о нём.</text:span>»</text:p>
      <text:p text:style-name="P270">Робин отчаянно заломил руки, набираясь смелости для того, чтобы вспомнить свой сон.</text:p>
      <text:p text:style-name="P270">«Здесь очень страшно… Заберите меня отсюда! Если вы не сделаете этого, я умру!»</text:p>
      <text:p text:style-name="P270">Он задрожал, после чего сжался в комок и начал лихорадочно тереть свои руки.</text:p>
      <text:p text:style-name="P270">«<text:span text:style-name="T787">Нет причин для беспокойства. Перестань трястись.</text:span>» - <text:span text:style-name="T787">увещевал его профессор.</text:span></text:p>
      <text:p text:style-name="P270"><text:soft-page-break/>«<text:span text:style-name="T788">Меня знобит оттого, что здесь очень холодно</text:span>» - <text:span text:style-name="T788">заикаясь и клацая зубами ответил Робин. Профессор дотронулся до руки мальчика и удивился. Врачи, в обязанности которых входило наблюдение за этим уникальным </text:span><text:span text:style-name="T3433">подростком</text:span><text:span text:style-name="T788">, очевидно не следили за перепадами его температуры. </text:span><text:span text:style-name="T789">Профессор снял с себя свой твидовый пиджак и накинул его на плечи Робина.</text:span></text:p>
      <text:p text:style-name="P270">«<text:span text:style-name="T790">Где ты сейчас? В каком месте мы можем тебя </text:span><text:span text:style-name="T1052">отыскать</text:span><text:span text:style-name="T790">?</text:span>»</text:p>
      <text:p text:style-name="P270">«<text:span text:style-name="T791">Я не знаю, где. Я заблудился. Это место кажется мне знакомым, но эт</text:span><text:span text:style-name="T943">ого просто не может быть</text:span><text:span text:style-name="T791">. Оно выглядит как Саутгемптон </text:span><text:span text:style-name="T827">через </text:span><text:span text:style-name="T944">много лет</text:span><text:span text:style-name="T814"> по</text:span><text:span text:style-name="T827">сле</text:span><text:span text:style-name="T793"> окончания своего существования.</text:span>»</text:p>
      <text:p text:style-name="P270">«<text:span text:style-name="T945">Робин, н</text:span><text:span text:style-name="T792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70">«<text:span text:style-name="T828">Да. </text:span><text:span text:style-name="T794">Здесь повсюду мор, болезни. </text:span><text:span text:style-name="T829">До меня доносятся</text:span><text:span text:style-name="T795"> </text:span><text:span text:style-name="T796">жалобные </text:span><text:span text:style-name="T795">стоны, они исходят от странных существ -</text:span><text:span text:style-name="T796"> </text:span><text:span text:style-name="T830">они </text:span><text:span text:style-name="T796">выглядят как люд</text:span><text:span text:style-name="T802">и, или</text:span><text:span text:style-name="T796"> </text:span><text:span text:style-name="T802">п</text:span><text:span text:style-name="T796">очти как люди. Большинство </text:span><text:span text:style-name="T797">их</text:span><text:span text:style-name="T796"> голодает. </text:span><text:span text:style-name="T798">Позади меня между собой </text:span><text:span text:style-name="T826">дерутся</text:span><text:span text:style-name="T798"> две группы этих существ… Из-за трупа собаки. </text:span><text:span text:style-name="T799">Я видел, как они убивали и других животных… Их забивали до смерти </text:span><text:span text:style-name="T946">палками и обломками досок</text:span><text:span text:style-name="T799">! </text:span><text:span text:style-name="T831">Э</text:span><text:span text:style-name="T799">то </text:span><text:span text:style-name="T831">же </text:span><text:span text:style-name="T799">дико</text:span><text:span text:style-name="T831">сть</text:span><text:span text:style-name="T799">! </text:span><text:span text:style-name="T800">Они не держат </text:span><text:span text:style-name="T832">здесь </text:span><text:span text:style-name="T800">никаких запасов пищи, у них нет никаких складов. </text:span><text:span text:style-name="T801">Всё, что уда</text:span><text:span text:style-name="T803">ётся</text:span><text:span text:style-name="T801"> найти, съедается тут-же, на месте, чтобы не украли </text:span><text:span text:style-name="T833">остальные</text:span><text:span text:style-name="T801">… Опять этот лютый ветер… </text:span><text:span text:style-name="T804">Он завывает, словно подражая этим обездоленным людям. Я не знаю, что </text:span><text:span text:style-name="T2548">мне </text:span><text:span text:style-name="T804">делать. </text:span><text:span text:style-name="T805">Н</text:span><text:span text:style-name="T804">ужно где-то спрятаться.</text:span>»</text:p>
      <text:p text:style-name="P271">Последовало долгое молчание, <text:span text:style-name="T806">в течении которого профессор несколько раз пытался привлечь внимание Робина, но безуспешно. </text:span><text:span text:style-name="T807">Он забеспокоился. Возможно, что </text:span><text:span text:style-name="T812">во всём этом </text:span><text:span text:style-name="T807">была его вина. Убийство отца Элисон, уход Робина из реального мира - всего этого могло бы не </text:span><text:span text:style-name="T808">произойти</text:span><text:span text:style-name="T807">, если бы он, ведущий в своей области специалист, не оказывал такого давления на мальчика. </text:span><text:span text:style-name="T809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813">в полную силу</text:span><text:span text:style-name="T809">. </text:span><text:span text:style-name="T810">Кроме того, он очень гордился тем, </text:span><text:span text:style-name="T815">ч</text:span><text:span text:style-name="T810">то обучил его широкому кругу научных дисциплин </text:span><text:span text:style-name="T947">а также</text:span><text:span text:style-name="T810"> нескольким языкам. </text:span><text:span text:style-name="T811">Робин был </text:span><text:span text:style-name="T816">уникальным</text:span><text:span text:style-name="T811"> - </text:span><text:span text:style-name="T817">от природы </text:span><text:span text:style-name="T816">он владел мощными экстрасенсорными способностями, раскрывшимися благодаря стараниям профессора, и было в</text:span><text:span text:style-name="T817">е</text:span><text:span text:style-name="T816">сьма сомнительно, что среди </text:span><text:span text:style-name="T817">всех людей, когда-либо живших на планете, мог бы найтись </text:span><text:span text:style-name="T818">ещё один такой </text:span><text:span text:style-name="T819">же </text:span><text:span text:style-name="T818">талант.</text:span></text:p>
      <text:p text:style-name="P271"/>
      <text:p text:style-name="P272">Робин закричал — ужас вырвался из <text:span text:style-name="T876">недр</text:span> его разума, пронзительный визг отвращения и страха эхом отозвался в глубоком извилистом пути его внутреннего уха и <text:span text:style-name="T948">по</text:span>рвал повисшую в воздухе тишину. <text:span text:style-name="T820">Несколько раз подряд </text:span><text:span text:style-name="T877">его</text:span><text:span text:style-name="T820"> сотрясли рвотные позывы </text:span><text:span text:style-name="T821">и </text:span><text:span text:style-name="T820">из</text:span><text:span text:style-name="T823">о </text:span><text:span text:style-name="T820">рта </text:span><text:span text:style-name="T822">на </text:span><text:span text:style-name="T823">его </text:span><text:span text:style-name="T822">одежду </text:span><text:span text:style-name="T834">закапала слюна</text:span><text:span text:style-name="T820">.</text:span></text:p>
      <text:p text:style-name="P272">«<text:span text:style-name="T824">Что случилось, Робин?</text:span>» - <text:span text:style-name="T824">спросил профессор с ноткой настойчивости в голосе. На его взволнованном и </text:span><text:span text:style-name="T835">внезапно</text:span><text:span text:style-name="T824"> постаревшем лице отразилось явное облегчение, когда юноша снова </text:span><text:span text:style-name="T825">н</text:span><text:span text:style-name="T824">ачал говорить.</text:span></text:p>
      <text:p text:style-name="P273">«Я и сам не знаю, почему кричу. <text:span text:style-name="T843">Крик </text:span><text:span text:style-name="T859">здесь </text:span><text:span text:style-name="T836">не </text:span>считается <text:span text:style-name="T836">чем-то </text:span><text:span text:style-name="T949">диковинным</text:span>. <text:span text:style-name="T839">Т</text:span>олько что <text:span text:style-name="T839">я </text:span><text:span text:style-name="T844">наблюдал</text:span>, как тупым ножом <text:span text:style-name="T882">от</text:span><text:span text:style-name="T845">пилили </text:span>руку <text:span text:style-name="T837">какого-то</text:span> немощного <text:span text:style-name="T860">старика </text:span><text:span text:style-name="T862">и</text:span> <text:span text:style-name="T862">как е</text:span><text:span text:style-name="T840">го оде</text:span><text:span text:style-name="T861">жду</text:span><text:span text:style-name="T840"> </text:span><text:span text:style-name="T861">зали</text:span><text:span text:style-name="T862">вала</text:span><text:span text:style-name="T861"> кровь</text:span><text:span text:style-name="T837">. </text:span><text:span text:style-name="T841">Такова</text:span><text:span text:style-name="T838"> </text:span><text:span text:style-name="T863">местная</text:span><text:span text:style-name="T842"> </text:span><text:span text:style-name="T838">Система - </text:span><text:span text:style-name="T847">периодически </text:span><text:span text:style-name="T841">д</text:span><text:span text:style-name="T838">емонстрируя </text:span><text:span text:style-name="T841">неслыханную </text:span><text:span text:style-name="T838">жестокость, он</text:span><text:span text:style-name="T863">а</text:span><text:span text:style-name="T838"> </text:span><text:span text:style-name="T863">даёт людям понять</text:span><text:span text:style-name="T846">,</text:span><text:span text:style-name="T838"> на что способн</text:span><text:span text:style-name="T863">а</text:span><text:span text:style-name="T838">.</text:span>»</text:p>
      <text:p text:style-name="P274">Робин умолк.</text:p>
      <text:p text:style-name="P274">«<text:span text:style-name="T848">Хорошо, Робин. </text:span><text:span text:style-name="T851">Как только</text:span><text:span text:style-name="T848"> ты проснёшься, то </text:span><text:span text:style-name="T851">сразу </text:span><text:span text:style-name="T848">перестанешь бояться </text:span><text:span text:style-name="T851">своих</text:span><text:span text:style-name="T848"> снов</text:span><text:span text:style-name="T850">идений</text:span><text:span text:style-name="T848">. </text:span><text:span text:style-name="T851">Сейчас т</text:span><text:span text:style-name="T849">еб</text:span><text:span text:style-name="T851">е</text:span><text:span text:style-name="T849"> </text:span><text:span text:style-name="T851">предстоит</text:span><text:span text:style-name="T849"> </text:span><text:span text:style-name="T851">отдых и </text:span><text:span text:style-name="T849">крепкий, глубокий сон, независимо от того, где ты </text:span><text:span text:style-name="T851">находишься</text:span><text:span text:style-name="T849">. </text:span><text:span text:style-name="T851">На этом всё. Когда пробудишься, </text:span><text:span text:style-name="T853">позови меня</text:span><text:span text:style-name="T851">, и </text:span><text:span text:style-name="T950">хорошенько </text:span><text:span text:style-name="T855">за</text:span><text:span text:style-name="T851">помни, что </text:span><text:span text:style-name="T852">кроме нас, твоих друзей, </text:span><text:span text:style-name="T851">никто не сможет помочь </text:span><text:span text:style-name="T950">тебе в твоём мире</text:span><text:span text:style-name="T852">. </text:span><text:span text:style-name="T854">Ты </text:span><text:span text:style-name="T878">должен</text:span><text:span text:style-name="T854"> доверять только нам!</text:span>»</text:p>
      <text:p text:style-name="P275">Робин уснул сразу же, как только замолчал профессор. <text:span text:style-name="T856">Впервые за несколько прошедших недель он закрыл глаза и не закричал. </text:span><text:span text:style-name="T858">П</text:span><text:span text:style-name="T857">рофессор и его ученики были </text:span><text:span text:style-name="T951">в ужасе</text:span><text:span text:style-name="T857"> </text:span><text:span text:style-name="T951">от того</text:span><text:span text:style-name="T857">, </text:span><text:span text:style-name="T951">что</text:span><text:span text:style-name="T857"> поведал им Робин, </text:span><text:span text:style-name="T858">но мысль, что им хотя бы удалось</text:span><text:span text:style-name="T857"> уложить его спать, </text:span><text:span text:style-name="T858">вселяла в них надежду и уверенность.</text:span></text:p>
      <text:p text:style-name="P276"><text:soft-page-break/>Они вышли из <text:span text:style-name="T1053">комнаты</text:span>, оставив <text:span text:style-name="T1053">приглашённую сиделку</text:span> присматривать за <text:span text:style-name="T1054">здоровьем </text:span>молод<text:span text:style-name="T1054">ого</text:span> человек<text:span text:style-name="T1054">а</text:span>. Ей было <text:span text:style-name="T865">указано</text:span> немедленно известить их, <text:span text:style-name="T879">как только</text:span> Робин начнёт пробуждаться <text:span text:style-name="T1055">ото сна</text:span>.</text:p>
      <text:p text:style-name="P277">Он проспал восемнадцать часов кряду не пророни<text:span text:style-name="T883">в</text:span> за это время ни звука, будучи очевидцем ужасных событий, происходивших в друго<text:span text:style-name="T953">й</text:span>, <text:span text:style-name="T952">кошмарно</text:span><text:span text:style-name="T953">й</text:span> <text:span text:style-name="T953">реальности</text:span>.</text:p>
      <text:p text:style-name="P277"/>
      <text:p text:style-name="P278">Тем временем профессор Фержер перечитывал сво<text:span text:style-name="T859">й</text:span> <text:span text:style-name="T859">подробный конспект</text:span> <text:span text:style-name="T864">с </text:span><text:span text:style-name="T859">описан</text:span><text:span text:style-name="T864">ием</text:span><text:span text:style-name="T859"> другого мира, </text:span><text:span text:style-name="T864">данным Робином. </text:span><text:span text:style-name="T866">Вместе со студентами он пытался выяснить, что именно должны было означать его слова, </text:span><text:span text:style-name="T867">ведь</text:span><text:span text:style-name="T866"> никто из них не мог припомнить ни одного эпизода из истории Великобритании, в котором </text:span><text:span text:style-name="T868">страной </text:span><text:span text:style-name="T866">управлял</text:span><text:span text:style-name="T868">а</text:span><text:span text:style-name="T866"> </text:span><text:span text:style-name="T868">некая </text:span><text:span text:style-name="T866">Систем</text:span><text:span text:style-name="T868">а</text:span><text:span text:style-name="T866">. </text:span><text:span text:style-name="T869">Выводы были разнообразными. Во-первых, это могло быть </text:span><text:span text:style-name="T870">время несчастливого правления Оливера Кромвеля, </text:span><text:span text:style-name="T871">а </text:span><text:span text:style-name="T870">во вторых - время Великой эпиде</text:span><text:span text:style-name="T872">м</text:span><text:span text:style-name="T870">ии чумы. </text:span><text:span text:style-name="T873">Но </text:span><text:span text:style-name="T875">всё </text:span><text:span text:style-name="T873">это </text:span><text:span text:style-name="T880">были</text:span><text:span text:style-name="T873"> лишь предположени</text:span><text:span text:style-name="T880">я</text:span><text:span text:style-name="T873">, поскольку </text:span><text:span text:style-name="T881">никто из них</text:span><text:span text:style-name="T873"> так и не смог найти никаких подтверждений своим гипотезам в краеведческом отделе городской библиотеки. </text:span><text:span text:style-name="T874">Может быть, Робин ошибся и это была истори</text:span><text:span text:style-name="T881">я</text:span><text:span text:style-name="T874"> какой-то другой страны?</text:span></text:p>
      <text:p text:style-name="P278"/>
      <text:p text:style-name="P279">Прежде, чем Робин окончательно про<text:span text:style-name="T1056">снулся</text:span>, профессор Фержер ещё раз загипнотизировал его, <text:span text:style-name="T904">и</text:span> <text:span text:style-name="T905">в</text:span> этот раз ему было проще, чем в предыдущий. Возможно, это было связано с тем, что мальчик больше не боялся <text:span text:style-name="T884">того таинственного места, в котором очутился, а также с тем, что ему, наконец-то, удалось </text:span><text:span text:style-name="T885">хорошенько </text:span><text:span text:style-name="T884">выспаться </text:span><text:span text:style-name="T906">и отдохнуть</text:span><text:span text:style-name="T884">. Поэтому он </text:span><text:span text:style-name="T907">не волновался</text:span><text:span text:style-name="T884"> и </text:span><text:span text:style-name="T907">был </text:span><text:span text:style-name="T884">готов к взаимодействию с профессором.</text:span></text:p>
      <text:p text:style-name="P279">«<text:span text:style-name="T886">Робин, ты с нами? О чём ты думаешь? Мы сделаем всё, </text:span><text:span text:style-name="T908">что</text:span><text:span text:style-name="T886"> от нас завис</text:span><text:span text:style-name="T908">ит</text:span><text:span text:style-name="T886">, чтобы помочь тебе. Не </text:span><text:span text:style-name="T925">переживай</text:span><text:span text:style-name="T886">, Система </text:span><text:span text:style-name="T936">ничего </text:span><text:span text:style-name="T886">не узнает </text:span><text:span text:style-name="T893">о </text:span><text:span text:style-name="T886">нашем общении.</text:span>»</text:p>
      <text:p text:style-name="P279">«<text:span text:style-name="T886">Я знаю, что нахожусь в другом мире, но к сожалению не </text:span><text:span text:style-name="T894">понимаю</text:span><text:span text:style-name="T886">, как </text:span><text:span text:style-name="T894">мне </text:span><text:span text:style-name="T886">вернуться обратно. Сейчас я начну </text:span><text:span text:style-name="T909">рассказывать</text:span><text:span text:style-name="T886">, что происходит вокруг. </text:span><text:span text:style-name="T892">Вы г</text:span><text:span text:style-name="T886">отовы?</text:span>»</text:p>
      <text:p text:style-name="P280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81">«<text:span text:style-name="T887">Я </text:span><text:span text:style-name="T895">практически </text:span><text:span text:style-name="T887">уверен, что это Саутгемптон. Но если бы сейчас </text:span><text:span text:style-name="T954">вы </text:span><text:span text:style-name="T910">были </text:span><text:span text:style-name="T887">со мной, никто из вас не поверил бы собственным глазам. Здесь не осталось многоэтажных </text:span><text:span text:style-name="T926">жилых </text:span><text:span text:style-name="T887">строений - </text:span><text:span text:style-name="T911">все </text:span><text:span text:style-name="T887">они превратились в развалины, </text:span><text:span text:style-name="T888">и </text:span><text:span text:style-name="T1832">у меня нет ни малейшего желания</text:span><text:span text:style-name="T888"> приближаться к ним, особенно по ночам. </text:span><text:span text:style-name="T889">Периодически в разных местах </text:span><text:span text:style-name="T1833">я слышу</text:span><text:span text:style-name="T888"> стоны и крики людей, зовущих на помощь. Должно быть, это </text:span><text:span text:style-name="T889">скитаются </text:span><text:span text:style-name="T888">заблудшие душ</text:span><text:span text:style-name="T889">и в поисках </text:span><text:span text:style-name="T920">уголка</text:span><text:span text:style-name="T889"> для покоя. </text:span><text:span text:style-name="T890">Растительность здесь очень скудная, </text:span><text:span text:style-name="T921">н</text:span><text:span text:style-name="T890">а этой проклятой земле ничто не хочет расти. </text:span><text:span text:style-name="T891">Высокие деревья в парках — сожжены </text:span><text:span text:style-name="T1296">и обуглены</text:span><text:span text:style-name="T891">.</text:span>»</text:p>
      <text:p text:style-name="P282">Робин прервался, задумавшись.</text:p>
      <text:p text:style-name="P282">«<text:span text:style-name="T896">Я не </text:span><text:span text:style-name="T1834">с</text:span><text:span text:style-name="T896">могу достоверно и понятно описать всё, что вижу. Нужно поискать другой способ, как </text:span><text:span text:style-name="T912">это </text:span><text:span text:style-name="T896">сделать.</text:span>»</text:p>
      <text:p text:style-name="P282">«<text:span text:style-name="T897">Робин, о чём ты сейчас думаешь?</text:span>»</text:p>
      <text:p text:style-name="P283">Ответа не последовало. Вместо него лишь <text:span text:style-name="T913">мёртвая </text:span>тишина.</text:p>
      <text:p text:style-name="P283">«Т-с-с…<text:span text:style-name="T898"> Я пытаюсь собраться с мыслями. </text:span><text:span text:style-name="T902">Это невозможно объяснить… </text:span><text:span text:style-name="T899">Пожалуйста, внимательно следите за моими глазами </text:span><text:span text:style-name="T900">и,</text:span><text:span text:style-name="T899"> </text:span><text:span text:style-name="T900">если всё получится так, как я задумал, </text:span><text:span text:style-name="T901">то у вас </text:span><text:span text:style-name="T903">будет</text:span><text:span text:style-name="T901"> возможность оставить для меня какой-нибудь совет или подсказку.</text:span>»</text:p>
      <text:p text:style-name="P284">Профессор был в замешательстве. <text:span text:style-name="T914">Что там бормотал мальчик о развалинах и руинах? </text:span><text:span text:style-name="T915">И что он пытался сделать сейчас, требуя от них полной тишины? </text:span><text:span text:style-name="T916">Единственным разом, когда они </text:span><text:span text:style-name="T1840">все вместе не издавали ни звука</text:span><text:span text:style-name="T916">, было погружение Робина в транс перед началом одного из самых крупных экспериментов профессора. </text:span><text:span text:style-name="T922">В настоящий момент п</text:span><text:span text:style-name="T917">рофессор </text:span><text:span text:style-name="T918">Фержер </text:span><text:span text:style-name="T917">был крайне обеспокоен. </text:span><text:span text:style-name="T918">Судя по </text:span><text:span text:style-name="T923">его словам</text:span><text:span text:style-name="T918">, </text:span><text:span text:style-name="T919">Робин</text:span><text:span text:style-name="T918"> находился в </text:span><text:span text:style-name="T1828">каком-то</text:span><text:span text:style-name="T918"> опасном месте, </text:span><text:span text:style-name="T924">где </text:span><text:span text:style-name="T1829">от него</text:span><text:span text:style-name="T924"> </text:span><text:span text:style-name="T1829">требовалось</text:span><text:span text:style-name="T924"> внимательно следить за </text:span><text:span text:style-name="T1831">всем</text:span><text:span text:style-name="T924">, что происходи</text:span><text:span text:style-name="T1831">ло</text:span><text:span text:style-name="T924"> </text:span><text:span text:style-name="T1831">в </text:span><text:span text:style-name="T1841">его </text:span><text:span text:style-name="T1831">непосредственной близости</text:span><text:span text:style-name="T924">, </text:span><text:span text:style-name="T1830">и</text:span><text:span text:style-name="T924"> не отвлекаться на </text:span><text:span text:style-name="T1836">всевозможные </text:span><text:span text:style-name="T1835">рассуждения</text:span><text:span text:style-name="T924">.</text:span></text:p>
      <text:p text:style-name="P284"/>
      <text:p text:style-name="P285">Продолжительное молчание заставляло их нервничать. <text:span text:style-name="T927">Прошёл целый час, но они по-прежнему не </text:span><text:span text:style-name="T1843">у</text:span><text:span text:style-name="T927">слышали от </text:span><text:span text:style-name="T928">Робина</text:span><text:span text:style-name="T927"> ни слова, </text:span><text:span text:style-name="T928">и не осмеливались заго</text:span><text:span text:style-name="T955">ворить</text:span><text:span text:style-name="T928"> </text:span><text:span text:style-name="T937">сами</text:span><text:span text:style-name="T928">, чтобы не </text:span><text:soft-page-break/><text:span text:style-name="T928">беспокоить его. </text:span><text:span text:style-name="T929">Но, с другой стороны, вдруг он попал в крупную неприятность и сейчас </text:span><text:span text:style-name="T1837">н</text:span><text:span text:style-name="T1842">е</text:span><text:span text:style-name="T1837"> </text:span><text:span text:style-name="T1842">имеет возможности </text:span><text:span text:style-name="T929">выйти на связь?</text:span></text:p>
      <text:p text:style-name="P286">Они терпеливо прождали ещё один час. Незаметно для всех, Элисон сумела выскользнуть из комнаты и приготовить для <text:span text:style-name="T931">каждого</text:span> по чашке горячего чая, <text:span text:style-name="T930">которы</text:span><text:span text:style-name="T932">й</text:span><text:span text:style-name="T930"> был </text:span>принят с благодарностью. <text:span text:style-name="T934">В ожидании о</text:span><text:span text:style-name="T933">ни расселись на стульях с жёсткими спинками вокруг кровати Робина, </text:span><text:span text:style-name="T934">но</text:span><text:span text:style-name="T933"> время тянулось очень медленно.</text:span></text:p>
      <text:p text:style-name="P287">«<text:span text:style-name="T935">Это бесполезно, он наверное уснул</text:span>» - <text:span text:style-name="T935">шепнул Гарри профессору.</text:span></text:p>
      <text:p text:style-name="P287"><text:span text:style-name="T938">Периодически он</text:span><text:span text:style-name="T939">и</text:span><text:span text:style-name="T938"> тихонько вставали, чтобы размять затёкшие руки и ноги, </text:span><text:span text:style-name="T939">и уже было собрались направиться к выходу, но, Мэтью, внезапно остановил </text:span><text:span text:style-name="T941">их</text:span><text:span text:style-name="T939">, </text:span><text:span text:style-name="T940">прошептав</text:span><text:span text:style-name="T939">:</text:span></text:p>
      <text:p text:style-name="P286">«<text:span text:style-name="T942">Смотрите! Что это? С Робином происходит что-то странное.</text:span>»</text:p>
      <text:p text:style-name="P288">Остальные быстро обернулись и уставились на Робина. Ещё никогда никто из них не видел ничего столь же впечатляющего. То, что он <text:span text:style-name="T3434">проделывал</text:span> сейчас <text:span text:style-name="T3434">над</text:span> собой, бросало вызов всем устоявшимся научным теориям о том, как функционирует человеческое тело. <text:span text:style-name="T956">Должно быть, это галлюцинаци</text:span><text:span text:style-name="T958">я</text:span><text:span text:style-name="T956">, ведь такого не </text:span><text:span text:style-name="T959">бывает</text:span><text:span text:style-name="T956">! </text:span><text:span text:style-name="T1003">Просто н</text:span><text:span text:style-name="T959">е может быть!</text:span><text:span text:style-name="T956"> </text:span><text:span text:style-name="T957">Как только </text:span><text:span text:style-name="T960">студенты и профессор</text:span><text:span text:style-name="T957"> решили, что </text:span><text:span text:style-name="T1490">Робин</text:span><text:span text:style-name="T957"> достиг предела в использовании своих экстрасенсорных способностей, он </text:span><text:span text:style-name="T1004">моментально</text:span><text:span text:style-name="T957"> </text:span><text:span text:style-name="T1489">опроверг их </text:span><text:span text:style-name="T1491">мнения</text:span><text:span text:style-name="T1489">, доказав</text:span><text:span text:style-name="T957">, что они </text:span><text:span text:style-name="T1005">серьёзно </text:span><text:span text:style-name="T957">ошибались </text:span><text:span text:style-name="T1005">в нём</text:span><text:span text:style-name="T957">.</text:span></text:p>
      <text:p text:style-name="P288"/>
      <text:p text:style-name="P289">Все присутствующие были восхищены <text:span text:style-name="T961">увиденным и</text:span> пристально <text:span text:style-name="T1007">разглядывали </text:span>глаза Робина. <text:span text:style-name="T961">То, что им там открылось, было</text:span> похоже на фильм, спроецированн<text:span text:style-name="T963">ый</text:span> <text:span text:style-name="T963">на экран </text:span><text:span text:style-name="T991">зелёного цвета —</text:span><text:span text:style-name="T963"> </text:span><text:span text:style-name="T3435">на </text:span><text:span text:style-name="T1006">его глаза</text:span>. <text:s/><text:span text:style-name="T962">Там они увидели </text:span><text:span text:style-name="T1008">самого </text:span><text:span text:style-name="T962">Робина и тот странный мир, </text:span><text:span text:style-name="T1009">в</text:span><text:span text:style-name="T962"> котором он </text:span><text:span text:style-name="T1009">очутился</text:span><text:span text:style-name="T962">. </text:span><text:span text:style-name="T964">Каким-то образом ему удалось наложить картинку на зрачки своих глаз. Все они испытали чувство </text:span><text:span text:style-name="T1844">тревоги</text:span><text:span text:style-name="T964">, </text:span><text:span text:style-name="T1010">осматривая окрестности</text:span><text:span text:style-name="T964"> глазами Робина. Профессор вёл подробные записи о том, куда направлялся Робин, и что он при этом делал. Его мучил вопрос, </text:span><text:span text:style-name="T965">как долго мальчик сможет поддерживать</text:span><text:span text:style-name="T964"> </text:span><text:span text:style-name="T965">с ними связь, </text:span><text:span text:style-name="T992">от</text:span><text:span text:style-name="T965">рис</text:span><text:span text:style-name="T992">овывая</text:span><text:span text:style-name="T965"> в уме каждое </text:span><text:span text:style-name="T3436">своё движение</text:span><text:span text:style-name="T965">. Сколько времени должно пройти прежде, чем его силы иссякнут и </text:span><text:span text:style-name="T967">ему придётся лечь спать, </text:span><text:span text:style-name="T965">и где он </text:span><text:span text:style-name="T966">собирается </text:span><text:span text:style-name="T965">оты</text:span><text:span text:style-name="T966">скать</text:span><text:span text:style-name="T965"> такое безопасное место?</text:span></text:p>
      <text:p text:style-name="P289">«<text:span text:style-name="T968">Робин, подойди к обуглившемуся старому пню. Что </text:span><text:span text:style-name="T1492">это </text:span><text:span text:style-name="T968">там лежит неподалёку — </text:span><text:span text:style-name="T969">неужели </text:span><text:span text:style-name="T968">газета? </text:span>»</text:p>
      <text:p text:style-name="P290">Робин выполнил просьбу профессора - там действительно валялась старая, вся измятая, газета. <text:span text:style-name="T970">Он взял её в руки и начал читать особ</text:span><text:span text:style-name="T975">ым</text:span><text:span text:style-name="T970"> образом - так, чтобы профессор мог своими глазами видеть каждое напечатанное в ней слово. </text:span><text:span text:style-name="T972">Н</text:span><text:span text:style-name="T971">аконец-то </text:span><text:span text:style-name="T972">они </text:span><text:span text:style-name="T971">выяснил</text:span><text:span text:style-name="T972">и</text:span><text:span text:style-name="T971">, где именно он о</text:span><text:span text:style-name="T3437">чутился</text:span><text:span text:style-name="T1011"> —</text:span><text:span text:style-name="T971"> </text:span><text:span text:style-name="T974">газета являлась печатным изданием местного значения</text:span><text:span text:style-name="T973"> </text:span><text:span text:style-name="T974">и </text:span><text:span text:style-name="T973">был</text:span><text:span text:style-name="T974">а</text:span><text:span text:style-name="T973"> датирован</text:span><text:span text:style-name="T974">а</text:span><text:span text:style-name="T973"> 5 апреля 1988 года. </text:span><text:span text:style-name="T1298">Э</text:span><text:span text:style-name="T976">то было будущее. </text:span><text:span text:style-name="T977">Выдержка из передовицы гласила, что…</text:span></text:p>
      <text:p text:style-name="P290">«<text:span text:style-name="T977">Прошлой ночью до крайнего предела </text:span><text:span text:style-name="T979">накалил</text:span><text:span text:style-name="T995">и</text:span><text:span text:style-name="T979">сь </text:span><text:span text:style-name="T995">отношения</text:span><text:span text:style-name="T977"> между странами Западного и Восточного блоков, </text:span><text:span text:style-name="T3438">после того как</text:span><text:span text:style-name="T977"> постоянный представитель России при О</text:span><text:span text:style-name="T978">рганизации </text:span><text:span text:style-name="T977">О</text:span><text:span text:style-name="T978">бъединённых </text:span><text:span text:style-name="T977">Н</text:span><text:span text:style-name="T978">аций</text:span><text:span text:style-name="T977"> внезапно покинул экстренное </text:span><text:span text:style-name="T980">совещание</text:span><text:span text:style-name="T977">. </text:span><text:span text:style-name="T981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982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983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984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986">штат </text:span><text:span text:style-name="T984">Аляск</text:span><text:span text:style-name="T986">а</text:span><text:span text:style-name="T985">,</text:span><text:span text:style-name="T984"> и Анадырь - </text:span><text:span text:style-name="T986">Чукотский национальный округ, расположенных на </text:span><text:span text:style-name="T987">противоположных </text:span><text:span text:style-name="T986">побережьях Берингова моря. </text:span><text:span text:style-name="T988">США имеют в своём распоряжении </text:span><text:span text:style-name="T989">соединения </text:span><text:span text:style-name="T988">крупны</text:span><text:span text:style-name="T989">х</text:span><text:span text:style-name="T988"> боевы</text:span><text:span text:style-name="T989">х</text:span><text:span text:style-name="T988"> корабл</text:span><text:span text:style-name="T989">ей</text:span><text:span text:style-name="T988"> и авианосц</text:span><text:span text:style-name="T989">ев</text:span><text:span text:style-name="T988">, базирующиеся на Острове Святого Лаврентия в Беринговом проливе.</text:span>»</text:p>
      <text:p text:style-name="P290"/>
      <text:p text:style-name="P290">«…<text:span text:style-name="T990">Прошлой ночью, премьер-министр Великобритании выступил по радио с экстренным обращением к гражданам...</text:span>»</text:p>
      <text:p text:style-name="P290"/>
      <text:p text:style-name="P290"><text:soft-page-break/>«<text:span text:style-name="T990">Похоже, что война неизбежна и мы должны готовиться к худшему, поскольку переговоры между сверхдержавами </text:span><text:span text:style-name="T1166">зашли в тупик</text:span><text:span text:style-name="T990">...</text:span>»</text:p>
      <text:p text:style-name="P290"/>
      <text:p text:style-name="P291">Как только профессор закончил чтение, Робин отбросил газету подальше и вытер руки о своё грязное пальто. <text:span text:style-name="T993">То, что он произнёс </text:span><text:span text:style-name="T1012">затем</text:span><text:span text:style-name="T993">, </text:span><text:span text:style-name="T1001">про</text:span><text:span text:style-name="T993">демонстрировало его полное понимание </text:span><text:span text:style-name="T994">ситуации </text:span><text:span text:style-name="T993">и готовность действовать в условиях сложившихся обстоятельств:</text:span></text:p>
      <text:p text:style-name="P291">«<text:span text:style-name="T996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997">Этой ночью мне придётся здесь спать, </text:span><text:span text:style-name="T998">и я должен вас предупредить - иногда я всё ещё чувствую в своём сердце </text:span><text:span text:style-name="T999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50">ч</text:span><text:span text:style-name="T999">еловечества </text:span><text:span text:style-name="T1850">а также</text:span><text:span text:style-name="T999"> даровать миру свободу, </text:span><text:span text:style-name="T1838">и что</text:span><text:span text:style-name="T999"> я </text:span><text:span text:style-name="T1838">должен </text:span><text:span text:style-name="T999">б</text:span><text:span text:style-name="T1838">ыть</text:span><text:span text:style-name="T999"> </text:span><text:span text:style-name="T1838">предельно </text:span><text:span text:style-name="T999">осторожным. </text:span><text:span text:style-name="T1000">Спокойной ночи! Не волнуйтесь! </text:span><text:span text:style-name="T1002">Б</text:span><text:span text:style-name="T1000">уду оставаться на связи.</text:span>»</text:p>
      <text:p text:style-name="P291"/>
      <text:p text:style-name="P292">Робин свернулся калачиком и заснул. На протяжении ночи его <text:span text:style-name="T1039">измученное </text:span>маленьк<text:span text:style-name="T1017">ое</text:span><text:span text:style-name="T1016"> тельце</text:span> <text:span text:style-name="T1016">пробирала дрожь</text:span>, когда холодный воздух, словно острые кинжалы, прон<text:span text:style-name="T1040">икал сквозь</text:span> его изношенное пальто. Он проснулся на следующее утро и осторожно выглянул из своего убежища, чтобы увидеть, как <text:span text:style-name="T1042">первые лучи солнца </text:span>про<text:span text:style-name="T1041">биваются</text:span> сквозь пасмурное небо <text:span text:style-name="T1016">во время восхода</text:span>.</text:p>
      <text:p text:style-name="P293">Прошедшая ночь была морозной и к утру его конечности изрядно <text:span text:style-name="T1847">задубели</text:span>. <text:span text:style-name="T1018">Помимо этого, желудок </text:span><text:span text:style-name="T1846">Робина </text:span><text:span text:style-name="T1018">отчаянным урчанием и болью напоминал </text:span><text:span text:style-name="T1848">ему</text:span><text:span text:style-name="T1018">, что </text:span><text:span text:style-name="T1845">он</text:span><text:span text:style-name="T1018"> не ел по меньшей мере три </text:span><text:span text:style-name="T1849">последних </text:span><text:span text:style-name="T1018">дня.</text:span></text:p>
      <text:p text:style-name="P293"/>
      <text:p text:style-name="P293">«<text:span text:style-name="T1019">Профессор Фержер, вы меня слышите?</text:span>» - <text:span text:style-name="T1019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1020">по</text:span><text:span text:style-name="T1019">катилась по его щеке, когда он вспомнил о своей прошлой жизни в реальном мире и, что ещё важнее, о любви и </text:span><text:span text:style-name="T1020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438">её</text:span><text:span text:style-name="T1020">. </text:span><text:span text:style-name="T1021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3">«<text:span text:style-name="T1022">Робин, мы готовы. Пожалуйста, открой свои глаза снова. Мы, к сожалению, пропустили </text:span><text:span text:style-name="T1023">предыдущий визуальный контакт.</text:span>»</text:p>
      <text:p text:style-name="P294">Робин выполнил то, о чём <text:span text:style-name="T1027">его </text:span>попросил профессор. <text:span text:style-name="T1024">Тем утром, в поисках еды, он про</text:span><text:span text:style-name="T1029">шёл </text:span><text:span text:style-name="T1024">больш</text:span><text:span text:style-name="T1029">ое</text:span><text:span text:style-name="T1024"> </text:span><text:span text:style-name="T1029">расстояние</text:span><text:span text:style-name="T1024"> от </text:span><text:span text:style-name="T3439">того </text:span><text:span text:style-name="T1024">места, где ему пришлось </text:span><text:span text:style-name="T1028">за</text:span><text:span text:style-name="T1024">ночевать.</text:span></text:p>
      <text:p text:style-name="P294">«<text:span text:style-name="T1025">Профессор, </text:span><text:span text:style-name="T1044">существует</text:span><text:span text:style-name="T1025"> какой-нибудь способ </text:span><text:span text:style-name="T1043">накормить меня</text:span><text:span text:style-name="T1025">? Я сильно ослаб, </text:span><text:span text:style-name="T1026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5">«Не беспокойся, Робин. Мы обязательно что-нибудь придумаем. Где ты сейчас находишься?»</text:p>
      <text:p text:style-name="P295">«<text:span text:style-name="T1030">Я по</text:span><text:span text:style-name="T1031">д</text:span><text:span text:style-name="T1030">хожу к как</text:span><text:span text:style-name="T1031">ой</text:span><text:span text:style-name="T1030">-то </text:span><text:span text:style-name="T1031">группе </text:span><text:span text:style-name="T1030">строени</text:span><text:span text:style-name="T1031">й</text:span><text:span text:style-name="T1030">, </text:span><text:span text:style-name="T1031">с</text:span><text:span text:style-name="T1030"> виду напоминаю</text:span><text:span text:style-name="T1031">щей</text:span><text:span text:style-name="T1030"> </text:span><text:span text:style-name="T1035">полуразвалившийся порт</text:span><text:span text:style-name="T1030">. До меня долетели обрывочные сведения, что </text:span><text:span text:style-name="T1032">здесь </text:span><text:span text:style-name="T1030">Система </text:span><text:span text:style-name="T1032">получает для себя припасы</text:span><text:span text:style-name="T1030">. </text:span><text:span text:style-name="T1032">Но </text:span><text:span text:style-name="T1034">я ничего не знаю о том</text:span><text:span text:style-name="T1032">, </text:span><text:span text:style-name="T1033">когда именно </text:span><text:span text:style-name="T1034">это </text:span><text:span text:style-name="T1033">происходит</text:span><text:span text:style-name="T1032">.</text:span>»</text:p>
      <text:p text:style-name="P296">Наступила тишина. <text:span text:style-name="T1036">На её протяжении профессор вместе со студентами наблюдали чужой мир глазами Робина - </text:span><text:span text:style-name="T1047">через </text:span><text:span text:style-name="T1036">дв</text:span><text:span text:style-name="T1047">а</text:span><text:span text:style-name="T1036"> сияющи</text:span><text:span text:style-name="T1047">х</text:span><text:span text:style-name="T1036"> изумруда, </text:span><text:span text:style-name="T1037">которые</text:span><text:span text:style-name="T1036"> хранили секретов больше, чем история всех когда-либо существовавших на планете драгоцен</text:span><text:span text:style-name="T1038">ностей</text:span><text:span text:style-name="T1036">.</text:span></text:p>
      <text:p text:style-name="P297">Первым затянувшуюся тишину прервал Мэтью:</text:p>
      <text:p text:style-name="P297">«<text:span text:style-name="T1045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59">и</text:span><text:span text:style-name="T1045">т витамины и прочие вещества. Мне </text:span><text:soft-page-break/><text:span text:style-name="T1045">также не нравится, что Робин </text:span><text:span text:style-name="T1046">собирается</text:span><text:span text:style-name="T1045"> питаться найденными продуктами. </text:span><text:span text:style-name="T1046">Судя по всему, в 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7"/>
      <text:p text:style-name="P298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8">«<text:span text:style-name="T1048">Молодец, Мэтью! </text:span><text:span text:style-name="T1058">О</text:span><text:span text:style-name="T1048">тличная идея! Элисон, будь добра, подготовь всё, </text:span><text:span text:style-name="T1059">что требуется</text:span><text:span text:style-name="T1048">. Н</text:span><text:span text:style-name="T1057">еобходимо</text:span><text:span text:style-name="T1048">, чтобы капельница была поставлена </text:span><text:span text:style-name="T1049">Робину </text:span><text:span text:style-name="T1048">как можно раньше.</text:span>»</text:p>
      <text:p text:style-name="P298"/>
      <text:p text:style-name="P299"><text:span text:style-name="T1073">Следуя указаниям профессора, Элисон</text:span> <text:span text:style-name="T1073">быстро </text:span><text:span text:style-name="T1075">вышла из</text:span> комнат<text:span text:style-name="T1075">ы</text:span>, прихватив <text:span text:style-name="T1074">по дороге </text:span>своё пальто. <text:span text:style-name="T1060">Она несколько дней не покидала дома Мэтью и сейчас её глаза болели, пытаясь приспособиться к солнечному свету. Только когда она </text:span><text:span text:style-name="T1076">снова </text:span><text:span text:style-name="T1060">очутилась на улице и почувствовала себя частью реального мира, до неё дошел весь смысл проис</text:span><text:span text:style-name="T1061">х</text:span><text:span text:style-name="T1060">одящего в, казалось бы, ничем не примечательном доме Мэтью. </text:span><text:span text:style-name="T1062">Её раздирали сомнения… Было ли правильным их вмешательство в события будущего, пусть даже и с целью недопущения ядерной войны? </text:span><text:span text:style-name="T1063">Или им следует сосредоточить усилия на возвращении Робина в его родной дом, где она снова могла бы стать для него матерью </text:span><text:span text:style-name="T1064">и</text:span><text:span text:style-name="T1063"> </text:span><text:span text:style-name="T1064">быть уверенной </text:span><text:span text:style-name="T1077">в том</text:span><text:span text:style-name="T1063">, что он не ранен и</text:span><text:span text:style-name="T1090">ли</text:span><text:span text:style-name="T1063"> не убит?</text:span></text:p>
      <text:p text:style-name="P300">Глядя на встречных людей, она размышляла об их дальнейшей участи. Находясь в незнании, они <text:span text:style-name="T1065">проживают </text:span>день за днём, усердно работают, чтобы обеспечить себе безбедную старость, и стараются казаться <text:span text:style-name="T1065">культурными и респектабельными для таких же середня</text:span><text:span text:style-name="T1078">ков</text:span><text:span text:style-name="T1065">, как они сами. </text:span><text:span text:style-name="T1066">Если бы они могли знать, что ожидает их в ближайшем будущем - всего через год. </text:span><text:span text:style-name="T1067">В таком случае каждый из них моментально и навсегда распрощался бы с образом хорошего и милого парня. Нет, их ждёт </text:span><text:span text:style-name="T1091">там </text:span><text:span text:style-name="T1067">совершенно иная жизнь - </text:span><text:span text:style-name="T1069">выживание и </text:span><text:span text:style-name="T1067">беспрестанная борьба за </text:span><text:span text:style-name="T1069">своё </text:span><text:span text:style-name="T1067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107">Но р</text:span><text:span text:style-name="T1067">азве </text:span><text:span text:style-name="T1070">такие</text:span><text:span text:style-name="T1068"> люди</text:span><text:span text:style-name="T1067"> заслуживают спасения? </text:span><text:span text:style-name="T1071">Это нездоровое общество </text:span><text:span text:style-name="T1072">любой ценой </text:span><text:span text:style-name="T1071">попытается договориться с Системой, </text:span><text:span text:style-name="T1072">даже </text:span><text:span text:style-name="T1079">распрощавшись со своей свободой.</text:span></text:p>
      <text:p text:style-name="P300"/>
      <text:p text:style-name="P301">Ей не потребовалось много усилий, чтобы получить разрешение на установку капельницы для Робина в доме Мэтью, а не в больнице, <text:span text:style-name="T1080">хотя было бы забавно </text:span><text:span text:style-name="T1081">посмотреть на</text:span><text:span text:style-name="T1080"> удивлённые лица медсестёр и врачей, разглядывающих </text:span><text:span text:style-name="T1106">необыкновенные </text:span><text:span text:style-name="T1080">глаза Робина. </text:span><text:span text:style-name="T1082">Перед тем, как вернуться обратно, Элисон зашла в магазин за покупками. </text:span><text:span text:style-name="T1083">Как и у Робина этим утром, её желудок так же </text:span><text:span text:style-name="T1086">возмущённо</text:span><text:span text:style-name="T1083"> </text:span><text:span text:style-name="T1084">протестовал против голода</text:span><text:span text:style-name="T1083">. </text:span><text:span text:style-name="T1085">Опять начался дождь. Когда она ехала по Хай-стрит, возвращаясь </text:span><text:span text:style-name="T1087">в</text:span><text:span text:style-name="T1085"> дом </text:span><text:span text:style-name="T1087">к</text:span><text:span text:style-name="T1085"> Мэтью, она видела, как </text:span><text:span text:style-name="T1088">скрываются от него</text:span><text:span text:style-name="T1085"> случайные прохожие, забегая под навесы и в ближайшие </text:span><text:span text:style-name="T1089">магазины</text:span><text:span text:style-name="T1085">.</text:span></text:p>
      <text:p text:style-name="P302">После <text:span text:style-name="T1092">совместного завтрака они, вместе с Робином, продолжили своё путешествие в царство будущего.</text:span></text:p>
      <text:p text:style-name="P302">«<text:span text:style-name="T1093">Сегодня в порту происходит что-то очень важное, я наблюдаю здесь значительную активность, </text:span><text:span text:style-name="T1098">н</text:span><text:span text:style-name="T1096">о н</text:span><text:span text:style-name="T1093">е думаю, что это как-то связано с теми поставками, которы</text:span><text:span text:style-name="T1097">х</text:span><text:span text:style-name="T1093"> </text:span><text:span text:style-name="T1097">ждёт</text:span><text:span text:style-name="T1093"> Система. </text:span><text:span text:style-name="T1094">Как видите, здесь много вооружённых </text:span><text:span text:style-name="T1095">охранников. Интересно, к чему они готовятся? </text:span><text:span text:style-name="T1098">Последние несколько дней они </text:span><text:span text:style-name="T1099">отчаянно </text:span><text:span text:style-name="T1098">пытаются навести порядок </text:span><text:span text:style-name="T1099">в городе</text:span><text:span text:style-name="T1098">, </text:span><text:span text:style-name="T1108">а </text:span><text:span text:style-name="T1099">самы</text:span><text:span text:style-name="T1102">м</text:span><text:span text:style-name="T1099"> беспомощны</text:span><text:span text:style-name="T1102">м</text:span><text:span text:style-name="T1099"> жител</text:span><text:span text:style-name="T1102">ям</text:span><text:span text:style-name="T1099"> даже выделили </text:span><text:span text:style-name="T1100">кое-какую </text:span><text:span text:style-name="T1099">одежду - </text:span><text:span text:style-name="T1100">в основном, </text:span><text:span text:style-name="T1099">лохмотья, но о</text:span><text:span text:style-name="T1104">на </text:span><text:span text:style-name="T1099">всё же лучше, чем </text:span><text:span text:style-name="T1103">полн</text:span><text:span text:style-name="T1105">ая</text:span><text:span text:style-name="T1103"> </text:span><text:span text:style-name="T1105">нагота</text:span><text:span text:style-name="T1101">. </text:span><text:span text:style-name="T1109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2">«<text:span text:style-name="T1110">Робин, т</text:span><text:span text:style-name="T1113">ы</text:span><text:span text:style-name="T1110"> что-нибудь </text:span><text:span text:style-name="T1113">слышал</text:span><text:span text:style-name="T1110"> о главе этой Системы? </text:span><text:span text:style-name="T1111">Её представители когда-нибудь проводили массовые собрания? </text:span><text:span text:style-name="T1851">Оглашали</text:span><text:span text:style-name="T1111"> ли они какие-либо теории, учения или принципы? </text:span><text:span text:style-name="T1112">Тебе известны их цели? </text:span><text:span text:style-name="T1114">Ч</text:span><text:span text:style-name="T1112">его именно они хотят от местных жителей?</text:span>»</text:p>
      <text:p text:style-name="P303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<text:soft-page-break/>напротив, будущее теперь представлялось ему в серьёзной опасности, и он со всей ответственностью подходил к своей работе. <text:span text:style-name="T1115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116">сперва</text:span><text:span text:style-name="T1115"> нужно </text:span><text:span text:style-name="T1116">узнать</text:span><text:span text:style-name="T1115">, какой политики придержива</text:span><text:span text:style-name="T1299">ется</text:span><text:span text:style-name="T1115"> правящая там сила — Система.</text:span></text:p>
      <text:p text:style-name="P303"/>
      <text:p text:style-name="P304">Они увидели вдалеке приближающееся к порту большое судно, вырисовывающееся тёмным силуэтом на фоне горизонта. <text:span text:style-name="T1117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118">До прибытия корабля в порт оставалось несколько часов.</text:span></text:p>
      <text:p text:style-name="P305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119">Своей внешностью они не </text:span><text:span text:style-name="T1130">походили на</text:span><text:span text:style-name="T1119"> </text:span><text:span text:style-name="T1120">обычных</text:span><text:span text:style-name="T1119"> </text:span><text:span text:style-name="T1120">голодающих и ободранных жителей этой страны, бродивших со стонами и причитаниями по развалинам улиц. </text:span><text:span text:style-name="T1121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2023">промышля</text:span><text:span text:style-name="T2024">ли</text:span><text:span text:style-name="T2023"> воровством,</text:span><text:span text:style-name="T1121"> объединившись в </text:span><text:span text:style-name="T2023">группу</text:span><text:span text:style-name="T1121">. </text:span><text:span text:style-name="T1123">Оставалось загадкой, к</text:span><text:span text:style-name="T1122">аким образом Система смогла </text:span><text:span text:style-name="T1123">отыскать</text:span><text:span text:style-name="T1122"> их убежищ</text:span><text:span text:style-name="T1160">е</text:span><text:span text:style-name="T1122">. </text:span><text:span text:style-name="T1124">Также оставался невыясненным и вопрос о том, зачем они могли понадобиться Системе. </text:span><text:span text:style-name="T1125">Было весьма сомнительно, что </text:span><text:span text:style-name="T1126">этих людей</text:span><text:span text:style-name="T1125"> доставили сюда </text:span><text:span text:style-name="T1127">под </text:span><text:span text:style-name="T1125">в цепях, </text:span><text:span text:style-name="T1131">под охраной, </text:span><text:span text:style-name="T1125">только для того, чтобы помахать им </text:span><text:span text:style-name="T1128">на прощание </text:span><text:span text:style-name="T1125">рукой и сфотографировать на память. </text:span><text:span text:style-name="T1129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26">должно было </text:span><text:span text:style-name="T1129">произойти </text:span><text:span text:style-name="T2026">сегодня </text:span><text:span text:style-name="T1129">в порту, задумали какое-то </text:span><text:span text:style-name="T2025">чёрное дело</text:span><text:span text:style-name="T1129">. </text:span><text:span text:style-name="T1132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33">Здесь было принято демонстрировать и всячески освещать любые телесные наказания вплоть до казни, </text:span><text:span text:style-name="T1134">вызывая страх </text:span><text:span text:style-name="T1135">у оставшейся </text:span><text:span text:style-name="T1136">части </text:span><text:span text:style-name="T1135">публики, и таким образом поддерживать сложившийся порядок вещей.</text:span></text:p>
      <text:p text:style-name="P305"/>
      <text:p text:style-name="P305">«<text:span text:style-name="T1137">Робин, </text:span><text:span text:style-name="T1138">как часто случаются подобные действа</text:span><text:span text:style-name="T1137">?</text:span>»</text:p>
      <text:p text:style-name="P305">«<text:span text:style-name="T1139">Не думаю, что часто. Раньше мне не доводилось видеть </text:span><text:span text:style-name="T1143">ничего подобного</text:span><text:span text:style-name="T1139">. </text:span><text:span text:style-name="T1141">М</text:span><text:span text:style-name="T1140">огу попытаться выяснить это, но придётся </text:span><text:span text:style-name="T1142">сильно рисковать</text:span><text:span text:style-name="T1140">, поскольку любой из местных, с большой долей вероятности, </text:span><text:span text:style-name="T1146">может </text:span><text:span text:style-name="T1140">оказаться информатором Системы. </text:span><text:span text:style-name="T1144">Выбравшись из укрытия я непременно выдам себя. </text:span><text:span text:style-name="T1145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47">О! </text:span><text:span text:style-name="T1148">У меня </text:span><text:span text:style-name="T1149">возникла </text:span><text:span text:style-name="T1148">идея! </text:span><text:span text:style-name="T1152">Как</text:span><text:span text:style-name="T1150"> </text:span><text:span text:style-name="T1152">мне кажется, все</text:span><text:span text:style-name="T1150"> главные силы Сис</text:span><text:span text:style-name="T1152">темы </text:span><text:span text:style-name="T1150">сейч</text:span><text:span text:style-name="T1153">ас </text:span><text:span text:style-name="T1150">собраны здесь, </text:span><text:span text:style-name="T1151">в районе порта. </text:span><text:span text:style-name="T1152">Что, если мне посетить их главную базу и посмотреть, что я смогу там найти? </text:span><text:span text:style-name="T1154">Они </text:span><text:span text:style-name="T1155">должны</text:span><text:span text:style-name="T1154"> ве</text:span><text:span text:style-name="T1155">сти</text:span><text:span text:style-name="T1154"> какую-</text:span><text:span text:style-name="T1156">нибудь</text:span><text:span text:style-name="T1154"> письменную документацию </text:span><text:span text:style-name="T1156">или что-то </text:span><text:span text:style-name="T1238">в этом роде</text:span><text:span text:style-name="T1154">. </text:span><text:span text:style-name="T1157">База расположена не очень далеко — примерно в пятнадцати минутах ходьбы отсюда, если идти быстрым шагом. </text:span><text:span text:style-name="T1158">В любом случае, я пока что не вижу, как корабль входит в док.</text:span>»</text:p>
      <text:p text:style-name="P305">«<text:span text:style-name="T1161">Ты уверен, что это не опасно? Оказавшись возле их базы, каким образом ты планируешь пробраться внутрь? </text:span><text:span text:style-name="T1162">Скорее всего там будут другие охранники, возможно даже, что целая разветвлённая сеть </text:span><text:span text:style-name="T1163">охраны</text:span><text:span text:style-name="T1162">.</text:span>»</text:p>
      <text:p text:style-name="P305">«Ну…<text:span text:style-name="T1164"> Я ведь ничего не теряю, отправляясь туда. </text:span><text:span text:style-name="T1171">До этого дня я</text:span><text:span text:style-name="T1167"> </text:span><text:span text:style-name="T1172">никогда </text:span><text:span text:style-name="T1165">не пытался проникнуть в </text:span><text:span text:style-name="T1173">то</text:span><text:span text:style-name="T1165"> место и мне ничего не известно о подобных попытках.</text:span>»</text:p>
      <text:p text:style-name="P305"/>
      <text:p text:style-name="P306">Робин осторожно выбрался из своего укрытия и <text:span text:style-name="T1168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7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69">служащих</text:span> Систем<text:span text:style-name="T1169">е</text:span> людей сейчас направлялась по остаткам дорог и шоссе в <text:soft-page-break/>направлении доков, и для Робина не было ничего хуже, чем испыт<text:span text:style-name="T1170">ать </text:span>судьбу, оказавшись на их пути.</text:p>
      <text:p text:style-name="P309">Для остальных наблюдающих <text:span text:style-name="T1234">за </text:span><text:span text:style-name="T1235">ходом </text:span><text:span text:style-name="T1234">эксперимент</text:span><text:span text:style-name="T1235">а</text:span><text:span text:style-name="T1234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74">Но каждый из них надеялся, что в будущем всё-таки сможет сделать хоть что-то полезное для мальчика. </text:span><text:span text:style-name="T1210">О</text:span><text:span text:style-name="T1175">ни испытывали </text:span><text:span text:style-name="T1455">противоположные</text:span><text:span text:style-name="T1175"> чувства </text:span><text:span text:style-name="T1210">н</text:span><text:span text:style-name="T1183">асчёт</text:span><text:span text:style-name="T1175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176">где царит лишь зло и насилие. </text:span><text:span text:style-name="T1177">С другой, были готовы </text:span><text:span text:style-name="T1184">впасть в </text:span><text:span text:style-name="T1300">отчаяние</text:span><text:span text:style-name="T1177">, поскольку с каждым новым сеансом всё больше и больше размышляли о </text:span><text:span text:style-name="T1178">нищете и страданиях </text:span><text:span text:style-name="T1186">людей</text:span><text:span text:style-name="T1178">, которы</text:span><text:span text:style-name="T1187">х</text:span><text:span text:style-name="T1178"> им приходилось видеть. </text:span><text:span text:style-name="T1179">Никто из родителей, переживающих за судьбу с</text:span><text:span text:style-name="T1180">воих</text:span><text:span text:style-name="T1179"> детей, не пожелал бы им стать свидетелями или даже частью </text:span><text:span text:style-name="T1181">такого</text:span><text:span text:style-name="T1179"> жестокого мира. </text:span><text:span text:style-name="T1182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36">употребляющие</text:span><text:span text:style-name="T1182"> загрязнённ</text:span><text:span text:style-name="T1236">ую</text:span><text:span text:style-name="T1182"> </text:span><text:span text:style-name="T1211">пищ</text:span><text:span text:style-name="T1236">у</text:span><text:span text:style-name="T1182"> и вод</text:span><text:span text:style-name="T1236">у</text:span><text:span text:style-name="T1182">.</text:span></text:p>
      <text:p text:style-name="P308"/>
      <text:p text:style-name="P310">Когда Робин, наконец, добрался до регионального штаба Системы, его сердце забилось <text:span text:style-name="T1185">чаще. </text:span><text:span text:style-name="T1188">М</text:span><text:span text:style-name="T1186">ысль о том, что он задумал, </text:span><text:span text:style-name="T1188">приводила его в ужас</text:span><text:span text:style-name="T1186"> но </text:span><text:span text:style-name="T1188">одновременно и </text:span><text:span text:style-name="T1186">возбуждала его </text:span><text:span text:style-name="T1193">воображение</text:span><text:span text:style-name="T1186">. </text:span><text:span text:style-name="T1189">Никто здесь даже не помышлял о том, чтобы проникнуть в этот огромный и тщательно охраняемый комплекс.</text:span></text:p>
      <text:p text:style-name="P311">Вот он, штаб, во всей своей красе. Он ничуть не изменился с тех пор, как Робин видел его в последний раз. <text:span text:style-name="T1190">В отличие от прочих зданий, </text:span><text:span text:style-name="T1213">ш</text:span><text:span text:style-name="T1212">таб</text:span><text:span text:style-name="T1190"> не являл</text:span><text:span text:style-name="T1212">ся</text:span><text:span text:style-name="T1190"> ветх</text:span><text:span text:style-name="T1192">ой</text:span><text:span text:style-name="T1190"> лачуг</text:span><text:span text:style-name="T1192">ой</text:span><text:span text:style-name="T1190">, готов</text:span><text:span text:style-name="T1192">ой</text:span><text:span text:style-name="T1190"> рухнуть от малейшего </text:span><text:span text:style-name="T1237">прикосновения</text:span><text:span text:style-name="T1190"> — </text:span><text:span text:style-name="T1192">нет, </text:span><text:span text:style-name="T1191">он был </text:span><text:span text:style-name="T1194">совсем </text:span><text:span text:style-name="T1191">другим — </text:span><text:span text:style-name="T1214">прочным строением из железа и бетона, </text:span><text:span text:style-name="T1191">и много людей погибло, строя </text:span><text:span text:style-name="T1192">его</text:span><text:span text:style-name="T1191">.</text:span></text:p>
      <text:p text:style-name="P312">На заре становления Системы, он<text:span text:style-name="T1215">а</text:span> использовал<text:span text:style-name="T1216">а</text:span> местное население, чтобы выстроить эту громадину. <text:span text:style-name="T1195">Для перевозки из порта тяжелых грузов с материалами для постройки были задействованы женщины и дети, работавшие ежедневно </text:span><text:span text:style-name="T2626">по</text:span><text:span text:style-name="T1195"> восемнадцат</text:span><text:span text:style-name="T2626">ь и более</text:span><text:span text:style-name="T1195"> часов в сутки, пока работа не была закончена. </text:span><text:span text:style-name="T1196">Окон здесь не было — вместо них лишь ряды узких прорезей, закрытые изнутри толстыми стёклами.</text:span></text:p>
      <text:p text:style-name="P312">«<text:span text:style-name="T1198">Полагаю, что в</text:span><text:span text:style-name="T1197">нутренние помещения большую часть времени </text:span><text:span text:style-name="T1198">находятся </text:span><text:span text:style-name="T1197">в полной темноте. </text:span><text:span text:style-name="T1198">Для их освещения у них должен иметься какой-то мощный источник электричества, без него </text:span><text:span text:style-name="T1199">им не обойтись</text:span>» - <text:span text:style-name="T1200">пр</text:span><text:span text:style-name="T1301">едположил</text:span><text:span text:style-name="T1200"> Робин, размышляя о том, насколько безопасно дотрагиваться до высокого забора, окружающего здание. </text:span><text:span text:style-name="T1201"><text:s/></text:span><text:span text:style-name="T2627">Его с</text:span><text:span text:style-name="T2065">етка</text:span><text:span text:style-name="T1201"> была </text:span><text:span text:style-name="T1202">настолько</text:span><text:span text:style-name="T1201"> плотно</text:span><text:span text:style-name="T2065">й</text:span><text:span text:style-name="T1201">, </text:span><text:span text:style-name="T1202">что не оставалось даже и мысли попытаться </text:span><text:span text:style-name="T1201">пролезть </text:span><text:span text:style-name="T1202">сквозь неё</text:span><text:span text:style-name="T1201">.</text:span></text:p>
      <text:p text:style-name="P312">«<text:span text:style-name="T1203">Есть идеи, как мне проникнуть внутрь? </text:span><text:span text:style-name="T1204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2"/>
      <text:p text:style-name="P313">Прошло не менее пяти минут прежде чем кто-нибудь смог произнести слово.</text:p>
      <text:p text:style-name="P313"/>
      <text:p text:style-name="P313">«<text:span text:style-name="T1205">Не знаю, насколько это </text:span><text:span text:style-name="T2628">возможно</text:span><text:span text:style-name="T1205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4">И снова идея возникла в голове у Мэтью, но оставался открытым вопрос — <text:span text:style-name="T1206">а </text:span>хватит ли у Робина сил на её <text:span text:style-name="T2629">ис</text:span>полнение? Ответ на него мог <text:span text:style-name="T1209">дат</text:span><text:span text:style-name="T1219">ь </text:span><text:span text:style-name="T1207">один </text:span><text:span text:style-name="T1208">лишь </text:span>Робин. <text:span text:style-name="T1222">О</text:span><text:span text:style-name="T1220">н </text:span><text:span text:style-name="T1210">не </text:span><text:span text:style-name="T1217">ответил. Вместо </text:span><text:span text:style-name="T1221">этого</text:span><text:span text:style-name="T1217"> он начал оглядывать местность в поисках укрытия, </text:span><text:span text:style-name="T1218">в котором мог бы спрятаться</text:span><text:span text:style-name="T1217">.</text:span></text:p>
      <text:p text:style-name="P315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302">визуальной </text:span><text:span text:style-name="T1223">связи </text:span>с профессором и студентами. <text:span text:style-name="T1224">Хотя они не могли видеть Робина, зато они прекрасно слышали его. </text:span><text:span text:style-name="T1225">Он начал глубоко дышать, как обычно делал перед важным</text:span><text:span text:style-name="T2630">и</text:span><text:span text:style-name="T1225"> эксперимент</text:span><text:span text:style-name="T2630">ами</text:span><text:span text:style-name="T1225">, чтобы </text:span><text:soft-page-break/><text:span text:style-name="T1225">погрузить себя в глубокий транс. </text:span><text:span text:style-name="T1226">Вскоре его тело поднялось в воздух, совершая движения руками вверх и вниз, и они постепенно начали покрываться слоем перьев. </text:span><text:span text:style-name="T1227">По мере того, как </text:span><text:span text:style-name="T2631">тело</text:span><text:span text:style-name="T1227"> приобретало типичные птичьи черты, он стал уменьшать себя до размеров совы. </text:span><text:span text:style-name="T1228">Завершением метаморфозы послужило открытие глаз, и они ярко </text:span><text:span text:style-name="T1249">за</text:span><text:span text:style-name="T1228">светились, словно криптонит, </text:span><text:span text:style-name="T1229">сияя </text:span><text:span text:style-name="T1228">ярко-изумрудным </text:span><text:span text:style-name="T1250">ц</text:span><text:span text:style-name="T1228">ветом. </text:span><text:span text:style-name="T1230">До сих пор профессор ещё не был свидетелем такого превращения и для него </text:span><text:span text:style-name="T1303">это</text:span><text:span text:style-name="T1230"> было так же прекрасно, как наблюдение за рождением нового живого существа.</text:span></text:p>
      <text:p text:style-name="P315"/>
      <text:p text:style-name="P316">Робин взмыл высоко в небо и облетел здание по кругу. <text:span text:style-name="T1239">Он тщательно осматривал его со всех сторон, пытаясь найти какой-нибудь способ попасть внутрь, </text:span><text:span text:style-name="T1257">и</text:span><text:span text:style-name="T1239"> </text:span><text:span text:style-name="T1257">е</text:span><text:span text:style-name="T1239">му повезло — обогнув здание во второй раз, </text:span><text:span text:style-name="T1242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43">Оно было единственным и располагалось в верхней части западной стены, под самой крышей. </text:span><text:span text:style-name="T1244">Пользуясь своими когтями, Робин оторвал решётку, </text:span><text:span text:style-name="T1245">прикрывавшую вход в шахту, и быстро пролете</text:span><text:span text:style-name="T1246">л</text:span><text:span text:style-name="T1245"> её, грациозно планируя на каждом повороте. </text:span><text:span text:style-name="T1247">Во время полёта выяснилось, что все имеющиеся в здании воздухоотводы соединялись с главной шахтой, ведущей к выходу. </text:span><text:span text:style-name="T1248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51">За всё это время </text:span><text:span text:style-name="T1304">он</text:span><text:span text:style-name="T1251"> не проронил ни слова, опасаясь, что голос разнесётся эхом по всем рукавам шахты и таким образом выдаст </text:span><text:span text:style-name="T1305">его</text:span><text:span text:style-name="T1251"> присутствие. </text:span><text:span text:style-name="T1253">П</text:span><text:span text:style-name="T1252">оэтому он </text:span><text:span text:style-name="T1254">позволил</text:span><text:span text:style-name="T1252"> своим друзьям наблюдать за происходящим и самостоятельно делать выводы. </text:span><text:span text:style-name="T1255">Он был уверен, что они обязательно поделятся с ним каким-нибудь </text:span><text:span text:style-name="T1256">ценным </text:span><text:span text:style-name="T1255">советом, </text:span><text:span text:style-name="T1258">если заметят что-</text:span><text:span text:style-name="T1259">нибудь</text:span><text:span text:style-name="T1258"> интересное</text:span><text:span text:style-name="T1255">. </text:span><text:span text:style-name="T1260">В конце концов он потерял счёт количеству помещений внутри этой «тюремной крепости», </text:span><text:span text:style-name="T1261">ведь </text:span><text:span text:style-name="T1260">многие из были </text:span><text:span text:style-name="T1261">как две капли воды </text:span><text:span text:style-name="T1260">похожи одно на другое — пустые, </text:span><text:span text:style-name="T1262">словно</text:span><text:span text:style-name="T1260"> камеры для содержания заключённых. </text:span><text:span text:style-name="T1263">Робин оторвал решётку, преграждавшую его путь в одно из </text:span><text:span text:style-name="T1264">этих</text:span><text:span text:style-name="T1263"> помещений, и влетел внутрь. </text:span><text:span text:style-name="T1265">Сова уже начала своё приземление, когда Элисон, внезапно, услышала звук приближающихся шагов.</text:span></text:p>
      <text:p text:style-name="P316">«<text:span text:style-name="T1265">Робин, кто-то идёт! </text:span><text:span text:style-name="T1266">Я не знаю, что ты собираешься делать, но, молю, сделай это позже!</text:span>»</text:p>
      <text:p text:style-name="P316">«<text:span text:style-name="T1267">Эли, на это уйдёт меньше одной минуты</text:span>» - <text:span text:style-name="T1267">прошептал Робин ей в ответ.</text:span></text:p>
      <text:p text:style-name="P317">И тут случилось именно то, чего он опасался — один из охранников услышал <text:span text:style-name="T1270">чужую </text:span>неразборчивую речь и тут же <text:span text:style-name="T1268">окрикнул</text:span>:</text:p>
      <text:p text:style-name="P318">«<text:span text:style-name="T1269">Кто здесь? Немедленно выходи!</text:span>»</text:p>
      <text:p text:style-name="P322">Робин решил не обращать на него внимания и продолжил начатое ранее.</text:p>
      <text:p text:style-name="P319">Он был прав, его занятие не заняло много времени — из совы он трансформировал себя в мышь, минуя промежуточную человеческую стадию. <text:span text:style-name="T1271">Он </text:span><text:span text:style-name="T1273">в очередной раз</text:span><text:span text:style-name="T1271"> продемонстрировал всем </text:span><text:span text:style-name="T1272">зрителям свои неординарные экстрасенсорные способности, позволявшие ему </text:span><text:span text:style-name="T1274">управлять своим телом именно так, как </text:span><text:span text:style-name="T1275">требовалось</text:span><text:span text:style-name="T1274">. </text:span><text:span text:style-name="T1276">Ему удалось видоизменить себя </text:span><text:span text:style-name="T1280">как раз </text:span><text:span text:style-name="T1276">вовремя, ещё то того, как охранники ворвались внутрь. </text:span><text:span text:style-name="T1277">Он заполз в тёмный угол, прижал хвост к своему белому пушистому тельцу </text:span><text:span text:style-name="T1278">и дождался, когда охранники, наконец-то, разошлись по своим участкам, ругая друг друга на чём свет стоит. </text:span><text:span text:style-name="T1279">Всё это время мышь держала глаза закрытыми, опасаясь что </text:span><text:span text:style-name="T1306">их</text:span><text:span text:style-name="T1279"> </text:span><text:span text:style-name="T1306">мерцание</text:span><text:span text:style-name="T1279"> мо</text:span><text:span text:style-name="T1306">жет</text:span><text:span text:style-name="T1279"> привлечь внимание стражей. </text:span><text:span text:style-name="T1281">Не каждый день можно увидеть бел</text:span><text:span text:style-name="T1282">ого</text:span><text:span text:style-name="T1281"> </text:span><text:span text:style-name="T1282">грызуна</text:span><text:span text:style-name="T1281"> с пылающим </text:span><text:span text:style-name="T1307">зеленью </text:span><text:span text:style-name="T1281">взглядом!</text:span></text:p>
      <text:p text:style-name="P320">Робин был прав — он нашёл несколько осветительных приборов, работающих от электричества <text:span text:style-name="T1283">и, следовательно, теперь можно </text:span><text:span text:style-name="T1284">было </text:span><text:span text:style-name="T1283">не сомневаться в том, что где-то поблизости находится и генератор.</text:span></text:p>
      <text:p text:style-name="P320"/>
      <text:p text:style-name="P321">Тем временем профессор <text:span text:style-name="T1285">рас</text:span>сматривал свои беглые наброс<text:span text:style-name="T1286">ки с</text:span> расположение<text:span text:style-name="T1286">м </text:span>вентиляционных шахт, составленные им во время полёта совы. <text:span text:style-name="T1288">На них</text:span><text:span text:style-name="T1287"> он </text:span><text:span text:style-name="T1288">также </text:span><text:span text:style-name="T1287">расставил отметки, описывающие предназначение каждой из комнат. </text:span><text:span text:style-name="T1289">В глаза ему сразу же бросилась некоторая область карты — пространство, к которому не был подведён ни один вентиляционный рукав. </text:span><text:span text:style-name="T1290">Профессор несколько раз п</text:span><text:span text:style-name="T1291">ереп</text:span><text:span text:style-name="T1290">роверил свои расчёты и, убедившись в своей правоте, сообщил Робину </text:span><text:span text:style-name="T1308">координаты</text:span><text:span text:style-name="T1290"> этого места.</text:span></text:p>
      <text:p text:style-name="P321"><text:soft-page-break/></text:p>
      <text:p text:style-name="P323">Неопознанное пространство оказалось именно тем помещением, которое они искали. <text:span text:style-name="T1292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293">в этой комнате </text:span><text:span text:style-name="T1292">шкафом, Гарри заметил несколько вертикально расположенных </text:span><text:span text:style-name="T1311">пеналов цилиндрической формы</text:span><text:span text:style-name="T1292">.</text:span></text:p>
      <text:p text:style-name="P324">«Робин, <text:span text:style-name="T1310">возможно</text:span>, тебе <text:span text:style-name="T1309">было бы </text:span>лучше снова стать самим собой? <text:span text:style-name="T1312">Пока ты находишься в теле мыши, т</text:span><text:span text:style-name="T1311">ы не сможешь проч</text:span><text:span text:style-name="T1313">итать</text:span><text:span text:style-name="T1311"> ни од</text:span><text:span text:style-name="T1323">ного</text:span><text:span text:style-name="T1311"> документ</text:span><text:span text:style-name="T1323">а</text:span><text:span text:style-name="T1311">, ведь ты </text:span><text:span text:style-name="T1316">для этого </text:span><text:span text:style-name="T1311">слишком мал. Справа от тебя, в углу, находятся тубусы, </text:span><text:span text:style-name="T1315">и </text:span><text:span text:style-name="T1314">я полагаю, что в них хранятся какие-то чертежи. </text:span><text:span text:style-name="T1317">Между прочим, </text:span><text:span text:style-name="T1318">тебе скоро придётся покинуть это здание</text:span><text:span text:style-name="T1317">, если ты планируешь вернуться в порт.</text:span>»</text:p>
      <text:p text:style-name="P325">Гарри говорил спокойно, но в его голосе <text:span text:style-name="T1345">слышались</text:span> <text:span text:style-name="T1345">металлические нотки</text:span>. <text:span text:style-name="T1319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320">Это было </text:span><text:span text:style-name="T1328">гораздо </text:span><text:span text:style-name="T1320">интереснее, чем просмотр кинофильмов и однозначно лучше </text:span><text:span text:style-name="T1321">его </text:span><text:span text:style-name="T1320">скучн</text:span><text:span text:style-name="T1321">ой</text:span><text:span text:style-name="T1320"> </text:span><text:span text:style-name="T1322">и </text:span><text:span text:style-name="T1329">однообразной</text:span><text:span text:style-name="T1320"> жизн</text:span><text:span text:style-name="T1321">и</text:span><text:span text:style-name="T1320">.</text:span></text:p>
      <text:p text:style-name="P326">С другой стороны <text:span text:style-name="T1325">Гарри</text:span><text:span text:style-name="T1324"> понимал, что никто из них не обладал способностями Робина </text:span><text:span text:style-name="T1325">и,</text:span><text:span text:style-name="T1324"> </text:span><text:span text:style-name="T1325">если они пытаются спасти мир от </text:span><text:span text:style-name="T1326">фашисткой системы правления, то только Робин имеет все шансы оставаться в безопасности, не угодив при этом в лапы Системы. </text:span><text:span text:style-name="T1327">После </text:span><text:span text:style-name="T1330">этих</text:span><text:span text:style-name="T1327"> рассуждений к Гарри пришло чувство раскаяния. </text:span><text:span text:style-name="T1331">Он не имел права на зависть — </text:span><text:span text:style-name="T1332">она была одной из самых </text:span><text:span text:style-name="T1334">скверных</text:span><text:span text:style-name="T1332"> черт его характера. </text:span><text:span text:style-name="T1347">Гарри</text:span><text:span text:style-name="T1332"> неоднократно пытался бороться с ней, но безуспешно, </text:span><text:span text:style-name="T1333">поскольку</text:span><text:span text:style-name="T1332"> </text:span><text:span text:style-name="T1347">зависть</text:span><text:span text:style-name="T1332"> был</text:span><text:span text:style-name="T1346">а</text:span><text:span text:style-name="T1332"> заложен</text:span><text:span text:style-name="T1346">а</text:span><text:span text:style-name="T1332"> в его характере. </text:span><text:span text:style-name="T1335">Его притягивали риск и опасность. </text:span><text:span text:style-name="T1337">Гарри</text:span><text:span text:style-name="T1335"> был из тех людей, которые привыкли делать всё с первого раза, а если нет — то все последующие попытки </text:span><text:span text:style-name="T1336">рассматривать как </text:span><text:span text:style-name="T1335">наказани</text:span><text:span text:style-name="T1336">е за совершённую ранее ошибку</text:span><text:span text:style-name="T1335">.</text:span></text:p>
      <text:p text:style-name="P327">Элисон и Мэтью являлись его полной противоположностью — <text:span text:style-name="T1338">им так же нравилось рисковать, но они никогда не завидовали людям, способным совершать нечто экстраординарное.</text:span></text:p>
      <text:p text:style-name="P328">Робин вернулся к своему прежнему виду и с озабоченным видом рассматривал чертежи. <text:span text:style-name="T1339">Пока что он не нашёл ничего, что могло бы им пригодиться. </text:span><text:span text:style-name="T1340">Наиболее значимые сведения профессор занёс в свой блокнот на случай, если они понадобятся позже. </text:span><text:span text:style-name="T1341">Внезапно из рулона с бумагой вывалился один лист и спланировал на пол. </text:span><text:span text:style-name="T1342">Робин подобрал его и начал читать, с каждой минутой бледнея всё </text:span><text:span text:style-name="T1343">сильнее</text:span><text:span text:style-name="T1342">. </text:span><text:span text:style-name="T1344">По ходу чтения цвет лиц профессора и его студентов изменялся точно таким же образом.</text:span></text:p>
      <text:p text:style-name="P329">Теперь они поняли всю ошибочность своих рассуждений. <text:span text:style-name="T1348">Всё это время они были уверены в том, что </text:span><text:span text:style-name="T1350">столкновение</text:span><text:span text:style-name="T1348"> завершил</text:span><text:span text:style-name="T1350">о</text:span><text:span text:style-name="T1348">сь победой одной из противоборствующих сторон. </text:span><text:span text:style-name="T1349">Во время ядерной войны информация о том, кто вы</text:span><text:span text:style-name="T1351">йдет</text:span><text:span text:style-name="T1349"> из неё победителем, могла бы помочь миллионам людей уберечься от ядерных ударов и пережить их последствия.</text:span></text:p>
      <text:p text:style-name="P329"/>
      <text:p text:style-name="P330">Они снова услышали шаги приближающихся охранников <text:span text:style-name="T1352">и Робин, не теряя времени, начал подготовку к своей трансформации. </text:span><text:span text:style-name="T1353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30"/>
      <text:p text:style-name="P331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58">скорбные</text:span> пейзажи, Робин загрустил, и <text:span text:style-name="T1354">гла</text:span><text:span text:style-name="T1356">з</text:span><text:span text:style-name="T1357">а</text:span><text:span text:style-name="T1354"> птицы </text:span><text:span text:style-name="T1357">ненадолго </text:span><text:span text:style-name="T1355">заполнили</text:span><text:span text:style-name="T1357">сь</text:span><text:span text:style-name="T1355"> с</text:span><text:span text:style-name="T1359">лезами</text:span><text:span text:style-name="T1354">.</text:span></text:p>
      <text:p text:style-name="P331"/>
      <text:p text:style-name="P332">Вскоре он добрался до <text:span text:style-name="T1360">территории </text:span>порта, <text:span text:style-name="T1361">подоспев в нужное время</text:span>. <text:span text:style-name="T1362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63">Перемещение его вёсел напоминало движение морских волн.</text:span></text:p>
      <text:p text:style-name="P333">Робин поверг в изумление своих друзей, влетев на корабль и ловко проскользнув в его недра. <text:span text:style-name="T1364">Опустившись на одну из балок он убедился, что никто его не видит, и смотрел, как бичевали </text:span><text:soft-page-break/><text:span text:style-name="T1364">рабов, </text:span><text:span text:style-name="T1396">отдавая им приказания</text:span><text:span text:style-name="T1364"> грести быстрее. </text:span><text:span text:style-name="T1367">Зрелище </text:span><text:span text:style-name="T1365">был</text:span><text:span text:style-name="T1366">о</text:span><text:span text:style-name="T1365"> чудовищн</text:span><text:span text:style-name="T1367">ым</text:span><text:span text:style-name="T1365"> — множество скованных цепями людей, </text:span><text:span text:style-name="T1367">с которыми обращались хуже, чем с </text:span><text:span text:style-name="T1368">дикими </text:span><text:span text:style-name="T1367">животными…</text:span></text:p>
      <text:p text:style-name="P333"/>
      <text:p text:style-name="P334"><text:span text:style-name="T1397">Он </text:span>покинул корабль за минуту до того, как <text:span text:style-name="T1371">тот</text:span> достиг причала, <text:span text:style-name="T1369">и выбрал для себя укромное местечко </text:span><text:span text:style-name="T1398">неподалёку</text:span><text:span text:style-name="T1369">, из которого мог наблюдать за всем проис</text:span><text:span text:style-name="T1370">х</text:span><text:span text:style-name="T1369">одящим в порту, оставаясь при этом незамеченным.</text:span></text:p>
      <text:p text:style-name="P334"/>
      <text:p text:style-name="P335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376">прикрыто</text:span> необычной шляпой, <text:span text:style-name="T1375">которую он носил. </text:span><text:span text:style-name="T1376">Робин бегло оглядел его, чуточку задержавшись на глазах — они были холодными и безжалостными, свидетельствуя о </text:span><text:span text:style-name="T1601">жестоком</text:span><text:span text:style-name="T1376"> </text:span><text:span text:style-name="T1477">характере</text:span><text:span text:style-name="T1376"> незнакомца.</text:span></text:p>
      <text:p text:style-name="P336">Внизу к нему моментально подбежал какой-то испуганный человек и с волнением в голосе стал что-то тихо говорить. <text:span text:style-name="T1377">Робин не мог слышать сказанного, но ему стало очевидно, что оно вызвало </text:span><text:span text:style-name="T1379">явное </text:span><text:span text:style-name="T1377">раздражение н</text:span><text:span text:style-name="T1378">е</text:span><text:span text:style-name="T1377">знакомца — внезапно он выхватил из ножен свой меч и одним точны</text:span><text:span text:style-name="T1380">м</text:span><text:span text:style-name="T1377"> и сильным ударом отсёк голову подчинённого. </text:span><text:span text:style-name="T1380">Затем он повернулся лицом к толпе и, </text:span><text:span text:style-name="T1501">приоткрыв рот, </text:span><text:span text:style-name="T1381">медленно прошёлся языком по всей длине лезвия. Оглядывая присутствующих он зловеще улыбался </text:span><text:span text:style-name="T1382">и с его нижней губы на </text:span><text:span text:style-name="T1383">его </text:span><text:span text:style-name="T1382">подбородок </text:span><text:span text:style-name="T3173">про</text:span><text:span text:style-name="T1382">лилась кровь. </text:span><text:span text:style-name="T1384">Когда незнакомец заговорил, страх обуял каждого и</text:span><text:span text:style-name="T1385">з <text:s/>присутствующих</text:span><text:span text:style-name="T1384">:</text:span></text:p>
      <text:p text:style-name="P336">«<text:span text:style-name="T1388">Меня известили</text:span><text:span text:style-name="T1386">, что кто-то проник внутрь регионального штаба и </text:span><text:span text:style-name="T1387">ознакомился с некоторыми документами</text:span><text:span text:style-name="T1386"> Системы. Необходимо найти человека, совершившего данное злодеяние, а также всех причастных к нему лиц.</text:span>»</text:p>
      <text:p text:style-name="P336">«<text:span text:style-name="T1389">Слушаемся, Яхуси!</text:span>» - <text:span text:style-name="T1389">ответила толпа, </text:span><text:span text:style-name="T1405">хором</text:span><text:span text:style-name="T1389">. </text:span><text:span text:style-name="T1390">Большая часть охранников немедленно разделилась на группы и разошлась в разные стороны. </text:span><text:span text:style-name="T1391">Робина и его друзей охватило чувство отчаяния - </text:span><text:span text:style-name="T1392">орёл полетел в сторону центральных улиц города и </text:span><text:span text:style-name="T1393">там</text:span><text:span text:style-name="T1392"> </text:span><text:span text:style-name="T1393">наблюдал</text:span><text:span text:style-name="T1392">, как </text:span><text:span text:style-name="T1395">собирают в</text:span><text:span text:style-name="T1400">месте</text:span><text:span text:style-name="T1395"> всех </text:span><text:span text:style-name="T1399">здешних </text:span><text:span text:style-name="T1393">нищих </text:span><text:span text:style-name="T1395">и</text:span><text:span text:style-name="T1394"> </text:span><text:span text:style-name="T1392">рассказывают им о </text:span><text:span text:style-name="T1393">произошедшем </text:span><text:span text:style-name="T1392">вторжении.</text:span></text:p>
      <text:p text:style-name="P337">Система предоставила местным жителям несколько минут на раздумья, ожидая, что кто-нибудь <text:span text:style-name="T1403">из них </text:span>выйдет вперёд и признается в <text:span text:style-name="T1478">совершённом </text:span>преступлении…</text:p>
      <text:p text:style-name="P337">… <text:span text:style-name="T1402">Н</text:span><text:span text:style-name="T1401">о таковых не нашлось.</text:span></text:p>
      <text:p text:style-name="P338">И тогда Система перешла к насилию. <text:span text:style-name="T1404">Они начали избивать всех мужчин до тех пор, пока они </text:span><text:span text:style-name="T1406">находились</text:span><text:span text:style-name="T1404"> в сознании. Пытаясь спастись, люди разбега</text:span><text:span text:style-name="T1407">лись</text:span><text:span text:style-name="T1404"> в </text:span><text:span text:style-name="T1407">разные</text:span><text:span text:style-name="T1404"> стороны, но многих настигали удары мечами или метательные ножи. </text:span><text:span text:style-name="T1408">Казалось, что </text:span><text:span text:style-name="T1415">теперь уличные </text:span><text:span text:style-name="T1408">лужи были наполнены не </text:span><text:span text:style-name="T1412">дождевой </text:span><text:span text:style-name="T1408">водой, </text:span><text:span text:style-name="T1411">а</text:span><text:span text:style-name="T1408"> кровью невинных жертв </text:span><text:span text:style-name="T1409">этой </text:span><text:span text:style-name="T1410">жуткой </text:span><text:span text:style-name="T1409">резни</text:span><text:span text:style-name="T1408">. </text:span><text:span text:style-name="T1413">Все </text:span><text:span text:style-name="T1479">эти люди </text:span><text:span text:style-name="T1413">были слишком слабы </text:span><text:span text:style-name="T1420">для того</text:span><text:span text:style-name="T1413">, чтобы пытаться мстить </text:span><text:span text:style-name="T1416">за себя </text:span><text:span text:style-name="T1413">или хотя бы </text:span><text:span text:style-name="T1435">в мыслях </text:span><text:span text:style-name="T1413">проник</text:span><text:span text:style-name="T1435">ать</text:span><text:span text:style-name="T1413"> в</text:span><text:span text:style-name="T1435">нутрь</text:span><text:span text:style-name="T1413"> служебн</text:span><text:span text:style-name="T1414">ы</text:span><text:span text:style-name="T1435">х</text:span><text:span text:style-name="T1413"> здани</text:span><text:span text:style-name="T1435">й</text:span><text:span text:style-name="T1413"> Системы.</text:span></text:p>
      <text:p text:style-name="P338"/>
      <text:p text:style-name="P339">Охранники жгли полуразвалившиеся и кособокие хибары местных жит<text:span text:style-name="T1417">е</text:span>лей, <text:span text:style-name="T1418">со многих из этих бедолаг срывали </text:span><text:span text:style-name="T1431">их </text:span><text:span text:style-name="T1418">ветхую одежду, унижая </text:span><text:span text:style-name="T1432">их </text:span><text:span text:style-name="T1419">таким образом </text:span><text:span text:style-name="T1418">ещё </text:span><text:span text:style-name="T1426">сильнее</text:span><text:span text:style-name="T1418">. </text:span><text:span text:style-name="T1480">Периодически </text:span><text:span text:style-name="T1720">стражей</text:span><text:span text:style-name="T1481"> </text:span><text:span text:style-name="T1421">охватывало чувство безумия, и в пылу ярости они действовали гораздо жёстче, чем обычно.</text:span></text:p>
      <text:p text:style-name="P340">Они издевались над женщинами и заставляли смотреть на это их детей и мужей — <text:span text:style-name="T1429">в </text:span><text:s/>тех случаях, когда запугивание не давало нужного результата, <text:span text:style-name="T1433">детей </text:span>связыва<text:span text:style-name="T1422">л</text:span><text:span text:style-name="T1427">и</text:span><text:span text:style-name="T1422"> </text:span><text:span text:style-name="T1423">верёвками в группы </text:span><text:span text:style-name="T1425">из</text:span><text:span text:style-name="T1423"> нескольк</text:span><text:span text:style-name="T1425">их</text:span><text:span text:style-name="T1423"> человек </text:span><text:span text:style-name="T1424">и угрожал</text:span><text:span text:style-name="T1428">и</text:span><text:span text:style-name="T1424"> их сожжением.</text:span></text:p>
      <text:p text:style-name="P341">Не только одной Элисон, <text:span text:style-name="T1434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41"/>
      <text:p text:style-name="P342">На улицах, тут и там, беспорядочно валялись человеческие тела, затрудняя<text:span text:style-name="T1436"> выжившим в этом аду </text:span>возможность <text:span text:style-name="T1436">спрятаться, убежав </text:span><text:span text:style-name="T1482">подальше </text:span><text:span text:style-name="T1436">от </text:span><text:span text:style-name="T1437">своих </text:span><text:span text:style-name="T1436">убийц</text:span>. <text:span text:style-name="T1438">Порывистый ветер разносил мольбы и вопли умирающих на много миль вокруг. </text:span><text:span text:style-name="T1439">От тлеющей земли вверх до самого неба поднимались столпы дыма, </text:span><text:span text:style-name="T1440">закручивающиеся по спирали и распространяющие едкий запах.</text:span></text:p>
      <text:p text:style-name="P343"><text:soft-page-break/>«Я не могу позволить продолжаться <text:span text:style-name="T1722">этим </text:span><text:span text:style-name="T1721">зверствам</text:span>. Мне придётся сдаться.» - <text:span text:style-name="T1487">уныло произнёс</text:span> Робин, <text:span text:style-name="T3757">глотая</text:span><text:span text:style-name="T1441"> слёзы, </text:span>тек<text:span text:style-name="T1442">шие</text:span> <text:span text:style-name="T3757">в два ручья </text:span>из его остекленевших глаз. <text:span text:style-name="T1443">Он даже не представлял, что произойдёт нечто столь ужасное. </text:span><text:span text:style-name="T1483">Разве л</text:span><text:span text:style-name="T1444">юди могут быть настолько бесчеловечными? </text:span><text:span text:style-name="T1485">Р</text:span><text:span text:style-name="T1484">азве </text:span><text:span text:style-name="T1483">п</text:span><text:span text:style-name="T1445">одобные зверства </text:span><text:span text:style-name="T1484">не </text:span><text:span text:style-name="T1449">свойст</text:span><text:span text:style-name="T1450">венны</text:span><text:span text:style-name="T1445"> лишь дики</text:span><text:span text:style-name="T1449">м</text:span><text:span text:style-name="T1445"> </text:span><text:span text:style-name="T1447">животны</text:span><text:span text:style-name="T1449">м?</text:span></text:p>
      <text:p text:style-name="P344"><text:span text:style-name="T1499">Это</text:span><text:span text:style-name="T1446"> </text:span><text:span text:style-name="T1500">на</text:span><text:span text:style-name="T1448"> самом деле</text:span><text:span text:style-name="T1446"> — </text:span><text:span text:style-name="T1486">л</text:span><text:span text:style-name="T1446">юди</text:span>?</text:p>
      <text:p text:style-name="P345">Сколько <text:span text:style-name="T1451">ещё </text:span>нужно загубить человеческих жизней, чтобы наконец-то осознать всю тщетность <text:span text:style-name="T1452">данного</text:span> действа?</text:p>
      <text:p text:style-name="P345"/>
      <text:p text:style-name="P346">Профессор понимал и разделял чувства своего подопечного, но он был категорически против того, чтобы Робин выдал себя.</text:p>
      <text:p text:style-name="P346">«<text:span text:style-name="T1453">Робин, если ты сдашься, то всё будет напрасно. Подумай об этом, ведь </text:span><text:span text:style-name="T1465">сейчас </text:span><text:span text:style-name="T1464">ты — в будущем</text:span><text:span text:style-name="T1453">. </text:span><text:span text:style-name="T1454">Если ты не вернёшься </text:span><text:span text:style-name="T1456">обратно</text:span><text:span text:style-name="T1454">, </text:span><text:span text:style-name="T1456">к нам, </text:span><text:span text:style-name="T1454">то </text:span><text:span text:style-name="T1466">оно обязательно свершится</text:span><text:span text:style-name="T1454">. </text:span><text:span text:style-name="T1457">Ты наверняка считаешь, что, </text:span><text:span text:style-name="T1488">глядя со стороны, </text:span><text:span text:style-name="T1457">мне очень легко сидеть и </text:span><text:span text:style-name="T1460">пространно </text:span><text:span text:style-name="T1458">рассуждать</text:span><text:span text:style-name="T1457"> </text:span><text:span text:style-name="T1461">о человеческих жертвах</text:span><text:span text:style-name="T1458">, </text:span><text:span text:style-name="T1459">но, поверь мне, я знаю, </text:span><text:span text:style-name="T1462">что ты сейчас чувствуешь</text:span><text:span text:style-name="T1459">. </text:span><text:span text:style-name="T1463">Ты только подумай — мы можем предотвратить все эти события! </text:span><text:span text:style-name="T1467">Это было лишь вопросом времени — то, что Система разъярится и начнёт совершать подобные действия. </text:span><text:span text:style-name="T1468">Прошу тебя, не сдавайся! Кроме тебя больше некому помочь нам предотвратить Третью мировую войну. Пожалуйста, пойми это!</text:span>»</text:p>
      <text:p text:style-name="P346"/>
      <text:p text:style-name="P347">На глазах профессора заблестели слёзы. <text:span text:style-name="T1469">Всем своим сердцем он желал очутиться рядом с Робином и разделить его горе. </text:span><text:span text:style-name="T1470">Он знал, как тяжело и болезненно должен переживать его </text:span><text:span text:style-name="T1471">впечатлительный </text:span><text:span text:style-name="T1470">мальчик такого юного и нежного возраста.</text:span></text:p>
      <text:p text:style-name="P347"/>
      <text:p text:style-name="P347">«<text:span text:style-name="T1475">Хорошо</text:span><text:span text:style-name="T1472">. </text:span><text:span text:style-name="T1494">Тогда м</text:span><text:span text:style-name="T1474">не п</text:span><text:span text:style-name="T1472">ридётся пожертвовать </text:span><text:span text:style-name="T1473">своим </text:span><text:span text:style-name="T1472">человеколюбием и </text:span><text:span text:style-name="T1473">готовиться к </text:span><text:span text:style-name="T1472">сраж</text:span><text:span text:style-name="T1473">ению</text:span><text:span text:style-name="T1472">!</text:span>» - <text:span text:style-name="T1476">хладнокровно произнёс Робин </text:span><text:span text:style-name="T1493">и разорвал визуальный контакт, </text:span><text:span text:style-name="T1494">однако </text:span><text:span text:style-name="T1495">увиденная им </text:span><text:span text:style-name="T1496">картина </text:span><text:span text:style-name="T1495">расправ</text:span><text:span text:style-name="T1496">ы</text:span><text:span text:style-name="T1495"> над </text:span><text:span text:style-name="T1496">беззащитными людьми</text:span><text:span text:style-name="T1495"> ещё долго </text:span><text:span text:style-name="T1539">будоражила</text:span><text:span text:style-name="T1495"> его </text:span><text:span text:style-name="T1498">воспалённо</text:span><text:span text:style-name="T1539">е</text:span><text:span text:style-name="T1495"> </text:span><text:span text:style-name="T1497">воображени</text:span><text:span text:style-name="T1539">е</text:span><text:span text:style-name="T1495">.</text:span></text:p>
      <text:p text:style-name="P347"/>
      <text:p text:style-name="P349">ЧЕТВЁРТАЯ ГЛАВА</text:p>
      <text:p text:style-name="P349"/>
      <text:p text:style-name="P349">ДЖИММИ</text:p>
      <text:p text:style-name="P349"/>
      <text:p text:style-name="P350">ДЕНЬ КЛОНИЛСЯ К ЗАКАТУ. СОЛНЦЕ МЕДЛЕННО УХОДИЛО ЗА ЛИНИЮ ГОРИЗОНТА И ВСКОРЕ видимой осталась лишь <text:span text:style-name="T1505">узкая </text:span>полоса алого цвета, <text:span text:style-name="T1504">разделявшая</text:span> небо <text:span text:style-name="T1504">и</text:span> земл<text:span text:style-name="T1504">ю</text:span>. <text:span text:style-name="T1502">Её отражения неспешно переливались на чёрной поверхности бескрайнего моря, будто кровь, </text:span><text:span text:style-name="T1503">обильно </text:span><text:span text:style-name="T1502">пролитая уходящим днём.</text:span></text:p>
      <text:p text:style-name="P351">В темноте беззвучно бродили тени. <text:span text:style-name="T1506">Чудом сумевшие избежать смерти люди в глубокой печали бродили между </text:span><text:span text:style-name="T1507">многочисленных </text:span><text:span text:style-name="T1508">мёртвых тел,</text:span><text:span text:style-name="T1506"> в надежде отыскать кого-либо из своих родственников </text:span><text:span text:style-name="T1509">или знакомых</text:span><text:span text:style-name="T1506">. </text:span><text:span text:style-name="T1510">Иногда тишину разрывали рыдания, означавшие, </text:span><text:span text:style-name="T1511">что кому-то </text:span><text:span text:style-name="T3546">из них</text:span><text:span text:style-name="T1511"> уда</text:span><text:span text:style-name="T3546">валось</text:span><text:span text:style-name="T1511"> </text:span><text:span text:style-name="T1538">найти</text:span><text:span text:style-name="T1511"> </text:span><text:span text:style-name="T3546">близкого</text:span><text:span text:style-name="T1511"> человека — </text:span><text:span text:style-name="T1514">в</text:span><text:span text:style-name="T1511"> </text:span><text:span text:style-name="T3546">ра</text:span><text:span text:style-name="T1511">зорванной одежде, израненного и залитого кровью, убитого при попытк</text:span><text:span text:style-name="T1512">е спрятаться или </text:span><text:span text:style-name="T1513">с</text:span><text:span text:style-name="T3546">пастись бегством</text:span><text:span text:style-name="T1512">.</text:span></text:p>
      <text:p text:style-name="P383">Воспоминания об этом проклятом дне прочно врезались в память Робина. <text:span text:style-name="T1515">Чем больше он думал о</text:span><text:span text:style-name="T1516">б увиденной им</text:span><text:span text:style-name="T1515"> резне, тем сильнее закипал</text:span><text:span text:style-name="T1517">и</text:span><text:span text:style-name="T1515"> в нём гнев </text:span><text:span text:style-name="T1517">и желание отомстить </text:span><text:span text:style-name="T1723">этому </text:span><text:span text:style-name="T1517">зверю в человеческом обли</text:span><text:span text:style-name="T1725">чии</text:span><text:span text:style-name="T1724">, </text:span><text:span text:style-name="T1517">которого все здесь называли Яхуси.</text:span></text:p>
      <text:p text:style-name="P352">Профессор и его ученики пытались утешить мальчика, изо всех сил стараясь не дать ему скатиться в глубокую депрессию и, <text:span text:style-name="T1518">следовательно</text:span>, <text:span text:style-name="T1518">полностью </text:span>отрезать себя от них.</text:p>
      <text:p text:style-name="P353">Увидев <text:span text:style-name="T1726">жестокость</text:span>, на котор<text:span text:style-name="T1726">ую</text:span> оказались способны люди, Робин почувствовал к ним глубокое отвращение. По <text:span text:style-name="T1519">какому праву</text:span> одни позволяют себе относиться к другим как к какому-то мусору или <text:span text:style-name="T1522">к </text:span><text:span text:style-name="T1520">бездушн</text:span><text:span text:style-name="T1528">ым</text:span><text:span text:style-name="T1520"> </text:span><text:span text:style-name="T3547">механизмам</text:span>, будто бы вторые существуют только для удобства первых и находятся в их полном <text:span text:style-name="T1521">распоряжении</text:span>? <text:span text:style-name="T1523">Это было отвратительным зрелищем — наблюдать, как </text:span><text:span text:style-name="T1524">чудовища</text:span><text:span text:style-name="T1523">, называющие себя людьми, убивают нев</text:span><text:span text:style-name="T1527">иновных</text:span><text:span text:style-name="T1523"> </text:span><text:span text:style-name="T1526">и</text:span><text:span text:style-name="T1523"> </text:span><text:span text:style-name="T1525">не способных </text:span><text:span text:style-name="T1529">защитить</text:span><text:span text:style-name="T1525"> себя</text:span><text:span text:style-name="T1523"> бедняков.</text:span></text:p>
      <text:p text:style-name="P353"><text:soft-page-break/></text:p>
      <text:p text:style-name="P353">«<text:span text:style-name="T1530">Послушай, Робин! </text:span><text:span text:style-name="T1534">В произошедшем сегодня твоей вины нет</text:span><text:span text:style-name="T1530">. </text:span><text:span text:style-name="T1531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32">Это заложено в человека самой природой — использовать </text:span><text:span text:style-name="T1533">примитивные методы для демонстрации с</text:span><text:span text:style-name="T1535">обственных</text:span><text:span text:style-name="T1533"> возможностей.</text:span>»</text:p>
      <text:p text:style-name="P354">«Робин, не закрывай глаза! Тебе не станет л<text:span text:style-name="T1543">егче</text:span>, если ты отгородишься от нас. <text:span text:style-name="T1540">Я согласен с тобой — люди вроде Яхуси не </text:span><text:span text:style-name="T1541">должны </text:span><text:span text:style-name="T1540">жить </text:span><text:span text:style-name="T1541">среди людей </text:span><text:span text:style-name="T1544">и, может быть, не должны жить вообще</text:span><text:span text:style-name="T1540">. </text:span><text:span text:style-name="T1555">Однако</text:span><text:span text:style-name="T1541"> </text:span><text:span text:style-name="T1550">мы</text:span><text:span text:style-name="T1541"> не боги и не имеем п</text:span><text:span text:style-name="T1542">рава судить других. </text:span><text:span text:style-name="T1543">Всё, чт</text:span><text:span text:style-name="T1545">о в наших силах</text:span><text:span text:style-name="T1543">, это </text:span><text:span text:style-name="T1545">не позволять себе опускаться до уровня </text:span><text:span text:style-name="T1549">животных</text:span><text:span text:style-name="T1545">, </text:span><text:span text:style-name="T1547">и не </text:span><text:span text:style-name="T1546">теря</text:span><text:span text:style-name="T1547">ть</text:span><text:span text:style-name="T1546"> сво</text:span><text:span text:style-name="T1548">его</text:span><text:span text:style-name="T1546"> </text:span><text:span text:style-name="T1551">человеческого достоинства</text:span><text:span text:style-name="T1546">.</text:span>»</text:p>
      <text:p text:style-name="P355">Профессор сделал паузу, чтобы убедиться в том, что сказанное <text:span text:style-name="T1552">оказало благоприятный эффект на Робина. </text:span></text:p>
      <text:p text:style-name="P356">Наступила тишина, в течение которой <text:span text:style-name="T1554">юноша</text:span> <text:span text:style-name="T1553">обдумывал слова профессора. </text:span><text:span text:style-name="T1556">В его памяти всё ещё были живы крики и вопли детей и женщин, </text:span><text:span text:style-name="T1557">жизни которых были прерваны </text:span><text:span text:style-name="T1558">столь </text:span><text:span text:style-name="T3548">трагическим</text:span><text:span text:style-name="T1558"> </text:span><text:span text:style-name="T3548">образом</text:span><text:span text:style-name="T1558">.</text:span></text:p>
      <text:p text:style-name="P357">Он размышлял… Воспоминания о довольных лицах охранников, хорошо выполнивших свою грязную работу, не давали ему покоя.</text:p>
      <text:p text:style-name="P357">«<text:span text:style-name="T1559">Робин, не думай об этом. На самом деле всего этого ещё не </text:span><text:span text:style-name="T1561">случилось</text:span><text:span text:style-name="T1559">. Вспомни — ведь ты находишься в будущем. </text:span><text:span text:style-name="T1560">Если ты поможешь нам, то, я надеюсь, в истории больше никогда не </text:span><text:span text:style-name="T1562">будут </text:span><text:span text:style-name="T1560">прои</text:span><text:span text:style-name="T1562">сходить</text:span><text:span text:style-name="T1560"> </text:span><text:span text:style-name="T1563">подобные массовые жестокие расправы</text:span><text:span text:style-name="T1560">.</text:span>»</text:p>
      <text:p text:style-name="P358">«Хорошо, профессор. Вы, кон<text:span text:style-name="T1564">е</text:span>чно, правы. Просто я <text:span text:style-name="T1564">никогда не думал, что люди могут быть настолько бесчеловечными. </text:span><text:span text:style-name="T1565">То, что я увидел, прочно засело в моей голове... </text:span><text:span text:style-name="T1566">Я сделаю всё, что в моих силах.</text:span>»</text:p>
      <text:p text:style-name="P359">На лице профессора отразилось облегчение, когда Робин произнёс эти слова. </text:p>
      <text:p text:style-name="P360">Наступила тишина. Все находились в состоянии глубокой задумчивости, размышляя, не упустили ли они из виду что-то жизненно важное. <text:span text:style-name="T1567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61">Мэтью стал первым, кто прервал затянувшееся молчание.</text:p>
      <text:p text:style-name="P361">«<text:span text:style-name="T1568">А что насчёт тех женщин и мужчин, которых доставили в порт в цепях? </text:span><text:span text:style-name="T1569">Мы так и не выяснили, каким образом Система собиралась использовать их. </text:span><text:span text:style-name="T1570">Что нам известно о месте, в которое их увезли, прежде чем началась кровавая бойня? </text:span><text:span text:style-name="T1571">Я думаю, что нам нужно найти их и </text:span><text:span text:style-name="T1572">попытаться </text:span><text:span text:style-name="T1571">получить </text:span><text:span text:style-name="T1573">для себя </text:span><text:span text:style-name="T1571">больше сведений. </text:span><text:span text:style-name="T1574">Должно быть, эти люди представляют для Системы какую-то ценность, раз никого из них не тронули во время побоища.</text:span>»</text:p>
      <text:p text:style-name="P361">«<text:span text:style-name="T1575">Профессор? </text:span><text:span text:style-name="T1576">Мэтью высказал очень толковую идею — это именно то, чему мы незаслуженно уделили слишком мало внимания. </text:span><text:span text:style-name="T1577">Сначала я попробую поискать на корабле — после сегодняшнего проникновения внутрь их крепости, они наверняка будут охранять е</text:span><text:span text:style-name="T1578">го </text:span><text:span text:style-name="T1577">лучше </text:span><text:span text:style-name="T1578">прежнего</text:span><text:span text:style-name="T1577">. </text:span><text:span text:style-name="T1579">Яхуси, вероятно, вынес </text:span><text:span text:style-name="T1582">охранникам</text:span><text:span text:style-name="T1579"> строгое предупреждение. </text:span><text:span text:style-name="T1580">Интересно, на какой позиции находится </text:span><text:span text:style-name="T1581">этот злодей</text:span><text:span text:style-name="T1580"> в иерархии Системы? Вероятно, мы скоро узнаем об этом.</text:span>»</text:p>
      <text:p text:style-name="P362"><text:span text:style-name="T1839">На подлёте к кораблю </text:span>Робин замолчал. Осмотр с высоты показал, что теперь его усиленно охраняли. <text:span text:style-name="T1583">События этого утра, должно быть, значительно повлияли на данное решение. </text:span><text:span text:style-name="T1584">Стало ясно, что у Робина не было никаких шансов пытаться проникнуть внутрь минуя </text:span><text:span text:style-name="T1585">охранников — </text:span><text:span text:style-name="T1598">очевидно</text:span><text:span text:style-name="T1585">, что все они были слишком напуганы и опасались казни в случае повторного проникновения.</text:span></text:p>
      <text:p text:style-name="P363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587">обедом</text:span>.</text:p>
      <text:p text:style-name="P364">Дурной запах, исходивший от рабов, использов<text:span text:style-name="T1594">авшихся</text:span> для гребли, был просто невыносим — <text:span text:style-name="T1586">настолько, что находясь рядом с ними, вполне можно было бы лишиться сознания. </text:span><text:span text:style-name="T1587">Грязь </text:span><text:span text:style-name="T1593">и </text:span><text:soft-page-break/><text:span text:style-name="T1631">мусор</text:span><text:span text:style-name="T1587">, обильно покрывавш</text:span><text:span text:style-name="T1593">ие</text:span><text:span text:style-name="T1587"> всю палубу, мешал</text:span><text:span text:style-name="T1593">и</text:span><text:span text:style-name="T1587"> быстрому п</text:span><text:span text:style-name="T1632">родвижению</text:span><text:span text:style-name="T1587"> мыши. </text:span><text:span text:style-name="T1588">Невдалеке измождённый голодом гребец сосредоточил всё своё внимание </text:span><text:span text:style-name="T1589">на таракане. </text:span><text:span text:style-name="T1590">Внезапно</text:span><text:span text:style-name="T1589"> его рука метнулась </text:span><text:span text:style-name="T1596">в сторону насекомого </text:span><text:span text:style-name="T1595">и </text:span><text:span text:style-name="T1589">со скоростью молнии схватила вожделенную добычу. </text:span><text:span text:style-name="T1591">После беглого осмотра свое</text:span><text:span text:style-name="T1633">й</text:span><text:span text:style-name="T1591"> </text:span><text:span text:style-name="T1633">награды</text:span><text:span text:style-name="T1591"> мужчина сунул его в </text:span><text:span text:style-name="T1597">свой </text:span><text:span text:style-name="T1591">рот — </text:span><text:span text:style-name="T1630">послышался</text:span><text:span text:style-name="T1591"> едва слышн</text:span><text:span text:style-name="T1629">ый</text:span><text:span text:style-name="T1591"> </text:span><text:span text:style-name="T1629">хруст</text:span><text:span text:style-name="T1591">. </text:span><text:span text:style-name="T1592">Когда он сглотнул, на его лице отразилось выражение блаженства.</text:span></text:p>
      <text:p text:style-name="P365">Спины почти всех рабов были изуродованы шрамами. <text:span text:style-name="T1607">На телах у</text:span><text:span text:style-name="T1602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34">становилось</text:span><text:span text:style-name="T1602"> ясно, что это место является рассадником инфекции и различных болезней. </text:span><text:span text:style-name="T1608">Глядя на них, м</text:span><text:span text:style-name="T1603">ожно был</text:span><text:span text:style-name="T1604">о бы подумать, что такие </text:span><text:span text:style-name="T1603">условия содержания людей </text:span><text:span text:style-name="T1605">были отменены ещё в средние века.</text:span></text:p>
      <text:p text:style-name="P366">Помимо зловония, исходившего от <text:span text:style-name="T1614">гребцов</text:span>, в воздухе отчётливо чувствовался запах мочи. Осмотревшись по сторонам, Робин не нашёл <text:span text:style-name="T1606">никакой посуды, которую можно было бы <text:s/>использовать для того, чтобы справить нужду, </text:span><text:span text:style-name="T1609">а</text:span><text:span text:style-name="T1606"> </text:span><text:span text:style-name="T1609">туго сковывающие рабов массивные железные цепи наводили его на мысль о том, что их не снимают никогда. </text:span><text:span text:style-name="T1610">Сгорбившись на вёслах и приняв наиболее удобные позы в условиях ограниченного </text:span><text:span text:style-name="T1613">доступного </text:span><text:span text:style-name="T1610">пространства, </text:span><text:span text:style-name="T1638">рабы</text:span><text:span text:style-name="T1610"> пытались заснуть </text:span><text:span text:style-name="T1635">и</text:span><text:span text:style-name="T1610"> </text:span><text:span text:style-name="T1611">хотя бы на короткое время </text:span><text:span text:style-name="T1612">убежа</text:span><text:span text:style-name="T1635">ть</text:span><text:span text:style-name="T1612"> от жестокой реальности.</text:span></text:p>
      <text:p text:style-name="P367">За одним из <text:span text:style-name="T1616">этих несчастных</text:span> пришли двое охранников и поволокли его за собой. Он был мёртв.<text:span text:style-name="T1615"> </text:span><text:span text:style-name="T1616">Было похоже, что он </text:span><text:span text:style-name="T1615">умер либо от переутомления, либо от какой-то болезни — пе</text:span><text:span text:style-name="T1616">рвое <text:s/>предположение было наиболее вероятным.</text:span></text:p>
      <text:p text:style-name="P368">Робин <text:span text:style-name="T1617">покинул это убогое </text:span><text:span text:style-name="T1703">жилище</text:span><text:span text:style-name="T1617">, отправившись исследовать остальную часть корабля. </text:span><text:span text:style-name="T1704">Увы, </text:span><text:span text:style-name="T1619">о</text:span><text:span text:style-name="T1618">н не нашёл того, что искал. </text:span></text:p>
      <text:p text:style-name="P369">Перед тем, как <text:span text:style-name="T1622">улететь</text:span> <text:span text:style-name="T1622">с </text:span>корабл<text:span text:style-name="T1622">я</text:span>, Робин поджёг капитанскую каюту, запалив найденные тут же навигационные карты <text:span text:style-name="T1639">и</text:span> <text:span text:style-name="T1639">о</text:span>хранникам пришлось выпустить из трюма всех рабов, поскол<text:span text:style-name="T1620">ьку раздобыть живую силу в достаточном количестве было для них задачей </text:span><text:span text:style-name="T1624">не из простых</text:span><text:span text:style-name="T1620">. </text:span><text:span text:style-name="T1625">Таким образом, </text:span><text:span text:style-name="T1636">в спешном порядке </text:span><text:span text:style-name="T1625">к</text:span><text:span text:style-name="T1621">орабль </text:span><text:span text:style-name="T1622">был покинут</text:span><text:span text:style-name="T1621">. </text:span><text:span text:style-name="T1623">Это было захватывающ</text:span><text:span text:style-name="T1637">е</text:span><text:span text:style-name="T1623"> — наблюдать за языками пламени, охватившими весь корабль, на фоне быстро сгущающихся сумерек, а также за </text:span><text:span text:style-name="T1626">закручивающимися </text:span><text:span text:style-name="T1627">клубами дыма, </text:span><text:span text:style-name="T1628">которые </text:span><text:span text:style-name="T1627">подни</text:span><text:span text:style-name="T1628">мались высоко</text:span><text:span text:style-name="T1627"> вверх и рассеив</text:span><text:span text:style-name="T1628">ались</text:span><text:span text:style-name="T1627"> там порыва</text:span><text:span text:style-name="T1628">ми ветра</text:span><text:span text:style-name="T1627">.</text:span></text:p>
      <text:p text:style-name="P370">Среди команды гребцов послышались одобрительные перешёптывания — большинство из них <text:span text:style-name="T1705">уже давно </text:span>не видело дневного света и не <text:span text:style-name="T1705">выходило на поверхность, чтобы по</text:span>дыша<text:span text:style-name="T1705">ть</text:span> свежим воздухом. </text:p>
      <text:p text:style-name="P371">Внезапно раздался мощный треск — <text:span text:style-name="T1706">это </text:span>огромный разлом прошёл по корпусу корабля и он <text:span text:style-name="T1641">начал</text:span> быстро погружаться в <text:span text:style-name="T1702">воды пролива </text:span>Те-Солент. <text:span text:style-name="T1707">Здесь, у</text:span><text:span text:style-name="T1640">вязнув в илистом дне, </text:span><text:span text:style-name="T1700">он </text:span><text:span text:style-name="T1708">и </text:span><text:span text:style-name="T1701">нашёл своё последнее пристанище</text:span><text:span text:style-name="T1699">.</text:span></text:p>
      <text:p text:style-name="P372">Среди охранников разгорелся спор о том, что послужило причиной пожара и каким образом кто-либо мог оказаться в каюте Яхуси. <text:span text:style-name="T1642">Когда стражи, </text:span><text:span text:style-name="T1650">наконец,</text:span><text:span text:style-name="T1642"> поняли, что кому-то из них предстоит сообщить о пожаре своему главе, их моментально охватил леденящий ужас. </text:span><text:span text:style-name="T1646">Б</text:span><text:span text:style-name="T1643">ыло забавно наблюдать </text:span><text:span text:style-name="T1646">со стороны</text:span><text:span text:style-name="T1643">, как они тянут жребий, выясняя, </text:span><text:span text:style-name="T1644">кому именно предстоит встреча с </text:span><text:span text:style-name="T1645">Яхуси</text:span><text:span text:style-name="T1644">.</text:span></text:p>
      <text:p text:style-name="P373">Все сошедшие с корабля рабы были выстроены в колонну по одному и отправлены в крепость.</text:p>
      <text:p text:style-name="P374">У Робина появился шанс проникнуть внутрь их базы через главный вход. <text:span text:style-name="T1647">Он снова трансформировал себя в орла и полетел в нужном направлении, прибыв к мест</text:span><text:span text:style-name="T1712">у</text:span><text:span text:style-name="T1709"> </text:span><text:span text:style-name="T1647">раньше других. </text:span><text:span text:style-name="T1648">Здесь он превратил себя в мышь, </text:span><text:span text:style-name="T1649">поскольку посчитал, что будет безопаснее проползти мимо охраннико</text:span><text:span text:style-name="T1710">в</text:span><text:span text:style-name="T1649">, чем </text:span><text:span text:style-name="T1713">размахивать крыльями</text:span><text:span text:style-name="T1649"> над их головами.</text:span></text:p>
      <text:p text:style-name="P375"><text:span text:style-name="T1651">Ему пришлось некоторое время подождать прибытия стражей </text:span><text:span text:style-name="T1654">С</text:span><text:span text:style-name="T1651">истемы, и он провёл его, внимательно изучая здание.</text:span> <text:span text:style-name="T1652">На вид оно было холодным и </text:span><text:span text:style-name="T1657">неживым</text:span><text:span text:style-name="T1652">. Когда Робин разглядывал его устрашающе-массивное кубическое очертание, а также отмечал строгость прямых линий и углов, </text:span><text:span text:style-name="T1653">по его спине бегали мурашки. </text:span><text:span text:style-name="T1655">Было вполне возможно представ</text:span><text:span text:style-name="T1711">ить</text:span><text:span text:style-name="T1655"> его фабрикой по промывке человеческих мозгов, где </text:span><text:span text:style-name="T1656">из людей </text:span><text:span text:style-name="T1655">из</text:span><text:span text:style-name="T1656">влекают их разум, заменяя его роботизированной и механизированной начинкой, конечным продуктом которой явля</text:span><text:span text:style-name="T1659">ются</text:span><text:span text:style-name="T1656"> толпы зомби, проповедующи</text:span><text:span text:style-name="T1660">е</text:span><text:span text:style-name="T1656"> </text:span><text:span text:style-name="T1658">странную доктрину Системы.</text:span></text:p>
      <text:p text:style-name="P375"><text:soft-page-break/></text:p>
      <text:p text:style-name="P376">Солнце уже опустилось за горизонт и наступили сумерки. <text:span text:style-name="T1661">Вдали Робин увидел неспешно двигавшуюся </text:span><text:span text:style-name="T1662">мрачную </text:span><text:span text:style-name="T1661">процессию, состоявшую из заключённых и конвоирующих их охранников. </text:span><text:span text:style-name="T1672">Б</text:span><text:span text:style-name="T1664">ывшие</text:span><text:span text:style-name="T1663"> гребцы с большим трудом преодолевали каждый шаг </text:span><text:span text:style-name="T1670">—</text:span><text:span text:style-name="T1663"> их босые ноги были изранены гноящимися ссадинами </text:span><text:span text:style-name="T3554">и порезами</text:span><text:span text:style-name="T1663">, </text:span><text:span text:style-name="T3554">а также </text:span><text:span text:style-name="T1663">ушибами.</text:span></text:p>
      <text:p text:style-name="P377"/>
      <text:p text:style-name="P378">Прошло не много времени с тех пор, <text:span text:style-name="T1665">как Робин впервые увидел штаб Системы, </text:span><text:span text:style-name="T1688">и </text:span><text:span text:style-name="T1665">до того </text:span><text:span text:style-name="T1668">момента</text:span><text:span text:style-name="T1665">, </text:span><text:span text:style-name="T1668">когда</text:span><text:span text:style-name="T1665"> он о</text:span><text:span text:style-name="T1666">казался </text:span><text:span text:style-name="T1667">в</text:span><text:span text:style-name="T1669">нутри</text:span><text:span text:style-name="T1665">. </text:span><text:span text:style-name="T1670">За воротами центрального входа обнаружился пустующий холл — </text:span><text:span text:style-name="T1671">нахо</text:span><text:span text:style-name="T1716">дившиеся</text:span><text:span text:style-name="T1671"> в нём </text:span><text:span text:style-name="T1689">служители Системы</text:span><text:span text:style-name="T1671"> </text:span><text:span text:style-name="T1716">пребывали</text:span><text:span text:style-name="T1671"> в растерянности </text:span><text:span text:style-name="T1714">и в недоумении</text:span><text:span text:style-name="T1671">, </text:span><text:span text:style-name="T1673">поскольку</text:span><text:span text:style-name="T1671"> никто не ожидал, что они приведут с собой рабов.</text:span></text:p>
      <text:p text:style-name="P379"><text:span text:style-name="T1674">С опаской, в</text:span>перёд выступил человек, вытянувший «несчастливую» соломинку <text:span text:style-name="T1675">и </text:span><text:span text:style-name="T1697">неуверенно </text:span><text:span text:style-name="T1690">про</text:span><text:span text:style-name="T1675">говорил:</text:span></text:p>
      <text:p text:style-name="P379">«<text:span text:style-name="T1675">Я могу видеть господина Яхуси? Свободен ли он? Я должен доложить ему о том, что произошло.</text:span>»</text:p>
      <text:p text:style-name="P380">Белого, словно мел, охранника направили в апартаменты Яхуси. <text:span text:style-name="T1676">В его </text:span><text:span text:style-name="T1717">памяти</text:span><text:span text:style-name="T1676"> </text:span><text:span text:style-name="T1677">намертво </text:span><text:span text:style-name="T1680">засело </text:span><text:span text:style-name="T1678">воспоминание о том, что случилось с таким же, как он сам, вестником, </text:span><text:span text:style-name="T1679">принесшим дурные </text:span><text:span text:style-name="T1681">новости </text:span><text:span text:style-name="T1682">утром </text:span><text:span text:style-name="T1683">э</text:span><text:span text:style-name="T1682">того дня</text:span><text:span text:style-name="T1679">. </text:span><text:span text:style-name="T1684">Увидев, </text:span><text:span text:style-name="T1685">как просто тот распрощался со своей жизнью</text:span><text:span text:style-name="T1684">, </text:span><text:span text:style-name="T1686">страж</text:span><text:span text:style-name="T1684"> опасался, что его </text:span><text:span text:style-name="T1685">постигнет</text:span><text:span text:style-name="T1684"> та же </text:span><text:span text:style-name="T1715">самая </text:span><text:span text:style-name="T1684">участь.</text:span></text:p>
      <text:p text:style-name="P380"/>
      <text:p text:style-name="P381">По всему зданию эхом разнёсся громкий голос Яхуси <text:span text:style-name="T1687">и</text:span> <text:span text:style-name="T1687">вслед за ним</text:span> послышались мольбы охранника о пощаде. <text:span text:style-name="T1693">Из ножен, </text:span><text:span text:style-name="T1694">как и прежде,</text:span><text:span text:style-name="T1693"> вновь появился меч</text:span><text:span text:style-name="T1692">. </text:span>Затем раздался пронзительный визг, за которым <text:span text:style-name="T1695">тут же </text:span>последовал глухой удар — <text:span text:style-name="T1691">стук о землю головы, распрощавшейся с телом.</text:span></text:p>
      <text:p text:style-name="P381"/>
      <text:p text:style-name="P381">«<text:span text:style-name="T1696">Несчастный...</text:span>» - <text:span text:style-name="T1696">подумал Робин.</text:span></text:p>
      <text:p text:style-name="P381">«<text:span text:style-name="T1696">Это несправедливо, ведь охранник </text:span><text:span text:style-name="T1698">совсем </text:span><text:span text:style-name="T1696">не виноват в том, что возник пожар!</text:span>»</text:p>
      <text:p text:style-name="P381"/>
      <text:p text:style-name="P382">Поджог корабля, похоже, сильно обеспокоил Яхуси — <text:span text:style-name="T1718">было заметно, что он чего-то боится. Он был в ярости и возмущённо </text:span><text:span text:style-name="T1727">вопил</text:span><text:span text:style-name="T1718">, угрожая казнить всех своих советников, если они </text:span><text:span text:style-name="T1719">они не предложат решение возникшей проблемы в установленный срок.</text:span></text:p>
      <text:p text:style-name="P382">«<text:span text:style-name="T1720">Мы должны как можно скорее </text:span><text:span text:style-name="T1728">вернуться </text:span><text:span text:style-name="T1730">обратно </text:span><text:span text:style-name="T1728">вместе с теми людьми. </text:span><text:span text:style-name="T2109">М</text:span><text:span text:style-name="T1728">ао Цзе-ч</text:span><text:span text:style-name="T1978">е</text:span><text:span text:style-name="T1728">йк будет страшно недоволен, если мы не выполним его приказ. </text:span><text:span text:style-name="T1729">Для нас всех жизненно важно выполнить </text:span><text:span text:style-name="T1736">его </text:span><text:span text:style-name="T1737">как можно скорее</text:span><text:span text:style-name="T1729">!</text:span>»</text:p>
      <text:p text:style-name="P382"/>
      <text:p text:style-name="P382">«<text:span text:style-name="T1731">Робин, мне кажется я знаю, о чём он говорит. Не могу объяснить этого словами, но уверен, что нам н</text:span><text:span text:style-name="T1739">е</text:span><text:span text:style-name="T1738">обходимо</text:span><text:span text:style-name="T1731"> </text:span><text:span text:style-name="T1738">немедленно</text:span><text:span text:style-name="T1731"> отыскать и освободить </text:span><text:span text:style-name="T1732">тех</text:span><text:span text:style-name="T1731"> заключённых</text:span><text:span text:style-name="T1734">, </text:span><text:span text:style-name="T1732">которых мы видели в порту</text:span><text:span text:style-name="T1731">.</text:span>»</text:p>
      <text:p text:style-name="P384">Голос профессора прозвучал весьма убедительно, и Робин, не задавая лишних вопросов, немедленно покинул жилище Яхуси, <text:span text:style-name="T1733">отправившись</text:span> на <text:span text:style-name="T1735">поиски бывших бандитов-приспособленцев</text:span>.</text:p>
      <text:p text:style-name="P385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401">сообразил</text:span>, в каком месте могли содержать пленник<text:span text:style-name="T3401">ов</text:span>. <text:span text:style-name="T1740">Б</text:span>лагодаря ему, Робину не пришлось осматривать каждое помещение в отдельности.</text:p>
      <text:p text:style-name="P386">Юноша сильно удивился, <text:span text:style-name="T1780">увидев</text:span>, что Система может делиться с кем-либо своими продуктовыми припасами, но сейчас, с<text:span text:style-name="T1742">обственными</text:span> глазами, он наблюдал <text:span text:style-name="T1781">именно это </text:span>— <text:span text:style-name="T1741">каждый </text:span><text:span text:style-name="T1743">из </text:span><text:span text:style-name="T1741">заключённы</text:span><text:span text:style-name="T1743">х</text:span><text:span text:style-name="T1741"> получил по миске, в которой находились свежие овощи и ещё что-то </text:span><text:span text:style-name="T3402">похожее на </text:span><text:span text:style-name="T1741">куски мяса. </text:span><text:span text:style-name="T1744">Эти люди, должно быть, </text:span><text:span text:style-name="T1802">представляли</text:span><text:span text:style-name="T1744"> </text:span><text:span text:style-name="T1751">для Системы </text:span><text:span text:style-name="T1744">больш</text:span><text:span text:style-name="T1803">ую</text:span><text:span text:style-name="T1744"> знач</text:span><text:span text:style-name="T1803">имость</text:span><text:span text:style-name="T1744">, </text:span><text:span text:style-name="T1750">если</text:span><text:span text:style-name="T1744"> </text:span><text:span text:style-name="T1751">она</text:span><text:span text:style-name="T1744"> </text:span><text:span text:style-name="T1782">решила </text:span><text:span text:style-name="T1744">заботи</text:span><text:span text:style-name="T1782">ться</text:span><text:span text:style-name="T1744"> о</text:span><text:span text:style-name="T1750">б</text:span><text:span text:style-name="T1744"> </text:span><text:span text:style-name="T1750">их здоровье</text:span><text:span text:style-name="T1744">. </text:span><text:span text:style-name="T1745">Мысленно, Робин сравнил эту сцену с кормлением цыплят на птицефабрике, которых, как всем известно, откармливают </text:span><text:span text:style-name="T1746">лишь</text:span><text:span text:style-name="T1745"> для того, чтобы впоследствии </text:span><text:span text:style-name="T1747">отправить на убой</text:span><text:span text:style-name="T1745">.</text:span></text:p>
      <text:p text:style-name="P387"><text:soft-page-break/>Он внимательно осмотрел место заточения <text:span text:style-name="T1748">и понял, что вывести </text:span><text:span text:style-name="T3551">узников</text:span><text:span text:style-name="T1748"> в безопасное место — задача не из простых. </text:span><text:span text:style-name="T3403">О</text:span><text:span text:style-name="T1749">тсюда </text:span><text:span text:style-name="T3403">наружу </text:span><text:span text:style-name="T1752">вела </text:span><text:span text:style-name="T3403">всего</text:span><text:span text:style-name="T1752"> одна дверь, и она </text:span><text:span text:style-name="T1753">тщательно </text:span><text:span text:style-name="T1752">охранялась.</text:span></text:p>
      <text:p text:style-name="P387">«<text:span text:style-name="T1754">Профессор, как мне вывести </text:span><text:span text:style-name="T1783">всех</text:span><text:span text:style-name="T1754"> из этого помещения? На первый взгляд это кажется невозможным.</text:span>»</text:p>
      <text:p text:style-name="P387">«<text:span text:style-name="T1755">Робин, попробуй найти генератор. </text:span><text:span text:style-name="T1756">Если у тебя получится </text:span><text:span text:style-name="T3552">повредить его</text:span><text:span text:style-name="T1756">, </text:span><text:span text:style-name="T1757">то таким образом ты </text:span><text:span text:style-name="T1758">отвлечёшь</text:span><text:span text:style-name="T1757"> охрану и выигр</text:span><text:span text:style-name="T1758">аешь</text:span><text:span text:style-name="T1757"> время.</text:span>»</text:p>
      <text:p text:style-name="P387">«<text:span text:style-name="T1759">Вы можете подсказать, где он находится? </text:span><text:span text:style-name="T1760">И </text:span><text:span text:style-name="T1804">да</text:span><text:span text:style-name="T1760">… </text:span><text:span text:style-name="T1761">Мне кажется, </text:span><text:span text:style-name="T1805">где-то </text:span><text:span text:style-name="T1761">тут долж</text:span><text:span text:style-name="T1762">ен</text:span><text:span text:style-name="T1761"> </text:span><text:span text:style-name="T1805">находиться</text:span><text:span text:style-name="T1761"> ещё один вентиляционный проход, который ведёт </text:span><text:span text:style-name="T1763">на первый этаж и, затем, наружу. </text:span><text:span text:style-name="T1764">Возможно, будет лучше, если я попытаюсь вывести заключённых </text:span><text:span text:style-name="T1767">именно </text:span><text:span text:style-name="T1764">этим путём. </text:span><text:span text:style-name="T1765">После того, как они окажутся на открытом воздухе, им останется лишь пере</text:span><text:span text:style-name="T1911">браться</text:span><text:span text:style-name="T1765"> через забор, </text:span><text:span text:style-name="T1768">а</text:span><text:span text:style-name="T1765"> затем я </text:span><text:span text:style-name="T1769">смогу </text:span><text:span text:style-name="T1770">спрятать</text:span><text:span text:style-name="T1765"> их в то</text:span><text:span text:style-name="T1770">м</text:span><text:span text:style-name="T1765"> ветх</text:span><text:span text:style-name="T1770">ом</text:span><text:span text:style-name="T1765"> дом</text:span><text:span text:style-name="T1770">е</text:span><text:span text:style-name="T1765">, </text:span><text:span text:style-name="T1770">где </text:span><text:span text:style-name="T1806">обычно </text:span><text:span text:style-name="T1765">ночую.</text:span>»</text:p>
      <text:p text:style-name="P387">«<text:span text:style-name="T1766">Можешь попробовать, Робин</text:span>» - <text:span text:style-name="T1766">ответил ему профессор.</text:span></text:p>
      <text:p text:style-name="P387">«<text:span text:style-name="T1770">Полагаю, если на первом этаже имеется вентиляционное отверстие, </text:span><text:span text:style-name="T1771">ведущее наружу...</text:span>» - <text:span text:style-name="T1771">начал Мэтью,</text:span></text:p>
      <text:p text:style-name="P387">«...<text:span text:style-name="T1772">то оно должно располагаться в стене на противоположной </text:span><text:span text:style-name="T1774">к</text:span><text:span text:style-name="T1772"> главно</text:span><text:span text:style-name="T1774">му</text:span><text:span text:style-name="T1772"> вход</text:span><text:span text:style-name="T1774">у</text:span><text:span text:style-name="T1772"> стороне </text:span><text:span text:style-name="T1773">здания</text:span><text:span text:style-name="T1772">.</text:span>»</text:p>
      <text:p text:style-name="P388">В голосе <text:span text:style-name="T1775">Мэтью </text:span>явно слышалась нерешительность — <text:span text:style-name="T1775">обычно ему</text:span> не нравилось оставлять свои комментарии в тех случаях, когда он не был уверен в их точности.</text:p>
      <text:p text:style-name="P389">Робин покинул помещение, оставив заключённых доедать свой ужин. <text:span text:style-name="T1776">Он направился в ту сторону, где, как он надеялся, должна была находиться вторая вентиляцион</text:span><text:span text:style-name="T1777">ная</text:span><text:span text:style-name="T1776"> отдушина. </text:span><text:span text:style-name="T1777">После тщательного осмотра всех комнат с северной стороны здания, он выяснил, что искомая отдушина находится прямо под столом, </text:span><text:span text:style-name="T1779">и т</text:span><text:span text:style-name="T1778">еперь он мог приступать к поискам генератора.</text:span></text:p>
      <text:p text:style-name="P389">«<text:span text:style-name="T1784">Робин, не </text:span><text:span text:style-name="T1807">спеши</text:span><text:span text:style-name="T1784">! </text:span><text:span text:style-name="T1785">Если мы попробуем применить логику, то, возможно, сможем избавить тебя от напрасной траты сил... </text:span><text:span text:style-name="T1786">На первом этаже вентиляционный канал расположен с северной стороны </text:span><text:span text:style-name="T1787">штабы</text:span><text:span text:style-name="T1786">, а центральный вход — с южной... </text:span><text:span text:style-name="T1788">Заключённых, которых мы хотим освободить, держат в восточной стороне здания... </text:span><text:span text:style-name="T1789">Если не ошибаюсь, то вентиляционное отверстие под самой крышей здания находится на западной…</text:span><text:span text:style-name="T1795"> </text:span><text:span text:style-name="T1790">Генератор должен быть в подвале </text:span><text:span text:style-name="T1791">возле западной стены, потому что, </text:span><text:span text:style-name="T1792">если помнишь, там была широкая труба, ведущая от вентиляционного отверстия прямо вниз. </text:span><text:span text:style-name="T1793">Я просто пытаюсь сообразить, </text:span><text:span text:style-name="T1796">как </text:span><text:span text:style-name="T1793">расположен</text:span><text:span text:style-name="T1794">ы</text:span><text:span text:style-name="T1793"> резиденция Яхуси </text:span><text:span text:style-name="T1794">и помещение для охраны относительно остальных </text:span><text:span text:style-name="T1808">объектов</text:span><text:span text:style-name="T1794"> внутри штаба… </text:span><text:span text:style-name="T1797">Ах! Я вспомнил! </text:span><text:span text:style-name="T1798">Они находятся возле комнаты, в которой хранятся все документы и планы — всё это с западной стороны.</text:span>»</text:p>
      <text:p text:style-name="P389">«<text:span text:style-name="T1799">Профессор, если вы правы относительно того, где находится генератор, то я смогу без лишней суеты вывести всех </text:span><text:span text:style-name="T1800">заключённых</text:span><text:span text:style-name="T1799">!</text:span>»</text:p>
      <text:p text:style-name="P389"/>
      <text:p text:style-name="P390">Робин <text:span text:style-name="T1814">отправился</text:span> к западной стене. <text:span text:style-name="T1801">Ему пришлось быть предельно осторожным, так как профессор Фержер </text:span><text:span text:style-name="T1810">оказался</text:span><text:span text:style-name="T1801"> </text:span><text:span text:style-name="T1813">весьма </text:span><text:span text:style-name="T1811">точен в своих предположениях</text:span><text:span text:style-name="T1801"> насчёт </text:span><text:span text:style-name="T1809">мест </text:span><text:span text:style-name="T1801">расположения Яхуси и охран</text:span><text:span text:style-name="T1825">ников</text:span><text:span text:style-name="T1801">. </text:span><text:span text:style-name="T1815">Наполовину прикрыв </text:span><text:span text:style-name="T1818">веки</text:span><text:span text:style-name="T1815">, о</text:span><text:span text:style-name="T1812">н </text:span><text:span text:style-name="T1814">направил свою маленькую мышин</text:span><text:span text:style-name="T1815">ую мордочку вниз — </text:span><text:span text:style-name="T1817">так, </text:span><text:span text:style-name="T1816">чтобы никто не заметил его зелёных флуоресцентных глаз.</text:span></text:p>
      <text:p text:style-name="P391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819">и стол</text:span><text:span text:style-name="T1820">бцы</text:span><text:span text:style-name="T1819">. </text:span><text:span text:style-name="T1821">В конце очередного ряда обнаружилась за</text:span><text:span text:style-name="T1827">крытая</text:span><text:span text:style-name="T1821"> дверь. </text:span><text:span text:style-name="T1822">Убедившись, что в коридоре никого нет, мышонок вернул себе сво</text:span><text:span text:style-name="T1826">й</text:span><text:span text:style-name="T1822"> прежн</text:span><text:span text:style-name="T1826">ий,</text:span><text:span text:style-name="T1822"> человеческ</text:span><text:span text:style-name="T1826">ий</text:span><text:span text:style-name="T1822"> </text:span><text:span text:style-name="T1826">облик,</text:span><text:span text:style-name="T1822"> </text:span><text:span text:style-name="T1823">открыл тяжёлую скрипучую дверь и прокрался внутрь. </text:span><text:span text:style-name="T1824">Вот она, искомая машина! Она стояла посреди комнаты — вибрируя и </text:span><text:span text:style-name="T1896">шумно </text:span><text:span text:style-name="T1824">производя электричество.</text:span></text:p>
      <text:p text:style-name="P392">«И что мне делать с этим генератором?»</text:p>
      <text:p text:style-name="P392">«Робин, обойди его по кругу, чтобы я мог осмотреть его.»</text:p>
      <text:p text:style-name="P392">Мальчик <text:span text:style-name="T1852">сразу же приступил к выполнению</text:span> указани<text:span text:style-name="T1852">я</text:span> профессора — <text:span text:style-name="T1852">он не спеша обошёл аппарат, задерживаясь возле тех его частей, </text:span><text:span text:style-name="T1853">из</text:span><text:span text:style-name="T1852"> которых </text:span><text:span text:style-name="T1853">торчали</text:span><text:span text:style-name="T1852"> </text:span><text:span text:style-name="T1853">труб</text:span><text:span text:style-name="T1854">ы</text:span><text:span text:style-name="T1853"> и свисали провода. </text:span></text:p>
      <text:p text:style-name="P393">«<text:span text:style-name="T1854">Робин, ты видишь две расположенные параллельно трубы? По одной из них в генератор поступает вода для охлаждения. </text:span><text:span text:style-name="T1855">Перекрыв </text:span><text:span text:style-name="T1856">соответствующий </text:span><text:span text:style-name="T1855">вентиль, ты спровоцируешь перегрев агрегата и, если его не остановить вовремя, начнётся пожар, </text:span><text:span text:style-name="T1857">а затем произойд</text:span><text:span text:style-name="T1858">ё</text:span><text:span text:style-name="T1857">т </text:span><text:soft-page-break/><text:span text:style-name="T1857">взрыв. </text:span><text:span text:style-name="T1859">Сейчас ты должен вернуться к пленникам и начать выводить их из камеры через вентиляционное отверстие в полу, а затем, используя </text:span><text:span text:style-name="T3553">психокинетику</text:span><text:span text:style-name="T1859">, полностью перекрыть вентиль. </text:span><text:span text:style-name="T1860">Подождав </text:span><text:span text:style-name="T3553">около </text:span><text:span text:style-name="T1860">тр</text:span><text:span text:style-name="T3553">ёх</text:span><text:span text:style-name="T1860"> минут, ты закоротишь электрические схемы генератора — </text:span><text:span text:style-name="T1863">в</text:span><text:span text:style-name="T1861">озникшая при этом искра непременно вызовет воспламенение. </text:span><text:span text:style-name="T1862">Удачи, Робин! Я уверен, что у тебя всё получится!»</text:span></text:p>
      <text:p text:style-name="P393"/>
      <text:p text:style-name="P394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4">«<text:span text:style-name="T1864">Не произносите ни слова! Я выведу вас на свободу, иначе скоро вас переведут в другое место.</text:span>»</text:p>
      <text:p text:style-name="P394"><text:span text:style-name="T1865">Разинув рты, присутствующие удивлённо уставились на него </text:span><text:span text:style-name="T1866">и в данный момент в их головах крутились вопросы примерно следующего содержания:</text:span></text:p>
      <text:p text:style-name="P394">«<text:span text:style-name="T1866">Что это за паренёк? Как он попал сюда и откуда ему известно о том, где </text:span><text:span text:style-name="T1894">нас</text:span><text:span text:style-name="T1866"> держат?</text:span>»</text:p>
      <text:p text:style-name="P395"><text:span text:style-name="T1870">Н</text:span>акопленный ранее опыт подсказывал им, что этот мальчик вполне может оказаться тайным агентом-<text:span text:style-name="T1875">провокатором</text:span> Системы. <text:span text:style-name="T1867">Им казалось невозможным, что </text:span><text:span text:style-name="T1868">ради их спасения</text:span><text:span text:style-name="T1867"> кто-то готов пожертвовать с</text:span><text:span text:style-name="T1869">воей жизнью.</text:span></text:p>
      <text:p text:style-name="P395">«<text:span text:style-name="T1871">В любом случае, убежать отсюда невозможно. </text:span><text:span text:style-name="T1872">Интересно, каким образом эта малявка собирается нас спасти?</text:span>» - <text:span text:style-name="T1872">подумал один из пленников. Это был высокий и широкоплечий мужчина </text:span><text:span text:style-name="T1874">крепкого телосложения</text:span><text:span text:style-name="T1872">, </text:span><text:span text:style-name="T1873">вероятно</text:span><text:span text:style-name="T1872"> — их вожак. </text:span><text:span text:style-name="T1875">Робин повернулся к нему и заговорил, отвечая на так и не прозвучавший вопрос:</text:span></text:p>
      <text:p text:style-name="P395">«<text:span text:style-name="T1875">Да, сэр, я понимаю, что вы относитесь ко мне с подозрением, </text:span><text:span text:style-name="T1876">но оно напрасно. Я могу вытащить вас отсюда. От вас требуется только слушать, что я говорю и беспрекословно </text:span><text:span text:style-name="T1878">выполнять</text:span><text:span text:style-name="T1876"> </text:span><text:span text:style-name="T1879">данные </text:span><text:span text:style-name="T1876">м</text:span><text:span text:style-name="T1879">ной</text:span><text:span text:style-name="T1876"> инструкци</text:span><text:span text:style-name="T1878">и</text:span><text:span text:style-name="T1876">. </text:span><text:span text:style-name="T1877">После того, как мы окажемся </text:span><text:span text:style-name="T1880">на свободе</text:span><text:span text:style-name="T1877">, я отведу вас в безопасное место.</text:span>»</text:p>
      <text:p text:style-name="P395">«<text:span text:style-name="T1881">Парнишка, ты забыл, что за дверью </text:span><text:span text:style-name="T2305">стоят</text:span><text:span text:style-name="T1881"> охранники, и мы не можем просто взять и выйти отсюда!</text:span>»</text:p>
      <text:p text:style-name="P395">«<text:span text:style-name="T1882">Я же сказал — вы должны слушаться меня во всём!</text:span>»</text:p>
      <text:p text:style-name="P396"><text:span text:style-name="T2304">Здоровяк</text:span> кивнул в знак согласия и склонил голову, пребывая в некотором замешательстве.</text:p>
      <text:p text:style-name="P396">«<text:span text:style-name="T1883">То, что я собираюсь сделать — это не ваша забота. Просто следуйте за мной и, главное, не издавайте ни звука </text:span><text:span text:style-name="T1884">до тех пор, пока мы не выберемся отсюда. Понятно?</text:span>»</text:p>
      <text:p text:style-name="P396"/>
      <text:p text:style-name="P397">Робин замолчал и застыл в неподвижности. <text:span text:style-name="T1885">Начав глубоко дышать, он в очередной раз превратился в орла, </text:span><text:span text:style-name="T1886">чей облик уже можно было считать его визитной карточкой. </text:span><text:span text:style-name="T1887">Своими </text:span><text:span text:style-name="T1888">мощными </text:span><text:span text:style-name="T1887">когтями он оторвал металлическую сетку от входа в вентиляционное отверстие </text:span><text:span text:style-name="T1889">и спрыгнул вниз, на пол шахты, </text:span><text:span text:style-name="T1890">показывая путь</text:span><text:span text:style-name="T1889"> </text:span><text:span text:style-name="T1890">остальным</text:span><text:span text:style-name="T1889">. </text:span><text:span text:style-name="T1890">Робин хотел бы быстро пролететь сквозь вентиляционную шахту, но тогда он не смог бы провести </text:span><text:span text:style-name="T1891">заключённых через сложный лабиринт тоннелей. </text:span><text:span text:style-name="T1892">Узники были ошеломлены — до сих пор им никогда не доводилось видеть ничего подобного.</text:span></text:p>
      <text:p text:style-name="P398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893">Он позаботился также и о том, чтобы через пять минут после отключения подачи воды, произошло короткое замыкание </text:span><text:span text:style-name="T1895">в электрике</text:span><text:span text:style-name="T1893">.</text:span></text:p>
      <text:p text:style-name="P399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903">отделявшую их от свободы, </text:span><text:span text:style-name="T1902">и </text:span><text:span text:style-name="T1897">покину</text:span><text:span text:style-name="T1902">л</text:span><text:span text:style-name="T1897"> шахту. Выбравшись наружу, он </text:span><text:span text:style-name="T1898">снова </text:span><text:span text:style-name="T1897">вернул себе свой человеческий облик. </text:span><text:span text:style-name="T1899">Появившиеся следом за ним бывшие заключённые в очередной раз испытали чувство глубокого потрясения, увидев, как </text:span><text:span text:style-name="T1901">их спаситель превращается </text:span><text:span text:style-name="T1900">из птицы </text:span><text:span text:style-name="T1899">в чумазого взлохмаченного подростка. </text:span><text:span text:style-name="T1904">Тем не менее никто из них </text:span><text:span text:style-name="T1917">так и </text:span><text:span text:style-name="T1904">не проронил ни слова. </text:span><text:span text:style-name="T1905">Робин повёл их в сторону забора.</text:span></text:p>
      <text:p text:style-name="P400">Внезапно это случилось — раздался мощный взрыв и языки пламени опалили стены восточной стороны здания. <text:span text:style-name="T1906">От места взрыва вверх повалили клубы дыма, рассеивавшиеся ветром по всему пасмурному небу. </text:span><text:span text:style-name="T1907">На фоне чёрн</text:span><text:span text:style-name="T1909">ых</text:span><text:span text:style-name="T1907">, словно дёготь, </text:span><text:span text:style-name="T1909">небесных просторов</text:span><text:span text:style-name="T1907">, </text:span><text:soft-page-break/><text:span text:style-name="T1907">вырыв</text:span><text:span text:style-name="T1908">а</text:span><text:span text:style-name="T1907">вше</text:span><text:span text:style-name="T1908">еся </text:span><text:span text:style-name="T1907">наружу алое пламя выглядело достаточно живописно. </text:span><text:span text:style-name="T1913">Повсюду с</text:span><text:span text:style-name="T1910">лышались крики, вызванные </text:span><text:span text:style-name="T1912">всеобщим </text:span><text:span text:style-name="T1910">хаосом и неразберихой.</text:span></text:p>
      <text:p text:style-name="P401">Наконец они добрались до забора. Здесь Робин снова воспользовался чудесн<text:span text:style-name="T1914">ой</text:span> способност<text:span text:style-name="T1914">ью своего разума, чтобы приподнять над землёй </text:span><text:span text:style-name="T1915">колючую проволоку на высоту, достаточную для того, чтобы следовавшие за ним беглецы смогли пробраться под ней.</text:span></text:p>
      <text:p text:style-name="P401"/>
      <text:p text:style-name="P401">«<text:span text:style-name="T1916">Молодец, Робин!</text:span>» - <text:span text:style-name="T1916">похвалил его профессор.</text:span></text:p>
      <text:p text:style-name="P401">«<text:span text:style-name="T1916">Ты отлично справился! </text:span><text:span text:style-name="T1918">Полагаю</text:span><text:span text:style-name="T1916">, что те</text:span><text:span text:style-name="T1919">перь</text:span><text:span text:style-name="T1916"> </text:span><text:span text:style-name="T1918">у Системы </text:span><text:span text:style-name="T1919">стало немного больше хлопот.</text:span>»</text:p>
      <text:p text:style-name="P402">Он был очень доволен Робином, хотя и не был <text:span text:style-name="T1920">до конца </text:span>уверен, правильно ли <text:span text:style-name="T1921">тот </text:span>поступил, <text:span text:style-name="T1922">открыв</text:span> посторонним людям, на что способен. <text:span text:style-name="T1923">Такое скоропалительное решение могло иметь </text:span><text:span text:style-name="T1924">непредсказуемые </text:span><text:span text:style-name="T1923">последствия. </text:span><text:span text:style-name="T1925">Во-первых, если сбежавшие почувствуют </text:span><text:span text:style-name="T1927">исходящую от него опасность</text:span><text:span text:style-name="T1925">, </text:span><text:span text:style-name="T1928">то </text:span><text:span text:style-name="T1925">они могут запросто его убить, </text:span><text:span text:style-name="T1926">например, когда</text:span><text:span text:style-name="T1925"> он спит. </text:span><text:span text:style-name="T1929">Во-вторых, они могли бы стать для него хорошими союзниками и таким образом принести пользу для их общего дела.</text:span></text:p>
      <text:p text:style-name="P403">Они благоговейно следовали за Робином, <text:span text:style-name="T1930">двигаясь</text:span> в сторону старых развалин, где он спал предыдущей ночью.</text:p>
      <text:p text:style-name="P404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4"><text:span text:style-name="T1931">Шедшие за ним мужчины и женщины уселись </text:span>прямо на полу, <text:span text:style-name="T1931">после чего</text:span> Робин заговорил:</text:p>
      <text:p text:style-name="P404">«<text:span text:style-name="T1932">Теперь мы в безопасности и можем спокойно </text:span><text:span text:style-name="T2008">общаться</text:span><text:span text:style-name="T1932">.</text:span>»</text:p>
      <text:p text:style-name="P405">Он обернулся, чтобы обратиться к вожаку этой группы.</text:p>
      <text:p text:style-name="P405">«<text:span text:style-name="T1933">Как види</text:span><text:span text:style-name="T2027">те</text:span><text:span text:style-name="T1933">, побег оказался вполне осуществим. </text:span><text:span text:style-name="T1934">Я </text:span><text:span text:style-name="T1935">зна</text:span><text:span text:style-name="T1936">ю</text:span><text:span text:style-name="T1934">, что </text:span><text:span text:style-name="T2028">вы</text:span><text:span text:style-name="T1934"> сомневал</text:span><text:span text:style-name="T2028">ись</text:span><text:span text:style-name="T1934"> во мне, </text:span><text:span text:style-name="T1935">но у </text:span><text:span text:style-name="T2029">вас</text:span><text:span text:style-name="T1935"> </text:span><text:span text:style-name="T2030">для этого имелись</text:span><text:span text:style-name="T1935"> веские причины. </text:span><text:span text:style-name="T1937">Полагаю, что </text:span><text:span text:style-name="T2031">у вас есть вопросы</text:span><text:span text:style-name="T1937">, на которые вы хотели бы получить </text:span><text:span text:style-name="T2031">мои </text:span><text:span text:style-name="T1937">ответы. </text:span><text:span text:style-name="T1938">После того, как мы закончим </text:span><text:span text:style-name="T1943">с эт</text:span><text:span text:style-name="T2032">им</text:span><text:span text:style-name="T1938">, я, в свою очередь, хотел бы </text:span><text:span text:style-name="T1942">получить </text:span><text:span text:style-name="T1944">некоторую </text:span><text:span text:style-name="T1942">информацию от вас</text:span><text:span text:style-name="T1938">. </text:span><text:span text:style-name="T1945">Для начала</text:span><text:span text:style-name="T1939">, как </text:span><text:span text:style-name="T2033">вас</text:span><text:span text:style-name="T1940"> зовут</text:span><text:span text:style-name="T1939">?</text:span>»</text:p>
      <text:p text:style-name="P405">«<text:span text:style-name="T1941">Моё имя — Джеймс, но все зовут меня Джимми. </text:span><text:span text:style-name="T1946">Я был журналистом до того, как всё началось… </text:span><text:span text:style-name="T1947">Так вот, </text:span><text:span text:style-name="T1948">я не вполне понимаю, что тут происходит, но мы </text:span><text:span text:style-name="T1949">все своими глазами </text:span><text:span text:style-name="T1948">видели, как ты превратился в орла...</text:span>»</text:p>
      <text:p text:style-name="P406">«<text:span text:style-name="T1950">Всё верно, я действительно стал орлом и вам это не приснилось. </text:span><text:span text:style-name="T1951">Предвидя следующий вопрос, отвечаю — я не </text:span><text:span text:style-name="T1954">какой-то там </text:span><text:span text:style-name="T1951">колдун и </text:span><text:span text:style-name="T1953">вам не </text:span><text:span text:style-name="T1955">стоит</text:span><text:span text:style-name="T1953"> меня опасаться</text:span><text:span text:style-name="T1951">. </text:span><text:span text:style-name="T1952">Я здесь, чтобы помочь вам бороться с Системой. </text:span><text:span text:style-name="T1956">Мне нужно, чтобы вы сотрудничали со мной — чтобы сражались вместе со мной, а не против меня.</text:span>»</text:p>
      <text:p text:style-name="P407">«Как ты сумел пробраться к нам, оставшись незамеченным охраной?»</text:p>
      <text:p text:style-name="P407">«<text:span text:style-name="T1957">Это не так уж и сложно, если выработана стратегия. </text:span><text:span text:style-name="T1958">Всё, что </text:span><text:span text:style-name="T1965">от меня </text:span><text:span text:style-name="T1958">требовалось — это провести диверсию. </text:span><text:span text:style-name="T1959">У Системы, как вам должно быть известно, имелся электрогенератор. </text:span><text:span text:style-name="T1960">Я вывел из строя трубы, по которым в него поступала жидкость для охлаждения. </text:span><text:span text:style-name="T1961">Перегрев двигателя спровоцировал перебой в подаче электричества </text:span><text:span text:style-name="T1962">в сеть</text:span><text:span text:style-name="T1961">. Взрыв, который вы слышали, произошёл из-за того, </text:span><text:span text:style-name="T1962">что я вызвал короткое замыкание в</text:span><text:span text:style-name="T1967">нутри</text:span><text:span text:style-name="T1962"> элек</text:span><text:span text:style-name="T1967">трической схемы </text:span><text:span text:style-name="T1962">генератора — </text:span><text:span text:style-name="T1963">таким образом, через пять минут после того, как </text:span><text:span text:style-name="T1966">я </text:span><text:span text:style-name="T1963">закрыл вентиль, </text:span><text:span text:style-name="T1966">разгорелся пожар</text:span><text:span text:style-name="T1963">. </text:span><text:span text:style-name="T1964">Всё это дало мне достаточно времени, чтобы вывести вас из здания.</text:span></text:p>
      <text:p text:style-name="P408">«У тебя есть родители? Они где-то здесь, поблизости?»</text:p>
      <text:p text:style-name="P408">«<text:span text:style-name="T1968">Нет. Они погибли во время пожара </text:span><text:span text:style-name="T1973">много лет назад.</text:span>»</text:p>
      <text:p text:style-name="P408">«<text:span text:style-name="T1968">Как же ты смог выжить здесь в одиночку? Это </text:span><text:span text:style-name="T2006">какое-то</text:span><text:span text:style-name="T1968"> чудо! </text:span><text:span text:style-name="T1969">Но, кажется, у тебя есть вопросы… Что же, сейчас самое время их задать. </text:span><text:span text:style-name="T1970">После того, что ты сделал для всех нас, мы </text:span><text:span text:style-name="T1971">перед тобой </text:span><text:span text:style-name="T1970">в долгу. </text:span><text:span text:style-name="T2007">Е</text:span><text:span text:style-name="T1972">сли мы можем чем-то тебе помочь — проси без стеснения!</text:span>»</text:p>
      <text:p text:style-name="P408"/>
      <text:p text:style-name="P408">«<text:span text:style-name="T1974">Сперва я хотел бы узнать точную дату начала бомбардировок городов. </text:span><text:span text:style-name="T1976">И ещё… </text:span><text:span text:style-name="T1974">По моим предположениям, война разразилась между Россией и Америкой, </text:span><text:span text:style-name="T3404">и</text:span><text:span text:style-name="T1975"> для меня остаётся </text:span><text:span text:style-name="T2034">невыясненным вопрос</text:span><text:span text:style-name="T1975">, почему </text:span><text:span text:style-name="T2035">в </text:span><text:span text:style-name="T3405">настоящее</text:span><text:span text:style-name="T2035"> </text:span><text:span text:style-name="T2036">время</text:span><text:span text:style-name="T2035"> </text:span><text:span text:style-name="T3405">Великобританией управляет </text:span><text:span text:style-name="T2306">Китай</text:span><text:span text:style-name="T1975">?</text:span>»</text:p>
      <text:p text:style-name="P409">«<text:span text:style-name="T1977">Первые бомбы были сброшены седьмого апреля тысяча девятьсот восемьдесят восьмого года. </text:span><text:span text:style-name="T1979">Насколько я понимаю, как только стал</text:span><text:span text:style-name="T1980">о</text:span><text:span text:style-name="T1979"> очевидным, что ядерная война неизбежна, </text:span><text:span text:style-name="T1981">сразу </text:span><text:span text:style-name="T1979">стало поступать множество сообщений об исчезновении людей из самых густонаселённых </text:span><text:soft-page-break/><text:span text:style-name="T1979">городов Китая. </text:span><text:span text:style-name="T1982">Это известие заставило </text:span><text:span text:style-name="T1984">тогда </text:span><text:span text:style-name="T1982">задуматься мног</text:span><text:span text:style-name="T1984">их</text:span><text:span text:style-name="T1982">. </text:span><text:span text:style-name="T1983">Одновременно с этим, глава Китая, </text:span><text:span text:style-name="T2109">М</text:span><text:span text:style-name="T1728">ао Цзе-ч</text:span><text:span text:style-name="T1978">е</text:span><text:span text:style-name="T1728">йк</text:span><text:span text:style-name="T1983">, потребовал от лидеров </text:span><text:span text:style-name="T1984">мировых </text:span><text:span text:style-name="T1983">сверхдержав перед</text:span><text:span text:style-name="T1985">ачи</text:span><text:span text:style-name="T1983"> </text:span><text:span text:style-name="T1986">ему </text:span><text:span text:style-name="T1985">всех </text:span><text:span text:style-name="T1983">свои</text:span><text:span text:style-name="T1985">х</text:span><text:span text:style-name="T1983"> полномочи</text:span><text:span text:style-name="T1985">й, </text:span><text:span text:style-name="T1987">прежде</text:span><text:span text:style-name="T1986"> </text:span><text:span text:style-name="T1987">чем</text:span><text:span text:style-name="T1986"> начнётся обмен ядерными ударами. </text:span><text:span text:style-name="T1989">Ты т</text:span><text:span text:style-name="T1988">олько представь это! Я полагаю, что вместо ответа </text:span><text:span text:style-name="T1990">он</text:span><text:span text:style-name="T1988"> получил насмешки со всех уголков планеты. </text:span><text:span text:style-name="T1991">Затем стало известно, что в Китае уже построены подземные города в рамках подготовки к ядерной катастрофе. </text:span><text:span text:style-name="T1992">Также ходили слухи, что за последние полтора десятилетия они вложили </text:span><text:span text:style-name="T2005">огромные деньги</text:span><text:span text:style-name="T1992"> в научные исследования по выращиванию грибов, мхов и прочих мелких растений в условиях отсутствия солнечного света и почвы. </text:span><text:span text:style-name="T1993">Естественно, что представители мировой элиты восприняли всё это с изрядной долей скептицизма. </text:span><text:span text:style-name="T1994">Всё это казалось невозможным, поскольку </text:span><text:span text:style-name="T1996">на тот момент </text:span><text:span text:style-name="T1994">у китайских учёных не </text:span><text:span text:style-name="T1997">было</text:span><text:span text:style-name="T1994"> никаких прорывных исследований в данной области — никто в мире </text:span><text:span text:style-name="T1995">даже </text:span><text:span text:style-name="T1994">не </text:span><text:span text:style-name="T1998">мог </text:span><text:span text:style-name="T1994">предпол</text:span><text:span text:style-name="T1998">ожить</text:span><text:span text:style-name="T1994">, что они способны на это.</text:span>»</text:p>
      <text:p text:style-name="P409">«<text:span text:style-name="T1999">Ты хочешь сказать, что им удалось отыскать альтернативный способ выращивания растительности? </text:span><text:span text:style-name="T2004">Я п</text:span><text:span text:style-name="T2000">он</text:span><text:span text:style-name="T2001">имаю</text:span><text:span text:style-name="T2000">... Безусловно, в этом есть смысл. </text:span><text:span text:style-name="T2002">Зачем подвергать свой народ опасности зара</text:span><text:span text:style-name="T2003">жения</text:span><text:span text:style-name="T2002"> через еду, на которую воздействовали радиоактивные осадки?</text:span>»</text:p>
      <text:p text:style-name="P410">«Что ещё ты хотел бы узнать? Полагаю, что всё остальное и так достаточно очевидно.»</text:p>
      <text:p text:style-name="P410">«<text:span text:style-name="T2009">Где вы брали продукты? В достаточном количестве вы вряд ли могли найти их на улиц</text:span><text:span text:style-name="T2010">ах</text:span><text:span text:style-name="T2009">.</text:span>»</text:p>
      <text:p text:style-name="P410">«<text:span text:style-name="T2012">Б</text:span><text:span text:style-name="T2011">ольшую часть наших припасов </text:span><text:span text:style-name="T2012">мы получали </text:span><text:span text:style-name="T2011">от Системы. </text:span><text:span text:style-name="T2013">Мы крали их небольшими </text:span><text:span text:style-name="T3375">порциями</text:span><text:span text:style-name="T2013">, когда прибывал их корабль снабжения. Он прибывает в среднем один раз в две недели </text:span><text:span text:style-name="T2149">и </text:span><text:span text:style-name="T2014">следующая поставка провизии должна быть завтра.</text:span>»</text:p>
      <text:p text:style-name="P410">«<text:span text:style-name="T2015">Хорошо. Я думаю, что лучшее, что мы можем </text:span><text:span text:style-name="T2150">сейчас </text:span><text:span text:style-name="T2015">сделать — это хорошенько выспаться. </text:span><text:span text:style-name="T2016">Завтра у нас будет трудный день. </text:span><text:span text:style-name="T2017">Как только я разработаю план наших дальнейших действий, </text:span><text:span text:style-name="T2148">то</text:span><text:span text:style-name="T2018"> </text:span><text:span text:style-name="T2017">немедленно сообщу вам о нём.</text:span>»</text:p>
      <text:p text:style-name="P411">«Ещё раз спасибо тебе за всё, что ты сделал для нас. Ты можешь рассчитывать на нас впредь.» - <text:span text:style-name="T2019">ответил ему Джимми. </text:span><text:span text:style-name="T2020">Затем он продолжил отдавать распоряжения своим людям </text:span><text:span text:style-name="T2021">и стал</text:span><text:span text:style-name="T2020"> распредел</text:span><text:span text:style-name="T2021">ять</text:span><text:span text:style-name="T2020"> их по местам для ночлега. </text:span><text:span text:style-name="T2021">Он поручил им заботу об этом странном </text:span><text:span text:style-name="T2211">пареньке</text:span><text:span text:style-name="T2021">. </text:span><text:span text:style-name="T2022">Даже несмотря на то, что никто из них не знал его имени, они решили доверять ему во всём и помогать </text:span><text:span text:style-name="T2051">по</text:span><text:span text:style-name="T2022"> мер</text:span><text:span text:style-name="T2051">е</text:span><text:span text:style-name="T2022"> своих с</text:span><text:span text:style-name="T2050">ил</text:span><text:span text:style-name="T2020">.</text:span></text:p>
      <text:p text:style-name="P411"/>
      <text:p text:style-name="P412"><text:span text:style-name="T2145">Поздним вечером</text:span> он вышел из убежища, чтобы поговорить с профессором.</text:p>
      <text:p text:style-name="P412">«<text:span text:style-name="T2037">Я, кажется, начинаю понимать… </text:span><text:span text:style-name="T2038">Держу пари, что этих людей собирались отправить обратным рейсом в Китай. </text:span><text:span text:style-name="T2039">Там они были бы весьма полезны </text:span><text:span text:style-name="T2040">для</text:span><text:span text:style-name="T2039"> </text:span><text:span text:style-name="T2040">строительства</text:span><text:span text:style-name="T2039"> новых подземных городов. </text:span><text:span text:style-name="T2041">Есть вероятность</text:span><text:span text:style-name="T2040">, </text:span><text:span text:style-name="T2041">что в их стране произошёл демографический взрыв и теперь местным жителям не хватает </text:span><text:span text:style-name="T2042">пространства для жилья</text:span><text:span text:style-name="T2041">.</text:span>»</text:p>
      <text:p text:style-name="P412">«<text:span text:style-name="T2043">Да. И они почти наверняка не брезгуют пользоваться </text:span><text:span text:style-name="T2046">рабским трудом.</text:span><text:span text:style-name="T2043"> </text:span><text:span text:style-name="T2048">П</text:span><text:span text:style-name="T2044">о окончании всех работ от </text:span><text:span text:style-name="T2047">рабов</text:span><text:span text:style-name="T2044"> можно </text:span><text:span text:style-name="T2045">легко </text:span><text:span text:style-name="T2044">избавиться, как от </text:span><text:span text:style-name="T2773">пары </text:span><text:span text:style-name="T2044">старых перчаток, которые </text:span><text:span text:style-name="T2773">обычно </text:span><text:span text:style-name="T2044">выбрасывают в конце зимы</text:span>» - <text:span text:style-name="T2049">ответил Робин.</text:span></text:p>
      <text:p text:style-name="P413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52">что у Робина вряд ли получится найти здесь какие-</text:span><text:span text:style-name="T2055">то</text:span><text:span text:style-name="T2052"> записи, касающиеся данного вопроса.</text:span></text:p>
      <text:p text:style-name="P413">«<text:span text:style-name="T2053">Это просто удивительно! На протяжении многих лет сверхдержавы тратили миллиарды на закупку и производство вооружения, </text:span><text:span text:style-name="T2054">но никто </text:span><text:span text:style-name="T2056">из них </text:span><text:span text:style-name="T2054">не </text:span><text:span text:style-name="T2056">мог </text:span><text:span text:style-name="T2095">даже </text:span><text:span text:style-name="T2054">предпол</text:span><text:span text:style-name="T2056">ожить</text:span><text:span text:style-name="T2054">, что после войны оно станет абсолютно бесполезным. </text:span><text:span text:style-name="T2056">Разве кто-то знал, что</text:span><text:span text:style-name="T2055"> какой-либо народ, в данном случае — китайский, подтолкнёт мир к текущему развитию событий? </text:span><text:span text:style-name="T2057">Ирония заключается в том, что в </text:span><text:span text:style-name="T2059">в наши дни </text:span><text:span text:style-name="T2057">Китай счита</text:span><text:span text:style-name="T2058">ется</text:span><text:span text:style-name="T2057"> бедной страной, но именно это мнение ста</text:span><text:span text:style-name="T2076">нет</text:span><text:span text:style-name="T2057"> </text:span><text:span text:style-name="T2060">его</text:span><text:span text:style-name="T2057"> главным преимуществом </text:span><text:span text:style-name="T2077">в будущем</text:span><text:span text:style-name="T2057">. </text:span><text:span text:style-name="T2062">Китайские</text:span><text:span text:style-name="T2058"> лидеры </text:span><text:span text:style-name="T2061">по-настоящему </text:span><text:span text:style-name="T2096">позаботятся</text:span><text:span text:style-name="T2061"> о благе собственного народа и </text:span><text:span text:style-name="T2063">достиг</text:span><text:span text:style-name="T2096">нут</text:span><text:span text:style-name="T2063"> значимых результатов</text:span><text:span text:style-name="T2061"> в том, чтобы защитить его от </text:span><text:span text:style-name="T2097">голода и </text:span><text:span text:style-name="T2061">вымирания.</text:span>»</text:p>
      <text:p text:style-name="P414"><text:soft-page-break/>Слова профессора произвели на Робина изрядное впечатление, однако он всё равно <text:span text:style-name="T2098">продолжал </text:span>ненавиде<text:span text:style-name="T2098">ть</text:span> Систему за <text:span text:style-name="T2064">увиденную им сегодня хладнокровную резню невин</text:span><text:span text:style-name="T2099">овных</text:span><text:span text:style-name="T2064"> </text:span><text:span text:style-name="T2100">и ничего не подозревающих </text:span><text:span text:style-name="T2064">людей.</text:span></text:p>
      <text:p text:style-name="P414"/>
      <text:p text:style-name="P415">В одном из <text:span text:style-name="T2072">тех </text:span>документов, которые они <text:span text:style-name="T2078">успели </text:span>прочит<text:span text:style-name="T2078">ать</text:span> в архиве штаба, нашлись письменные свидетельства массовых убийств, соверш<text:span text:style-name="T2071">аемых</text:span> в Китае. <text:span text:style-name="T2066">Оказалось, что китайцы лишали жизни неизлечимо больных и стариков. </text:span><text:span text:style-name="T2067">Власти сообщали их семьям, что не могут ничем помочь несчастным пострадавшим и что государство </text:span><text:span text:style-name="T2101">принимает все необходимые меры</text:span><text:span text:style-name="T2067">. Они обвиняли другие </text:span><text:span text:style-name="T2102">страны</text:span><text:span text:style-name="T2067"> в отсутствии сотрудничества и предоставления информации о необходимых лекарствах от болезней и прочих недугов. </text:span><text:span text:style-name="T2068">На самом же деле </text:span><text:span text:style-name="T2069">этих людей попросту «усыпляли», словно </text:span><text:span text:style-name="T2307">вы</text:span><text:span text:style-name="T2069">брошенных домашних животных. </text:span><text:span text:style-name="T2070">Китайцы считали всех </text:span><text:span text:style-name="T2073">их </text:span><text:span text:style-name="T2070">ненужным бременем, </text:span><text:span text:style-name="T2074">ведь </text:span><text:span text:style-name="T2070">всё, что они мог</text:span><text:span text:style-name="T2075">ли</text:span><text:span text:style-name="T2070"> делать — это потреблять продукты, расходовать ценный воздух и занимать чьё-то место. </text:span><text:span text:style-name="T2079">Было ошибкой думать, что </text:span><text:span text:style-name="T2080">их</text:span><text:span text:style-name="T2079"> врачи и медицинские сёстры явля</text:span><text:span text:style-name="T2081">ются</text:span><text:span text:style-name="T2079"> людьми, которым можно всецело доверять </text:span><text:span text:style-name="T2080">и полагаться на то, что они приложат все усилия для спасения любимого человека, </text:span><text:span text:style-name="T2082">и ни при каких обстоятельствах не станут примерять на себя роль Бога, решая, кому жить, а кому ум</text:span><text:span text:style-name="T2308">и</text:span><text:span text:style-name="T2083">р</text:span><text:span text:style-name="T2308">а</text:span><text:span text:style-name="T2083">ть</text:span><text:span text:style-name="T2082">.</text:span></text:p>
      <text:p text:style-name="P415"/>
      <text:p text:style-name="P416">Они продолжили обсуждать сведения, <text:span text:style-name="T2084">добытые </text:span><text:span text:style-name="T2146">этим</text:span> днём. <text:span text:style-name="T2085">Профессор был </text:span><text:span text:style-name="T2134">чрезвычайно </text:span><text:span text:style-name="T2085">доволен тем, чего </text:span><text:span text:style-name="T2086">с</text:span><text:span text:style-name="T2135">мог</text:span><text:span text:style-name="T2086"> </text:span><text:span text:style-name="T2085">доби</text:span><text:span text:style-name="T2086">ться</text:span><text:span text:style-name="T2085"> Робин и тем, насколько умело он заслужил доверие Джимми </text:span><text:span text:style-name="T2132">а также</text:span><text:span text:style-name="T2085"> </text:span><text:span text:style-name="T2133">его </text:span><text:span text:style-name="T2085">людей. </text:span><text:span text:style-name="T2087">У него н</text:span><text:span text:style-name="T2086">е было никаких сомнений в том, что теперь Робин может рассчитывать на их </text:span><text:span text:style-name="T2088">полную </text:span><text:span text:style-name="T2086">поддержку. </text:span></text:p>
      <text:p text:style-name="P416"><text:span text:style-name="T2089">Никто из беглецов даже не спросил мальчика о том, откуда у него </text:span><text:span text:style-name="T2090">взялись</text:span><text:span text:style-name="T2089"> такие исключительные способности. </text:span><text:span text:style-name="T2091">Вместе с </text:span><text:span text:style-name="T2092">этими людьми</text:span><text:span text:style-name="T2091">, Робин стал представлять ещё большую </text:span><text:span text:style-name="T2147">опасность</text:span><text:span text:style-name="T2091"> для Системы, чем раньше. </text:span><text:span text:style-name="T2092">Завтра наступит день, который </text:span><text:span text:style-name="T2093">Система обязательно запомнит и о котором будет долго </text:span><text:span text:style-name="T2094">со</text:span><text:span text:style-name="T2093">жалеть.</text:span></text:p>
      <text:p text:style-name="P417">Перед тем, как отправиться спать, Робин снова превратил себя в орла и полетел в штаб Системы. <text:span text:style-name="T2103">Добравшись туда, он не отказал себе в удовольствии немного позлорадствовать, глядя на царивш</text:span><text:span text:style-name="T2104">ие</text:span><text:span text:style-name="T2103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104">Тем не менее, </text:span><text:span text:style-name="T2105">Системе был нанесён </text:span><text:span text:style-name="T2116">значительный</text:span><text:span text:style-name="T2105"> у</text:span><text:span text:style-name="T2774">щерб</text:span><text:span text:style-name="T2105"> и в огне погибло много её последователей, а сам комплекс был серьёзно повреждён — </text:span><text:span text:style-name="T2106">всё западное крыло </text:span><text:span text:style-name="T2108">строения</text:span><text:span text:style-name="T2106"> было </text:span><text:span text:style-name="T2107">до основания разрушено</text:span><text:span text:style-name="T2105">.</text:span></text:p>
      <text:p text:style-name="P418">Яхуси был крайне обеспокоен — многое из произошедшего так и осталось невыясненным. <text:span text:style-name="T2110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113">ы — всё </text:span><text:span text:style-name="T2111">это случилось </text:span><text:span text:style-name="T2114">в</text:span><text:span text:style-name="T2111"> один день!</text:span><text:span text:style-name="T2110">. </text:span><text:span text:style-name="T2112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9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115">если то, что произошло накануне, по его мнению было плохо, то завтрашний день станет для </text:span><text:span text:style-name="T2117">Яхуси</text:span><text:span text:style-name="T2115"> сущим кошмаром.</text:span></text:p>
      <text:p text:style-name="P420">Робин вернулся к развалинам, служившим ему ночлегом, снова принял свой человеческий облик и проспал до самого утра. <text:span text:style-name="T2118">Когда он проснулся, то обнаружил сидящего рядом с ним члена банды, которого </text:span><text:span text:style-name="T2123">все здесь на</text:span><text:span text:style-name="T2118">з</text:span><text:span text:style-name="T2123">ы</text:span><text:span text:style-name="T2118">вали Билл</text:span><text:span text:style-name="T2549">ом</text:span><text:span text:style-name="T2118"> — </text:span><text:span text:style-name="T2119">в его руках была </text:span><text:span text:style-name="T3618">краюха</text:span><text:span text:style-name="T2119"> хлеба и </text:span><text:span text:style-name="T3619">нечто </text:span><text:span text:style-name="T3620">зеленоватое</text:span><text:span text:style-name="T2120">, напом</text:span><text:span text:style-name="T2122">инавшее</text:span><text:span text:style-name="T2120"> </text:span><text:span text:style-name="T2121">своим внешним видом </text:span><text:span text:style-name="T3399">пожухлые листья салата</text:span><text:span text:style-name="T2119">.</text:span></text:p>
      <text:p text:style-name="P420">«<text:span text:style-name="T2124">Вот, держи</text:span>» - <text:span text:style-name="T2124">сказал он, предлагая </text:span><text:span text:style-name="T2126">еду Робину</text:span><text:span text:style-name="T2125">,</text:span></text:p>
      <text:p text:style-name="P420">«<text:span text:style-name="T2126">Ешь. У нас всего вдоволь — </text:span><text:span text:style-name="T2127">украли </text:span><text:span text:style-name="T2126">у Системы во время последнего налёта.</text:span>»</text:p>
      <text:p text:style-name="P421">Робин <text:span text:style-name="T2128">с благодарностью принял пищу. После окончания завтрака он поднялся на ноги и пошёл искать Джимми. </text:span><text:span text:style-name="T2129">Вместе они обсудили предстоящие события, спланированные Робином.</text:span></text:p>
      <text:p text:style-name="P420">«<text:span text:style-name="T2130">Скажи, в котором часу обычно прибывает корабль?</text:span>»</text:p>
      <text:p text:style-name="P420"><text:soft-page-break/>«<text:span text:style-name="T2131">Около полудня.</text:span>»</text:p>
      <text:p text:style-name="P422">«Отлично. Это значит, что у нас есть время хорошенько всё продумать.»</text:p>
      <text:p text:style-name="P423"/>
      <text:p text:style-name="P423">После того, как был разработан план действий, разбойники покинули своё пристанище и отправились в сторону <text:span text:style-name="T2163">причала</text:span>, куда, как ожидалось, вскоре должен был прибыть корабль. <text:span text:style-name="T2139">Пока они находились в своих укрытиях, никто из них не произнёс ни слова. </text:span><text:span text:style-name="T2140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41">то</text:span><text:span text:style-name="T2140"> пошло не так, как задумано. </text:span><text:span text:style-name="T2144">И</text:span><text:span text:style-name="T2142">з-за того, что </text:span><text:span text:style-name="T2144">Робин</text:span><text:span text:style-name="T2142"> обнаружил своё присутствие в штабе Системы, погибло много </text:span><text:span text:style-name="T2143">хороших </text:span><text:span text:style-name="T2142">людей </text:span><text:span text:style-name="T2144">и ему вовсе не хотелось брать на себя ответственность за новые смерти.</text:span></text:p>
      <text:p text:style-name="P423">«<text:span text:style-name="T2151">Профессор, как вы считаете, у нас всё получится? Не упустил ли я ч</text:span><text:span text:style-name="T2157">то</text:span><text:span text:style-name="T2151">-нибудь из виду?</text:span>» - <text:span text:style-name="T2152">прошептал Робин.</text:span></text:p>
      <text:p text:style-name="P423">«<text:span text:style-name="T2153">Не волнуйся, Робин. </text:span><text:span text:style-name="T2155">Твой план </text:span><text:span text:style-name="T2158">безупречен</text:span><text:span text:style-name="T2153">. Остаётся только надеяться, что остальные </text:span><text:span text:style-name="T2156">хорошо </text:span><text:span text:style-name="T2153">уяснили, что они должны делать</text:span>» - <text:span text:style-name="T2154">ответил профессор.</text:span></text:p>
      <text:p text:style-name="P423"/>
      <text:p text:style-name="P424">Робин сумел разработать план действий, которые должны <text:span text:style-name="T2164">были </text:span>больно ударить по Системе и одновременно с этим даровать свободу всем порабощенным <text:span text:style-name="T3406">на </text:span>юг<text:span text:style-name="T3406">е</text:span> Англии <text:span text:style-name="T3406">людям</text:span>. <text:span text:style-name="T2159">Пройдёт много времени, прежде чем она осознает, что именно произошло здесь, но тогда будет слишком поздно — </text:span><text:span text:style-name="T2161">люди </text:span><text:span text:style-name="T2160">станут сильнее и займут </text:span><text:span text:style-name="T2177">самые </text:span><text:span text:style-name="T2160">выгодные по</text:span><text:span text:style-name="T2162">зиции</text:span><text:span text:style-name="T2160"> для отра</text:span><text:span text:style-name="T2206">жения</text:span><text:span text:style-name="T2160"> люб</text:span><text:span text:style-name="T2206">ой</text:span><text:span text:style-name="T2160"> </text:span><text:span text:style-name="T3407">агрессии, </text:span><text:span text:style-name="T2178">направленн</text:span><text:span text:style-name="T2206">ой</text:span><text:span text:style-name="T2178"> против них</text:span><text:span text:style-name="T2160">.</text:span></text:p>
      <text:p text:style-name="P424">«<text:span text:style-name="T2165">Должно быть, близится полдень. Солнце </text:span><text:span text:style-name="T3408">расположено</text:span><text:span text:style-name="T2166"> </text:span><text:span text:style-name="T3408">надо мной </text:span><text:span text:style-name="T2166">почти вертикально</text:span>» - <text:span text:style-name="T2166">подумал Робин. Он нервничал. </text:span><text:span text:style-name="T2167">Мысль об ответственности за жизни мно</text:span><text:span text:style-name="T3409">жества</text:span><text:span text:style-name="T2167"> людей тревожила его разум. </text:span><text:span text:style-name="T2168">После </text:span><text:span text:style-name="T2169">и</text:span><text:span text:style-name="T2168">сполн</text:span><text:span text:style-name="T2169">ения</text:span><text:span text:style-name="T2168"> </text:span><text:span text:style-name="T2170">своего </text:span><text:span text:style-name="T2168">коронн</text:span><text:span text:style-name="T2169">ого</text:span><text:span text:style-name="T2168"> номер</text:span><text:span text:style-name="T2169">а — превращения </text:span><text:span text:style-name="T2168">в орла — </text:span><text:span text:style-name="T2169">он </text:span><text:span text:style-name="T2168">стал для них чем-то вроде божества.</text:span></text:p>
      <text:p text:style-name="P424"/>
      <text:p text:style-name="P425">Во<text:span text:style-name="T2205">т</text:span> <text:span text:style-name="T2309">и </text:span>он, корабль. Судно <text:span text:style-name="T2173">выглядело скромнее, чем</text:span><text:span text:style-name="T2171"> то, на котором </text:span><text:span text:style-name="T2172">накануне</text:span><text:span text:style-name="T2171"> прибыл Яхуси. </text:span><text:span text:style-name="T2175">Как и пре</text:span><text:span text:style-name="T2176">дыдущее</text:span><text:span text:style-name="T2175">,</text:span><text:span text:style-name="T2174"> оно приводилось в движение с помощью </text:span><text:span text:style-name="T2550">вёсельной </text:span><text:span text:style-name="T2174">греб</text:span><text:span text:style-name="T2180">ли</text:span><text:span text:style-name="T2174">. </text:span><text:span text:style-name="T2179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310">кнута</text:span><text:span text:style-name="T2179">.</text:span></text:p>
      <text:p text:style-name="P425">«<text:span text:style-name="T2387">Я о</text:span><text:span text:style-name="T2181">чень надеюсь, что это путешествие станет для них последним!</text:span>»</text:p>
      <text:p text:style-name="P426">Когда Робин оглянулся, <text:span text:style-name="T2207">то</text:span> увидел приближающегося к докам Яхуси <text:span text:style-name="T2182">в окружении большого </text:span><text:span text:style-name="T2388">количества</text:span><text:span text:style-name="T2182"> охранников. </text:span><text:span text:style-name="T2183">Лицо его было бледным, свидетельствующим о эмоциональной подавленности. </text:span><text:span text:style-name="T2184">Он был рассеян, </text:span><text:span text:style-name="T2389">на</text:span><text:span text:style-name="T2184">пуган и пытался убедить себя в том, что дела не могут пойти хуже, чем </text:span><text:span text:style-name="T2390">есть </text:span><text:span text:style-name="T2184">сейчас. </text:span><text:span text:style-name="T2185">Только не нов</text:span><text:span text:style-name="T2186">ая беда!</text:span><text:span text:style-name="T2185"> </text:span><text:span text:style-name="T2187">Четвёртая трагедия, которую он не </text:span><text:span text:style-name="T2188">с</text:span><text:span text:style-name="T2187">может объяснить своему начальству. </text:span><text:span text:style-name="T2189">Нет, он не должен допустить этого! </text:span><text:span text:style-name="T2190">Все несчастья случились во время его пребывания здесь, но таких совпадений не бывает! Никогда </text:span><text:span text:style-name="T3275">прежде</text:span><text:span text:style-name="T2190"> у него не случалось </text:span><text:span text:style-name="T2212">такого количества</text:span><text:span text:style-name="T2190"> </text:span><text:span text:style-name="T3275">неприятностей</text:span><text:span text:style-name="T2190"> во время </text:span><text:span text:style-name="T2213">столь</text:span><text:span text:style-name="T2190"> коротких визитов. Это было похоже на ночной кошмар, от которого он надеялся избавиться, </text:span><text:span text:style-name="T2214">внезапно </text:span><text:span text:style-name="T2190">проснувшись.</text:span></text:p>
      <text:p text:style-name="P426"/>
      <text:p text:style-name="P427">Робин приступил к выполнению своей части <text:span text:style-name="T2208">плана</text:span>.</text:p>
      <text:p text:style-name="P427">Он <text:span text:style-name="T2191">применил хитрый приём к разуму Яхуси, начав нашёптывать </text:span><text:span text:style-name="T2192">ему</text:span><text:span text:style-name="T2191">, что </text:span><text:span text:style-name="T2192">тот</text:span><text:span text:style-name="T2191"> скоро умрёт.</text:span></text:p>
      <text:p text:style-name="P427">«<text:span text:style-name="T2193">Ты не знаешь, когда и отчего ты умрёшь, но, поверь мне, ты умрёшь… </text:span><text:span text:style-name="T2195">С</text:span><text:span text:style-name="T2194">коро ты будешь освобождён от своих </text:span><text:span text:style-name="T2311">земных </text:span><text:span text:style-name="T2194">обязанностей...</text:span>» - <text:span text:style-name="T2391">шелестел</text:span><text:span text:style-name="T2196"> Робин </text:span><text:span text:style-name="T3274">прямиком в голове у </text:span><text:span text:style-name="T2196">Яхуси.</text:span></text:p>
      <text:p text:style-name="P428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199">Яхуси</text:span><text:span text:style-name="T2197"> обуял ужас — он не мог понять, от кого исходит этот ненавистный голос </text:span><text:span text:style-name="T2198">и припис</text:span><text:span text:style-name="T2200">ывал</text:span><text:span text:style-name="T2198"> его своему воображению, играющему с ним злую шутку. </text:span><text:span text:style-name="T2201">Он сильно нервничал из-за того, что дела могли пойти не так, как нужно, и таким образом </text:span><text:span text:style-name="T2203">распалял себя </text:span><text:span text:style-name="T2201">до крайнего предела. </text:span><text:span text:style-name="T2209">Н</text:span><text:span text:style-name="T2202">аблюдая </text:span><text:span text:style-name="T2204">за его </text:span><text:span text:style-name="T2202">реакц</text:span><text:span text:style-name="T2204">ией, </text:span><text:span text:style-name="T2209">Робин ликовал</text:span><text:span text:style-name="T2201">.</text:span></text:p>
      <text:p text:style-name="P430">Вскоре после того, как корабль вошёл в порт и все припасы были выгружены на берег, <text:span text:style-name="T2392">им </text:span>была приведена в действие оставшаяся часть плана.</text:p>
      <text:p text:style-name="P429"><text:soft-page-break/></text:p>
      <text:p text:style-name="P431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216">имел возможность воочию убедиться в том</text:span>, что на корабль не проник ни од<text:span text:style-name="T2393">ин</text:span> посторонн<text:span text:style-name="T2393">ий</text:span>. <text:span text:style-name="T2217">Огонь разгорелся очень быстро и уже вовсю ревел на палубе. Тушить его было </text:span><text:span text:style-name="T2312">слишком </text:span><text:span text:style-name="T2217">поздно, </text:span><text:span text:style-name="T2218">и </text:span><text:span text:style-name="T2217">поэтому нов</text:span><text:span text:style-name="T2224">ое</text:span><text:span text:style-name="T2217"> </text:span><text:span text:style-name="T2224">судно</text:span><text:span text:style-name="T2217"> постигла участь предыдущего — он</text:span><text:span text:style-name="T2224">о</text:span><text:span text:style-name="T2217"> был</text:span><text:span text:style-name="T2224">о</text:span><text:span text:style-name="T2217"> сожжён</text:span><text:span text:style-name="T2224">о</text:span><text:span text:style-name="T2217">, а затем затоплен</text:span><text:span text:style-name="T2224">о</text:span><text:span text:style-name="T2217"> в Соленте.</text:span></text:p>
      <text:p text:style-name="P432">Как Робин и рассчитывал, среди охранников моментально разразилась свара с взаимными оскорблениями и упрёками. Они так яростно ссорились между собой, обвиняя друг друга в ротозействе, что даже не заметили, как <text:span text:style-name="T3276">стремительно улепётывал с территории порта </text:span>Джимми <text:span text:style-name="T3276">и его подельники</text:span>, прихватив с собой запасы продовольствия и оружия.</text:p>
      <text:p text:style-name="P432">Вот, в чём они нуждались сильнее всего — <text:span text:style-name="T2256">в </text:span><text:span text:style-name="T2219">оружи</text:span><text:span text:style-name="T2256">и</text:span><text:span text:style-name="T2219">! Только владея оружием, они могли по-настоящему начать </text:span><text:span text:style-name="T2225">противостоять</text:span><text:span text:style-name="T2219"> Систем</text:span><text:span text:style-name="T2225">е</text:span><text:span text:style-name="T2219">.</text:span></text:p>
      <text:p text:style-name="P433">Как только <text:span text:style-name="T2220">мужчины</text:span> спрятали в своём укрытии <text:span text:style-name="T2313">всю </text:span>украденную <text:span text:style-name="T2313">ими </text:span>провизию, они моментально вооружились и отправились <text:span text:style-name="T2394">по</text:span> направлени<text:span text:style-name="T2394">ю к</text:span> дорог<text:span text:style-name="T2394">е</text:span>, чтобы устроить на ней засаду. <text:span text:style-name="T2221">Вскоре они увидели возвращающ</text:span><text:span text:style-name="T2222">егося</text:span><text:span text:style-name="T2221"> из порта </text:span><text:span text:style-name="T2222">Яхуси </text:span><text:span text:style-name="T2395">и</text:span><text:span text:style-name="T2222"> окру</text:span><text:span text:style-name="T2395">жавшую его</text:span><text:span text:style-name="T2222"> </text:span><text:span text:style-name="T2221">охран</text:span><text:span text:style-name="T2395">у</text:span><text:span text:style-name="T2221">.</text:span></text:p>
      <text:p text:style-name="P433"/>
      <text:p text:style-name="P434">Для Робина это было отличной возможностью — <text:span text:style-name="T2396">в</text:span> очередной раз воспользоваться своими неординарными способностями. <text:span text:style-name="T2227">В его голове родилась забавная идея обратить охранников в бегство, и для её исполнения о</text:span><text:span text:style-name="T2223">н выбрал идеальн</text:span><text:span text:style-name="T2227">о подходящее</text:span><text:span text:style-name="T2223"> место</text:span><text:span text:style-name="T2226">. </text:span><text:span text:style-name="T2228">Он сосредоточил всё своё внимание на изуродованном трупе, лежащем посреди дороги. </text:span><text:span text:style-name="T2229">Как только охрана прошла мимо него, он заставил его подняться и издавать </text:span><text:span text:style-name="T2775">возгласы</text:span><text:span text:style-name="T2229">, будто бы от боли. </text:span><text:span text:style-name="T2230">В страхе, охранники стали расходиться в разные стороны — увиденное никак не укладывалось в их головах — </text:span><text:span text:style-name="T2231">а Яхуси, не в силах </text:span><text:span text:style-name="T2232">пошевелиться</text:span><text:span text:style-name="T2231">, стоял и кричал на них, приказывая вернуться на свои места. </text:span><text:span text:style-name="T2233">Пока продолжалось всеобщее замешательство, люди Джимми расправились с охраной точно таким же способом, к</text:span><text:span text:style-name="T2257">акой</text:span><text:span text:style-name="T2233"> был использован Системой накануне, когда были </text:span><text:span text:style-name="T2568">повержены</text:span><text:span text:style-name="T2233"> ни в чём не повинные бе</text:span><text:span text:style-name="T2397">ззащитные люди</text:span><text:span text:style-name="T2233">.</text:span></text:p>
      <text:p text:style-name="P435">Самого Яхуси оставили жить. Вместо <text:span text:style-name="T2235">убийства</text:span> разбойники заставили его смотреть, как, <text:span text:style-name="T2569">один за другим,</text:span> умирают его подчинённые. <text:span text:style-name="T2236">Затем е</text:span><text:span text:style-name="T2234">го заковали в цепи и вывели на улиц</text:span><text:span text:style-name="T2238">ы</text:span><text:span text:style-name="T2234">, чтобы каждый бедняк мог отомстить </text:span><text:span text:style-name="T2237">негодяю</text:span><text:span text:style-name="T2234"> так, как вздумается. </text:span><text:span text:style-name="T2239">Глядя на то, как он вымаливает прощение, окружившие его </text:span><text:span text:style-name="T2258">люди</text:span><text:span text:style-name="T2239"> испыт</text:span><text:span text:style-name="T2242">али</text:span><text:span text:style-name="T2239"> чувство глубокого удовлетворения.</text:span></text:p>
      <text:p text:style-name="P435">«<text:span text:style-name="T2240">Я выполню любую </text:span><text:span text:style-name="T2776">твою</text:span><text:span text:style-name="T2240"> просьбу, только не позволяй </text:span><text:span text:style-name="T2241">им</text:span><text:span text:style-name="T2240"> причинить мне боль! Я не хочу умирать!</text:span>» - <text:span text:style-name="T2240">умолял Яхуси.</text:span></text:p>
      <text:p text:style-name="P435">«<text:span text:style-name="T2243">О, не волнуйся</text:span>» - <text:span text:style-name="T2243">успокоил его Робин,</text:span></text:p>
      <text:p text:style-name="P435">«<text:span text:style-name="T2243">Ты не умрёшь слишком быстро. </text:span><text:span text:style-name="T2259">Они</text:span><text:span text:style-name="T2243"> обязательно придумают способ медленно </text:span><text:span text:style-name="T3440">мучить</text:span><text:span text:style-name="T2243"> тебя, чтобы ты мог насладиться всеми радостями нескончаем</text:span><text:span text:style-name="T2777">ых</text:span><text:span text:style-name="T2243"> </text:span><text:span text:style-name="T2777">терзаний</text:span><text:span text:style-name="T2243">.</text:span>»</text:p>
      <text:p text:style-name="P436">Яхуси уставился на него <text:span text:style-name="T3440">полными ужаса глазами</text:span>.</text:p>
      <text:p text:style-name="P436">«<text:span text:style-name="T2244">Ну </text:span><text:span text:style-name="T2778">уж </text:span><text:span text:style-name="T2244">нет! Любая быстрая смерть слишком хороша для тебя!</text:span>» - <text:span text:style-name="T2244">рассмеялся Робин ему в лицо.</text:span></text:p>
      <text:p text:style-name="P437">Оставив <text:span text:style-name="T2570">мерзавца</text:span> наедине с ра<text:span text:style-name="T2314">згневанной</text:span> толпой, Робин и остальные вернулись в своё <text:span text:style-name="T2247">при</text:span><text:span text:style-name="T2571">бежище</text:span>.</text:p>
      <text:p text:style-name="P438">После успешного окончания операции и <text:span text:style-name="T2245">при </text:span>отсутствии потерь с его стороны, с пле<text:span text:style-name="T2248">чей</text:span> <text:span text:style-name="T2246">юноши </text:span>наконец-то упал тяжкий груз ответственности и теперь он мог вздохнуть с облегчением. <text:span text:style-name="T2250">Он </text:span><text:span text:style-name="T2249">получил </text:span><text:span text:style-name="T2297">огромное количество</text:span><text:span text:style-name="T2249"> слов благодарности </text:span><text:span text:style-name="T2260">и похвал</text:span><text:span text:style-name="T2249">.</text:span></text:p>
      <text:p text:style-name="P439">В один момент Робин стал героем. Никогда ещё ему не выказывали такой признательности, как сейчас. <text:span text:style-name="T2251">Теперь в распоряжении </text:span><text:span text:style-name="T2298">мятежников </text:span><text:span text:style-name="T2315">имелось</text:span><text:span text:style-name="T2251"> много еды и они могли раздавать её всем нуждающимся. </text:span><text:span text:style-name="T2252">Затем, чтобы получить </text:span><text:span text:style-name="T2299">новые запасы провизии</text:span><text:span text:style-name="T2252">, им оставалось лишь дождаться следующей поставки, которая должна </text:span><text:span text:style-name="T2254">произойти</text:span><text:span text:style-name="T2253"> </text:span><text:span text:style-name="T2252">через две недели, </text:span><text:span text:style-name="T2253">и </text:span><text:span text:style-name="T2300">просто </text:span><text:span text:style-name="T2253">забрать то, что </text:span><text:span text:style-name="T2300">им </text:span><text:span text:style-name="T2253">нужно. </text:span><text:span text:style-name="T2316">О</text:span><text:span text:style-name="T2255">ставал</text:span><text:span text:style-name="T2316">ась сущая мелочь — </text:span><text:span text:style-name="T2255">расправиться с </text:span><text:span text:style-name="T2317">немногочисленными </text:span><text:span text:style-name="T2316">ост</text:span><text:span text:style-name="T2317">атками</text:span><text:span text:style-name="T2316"> </text:span><text:span text:style-name="T3441">стражей</text:span><text:span text:style-name="T2317"> </text:span><text:span text:style-name="T2255">Системы, после чего можно </text:span><text:span text:style-name="T2301">было бы </text:span><text:span text:style-name="T2255">использовать здание штаба как при</text:span><text:span text:style-name="T2571">станище</text:span><text:span text:style-name="T2255"> для всех </text:span><text:span text:style-name="T2302">потерявших кр</text:span><text:span text:style-name="T2303">ов</text:span><text:span text:style-name="T2255">.</text:span></text:p>
      <text:p text:style-name="P439"><text:soft-page-break/></text:p>
      <text:p text:style-name="P440">Джимми и Робин стали хорошими друзья<text:span text:style-name="T2261">ми и тесно сотрудничали, следя за тем, чтобы никто ни в чём не нуждался и чтобы всем хватало еды. </text:span><text:span text:style-name="T2262">Многие </text:span><text:span text:style-name="T2263">по</text:span><text:span text:style-name="T2262">считали своё освобождение всего лишь сном — </text:span><text:span text:style-name="T2263">им</text:span><text:span text:style-name="T2262"> казалось что, пробудившись, они обнаружат, что Система никуда не делась, что она всё ещё тут и продолжает тиранить людей. </text:span><text:span text:style-name="T2264">Впервые за долгое время </text:span><text:span text:style-name="T2275">они</text:span><text:span text:style-name="T2264"> почувствовали себя счастливыми </text:span><text:span text:style-name="T2276">и</text:span><text:span text:style-name="T2265"> могли совершенно спокойно разгуливать </text:span><text:span text:style-name="T2278">где им вздумается</text:span><text:span text:style-name="T2265">, не опасаясь за сво</text:span><text:span text:style-name="T2277">и</text:span><text:span text:style-name="T2265"> жизн</text:span><text:span text:style-name="T2277">и</text:span><text:span text:style-name="T2265">. </text:span><text:span text:style-name="T2266">Повсюду царила атмосфера радости, исчез беспросветный мрак, </text:span><text:span text:style-name="T2267">некогда </text:span><text:span text:style-name="T2266">наполнявший души несчастных </text:span><text:span text:style-name="T2267">и обездоленных</text:span><text:span text:style-name="T2266">. </text:span><text:span text:style-name="T2269">Люди стали придумывать</text:span><text:span text:style-name="T2268"> </text:span><text:span text:style-name="T2269">планы, </text:span><text:span text:style-name="T2271">как им</text:span><text:span text:style-name="T2269"> обустроить улицы</text:span><text:span text:style-name="T2268"> </text:span><text:span text:style-name="T2269">и возвести новые здания</text:span><text:span text:style-name="T2268">. </text:span><text:span text:style-name="T2270">Для выполнения тяжёлых видов работ </text:span><text:span text:style-name="T2279">им </text:span><text:span text:style-name="T2270">больше не нужно было использовать раб</text:span><text:span text:style-name="T2280">ский труд</text:span><text:span text:style-name="T2270"> — вместо этого каждый горожан</text:span><text:span text:style-name="T2321">ин</text:span><text:span text:style-name="T2270"> вносил свою лепту в общее дело, </text:span><text:span text:style-name="T2272">пытаясь сделать окрестности более удобными для </text:span><text:span text:style-name="T2281">с</text:span><text:span text:style-name="T2318">обственного</text:span><text:span text:style-name="T2281"> </text:span><text:span text:style-name="T2272">проживания.</text:span></text:p>
      <text:p text:style-name="P440"/>
      <text:p text:style-name="P441">Робин был очень доволен — наконец-то он нашёл применение своим способностям на благо <text:span text:style-name="T2282">окружающих </text:span>людей. <text:span text:style-name="T2273">Он чувствовал личную ответственность за то, чтобы никто из них ни в чём не нуждался. </text:span><text:span text:style-name="T2274">Он вселил в них надежду на счастливое будущее </text:span><text:span text:style-name="T2284">в то время</text:span><text:span text:style-name="T2274">, </text:span><text:span text:style-name="T2283">когда никто уже не рассчитывал на спокойную жизнь после ядерной катастрофы.</text:span></text:p>
      <text:p text:style-name="P441"/>
      <text:p text:style-name="P442">Но однажды <text:span text:style-name="T2285">к ним </text:span>пришло печальное осознание — несмотря на события, изменившие их жизни <text:span text:style-name="T2286">в лучшую сторону</text:span>, всё ещё оставались негативные последствия <text:span text:style-name="T2501">от</text:span> взрыва атомной бомбы.</text:p>
      <text:p text:style-name="P443">Случились первые роды. Ребёнок родился мёртвым и с первого взгляда был<text:span text:style-name="T2378">о</text:span> заметны<text:span text:style-name="T2378">м</text:span> отклонени<text:span text:style-name="T2378">е</text:span> в его <text:span text:style-name="T2378">общем </text:span>развитии. Было очевидно, что, <text:span text:style-name="T2288">даже </text:span><text:span text:style-name="T2287">если бы он </text:span><text:span text:style-name="T2288">остался жив</text:span><text:span text:style-name="T2287">,</text:span> <text:span text:style-name="T2287"><text:s/>то не смог бы прожить с ними продолжительн</text:span><text:span text:style-name="T2319">ого</text:span><text:span text:style-name="T2287"> врем</text:span><text:span text:style-name="T2319">ени</text:span><text:span text:style-name="T2287"> — </text:span><text:span text:style-name="T2289">для его дальнейше</text:span><text:span text:style-name="T3442">го</text:span><text:span text:style-name="T2289"> </text:span><text:span text:style-name="T3442">существования</text:span><text:span text:style-name="T2289"> </text:span><text:span text:style-name="T3442">требовалась</text:span><text:span text:style-name="T2289"> больница, оборудованная по последнему слову </text:span><text:span text:style-name="T2290">науки и </text:span><text:span text:style-name="T2289">техники.</text:span></text:p>
      <text:p text:style-name="P444">Слёзы катились по щекам Робина, когда он пытался утешить убитую горем женщину. <text:span text:style-name="T2291">Если бы он </text:span><text:span text:style-name="T2379">только </text:span><text:span text:style-name="T2291">мог использовать свои способности для исцеления и возвращения к жизни! </text:span><text:span text:style-name="T2292">Но это было не в его власти. Если Бог любит своих детей, тогда почему он позволяет, чтобы свершались подобные несправедливости? </text:span><text:span text:style-name="T2293">Эти люди лишились свободы, прошли через моральные и физические унижения, потеряли близких. </text:span><text:span text:style-name="T2294">Они не заслужили </text:span><text:span text:style-name="T2295">новых терзаний из-за невозможности построить </text:span><text:span text:style-name="T2296">нормальную </text:span><text:span text:style-name="T2295">семью и обзавестись детьми.</text:span></text:p>
      <text:p text:style-name="P445">Робин <text:span text:style-name="T2322">проклинал</text:span> себя — если бы он продумал всё заранее, то мог бы предупредить людей о губительном воздействии радиации.</text:p>
      <text:p text:style-name="P445">«<text:span text:style-name="T2323">Не вини себя, Робин</text:span>» - <text:span text:style-name="T2323">утешал его профессор,</text:span></text:p>
      <text:p text:style-name="P445">«<text:span text:style-name="T2324">Все мы мечтали увидеть рождение первого ребёнка в созданном тобой счастливом новом мире, поэтому напрочь позабыли </text:span><text:span text:style-name="T2325">обо всём остальном. Ты ни в чём не виноват, </text:span><text:span text:style-name="T2353">и</text:span><text:span text:style-name="T2325"> </text:span><text:span text:style-name="T2353">н</text:span><text:span text:style-name="T2326">икто не виноват, кроме правительств стран, развязавших эту войну.</text:span>»</text:p>
      <text:p text:style-name="P445">«<text:span text:style-name="T2327">Профессор Фержер, я не могу ничего </text:span><text:span text:style-name="T2340">с собой </text:span><text:span text:style-name="T2327">поделать, </text:span><text:span text:style-name="T2341">и</text:span><text:span text:style-name="T2327"> </text:span><text:span text:style-name="T2341">вряд ли</text:span><text:span text:style-name="T2327"> смогу забыть заплаканно</text:span><text:span text:style-name="T2341">е</text:span><text:span text:style-name="T2327"> лиц</text:span><text:span text:style-name="T2341">о</text:span><text:span text:style-name="T2327"> этой убитой горем женщины. Она так сильно хотела ребёнка, что могла неделями говорить о нём без остановки. Знаете, её муж </text:span><text:span text:style-name="T2328">и</text:span><text:span text:style-name="T2327"> </text:span><text:span text:style-name="T2328">их </text:span><text:span text:style-name="T2327">первен</text:span><text:span text:style-name="T2328">ец</text:span><text:span text:style-name="T2327"> были сожжены вместе с другими людьми в тот ужасный день, когда </text:span><text:span text:style-name="T2331">сюда </text:span><text:span text:style-name="T2327">прибыл Яхуси. </text:span><text:span text:style-name="T2329">Теперь </text:span><text:span text:style-name="T2342">В</text:span><text:span text:style-name="T2329">ы понимаете, почему ребёнок был для неё так важен? </text:span><text:span text:style-name="T2330">Я чувствую вину за то, что не подготовил её к худшему. Эти люди рассчитывали на мою помощь, </text:span><text:span text:style-name="T2343">о</text:span><text:span text:style-name="T2330">ни хотели, чтобы я помог им стать счастливыми… Я чувствую, что подвёл её.</text:span>»</text:p>
      <text:p text:style-name="P446">Робин сглотнул подступивший к горлу комок и откашлялся. Когда он говорил, его голос дрожал.</text:p>
      <text:p text:style-name="P447">Женщина в расстроенных чувствах жалась к нему.</text:p>
      <text:p text:style-name="P447">«<text:span text:style-name="T2332">Прости, Робин. </text:span><text:span text:style-name="T2337">Этот р</text:span><text:span text:style-name="T2333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34">до начала войны </text:span><text:span text:style-name="T2335">мне не раз доводилось смотреть </text:span><text:span text:style-name="T2333">документаль</text:span><text:span text:style-name="T2496">ное</text:span><text:span text:style-name="T2333"> </text:span><text:span text:style-name="T2496">кино</text:span><text:span text:style-name="T2333"> о бомбардировке Хиросимы.</text:span>»</text:p>
      <text:p text:style-name="P448">Женщина <text:span text:style-name="T2336">умолкла</text:span> и <text:span text:style-name="T2336">затем </text:span>снова <text:span text:style-name="T2336">разразилась </text:span>р<text:span text:style-name="T2336">ыданиями</text:span>.</text:p>
      <text:p text:style-name="P449"><text:soft-page-break/>Робин заботливо поглаживал её волосы и нежно обнимал, чтобы она <text:span text:style-name="T2338">могла </text:span>хотя бы в малейшей степени снова <text:span text:style-name="T2338">ощутить</text:span> себя желанной и любимой.</text:p>
      <text:p text:style-name="P449">«<text:span text:style-name="T2339">Тише, тише… Здесь нет Вашей вины. </text:span><text:span text:style-name="T2340">Я знаю, что </text:span><text:span text:style-name="T2380">В</text:span><text:span text:style-name="T2340">ы любили свою семью. </text:span><text:span text:style-name="T2344">Им вряд ли понравился </text:span><text:span text:style-name="T2381">бы </text:span><text:span text:style-name="T2382">В</text:span><text:span text:style-name="T2344">аш теперешний заплаканный вид. Вы должны заботиться о себе — они бы этого </text:span><text:span text:style-name="T2345">хотели, </text:span><text:span text:style-name="T2346">я </text:span><text:span text:style-name="T2347">в этом </text:span><text:span text:style-name="T2346">уверен</text:span><text:span text:style-name="T2344">.</text:span>»</text:p>
      <text:p text:style-name="P450">По прошествии примерно пяти минут женщина утерла <text:span text:style-name="T2348">слёзы со своих глаз</text:span>.</text:p>
      <text:p text:style-name="P451">«Спасибо <text:span text:style-name="T2383">тебе </text:span><text:span text:style-name="T2349">за </text:span><text:span text:style-name="T2384">слова утешения</text:span>. Прости мне <text:span text:style-name="T2497">эти</text:span> слёзы, больше я не хочу быть для тебя обузой. <text:span text:style-name="T2350">Я понимаю, что у тебя много других забот, </text:span><text:span text:style-name="T2351">кроме</text:span><text:span text:style-name="T2350"> меня.</text:span>»</text:p>
      <text:p text:style-name="P451">«<text:span text:style-name="T2352">Нет-нет! Для меня очень важно, чтобы Вы были счастливой! </text:span><text:span text:style-name="T2354">Разве Вы не понимаете, что все мои мысли и действия направлены </text:span><text:span text:style-name="T2356">лишь</text:span><text:span text:style-name="T2354"> на то, чтобы сделать жизн</text:span><text:span text:style-name="T2360">ь</text:span><text:span text:style-name="T2354"> людей лучше, чтобы он</text:span><text:span text:style-name="T2360">а</text:span><text:span text:style-name="T2354"> <text:s/></text:span><text:span text:style-name="T2359">стал</text:span><text:span text:style-name="T2498">а</text:span><text:span text:style-name="T2354"> счастлив</text:span><text:span text:style-name="T2360">ой</text:span><text:span text:style-name="T2354"> и </text:span><text:span text:style-name="T2355">уют</text:span><text:span text:style-name="T2359">н</text:span><text:span text:style-name="T2360">ой</text:span><text:span text:style-name="T2354">? </text:span><text:span text:style-name="T2357">Я не хочу, чтобы кто-</text:span><text:span text:style-name="T2361">либо</text:span><text:span text:style-name="T2357"> печалился, для меня </text:span><text:span text:style-name="T2358">имеет значение </text:span><text:span text:style-name="T2357">каждый!</text:span>»</text:p>
      <text:p text:style-name="P451">«<text:span text:style-name="T2359">Ты так добр! Одному Богу известно, </text:span><text:span text:style-name="T2362">как сложились бы наши судьбы, если бы </text:span><text:span text:style-name="T2385">не твоё появление</text:span><text:span text:style-name="T2362"> здесь! </text:span><text:span text:style-name="T2363">Ты можешь идти и продолжать заниматься своими делами... Спасибо! Теперь мне намного лучше.</text:span>»</text:p>
      <text:p text:style-name="P452">Поцеловав её в лоб, Робин ушёл. <text:span text:style-name="T2364">Он несколько часов бродил в одиночестве, размышляя о том, что он создал в действительности. </text:span><text:span text:style-name="T2365">Окружавшие его люди уверились в том, что он был их Спасителем, посланным свыше, чтобы вырвать их из лап кровожадной Системы. </text:span><text:span text:style-name="T2366">Но ведь это ошибка и так быть не должно! </text:span><text:span text:style-name="T2367">Они были готовы целовать землю, по которой он ходил и не </text:span><text:span text:style-name="T2371">желали замечать</text:span><text:span text:style-name="T2367"> в нём ни единого недостатка! </text:span><text:span text:style-name="T2372">Однако</text:span><text:span text:style-name="T2368"> </text:span><text:span text:style-name="T2369">истина заключалась в том, что </text:span><text:span text:style-name="T2368">он не являл</text:span><text:span text:style-name="T2369">ся</text:span><text:span text:style-name="T2368"> н</text:span><text:span text:style-name="T2369">и</text:span><text:span text:style-name="T2368"> Бог</text:span><text:span text:style-name="T2369">ом</text:span><text:span text:style-name="T2368"> и н</text:span><text:span text:style-name="T2386">и</text:span><text:span text:style-name="T2368"> свя</text:span><text:span text:style-name="T2369">тым,</text:span><text:span text:style-name="T2368"> и </text:span><text:span text:style-name="T2373">юноше</text:span><text:span text:style-name="T2368"> было хорошо об этом известно. </text:span><text:span text:style-name="T2370">С</text:span><text:span text:style-name="T2368">лишком хорошо, чёрт возьми!</text:span></text:p>
      <text:p text:style-name="P452"/>
      <text:p text:style-name="P453">Он трансформировал себя в орла и взмыл высоко в небо, кружа вокруг центральной части города. <text:span text:style-name="T2374">Он внимательно следил за тем, чтобы все </text:span><text:span text:style-name="T2375">горожане </text:span><text:span text:style-name="T2374">были счастливы </text:span><text:span text:style-name="T2376">и довольны жизнью</text:span><text:span text:style-name="T2374">. </text:span><text:span text:style-name="T2377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3"/>
      <text:p text:style-name="P454">В тот день у Джимм<text:span text:style-name="T2400">и</text:span> был день рождения — ему исполнилось тридцать два года. Однако <text:span text:style-name="T2399">ощущение постоянной </text:span>тревог<text:span text:style-name="T2399">и и чувство ответственности за каждого члена банды</text:span> <text:span text:style-name="T2399">оставили свой отпечаток на его лице — </text:span><text:span text:style-name="T2403">в действительности </text:span><text:span text:style-name="T2399">он выглядел на все пятьдесят пять. </text:span><text:span text:style-name="T2402">Л</text:span><text:span text:style-name="T2401">ицо </text:span><text:span text:style-name="T2402">его </text:span><text:span text:style-name="T2401">покрылось морщинами, а волосы поседели.</text:span></text:p>
      <text:p text:style-name="P455">Трудная жизнь приучила Джимми ценить комфортные условия, которых он попросту не замечал <text:span text:style-name="T2404">до войны, </text:span>в те <text:span text:style-name="T2406">счастливые </text:span>годы, когда работал журналистом <text:span text:style-name="T2405">и получал за это приличн</text:span><text:span text:style-name="T2408">ые</text:span><text:span text:style-name="T2405"> </text:span><text:span text:style-name="T2408">деньги</text:span>. <text:span text:style-name="T2409">Он придерживался той же позиции, что и люди тридцатых годов, </text:span><text:span text:style-name="T2411">будучи </text:span><text:span text:style-name="T2409">неспособны</text:span><text:span text:style-name="T2411">м</text:span><text:span text:style-name="T2409"> поверить в близость войны и пряча </text:span><text:span text:style-name="T2410">сво</text:span><text:span text:style-name="T2411">ю</text:span><text:span text:style-name="T2410"> </text:span><text:span text:style-name="T2409">голов</text:span><text:span text:style-name="T2411">у</text:span><text:span text:style-name="T2410"> в песок, подобно страусу</text:span><text:span text:style-name="T2409">. </text:span><text:span text:style-name="T2407">После того, как на город была сброшена первая бомба, он потерял свою жену и обоих детей. </text:span><text:span text:style-name="T2408">Сейчас </text:span><text:span text:style-name="T2412">Джимми</text:span><text:span text:style-name="T2408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414">. </text:span><text:span text:style-name="T2424">Но было поздно.</text:span></text:p>
      <text:p text:style-name="P456">В качестве подарка Робин решил объявить его <text:span text:style-name="T2413">главой новообразованного государства</text:span>.</text:p>
      <text:p text:style-name="P457">«Робин, нет! Я совсем не хочу этого! <text:span text:style-name="T2415">В любом случае, мне </text:span><text:span text:style-name="T2420">осталось жить </text:span><text:span text:style-name="T2423">недолго</text:span><text:span text:style-name="T2415">… </text:span><text:span text:style-name="T2416">Р</text:span><text:span text:style-name="T2415">азве ты не обратил внимания на мою кожу? </text:span><text:span text:style-name="T2416">Я уверен </text:span><text:span text:style-name="T2421">в том</text:span><text:span text:style-name="T2416">, что это рак. </text:span><text:span text:style-name="T2417">Пожалуйста, оставайся главой и впредь. </text:span><text:span text:style-name="T2422">Думаю</text:span><text:span text:style-name="T2415">, что многие </text:span><text:span text:style-name="T2419">здесь </text:span><text:span text:style-name="T2415">согласятся со мной. </text:span><text:span text:style-name="T2418">Зачем тебе передавать свои полномочия? </text:span><text:span text:style-name="T2425">Ты что, собираешься покинуть </text:span><text:span text:style-name="T2443">нас</text:span><text:span text:style-name="T2425">?</text:span>»</text:p>
      <text:p text:style-name="P458">Наступила тишина. Поскольку ответа Робина так и не последовало, Джимми повторил свой вопрос:</text:p>
      <text:p text:style-name="P458">«<text:span text:style-name="T2426">Ты </text:span><text:span text:style-name="T2439">ведь </text:span><text:span text:style-name="T2426">не уйдёшь от нас? Не уходи, мы все нуждаемся в тебе. </text:span><text:span text:style-name="T2427">Что </text:span><text:span text:style-name="T2499">нам</text:span><text:span text:style-name="T2427"> делать, когда сюда вернётся Система? </text:span><text:span text:style-name="T2500">Чтобы выжить, н</text:span><text:span text:style-name="T2427">ам будут нужны твои способности. </text:span><text:span text:style-name="T2428">Нам нужны твои знания, чтобы строить новые дома и новые генераторы. </text:span><text:span text:style-name="T2429">Предстоит ещё очень много работы и </text:span><text:span text:style-name="T2444">без тебя нам будет трудно</text:span><text:span text:style-name="T2429">.</text:span><text:span text:style-name="T2427">»</text:span></text:p>
      <text:p text:style-name="P459"><text:soft-page-break/>От сказанного Робин потерял дар речи. <text:span text:style-name="T2430">Он попытался произнести хотя бы слово, но закашлялся и не смог. Да и что он мог сказать? </text:span><text:span text:style-name="T2431"><text:s/></text:span><text:span text:style-name="T2432">Он знал, что все эти потерявшие покой люди хотели бы услышать его «нет», хотели бы, чтобы он навсегда остался с ними. Возможно, </text:span><text:span text:style-name="T2435">что </text:span><text:span text:style-name="T2432">ему следовало раньше рассказать им всю правду о себе. </text:span><text:span text:style-name="T2436">Т</text:span><text:span text:style-name="T2433">огда они знали бы, что рано или поздно ему прид</text:span><text:span text:style-name="T2434">ётся оставить </text:span><text:span text:style-name="T2435">их</text:span><text:span text:style-name="T2433">. </text:span><text:span text:style-name="T2437">У него не хватало духу, чтобы сообщить им об этом.</text:span></text:p>
      <text:p text:style-name="P459">«<text:span text:style-name="T2438">Нет! Конечно, мы не расстанемся! Вы навсегда останетесь со мной в моей памяти!</text:span>»</text:p>
      <text:p text:style-name="P460">Тщательно подобранные слова немного приободрили всех присутствующих. <text:span text:style-name="T2440">Робин изобразил на лице улыбку, хотя на самом деле на его душе сейчас скребли кошки. </text:span><text:span text:style-name="T2441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60"/>
      <text:p text:style-name="P460">«<text:span text:style-name="T2442">Профессор Фержер, я не хочу возвращаться! </text:span><text:span text:style-name="T2445">Вы же видите — эти люди сильно зависят от меня. </text:span><text:span text:style-name="T2446">Я понимаю, что не должен был становиться для них настолько важны</text:span><text:span text:style-name="T2448">м.</text:span><text:span text:style-name="T2446"> Но что будет </text:span><text:span text:style-name="T2449">с ними, когда</text:span><text:span text:style-name="T2446"> я </text:span><text:span text:style-name="T2454">их </text:span><text:span text:style-name="T2446">оставлю? </text:span><text:span text:style-name="T2447">Вы же слышали — они боятся того, на что пойдёт Система </text:span><text:span text:style-name="T2450">когда</text:span><text:span text:style-name="T2447"> узнает, что произошло здесь, в Саутгемптоне. </text:span><text:span text:style-name="T2493">В</text:span><text:span text:style-name="T2451">сё это </text:span><text:span text:style-name="T2453">должно </text:span><text:span text:style-name="T2452">произой</text:span><text:span text:style-name="T2453">ти</text:span><text:span text:style-name="T2451"> очень скоро, </text:span><text:span text:style-name="T2494">ведь</text:span><text:span text:style-name="T2451"> отсюда не вернулось уже девять кораблей снабжения!</text:span>»</text:p>
      <text:p text:style-name="P460">«<text:span text:style-name="T2455">Робин,</text:span>» - <text:span text:style-name="T2455">начал успокаивать его профессор,</text:span></text:p>
      <text:p text:style-name="P460">«<text:span text:style-name="T2455">Они больше не нуждаются в тебе. Этим людям нужно только твоё покровительство и они начинают лениться. </text:span><text:span text:style-name="T2456">Ты почти полностью, своими руками, создал их новый мир </text:span><text:span text:style-name="T2457">и они принимают </text:span><text:span text:style-name="T2459">его</text:span><text:span text:style-name="T2457"> как должное. </text:span><text:span text:style-name="T2458">Ты удовлетворяешь все их материальные потребности.</text:span>»</text:p>
      <text:p text:style-name="P460">«<text:span text:style-name="T2460">Нет, вы ошибаетесь! </text:span><text:span text:style-name="T2461">Они видят во мне не только того, кто прин</text:span><text:span text:style-name="T2779">осит</text:span><text:span text:style-name="T2461"> им всё, что нужно. Они по-настоящему любят меня! Как человека, как личность! </text:span><text:span text:style-name="T2462">Вчера одна женщина сердечно благодарила меня за то, что я провёл время, </text:span><text:span text:style-name="T2463">пытаясь</text:span><text:span text:style-name="T2462"> её </text:span><text:span text:style-name="T2463">утешить</text:span><text:span text:style-name="T2462">! </text:span><text:span text:style-name="T2464">Только не говорите мне о том, что они не ценят ту моральную поддержку, которую я им оказываю!</text:span>»</text:p>
      <text:p text:style-name="P460">«<text:span text:style-name="T2465">Ты забываешь о главной цели своего пребывания там. </text:span><text:span text:style-name="T2466">Помни — в первую очередь нам нужно предотвратить ядерную войну. </text:span><text:span text:style-name="T2467">Если мы достигнем </text:span><text:span text:style-name="T2470">этого</text:span><text:span text:style-name="T2467">, то не случится ни боли, ни лишений, которые испытали эти люди. </text:span><text:span text:style-name="T2468">Они не потеряют свои семьи, а те, ко</text:span><text:span text:style-name="T2471">го </text:span><text:span text:style-name="T2472">Система </text:span><text:span text:style-name="T2468">искромсала </text:span><text:span text:style-name="T2469">на куски</text:span><text:span text:style-name="T2468">, останутся жить!</text:span>»</text:p>
      <text:p text:style-name="P460">«<text:span text:style-name="T2473">Вы сами произнесли это слово — «Е</text:span><text:span text:style-name="T2474">СЛИ</text:span><text:span text:style-name="T2473">»! Понимаете? </text:span><text:span text:style-name="T2780">Вы</text:span><text:span text:style-name="T2473"> </text:span><text:span text:style-name="T2780">не </text:span><text:span text:style-name="T2473">увере</text:span><text:span text:style-name="T2780">ны</text:span><text:span text:style-name="T2473"> в том, что всё получится! </text:span><text:span text:style-name="T2475">А что, если ничего не выйдет? </text:span><text:span text:style-name="T2476">Это будет означать, что я бросил их на произвол судьбы! Нет, покидать это место слишком рискованно. </text:span><text:span text:style-name="T2477">Я не считаю это разумным решением!</text:span>»</text:p>
      <text:p text:style-name="P460">«<text:span text:style-name="T2478">Без твоих уникальных способностей у нас не будет ни одного шанса на успех! </text:span><text:span text:style-name="T2479">Ты выполнишь любое задание быстрее, чем мы его обдумаем! </text:span><text:span text:style-name="T2480">Я помню то время, когда ты с готовностью брался за любое дело, даже за то, которое всем казалось невыполнимым! </text:span><text:span text:style-name="T2481">А теперь скажи мне — что случилось с тем Робином, которого все мы когда-то знали?</text:span>»</text:p>
      <text:p text:style-name="P461">«Тогда всё было по-другому — я не чувствовал за собой ответственности за жизни людей! <text:span text:style-name="T2483">Они беспомощны и я</text:span><text:span text:style-name="T2482"> не могу </text:span><text:span text:style-name="T2495">их </text:span><text:span text:style-name="T2482">бросить! </text:span><text:span text:style-name="T2484">Если я отвернусь от них, мне не будет оправдани</text:span><text:span text:style-name="T2487">й</text:span><text:span text:style-name="T2484">!</text:span>»</text:p>
      <text:p text:style-name="P461">«<text:span text:style-name="T2485">А как насчёт нас? А как насчёт жизней миллиардов ни в чём не повинных людей, живущих на Земле? </text:span><text:span text:style-name="T2486">Ты поворачиваешься к нам спиной? Робин, я думал, что ты любишь </text:span><text:span text:style-name="T2488">нас</text:span><text:span text:style-name="T2486">! </text:span><text:span text:style-name="T2489">Прошу тебя, вернись! Пожалуйста!</text:span>»</text:p>
      <text:p text:style-name="P461">«<text:span text:style-name="T2490">Это нечестно! </text:span><text:span text:style-name="T3137">Зачем в</text:span><text:span text:style-name="T2490">ы пытаетесь меня шантажировать? </text:span><text:span text:style-name="T2491">Вы </text:span><text:span text:style-name="T3137">же </text:span><text:span text:style-name="T2491">знаете, что я люблю всех! Вы не </text:span><text:span text:style-name="T3135">можете</text:span><text:span text:style-name="T2491"> говорить </text:span><text:span text:style-name="T3135">со мной таким образом</text:span><text:span text:style-name="T2491">, </text:span><text:span text:style-name="T3135">принуждая к возвращению</text:span><text:span text:style-name="T2491">! </text:span><text:span text:style-name="T2492">Вы </text:span><text:span text:style-name="T3137">просто </text:span><text:span text:style-name="T2492">злоупотребляете мо</text:span><text:span text:style-name="T3136">ей привязанностью к вам</text:span><text:span text:style-name="T2492">!</text:span>»</text:p>
      <text:p text:style-name="P462">«П<text:span text:style-name="T3138">ожалуйста, </text:span>возвращайся!» - воззвал профессор,</text:p>
      <text:p text:style-name="P463">«Дай нам <text:span text:style-name="T3139">хотя бы один </text:span>шанс пережить войну и её последствия! Разве ты не понял — <text:span text:style-name="T3135">в Саутгемптоне будущего </text:span>никого из нас нет <text:span text:style-name="T3139">в живых</text:span>! <text:span text:style-name="T3139">Это же ясно, как Божий день </text:span>— мы не смогли выжить! <text:span text:style-name="T3139">М</text:span><text:span text:style-name="T2502">ожет быть, если ты </text:span><text:span text:style-name="T3139">решишь </text:span><text:span text:style-name="T2502">верн</text:span><text:span text:style-name="T3139">уться</text:span><text:span text:style-name="T2502">, у нас появится </text:span><text:span text:style-name="T3139">возможность </text:span><text:span text:style-name="T2502">дожить до старости </text:span><text:span text:style-name="T3139">в спокойствии и мире</text:span><text:span text:style-name="T2502">.</text:span>»</text:p>
      <text:p text:style-name="P462">«<text:span text:style-name="T2502">О</text:span><text:span text:style-name="T3139">х</text:span><text:span text:style-name="T2502">, </text:span><text:span text:style-name="T2514">я </text:span><text:span text:style-name="T2502">не знаю, </text:span><text:span text:style-name="T3139">что мне делать</text:span><text:span text:style-name="T2502">!</text:span>»</text:p>
      <text:p text:style-name="P462"><text:soft-page-break/>«<text:span text:style-name="T2502">Подумай об этом, Робин! </text:span><text:span text:style-name="T3140">М</text:span><text:span text:style-name="T2503">ы </text:span><text:span text:style-name="T3140">все понимаем</text:span><text:span text:style-name="T2503">, что мир, частью которого ты являешься </text:span><text:span text:style-name="T3140">в настоящее время</text:span><text:span text:style-name="T2503"> — это </text:span><text:span text:style-name="T3140">наше </text:span><text:span text:style-name="T2503">будущее. </text:span><text:span text:style-name="T2504">Но в таком случае </text:span><text:span text:style-name="T2505">ты можешь рассматривать его </text:span><text:span text:style-name="T2506">сквозь</text:span><text:span text:style-name="T2505"> призму логики, </text:span><text:span text:style-name="T2506">то есть </text:span><text:span text:style-name="T2505">считать его </text:span><text:span text:style-name="T3140">не более, чем</text:span><text:span text:style-name="T2507"> </text:span><text:span text:style-name="T3140">обыкновенным </text:span><text:span text:style-name="T2505">сном. </text:span><text:span text:style-name="T2508">Ты </text:span><text:span text:style-name="T3135">просто обязан</text:span><text:span text:style-name="T2508"> пробудиться и </text:span><text:span text:style-name="T3134">передать</text:span><text:span text:style-name="T2508"> людям </text:span><text:span text:style-name="T3134">те</text:span><text:span text:style-name="T2508"> знания, которые п</text:span><text:span text:style-name="T3140">риобрёл</text:span><text:span text:style-name="T2508"> — </text:span><text:span text:style-name="T2509">и тогда </text:span><text:span text:style-name="T3140">с</text:span><text:span text:style-name="T2509">он </text:span><text:span text:style-name="T3135">точно </text:span><text:span text:style-name="T2509">не с</text:span><text:span text:style-name="T3140">танет вещим</text:span><text:span text:style-name="T2509">. Ты </text:span><text:span text:style-name="T3140">обязан</text:span><text:span text:style-name="T2509"> помочь нам! </text:span><text:span text:style-name="T3135">И</text:span><text:span text:style-name="T2509">ли хотя бы попытаться помочь! </text:span><text:span text:style-name="T3135">Пожалуйста, сделай это ради меня!</text:span><text:span text:style-name="T2510"> </text:span><text:span text:style-name="T3141">Сделай это ради всех нас! </text:span><text:span text:style-name="T2510">Бол</text:span><text:span text:style-name="T3135">ее</text:span><text:span text:style-name="T2510"> я не скажу н</text:span><text:span text:style-name="T3135">и слова</text:span><text:span text:style-name="T2510">. У тебя </text:span><text:span text:style-name="T3135">есть достаточно</text:span><text:span text:style-name="T2510"> врем</text:span><text:span text:style-name="T3135">ени</text:span><text:span text:style-name="T2510"> обдумать всё, о чём мы </text:span><text:span text:style-name="T3135">по</text:span><text:span text:style-name="T2510">говорили. К</text:span><text:span text:style-name="T3135">ак только</text:span><text:span text:style-name="T2510"> </text:span><text:span text:style-name="T3141">ты </text:span><text:span text:style-name="T2510">примешь решение — </text:span><text:span text:style-name="T3141">сразу же </text:span><text:span text:style-name="T2510">сообщи мне о нём.</text:span>»</text:p>
      <text:p text:style-name="P462"/>
      <text:p text:style-name="P464">ПЯТАЯ ГЛАВА</text:p>
      <text:p text:style-name="P464"/>
      <text:p text:style-name="P464">ВОЗВРАЩЕНИЕ ДОМОЙ</text:p>
      <text:p text:style-name="P464"/>
      <text:p text:style-name="P464">ПРОФЕССОР <text:span text:style-name="T3143">ВМЕСТЕ СО СВОИМИ СТУДЕНТАМИ</text:span> <text:span text:style-name="T3143">СТАЛИ ИСПЫТЫВАТЬ</text:span> БЕСПОКО<text:span text:style-name="T3143">ЙСТВО</text:span>, ПОСКОЛЬКУ <text:span text:style-name="T3143">ОНИ </text:span>НЕ ПОЛУЧ<text:span text:style-name="T3142">А</text:span>ЛИ ОТ РОБИНА никак<text:span text:style-name="T3142">их</text:span> <text:span text:style-name="T3142">известий</text:span>. Всё, что они могли <text:span text:style-name="T2572">видеть</text:span> — это как он, в облике орла, бесцельно <text:span text:style-name="T3144">кружит</text:span> над землей.</text:p>
      <text:p text:style-name="P465"><text:span text:style-name="T3150">С</text:span>ильны<text:span text:style-name="T3784">е</text:span> <text:span text:style-name="T3150">порыв</text:span><text:span text:style-name="T3784">ы</text:span><text:span text:style-name="T3150"> </text:span>вет<text:span text:style-name="T3150">ра</text:span> <text:span text:style-name="T3150">за</text:span><text:span text:style-name="T3784">тягивали</text:span><text:span text:style-name="T3150"> в себя</text:span> <text:span text:style-name="T2521">дорожную </text:span>пыль и <text:span text:style-name="T3784">прочий </text:span>р<text:span text:style-name="T3150">азнообразный</text:span> мусор, <text:span text:style-name="T3150">находящи</text:span><text:span text:style-name="T3784">йся </text:span><text:span text:style-name="T3150">на его пути.</text:span> Когда <text:span text:style-name="T3150">ветер</text:span> сталкивался с препятствиями, был<text:span text:style-name="T3154">и</text:span> отчётливо слыш<text:span text:style-name="T3154">ны</text:span><text:span text:style-name="T3150"> звук</text:span><text:span text:style-name="T3154">и</text:span><text:span text:style-name="T3150"> разбивающихся и разлетающихся в клочья кусков картона и фанеры</text:span>.</text:p>
      <text:p text:style-name="P466">Люди <text:span text:style-name="T3151">исчезли</text:span> <text:span text:style-name="T3151">с </text:span>улиц и <text:span text:style-name="T3154">повсюду </text:span>воцарилась <text:span text:style-name="T3153">гробовая </text:span>тишина. <text:span text:style-name="T3152">Пролетая над городом</text:span><text:span text:style-name="T2513">, </text:span>Робин больше не слыша<text:span text:style-name="T3174">л</text:span> <text:span text:style-name="T3174">ни </text:span><text:span text:style-name="T3166">их </text:span>смеха, <text:span text:style-name="T3174">ни</text:span><text:span text:style-name="T3155"> их счастливых восклицаний</text:span>.</text:p>
      <text:p text:style-name="P466">Орёл приземлился и <text:span text:style-name="T3148">вернул себе своё</text:span> истинн<text:span text:style-name="T3234">ый</text:span>, человеческ<text:span text:style-name="T3234">ий</text:span> обли<text:span text:style-name="T3234">к</text:span>. <text:span text:style-name="T3156">Юноша</text:span><text:span text:style-name="T2511"> вошёл в свою обитель, в свой дом — единственное место, где он имел возможность побыть в одиночестве. </text:span><text:span text:style-name="T2512">Когда </text:span><text:span text:style-name="T3146">он</text:span><text:span text:style-name="T2512"> находился внутри, никто не </text:span><text:span text:style-name="T3145">пытался </text:span><text:span text:style-name="T2512">беспокои</text:span><text:span text:style-name="T3145">ть</text:span><text:span text:style-name="T2512"> его, </text:span><text:span text:style-name="T3145">не имея </text:span><text:span text:style-name="T3180">на то</text:span><text:span text:style-name="T3145"> </text:span><text:span text:style-name="T3157">веских оснований</text:span><text:span text:style-name="T2512">.</text:span></text:p>
      <text:p text:style-name="P467"><text:span text:style-name="T3158">Робин</text:span> находился в жутком смятении чувств и <text:span text:style-name="T3181">с трудом удерживал себя от того, чтобы не </text:span><text:s/>ра<text:span text:style-name="T3147">зрыдаться</text:span>. Глубоко внутри <text:span text:style-name="T2516">себя </text:span><text:span text:style-name="T3158">он</text:span> <text:span text:style-name="T3159">осознавал</text:span>, что профессор <text:span text:style-name="T3159">был </text:span>прав и <text:span text:style-name="T2518">что </text:span>его рассуждения <text:span text:style-name="T3160">точны</text:span>, но одновременно с этим <text:span text:style-name="T2515">он </text:span>чувствовал, <text:span text:style-name="T2517">что </text:span><text:span text:style-name="T3168">теперь </text:span><text:span text:style-name="T2517">является частью </text:span><text:span text:style-name="T3168">этого </text:span><text:span text:style-name="T2517">нового мира. </text:span><text:span text:style-name="T3161">Ведь э</text:span><text:span text:style-name="T2519">то он, </text:span><text:span text:style-name="T2522">Робин,</text:span><text:span text:style-name="T2519"> создал </text:span><text:span text:style-name="T3163">его именно</text:span><text:span text:style-name="T3161"> таким</text:span><text:span text:style-name="T2519">! </text:span><text:span text:style-name="T3167">Этот мир</text:span><text:span text:style-name="T2519"> принадлежал ему </text:span><text:span text:style-name="T3167">одному</text:span><text:span text:style-name="T2519">, и все живущие здесь люди </text:span><text:span text:style-name="T3162">беспрекословно </text:span><text:span text:style-name="T3164">подчинялись</text:span><text:span text:style-name="T2558"> </text:span><text:span text:style-name="T3167">каждому </text:span><text:span text:style-name="T3174">его </text:span><text:span text:style-name="T3167">слову</text:span><text:span text:style-name="T2519">! </text:span><text:span text:style-name="T2520">Робин придумал </text:span><text:span text:style-name="T3165">и внедрил</text:span><text:span text:style-name="T2520"> </text:span><text:span text:style-name="T3165">принципиально </text:span><text:span text:style-name="T2520">новую форму правления, в которую он вложил все свои представления о</text:span><text:span text:style-name="T2538">б</text:span><text:span text:style-name="T2520"> </text:span><text:span text:style-name="T2538">истинной </text:span><text:span text:style-name="T2520">демократии. </text:span><text:span text:style-name="T3149">Здесь к</text:span><text:span text:style-name="T2520">аждый гражданин имел право </text:span><text:span text:style-name="T3182">голоса</text:span><text:span text:style-name="T2520"> </text:span><text:span text:style-name="T2523">по любому вопросу, начиная с </text:span><text:span text:style-name="T2524">того, чья очередь </text:span><text:span text:style-name="T2523">у</text:span><text:span text:style-name="T2524">би</text:span><text:span text:style-name="T2523">р</text:span><text:span text:style-name="T2524">ать </text:span><text:span text:style-name="T2523">территори</text:span><text:span text:style-name="T2525">ю</text:span><text:span text:style-name="T2523"> и заканчивая </text:span><text:span text:style-name="T3168">согласованием </text:span><text:span text:style-name="T2523">постройк</text:span><text:span text:style-name="T3168">и</text:span><text:span text:style-name="T2523"> новых </text:span><text:span text:style-name="T3169">сооружений</text:span><text:span text:style-name="T2523">. </text:span><text:span text:style-name="T3171">Любые</text:span><text:span text:style-name="T2526"> назначения на административные должности, </text:span><text:span text:style-name="T3171">в том числе и самого </text:span><text:span text:style-name="T2526">нижнего уровня, </text:span><text:span text:style-name="T3169">заранее и со всей </text:span><text:span text:style-name="T2526">тщательно</text:span><text:span text:style-name="T3169">стью</text:span><text:span text:style-name="T2526"> обсуждались всем</text:span><text:span text:style-name="T3170">и </text:span><text:span text:style-name="T3171">без исключения </text:span><text:span text:style-name="T3170">гражданами его государства</text:span><text:span text:style-name="T2526">. </text:span><text:span text:style-name="T3175">С первого дня пребывания здесь он пытался достичь именно этого</text:span><text:span text:style-name="T2527">, </text:span><text:span text:style-name="T3175">и</text:span><text:span text:style-name="T2527"> теперь </text:span><text:span text:style-name="T3175">с горестью осознавал</text:span><text:span text:style-name="T2527">, </text:span><text:span text:style-name="T3175">ч</text:span><text:span text:style-name="T3172">то </text:span><text:span text:style-name="T2527">все его мечты </text:span><text:span text:style-name="T3172">рухнут </text:span><text:span text:style-name="T3175">сразу </text:span><text:span text:style-name="T3177">же </text:span><text:span text:style-name="T3175">после того, как </text:span><text:span text:style-name="T3176">он покинет этот мир</text:span><text:span text:style-name="T2527">. </text:span><text:span text:style-name="T3183">Но теперь </text:span><text:span text:style-name="T2528">Робин было </text:span><text:span text:style-name="T3178">тесно связан с ним</text:span><text:span text:style-name="T2528"> множество</text:span><text:span text:style-name="T3178">м</text:span><text:span text:style-name="T2528"> приятных и счастливых воспоминаний. </text:span><text:span text:style-name="T3174">Здесь в</text:span><text:span text:style-name="T2530">се</text:span><text:span text:style-name="T2529"> стали настолько сплочёнными, что счастье и горести одного человека разделял</text:span><text:span text:style-name="T3179">и многие другие</text:span><text:span text:style-name="T2530">, окружавши</text:span><text:span text:style-name="T3179">е</text:span><text:span text:style-name="T2530"> его люд</text:span><text:span text:style-name="T3179">и</text:span><text:span text:style-name="T2530">.</text:span></text:p>
      <text:p text:style-name="P467">«<text:span text:style-name="T2531">Вы правы, профессор. Я </text:span><text:span text:style-name="T3184">должен </text:span><text:span text:style-name="T2531">верну</text:span><text:span text:style-name="T3184">ться</text:span><text:span text:style-name="T2531">, но мне </text:span><text:span text:style-name="T3184">безумно</text:span><text:span text:style-name="T2531"> жаль, что никогда больше мне не доведётся жить среди этих </text:span><text:span text:style-name="T3184">замечательных </text:span><text:span text:style-name="T2531">людей. </text:span><text:span text:style-name="T3185">Я сомневаюсь в том</text:span><text:span text:style-name="T3184">, что у меня получится </text:span><text:span text:style-name="T3185">легко </text:span><text:span text:style-name="T3184">приспособиться </text:span><text:span text:style-name="T2532">к </text:span><text:span text:style-name="T3184">условиям </text:span><text:span text:style-name="T2532">реально</text:span><text:span text:style-name="T3184">го</text:span><text:span text:style-name="T2532"> мир</text:span><text:span text:style-name="T3184">а после моего возвращения</text:span><text:span text:style-name="T2532">. </text:span><text:span text:style-name="T2537">У</text:span><text:span text:style-name="T2533">ехать отсюда </text:span><text:span text:style-name="T2535">по-настоящему просто </text:span><text:span text:style-name="T2533">невозможно — </text:span><text:span text:style-name="T3185">в своих воспоминаниях я останусь здесь навсегда</text:span><text:span text:style-name="T2534">!</text:span>»</text:p>
      <text:p text:style-name="P467">«<text:span text:style-name="T2536">Я рад, что ты </text:span><text:span text:style-name="T3186">сделал свой выбор</text:span><text:span text:style-name="T2536">. </text:span><text:span text:style-name="T3186">З</text:span><text:span text:style-name="T2540">наю</text:span><text:span text:style-name="T2538">, </text:span><text:span text:style-name="T3186">он </text:span><text:span text:style-name="T2538">был </text:span><text:span text:style-name="T3186">нелёгким</text:span><text:span text:style-name="T2538">, но, поверь мне, </text:span><text:span text:style-name="T2539">я не </text:span><text:span text:style-name="T3186">стал бы </text:span><text:span text:style-name="T2539">проси</text:span><text:span text:style-name="T3186">ть </text:span><text:span text:style-name="T2539">тебя уйти, если бы не был уверен в своих словах!»</text:span></text:p>
      <text:p text:style-name="P467">«<text:span text:style-name="T3186">У меня есть время на прощание</text:span><text:span text:style-name="T2541">?</text:span>»</text:p>
      <text:p text:style-name="P467">«<text:span text:style-name="T2541">Нет</text:span>» - <text:span text:style-name="T2541">ответил профессор после короткого раздумья.</text:span></text:p>
      <text:p text:style-name="P467"><text:soft-page-break/>«<text:span text:style-name="T2542">Если </text:span><text:span text:style-name="T3187">уйдёшь от них не попрощавшись</text:span><text:span text:style-name="T2542">, то они </text:span><text:span text:style-name="T3187">обязательно подумают</text:span><text:span text:style-name="T2542">, что </text:span><text:span text:style-name="T3187">с тебя подстрелили</text:span><text:span text:style-name="T2542">, пока ты </text:span><text:span text:style-name="T2544">летал над чужими землями</text:span><text:span text:style-name="T2542">. </text:span><text:span text:style-name="T2543">Обрати внимание </text:span><text:span text:style-name="T3187">на то, как усилился ветер</text:span><text:span text:style-name="T2543"> — если не ошибаюсь, то вскоре </text:span><text:span text:style-name="T3187">начнётся</text:span><text:span text:style-name="T2543"> буря!</text:span>»</text:p>
      <text:p text:style-name="P467">«<text:span text:style-name="T3188">Я всё понял</text:span><text:span text:style-name="T2545">. </text:span><text:span text:style-name="T2547">Наверное</text:span><text:span text:style-name="T2545">, вы правы. </text:span><text:span text:style-name="T2546">Так</text:span><text:span text:style-name="T3189">им образом люди не подумают</text:span><text:span text:style-name="T2546">, что я </text:span><text:span text:style-name="T3189">трусливо сбежал от них и</text:span><text:span text:style-name="T2547">, возможно, будут вспоминать обо мне с теплотой </text:span><text:span text:style-name="T3189">в их </text:span><text:span text:style-name="T2547">сердцах.</text:span>»</text:p>
      <text:p text:style-name="P467"/>
      <text:p text:style-name="P468">Теперь, <text:span text:style-name="T3190">после принятия решения о возвращении </text:span>Робин<text:span text:style-name="T3190">а</text:span>, все <text:span text:style-name="T3190">его </text:span>дальнейшие действия сводились к <text:span text:style-name="T3190">единственному</text:span> вопросу — как <text:span text:style-name="T3193">это </text:span>сделать? <text:span text:style-name="T2551">В </text:span><text:span text:style-name="T3193">мир </text:span><text:span text:style-name="T2551">будуще</text:span><text:span text:style-name="T3193">го</text:span><text:span text:style-name="T2551"> он попал, совершив путешествие во времени из своей спал</text:span><text:span text:style-name="T2552">ьни на Девоншир-роуд. </text:span><text:span text:style-name="T2553">Было </text:span><text:span text:style-name="T3191">бы </text:span><text:span text:style-name="T2553">логичным предположить, что </text:span><text:span text:style-name="T3191">в его </text:span><text:span text:style-name="T3194">нынешней</text:span><text:span text:style-name="T2553"> </text:span><text:span text:style-name="T3191">ситуации </text:span><text:span text:style-name="T2553">ему следует </text:span><text:span text:style-name="T3191">снова </text:span><text:span text:style-name="T2554">отправиться</text:span><text:span text:style-name="T2553"> на Девоншир-роуд и поискать </text:span><text:span text:style-name="T3191">то </text:span><text:span text:style-name="T2553">место, </text:span><text:span text:style-name="T3191">где </text:span><text:span text:style-name="T2553">когда-то располагался его дом, </text:span><text:span text:style-name="T3192">а</text:span><text:span text:style-name="T2553"> оттуда попытаться вернуться в </text:span><text:span text:style-name="T3194">прошлое</text:span><text:span text:style-name="T2553">. </text:span><text:span text:style-name="T2555">Однако это была всего лишь догадка, поскольку никто </text:span><text:span text:style-name="T3195">из них </text:span><text:span text:style-name="T2555">не </text:span><text:span text:style-name="T3195">обладал достоверными</text:span><text:span text:style-name="T2555"> сведени</text:span><text:span text:style-name="T3195">ями</text:span><text:span text:style-name="T2555"> о п</text:span><text:span text:style-name="T3195">утешествиях</text:span><text:span text:style-name="T2555"> во времени. </text:span><text:span text:style-name="T3195">Но д</text:span><text:span text:style-name="T2556">ругих предположений </text:span><text:span text:style-name="T3195">попросту не имелось, и </text:span><text:span text:style-name="T2556">было решено </text:span><text:span text:style-name="T3195">прорабатывать</text:span><text:span text:style-name="T2556"> </text:span><text:span text:style-name="T2557">именно </text:span><text:span text:style-name="T2556">этот вариант.</text:span></text:p>
      <text:p text:style-name="P469">Робин бродил по своему временному пристанищу, осматривая его напоследок и стараясь запомнить каждую <text:span text:style-name="T3196">приятную для сердца </text:span>мелочь, прежде чем покинуть его навсегда. <text:span text:style-name="T2559">Затем, подхватив пальто, он </text:span><text:span text:style-name="T2561">быстро </text:span><text:span text:style-name="T2559">вышел наружу — </text:span><text:span text:style-name="T2560">на </text:span><text:span text:style-name="T2559">его глазах </text:span><text:span text:style-name="T3196">за</text:span><text:span text:style-name="T2559">блестели слёзы. </text:span><text:span text:style-name="T2562">Ветер дул с удвоенной силой, завывая, словно от гнева, и над землёй, вдаль, неслись ч</text:span><text:span text:style-name="T2573">ё</text:span><text:span text:style-name="T2562">рные грозовые тучи. Грянул гром и заглушил своим раскатом шум проливного дождя. Вслед за ним, </text:span><text:span text:style-name="T2563">небо </text:span><text:span text:style-name="T3197">разрезала </text:span><text:span text:style-name="T2563">молния, осветив своим ярким </text:span><text:span text:style-name="T3198">холодным</text:span><text:span text:style-name="T2563"> светом ночно</text:span><text:span text:style-name="T3197">й небосвод</text:span><text:span text:style-name="T2563">. </text:span><text:span text:style-name="T3199">Вспышки</text:span><text:span text:style-name="T2564">, </text:span><text:span text:style-name="T3199">следовавшие одна за другой,</text:span><text:span text:style-name="T2564"> освеща</text:span><text:span text:style-name="T3199">ли</text:span><text:span text:style-name="T2564"> е</text:span><text:span text:style-name="T2565">му</text:span><text:span text:style-name="T2564"> дорогу в кромешной тьме, царившей на пустынных улицах. </text:span><text:span text:style-name="T3199">Разразившаяся б</text:span><text:span text:style-name="T2566">уря напом</text:span><text:span text:style-name="T3200">инала ту</text:span><text:span text:style-name="T2567"> </text:span><text:span text:style-name="T3199">жутк</text:span><text:span text:style-name="T3200">ую</text:span><text:span text:style-name="T3199"> </text:span><text:span text:style-name="T2566">ноч</text:span><text:span text:style-name="T3200">ь</text:span><text:span text:style-name="T2566">, </text:span><text:span text:style-name="T3200">в которую</text:span><text:span text:style-name="T2566"> он </text:span><text:span text:style-name="T3199">растерзал</text:span><text:span text:style-name="T2566"> </text:span><text:span text:style-name="T3199">мистера Уи</text:span><text:span text:style-name="T3202">т</text:span><text:span text:style-name="T3199">ли, </text:span><text:span text:style-name="T2566">отца Элисон.</text:span></text:p>
      <text:p text:style-name="P470"><text:span text:style-name="T3201">Накатившие воспоминания </text:span><text:span text:style-name="T3202">оказались полезными</text:span><text:span text:style-name="T2574"> </text:span>— он припом<text:span text:style-name="T3207">нил</text:span> как, <text:span text:style-name="T3203">будучи в облике птицы, </text:span>возвращался <text:span text:style-name="T3203">от</text:span> дома Ника <text:span text:style-name="T3204">обратно</text:span>, на Девоншир-роуд, <text:span text:style-name="T3204">и таким образом </text:span><text:span text:style-name="T2582">пыт</text:span><text:span text:style-name="T3204">ался </text:span><text:span text:style-name="T2575">отыск</text:span><text:span text:style-name="T3204">ать</text:span><text:span text:style-name="T2582"> </text:span><text:span text:style-name="T2575">правильный путь.</text:span></text:p>
      <text:p text:style-name="P471"><text:span text:style-name="T3206">П</text:span><text:span text:style-name="T3205">утешествие</text:span> пох<text:span text:style-name="T3205">одило</text:span> на прогулк<text:span text:style-name="T2583">у</text:span> во сне, словно какая-то магнетическая сила влекла его в нужное место. Прибыв <text:span text:style-name="T3208">в точку назначения</text:span>, он <text:span text:style-name="T3208">без отлагательств вышел на связь </text:span>с профессором Фержером.</text:p>
      <text:p text:style-name="P471">«Я <text:span text:style-name="T3209">на месте</text:span>. Что <text:span text:style-name="T2576">мне </text:span><text:span text:style-name="T3209">д</text:span><text:span text:style-name="T2576">елать </text:span><text:span text:style-name="T3209">дальше</text:span>? Как вернуться <text:span text:style-name="T3209">к вам</text:span>?»</text:p>
      <text:p text:style-name="P471">«<text:span text:style-name="T3210">Пока что не могу сказать ничего определённого</text:span><text:span text:style-name="T2576">. </text:span><text:span text:style-name="T3211">Просто</text:span><text:span text:style-name="T2576"> не знаю. </text:span><text:span text:style-name="T2577">Держи нас в курсе того, что видишь и чувствуешь. </text:span><text:span text:style-name="T2578">Мы </text:span><text:span text:style-name="T3212">обязательно </text:span><text:span text:style-name="T2578">придумаем </text:span><text:span text:style-name="T3212">что-нибудь</text:span>».</text:p>
      <text:p text:style-name="P472">Скрестив ноги, Робин <text:span text:style-name="T3213">уселся</text:span> <text:span text:style-name="T3213">на земле </text:span>в поз<text:span text:style-name="T3213">е</text:span> <text:span text:style-name="T3213">лотоса</text:span>. <text:span text:style-name="T2579">Он сосредоточил</text:span><text:span text:style-name="T3214">ся</text:span><text:span text:style-name="T2579">, </text:span><text:span text:style-name="T3214">пытаясь выудить из памяти образ своего жилища</text:span><text:span text:style-name="T2579">, </text:span><text:span text:style-name="T2580">и затем погрузил себя в </text:span><text:span text:style-name="T3214">состояние </text:span><text:span text:style-name="T2580">глубок</text:span><text:span text:style-name="T3214">ого</text:span><text:span text:style-name="T2580"> транс</text:span><text:span text:style-name="T3214">а</text:span><text:span text:style-name="T2580">.</text:span></text:p>
      <text:p text:style-name="P472">«<text:span text:style-name="T2581">Я </text:span><text:span text:style-name="T3215">в своей комнате..</text:span><text:span text:style-name="T2581"> </text:span><text:span text:style-name="T3215">Я просыпаюсь в своей постели..</text:span>» - <text:span text:style-name="T3215">начал </text:span><text:span text:style-name="T2581">мысленно повторять он </text:span><text:span text:style-name="T3215">снова и снова</text:span><text:span text:style-name="T2581">. </text:span><text:span text:style-name="T2584">Внезапно к нему пришло ощущение лёгкости, словно какая-то сила свыше тянула его вверх, подальше от </text:span><text:span text:style-name="T3215">бренн</text:span><text:span text:style-name="T3216">ости</text:span><text:span text:style-name="T3215"> </text:span><text:span text:style-name="T3216">всего </text:span><text:span text:style-name="T2584">зем</text:span><text:span text:style-name="T3216">ного</text:span><text:span text:style-name="T2584">.</text:span></text:p>
      <text:p text:style-name="P472">«<text:span text:style-name="T2585">Робин, иди ко мне! Мои руки протянуты </text:span><text:span text:style-name="T3219">к тебе</text:span><text:span text:style-name="T2585"> — держись за них </text:span><text:span text:style-name="T3217">крепче</text:span><text:span text:style-name="T2585">, </text:span><text:span text:style-name="T3217">и</text:span><text:span text:style-name="T2585"> я </text:span><text:span text:style-name="T3219">смогу вывести тебя из этого мира</text:span>».</text:p>
      <text:p text:style-name="P472">«<text:span text:style-name="T3220">Но я</text:span><text:span text:style-name="T2585"> не могу! Я </text:span><text:span text:style-name="T3218">же </text:span><text:span text:style-name="T2585">ничего не вижу!</text:span>»</text:p>
      <text:p text:style-name="P472">«<text:span text:style-name="T3220">Не видишь</text:span><text:span text:style-name="T2586">? Почему? Что мешает тебе увидеть?</text:span>»</text:p>
      <text:p text:style-name="P472">«<text:span text:style-name="T2587">Профессор, мои глаза ослепляет ярк</text:span><text:span text:style-name="T3220">ое белое свечение</text:span><text:span text:style-name="T2587">. Мне больно смотреть сквозь него и </text:span><text:span text:style-name="T3220">поэтому </text:span><text:span text:style-name="T2587">приходится прикрывать глаза </text:span><text:span text:style-name="T3220">рукой</text:span><text:span text:style-name="T2587">.</text:span>»</text:p>
      <text:p text:style-name="P472">«<text:span text:style-name="T2588">Это </text:span><text:span text:style-name="T3221">свечение</text:span><text:span text:style-name="T2588"> — он</text:span><text:span text:style-name="T3221">о</text:span><text:span text:style-name="T2588"> повсюду или только перед тобой?</text:span>»</text:p>
      <text:p text:style-name="P473">Робин осмотрелся по сторонам, <text:span text:style-name="T3222">и снова заговорил</text:span>:</text:p>
      <text:p text:style-name="P473">«Позади меня — там, откуда я приш<text:span text:style-name="T3222">ё</text:span>л, он<text:span text:style-name="T3222">о</text:span> есть. <text:span text:style-name="T2589">Слева и справа </text:span><text:span text:style-name="T3222">от меня </text:span><text:span text:style-name="T2590">виднеются многочисленные тёмные тропы. Какую из них </text:span><text:span text:style-name="T3222">я должен</text:span><text:span text:style-name="T2590"> выбрать?</text:span>»</text:p>
      <text:p text:style-name="P473">«<text:span text:style-name="T2591">Робин! Ни в коем случае не уходи с пути, освещённого ярким светом. </text:span><text:span text:style-name="T2592">Не могу объяснить этого </text:span><text:span text:style-name="T3223">словами</text:span><text:span text:style-name="T2592">, инстинкт подсказывает мне, что ты должен следовать за ярким светом, иначе ты потеряешься и уже никогда не сможешь вернуться </text:span><text:span text:style-name="T3223">домой</text:span><text:span text:style-name="T2592">! </text:span><text:span text:style-name="T2593">Твой разум будет </text:span><text:span text:style-name="T2594">обречён на вечные </text:span><text:span text:style-name="T3224">блуждания</text:span><text:span text:style-name="T2594">!</text:span>»</text:p>
      <text:p text:style-name="P473"><text:soft-page-break/>«<text:span text:style-name="T2595">Но </text:span><text:span text:style-name="T3224">этот путь мне совсем не по душе</text:span><text:span text:style-name="T2595">! От него исходит сильный жар, </text:span><text:span text:style-name="T3224">а</text:span><text:span text:style-name="T2595"> мои глаза </text:span><text:span text:style-name="T3225">невыносимо болят</text:span><text:span text:style-name="T2595">! Если </text:span><text:span text:style-name="T3235">я должен</text:span><text:span text:style-name="T2595"> </text:span><text:span text:style-name="T3226">идти </text:span><text:span text:style-name="T2595">в этом направлении, то мне придётся </text:span><text:span text:style-name="T3226">открыть их, и я ослепну</text:span><text:span text:style-name="T2595">!</text:span>»</text:p>
      <text:p text:style-name="P473">«<text:span text:style-name="T2596">Робин, прикрой веки, но не смыкай их полностью, и слушай мой голос. </text:span><text:span text:style-name="T2597">Представь, что голос — это верёвка, обв</text:span><text:span text:style-name="T3227">итая</text:span><text:span text:style-name="T2597"> вокруг твоей талии, и что она тянет тебя ко мне. </text:span><text:span text:style-name="T2598">Просто держись за </text:span><text:span text:style-name="T2599">неё </text:span><text:span text:style-name="T3228">по</text:span><text:span text:style-name="T2599">крепче!</text:span>»</text:p>
      <text:p text:style-name="P474">Профессор Фержер продолжал взывать к Робину своим ровным, монотонным голосом:</text:p>
      <text:p text:style-name="P474">«<text:span text:style-name="T2600">Робин, иди ко мне!</text:span>»</text:p>
      <text:p text:style-name="P475">Пока юноша шёл по освещённому пути, <text:span text:style-name="T3229">к нему</text:span> со всех сторон <text:span text:style-name="T3229">обращались</text:span> голоса, <text:span text:style-name="T3229">умолявшие</text:span> его при<text:span text:style-name="T3229">соединиться</text:span> к ним, и из глубин тёмных троп <text:span text:style-name="T3230">в его сторону</text:span> тянулось множество рук. До него доносились <text:span text:style-name="T3239">от</text:span>звуки чьих-то невнятных речей, из которых он не мог <text:span text:style-name="T2601">вычленить</text:span> ни <text:span text:style-name="T3230">единого</text:span> слова. <text:span text:style-name="T2601">Внезапно </text:span><text:span text:style-name="T2606">послышалось</text:span><text:span text:style-name="T2602"> </text:span><text:span text:style-name="T3702">чьё-то </text:span><text:span text:style-name="T3236">завораживающее</text:span><text:span text:style-name="T2601"> пение, </text:span><text:span text:style-name="T3231">как </text:span><text:span text:style-name="T2602">будто один из ангелов явился сюда </text:span><text:span text:style-name="T3231">с небес </text:span><text:span text:style-name="T2602">и </text:span><text:span text:style-name="T2603">одаривает </text:span><text:span text:style-name="T3231">всех присутствующих божественн</text:span><text:span text:style-name="T3232">ым звучанием своего голоса</text:span><text:span text:style-name="T2603">. </text:span><text:span text:style-name="T2607">Оно было настолько </text:span><text:span text:style-name="T3237">чудесным</text:span><text:span text:style-name="T2607">, что Робин</text:span><text:span text:style-name="T3238">а</text:span><text:span text:style-name="T2607"> </text:span><text:span text:style-name="T3238">тотчас же </text:span><text:span text:style-name="T3233">неудержимо</text:span><text:span text:style-name="T2607"> </text:span><text:span text:style-name="T3238">потянуло к </text:span><text:span text:style-name="T2607">обладател</text:span><text:span text:style-name="T3238">ю </text:span><text:span text:style-name="T3239">этого </text:span><text:span text:style-name="T2607">голоса, </text:span><text:span text:style-name="T3240">чтобы насладиться его красотой и, </text:span><text:span text:style-name="T3238">может быть, стать </text:span><text:span text:style-name="T3676">его</text:span><text:span text:style-name="T3238"> другом</text:span><text:span text:style-name="T2607">. </text:span><text:span text:style-name="T3241">Пение вселяло в его душу спокойствие и умиротворение, и он слушал его с неописуемым </text:span><text:span text:style-name="T3243">удовольствием и </text:span><text:span text:style-name="T3242">восторгом</text:span><text:span text:style-name="T3241">. </text:span><text:span text:style-name="T3243">Робину казалось</text:span><text:span text:style-name="T2608">, </text:span><text:span text:style-name="T3243">что он медленно скользит вниз </text:span><text:span text:style-name="T3244">по течению </text:span><text:span text:style-name="T3243">по водам одной из райских рек</text:span><text:span text:style-name="T2608">, отринув от себя все заботы </text:span><text:span text:style-name="T3243">суетных дней</text:span><text:span text:style-name="T2609">.</text:span></text:p>
      <text:p text:style-name="P476"><text:span text:style-name="T3703">О</text:span>н <text:span text:style-name="T3703">ощущал себя так</text:span>, <text:span text:style-name="T3703">словно его</text:span> <text:span text:style-name="T3703">уносит потоком</text:span><text:span text:style-name="T3245"> </text:span>в сторону голоса — такого же <text:span text:style-name="T2613">кристально </text:span>чистого, <text:span text:style-name="T3703">как</text:span> вода, стекающая по склону горы с ледяной шапки её вершины.</text:p>
      <text:p text:style-name="P477"><text:span text:style-name="T3245">До Робина доносились </text:span><text:span text:style-name="T2610">и </text:span>другие голоса, <text:span text:style-name="T3245">призывавшие</text:span> его к себе:</text:p>
      <text:p text:style-name="P477">«<text:span text:style-name="T2611">Ты почти </text:span><text:span text:style-name="T3246">у </text:span><text:span text:style-name="T2611">цели. Осталось совсем </text:span><text:span text:style-name="T3246">немного</text:span><text:span text:style-name="T2611">, и ты будешь </text:span><text:span text:style-name="T3246">купаться в</text:span><text:span text:style-name="T2611"> эт</text:span><text:span text:style-name="T3246">о</text:span><text:span text:style-name="T2611">м </text:span><text:span text:style-name="T2612">божественн</text:span><text:span text:style-name="T3246">о</text:span><text:span text:style-name="T2612">м звучани</text:span><text:span text:style-name="T3246">и вечно</text:span><text:span text:style-name="T2612">!</text:span>»</text:p>
      <text:p text:style-name="P478">Он следовал за волнообразно двигавшимися руками и ему казалось, что они направляют его <text:span text:style-name="T2614">в сторону голоса. </text:span><text:span text:style-name="T2615">Этот голос, </text:span><text:span text:style-name="T3247">словно</text:span><text:span text:style-name="T2615"> голос </text:span><text:span text:style-name="T3400">мифической с</text:span><text:span text:style-name="T2615">ирены, завораживал его и притягивал к себе </text:span><text:span text:style-name="T3247">своей </text:span><text:span text:style-name="T3410">сверхъестественной</text:span><text:span text:style-name="T3247"> силой</text:span><text:span text:style-name="T2615">. </text:span><text:span text:style-name="T2616">Его глаза были широко </text:span><text:span text:style-name="T3443">раскрыты</text:span><text:span text:style-name="T2616">, </text:span><text:span text:style-name="T3411">но</text:span><text:span text:style-name="T2616"> яркий свет больше не причинял </text:span><text:span text:style-name="T3247">им вреда</text:span><text:span text:style-name="T2616"> — </text:span><text:span text:style-name="T3412">боль</text:span><text:span text:style-name="T2616"> </text:span><text:span text:style-name="T3412">осталась </text:span><text:span text:style-name="T2616">где-то далеко позади </text:span><text:span text:style-name="T3412">него</text:span><text:span text:style-name="T2616">.</text:span></text:p>
      <text:p text:style-name="P478">«<text:span text:style-name="T2617">Робин! Где ты сейчас? Что случилось с </text:span><text:span text:style-name="T3248">белым свечением</text:span><text:span text:style-name="T2617">?</text:span>»</text:p>
      <text:p text:style-name="P478">«<text:span text:style-name="T3083">Пот</text:span><text:span text:style-name="T2618">ише, профессор Фержер! Вы заглушаете </text:span><text:span text:style-name="T2619">пение</text:span><text:span text:style-name="T2618">! Послушайте, как</text:span><text:span text:style-name="T2619">ое</text:span><text:span text:style-name="T2618"> он</text:span><text:span text:style-name="T2619">о</text:span><text:span text:style-name="T2618"> чист</text:span><text:span text:style-name="T2619">ое</text:span><text:span text:style-name="T2618">! </text:span><text:span text:style-name="T3677">Обладатель </text:span><text:span text:style-name="T3701">этого</text:span><text:span text:style-name="T3677"> голоса, должно быть, </text:span><text:span text:style-name="T3701">невероятно красив — как телесно, так и духовно, </text:span><text:span text:style-name="T2620">и </text:span><text:span text:style-name="T3082">мне </text:span><text:span text:style-name="T3677">просто необходимо сейчас же встретиться с ним</text:span>» - <text:span text:style-name="T3701">с раздражением </text:span><text:span text:style-name="T2621">ответил ему Робин.</text:span></text:p>
      <text:p text:style-name="P479">Голос профессора становился всё тиш<text:span text:style-name="T3249">е и тише...</text:span></text:p>
      <text:p text:style-name="P479">«<text:span text:style-name="T2622">Робин?! Робин!!!</text:span>» - <text:span text:style-name="T2622">встревоженно </text:span><text:span text:style-name="T3413">воскликнул</text:span><text:span text:style-name="T2622"> профессор.</text:span></text:p>
      <text:p text:style-name="P480">«Ты не должен позвол<text:span text:style-name="T3414">и</text:span>ть этому голосу <text:span text:style-name="T3250">запутать тебя и заморочить</text:span>! В конце пути, по которому ты <text:span text:style-name="T2625">двигаешься</text:span>, ни<text:span text:style-name="T3251">кого</text:span> нет! <text:span text:style-name="T2623">Это уловка! </text:span><text:span text:style-name="T3252">Ты слышишь</text:span><text:span text:style-name="T2623"> эхо от голосов заблу</text:span><text:span text:style-name="T3252">дившихся </text:span><text:span text:style-name="T2623"><text:s/>душ! </text:span><text:span text:style-name="T2624">Они — зло! Они завладели тобой!</text:span>»</text:p>
      <text:p text:style-name="P481">«За <text:span text:style-name="T3252">таким</text:span> пением не может скрываться <text:span text:style-name="T3253">никакого </text:span>зл<text:span text:style-name="T2633">а</text:span>! Оно <text:span text:style-name="T2632">слишком </text:span>прекрасно!»</text:p>
      <text:p text:style-name="P481">«<text:span text:style-name="T2634">Робин, </text:span><text:span text:style-name="T3254">не испытывай моё терпение</text:span><text:span text:style-name="T2634">! Послушай меня! Следуй за моим голосом обратно к яркому свету и не обращай внимания на пение, </text:span><text:span text:style-name="T3255">иначе ты потеряешься и уже никогда не сможешь найти выход</text:span><text:span text:style-name="T2634">! </text:span><text:span text:style-name="T2635">Т</text:span><text:span text:style-name="T3256">воя жизнь не </text:span><text:span text:style-name="T3257">представляет для</text:span><text:span text:style-name="T3256"> </text:span><text:span text:style-name="T3444">З</text:span><text:span text:style-name="T3256">л</text:span><text:span text:style-name="T3257">а никакой ценности</text:span><text:span text:style-name="T2635">, у </text:span><text:span text:style-name="T3256">него</text:span><text:span text:style-name="T2635"> совсем </text:span><text:span text:style-name="T2636">иные</text:span><text:span text:style-name="T2635"> </text:span><text:span text:style-name="T3256">причины</text:span><text:span text:style-name="T2635"> удерживать </text:span><text:span text:style-name="T3675">тебя </text:span><text:span text:style-name="T3257">и не отпускать</text:span><text:span text:style-name="T2635">!</text:span>»</text:p>
      <text:p text:style-name="P482">Голос профессора прервал пение <text:span text:style-name="T3258">и</text:span><text:span text:style-name="T2637"> </text:span>вместо него <text:span text:style-name="T3258">послышался</text:span> смех ребёнка, потеш<text:span text:style-name="T3259">ающегося </text:span>над глупостью Робина:</text:p>
      <text:p text:style-name="P482">«<text:span text:style-name="T2638">Ты заблудился! </text:span><text:span text:style-name="T2639">Тебе </text:span><text:span text:style-name="T3259">уже </text:span><text:span text:style-name="T2639">не </text:span><text:span text:style-name="T3259">отыскать</text:span><text:span text:style-name="T2639"> пути назад</text:span><text:span text:style-name="T2638">! </text:span><text:span text:style-name="T3259">Зачем ты смотришь по сторонам</text:span><text:span text:style-name="T2638">, </text:span><text:span text:style-name="T3259">ведь </text:span><text:span text:style-name="T2638">ты уже целую вечность </text:span><text:span text:style-name="T2643">бродишь</text:span><text:span text:style-name="T2638"> по кругу! </text:span><text:span text:style-name="T2642">Куда</text:span><text:span text:style-name="T2640"> ты соб</text:span><text:span text:style-name="T3259">рался</text:span><text:span text:style-name="T2640"> идти? </text:span><text:span text:style-name="T2641">Вот в</text:span><text:span text:style-name="T2640">идишь, ты </text:span><text:span text:style-name="T3259">сам </text:span><text:span text:style-name="T2640">не знаешь!</text:span>»</text:p>
      <text:p text:style-name="P482">«<text:span text:style-name="T2642">Робин!</text:span>» - <text:span text:style-name="T2642">кричал профессор издалека,</text:span></text:p>
      <text:p text:style-name="P482">«<text:span text:style-name="T2642">Следуй за моим голосом! Просто следуй за ним! Когда он станет громче, ты поймёшь, что двигаешься в правильном направлении! </text:span><text:span text:style-name="T2644">Просто слушай его и позволь мне направ</text:span><text:span text:style-name="T3415">ить</text:span><text:span text:style-name="T2644"> тебя!</text:span>»</text:p>
      <text:p text:style-name="P483">Снова заговорили заблудшие души:</text:p>
      <text:p text:style-name="P483">«Лучше оставь свои тщетные попытки спастись! <text:span text:style-name="T3260">В этом нет никакого смысла</text:span>! <text:span text:style-name="T2645">Отсюда нет выхода!</text:span>»</text:p>
      <text:p text:style-name="P483">«<text:span text:style-name="T3260">Я не верю вашим словам</text:span><text:span text:style-name="T2646">! Я буду слушать только профессора! Он мой друг, а вы — нет!!!</text:span>»</text:p>
      <text:p text:style-name="P483"><text:soft-page-break/></text:p>
      <text:p text:style-name="P484"><text:span text:style-name="T3261">Разорвав пелену морока, </text:span>Робин переста<text:span text:style-name="T3416">л</text:span> обращать внимание на потусторонние голоса и сосредоточился на <text:span text:style-name="T2647">речах </text:span>профессора. <text:span text:style-name="T2647">Он уже почти вы</text:span><text:span text:style-name="T2650">шел</text:span><text:span text:style-name="T2647"> на верный путь, но </text:span><text:span text:style-name="T2648">тут, </text:span><text:span text:style-name="T2647">внезапно, св</text:span><text:span text:style-name="T2650">ернул</text:span><text:span text:style-name="T2647"> </text:span><text:span text:style-name="T2649">не на ту тропу</text:span><text:span text:style-name="T2647">, и голос профессора, </text:span><text:span text:style-name="T2650">как и прежде, </text:span><text:span text:style-name="T2652">начал </text:span><text:span text:style-name="T3262">медленно</text:span><text:span text:style-name="T2651"> ослабевать</text:span><text:span text:style-name="T2647">. </text:span><text:span text:style-name="T2653">Развернувшись, он по</text:span><text:span text:style-name="T3262">брёл</text:span><text:span text:style-name="T2653"> </text:span><text:span text:style-name="T3262">в обратную сторону</text:span><text:span text:style-name="T2653">, пока </text:span><text:span text:style-name="T3262">не </text:span><text:span text:style-name="T3418">убедился в том</text:span><text:span text:style-name="T3262">, что </text:span><text:span text:style-name="T2653">голос снова </text:span><text:span text:style-name="T3417">за</text:span><text:span text:style-name="T3262">звуча</text:span><text:span text:style-name="T3417">л</text:span><text:span text:style-name="T3262"> </text:span><text:span text:style-name="T2653">громче. </text:span><text:span text:style-name="T2654">Он </text:span><text:span text:style-name="T2657">уже </text:span><text:span text:style-name="T2654">почти добрался — </text:span><text:span text:style-name="T3262">впереди, </text:span><text:span text:style-name="T2655">с</text:span><text:span text:style-name="T3262">реди</text:span><text:span text:style-name="T2654"> </text:span><text:span text:style-name="T2656">плотн</text:span><text:span text:style-name="T3262">ого</text:span><text:span text:style-name="T2656"> </text:span><text:span text:style-name="T3262">и </text:span><text:span text:style-name="T2656">мрачн</text:span><text:span text:style-name="T3262">ого</text:span><text:span text:style-name="T2654"> туман</text:span><text:span text:style-name="T3262">а, </text:span><text:span text:style-name="T2654"><text:s/>смутно </text:span><text:span text:style-name="T2661">различался</text:span><text:span text:style-name="T2655"> </text:span><text:span text:style-name="T2660">неясный, </text:span><text:span text:style-name="T3262">е</text:span><text:span text:style-name="T3263">два</text:span><text:span text:style-name="T3262"> заметный</text:span><text:span text:style-name="T2654"> </text:span><text:span text:style-name="T3262">проблеск</text:span><text:span text:style-name="T2654">. </text:span><text:span text:style-name="T2655">Подойдя ближе, </text:span><text:span text:style-name="T2663">Робин</text:span><text:span text:style-name="T2655"> увидел </text:span><text:span text:style-name="T2658">направленный вниз </text:span><text:span text:style-name="T2662">свет</text:span><text:span text:style-name="T2658">, </text:span><text:span text:style-name="T2659">напом</text:span><text:span text:style-name="T2663">инавший</text:span><text:span text:style-name="T2659"> </text:span><text:span text:style-name="T3264">робкий </text:span><text:span text:style-name="T2662">луч</text:span><text:span text:style-name="T2658"> утренне</text:span><text:span text:style-name="T2659">го</text:span><text:span text:style-name="T2658"> солнц</text:span><text:span text:style-name="T2659">а</text:span><text:span text:style-name="T2658">, </text:span><text:span text:style-name="T3264">пытавшийся </text:span><text:span text:style-name="T2658">пробиться сквозь </text:span><text:span text:style-name="T3264">запылившееся</text:span><text:span text:style-name="T2658"> стекло в каком-то старом заброшенном особняке.</text:span></text:p>
      <text:p text:style-name="P485">От неожиданности Робин подпрыгнул. Волосы на его затылке встали дыбом, когда он услышал позади себя пронзительный <text:span text:style-name="T2666">визг</text:span>. Он оглянулся, но не увидел ровным счётом ничего. <text:span text:style-name="T2664">Из туманных глубин п</text:span>ослышал<text:span text:style-name="T2664">ись глухие стуки</text:span>, похо<text:span text:style-name="T2664">дившие</text:span> на <text:span text:style-name="T3445">эхо</text:span><text:span text:style-name="T2664"> от его </text:span>собственны<text:span text:style-name="T2664">х</text:span> шаг<text:span text:style-name="T2664">ов</text:span>.</text:p>
      <text:p text:style-name="P485">«Не <text:span text:style-name="T2665">отвлекайся на них!</text:span>» - <text:span text:style-name="T2665">убеждал его профессор,</text:span></text:p>
      <text:p text:style-name="P485">«<text:span text:style-name="T2665">Они не </text:span><text:span text:style-name="T3264">с</text:span><text:span text:style-name="T2665">могут навредить тебе. Сконцентрируйся на мне, на моём голосе!</text:span>»</text:p>
      <text:p text:style-name="P486">Робин продолжал идти таким же <text:span text:style-name="T3264">неспешным</text:span> шагом, что и раньше. <text:span text:style-name="T2666">Сквозь туман </text:span><text:span text:style-name="T3264">уже </text:span><text:span text:style-name="T2666">проглядывался яркий свет, </text:span><text:span text:style-name="T2667">словно в конце тоннеля.</text:span></text:p>
      <text:p text:style-name="P487"><text:span text:style-name="T2668">Теперь </text:span><text:span text:style-name="T3264">он</text:span> был <text:span text:style-name="T3264">уже </text:span><text:span text:style-name="T2668">очень</text:span> близко, <text:span text:style-name="T2668">и</text:span> Робину <text:span text:style-name="T3264">по</text:span>казалось, что <text:span text:style-name="T3264">можно </text:span>протянуть руку и <text:span text:style-name="T3264">прикоснуться</text:span> <text:span text:style-name="T3264">к нему</text:span>.</text:p>
      <text:p text:style-name="P487">«<text:span text:style-name="T2669">Профессор! Вы видите? Я почти </text:span><text:span text:style-name="T3265">на месте,</text:span><text:span text:style-name="T2669"> </text:span><text:span text:style-name="T3265">мне о</text:span><text:span text:style-name="T2670">сталось </text:span><text:span text:style-name="T3265">пройти </text:span><text:span text:style-name="T2670">всего несколько шагов. </text:span><text:span text:style-name="T2671">Скоро я вернусь к вам — туда, г</text:span><text:span text:style-name="T3265">де должен быть</text:span><text:span text:style-name="T2671">!</text:span>»</text:p>
      <text:p text:style-name="P487">«<text:span text:style-name="T2672">Всё верно, Робин! </text:span><text:span text:style-name="T2673">Иди на мой голос, </text:span><text:span text:style-name="T3266">и постарайся не сбиваться</text:span><text:span text:style-name="T2674"> </text:span><text:span text:style-name="T3266">с </text:span><text:span text:style-name="T2674">правильн</text:span><text:span text:style-name="T3266">ого</text:span><text:span text:style-name="T2674"> пут</text:span><text:span text:style-name="T3266">и</text:span><text:span text:style-name="T2674">!</text:span>»</text:p>
      <text:p text:style-name="P487"/>
      <text:p text:style-name="P488">В конце концов о<text:span text:style-name="T3267">н пришёл</text:span>. <text:span text:style-name="T3267">П</text:span>рищури<text:span text:style-name="T3267">вшись</text:span> <text:span text:style-name="T3267">на мгновение</text:span>, <text:span text:style-name="T3267">чтобы</text:span> глаза привык<text:span text:style-name="T3267">ли</text:span> к яркому <text:span text:style-name="T3267">свету,</text:span> <text:span text:style-name="T2675">Робин </text:span><text:span text:style-name="T3267">взглянул</text:span><text:span text:style-name="T2675"> себе под ноги и увидел самую странную </text:span><text:span text:style-name="T3267">картину</text:span><text:span text:style-name="T2675"> из тех, что ему доводилось </text:span><text:span text:style-name="T3446">когда-либо</text:span><text:span text:style-name="T3267"> </text:span><text:span text:style-name="T2675">видеть. </text:span><text:span text:style-name="T2676">Вокруг </text:span><text:span text:style-name="T3267">него </text:span><text:span text:style-name="T2676">клубился бледный туман молочного цвета. </text:span><text:span text:style-name="T2677">В </text:span><text:span text:style-name="T3267">одно</text:span><text:span text:style-name="T2677"> кратк</text:span><text:span text:style-name="T3447">ое</text:span><text:span text:style-name="T2677"> мгновени</text:span><text:span text:style-name="T3447">е</text:span><text:span text:style-name="T2677">, когда он </text:span><text:span text:style-name="T3447">внезапно </text:span><text:span text:style-name="T2677">расс</text:span><text:span text:style-name="T3267">еялся</text:span><text:span text:style-name="T2677">, Робин </text:span><text:span text:style-name="T3267">с удивлением обнаружил</text:span><text:span text:style-name="T2677">, что под его ногами не</text:span><text:span text:style-name="T3267">т</text:span><text:span text:style-name="T2677"> никакой тверди. </text:span><text:span text:style-name="T2678">Он шёл через пространство, окружённый глубоким сине-фиолетовым морем, которое, казалось, не имело границ, </text:span><text:span text:style-name="T2681">растекаясь </text:span><text:span text:style-name="T3085">во все стороны </text:span><text:span text:style-name="T3084">до</text:span><text:span text:style-name="T2681"> бесконечности</text:span><text:span text:style-name="T2678">.</text:span></text:p>
      <text:p text:style-name="P488">«<text:span text:style-name="T2679">Сколько мне </text:span><text:span text:style-name="T3269">осталось</text:span><text:span text:style-name="T2679"> идти? </text:span><text:span text:style-name="T2680">Я уже близко?</text:span>» - <text:span text:style-name="T2680">спросил Робин и в его голосе </text:span><text:span text:style-name="T3268">по</text:span><text:span text:style-name="T2680">слышалась сильная усталость.</text:span></text:p>
      <text:p text:style-name="P489">Последние несколько недель являлись огромным испытанием для его <text:span text:style-name="T2682">душевных сил. </text:span><text:span text:style-name="T2683">Он был сильно утомлён — и морально, и физически. </text:span><text:span text:style-name="T2684">Для того, чтобы выжить в сложившихся обстоятельствах, ему пришлось затратить немало энергии. </text:span><text:span text:style-name="T2685">Робин еле волочил ноги и его шаг замедлился, </text:span><text:span text:style-name="T3448">а</text:span><text:span text:style-name="T2685"> путь домой теперь казался бесконечно долгим.</text:span></text:p>
      <text:p text:style-name="P489">«<text:span text:style-name="T2686">Я слишком </text:span><text:span text:style-name="T2739">сильно </text:span><text:span text:style-name="T2686">устал и не могу идти </text:span><text:span text:style-name="T2687">дальше</text:span><text:span text:style-name="T2686">! </text:span><text:span text:style-name="T2688">Я хочу спать — хочу лечь в мягкую постель и спать целую вечность!</text:span>»</text:p>
      <text:p text:style-name="P489">«<text:span text:style-name="T2689">Нет, не хочешь! </text:span><text:span text:style-name="T3270">Обернись</text:span><text:span text:style-name="T2690"> </text:span><text:span text:style-name="T3270">птицей</text:span><text:span text:style-name="T2690"> и тогда ты сможешь </text:span><text:span text:style-name="T3270">ускорить своё продвижение.</text:span>»</text:p>
      <text:p text:style-name="P490">Робин <text:span text:style-name="T3270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90">Голос профессора становился всё громче <text:span text:style-name="T2691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271">Потеряв над собой контроль, о</text:span><text:span text:style-name="T2691">н начал ускоряться, </text:span><text:span text:style-name="T3271">неведомые силы неудержимо</text:span><text:span text:style-name="T2691"> </text:span><text:span text:style-name="T3271">притягивали его к</text:span><text:span text:style-name="T2691"> профессору.</text:span></text:p>
      <text:p text:style-name="P490">«<text:span text:style-name="T2692">Я почти у цели. Собираюсь вернуть себе свой человеческий облик</text:span>».</text:p>
      <text:p text:style-name="P491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272">таким образом </text:span>путешественник смог разорвать <text:span text:style-name="T3086">ход</text:span> времени и пробиться <text:span text:style-name="T3272">через образовавшийся проход в тот мир, которому принадлежал</text:span>. <text:span text:style-name="T2693">С огромной скоростью </text:span><text:span text:style-name="T3379">он сверзся с небес</text:span><text:span text:style-name="T2693"> на </text:span><text:span text:style-name="T3272">собственную</text:span><text:span text:style-name="T2693"> кровать и </text:span><text:span text:style-name="T3273">сразу же </text:span><text:span text:style-name="T2694"><text:s/></text:span><text:span text:style-name="T2693">потерял создание.</text:span></text:p>
      <text:p text:style-name="P491"/>
      <text:p text:style-name="P492"><text:soft-page-break/>Профессор незамедлительно вызвал докторов и <text:span text:style-name="T2695">они</text:span> со всей тщательностью приступили к его обследованию.</text:p>
      <text:p text:style-name="P493">Мальчик был в порядке. Капельниц<text:span text:style-name="T2700">у</text:span> <text:span text:style-name="T2700">удалили</text:span> и для Робина была составлена специальная диета. <text:span text:style-name="T2696">Он проспал весь день и всю ночь, и проснулся только на следующий день, ближе к </text:span><text:span text:style-name="T2697">полудню</text:span><text:span text:style-name="T2696">. </text:span><text:span text:style-name="T2698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4">Окружающие всячески баловали мальчика — заботились о нём, ласкали и следили за тем, чтобы у него было всё, о чём он просил. <text:span text:style-name="T2699">Он ждал, когда профессор в своих речах затронет вопросы, касавшиеся его жизни в потустороннем мире. </text:span><text:span text:style-name="T2700">Лишь ближе к вечеру профессор Фержер решил начать обсуждение </text:span><text:span text:style-name="T2701">жизни Робина в мире будущего. </text:span><text:span text:style-name="T2702">Их беседа растянулась на долгие часы — в мельчайших подробностях </text:span><text:span text:style-name="T2706">была рассмотрена</text:span><text:span text:style-name="T2702"> Система и её роль в управлении народом Британии, а также каким был мир до того, как Робин уничтожил </text:span><text:span text:style-name="T2703">местное </text:span><text:span text:style-name="T2702">правительство, то есть </text:span><text:span text:style-name="T2704">по сути стал</text:span><text:span text:style-name="T2702"> </text:span><text:span text:style-name="T2704">главо</text:span><text:span text:style-name="T2705">й</text:span><text:span text:style-name="T2702"> революции.</text:span></text:p>
      <text:p text:style-name="P495">Профессор пре<text:span text:style-name="T2710">д</text:span><text:span text:style-name="T2711">о</text:span><text:span text:style-name="T2710">ставил</text:span> отчёт, в котором содержались сделанные им заметки. <text:span text:style-name="T2707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709">ему довелось ознакомиться</text:span><text:span text:style-name="T2708">. </text:span><text:span text:style-name="T2712">Почерк был неразборчивым. </text:span><text:span text:style-name="T2715">Многие</text:span><text:span text:style-name="T2713"> завит</text:span><text:span text:style-name="T2715">ки</text:span><text:span text:style-name="T2713"> казал</text:span><text:span text:style-name="T2715">ись</text:span><text:span text:style-name="T2713"> одинаковым</text:span><text:span text:style-name="T2715">и</text:span><text:span text:style-name="T2713">, </text:span><text:span text:style-name="T2714">и тот факт, что </text:span><text:span text:style-name="T2763">некоторые</text:span><text:span text:style-name="T2714"> записи были </text:span><text:span text:style-name="T2715">сделаны </text:span><text:span text:style-name="T2714">на немецком языке, определённо не улучшал </text:span><text:span text:style-name="T2719">положения</text:span><text:span text:style-name="T2716"> </text:span><text:span text:style-name="T2717">дел</text:span><text:span text:style-name="T2719">а</text:span><text:span text:style-name="T2717"> — </text:span><text:span text:style-name="T2719">его с</text:span><text:span text:style-name="T2718">тудентам было </text:span><text:span text:style-name="T2719">невероятно </text:span><text:span text:style-name="T2718">трудно читать </text:span><text:span text:style-name="T2720">написанное</text:span><text:span text:style-name="T2718">.</text:span></text:p>
      <text:p text:style-name="P495">«<text:span text:style-name="T2725">Может быть</text:span><text:span text:style-name="T2724">,</text:span><text:span text:style-name="T2721"> нам стоит начать с первого описания Робином окруж</text:span><text:span text:style-name="T2722">авшей</text:span><text:span text:style-name="T2721"> его местности?</text:span>» - <text:span text:style-name="T2721">спросил профессор </text:span><text:span text:style-name="T2723">Фержер.</text:span></text:p>
      <text:p text:style-name="P495">«<text:span text:style-name="T2725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5">«<text:span text:style-name="T2726">Неплохая идея</text:span>» - <text:span text:style-name="T2726">ответил ему Робин,</text:span></text:p>
      <text:p text:style-name="P495">«<text:span text:style-name="T2726">Но я не уверен в том, что мы сможем обсудить всё за один вечер — я очень устал и </text:span><text:span text:style-name="T2727">до сих пор</text:span><text:span text:style-name="T2726"> чувствую слабость. </text:span><text:span text:style-name="T2751">Б</text:span><text:span text:style-name="T2728">уду вам благодарен, если вы отпустите меня спать пораньше. </text:span><text:span text:style-name="T2729">Как мне кажется, у нас нет никаких причин торопиться. </text:span><text:span text:style-name="T2730">Лучше потратить дополнительное время, но сделать всё хорошо, </text:span><text:span text:style-name="T2732">и</text:span><text:span text:style-name="T2731">наче работа пропадёт впустую.</text:span>»</text:p>
      <text:p text:style-name="P495">«<text:span text:style-name="T2733">Хорошо. Мы обсудим только район, </text:span><text:span text:style-name="T2734">из которого</text:span><text:span text:style-name="T2733"> ты отправил нам </text:span><text:span text:style-name="T2735">первые </text:span><text:span text:style-name="T2733">сообщени</text:span><text:span text:style-name="T2735">я </text:span><text:span text:style-name="T2737">о том, где находился</text:span>» - <text:span text:style-name="T2736">согласился профессор,</text:span></text:p>
      <text:p text:style-name="P495">«<text:span text:style-name="T2738">Я думаю что первое, с чего мы должны начать, — это получить более подробные сведения о послевоенном Саутгемптоне.</text:span>»</text:p>
      <text:p text:style-name="P495">«<text:span text:style-name="T2740">Мне нечего добавить к тому, что вы видели своими глазами. </text:span><text:span text:style-name="T2741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742">От большинства высотных зданий и прочих домов остались лишь развалины. </text:span><text:span text:style-name="T2743">Я боялся ходить туда, особенно после наступления темноты — от одного их вида по моей спине бегали мурашки. </text:span><text:span text:style-name="T2761">Оно</text:span><text:span text:style-name="T2744"> было населено призраками и я ощущал великую </text:span><text:span text:style-name="T2745">скорбь</text:span><text:span text:style-name="T2744"> заблу</text:span><text:span text:style-name="T2745">дших</text:span><text:span text:style-name="T2744"> душ, не </text:span><text:span text:style-name="T2745">сумевших </text:span><text:span text:style-name="T2744">на</text:span><text:span text:style-name="T2745">йти</text:span><text:span text:style-name="T2744"> упокоения.</text:span>»</text:p>
      <text:p text:style-name="P495">«<text:span text:style-name="T2746">Город был пуст. Там ничего не росло, кроме мелких растений, таких как мх</text:span><text:span text:style-name="T2747">и. Когда я впервые оказался там, мне </text:span><text:span text:style-name="T2750">даже</text:span><text:span text:style-name="T2747"> в голову не приходило, что причиной </text:span><text:span text:style-name="T2748">этого</text:span><text:span text:style-name="T2747"> бесплодия явля</text:span><text:span text:style-name="T2749">ются радиоактивные осадки. </text:span><text:span text:style-name="T2752">Однако рассветы и закаты смотрелись очень </text:span><text:span text:style-name="T2759">эффектно</text:span><text:span text:style-name="T2752">. </text:span><text:span text:style-name="T2753">Я никогда не видел ничего, столь же впечатляющего — небо пылало ярко-красным, сливаясь с</text:span><text:span text:style-name="T2754">о всеми </text:span><text:span text:style-name="T2753">другими цветами спектра. </text:span><text:span text:style-name="T2755">Отблески неба на поверхности моря медленно перекатывались в сторону суши и исчезали </text:span><text:span text:style-name="T2756">одновременно</text:span><text:span text:style-name="T2755"> с белой пеной </text:span><text:span text:style-name="T2757">волн, </text:span><text:span text:style-name="T2756">разбивающихся</text:span><text:span text:style-name="T2755"> о берег. </text:span><text:span text:style-name="T2758">Это было по-настоящему красиво! </text:span><text:span text:style-name="T2760">В течение дня море казалось слегка прикрытым тонкой пеленой жёлто-серого тумана. Я не знаю, почему это </text:span><text:span text:style-name="T2762">было </text:span><text:span text:style-name="T2760">так.</text:span>»</text:p>
      <text:p text:style-name="P496">«Хуже всего было по ночам. Из-за постоянного холода мне плохо спалось, <text:span text:style-name="T2781">и</text:span> <text:span text:style-name="T2781">каждое утро я просыпался окоченевшим, с сильной болью в суставах. </text:span><text:span text:style-name="T2782">В дневное время солнце почти никогда не выглядывало из-за пасмурных, густо нависших облаков...</text:span>»</text:p>
      <text:p text:style-name="P496">«<text:span text:style-name="T2783">Завтра или в другое подходящее время я дам вам более подробное описание мест, в которых я побывал, и их точное </text:span><text:span text:style-name="T2784">м</text:span><text:span text:style-name="T2783">естоположение.</text:span>»</text:p>
      <text:p text:style-name="P496"><text:soft-page-break/>«<text:span text:style-name="T2785">Хорошо. Думаю, что оно будет очень полезным для нашей работы</text:span>» - <text:span text:style-name="T2785">ответил профессор Фержер. </text:span><text:span text:style-name="T2786">Он торопливо записывал всё сказанное в своей обычной неряшливой манере.</text:span></text:p>
      <text:p text:style-name="P497">Робин зевнул. Он надеялся, что профессор <text:span text:style-name="T2788">обратит внимание на его у</text:span><text:span text:style-name="T2794">томлённый</text:span><text:span text:style-name="T2788"> вид</text:span> и предложит временно <text:span text:style-name="T2790">прервать</text:span><text:span text:style-name="T2787"> беседу до завтрашнего дня. </text:span><text:span text:style-name="T2788">Но, к его сожалению, профессор </text:span><text:span text:style-name="T2792">этого </text:span><text:span text:style-name="T2791">не сделал</text:span><text:span text:style-name="T2788">. </text:span><text:span text:style-name="T2789">Старинные часы пробили одиннадцать раз и затем продолжили свой </text:span><text:span text:style-name="T2791">ровный </text:span><text:span text:style-name="T2789">монотонный ход. </text:span><text:span text:style-name="T2791">До этого дня Робин </text:span><text:span text:style-name="T2793">никогда </text:span><text:span text:style-name="T2791">не замечал их громкого тиканья. </text:span><text:span text:style-name="T2794">Прямо сейчас все его устремления были направлены в сторону мягкой удобной постели </text:span><text:span text:style-name="T2795">и</text:span><text:span text:style-name="T2794"> подушк</text:span><text:span text:style-name="T2795">и</text:span><text:span text:style-name="T2794">, на которую он мечтал возложить </text:span><text:span text:style-name="T2795">усталую голову. </text:span><text:span text:style-name="T2796">Отдых стал для него острой необходимостью, и чем больше он думал о нём, тем быстрее наливались тяжестью его веки. </text:span><text:span text:style-name="T2797">Медленно, но верно, они </text:span><text:span text:style-name="T2798">стали</text:span><text:span text:style-name="T2797"> закрываться. Постепенно голоса становились всё более отдалёнными, пока он не перестал слышать </text:span><text:span text:style-name="T2806">их </text:span><text:span text:style-name="T2799">окончательно</text:span><text:span text:style-name="T2797">…</text:span></text:p>
      <text:p text:style-name="P498">Он пришёл в себя от легкого встряхивания.</text:p>
      <text:p text:style-name="P498">«Робин, проснись! Иди в свою кроватку» - тихонько прошептала Элисон ему на ухо.</text:p>
      <text:p text:style-name="P498">«<text:span text:style-name="T2800">Я не хочу вставать. Дайте мне поспать здесь.</text:span>»</text:p>
      <text:p text:style-name="P499">Робин закрыл глаза и попытался снова уснуть, но безуспешно. Элисон продолжала <text:span text:style-name="T2801">говорить с </text:span>ним:</text:p>
      <text:p text:style-name="P499">«<text:span text:style-name="T2801">Пойдём, Робин. Я не позволю тебе спать здесь. Если тебе нужен хороший отдых, то перебирайся в спальню. </text:span><text:span text:style-name="T2802">Там никто не потревожит тебя и ты сможешь спокойно поспать до завтра.</text:span>»</text:p>
      <text:p text:style-name="P500">Робин вяло пошевелился, вытянул руки и осторожно открыл глаза.</text:p>
      <text:p text:style-name="P500">«<text:span text:style-name="T2803">Боже, как я устал! </text:span><text:span text:style-name="T2804">Я не хочу вставать, но, похоже, ты не оставляешь мне выбора. </text:span><text:span text:style-name="T2805">Спокойной ночи, Элисон!</text:span>»</text:p>
      <text:p text:style-name="P501">Робин обвил её руками и с нежностью поцеловал в щёку.</text:p>
      <text:p text:style-name="P501"/>
      <text:p text:style-name="P502">Гарри, Элисон и Мэтью сидели в гостиной и пили чай в ожидании, когда проснётся Робин. <text:span text:style-name="T2807">На часах было уже почти одиннадцать.</text:span></text:p>
      <text:p text:style-name="P502">«Итак…<text:span text:style-name="T2808"> Как долго ты пытался скрыть тот факт, что встречаешься с Элисон?</text:span>» - <text:span text:style-name="T2808">саркастически спросил Мэтью.</text:span></text:p>
      <text:p text:style-name="P503">Гарри поперхнулся и слегка расплескал свой чай. <text:span text:style-name="T2809">Элисон удивлённо посмотрела на Гарри — она явно не ожидала подобного вопроса.</text:span></text:p>
      <text:p text:style-name="P504">«О чём ты, Мэтью? С чего ты взял, что между мной и Элисон что-то есть?»</text:p>
      <text:p text:style-name="P504">«<text:span text:style-name="T2813">Не пытайся делать</text:span><text:span text:style-name="T2810"> из меня дурачка. Помни, мы с тобой знакомы уже </text:span><text:span text:style-name="T2814">очень </text:span><text:span text:style-name="T2810">давно, и я знаю тебя, как облупленного. </text:span><text:span text:style-name="T2811">Если хочешь, я </text:span><text:span text:style-name="T2815">могу </text:span><text:span text:style-name="T2811">расск</text:span><text:span text:style-name="T2815">азать</text:span><text:span text:style-name="T2811"> Элисон о нашем недавнем уговоре.</text:span>»</text:p>
      <text:p text:style-name="P504">«<text:span text:style-name="T2812">Мэтью, ты просто ревнуешь! Всё потому, что это я встречаюсь с ней, а не ты.</text:span>»</text:p>
      <text:p text:style-name="P505">Элисон надоело слушать, как они вздорят, поэтому она встала и вышла из комнаты, оставив их обоих наедине друг с другом.</text:p>
      <text:p text:style-name="P506">«Нет, Гарри! Тебе не нужно идти вслед за мной! Ты должен уладить свои разногласия с Мэтью!»</text:p>
      <text:p text:style-name="P507">Как только она вышла, Гарри повысил голос:</text:p>
      <text:p text:style-name="P507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816">Одному Богу известно, о чём она подумала, когда ты упомянул об уговоре.</text:span>»</text:p>
      <text:p text:style-name="P507">«<text:span text:style-name="T2816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817">тесного физического контакта, а ведь именно он привлекает тебя в отношениях </text:span><text:span text:style-name="T2818">сильнее всего </text:span><text:span text:style-name="T2819">остального</text:span><text:span text:style-name="T2817">! </text:span><text:span text:style-name="T2820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821">Просто будь с ней честен, и тогда ты избавишь её от будущих страданий!</text:span>»</text:p>
      <text:p text:style-name="P507">«<text:span text:style-name="T2822">Ладно, Мэтью. Ты сказал достаточно! </text:span><text:span text:style-name="T2824">Но откуда</text:span><text:span text:style-name="T2823"> </text:span><text:span text:style-name="T2824">такая </text:span><text:span text:style-name="T2823">уверен</text:span><text:span text:style-name="T2824">ность</text:span><text:span text:style-name="T2823"> в с</text:span><text:span text:style-name="T2826">обственной</text:span><text:span text:style-name="T2823"> правоте? </text:span><text:span text:style-name="T2825">Почему ты решил, что я не могу относиться к ней серьёзно — не так, как это было с моими прежними подружками? </text:span><text:span text:style-name="T2827">Твои предположения абсолютно ничем не обоснованы!</text:span>»</text:p>
      <text:p text:style-name="P507"><text:soft-page-break/>«<text:span text:style-name="T2828">Не пытайся обманывать себя! Ты знаешь, что я прав, </text:span><text:span text:style-name="T2829">просто не хочешь в этом признаваться</text:span><text:span text:style-name="T2828">!</text:span>»</text:p>
      <text:p text:style-name="P507">«<text:span text:style-name="T2830">Ты о чём вообще? </text:span><text:span text:style-name="T2831">Для меня совершенно ясен ход твоих мыслей! Ты ревнуешь и не можешь смириться с мыслью о том, что Элисон в</text:span><text:span text:style-name="T2832">ыбрала меня, а не тебя! </text:span><text:span text:style-name="T2833">Боже! Откуда в тебе </text:span><text:span text:style-name="T2873">столько</text:span><text:span text:style-name="T2833"> </text:span><text:span text:style-name="T2873">ребячества</text:span><text:span text:style-name="T2833">?</text:span>»</text:p>
      <text:p text:style-name="P507">«<text:span text:style-name="T2834">Гарри, ты </text:span><text:span text:style-name="T3679">опять</text:span><text:span text:style-name="T2834"> лукавишь! Я знал, что честным путём тебя не переубедить! </text:span><text:span text:style-name="T2835">В таком случае, кто </text:span><text:span text:style-name="T2836">тогда держал пари</text:span><text:span text:style-name="T2835">, что будет встречаться с Элисон? </text:span><text:span text:style-name="T2836">Извини, </text:span><text:span text:style-name="T2847">но </text:span><text:span text:style-name="T2836">мне пришлось вспомнить об этом, иначе ты не стал бы слушать меня. </text:span><text:span text:style-name="T2837">Так что поверь моим словам! </text:span><text:span text:style-name="T2838">Если </text:span><text:span text:style-name="T3678">вы не закончите</text:span><text:span text:style-name="T2838"> </text:span><text:span text:style-name="T3678">свои </text:span><text:span text:style-name="T2838">отношения </text:span><text:span text:style-name="T3678">как можно раньше</text:span><text:span text:style-name="T2838">, то в конце концов ты заставишь её страдать!</text:span>»</text:p>
      <text:p text:style-name="P507">«<text:span text:style-name="T2839">Чего вы так раскричались?</text:span>» - <text:span text:style-name="T2839">спросил внезапно появившийся </text:span><text:span text:style-name="T2840">Робин, </text:span><text:span text:style-name="T2841">с интересом </text:span><text:span text:style-name="T2840">осматривая гостиную.</text:span></text:p>
      <text:p text:style-name="P507">«<text:span text:style-name="T2842">А где Элисон? </text:span><text:span text:style-name="T2843">Мне показалось, что сегодня она собиралась быть </text:span><text:span text:style-name="T2848">тут</text:span><text:span text:style-name="T2843">.</text:span>»</text:p>
      <text:p text:style-name="P507">«<text:span text:style-name="T2844">Её нет</text:span>» - <text:span text:style-name="T2844">быстро ответил Мэтью,</text:span></text:p>
      <text:p text:style-name="P507">«<text:span text:style-name="T2844">Она была здесь некоторое время назад, но ушла, </text:span><text:span text:style-name="T2845">пообещав вернуться</text:span><text:span text:style-name="T2844">. </text:span><text:span text:style-name="T2845">Она просила нас приготовить тебе завтрак, если ты проснёшься до её возвращения. Что будешь есть?</text:span>»</text:p>
      <text:p text:style-name="P508">Ему не хотелось говорить с Робином об истинной причине ухода Элисон.</text:p>
      <text:p text:style-name="P508">«<text:span text:style-name="T2846">Нет, я знаю, что ты говоришь мне неправду</text:span>» - <text:span text:style-name="T2846">возразил Робин,</text:span></text:p>
      <text:p text:style-name="P508">«<text:span text:style-name="T2846">Это написано на лицах у вас обоих. Что случилось? Ты расстроил её, не так ли?</text:span>»</text:p>
      <text:p text:style-name="P508"><text:tab/><text:span text:style-name="T2849">Гарри и Мэтью притихли. Почему Робин не поверил их словам? Может быть, они сглупили, полагая, что смогут одурачить </text:span><text:span text:style-name="T3680">его</text:span><text:span text:style-name="T2849">? Для них было непросто осознавать, что они не могут скрывать от </text:span><text:span text:style-name="T3681">Робина</text:span><text:span text:style-name="T2849"> что-либо, </text:span><text:span text:style-name="T2850">и что</text:span><text:span text:style-name="T2849"> юноша обязательно распознает обман.</text:span></text:p>
      <text:p text:style-name="P508"><text:tab/>«<text:span text:style-name="T2849">Знаете ли, я ведь не дурак. Меня не было </text:span><text:span text:style-name="T3682">здесь какое-то время</text:span><text:span text:style-name="T2849">, но я прекрасно осведомлён о том, что происходит между Элисон и Гарри, и я знал, что они встреч</text:span><text:span text:style-name="T3683">аются</text:span><text:span text:style-name="T2849"> </text:span><text:span text:style-name="T3684">задолго </text:span><text:span text:style-name="T2849">до того, как посетил мир будущего.»</text:span></text:p>
      <text:p text:style-name="P509">Робин ненадолго <text:span text:style-name="T2851">умолк</text:span>.</text:p>
      <text:p text:style-name="P509">«<text:span text:style-name="T2851">Гарри, мне не нравятся твои свидания с Элисон. Ваши отношения закончатся тем, что ей будет очень больно. Я </text:span><text:span text:style-name="T2853">всегда считал</text:span><text:span text:style-name="T2851">, что </text:span><text:span text:style-name="T2852">в твоих действиях </text:span><text:span text:style-name="T2851">больше здравого смысла.</text:span>»</text:p>
      <text:p text:style-name="P510">Робин замолчал снова. <text:span text:style-name="T2853">Гарри </text:span><text:span text:style-name="T2854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855">б</text:span><text:span text:style-name="T2854"> </text:span><text:span text:style-name="T2855">его истинных чувствах к Элисон</text:span><text:span text:style-name="T2854">?</text:span></text:p>
      <text:p text:style-name="P510"><text:tab/>«<text:span text:style-name="T2856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857">и не хочу причинять ей боль!</text:span>»</text:p>
      <text:p text:style-name="P510"><text:tab/>«<text:span text:style-name="T2858">Ты без ума от неё</text:span>» - <text:span text:style-name="T2858">ответ</text:span><text:span text:style-name="T3449">и</text:span><text:span text:style-name="T2858">л Робин,</text:span></text:p>
      <text:p text:style-name="P510"><text:tab/>«<text:span text:style-name="T2858">Но ты не любишь её в истинном смысле этого слова.</text:span>»</text:p>
      <text:p text:style-name="P510"><text:tab/><text:span text:style-name="T2859">Мэтью кивнул, соглашаясь с ним. </text:span><text:span text:style-name="T2860">Мальчик пристально посмотрел в глаза Гарри и неспешно заговорил:</text:span></text:p>
      <text:p text:style-name="P510"><text:tab/>«<text:span text:style-name="T2861">Скажи правду. В глубине души ты сам знаешь, что не любишь Элисон. </text:span><text:span text:style-name="T2862">На самом деле тебе хочется </text:span><text:span text:style-name="T3450">близости</text:span><text:span text:style-name="T2862">, </text:span><text:span text:style-name="T3451">хочется </text:span><text:span text:style-name="T2862">быть </text:span><text:span text:style-name="T3450">у неё </text:span><text:span text:style-name="T2862">первым, потому что тебе известно, что она девственна. </text:span><text:span text:style-name="T2863">Большинство мужчин думает точно так же, как ты, хотя многие и не отдают себе </text:span><text:span text:style-name="T3450">в этом </text:span><text:span text:style-name="T2863">отчёта. </text:span><text:span text:style-name="T2864">Они находят нечто привлекательное в свиданиях с девственницами. Гарри, я прав! Совершенно бесполезно </text:span><text:span text:style-name="T2865">пытаться отрицать всё это. </text:span><text:span text:style-name="T2866">Я не собираюсь стоять в стороне и безучастно смотреть, как ты доводишь </text:span><text:span text:style-name="T2867">Элисон</text:span><text:span text:style-name="T2866"> до слёз, ведь я очень сильно привязан к ней! </text:span><text:span text:style-name="T2868">Я не позволю этого ни тебе, ни кому-либо ещё! </text:span><text:span text:style-name="T2869">Никто и никогда не навредит ей, пока я буду присматривать за ней и защищать!</text:span>»</text:p>
      <text:p text:style-name="P510"><text:tab/>«<text:span text:style-name="T2870">Вы слишком придирчивы, понимаете?! Даже Робин завидует моему счастью!</text:span>»</text:p>
      <text:p text:style-name="P510">«<text:span text:style-name="T2871">Хватит, Гарри! </text:span><text:span text:style-name="T2872">Ты окончательно запутался в том что значит быть влюблённым и что значит любить</text:span>».</text:p>
      <text:p text:style-name="P532"><text:span text:style-name="T2982"><text:tab/></text:span><text:span text:style-name="T2874">Робин решительно отве</text:span><text:span text:style-name="T2875">рг</text:span><text:span text:style-name="T2874"> </text:span><text:span text:style-name="T2875">все</text:span><text:span text:style-name="T2874"> обвинения Гарри относительно </text:span><text:span text:style-name="T2875">того</text:span><text:span text:style-name="T2874">, почему он не хотел, чтобы Гарри встречался с Элисон. Мэтью молчал – Робин хорошо постарался </text:span><text:span text:style-name="T2876">для того, чтобы </text:span><text:span text:style-name="T2874">заставить Гарри </text:span><text:span text:style-name="T2876">рассуждать здраво</text:span><text:span text:style-name="T2874">. </text:span><text:span text:style-name="T2877">Определённо, на этот раз б</text:span><text:span text:style-name="T2874">естактность Робина </text:span><text:span text:style-name="T2877">сослужила добрую службу</text:span><text:span text:style-name="T2874">. </text:span><text:span text:style-name="T2877">Просто у</text:span><text:span text:style-name="T2874">дивительно, что мальчик его возраста так хорошо </text:span><text:soft-page-break/><text:span text:style-name="T2874">понимал </text:span><text:span text:style-name="T2877">человеческую</text:span><text:span text:style-name="T2874"> природу. Его </text:span><text:span text:style-name="T2878">доводы</text:span><text:span text:style-name="T2874"> не </text:span><text:span text:style-name="T2878">являлись</text:span><text:span text:style-name="T2874"> беспочвенным</text:span><text:span text:style-name="T2878">и</text:span><text:span text:style-name="T2874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879">для Элисон</text:span><text:span text:style-name="T2874">. </text:span><text:span text:style-name="T2880">Гарри не выдержал и расплакался. </text:span></text:p>
      <text:p text:style-name="P532"><text:span text:style-name="T2880"><text:tab/>«Я…</text:span><text:span text:style-name="T2881"> </text:span><text:span text:style-name="T2882">я</text:span><text:span text:style-name="T2881">...</text:span><text:span text:style-name="T2880">»</text:span></text:p>
      <text:p text:style-name="P532"><text:span text:style-name="T2880"><text:tab/>Его голос затих, когда он всхлипнул. Его лицо было </text:span><text:span text:style-name="T2916">плотно</text:span><text:span text:style-name="T2880"> закрыто руками, ему было слишком стыдно поднять голову. Гарри считал </text:span><text:span text:style-name="T2883">слёзы проявлением слабости</text:span><text:span text:style-name="T2880"> и, </text:span><text:span text:style-name="T2883">одновременно, </text:span><text:span text:style-name="T2880">эффективным способом </text:span><text:span text:style-name="T2976">завоевать</text:span><text:span text:style-name="T2880"> сочувствие </text:span><text:span text:style-name="T2976">окружающих</text:span><text:span text:style-name="T2880">.</text:span></text:p>
      <text:p text:style-name="P532"><text:span text:style-name="T2880"><text:tab/>Мэтью </text:span><text:span text:style-name="T2884">поднялся на ноги</text:span><text:span text:style-name="T2880"> и уже был готов подойти к Гарри, но </text:span><text:span text:style-name="T2885">тут к нему обратился </text:span><text:span text:style-name="T2880">Робин.</text:span></text:p>
      <text:p text:style-name="P532"><text:span text:style-name="T2880"><text:tab/>«Мэтью, оставь его в покое. </text:span><text:span text:style-name="T2886">Нам лучше</text:span><text:span text:style-name="T2880"> </text:span><text:span text:style-name="T2917">пойти</text:span><text:span text:style-name="T2880"> на кухню, пока он не прид</text:span><text:span text:style-name="T2918">ё</text:span><text:span text:style-name="T2880">т в себя».</text:span></text:p>
      <text:p text:style-name="P511"><text:span text:style-name="T2983"><text:tab/>Юноша встал и выпроводил Мэтью из гостиной, оставив Гарри </text:span><text:span text:style-name="T2984">всхлипывать в одиночестве</text:span><text:span text:style-name="T2983">.</text:span></text:p>
      <text:p text:style-name="P511"><text:tab/>«Мы не <text:span text:style-name="T2986">должны </text:span>оста<text:span text:style-name="T2986">влять</text:span> его плакать <text:span text:style-name="T2989">наедине с самим собой</text:span>. <text:span text:style-name="T2985">В</text:span>сем <text:span text:style-name="T2985">нам </text:span>иногда нужно, чтобы кто-то был рядом, когда мы расстроены. <text:span text:style-name="T2988">Р</text:span><text:span text:style-name="T2987">азве </text:span><text:span text:style-name="T2988">тебе </text:span>не кажется, что ты был <text:span text:style-name="T3374">к</text:span> н<text:span text:style-name="T3374">е</text:span>м<text:span text:style-name="T3374">у</text:span> слишком с<text:span text:style-name="T2987">трог</text:span>? - прокомментировал Мэтью, <text:span text:style-name="T2985">обжаривая</text:span> <text:span text:style-name="T2985">для Робина </text:span><text:span text:style-name="T2990">булочки</text:span>. Он открыл холодильник и поискал сыр и масло.</text:p>
      <text:p text:style-name="P532"><text:span text:style-name="T2880"><text:tab/>«</text:span><text:span text:style-name="T2887">Н</text:span><text:span text:style-name="T2880">е</text:span><text:span text:style-name="T2887">т, мне не кажется</text:span><text:span text:style-name="T2880">. Это для его же блага и, что </text:span><text:span text:style-name="T2890">гораздо</text:span><text:span text:style-name="T2880"> важн</text:span><text:span text:style-name="T2890">ее</text:span><text:span text:style-name="T2880">, мы спас</text:span><text:span text:style-name="T2891">ё</text:span><text:span text:style-name="T2880">м Элисон от новых </text:span><text:span text:style-name="T2887">душевных </text:span><text:span text:style-name="T2880">травм. Она и </text:span><text:span text:style-name="T2889">без них</text:span><text:span text:style-name="T2880"> </text:span><text:span text:style-name="T2888">сторонится</text:span><text:span text:style-name="T2880"> мужчин. Как ты думаешь, какие будут последствия, если она обожжёт</text:span><text:span text:style-name="T2887">ся, приблизившись слишком близко к</text:span><text:span text:style-name="T2880"> Гарри? Это слом</text:span><text:span text:style-name="T2919">и</text:span><text:span text:style-name="T2880">ло бы е</text:span><text:span text:style-name="T2889">ё окончательно</text:span><text:span text:style-name="T2880">».</text:span></text:p>
      <text:p text:style-name="P532"><text:span text:style-name="T2880"><text:tab/>«</text:span><text:span text:style-name="T2892">Наверное</text:span><text:span text:style-name="T2880">, ты прав. </text:span><text:span text:style-name="T2892">Х</text:span><text:span text:style-name="T2880">очешь, </text:span><text:span text:style-name="T2977">я</text:span><text:span text:style-name="T2880"> </text:span><text:span text:style-name="T2977">положу</text:span><text:span text:style-name="T2893"> </text:span><text:span text:style-name="T2977">кусок </text:span><text:span text:style-name="T2880">сыра </text:span><text:span text:style-name="T2977">на</text:span><text:span text:style-name="T2893"> одн</text:span><text:span text:style-name="T2977">у</text:span><text:span text:style-name="T2880"> из булочек?»</text:span></text:p>
      <text:p text:style-name="P532"><text:span text:style-name="T2880"><text:tab/>Робин кивнул. Мэтью </text:span><text:span text:style-name="T2894">аккуратно</text:span><text:span text:style-name="T2880"> нарезал сыр. Он намазал маслом остальные </text:span><text:span text:style-name="T2895">булки</text:span><text:span text:style-name="T2880">, а т</text:span><text:span text:style-name="T2895">у</text:span><text:span text:style-name="T2880">, что </text:span><text:span text:style-name="T2894">был</text:span><text:span text:style-name="T2895">а</text:span><text:span text:style-name="T2894"> </text:span><text:span text:style-name="T2895">с </text:span><text:span text:style-name="T2880">сыром, положил обратно </text:span><text:span text:style-name="T2977">в печь</text:span><text:span text:style-name="T2880">, </text:span><text:span text:style-name="T2977">чтобы</text:span><text:span text:style-name="T2880"> </text:span><text:span text:style-name="T2977">слегка </text:span><text:span text:style-name="T2880">расплави</text:span><text:span text:style-name="T2977">ть </text:span><text:span text:style-name="T2978">его</text:span><text:span text:style-name="T2880">. </text:span><text:span text:style-name="T2980">Он</text:span><text:span text:style-name="T2880"> подал Робину завтрак с чашкой крепкого ч</text:span><text:span text:style-name="T2979">ё</text:span><text:span text:style-name="T2880">рного кофе.</text:span></text:p>
      <text:p text:style-name="P532"><text:span text:style-name="T2880"><text:tab/>«</text:span><text:span text:style-name="T2896">В</text:span><text:span text:style-name="T2880">ернусь через минуту, </text:span><text:span text:style-name="T2896">мне нужно</text:span><text:span text:style-name="T2880"> сходить в туалет».</text:span></text:p>
      <text:p text:style-name="P532"><text:span text:style-name="T2880"><text:tab/>«Мэтью, </text:span><text:span text:style-name="T2897">ты уверен</text:span><text:span text:style-name="T2880">, что ты идешь в туалет, </text:span><text:span text:style-name="T2897">а не ищешь </text:span><text:span text:style-name="T2880">повод</text:span><text:span text:style-name="T2897"> </text:span><text:span text:style-name="T2880">увидеться с Гарри? Оставь его </text:span><text:span text:style-name="T2897">в покое</text:span><text:span text:style-name="T2880">, ему нужно время, чтобы </text:span><text:span text:style-name="T2981">обдумать</text:span><text:span text:style-name="T2880"> </text:span><text:span text:style-name="T2897">то</text:span><text:span text:style-name="T2880">, что мы сказали </text:span><text:span text:style-name="T2897">ему</text:span><text:span text:style-name="T2880">».</text:span></text:p>
      <text:p text:style-name="P532"><text:span text:style-name="T2880"><text:tab/>Пока Мэтью ходил в туалет, в дверь позвонили. Робин поставил тарелку </text:span><text:span text:style-name="T2898">на стол</text:span><text:span text:style-name="T2880">, вытер </text:span><text:span text:style-name="T2898">салфеткой </text:span><text:span text:style-name="T2880">рот и пальцы и открыл дверь.</text:span></text:p>
      <text:p text:style-name="P532"><text:span text:style-name="T2880"><text:tab/>«Привет, Элисон</text:span><text:span text:style-name="T2899">.</text:span><text:span text:style-name="T2880"> </text:span><text:span text:style-name="T2899">Я</text:span><text:span text:style-name="T2880"> думал, </text:span><text:span text:style-name="T2899">что </text:span><text:span text:style-name="T2880">у тебя есть </text:span><text:span text:style-name="T2899">запасные </text:span><text:span text:style-name="T2880">ключ</text:span><text:span text:style-name="T2899">и</text:span><text:span text:style-name="T2880">».</text:span></text:p>
      <text:p text:style-name="P532"><text:span text:style-name="T2880"><text:tab/>«Я </text:span><text:span text:style-name="T2900">оставила</text:span><text:span text:style-name="T2880"> их здесь </text:span><text:span text:style-name="T2900">этим</text:span><text:span text:style-name="T2880"> утром»</text:span><text:span text:style-name="T2901">.</text:span></text:p>
      <text:p text:style-name="P532"><text:span text:style-name="T2901"><text:tab/>«</text:span><text:span text:style-name="T2902">Проходи</text:span><text:span text:style-name="T2901"> на кухню, </text:span><text:span text:style-name="T2902">мы поболтаем </text:span><text:span text:style-name="T2903">с тобой</text:span><text:span text:style-name="T2901">, пока я завтрака</text:span><text:span text:style-name="T2902">ю</text:span><text:span text:style-name="T2901">».</text:span></text:p>
      <text:p text:style-name="P532"><text:span text:style-name="T2901"><text:tab/>Робин </text:span><text:span text:style-name="T2921">взял её за руку и </text:span><text:span text:style-name="T2901">крепко сжал </text:span><text:span text:style-name="T2920">её ладонь </text:span><text:span text:style-name="T2904">в своей</text:span><text:span text:style-name="T2901">. Он </text:span><text:span text:style-name="T2922">легонько </text:span><text:span text:style-name="T2904">при</text:span><text:span text:style-name="T2901">обнял е</text:span><text:span text:style-name="T2904">ё</text:span><text:span text:style-name="T2901"> и </text:span><text:span text:style-name="T2904">чмокнул</text:span><text:span text:style-name="T2901"> в щ</text:span><text:span text:style-name="T2904">ё</text:span><text:span text:style-name="T2901">ку. Они прошли на кухню и сели.</text:span></text:p>
      <text:p text:style-name="P532"><text:span text:style-name="T2901"><text:tab/>«Элисон, что случилось? </text:span><text:span text:style-name="T2905">Не стесняйся</text:span><text:span text:style-name="T2901">, </text:span><text:span text:style-name="T2905">рас</text:span><text:span text:style-name="T2901">скажи мне. Помни, я </text:span><text:span text:style-name="T2905">стараюсь </text:span><text:span text:style-name="T2901">забо</text:span><text:span text:style-name="T2905">титься</text:span><text:span text:style-name="T2901"> о тебе, и мне </text:span><text:span text:style-name="T2905">совсем </text:span><text:span text:style-name="T2901">не нравится видеть тебя расстроенн</text:span><text:span text:style-name="T2905">ой</text:span><text:span text:style-name="T2901">. </text:span><text:span text:style-name="T2906">И </text:span><text:span text:style-name="T2907">пожалуйста, </text:span><text:span text:style-name="T2906">н</text:span><text:span text:style-name="T2901">е обращай внимания </text:span><text:span text:style-name="T2906">на то</text:span><text:span text:style-name="T2901">, </text:span><text:span text:style-name="T2906">что я жую</text:span><text:span text:style-name="T2901">».</text:span></text:p>
      <text:p text:style-name="P532"><text:span text:style-name="T2901"><text:tab/>«О</text:span><text:span text:style-name="T2908">х</text:span><text:span text:style-name="T2901">, я не знаю, что </text:span><text:span text:style-name="T2908">мне </text:span><text:span text:style-name="T2901">делать. Причина, по которой меня не </text:span><text:span text:style-name="T2909">оказалось</text:span><text:span text:style-name="T2901"> здесь этим утром, когда ты проснулся, в том, что Мэтью и Гарри </text:span><text:span text:style-name="T2909">по</text:span><text:span text:style-name="T2901">спорили из-за меня. Мэтью сказал, что Гарри в конечном </text:span><text:span text:style-name="T2910">счёте</text:span><text:span text:style-name="T2901"> только навредит мне. Это странно, но за последнюю неделю или около того </text:span><text:span text:style-name="T2910">мой внутренний голос подсказывал мне</text:span><text:span text:style-name="T2901">, что </text:span><text:span text:style-name="T2910">нам</text:span><text:span text:style-name="T2901"> следует прекратить эти отношения, прежде чем они зайдут дал</text:span><text:span text:style-name="T2911">еко</text:span><text:span text:style-name="T2901">. У меня просто не хватает духу сказать </text:span><text:span text:style-name="T2913">обо всём </text:span><text:span text:style-name="T2901">Гарри. </text:span><text:span text:style-name="T2913">Е</text:span><text:span text:style-name="T2901">му будет больно, если я скажу ему. </text:span><text:span text:style-name="T2912">Что ты думаешь, </text:span><text:span text:style-name="T2901">Робин?»</text:span></text:p>
      <text:p text:style-name="P532"><text:span text:style-name="T2901"><text:tab/>Робин поставил тарелку в раковину и вымыл руки, выт</text:span><text:span text:style-name="T2914">е</text:span><text:span text:style-name="T2901">р</text:span><text:span text:style-name="T2914">ев</text:span><text:span text:style-name="T2901"> их кухонн</text:span><text:span text:style-name="T2914">ым</text:span><text:span text:style-name="T2901"> </text:span><text:span text:style-name="T2914">полотенцем</text:span><text:span text:style-name="T2901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915">её </text:span><text:span text:style-name="T2901">ситуацию или, если </text:span><text:span text:style-name="T2915">хорошо </text:span><text:span text:style-name="T2901">подумать, ухудшать е</text:span><text:span text:style-name="T2915">ё</text:span><text:span text:style-name="T2901"> </text:span><text:span text:style-name="T2915">и </text:span><text:span text:style-name="T2901">для Гарри.</text:span></text:p>
      <text:p text:style-name="P532"><text:span text:style-name="T2901"><text:tab/>«Элисон, сегодня утром я говорил о </text:span><text:span text:style-name="T2923">тебе</text:span><text:span text:style-name="T2901"> с Гарри. Он любит </text:span><text:span text:style-name="T2923">тебя</text:span><text:span text:style-name="T2901">, н</text:span><text:span text:style-name="T2923">о,</text:span><text:span text:style-name="T2901"> пойми его правильно, я думаю, он понимает, что он не тот человек, который тебе подходит. Когда ты только </text:span><text:span text:style-name="T2923">вошла</text:span><text:span text:style-name="T2901">, я </text:span><text:span text:style-name="T2923">решил </text:span><text:span text:style-name="T2901">приве</text:span><text:span text:style-name="T2923">сти</text:span><text:span text:style-name="T2901"> тебя сюда, чтобы ты не ходил</text:span><text:span text:style-name="T2923">а</text:span><text:span text:style-name="T2901"> в гостиную. Види</text:span><text:span text:style-name="T2923">шь</text:span><text:span text:style-name="T2901"> ли, Гарри расплакалс</text:span><text:span text:style-name="T2923">я</text:span><text:span text:style-name="T2901">. Мы с Мэтью оставили его там, чтобы </text:span><text:span text:style-name="T2923">наше присутствие не смущало его</text:span><text:span text:style-name="T2901">».</text:span></text:p>
      <text:p text:style-name="P532"><text:soft-page-break/><text:span text:style-name="T2901"><text:tab/>«</text:span><text:span text:style-name="T2924">Я могу сходить навестить его сейчас?</text:span><text:span text:style-name="T2901">»</text:span></text:p>
      <text:p text:style-name="P532"><text:span text:style-name="T2880"><text:tab/>«Нет, </text:span><text:span text:style-name="T2925">не нужно</text:span><text:span text:style-name="T2880">. П</text:span><text:span text:style-name="T2926">усть он сначала придёт в себя.</text:span><text:span text:style-name="T2880"> </text:span><text:span text:style-name="T2926">Лучше </text:span><text:span text:style-name="T2880">подождать, пока он </text:span><text:span text:style-name="T2926">не заговорит первым</text:span><text:span text:style-name="T2880">».</text:span></text:p>
      <text:p text:style-name="P532"><text:span text:style-name="T2880"><text:tab/>«Интересно, куда </text:span><text:span text:style-name="T2927">запропастился</text:span><text:span text:style-name="T2880"> Мэтью? </text:span><text:span text:style-name="T2931">О</text:span><text:span text:style-name="T2880">н сказал, что </text:span><text:span text:style-name="T2928">собирается</text:span><text:span text:style-name="T2880"> в туалет…»</text:span></text:p>
      <text:p text:style-name="P532"><text:span text:style-name="T2880"><text:tab/></text:span><text:span text:style-name="T2929">Робин </text:span><text:span text:style-name="T2930">сделал паузу и прислушался</text:span><text:span text:style-name="T2929">.</text:span></text:p>
      <text:p text:style-name="P532"><text:span text:style-name="T2929"><text:tab/>«</text:span><text:span text:style-name="T2932">У</text:span><text:span text:style-name="T2929">бирает </text:span><text:span text:style-name="T2931">комнату</text:span><text:span text:style-name="T2929"> наверху. Вероятно, он услышал твой голос и, </text:span><text:span text:style-name="T2933">почувствова</text:span><text:span text:style-name="T2934">в</text:span><text:span text:style-name="T2933"> себя виноватым, решил таким образом избежать встречи с тобой</text:span><text:span text:style-name="T2929">. Подожди, я пойду </text:span><text:span text:style-name="T2931">позову его</text:span><text:span text:style-name="T2929">».</text:span></text:p>
      <text:p text:style-name="P532"><text:span text:style-name="T2929"><text:tab/>Робин </text:span><text:span text:style-name="T2935">покинул</text:span><text:span text:style-name="T2929"> кухн</text:span><text:span text:style-name="T2935">ю</text:span><text:span text:style-name="T2929">. Элисон </text:span><text:span text:style-name="T2936">поднялась</text:span><text:span text:style-name="T2929"> и подошла к раковине, чтобы вымыть тарелки и чашки, оставленные, </text:span><text:span text:style-name="T2936">очевидно, ещё</text:span><text:span text:style-name="T2929"> со вчерашнего вечера. Было бы чудом, если бы накануне вечером они вымыли </text:span><text:span text:style-name="T2937">за собой </text:span><text:span text:style-name="T2929">посуду. Ей было грустно от того, </text:span><text:span text:style-name="T2937">чем</text:span><text:span text:style-name="T2929"> вс</text:span><text:span text:style-name="T2937">ё</text:span><text:span text:style-name="T2929"> это закончилось, но, с другой стороны, она чувствовала облегчение, как будто с е</text:span><text:span text:style-name="T2937">ё</text:span><text:span text:style-name="T2929"> плеч </text:span><text:span text:style-name="T2937">спала</text:span><text:span text:style-name="T2929"> тяж</text:span><text:span text:style-name="T2937">ё</text:span><text:span text:style-name="T2929">лая ноша. Оставалось только прояснить всю эту </text:span><text:span text:style-name="T2938">печальную</text:span><text:span text:style-name="T2929"> историю с Гарри.</text:span></text:p>
      <text:p text:style-name="P532"><text:span text:style-name="T2929"><text:tab/>Она не могла не чувствовать, что Робин и Мэтью были слишком строги </text:span><text:span text:style-name="T2939">к</text:span><text:span text:style-name="T2929"> Гарри. Тем не менее, вс</text:span><text:span text:style-name="T2939">ё</text:span><text:span text:style-name="T2929">, что они сделали, это воплотили в жизнь то, что она сама в конечном итоге собиралась сделать. Конечно, в </text:span><text:span text:style-name="T2939">подходящее для этого</text:span><text:span text:style-name="T2929"> время. Но это произошло сейчас, и ей нужно было </text:span><text:span text:style-name="T2945">морально </text:span><text:span text:style-name="T2929">подготовиться к встрече с Гарри.</text:span></text:p>
      <text:p text:style-name="P532"><text:span text:style-name="T2929"><text:tab/>Она никогда не </text:span><text:span text:style-name="T2940">задумывалась о том</text:span><text:span text:style-name="T2929">, что </text:span><text:span text:style-name="T2940">он может плакать</text:span><text:span text:style-name="T2929">. Это было странно, </text:span><text:span text:style-name="T2940">ведь </text:span><text:span text:style-name="T2929">он всегда казался </text:span><text:span text:style-name="T2940">ей </text:span><text:span text:style-name="T2929">таким сильным. Вот чего она так боялась – молилась, чтобы он не </text:span><text:span text:style-name="T2940">разразился</text:span><text:span text:style-name="T2929"> перед ней потоком слез. Она не сможет с этим справиться, она будет чувствовать себя </text:span><text:span text:style-name="T2940">безмерно </text:span><text:span text:style-name="T2929">виноватой </text:span><text:span text:style-name="T2946">перед ним</text:span><text:span text:style-name="T2929">.</text:span></text:p>
      <text:p text:style-name="P532"><text:span text:style-name="T2929"><text:tab/></text:span><text:span text:style-name="T2941">Как он и </text:span><text:span text:style-name="T2942">предполагал</text:span><text:span text:style-name="T2941">, </text:span><text:span text:style-name="T2929">Робин нашел Мэтью в </text:span><text:span text:style-name="T2941">его</text:span><text:span text:style-name="T2929"> спальне, заправля</text:span><text:span text:style-name="T2941">вшим</text:span><text:span text:style-name="T2929"> постель.</text:span></text:p>
      <text:p text:style-name="P532"><text:span text:style-name="T2929"><text:tab/>«Элисон здесь. Ты не собираешься спуститься </text:span><text:span text:style-name="T2943">к нам</text:span><text:span text:style-name="T2929">? </text:span><text:span text:style-name="T2943">Мне показалось</text:span><text:span text:style-name="T2929">, ты сказал, что собираешься сходить только в туалет».</text:span></text:p>
      <text:p text:style-name="P532"><text:span text:style-name="T2929"><text:tab/>«О</text:span><text:span text:style-name="T2944">х</text:span><text:span text:style-name="T2929">... я не знал, что Элисон здесь. Я </text:span><text:span text:style-name="T2944">буду</text:span><text:span text:style-name="T2929"> через минуту».</text:span></text:p>
      <text:p text:style-name="P533"><text:span text:style-name="T2929"><text:tab/>«Что случилось, Мэтью? Почему ты не смотришь на меня? </text:span><text:span text:style-name="T2947">Ты сердишься</text:span><text:span text:style-name="T2929">? Я </text:span><text:span text:style-name="T2947">вовсе </text:span><text:span text:style-name="T2929">не хотел быть с ним слишком грубым этим утром. </text:span><text:span text:style-name="T2947">Говорю тебе честно — я этого не хотел.</text:span><text:span text:style-name="T2929">»</text:span></text:p>
      <text:p text:style-name="P533"><text:span text:style-name="T2929"><text:tab/>«Нет, это не </text:span><text:span text:style-name="T2948">из-за тебя</text:span><text:span text:style-name="T2929">. </text:span><text:span text:style-name="T2949">До меня только сейчас дошло</text:span><text:span text:style-name="T2929">, почему я так кричал на него. Это </text:span><text:span text:style-name="T2949">было оттого,</text:span><text:span text:style-name="T2929"> что я ревновал. </text:span><text:span text:style-name="T2949">Для меня была невыносима</text:span><text:span text:style-name="T2929"> мысль о том, что Гарри так </text:span><text:span text:style-name="T2949">крупно </text:span><text:span text:style-name="T2929">повезло встреча</text:span><text:span text:style-name="T2949">ться</text:span><text:span text:style-name="T2929"> с Элисон. Я думал не об Элисон, а о себе. Мне </text:span><text:span text:style-name="T2949">чертовски</text:span><text:span text:style-name="T2929"> стыдно. Возможно, мы ошибались. </text:span><text:span text:style-name="T2949">О</text:span><text:span text:style-name="T2929">ткуда нам знать, что Элисон и Гарри не подходят друг другу. Гарри </text:span><text:span text:style-name="T2949">вполне </text:span><text:span text:style-name="T2929">мог быть искренним в своих чувствах по отношению к </text:span><text:span text:style-name="T2971">ней</text:span><text:span text:style-name="T2929">».</text:span></text:p>
      <text:p text:style-name="P533"><text:span text:style-name="T2929"><text:tab/>«Не говори так, Мэтью. Ладно, </text:span><text:span text:style-name="T2950">ты был не прав</text:span><text:span text:style-name="T2929">, но в то же время это и к лучшему, поверь мне».</text:span></text:p>
      <text:p text:style-name="P512"/>
      <text:p text:style-name="P533"><text:span text:style-name="T2929"><text:tab/>Мэтью закончил заправлять одеяла и последовал </text:span><text:span text:style-name="T2970">вслед </text:span><text:span text:style-name="T2929">за Робин</text:span><text:span text:style-name="T2951">ом</text:span><text:span text:style-name="T2929">. Когда они </text:span><text:span text:style-name="T2952">спустились вниз</text:span><text:span text:style-name="T2929">, Элисон там уже не было. </text:span><text:span text:style-name="T2951">Помещение кухни</text:span><text:span text:style-name="T2929"> </text:span><text:span text:style-name="T2951">сверкало чистотой</text:span><text:span text:style-name="T2929">.</text:span></text:p>
      <text:p text:style-name="P533"><text:span text:style-name="T2929"><text:tab/>«Мы подождем </text:span><text:span text:style-name="T2954">их </text:span><text:span text:style-name="T2929">здесь. </text:span><text:span text:style-name="T2954">О</text:span><text:span text:style-name="T2929">ни, должно быть, разговаривают </text:span><text:span text:style-name="T2954">и</text:span><text:span text:style-name="T2929"> выйдут, когда </text:span><text:span text:style-name="T2954">закончат.</text:span><text:span text:style-name="T2929">» — сказал Мэтью, на</text:span><text:span text:style-name="T2972">ливая воду в</text:span><text:span text:style-name="T2929"> </text:span><text:span text:style-name="T2953">электрический</text:span><text:span text:style-name="T2929"> чайник. Он достал чашки, чтобы приготовить </text:span><text:span text:style-name="T2955">для каждого</text:span><text:span text:style-name="T2929"> по чашке чая. Они сидели молча, ни один из них не произн</text:span><text:span text:style-name="T2956">ё</text:span><text:span text:style-name="T2929">с ни слова. </text:span><text:span text:style-name="T2957">Б</text:span><text:span text:style-name="T2929">ыло </text:span><text:span text:style-name="T2957">отчётливо </text:span><text:span text:style-name="T2929">слышно тиканье настенных часов. Чайник зашипел, </text:span><text:span text:style-name="T2955">свидетельствуя о том, что</text:span><text:span text:style-name="T2929"> вода </text:span><text:span text:style-name="T2958">в нём </text:span><text:span text:style-name="T2929">закипела.</text:span></text:p>
      <text:p text:style-name="P512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33"><text:span text:style-name="T2929"><text:tab/>«</text:span><text:span text:style-name="T2959">Л</text:span><text:span text:style-name="T2929">адно, </text:span><text:span text:style-name="T2959">они, наверное</text:span><text:span text:style-name="T2929">, </text:span><text:span text:style-name="T2959">уже закончили. Самое время внести чай.</text:span><text:span text:style-name="T2929">»</text:span></text:p>
      <text:p text:style-name="P512"><text:tab/>Робин встал с табурета и последовал за Мэтью в гостиную. Мэтью постучал в дверь, осторожно удерживая поднос <text:span text:style-name="T3277">свободной рукой</text:span>.</text:p>
      <text:p text:style-name="P533"><text:span text:style-name="T2929"><text:tab/>«</text:span><text:span text:style-name="T2960">Можно нам войти? Я заварил свежий чай.</text:span><text:span text:style-name="T2929">»</text:span></text:p>
      <text:p text:style-name="P533"><text:span text:style-name="T2929"><text:tab/>«Да, Мэтью, </text:span><text:span text:style-name="T2961">входи</text:span><text:span text:style-name="T2929">», — ответил Гарри.</text:span></text:p>
      <text:p text:style-name="P533"><text:span text:style-name="T2929"><text:tab/>Элисон улыбнулась Робину, как бы говоря, что он </text:span><text:span text:style-name="T2962">был </text:span><text:span text:style-name="T2929">прав, </text:span><text:span text:style-name="T2962">и </text:span><text:span text:style-name="T2929">что она стала </text:span><text:span text:style-name="T2975">чуточку </text:span><text:span text:style-name="T2929">счастливее теперь, когда вопрос </text:span><text:span text:style-name="T2962">наконец-то </text:span><text:span text:style-name="T2929">прояснился. Мэтью поставил поднос на маленький журнальный столик, </text:span><text:span text:style-name="T2962">сделанный из соснового дерева</text:span><text:span text:style-name="T2929"> и раздал чашки.</text:span></text:p>
      <text:p text:style-name="P513"><text:tab/>«Тебе не кажется, что пора позвонить профессору?» предложил Гарри, </text:p>
      <text:p text:style-name="P534"><text:soft-page-break/><text:span text:style-name="T2929">«Он </text:span><text:span text:style-name="T2974">просил</text:span><text:span text:style-name="T2963"> с</text:span><text:span text:style-name="T2964">вязаться с ним</text:span><text:span text:style-name="T2929">, когда Робин </text:span><text:span text:style-name="T2963">проснётся</text:span><text:span text:style-name="T2929"> и будет готов продолжить </text:span><text:span text:style-name="T2974">составление</text:span><text:span text:style-name="T2929"> запи</text:span><text:span text:style-name="T2974">сей</text:span><text:span text:style-name="T2929">».</text:span></text:p>
      <text:p text:style-name="P513"><text:tab/><text:span text:style-name="T3278">Гарри</text:span> отпил чай, осторожно дуя <text:span text:style-name="T3278">на него</text:span>, чтобы не обжечь язык.</text:p>
      <text:p text:style-name="P513"><text:tab/>Элисон встала и подошла к телефону.</text:p>
      <text:p text:style-name="P534"><text:span text:style-name="T2929"><text:tab/>«Я позвоню ему и спрошу, хочет ли он, чтобы мы поехали в университет, или он собирается приехать сюда </text:span><text:span text:style-name="T2965">сам</text:span><text:span text:style-name="T2929">».</text:span></text:p>
      <text:p text:style-name="P534"><text:span text:style-name="T2929"><text:tab/>«Робин, как ты вообще попал </text:span><text:span text:style-name="T2966">туда</text:span><text:span text:style-name="T2929">, в </text:span><text:span text:style-name="T2966">ту послевоенную эпоху</text:span><text:span text:style-name="T2929">?» - спросил Гарри</text:span><text:span text:style-name="T2967">,</text:span></text:p>
      <text:p text:style-name="P514"><text:tab/>«Что ты почувствовал когда понял, что твой разум находится там?»</text:p>
      <text:p text:style-name="P534"><text:span text:style-name="T2967"><text:tab/></text:span><text:span text:style-name="T2968">Наблюдая за Робином, о</text:span><text:span text:style-name="T2967">н много раз задавал себе этот вопрос. </text:span><text:span text:style-name="T2968">Путешествия во времени захватывали </text:span><text:span text:style-name="T2973">его </text:span><text:span text:style-name="T2969">воображение</text:span><text:span text:style-name="T2967">. О</text:span><text:span text:style-name="T2968">б</text:span><text:span text:style-name="T2967"> </text:span><text:span text:style-name="T2968">этом </text:span><text:span text:style-name="T2967">можно было прочитать только в художественных книгах, и он никогда не думал, что </text:span><text:span text:style-name="T2968">такое</text:span><text:span text:style-name="T2967"> может произойти на самом деле.</text:span></text:p>
      <text:p text:style-name="P515"><text:span text:style-name="T2992"><text:tab/>«</text:span>Я точно не знаю, как это произошло. Первоначально я надеялся просто ввести себя в л<text:span text:style-name="T2991">ё</text:span>гкий транс, чтобы узнать, с<text:span text:style-name="T2991">могу ли я сдать</text:span> экзамены, <text:span text:style-name="T2993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2994">Я не понимал где, чёрт возьми, я </text:span><text:span text:style-name="T2996">находился</text:span><text:span text:style-name="T2994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2995">Его там не было, но я то был, вы понимаете? </text:span><text:span text:style-name="T2996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2997">я</text:span><text:span text:style-name="T2996">ть рассудок и самообладание. </text:span><text:span text:style-name="T2998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2999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2992">»</text:span></text:p>
      <text:p text:style-name="P515"><text:tab/><text:span text:style-name="T3000">Вздрогнув, Робин прервал свой рассказ. </text:span><text:span text:style-name="T3001">П</text:span><text:span text:style-name="T3000">о его спине забегали мурашки </text:span><text:span text:style-name="T3001">а по по щеке покатилась одинокая слеза</text:span><text:span text:style-name="T3000">. </text:span><text:span text:style-name="T3001">Смахнув её, он достал платок и </text:span><text:span text:style-name="T3016">шумно </text:span><text:span text:style-name="T3001">высморкался. </text:span><text:span text:style-name="T3002">Только сейчас до него дошло, насколько крупным оказалось его везение </text:span><text:span text:style-name="T3003">и </text:span><text:span text:style-name="T3002">ему удалось вернуться в свой настоящий дом целым и невр</text:span><text:span text:style-name="T3003">е</text:span><text:span text:style-name="T3002">димым. </text:span><text:span text:style-name="T3003">Подумать только, в какой то момент он серьёзно размышлял над тем, чтобы остаться в том мире навсегда.</text:span></text:p>
      <text:p text:style-name="P515"/>
      <text:p text:style-name="P515"><text:tab/><text:span text:style-name="T3004">Элисон возвратилась и, обняв своего </text:span><text:span text:style-name="T3024">юного</text:span><text:span text:style-name="T3004"> друга, спросила:</text:span></text:p>
      <text:p text:style-name="P515"><text:tab/>«<text:span text:style-name="T3005">Что случилось, Робин? Как твоё самочувствие? </text:span><text:span text:style-name="T3021">Ничего не болит</text:span><text:span text:style-name="T3005">?</text:span>»</text:p>
      <text:p text:style-name="P515"><text:tab/>«Нет, со мной вс<text:span text:style-name="T3006">ё</text:span> в порядке, правда. Я просто подумал, как <text:span text:style-name="T3006">это здорово — оказаться </text:span>здесь, среди людей, которые любят меня и заботятся обо мне.»</text:p>
      <text:p text:style-name="P515"><text:tab/>«<text:span text:style-name="T3007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5"><text:tab/>«<text:span text:style-name="T3008">Когда я позвонил</text:span><text:span text:style-name="T3049">а</text:span><text:span text:style-name="T3008">, он проводил лекцию. Но он успел сообщить, </text:span><text:span text:style-name="T3051">что будет занят, как минимум, ближайши</text:span><text:span text:style-name="T3419">е</text:span><text:span text:style-name="T3051"> полчаса</text:span><text:span text:style-name="T3008">. </text:span><text:span text:style-name="T3009">Один из университетских преподавателей заболел и профессору пришлось его замещать. Было похоже, что он не слишком доволен </text:span><text:span text:style-name="T3010">таким положением дел</text:span><text:span text:style-name="T3009">.</text:span>»</text:p>
      <text:p text:style-name="P515"><text:tab/>«<text:span text:style-name="T3011">Я собираюсь сходить в магазин и купить немного табака для своей трубки и сигарет</text:span><text:span text:style-name="T3050">ы</text:span>», - <text:span text:style-name="T3011">сказал Мэтью.</text:span></text:p>
      <text:p text:style-name="P515"><text:tab/>«<text:span text:style-name="T3012">Скоро вернусь. Если кому-нибудь из вас что-то нужно, говорите сейчас.</text:span>»</text:p>
      <text:p text:style-name="P515"><text:tab/><text:span text:style-name="T3013">Он взял куртку и надел её, роясь в карманах в поисках ключей от машины.</text:span></text:p>
      <text:p text:style-name="P515"><text:tab/>«<text:span text:style-name="T3014">Что-то потерял?</text:span>» - <text:span text:style-name="T3014">спросил Гарри.</text:span></text:p>
      <text:p text:style-name="P515"><text:tab/>«<text:span text:style-name="T3015">Ох, чёрт! </text:span><text:span text:style-name="T3025">Н</text:span><text:span text:style-name="T3015">е могу вспомнить, куда </text:span><text:span text:style-name="T3025">я </text:span><text:span text:style-name="T3015">положил ключи.</text:span>»</text:p>
      <text:p text:style-name="P515"><text:tab/>«<text:span text:style-name="T3017">Зачем </text:span><text:span text:style-name="T3030">они тебе</text:span><text:span text:style-name="T3017">? Ты что, собираешься ехать в магазин на углу улицы на машине?</text:span>»</text:p>
      <text:p text:style-name="P516"><text:tab/>«<text:span text:style-name="T3018">Он всего лишь в полукилометре отсюда</text:span>» - <text:span text:style-name="T3023">добавила</text:span><text:span text:style-name="T3018"> Элисон.</text:span></text:p>
      <text:p text:style-name="P517">Промолчав, Мэтью вышел из комнаты. <text:span text:style-name="T3019">Через некоторое время послышался щелчок закрываемой за ним входной двери.</text:span></text:p>
      <text:p text:style-name="P517"/>
      <text:p text:style-name="P517"><text:soft-page-break/><text:tab/>«<text:span text:style-name="T3020">Интересно, каким образом профессор собирается предотвратить ядерную войну? </text:span><text:span text:style-name="T3022">Мне кажется, он </text:span><text:span text:style-name="T3026">немного переоценивает свои возмож</text:span><text:span text:style-name="T3027">н</text:span><text:span text:style-name="T3026">ости. </text:span><text:span text:style-name="T3028">Если у него получится, то будет можно считать это чудом. </text:span><text:span text:style-name="T3029">Не думаю, что кто-то </text:span><text:span text:style-name="T3031">станет воспринимать</text:span><text:span text:style-name="T3029"> нас всерьёз. Нас заклеймят сумасшедшими, </text:span><text:span text:style-name="T3031">особенно в преддверии приближающихся выборов. </text:span><text:span text:style-name="T3032">Люди скажут, что бы пытаемся заявить о себе, нацепив на себя шутовские колпаки и размалевав лица.</text:span>»</text:p>
      <text:p text:style-name="P518"><text:tab/>«<text:span text:style-name="T3033">Ты прав, Гарри. Мне тоже интересно, как он собирается донести до людей мысль о том, что мы </text:span><text:span text:style-name="T3006">— </text:span><text:span text:style-name="T3033">не </text:span><text:span text:style-name="T3034">сборище</text:span><text:span text:style-name="T3033"> стремящихся к саморекламе психов и не какие-то </text:span><text:span text:style-name="T3035">запуганные </text:span><text:span text:style-name="T3033">паникёры.</text:span>» - <text:span text:style-name="T3034">ответила ему Элисон.</text:span></text:p>
      <text:p text:style-name="P518"><text:tab/><text:span text:style-name="T3036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3037">Но, как сказал профессор, если они </text:span><text:span text:style-name="T3039">всем сердцем </text:span><text:span text:style-name="T3040">пожелают</text:span><text:span text:style-name="T3037"> остановить войну, то Систем</text:span><text:span text:style-name="T3039">а</text:span><text:span text:style-name="T3037"> н</text:span><text:span text:style-name="T3039">е смо</text:span><text:span text:style-name="T3040">жет</text:span><text:span text:style-name="T3039"> иметь над ними никакой власти</text:span><text:span text:style-name="T3037">. </text:span><text:span text:style-name="T3038">И </text:span><text:span text:style-name="T3037">Робин постарался выкинуть из головы тревожащее </text:span><text:span text:style-name="T3420">его </text:span><text:span text:style-name="T3037">чувство вины.</text:span></text:p>
      <text:p text:style-name="P518"/>
      <text:p text:style-name="P519"><text:tab/>«Если вы не будете против, мне бы очень хотелось сходить вместе <text:span text:style-name="T3041">с </text:span>вами в кино <text:span text:style-name="T3041">и </text:span>посмотреть какой-нибудь фильм. Что вы посоветуете? Я <text:span text:style-name="T3053">даже </text:span><text:span text:style-name="T3421">не представляю</text:span>, что сейчас показывают на канале A.B.C или в кинотеатрах Одеон.»</text:p>
      <text:p text:style-name="P519"><text:tab/>«<text:span text:style-name="T3054">С</text:span><text:span text:style-name="T3042">огласна. Думаю, что нам было бы полезно сделать небольшой перерыв и посмотреть «Комнату с видом», - ответила Элисон. </text:span><text:span text:style-name="T3043">Она уже посмотрела этот фильм и была от него в восторге.</text:span></text:p>
      <text:p text:style-name="P519"><text:tab/>«<text:span text:style-name="T3044">А после кино мы зайдём перекусить в Бургер Кинг. Если вы, конечно, хотите этого</text:span>», - <text:span text:style-name="T3044">добавила она поспешно.</text:span> <text:span text:style-name="T3045">Они уже давно не выходили все вместе на развлечения и это следовало исправить.</text:span></text:p>
      <text:p text:style-name="P519"><text:tab/>«<text:span text:style-name="T3046">Отличная идея, Элисон. Уверен, нам </text:span><text:span text:style-name="T3048">всем </text:span><text:span text:style-name="T3046">будет очень приятно. </text:span><text:span text:style-name="T3047">Мы подождём, </text:span><text:span text:style-name="T3422">пока не </text:span><text:span text:style-name="T3047">вернётся Мэтью и проверим, всё ли у него в порядке. Возможно, у него другие планы на этот вечер.</text:span>»</text:p>
      <text:p text:style-name="P519"/>
      <text:p text:style-name="P520">ШЕСТАЯ ГЛАВА</text:p>
      <text:p text:style-name="P520"/>
      <text:p text:style-name="P520"><text:span text:style-name="T3819">КОШМАРЫ</text:span> <text:span text:style-name="T3576">ВОЗЛЕ КАМИНА</text:span></text:p>
      <text:p text:style-name="P520"/>
      <text:p text:style-name="P521">«ДОБРОЕ УТРО, РОБИН!», - ВОСКЛИКНУЛ ПРОФЕССОР ФЕРЖЕР.</text:p>
      <text:p text:style-name="P521">«Как твоё самочувствие? Ты выглядишь намного лучше, чем вчера вечером. Хорошо поспал?»</text:p>
      <text:p text:style-name="P521"><text:tab/>Он вошёл через парадную дверь, и Робин закрыл её за ним. <text:span text:style-name="T3064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3055">Он был невероятным сладкоежкой, и </text:span><text:span text:style-name="T3423">всем </text:span><text:span text:style-name="T3055">его студентам было хорошо известно, что если угостить профессора пирожными со свежим заварным кремом, то можно </text:span><text:span text:style-name="T3424">выпросить у него всё, что угодно</text:span><text:span text:style-name="T3055">. </text:span><text:span text:style-name="T3056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3057">Губы Робина тронула едва заметная </text:span><text:span text:style-name="T3307">усмешка</text:span><text:span text:style-name="T3057">, когда он подумал о том, что профессору, должно быть, не удаётся самостоятельно завязать шнурки </text:span><text:span text:style-name="T3058">на с</text:span><text:span text:style-name="T3057">воих ботин</text:span><text:span text:style-name="T3058">ках</text:span><text:span text:style-name="T3057">. </text:span><text:span text:style-name="T3059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3060">не снимал </text:span><text:span text:style-name="T3081">ботинок</text:span><text:span text:style-name="T3060">, отправляясь спать?</text:span></text:p>
      <text:p text:style-name="P521"/>
      <text:p text:style-name="P522"><text:soft-page-break/><text:tab/>Впустив профессора Фержера, Робин не последовал за ним в гостиную, где сейчас <text:span text:style-name="T3424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3061">всю </text:span>пачку шоколадного печенья <text:span text:style-name="T3061">целиком</text:span>. <text:span text:style-name="T3062">Он передал эти яства профессору, что незамедлительно вызвало на лице </text:span><text:span text:style-name="T3063">последнего </text:span><text:span text:style-name="T3062">улыбку, сравнимую разве что с улыбкой Чеширского кота.</text:span></text:p>
      <text:p text:style-name="P525"><text:tab/>«<text:span text:style-name="T3065">Спасибо тебе, мальчик. </text:span><text:span text:style-name="T3066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3066">произнёс он, </text:span><text:span text:style-name="T3424">сияя, на забывая при этом </text:span><text:span text:style-name="T3066">активно работа</text:span><text:span text:style-name="T3424">ть</text:span><text:span text:style-name="T3066"> челюстями.</text:span></text:p>
      <text:p text:style-name="P525"><text:tab/>«<text:span text:style-name="T3067">Как только я </text:span><text:span text:style-name="T3380">по</text:span><text:span text:style-name="T3067">кончу </text:span><text:span text:style-name="T3380">с едой</text:span><text:span text:style-name="T3067">, мы незамедлительно продолжим начатую накануне работу. Итак, чем вы занимались </text:span><text:span text:style-name="T3381">сегодня</text:span><text:span text:style-name="T3067"> утром, </text:span><text:span text:style-name="T3068">пока </text:span><text:span text:style-name="T3069">я был в университете</text:span><text:span text:style-name="T3068">?</text:span>»</text:p>
      <text:p text:style-name="P522"><text:tab/>«<text:span text:style-name="T3070">Почти ничем, профессор Фержер</text:span>», - <text:span text:style-name="T3070">ответила ему Элисон.</text:span></text:p>
      <text:p text:style-name="P522"><text:tab/>«<text:span text:style-name="T3070">Мы ждали, </text:span><text:span text:style-name="T3071">когда проснётся Робин. </text:span><text:span text:style-name="T3072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073">х</text:span><text:span text:style-name="T3072">орошо позавтракал.</text:span>»</text:p>
      <text:p text:style-name="P523"><text:tab/><text:span text:style-name="T3074">Она ответила почти моментально, </text:span><text:span text:style-name="T3075">опасаясь, что</text:span><text:span text:style-name="T3074"> кто-нибудь из присутствующих </text:span><text:span text:style-name="T3075">наговорит лишнего. </text:span></text:p>
      <text:p text:style-name="P523"><text:span text:style-name="T3074"><text:tab/>«</text:span><text:span text:style-name="T3076">Хорошо. Значит у нас будет много работы. Надеюсь, ни у кого из вас не запланировано никаких мероприятий на сегодняшний вечер.</text:span><text:span text:style-name="T3074">» </text:span></text:p>
      <text:p text:style-name="P522"><text:tab/>«Ну…<text:span text:style-name="T3077"> Ээээ</text:span>», - <text:span text:style-name="T3077">начал было Робин.</text:span></text:p>
      <text:p text:style-name="P522"><text:tab/>«<text:span text:style-name="T3078">Отлично! Я рад, что не запланировано</text:span>», - <text:span text:style-name="T3077">перебил его профессор.</text:span></text:p>
      <text:p text:style-name="P522"><text:tab/><text:span text:style-name="T3079">Сейчас я достану папку с моими записями и мы сможем продолжить.</text:span></text:p>
      <text:p text:style-name="P522"><text:tab/><text:span text:style-name="T3080">Он доел печенье и допил остатки сока, прежде чем начать копаться в своём старом, невзрачном портфеле из коричневой кожи.</text:span></text:p>
      <text:p text:style-name="P522"><text:tab/>«<text:span text:style-name="T3087">Я нашёл их! В какой-то ужасный момент мне показалось, что я оставил их дома</text:span>».</text:p>
      <text:p text:style-name="P522"><text:tab/>«<text:span text:style-name="T3088">Какая жалость, что он не сделал этого</text:span>», - <text:span text:style-name="T3088">сокрушённо подумал Робин.</text:span></text:p>
      <text:p text:style-name="P522"><text:tab/>«<text:span text:style-name="T3089">Итак, на чём мы остановились перед тем, как уснул Робин?</text:span>» - <text:span text:style-name="T3090">пробормотал профессор, </text:span><text:span text:style-name="T3091">роясь</text:span><text:span text:style-name="T3090"> в свои </text:span><text:span text:style-name="T3098">бумагах</text:span><text:span text:style-name="T3090">; </text:span><text:span text:style-name="T3091">его очки неспешно сползали с носа.</text:span></text:p>
      <text:p text:style-name="P522"><text:tab/>«<text:span text:style-name="T3092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092">ответил Гарри.</text:span></text:p>
      <text:p text:style-name="P522"><text:tab/>«<text:span text:style-name="T3093">Нет, Гарри! Мне кажется, что ты ошибаешься. </text:span><text:span text:style-name="T3094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2"><text:tab/>«<text:span text:style-name="T3094">Что дальше, профессор?</text:span>», - <text:span text:style-name="T3094">спросил Робин,</text:span></text:p>
      <text:p text:style-name="P522"><text:tab/>«<text:span text:style-name="T3094">Какие темы из вашего списка вы хотели бы обсудить? </text:span><text:span text:style-name="T3095">Думаю, что будет гораздо быстрее, если вы зачитаете их все и сразу, а </text:span><text:span text:style-name="T3097">затем </text:span><text:span text:style-name="T3096">я стану</text:span><text:span text:style-name="T3095"> описывать их одну за другой в порядке следования.</text:span>»</text:p>
      <text:p text:style-name="P522"><text:tab/><text:span text:style-name="T3098">Робину сильно хотелось пойти в кино, и таким образом у них оставалась возможность закончить ко</text:span><text:span text:style-name="T3099">н</text:span><text:span text:style-name="T3098">спектирование пораньше и отправиться на последний сеанс, который должен был состояться около восьми часов вечера.</text:span></text:p>
      <text:p text:style-name="P522"><text:tab/>«<text:span text:style-name="T3100">Звучит вполне разумным, Робин. Ну, остались ещё три важных темы — основная масса живших там людей, их </text:span><text:span text:style-name="T3101">предводители</text:span><text:span text:style-name="T3100"> и, наконец, Система</text:span>».</text:p>
      <text:p text:style-name="P522"><text:tab/>«<text:span text:style-name="T3102">Хорошо. Начнём с людей. Они представляли собой довольно жалкое зрелище. К сожалению, мне больше нечего добавить к </text:span><text:span text:style-name="T3103">сказанному</text:span><text:span text:style-name="T3102">, всё остальное вы видели сами. </text:span><text:span text:style-name="T3104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105">расправляются с</text:span><text:span text:style-name="T3104"> собак</text:span><text:span text:style-name="T3105">ами</text:span><text:span text:style-name="T3104"> и кош</text:span><text:span text:style-name="T3105">ками</text:span><text:span text:style-name="T3104">. </text:span><text:span text:style-name="T3110">И</text:span><text:span text:style-name="T3106">нтересно, каким образом, глядя на подобные зверства, повели бы себя те организации, которые </text:span><text:span text:style-name="T3107">в наши дни </text:span><text:span text:style-name="T3106">протестуют против жестокого обращения с животными. </text:span><text:span text:style-name="T3133">Но, в</text:span><text:span text:style-name="T3107">озможно, что я </text:span><text:span text:style-name="T3117">был </text:span><text:span text:style-name="T3107">слишком строг к </text:span><text:span text:style-name="T3117">тем</text:span><text:span text:style-name="T3107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108">Большую часть времени они бесцельно бродили по </text:span><text:soft-page-break/><text:span text:style-name="T3108">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2"><text:tab/><text:span text:style-name="T3109">Робин выдержал паузу. </text:span><text:span text:style-name="T3111">Воцарилась полная тишина. Все с полным вниманием слушали </text:span><text:span text:style-name="T3114">его </text:span><text:span text:style-name="T3111">речь</text:span><text:span text:style-name="T3112">, а профессор еле успевал записывать сказанное</text:span><text:span text:style-name="T3111">.</text:span></text:p>
      <text:p text:style-name="P522"><text:tab/>«<text:span text:style-name="T3113">Они источали ужасные запахи, порой вызывавшие во мне рвотные по</text:span><text:span text:style-name="T3327">з</text:span><text:span text:style-name="T3113">ывы, но разве можно было ожидать от них чего-то другого, ведь им негде было помыться и даже сходить в туалет. </text:span><text:span text:style-name="T3115">Я думаю, что в таких условиях просто неминуемо возникновение и скорейший рост количества различных </text:span><text:span text:style-name="T3118">заболеваний</text:span><text:span text:style-name="T3115">. Все эти люди не имели </text:span><text:span text:style-name="T3116">за душой ровным счётом ничего, они были бездомными и </text:span><text:span text:style-name="T3119">жили одним днём. </text:span><text:span text:style-name="T3120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121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2"><text:tab/>«<text:span text:style-name="T3122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2"><text:tab/><text:span text:style-name="T3123">Молодой человек снова замолк, размышляя о тяжелейшем положении этих бедных, несчастных людей. </text:span><text:span text:style-name="T3124">Он проглотил подступивший к горлу комок, стараясь изо всех сил не позволить пролиться слезам.</text:span></text:p>
      <text:p text:style-name="P522"><text:tab/>«<text:span text:style-name="T3125">Да, если припомнить всё в деталях, то я, должно быть, был одним из немногих детей, живших там.. Я говорил о ст</text:span><text:span text:style-name="T3396">онущих</text:span><text:span text:style-name="T3125"> бродягах.. Эти люди потеряли большую часть своих волос и имели на своей коже </text:span><text:span text:style-name="T3126">отвратительные пятна. Их лица были бледны</text:span><text:span text:style-name="T3371">ми</text:span><text:span text:style-name="T3126"> и не </text:span><text:span text:style-name="T3371">выражали никаких признаков жизни</text:span><text:span text:style-name="T3126">, всем своим видом они напоминали ходячие скелеты, обтянутые кожей. Прямо как зомби или, буквально, ходячие мертвецы. Всё это </text:span><text:span text:style-name="T3372">было похоже на</text:span><text:span text:style-name="T3126"> фильм ужасов, в котором я играл главную роль.</text:span>»</text:p>
      <text:p text:style-name="P524"><text:tab/>«<text:span text:style-name="T3127">Мой несчастный мальчик</text:span>», - <text:span text:style-name="T3127">сочувственно сказала Элисон,</text:span></text:p>
      <text:p text:style-name="P526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4"><text:tab/>«<text:span text:style-name="T3128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130">к </text:span><text:span text:style-name="T3128">их вожакам?</text:span>» - <text:span text:style-name="T3129">спросил Робина профессор Фержер. </text:span><text:span text:style-name="T3130">Он видел, как негативно отражается его «допрос» на общем самочувствии юноши. </text:span><text:span text:style-name="T3131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</text:span><text:span text:style-name="T3328">были </text:span><text:span text:style-name="T3131">свежи в памяти путешественника. </text:span><text:span text:style-name="T3132">У многих людей наверняка случился бы нервный срыв после тех же испытаний, что выпали на его долю.</text:span></text:p>
      <text:p text:style-name="P524"><text:tab/>«<text:span text:style-name="T3279">С мной всё в порядке</text:span>» - <text:span text:style-name="T3279">поспешно сказал Робин, увидев на лице профессора беспокойство,</text:span></text:p>
      <text:p text:style-name="P524"><text:tab/>«<text:span text:style-name="T3279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4"><text:tab/>«<text:span text:style-name="T3279">Хорошо, это меня устраивает</text:span>», - <text:span text:style-name="T3279">ответил ему профессор Фержер.</text:span></text:p>
      <text:p text:style-name="P524"><text:tab/>«<text:span text:style-name="T3280">Предводители.. Они были достаточно храбрыми. Необходимо отдать должное их сме</text:span><text:span text:style-name="T3282">лости</text:span><text:span text:style-name="T3280"> и дальновидности</text:span>».</text:p>
      <text:p text:style-name="P524"><text:tab/>«<text:span text:style-name="T3280">Дальновидности? Что ты имеешь в виду?</text:span>» - <text:span text:style-name="T3281">спросил профессор, поднимая взгляд поверх очков,</text:span></text:p>
      <text:p text:style-name="P524"><text:tab/>«<text:span text:style-name="T3283">Я что-то пропустил или неправильно понял?</text:span>»</text:p>
      <text:p text:style-name="P524"><text:tab/>«<text:span text:style-name="T3284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Ормузского пролива, эти люди стали готовиться </text:span><text:span text:style-name="T3325">к </text:span><text:span text:style-name="T3329">наступлению</text:span><text:span text:style-name="T3284"> войны, и сделали всё от них зависящее, чтобы пережить ядерный удар</text:span>».</text:p>
      <text:p text:style-name="P524"><text:soft-page-break/><text:tab/>«<text:span text:style-name="T3285">Ты хочешь сказать, что в Саутгемптоне нашлась горстка людей, не доверявших </text:span><text:span text:style-name="T3286">правительству и </text:span><text:span text:style-name="T3285">средствам массовой информации, и призывавшая граждан нач</text:span><text:span text:style-name="T3287">инать </text:span><text:span text:style-name="T3285">готовиться к войне?</text:span>»</text:p>
      <text:p text:style-name="P524"><text:tab/><text:span text:style-name="T3288">Профессор откинулся на спинку стула.</text:span></text:p>
      <text:p text:style-name="P524"><text:tab/>«<text:span text:style-name="T3288">Прекрасно! Оказывается, общественность не настолько глупа, как это представлялось мне до сих пор</text:span>».</text:p>
      <text:p text:style-name="P524"><text:tab/>«<text:span text:style-name="T3288">Я хотел </text:span><text:span text:style-name="T3326">бы </text:span><text:span text:style-name="T3288">продолжить</text:span>», - <text:span text:style-name="T3288">произнёс Робин,</text:span></text:p>
      <text:p text:style-name="P524"><text:tab/>«<text:span text:style-name="T3288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289">Они готовились и они приняли все необходимые меры</text:span>».</text:p>
      <text:p text:style-name="P524"><text:tab/><text:span text:style-name="T3290">Через некоторое время профессор объявил, что вполне удовлетворён, и предложил перейти к заключительной </text:span><text:span text:style-name="T3323">части</text:span><text:span text:style-name="T3290">.</text:span></text:p>
      <text:p text:style-name="P524"><text:tab/>«<text:span text:style-name="T3291">Система.. Вам известно, что она была главным административным органом. </text:span><text:span text:style-name="T3292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</text:span><text:span text:style-name="T3320">й приязни</text:span><text:span text:style-name="T3292">. </text:span><text:span text:style-name="T3293">Таков главный закон любого цивилизованного сообщества — никто не </text:span><text:span text:style-name="T3321">в праве</text:span><text:span text:style-name="T3293"> рассчитывать на уважение и сотрудничество, если не </text:span><text:span text:style-name="T3321">желает </text:span><text:span text:style-name="T3293">проявля</text:span><text:span text:style-name="T3321">ть</text:span><text:span text:style-name="T3293"> уважения к другим. Всё, что они совершали, это массовый террор и физическ</text:span><text:span text:style-name="T3306">ие</text:span><text:span text:style-name="T3293"> расправ</text:span><text:span text:style-name="T3306">ы</text:span><text:span text:style-name="T3293">, гарантируя таким образом, что население будет оставаться слабым и неспособным на восстания или революцию..</text:span>»</text:p>
      <text:p text:style-name="P524"><text:tab/>«<text:span text:style-name="T3294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4"><text:tab/>«<text:span text:style-name="T3295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4"><text:tab/><text:span text:style-name="T3295">Кивнув, профессор согласился на просьбу Робина и </text:span><text:span text:style-name="T3315">печально</text:span><text:span text:style-name="T3295"> посмотрел на сво</text:span><text:span text:style-name="T3317">и</text:span><text:span text:style-name="T3295"> </text:span><text:span text:style-name="T3314">опустевши</text:span><text:span text:style-name="T3317">е</text:span><text:span text:style-name="T3295"> стакан и тарелку.</text:span></text:p>
      <text:p text:style-name="P524"><text:tab/>«<text:span text:style-name="T3296">Элисон, помоги мне, пожалуйста, заварить для всех чаю и приготовить какую-нибудь снедь. Они, должно быть, голод</text:span><text:span text:style-name="T3316">ны,</text:span><text:span text:style-name="T3296"> потому что ничего не поели во время обеда.</text:span>»</text:p>
      <text:p text:style-name="P524"><text:tab/><text:span text:style-name="T3296">Элисон вместе с Робином покинули гостиную, оставив Гарри и Мэтью развлекать профессора Фержера.</text:span></text:p>
      <text:p text:style-name="P524"><text:tab/><text:span text:style-name="T3297">Когда они пришли на кухню, и Робин включил электрический чайник, </text:span><text:span text:style-name="T3298">он</text:span><text:span text:style-name="T3297"> развернулся лицом к Элисон и мягко, но настойчиво усадил её на стул.</text:span></text:p>
      <text:p text:style-name="P524"><text:tab/>«<text:span text:style-name="T3299">Эли, что с тобой происходит? </text:span><text:span text:style-name="T3300">Тебя расстроил Гарри? Н</text:span><text:span text:style-name="T3301">е молчи</text:span><text:span text:style-name="T3300">, ты ведь знаешь, что со мной можно поговорить</text:span>».</text:p>
      <text:p text:style-name="P524"><text:tab/>«<text:span text:style-name="T3302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4"><text:tab/>«<text:span text:style-name="T3303">В таком случае, что?</text:span>»</text:p>
      <text:p text:style-name="P524"><text:tab/>«<text:span text:style-name="T3304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309">то</text:span><text:span text:style-name="T3304"> ещё даже не произошло, но не могу ничего с этим поделать</text:span>».</text:p>
      <text:p text:style-name="P524"><text:tab/>«<text:span text:style-name="T3304">Элисон, не стоит стыдиться своей излишней эмоциональности. Нужно быть </text:span><text:span text:style-name="T3319">предельно</text:span><text:span text:style-name="T3304"> </text:span><text:span text:style-name="T3318">чёрствым</text:span><text:span text:style-name="T3304"> и бесчувственным человеком, чтобы на тебя никак не </text:span><text:span text:style-name="T3310">по</text:span><text:span text:style-name="T3304">влияло подобное зрелище. Если бы в тот момент в моём желудке находилось что-то иное, кроме пустоты, то меня </text:span><text:span text:style-name="T3305">бы </text:span><text:span text:style-name="T3312">непременно</text:span><text:span text:style-name="T3304"> </text:span><text:span text:style-name="T3311">стошнило</text:span><text:span text:style-name="T3304">. </text:span><text:span text:style-name="T3324">Одному Богу известно</text:span><text:span text:style-name="T3304">, как сильно мне хочется повернуть в</text:span><text:span text:style-name="T3313">ремя</text:span><text:span text:style-name="T3304"> вспять и </text:span><text:span text:style-name="T3370">больше </text:span><text:span text:style-name="T3304">не позволять тебе становиться свидетелем подобных зрелищ. Прости меня, Элисон, и пожалуйста, </text:span><text:span text:style-name="T3395">впредь </text:span><text:span text:style-name="T3304">не волнуйся. Надеюсь, нам удастся </text:span><text:span text:style-name="T3322">как-нибудь </text:span><text:span text:style-name="T3304">замять </text:span><text:span text:style-name="T3308">всё </text:span><text:span text:style-name="T3304">это</text:span>».</text:p>
      <text:p text:style-name="P524"><text:soft-page-break/><text:tab/><text:span text:style-name="T3382">Робин подошёл к Элисон и крепко обнял, стар</text:span><text:span text:style-name="T3383">аясь </text:span><text:span text:style-name="T3386">подарить ей ощущение комфорта и </text:span><text:span text:style-name="T3383">безопасности.</text:span></text:p>
      <text:p text:style-name="P524"><text:tab/><text:span text:style-name="T3383">Со мной всё в порядке. Смотри, вода уже закипела — пора заваривать чай. Чем скорее мы закончим, тем лучше: </text:span><text:span text:style-name="T3387">е</text:span><text:span text:style-name="T3383">сли мы поторопимся, то успеем на последний сеанс в кинотеатре.</text:span></text:p>
      <text:p text:style-name="P524"><text:tab/><text:span text:style-name="T3384">Робин пристально посмотрел ей в глаза.</text:span></text:p>
      <text:p text:style-name="P524"><text:tab/>«<text:span text:style-name="T3384">Ты уверена, что у тебя всё в порядке? </text:span><text:span text:style-name="T3385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4"><text:tab/><text:span text:style-name="T3386">Элисон кивнула. Слёзы, блестевшие на глазах Робина, глубоко ранили её душу и </text:span><text:span text:style-name="T3388">вызвали в ней мощнейший прилив чувствительности.</text:span></text:p>
      <text:p text:style-name="P524"><text:tab/>«<text:span text:style-name="T3388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4"><text:tab/>«<text:span text:style-name="T3389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390">Они верили, что я знаю ответы на все их вопросы и позабочусь об их спокойствии в </text:span><text:span text:style-name="T3394">будущем</text:span><text:span text:style-name="T3390">. Взамен они предоставляли мне пищу и крышу над головой. </text:span><text:span text:style-name="T3391">Все эти люди походили на детей младшего возраста, чьи жизни целиком и полностью находятся в распоряжении родителей. По</text:span><text:span text:style-name="T3392">йми</text:span><text:span text:style-name="T3391">, мне не хотелось меняться, но другого выбора у меня просто не было</text:span>».</text:p>
      <text:p text:style-name="P524"><text:tab/>«<text:span text:style-name="T3393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  <text:p text:style-name="P524"/>
      <text:p text:style-name="P524"><text:tab/><text:span text:style-name="T3555">Пока Элисон готовила чай, Робин достал несколько тарелок. В шкафу, в большой пластиковой коробке </text:span><text:span text:style-name="T3820">с этикеткой </text:span><text:span text:style-name="T3555">Tupperware, он обнаружил несколько свежих колбасных рулетов, упаковку печенья с мюсли и большой шварцвальдский торт со взбитыми сливками.</text:span></text:p>
      <text:p text:style-name="P524"><text:tab/>«<text:span text:style-name="T3555">Этого должно быть достаточно, чтобы продержаться до нашего вечернего похода в Бургер Кинг</text:span>» - <text:span text:style-name="T3555">отметил он.</text:span></text:p>
      <text:p text:style-name="P524"><text:tab/><text:span text:style-name="T3555">Они отнесли подносы с едой своим друзьям. Профессорское лицо озарила широкая улыбка, когда он разглядел на подносе десерт.</text:span></text:p>
      <text:p text:style-name="P524"><text:tab/>«<text:span text:style-name="T3555">Чтобы не терять времени, я продолжаю свой отчёт</text:span>», - <text:span text:style-name="T3555">сказал Робин, тщательно пережёвывая печень</text:span><text:span text:style-name="T3558">е</text:span><text:span text:style-name="T3555"> и запивая </text:span><text:span text:style-name="T3558">его</text:span><text:span text:style-name="T3555"> горячим чаем, и на некоторое время умолк, поглощённый раздумьями.</text:span></text:p>
      <text:p text:style-name="P524"><text:tab/>«<text:span text:style-name="T3555">Мне кажется, что мы обсудили все темы из заявленного изначально списка. И мне больше нечего добавить к уже изложенному мной описанию мира будущего. Полагаю, что неясностей быть не должно. В конце концов, вы сами являетесь свидетелями всего, что там происходило, и вместе со мной читали статью из случайно найденной газеты.</text:span>»</text:p>
      <text:p text:style-name="P524"><text:tab/>«<text:span text:style-name="T3555">Верно, ты сделал доклад по всем темам, которыми я интересовался, </text:span><text:span text:style-name="T3556">и</text:span><text:span text:style-name="T3555"> я дословно переписал на бумагу текст упомянутой статьи.</text:span>»</text:p>
      <text:p text:style-name="P524"><text:tab/><text:span text:style-name="T3557">Профессор ненадолго замолчал, роясь среди бумаг в своём портфеле. Он достал лист, на котором было на скорую руку нацарапано несколько его пометок. Никто из его студентов так и не смог разобрать </text:span><text:span text:style-name="T3558">ни одной буквы</text:span><text:span text:style-name="T3557">, а заголовок был определён ими исключительно по его расположению вверху страницы. </text:span><text:span text:style-name="T3558">Поэтому им пришлось поверить профессору на слово, и согласиться с тем, что представленный набор каракулей действительно является текстом из газетной статьи.</text:span></text:p>
      <text:p text:style-name="P524"><text:tab/>«<text:span text:style-name="T3558">Отлично. В котором часу нам зайти к вам завтра?</text:span>» - <text:span text:style-name="T3558">спросил профессора Мэтью,</text:span></text:p>
      <text:p text:style-name="P524"><text:tab/>«<text:span text:style-name="T3558">Если я правильно понял, то на сегодня все вопросы закончились? По крайней мере те, что требуют немедленных ответов, и не могут подождать до завтра</text:span>».</text:p>
      <text:p text:style-name="P524"><text:tab/><text:span text:style-name="T3559">Он продолжил приводить доводы в пользу завершения конспектирования, и никто из молодых людей не стал его останавливать. Теперь все они сидели молча, в восемь глаз </text:span><text:soft-page-break/><text:span text:style-name="T3559">уставившись на профессора, ожидая что он заговорит первым и, таким образом, станет проигравшей стороной в этом крошечном психологическом противостоянии. </text:span></text:p>
      <text:p text:style-name="P524"><text:tab/><text:span text:style-name="T3559">Так прошло несколько минут.</text:span></text:p>
      <text:p text:style-name="P524"><text:tab/><text:span text:style-name="T3559">Наконец, нервы профессора сдали и таким образом стало ясно, какая из двух сторон оказалась слабее. </text:span><text:span text:style-name="T3560">По правде говоря, профессор просто не смог придумать подходящего предлога, чтобы продолжить их заседание.</text:span></text:p>
      <text:p text:style-name="P524"><text:tab/>«<text:span text:style-name="T3561">Хорошо, я согласен — нам больше нечего обсуждать. Ожидаю увидеть вас всех завтра, ровно в девять часов, в моём университетском кабинете. </text:span><text:span text:style-name="T3562">Постарайтесь не изли</text:span><text:span text:style-name="T3563">ш</text:span><text:span text:style-name="T3562">ествовать этим вечером, </text:span><text:span text:style-name="T3564">а завтра</text:span><text:span text:style-name="T3562"> — </text:span><text:span text:style-name="T3564">проснуться </text:span><text:span text:style-name="T3562">вовремя.</text:span>»</text:p>
      <text:p text:style-name="P524"><text:tab/><text:span text:style-name="T3565">Последняя его реплика была адресована Гарри.</text:span></text:p>
      <text:p text:style-name="P524"><text:tab/><text:span text:style-name="T3566">Он закончил с сортировкой документов по папкам и </text:span><text:span text:style-name="T3571">завинтил</text:span><text:span text:style-name="T3566"> колпачок на сво</text:span><text:span text:style-name="T3571">ей</text:span><text:span text:style-name="T3566"> дорогущ</text:span><text:span text:style-name="T3571">ей</text:span><text:span text:style-name="T3566"> </text:span><text:span text:style-name="T3570">перьев</text:span><text:span text:style-name="T3571">ой</text:span><text:span text:style-name="T3570"> </text:span><text:span text:style-name="T3566">ручк</text:span><text:span text:style-name="T3571">е</text:span><text:span text:style-name="T3566">. Все важные записи он делал именно ей, из-за чего на бумаге и на его рубашке постоянно оставались </text:span><text:span text:style-name="T3567">кляксы</text:span><text:span text:style-name="T3566">. </text:span><text:span text:style-name="T3567">На боковой стороне безымянного пальца </text:span><text:span text:style-name="T3569">его </text:span><text:span text:style-name="T3567">левой руки постоянно </text:span><text:span text:style-name="T3568">виднелось</text:span><text:span text:style-name="T3567"> </text:span><text:span text:style-name="T3572">чернильное пятно</text:span><text:span text:style-name="T3567"> — явный признак человека, которой очень сильно любит писать. </text:span><text:span text:style-name="T3569">Студенты неоднократно пытались убедить профессора начать пользоваться пишущей машинкой, упирая на то, что её использование значительно сэкономит драгоценное время. Увы, безрезультатно. Никто из них не хотел рисковать, сообщив профессору правду о том, что его почерк выглядит хуже, чем у первоклассника, и что это был настоящий кошмар — пытаться расшифровать его якобы упорядоченные записи.</text:span></text:p>
      <text:p text:style-name="P524"><text:tab/>«<text:span text:style-name="T3573">Постарайтесь не забыть — я рассчитываю увидеть вас завтра, ровно в девять часов утра. Желаю вам хорошо провести время. И пожалуйста, не утомляйте Робина. </text:span><text:span text:style-name="T3574">Спокойной ночи!</text:span>»</text:p>
      <text:p text:style-name="P524"><text:tab/><text:span text:style-name="T3575">Профессор покинул жилище своих студентов, изо всех сил стараясь изображать на лице бе</text:span><text:span text:style-name="T3578">спечность</text:span><text:span text:style-name="T3575">, однако на его уме забот </text:span><text:span text:style-name="T3577">хватало </text:span><text:span text:style-name="T3575">с </text:span><text:span text:style-name="T3577">большим избытком</text:span><text:span text:style-name="T3575">.</text:span></text:p>
      <text:p text:style-name="P524"/>
      <text:p text:style-name="P527">СЕДЬМАЯ ГЛАВА</text:p>
      <text:p text:style-name="P527"/>
      <text:p text:style-name="P527">ПРЕСЛЕДОВАНИЕ</text:p>
      <text:p text:style-name="P527"/>
      <text:p text:style-name="P528"><text:tab/>ПРОФЕССОР ВЕРНУЛСЯ К СЕБЕ ДОМОЙ ПОСЛЕ ТОГО, КАК ЗАЕХАЛ В ПАБ, и «опрокинул» там несколько рюмочек виски. Неспешно накрывавшая его депрессия с каждым часом всё сильнее укоренялась в его сознании.</text:p>
      <text:p text:style-name="P528"><text:tab/><text:span text:style-name="T3579">Тем утром он задержался в университете вовсе не для того, чтобы заместить другого преподавателя — это было </text:span><text:span text:style-name="T3821">его </text:span><text:span text:style-name="T3579">ложным алиби.</text:span></text:p>
      <text:p text:style-name="P528"><text:tab/><text:span text:style-name="T3585">У</text:span><text:span text:style-name="T3579">тром он был занят совсем другими </text:span><text:span text:style-name="T3586">делами</text:span><text:span text:style-name="T3579">.</text:span></text:p>
      <text:p text:style-name="P528"><text:tab/><text:span text:style-name="T3580">В течении нескольких часов он пытался дозвониться по телефону до Британского премьер-министра, однако ему не повезло — все его усилия оказались тщетны. Единственным человеком, с которым ему было позволено говорить, оказался министерский секретарь, но даже он не смог оказать требуемой помощи, сообщив только, что «в настоящее время премьер-министр находится на важном совещании».</text:span></text:p>
      <text:p text:style-name="P528"><text:tab/><text:span text:style-name="T3581">Профессор изо всех сил пытался втолковать своему визави, что война, о которой он </text:span><text:span text:style-name="T3583">только что </text:span><text:span text:style-name="T3581">сообщил, должна начаться менее, чем через год, и что в этом вопросе он чрезвычайно серьёзен, </text:span><text:span text:style-name="T3582">однако к нему отнеслись как к </text:span><text:span text:style-name="T3587">умалишённому</text:span><text:span text:style-name="T3582">, пытающемуся привлечь к себе внимание представителей высшего правящего сословия. Чем больше он размышлял о своём утреннем унижении, тем сильнее </text:span><text:span text:style-name="T3583">охватывали его мрачные предчувствия.</text:span></text:p>
      <text:p text:style-name="P528"><text:tab/>«<text:span text:style-name="T3584">Если нет никакой возможности достучаться до собственного правительства, значит не осталось никакой надежды на то, чтобы предотвратить приближающуюся катастрофу</text:span>» - <text:span text:style-name="T3584">думал профессор с горечью,</text:span></text:p>
      <text:p text:style-name="P528"><text:tab/>«<text:span text:style-name="T3584">На всём белом свете не найдётся ни одного человека, который воспримет меня всерьёз. Что, в таком случае, мне делать? Как поступить? Я не способен предотвратить взрыв атомной бомбы!</text:span>»</text:p>
      <text:p text:style-name="P528"><text:tab/><text:span text:style-name="T3584">Сейчас он находился поблизости от своего дома, на расстоянии всего одной улицы.</text:span></text:p>
      <text:p text:style-name="P528"><text:soft-page-break/><text:tab/><text:span text:style-name="T3584">Часы пробили половину одиннадцатого. Профессор Фержер сидел перед электрическим камином в свой гостиной — один, в полной тишине. Он бессмысленно смотрел в одну точку, в этот момент она символизировала собой полную неизвестность и непроглядную темноту. Его глаза опухли, сильно покраснели и причиняли боль.</text:span></text:p>
      <text:p text:style-name="P528"><text:tab/><text:span text:style-name="T3588">Сейчас он находился в состоянии растерянности — ему казалось, что комната внезапно сильно уменьшилась в размерах и буквально ощущал, как сужаются её стены, оставляя для него всё меньше пространства. Он не должен взваливать на себя такой груз и ему не следует в одиночку нести ответственность за судьбу этого мира, ведь это не его обязанность. Подобными сверхзадачами должны заниматься политики, именно они </text:span><text:span text:style-name="T3822">ответственны</text:span><text:span text:style-name="T3588"> за благополучие </text:span><text:span text:style-name="T3590">людей</text:span><text:span text:style-name="T3588">, и именно </text:span><text:span text:style-name="T3589">поэтому</text:span><text:span text:style-name="T3588"> граждане отдают за них свои голоса </text:span><text:span text:style-name="T3606">на выборах</text:span><text:span text:style-name="T3588">.</text:span></text:p>
      <text:p text:style-name="P528"><text:tab/><text:span text:style-name="T3590">Чем больше профессор погружался в размышления, тем сильнее </text:span><text:span text:style-name="T3824">ощущал</text:span><text:span text:style-name="T3590"> свою отчуждённость. Воздуха оставалось всё меньше и ему ст</text:span><text:span text:style-name="T3823">а</text:span><text:span text:style-name="T3825">ло</text:span><text:span text:style-name="T3590"> труд</text:span><text:span text:style-name="T3825">но</text:span><text:span text:style-name="T3590"> дышать — он чувствовал </text:span><text:span text:style-name="T3823">себя так</text:span><text:span text:style-name="T3590">, </text:span><text:span text:style-name="T3823">словно</text:span><text:span text:style-name="T3590"> вокруг его шеи затягивается петля. </text:span><text:span text:style-name="T3591">Его воображение подсказывало ему, что теперь он обязательно превратится в жертву преследования со стороны властей, хотя никакой вины за собой он не признавал и считал всё содеянное исключительно правильным.</text:span></text:p>
      <text:p text:style-name="P528"/>
      <text:p text:style-name="P528"><text:tab/><text:span text:style-name="T3592">Несмотря на то, что весь предыдущий день шёл нескончаемый ливень, сегодня выдалось великолепное апрельское утро.</text:span></text:p>
      <text:p text:style-name="P528"><text:tab/><text:span text:style-name="T3592">Мэтью выглянул в окно своего дома. На часах было шесть утра. </text:span><text:span text:style-name="T3593">О</text:span><text:span text:style-name="T3592">товсюду слышалось весёлое воробьиное чириканье, а </text:span><text:span text:style-name="T3593">на </text:span><text:span text:style-name="T3592">чистом, безоблачном небе ярко сияло взошедшее солнце, </text:span><text:span text:style-name="T3594">отражавшееся ослепительными иск</text:span><text:span text:style-name="T3721">рами</text:span><text:span text:style-name="T3594"> в кап</text:span><text:span text:style-name="T3721">ельках</text:span><text:span text:style-name="T3594"> росы на листьях и цветках прекрасных жёлто-фиолетовых цветков, росших неподалёку от его дома. </text:span><text:span text:style-name="T3595">Потребуется ещё немного времени, чтобы скрыть уродство той кирпичной стены, что расположена в конце их сада — оно спрячется за густыми зарослями «русского» плюща. </text:span><text:span text:style-name="T3596">Единственное, что </text:span><text:span text:style-name="T3826">постоянно </text:span><text:span text:style-name="T3596">портило </text:span><text:span text:style-name="T3601">его </text:span><text:span text:style-name="T3596">внешний вид — газон, требующий </text:span><text:span text:style-name="T3827">регулярного</text:span><text:span text:style-name="T3596"> тщательного </text:span><text:span text:style-name="T3722">ухода</text:span><text:span text:style-name="T3596">. </text:span><text:span text:style-name="T3597">Однако за такую скучную и утомительную работу обычно никому не хотелось браться, и он частенько оставался в запущенном состоянии.</text:span></text:p>
      <text:p text:style-name="P528"><text:tab/>«<text:span text:style-name="T3598">Сегодня чудесный денёк, и у меня не запланировано никаких дел, поэтому стоит заняться стрижкой травы</text:span>» - <text:span text:style-name="T3598">подумал Мэтью.</text:span></text:p>
      <text:p text:style-name="P528"><text:tab/><text:span text:style-name="T3599">Умывшись и переодевшись он вышел в сад, прихватив с собой стакан свежевыжатого апельсинового сока.</text:span></text:p>
      <text:p text:style-name="P528"><text:tab/><text:span text:style-name="T3600">Хорошо, но где искать газонокосилку?</text:span></text:p>
      <text:p text:style-name="P528"><text:tab/><text:span text:style-name="T3602">Он нахмурился, погрузившись в </text:span><text:span text:style-name="T3603">свои </text:span><text:span text:style-name="T3602">размышления. </text:span><text:span text:style-name="T3603">Давненько он не пачкал своих ухоженных рук, </text:span><text:span text:style-name="T3604">и </text:span><text:span text:style-name="T3603">по</text:span><text:span text:style-name="T3673">э</text:span><text:span text:style-name="T3603">тому не мог даже вообразить, куда она могла быть запрятана. </text:span><text:span text:style-name="T3605">После </text:span><text:span text:style-name="T3607">не</text:span><text:span text:style-name="T3605">продолжительных поисков он нашёл её в крохотном чуланчике возле кухни.</text:span></text:p>
      <text:p text:style-name="P528"/>
      <text:p text:style-name="P528"><text:tab/><text:span text:style-name="T3607">К половине седьмого работа была окончена. Человеку, не привыкшему к физическим нагрузкам в раннее время суток, так</text:span><text:span text:style-name="T3613">ое</text:span><text:span text:style-name="T3607"> </text:span><text:span text:style-name="T3613">занятие </text:span><text:span text:style-name="T3607">показалась бы непрост</text:span><text:span text:style-name="T3613">ым</text:span><text:span text:style-name="T3607">. Но для Мэтью он</text:span><text:span text:style-name="T3614">о</text:span><text:span text:style-name="T3607"> стал</text:span><text:span text:style-name="T3614">о</text:span><text:span text:style-name="T3607"> </text:span><text:span text:style-name="T3672">невыносимым</text:span><text:span text:style-name="T3607">, поскольку работу руками он всегда предпочитал обходить стороной. Вытерев пот со лба тыльной стороной ладони, он с облегчением вздохнул и стал осматривать результаты своего труда. </text:span><text:span text:style-name="T3608">Довольный, вытер липкие от пота, смешанного с соком травы, руки о свои рабочие штаны, </text:span><text:span text:style-name="T3609">после чего вернул газонокосилку на то же самое место, где нашёл, и поставил разогреваться чайник. Теперь, после нехарактерного для него </text:span><text:span text:style-name="T3723">начала дня</text:span><text:span text:style-name="T3609">, ему требовалась большая чашка с крепким кофе.</text:span></text:p>
      <text:p text:style-name="P528"><text:tab/><text:span text:style-name="T3610">Мэтью тихонько поднялся по лестнице, тщательно стараясь не уронить поднос с завтраком, приготовленным специально для Робина. Поскольку обе </text:span><text:span text:style-name="T3615">его </text:span><text:span text:style-name="T3610">руки были заняты, он решил слегка подтолкнуть ногой дверь, преграждающую его путь.</text:span></text:p>
      <text:p text:style-name="P528"><text:tab/>«<text:span text:style-name="T3611">Робин, я принёс твой завтрак! Пора вставать. Уже почти восемь часов, а к девяти нам нужно быть в университете</text:span>».</text:p>
      <text:p text:style-name="P528"><text:soft-page-break/><text:tab/><text:span text:style-name="T3612">Он поставил поднос на столик и широко распахнул дверь в комнату, после чего подошёл к окну и раздёрнул шторы, позволив солнцу </text:span><text:span text:style-name="T3615">залить</text:span><text:span text:style-name="T3612"> всю комнату своим ярким светом.</text:span></text:p>
      <text:p text:style-name="P528"><text:tab/><text:span text:style-name="T3612">Ему пришлось легонечко встряхнуть Робина.</text:span></text:p>
      <text:p text:style-name="P528"><text:tab/>«<text:span text:style-name="T3616">Подъём! Завтрак уже остывает. На часах <text:s/>- две минуты восьмого</text:span>» - <text:span text:style-name="T3616">произнёс Мэтью, с любовью разглядывая свои старинные золотые часы. Одеяло зашевелилось, и из-под него медленно выглянуло заспанное лицо. Осторожно открыв один глаз и узрев им перед собой бодрствующего и полного сил Мэтью, оно издало преисполненный скорбью стон и тут же снова скрылось под одеялом. </text:span></text:p>
      <text:p text:style-name="P528"><text:tab/>«<text:span text:style-name="T3617">Робин, если ты сейчас же не встанешь, я сорву с тебя это чёртово одеяло, и тогда ты замёрзнешь и, может быть, </text:span><text:span text:style-name="T3623">даже </text:span><text:span text:style-name="T3622">заболеешь</text:span>» - <text:span text:style-name="T3617">сообщил Мэтью строгим тоном. Шансы на то, что угроза будет исполнена, были достаточно в</text:span><text:span text:style-name="T3674">ысоки</text:span><text:span text:style-name="T3617">, поэтому Робин без лишних слов выскочил из своего укрытия и уселся на краеш</text:span><text:span text:style-name="T3621">ек</text:span><text:span text:style-name="T3617"> кровати. </text:span><text:span text:style-name="T3625">Он</text:span><text:span text:style-name="T3622"> </text:span><text:span text:style-name="T3624">всегда предпочитал тепло, нежели холод, и малейшие, даже самые незначительные, изменения погоды,могли легко заставить его дрожать.</text:span></text:p>
      <text:p text:style-name="P528"><text:tab/>«<text:span text:style-name="T3625">Завтрак — первое услышанное мной этим утром слово! Что у нас сегодня вкусненького? Что бы это ни было, пахнет оно замечательно! М-м-м-м, я просто умираю от голода!</text:span>»</text:p>
      <text:p text:style-name="P528"><text:tab/>«<text:span text:style-name="T3626">Я принёс чёрный кофе, обжаренный тост, кусок пирога к чаю и две пышки с сочащимся из них топлёным маслом. Как это звучит? </text:span><text:span text:style-name="T3627">Неплохо?</text:span>»</text:p>
      <text:p text:style-name="P528"><text:tab/>«<text:span text:style-name="T3628">Спасибо, Мэтью! Это музыка для моих ушей. Надеюсь, что в намазанном на тост мармеладе не окажется мелких </text:span><text:span text:style-name="T3669">противных </text:span><text:span text:style-name="T3628">комочков</text:span>».</text:p>
      <text:p text:style-name="P528"><text:tab/>«<text:span text:style-name="T3629">Я всё тщательно проверил — их там нет. А теперь ешь и быстренько одевайся, иначе мы опоздаем на встречу с профессором</text:span>».</text:p>
      <text:p text:style-name="P528"><text:tab/><text:span text:style-name="T3630">Мэтью передал поднос с завтраком Робину, </text:span><text:span text:style-name="T3632">и</text:span><text:span text:style-name="T3630"> приступил к поиск</text:span><text:span text:style-name="T3633">ам</text:span><text:span text:style-name="T3630"> </text:span><text:span text:style-name="T3631">его </text:span><text:span text:style-name="T3630">верхней одежды.</text:span></text:p>
      <text:p text:style-name="P528"><text:tab/>«<text:span text:style-name="T3634">Вот твои вещи. Я встречу тебя внизу, когда ты будешь готов. Приятного аппетита!</text:span>»</text:p>
      <text:p text:style-name="P528"><text:tab/><text:span text:style-name="T3635">Робин уплетал завтрак за обе щеки. Как обычно бывало в таких случаях, весь его рот и часть подбородка были испачканы мармеладом, </text:span><text:span text:style-name="T3636">и в комнате отчётливо слышалось его звучное чавканье.</text:span></text:p>
      <text:p text:style-name="P529"><text:tab/><text:span text:style-name="T3637">Он обратил </text:span><text:span text:style-name="T3638">своё </text:span><text:span text:style-name="T3637">внимание на </text:span><text:span text:style-name="T3638">отрытое </text:span><text:span text:style-name="T3637">окно. </text:span><text:span text:style-name="T3638">Это казалось странным, ведь прежде Мэтью никогда не оставлял его открытым, зная как болезненно переносит сквозняки его юный друг. </text:span><text:span text:style-name="T3639">Мальчик поднялся с кровати и выглянул на улицу. Именно тогда он и заметил, как преобразилась лужайка.</text:span></text:p>
      <text:p text:style-name="P529"><text:span text:style-name="T3639"><text:tab/>«Боже! Кто-то покосил её. Но не мог же Мэтью… Если это всё-таки он, то с ним, должно быть, что-то с</text:span><text:span text:style-name="T3640">тряслось</text:span><text:span text:style-name="T3639">… И этот завтрак в постель…»</text:span></text:p>
      <text:p text:style-name="P529"><text:tab/><text:span text:style-name="T3641">Робин вышел из своей спальни и с верхн</text:span><text:span text:style-name="T3643">их</text:span><text:span text:style-name="T3641"> </text:span><text:span text:style-name="T3643">ступеней</text:span><text:span text:style-name="T3641"> окликнул Мэтью.</text:span></text:p>
      <text:p text:style-name="P529"><text:tab/>«<text:span text:style-name="T3641">Мэтью! Что случилось с лужайкой? Неужели ты стал лунатиком и этой ночью тебе приснился кошмар, в котором ты занимался какими-то мрачными потусторонними делами… Например, </text:span><text:span text:style-name="T3644">косил</text:span><text:span text:style-name="T3641"> </text:span><text:span text:style-name="T3642">трав</text:span><text:span text:style-name="T3644">у</text:span><text:span text:style-name="T3641"> возле нашего дома?</text:span>»</text:p>
      <text:p text:style-name="P529"><text:tab/><text:span text:style-name="T3645">Уронив свою зажигалку на пол, Мэтью в спешке стал подниматься наверх,</text:span></text:p>
      <text:p text:style-name="P529"><text:tab/>«<text:span text:style-name="T3645">При чём тут ночные кошмары? </text:span><text:span text:style-name="T3647">Я никогда не отказываюсь от физического труда </text:span><text:span text:style-name="T3645">н</text:span><text:span text:style-name="T3646">и</text:span><text:span text:style-name="T3645"> во сне, н</text:span><text:span text:style-name="T3646">и</text:span><text:span text:style-name="T3645"> наяву!</text:span>»</text:p>
      <text:p text:style-name="P529"><text:tab/>«<text:span text:style-name="T3648">Мэтью, не стоит пытаться развешивать лапшу. Лучше признайся, что твоё любимое занятие — бездельничать. Лень — это твоя торговая марка. Помнишь, что ты сказал, когда было нужно постричь траву в прошлый раз? Внезапно тебе стало дурно и ты отправился искать доктора! </text:span><text:span text:style-name="T3650">Будь честен с самим собой</text:span><text:span text:style-name="T3649"> — ты ненавидишь работать</text:span>».</text:p>
      <text:p text:style-name="P529"><text:tab/>«<text:span text:style-name="T3668">Хватит</text:span><text:span text:style-name="T3651"> нудить! Этим утром я рано проснулся и решил покосить газон. Лунатизм здесь ни при чём. Одевайся живее, нам пора уходить.</text:span>»</text:p>
      <text:p text:style-name="P529"><text:tab/><text:span text:style-name="T3652">Мэтью оставил Робина в одиночестве, чтобы вернуться на кухню, и в тишине и спокойствии доесть свой тост с сыром.</text:span></text:p>
      <text:p text:style-name="P529"><text:soft-page-break/><text:tab/>«<text:span text:style-name="T3653">Чудик назвал меня лентяем. Ха! Что за наглость.</text:span>» - <text:span text:style-name="T3653">подумал Мэтью, но вслух этого, конечно, не </text:span><text:span text:style-name="T3719">произнёс</text:span><text:span text:style-name="T3653">.</text:span></text:p>
      <text:p text:style-name="P529"/>
      <text:p text:style-name="P529"><text:tab/><text:span text:style-name="T3654">К тому времени, когда Мэтью вместе с Робином прибыли в университет, Элисон и Гарри уже находились в кабинете у профессора Фержера.</text:span></text:p>
      <text:p text:style-name="P529"><text:tab/>«<text:span text:style-name="T3655">Вы опоздали на две минуты. До этого момента обычно опаздывали мы. </text:span><text:span text:style-name="T3670">Н</text:span><text:span text:style-name="T3655">е переживайте, профессора ещё нет. Наверное, сегодня праздник опозданий для наиболее пунктуальных </text:span><text:span text:style-name="T3656">и ответственных членов общества</text:span>» - <text:span text:style-name="T3666">ехидно заметил</text:span><text:span text:style-name="T3656"> Гарри, ненадолго оторвавшись от своей книги.</text:span></text:p>
      <text:p text:style-name="P529"><text:tab/><text:span text:style-name="T3656">Мэтью и Робин нашли для себя пару стульев и придвинули их поближе к своим друзьям, после чего между ними завязалась непринуждённая беседа о прошедшей накануне вечеринке и о том, насколько интересным оказался фильм. </text:span><text:span text:style-name="T3657">Посмеявшись над тем, как ловко удалось провести профессора и выиграть для себя свободный вечер, они наконец-то обратили внимание </text:span><text:span text:style-name="T3663">на </text:span><text:span text:style-name="T3657">время. </text:span><text:span text:style-name="T3658">Часы показывали половину десятого, но от профессора </text:span><text:span text:style-name="T3659">до сих пор </text:span><text:span text:style-name="T3658">не было никаких известий.</text:span></text:p>
      <text:p text:style-name="P529"><text:tab/>«<text:span text:style-name="T3660">Возможно, в этом нет ничего страшного. Он мог задержаться </text:span><text:span text:style-name="T3671">в</text:span><text:span text:style-name="T3660"> пути из Уинчестера — там сейчас ведутся дорожные работы. </text:span><text:span text:style-name="T3661">Я уверена, скоро </text:span><text:span text:style-name="T3700">он </text:span><text:span text:style-name="T3661">будет здесь</text:span>» - <text:span text:style-name="T3661">произнесла Элисон, потягивая горячий шоколад из картонного стаканчика. </text:span><text:span text:style-name="T3662">Это был единственный приличный напиток, который можно было купить </text:span><text:span text:style-name="T3665">у</text:span><text:span text:style-name="T3662"> </text:span><text:span text:style-name="T3664">торгово</text:span><text:span text:style-name="T3665">го</text:span><text:span text:style-name="T3662"> а</text:span><text:span text:style-name="T3665">втомата</text:span><text:span text:style-name="T3662">, расположенн</text:span><text:span text:style-name="T3665">ого</text:span><text:span text:style-name="T3662"> в </text:span><text:span text:style-name="T3666">конце университетского </text:span><text:span text:style-name="T3662">коридор</text:span><text:span text:style-name="T3667">а</text:span><text:span text:style-name="T3662">.</text:span></text:p>
      <text:p text:style-name="P529"><text:tab/>«<text:span text:style-name="T3685">Попробуйте угадать, что этим утром сделал Мэтью</text:span>».</text:p>
      <text:p text:style-name="P529"><text:tab/>«<text:span text:style-name="T3685">Удиви нас, Робин</text:span>», - <text:span text:style-name="T3685">ответил Гарри.</text:span></text:p>
      <text:p text:style-name="P529"><text:tab/>«<text:span text:style-name="T3685">Ми</text:span><text:span text:style-name="T3724">н</text:span><text:span text:style-name="T3685">уточку внимания… <text:s/>Звучит барабанная дробь… Он скосил траву на газоне!</text:span>»</text:p>
      <text:p text:style-name="P529"><text:tab/>«<text:span text:style-name="T3686">Ты имеешь в виду… Не может быть! Он и правда это сделал? Ужас! Шок! Мэтью, что с тобой не так? Надеюсь, это не причинило вреда твоей тонкой душевной организации? </text:span><text:span text:style-name="T3687">Дружище, ты слишком жесток к себе!</text:span>»</text:p>
      <text:p text:style-name="P529"><text:tab/><text:span text:style-name="T3687">Гарри примолк и затем громко расхохотался, а все остальные последовали его примеру. </text:span><text:span text:style-name="T3688">Мэтью остался сидеть в прежней позе, скрестив </text:span><text:span text:style-name="T3694">на груди </text:span><text:span text:style-name="T3720">руки </text:span><text:span text:style-name="T3688">и исподлобья поглядывая на своих товарищей.</text:span></text:p>
      <text:p text:style-name="P529"><text:tab/>«<text:span text:style-name="T3689">Мне плевать, если ты решил изгнать из меня всех святых. Я сделаю вид, что меня здесь нет. Просто посижу здесь тихонько, и когда ты решишь, что вдоволь развлёкся, мы наконец-то сможем выяснить, куда запропастился профессор. </text:span><text:span text:style-name="T3690">Сейчас четверть одиннадцатого и он уже давно должен был выйти на связь</text:span>».</text:p>
      <text:p text:style-name="P529"><text:tab/><text:span text:style-name="T3691">После этих слов все приступы безудержного смеха и корч были моментально окончены. Вмиг посерьёзневший Гарри поднялся со своего стула и направился в офис главного управляющего </text:span><text:span text:style-name="T3692">филиалом</text:span><text:span text:style-name="T3691">.</text:span></text:p>
      <text:p text:style-name="P529"/>
      <text:p text:style-name="P529"><text:tab/>«<text:span text:style-name="T3828">Сегодня п</text:span><text:span text:style-name="T3692">рофессор Лайон не получал никаких из</text:span><text:span text:style-name="T3693">вес</text:span><text:span text:style-name="T3828">тий</text:span><text:span text:style-name="T3693"> от профессора Фержера </text:span><text:span text:style-name="T3695">и ничего не знает о его планах</text:span>» - <text:span text:style-name="T3695">вернувшись, сообщил Гарри всем остальным студентам.</text:span></text:p>
      <text:p text:style-name="P529"><text:tab/>«<text:span text:style-name="T3695">Я думаю, нам нужно </text:span><text:span text:style-name="T3718">отправиться</text:span><text:span text:style-name="T3695"> к нему домой и убедиться, что с ним всё в порядке. Робин, ты, кажется, уже бывал в его доме прежде, и должен помнить, как туда добраться</text:span>» - <text:span text:style-name="T3695">сказала Элисон, повернувшись в сторону мальчика.</text:span></text:p>
      <text:p text:style-name="P529"><text:tab/>«<text:span text:style-name="T3696">Да, я бывал. Его адрес записан на листке бумаги, он </text:span><text:span text:style-name="T3697">у меня в куртке</text:span>».</text:p>
      <text:p text:style-name="P529"><text:tab/><text:span text:style-name="T3697">Он порылся в карманах, </text:span><text:span text:style-name="T3699">вывалив наружу</text:span><text:span text:style-name="T3697"> </text:span><text:span text:style-name="T3699">кучку разнообразного </text:span><text:span text:style-name="T3697">хлама, и наконец, извлёк скомканный лист.</text:span></text:p>
      <text:p text:style-name="P529"><text:tab/>«<text:span text:style-name="T3698">Вот он. Думаю, нам лучше не медлить.</text:span>»</text:p>
      <text:p text:style-name="P529"/>
      <text:p text:style-name="P530"><text:tab/>Примерно через полчаса они подъехали к особняку профессора. Его машина <text:span text:style-name="T3763">стояла припаркованной возле дома</text:span>, а окна жилища были занавешены. Бутылки с молоком, аккуратно расставленные молочником <text:span text:style-name="T3712">этим </text:span>утром, находились на ступ<text:span text:style-name="T3829">енях </text:span>в нетронутом состоянии.</text:p>
      <text:p text:style-name="P530"><text:soft-page-break/><text:tab/>«<text:span text:style-name="T3704">Это странно. Всё выглядит так, словно он ещё не проснулся</text:span>» - <text:span text:style-name="T3704">отметил Мэтью, </text:span><text:span text:style-name="T3705">пытаясь осмотреть содержимое почтового ящика через имеющиеся в нём </text:span><text:span text:style-name="T3711">щели</text:span><text:span text:style-name="T3704">.</text:span></text:p>
      <text:p text:style-name="P530"><text:tab/>«<text:span text:style-name="T3705">Здесь слишком темно, но я вижу несколько писем. Вы слышите, как скулит его собака?</text:span>»</text:p>
      <text:p text:style-name="P530"><text:tab/>«<text:span text:style-name="T3706">Попробуй открыть входную дверь, Мэтью</text:span>».</text:p>
      <text:p text:style-name="P530"><text:tab/><text:span text:style-name="T3707">В голосе Гарри отчётливо слышались панические нотки. Несмотря на то, что он частенько подшучивал над профессором, старик </text:span><text:span text:style-name="T3713">значил для него очень много</text:span><text:span text:style-name="T3708">.</text:span></text:p>
      <text:p text:style-name="P530"><text:tab/>«<text:span text:style-name="T3708">Не могу, она за</text:span><text:span text:style-name="T3711">крыта на замок</text:span><text:span text:style-name="T3708">. Я </text:span><text:span text:style-name="T3711">нажал </text:span><text:span text:style-name="T3714">на </text:span><text:span text:style-name="T3711">кнопку звонка</text:span><text:span text:style-name="T3708">, но он, кажется, не </text:span><text:span text:style-name="T3709">торопится </text:span><text:span text:style-name="T3708">о</text:span><text:span text:style-name="T3709">ткрывать</text:span><text:span text:style-name="T3708"> нам дверь. Нужно поискать другой способ попасть внутрь</text:span>».</text:p>
      <text:p text:style-name="P530"><text:tab/><text:span text:style-name="T3710">Они обошли дом </text:span><text:span text:style-name="T3711">вокруг</text:span><text:span text:style-name="T3710"> и обнаружили, что ведущая на кухню дверь, расположенная с обратной стороны здания, оказалась незапертой.</text:span></text:p>
      <text:p text:style-name="P530"><text:tab/><text:span text:style-name="T3710">Внезапно вынырнувшая из глубины профессорского дома собака принялась яростно облаивать их, протестуя против вторжения незваных гостей.</text:span></text:p>
      <text:p text:style-name="P530"><text:tab/><text:span text:style-name="T3715">Разделившись, они отправились на поиски профессора </text:span><text:span text:style-name="T3716">Фержера</text:span><text:span text:style-name="T3715">.</text:span></text:p>
      <text:p text:style-name="P530"/>
      <text:p text:style-name="P531">ВОСЬМАЯ ГЛАВА</text:p>
      <text:p text:style-name="P531"/>
      <text:p text:style-name="P531">ГОРЕ</text:p>
      <text:p text:style-name="P531"/>
      <text:p text:style-name="P531"><text:tab/>«ГАРРИ, МЭТЬЮ! ЗДЕСЬ НИКОГО НЕТ! <text:s/><text:span text:style-name="T3717">КТО-НИБУДЬ ИЗ ВАС НАШЁЛ ХОТЬ ЧТО-ТО?</text:span>» - прокричала Элисон в темноту.</text:p>
      <text:p text:style-name="P531"><text:tab/>«<text:span text:style-name="T3761">Постель аккуратно заправлена. Его не было здесь прошедшей ночью</text:span>» - <text:span text:style-name="T3761">откликнулся Мэтью.</text:span></text:p>
      <text:p text:style-name="P531"><text:tab/>«<text:span text:style-name="T3762">Если его не было, то что, в таком случае, делает здесь его авт</text:span><text:span text:style-name="T3764">о</text:span><text:span text:style-name="T3762">? </text:span><text:span text:style-name="T3764">Наверное, ты</text:span><text:span text:style-name="T3762"> случайно не заметил, </text:span><text:span text:style-name="T3764">но </text:span><text:span text:style-name="T3762">он находится на п</text:span><text:span text:style-name="T3764">одъездной дорожке, прямо напротив твоего</text:span>» - <text:span text:style-name="T3764">саркастически </text:span><text:span text:style-name="T3766">за</text:span><text:span text:style-name="T3764">метил Гарри. Он не хотел </text:span><text:span text:style-name="T3765">грубить Мэтью</text:span><text:span text:style-name="T3764">, но был сильно обеспокоен отсутствием профессора, и его нервы сда</text:span><text:span text:style-name="T3772">ли</text:span><text:span text:style-name="T3764">.</text:span></text:p>
      <text:p text:style-name="P531"><text:tab/>«<text:span text:style-name="T3767">Прости меня, Мэтью, я не хотел...</text:span>»</text:p>
      <text:p text:style-name="P531"><text:tab/><text:span text:style-name="T3768">Он замолчал и попытался успокоиться.</text:span></text:p>
      <text:p text:style-name="P531"><text:tab/>«<text:span text:style-name="T3769">Всё нормально, Гарри. Я понимаю. Смотри — со мной всё в порядке, </text:span><text:span text:style-name="T3770">ты не виноват</text:span><text:span text:style-name="T3769">. Пойдём поищем Робина. </text:span><text:span text:style-name="T3771">Думаю, можно с полной уверенностью утверждать, что профессора здесь нет. </text:span><text:span text:style-name="T3773">Мне кажется, он собирался встретиться с премьер-министром и, вполне возможно, сейчас он находится на пути в Лондон</text:span>».</text:p>
      <text:p text:style-name="P531"><text:tab/><text:span text:style-name="T3774">После этих слов Гарри и Элисон направились вниз по лестнице вслед за Мэтью.</text:span></text:p>
      <text:p text:style-name="P531"><text:tab/>«<text:span text:style-name="T3775">Робин! Робин! </text:span><text:span text:style-name="T3778">Где ты находишься</text:span><text:span text:style-name="T3775">?</text:span>» - <text:span text:style-name="T3776">прокричала Элисон.</text:span></text:p>
      <text:p text:style-name="P531"><text:tab/><text:span text:style-name="T3776">Ответа не последовало.</text:span></text:p>
      <text:p text:style-name="P531"><text:tab/>«<text:span text:style-name="T3777">Куда он </text:span><text:span text:style-name="T3778">опять пропал</text:span><text:span text:style-name="T3777">? Неужели не понимает, что сейчас не время играть в прятки</text:span>» - <text:span text:style-name="T3777">ворчала </text:span><text:span text:style-name="T3789">она</text:span><text:span text:style-name="T3777"> себе под нос.</text:span></text:p>
      <text:p text:style-name="P531"><text:tab/>«<text:span text:style-name="T3781">Ты что-то услышала, Элисон</text:span><text:span text:style-name="T3779">?</text:span>»</text:p>
      <text:p text:style-name="P531"><text:tab/>«<text:span text:style-name="T3781">Нет, Гарри.</text:span><text:span text:style-name="T3779"> Наверное, он в столовой или гостиной.</text:span>»</text:p>
      <text:p text:style-name="P531"><text:tab/><text:span text:style-name="T3780">Гарри вместе с Мэтью направились в столовую, а Элисон решила осмотреть гостиную.</text:span></text:p>
      <text:p text:style-name="P531"><text:tab/><text:span text:style-name="T3781">Подойдя к закрытой двери она услышала его тихие всхлипывания. Тихонько отворив дверь, вошла внутрь. Робин был здесь. </text:span><text:span text:style-name="T3782">Он склонился над профессором, сидевшим в кресле в какой-то неестественной позе, </text:span><text:span text:style-name="T3785">и плакал</text:span><text:span text:style-name="T3782">. Электрический камин работал на полную мощность.</text:span></text:p>
      <text:p text:style-name="P531"><text:tab/><text:span text:style-name="T3783">Элисон растерялась. Она не знала, как </text:span><text:span text:style-name="T3787">ей </text:span><text:span text:style-name="T3783">следует поступить — подойти к мальчику, обнять и попытаться утешить или оставить в покое, выйти и подождать, когда он придёт в себя.</text:span></text:p>
      <text:p text:style-name="P531"><text:tab/><text:span text:style-name="T3786">Стараясь не издавать лишних звуков, она покинула комнату, так и оставшись незамечен</text:span><text:span text:style-name="T3817">н</text:span><text:span text:style-name="T3786">ой рыдающим </text:span><text:span text:style-name="T3818">ребёнком</text:span><text:span text:style-name="T3786">. Плотно закрыв за собой дверь, быстрым шагом прошла в столовую и позвала Гарри и Мэтью.</text:span></text:p>
      <text:p text:style-name="P531"><text:tab/>«<text:span text:style-name="T3788">Что случилось, Элисон?</text:span>» - <text:span text:style-name="T3788">с тревогой в голосе спросил Гарри.</text:span></text:p>
      <text:p text:style-name="P531"><text:soft-page-break/><text:tab/>«<text:span text:style-name="T3790">Т-с-с. Говори </text:span><text:span text:style-name="T3792">по</text:span><text:span text:style-name="T3790">тише</text:span>».</text:p>
      <text:p text:style-name="P531"><text:tab/>«<text:span text:style-name="T3790">Что случилось? </text:span><text:span text:style-name="T3791">Почему ты требуешь тишины?</text:span>» - <text:span text:style-name="T3790">повторил свой вопрос Гарри, на этот раз шёпотом.</text:span></text:p>
      <text:p text:style-name="P531"><text:tab/>«<text:span text:style-name="T3793">О, Господи!</text:span>» - <text:span text:style-name="T3794">быстро проговорила Элисон, её сердце забилось чаще, а дыхание ускорилось.</text:span></text:p>
      <text:p text:style-name="P531"><text:tab/>«<text:span text:style-name="T3795">Не представляю, что делать с Робином</text:span>».</text:p>
      <text:p text:style-name="P531"><text:tab/>«<text:span text:style-name="T3796">Почему? Что с ним произошло? Он снова впал в транс?</text:span>» - <text:span text:style-name="T3796">спросил Мэтью.</text:span></text:p>
      <text:p text:style-name="P531"><text:tab/>«<text:span text:style-name="T3797">Он рыдает. Я впервые увидела это. Он в гостиной, возле профессора, и его трясёт от горя! </text:span><text:span text:style-name="T3799">Он меня не заметил... </text:span><text:span text:style-name="T3798">Мне кажется, профессор мёртв</text:span>».</text:p>
      <text:p text:style-name="P531"><text:tab/>«<text:span text:style-name="T3800">Боже! Что нам делать? Наверное, нужно </text:span><text:span text:style-name="T3803">вызвать</text:span><text:span text:style-name="T3800"> полицию. </text:span><text:span text:style-name="T3801">Элисон, ты должна пойти к Робину и попытаться утешить его</text:span>» - <text:span text:style-name="T3801">заикаясь, промямлил Гарри. </text:span><text:span text:style-name="T3802">Он был в панике. Никто из них не подготовился к такому маловероятному исходу </text:span><text:span text:style-name="T3803">событий</text:span><text:span text:style-name="T3802">.</text:span></text:p>
      <text:p text:style-name="P531"><text:tab/><text:span text:style-name="T3804">Мэтью вышел в прихожую и набрал номер полицейского участка, не имея </text:span><text:span text:style-name="T3805">ни малейшего </text:span><text:span text:style-name="T3804">представления о том, что нужно говорить. О чём он мог рассказать? О том, как группа студентов вломилась в чужой дом и обнаружила мертвого старика, сидящего в </text:span><text:span text:style-name="T3806">своём </text:span><text:span text:style-name="T3804">кресле возле камина? </text:span><text:span text:style-name="T3807">А </text:span><text:span text:style-name="T3808">о чём ещё,</text:span><text:span text:style-name="T3807"> кроме этого </text:span><text:span text:style-name="T3808">бреда</text:span><text:span text:style-name="T3807">? </text:span><text:span text:style-name="T3809"><text:s/>— Он не знал.</text:span></text:p>
      <text:p text:style-name="P531"><text:tab/><text:span text:style-name="T3810">Не произнося ни звука, Элисон вошла в гостиную, подошла к Робину и возложила руки на его плечи.</text:span></text:p>
      <text:p text:style-name="P531"><text:tab/><text:span text:style-name="T3810">Он обернулся, вытер рукавом куртки своё заплаканное лицо и, упав в её объятия, снова разразился рыданиями.</text:span></text:p>
      <text:p text:style-name="P531"><text:tab/>«Робин…<text:span text:style-name="T3811"> Милый… Робин, пожалуйста... Не плачь, иначе </text:span><text:span text:style-name="T3812">сейчас </text:span><text:span text:style-name="T3811">я заплачу вместе с тобой</text:span>».</text:p>
      <text:p text:style-name="P531"><text:tab/><text:span text:style-name="T3813">Элисон трудно давались слова, </text:span><text:span text:style-name="T3814">и </text:span><text:span text:style-name="T3813">ей приходилось делать длинные паузы, чтобы </text:span><text:span text:style-name="T3815">откашляться</text:span><text:span text:style-name="T3814">, </text:span><text:span text:style-name="T3813">восстановить дыхание, и не позволить себе раскиснуть. </text:span><text:span text:style-name="T3814">Она вытерла слёзы с глаз.</text:span></text:p>
      <text:p text:style-name="P531"><text:tab/>«<text:span text:style-name="T3816">Робин, скоро здесь будет полиция. Ты знаешь, почему он…? Что стало причиной его…? Смерти… Робин, поверь, я знаю, что ты сейчас чувствуешь… Обними меня покрепче… Прижмись… Помни, я всегда буду рядом с тобой</text:span>».</text:p>
      <text:p text:style-name="P531"><text:tab/><text:span text:style-name="T3830">Она ласкала Робина, нежно поглаживая по спине и макушке, отчаянно пытаясь успокоить его и </text:span><text:span text:style-name="T3859">заставить </text:span><text:span text:style-name="T3830">почувствовать </text:span><text:span text:style-name="T3855">себя кому-то нужным.</text:span></text:p>
      <text:p text:style-name="P531"><text:tab/>«<text:span text:style-name="T3830">Похоже, что он убил себя, Элисон. В его </text:span><text:span text:style-name="T3831">ладонях</text:span><text:span text:style-name="T3830"> был</text:span><text:span text:style-name="T3831">и</text:span><text:span text:style-name="T3830"> </text:span><text:span text:style-name="T3831">зажаты </text:span><text:span text:style-name="T3830">пис</text:span><text:span text:style-name="T3831">ьма</text:span><text:span text:style-name="T3830"> и...</text:span>»</text:p>
      <text:p text:style-name="P531"><text:tab/><text:span text:style-name="T3830">Его голос снова затих, </text:span><text:span text:style-name="T3832">и</text:span><text:span text:style-name="T3830"> по </text:span><text:span text:style-name="T3832">раскрасневшимся </text:span><text:span text:style-name="T3830">щекам в два ручья потекли слёзы.</text:span></text:p>
      <text:p text:style-name="P531"><text:tab/>«<text:span text:style-name="T3833">Я могу взглянуть на них? Где они?</text:span>»</text:p>
      <text:p text:style-name="P531"><text:tab/><text:span text:style-name="T3834">Робин протянул ей два влажных конверта — они были насквозь пропитаны слезами мальчика.</text:span></text:p>
      <text:p text:style-name="P531"><text:tab/>«<text:span text:style-name="T3835">Од</text:span><text:span text:style-name="T3836">но</text:span><text:span text:style-name="T3835"> из </text:span><text:span text:style-name="T3836">писем м</text:span><text:span text:style-name="T3837">ы можем</text:span><text:span text:style-name="T3836"> перед</text:span><text:span text:style-name="T3837">ать</text:span><text:span text:style-name="T3836"> </text:span><text:span text:style-name="T3835">полицейским. Второе предназначено нам</text:span>».</text:p>
      <text:p text:style-name="P531"><text:tab/><text:span text:style-name="T3838">Элисон открыла пер</text:span><text:span text:style-name="T3847">вое</text:span><text:span text:style-name="T3838">, и </text:span><text:span text:style-name="T3860">в нём</text:span><text:span text:style-name="T3838"> был</text:span><text:span text:style-name="T3860">о</text:span><text:span text:style-name="T3838"> написано:</text:span></text:p>
      <text:p text:style-name="P531"><text:tab/></text:p>
      <text:p text:style-name="P539"><text:tab/>The Mind, The Human Race.</text:p>
      <text:p text:style-name="P539"><text:tab/>It's time it died!</text:p>
      <text:p text:style-name="P539"><text:tab/>Why should it suffer when it can no longer be tried?</text:p>
      <text:p text:style-name="P539"><text:tab/>Every day being tested - can it be done?</text:p>
      <text:p text:style-name="P539"><text:tab/>Mind over matter, can that war be won?</text:p>
      <text:p text:style-name="P539"><text:tab/>From a race of scurrying, useless life,</text:p>
      <text:p text:style-name="P539"><text:tab/>Full of pain, pressure and strife,</text:p>
      <text:p text:style-name="P539"><text:tab/>To be free of the chains that burn like ice,</text:p>
      <text:p text:style-name="P539"><text:tab/>To leave this world would suffice."</text:p>
      <text:p text:style-name="P531"/>
      <text:p text:style-name="P531"><text:tab/><text:span text:style-name="T3848">Она</text:span><text:span text:style-name="T3839"> аккуратно сложила листок с предсмертным стихотворением и убрала его обратно в конверт. Достав из кармана носовой платок, она вытерла навернувшиеся на глаза слёзы и высморкалась.</text:span></text:p>
      <text:p text:style-name="P531"><text:soft-page-break/><text:tab/>«<text:span text:style-name="T3840">Кажется, он был в чрезвычайно подавленном состоянии, когда писал эти строки. Но почему? В этом нет никакого смысла</text:span>».</text:p>
      <text:p text:style-name="P531"><text:tab/>«<text:span text:style-name="T3841">Элисон, ты найдешь объяснения во втором, предназначенном для нас, письме. Только не читай вслух — </text:span><text:span text:style-name="T3842">мне </text:span><text:span text:style-name="T3845">бы </text:span><text:span text:style-name="T3842">этого не хотелось</text:span>».</text:p>
      <text:p text:style-name="P531"><text:tab/><text:span text:style-name="T3843">Робин снял свою куртку и накинул её на голову профессора, после чего </text:span><text:span text:style-name="T3844">вышел из </text:span><text:span text:style-name="T3843">комнат</text:span><text:span text:style-name="T3844">ы</text:span><text:span text:style-name="T3843">, чтобы </text:span><text:span text:style-name="T3862">найти</text:span><text:span text:style-name="T3843"> Мэтью и Гарри.</text:span></text:p>
      <text:p text:style-name="P531"><text:tab/>«<text:span text:style-name="T3846">Элисон сказала, что вы звонили в полицию. Когда они будут здесь, отдайте им этот конверт. В нём что-то вроде прощального стихотворения. </text:span><text:span text:style-name="T3849">Нужно забрать отсюда его собаку, иначе её усыпят. Мэтью, пожалуйста, разреши мне сделать это</text:span>».</text:p>
      <text:p text:style-name="P531"><text:tab/>«<text:span text:style-name="T3850">Да, Робин</text:span>» - <text:span text:style-name="T3850">ответил Мэтью,</text:span></text:p>
      <text:p text:style-name="P531"><text:tab/>«<text:span text:style-name="T3850">Конечно, мы оставим её у себя. Полиция должна </text:span><text:span text:style-name="T3851">при</text:span><text:span text:style-name="T3850">быть с минуты на минуту</text:span>».</text:p>
      <text:p text:style-name="P531"><text:tab/>«<text:span text:style-name="T3852">Я хочу домой. У меня нет желания беседовать с полицейскими. Ты можешь отвезти меня домой, Мэтью? </text:span><text:span text:style-name="T3853">Разве Гарри не может разобраться с полицией вместо меня?</text:span>».</text:p>
      <text:p text:style-name="P531"><text:tab/>«<text:span text:style-name="T3853">Робин, тебе придётся остаться и ответить на все их вопросы, ведь это ты обнаружил тело профессора Фержера</text:span>» - <text:span text:style-name="T3853">прервал его Гарри.</text:span></text:p>
      <text:p text:style-name="P531"><text:tab/>«<text:span text:style-name="T3854">Хорошо. Но если мне придётся остаться, то вы должны сказать, что понятия не имеете о причинах его самоубийства. Я пойду к Элисон, чтобы предупредить её</text:span>».</text:p>
      <text:p text:style-name="P531"><text:tab/><text:span text:style-name="T3856">Робин вернулся в гостиную, подошёл к Элисон и крепко обнял.</text:span></text:p>
      <text:p text:style-name="P531"><text:tab/>«<text:span text:style-name="T3857">Спасибо за слова утешения, я в них очень сильно нуждался. Когда сюда прибудет полиция, мы все должны настаивать, что никто из нас не имеет представления о том, почему он решил покончить с собой. </text:span><text:span text:style-name="T3858">Ты не могла бы вернуть мне </text:span><text:span text:style-name="T3863">то </text:span><text:span text:style-name="T3858">письмо?</text:span>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16T21:34:36.898495462</dc:date>
    <meta:editing-duration>P7DT13H56M43S</meta:editing-duration>
    <meta:editing-cycles>5384</meta:editing-cycles>
    <meta:generator>LibreOffice/7.5.9.2$Linux_X86_64 LibreOffice_project/50$Build-2</meta:generator>
    <meta:document-statistic meta:table-count="0" meta:image-count="0" meta:object-count="0" meta:page-count="67" meta:paragraph-count="1182" meta:word-count="35091" meta:character-count="227912" meta:non-whitespace-character-count="193462"/>
  </office:meta>
</office:document-meta>
</file>